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2" svg:font-family="Wingdings" style:font-charset="x-symbol"/>
    <style:font-face style:name="Wingdings" svg:font-family="Wingdings" style:font-pitch="variable" style:font-charset="x-symbol"/>
    <style:font-face style:name="Arial2" svg:font-family="Arial"/>
    <style:font-face style:name="Wingdings1" svg:font-family="Wingdings"/>
    <style:font-face style:name="Albany" svg:font-family="Albany" style:font-family-generic="swiss"/>
    <style:font-face style:name="Arial" svg:font-family="Arial" style:font-family-generic="swiss"/>
    <style:font-face style:name="Arial Black" svg:font-family="'Arial Black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0.663cm"/>
    </style:style>
    <style:style style:name="co4" style:family="table-column">
      <style:table-column-properties fo:break-before="auto" style:column-width="0.61cm"/>
    </style:style>
    <style:style style:name="co5" style:family="table-column">
      <style:table-column-properties fo:break-before="auto" style:column-width="0.531cm"/>
    </style:style>
    <style:style style:name="co6" style:family="table-column">
      <style:table-column-properties fo:break-before="auto" style:column-width="0.69cm"/>
    </style:style>
    <style:style style:name="co7" style:family="table-column">
      <style:table-column-properties fo:break-before="auto" style:column-width="0.504cm"/>
    </style:style>
    <style:style style:name="co8" style:family="table-column">
      <style:table-column-properties fo:break-before="auto" style:column-width="0.796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1.704cm"/>
    </style:style>
    <style:style style:name="co11" style:family="table-column">
      <style:table-column-properties fo:break-before="auto" style:column-width="0.584cm"/>
    </style:style>
    <style:style style:name="co12" style:family="table-column">
      <style:table-column-properties fo:break-before="auto" style:column-width="0.557cm"/>
    </style:style>
    <style:style style:name="co13" style:family="table-column">
      <style:table-column-properties fo:break-before="auto" style:column-width="0.637cm"/>
    </style:style>
    <style:style style:name="co14" style:family="table-column">
      <style:table-column-properties fo:break-before="auto" style:column-width="0.716cm"/>
    </style:style>
    <style:style style:name="co15" style:family="table-column">
      <style:table-column-properties fo:break-before="auto" style:column-width="1.004cm"/>
    </style:style>
    <style:style style:name="co16" style:family="table-column">
      <style:table-column-properties fo:break-before="auto" style:column-width="0.9cm"/>
    </style:style>
    <style:style style:name="co17" style:family="table-column">
      <style:table-column-properties fo:break-before="auto" style:column-width="0.836cm"/>
    </style:style>
    <style:style style:name="co18" style:family="table-column">
      <style:table-column-properties fo:break-before="auto" style:column-width="0.781cm"/>
    </style:style>
    <style:style style:name="co19" style:family="table-column">
      <style:table-column-properties fo:break-before="auto" style:column-width="0.753cm"/>
    </style:style>
    <style:style style:name="co20" style:family="table-column">
      <style:table-column-properties fo:break-before="auto" style:column-width="0.669cm"/>
    </style:style>
    <style:style style:name="co21" style:family="table-column">
      <style:table-column-properties fo:break-before="auto" style:column-width="0.7cm"/>
    </style:style>
    <style:style style:name="co22" style:family="table-column">
      <style:table-column-properties fo:break-before="auto" style:column-width="2.487cm"/>
    </style:style>
    <style:style style:name="co23" style:family="table-column">
      <style:table-column-properties fo:break-before="auto" style:column-width="0.497cm"/>
    </style:style>
    <style:style style:name="co24" style:family="table-column">
      <style:table-column-properties fo:break-before="auto" style:column-width="0.415cm"/>
    </style:style>
    <style:style style:name="co25" style:family="table-column">
      <style:table-column-properties fo:break-before="auto" style:column-width="0.441cm"/>
    </style:style>
    <style:style style:name="co26" style:family="table-column">
      <style:table-column-properties fo:break-before="auto" style:column-width="0.524cm"/>
    </style:style>
    <style:style style:name="co27" style:family="table-column">
      <style:table-column-properties fo:break-before="auto" style:column-width="0.769cm"/>
    </style:style>
    <style:style style:name="co28" style:family="table-column">
      <style:table-column-properties fo:break-before="auto" style:column-width="0.875cm"/>
    </style:style>
    <style:style style:name="co29" style:family="table-column">
      <style:table-column-properties fo:break-before="auto" style:column-width="0.621cm"/>
    </style:style>
    <style:style style:name="co30" style:family="table-column">
      <style:table-column-properties fo:break-before="auto" style:column-width="0.667cm"/>
    </style:style>
    <style:style style:name="co31" style:family="table-column">
      <style:table-column-properties fo:break-before="auto" style:column-width="0.644cm"/>
    </style:style>
    <style:style style:name="co32" style:family="table-column">
      <style:table-column-properties fo:break-before="auto" style:column-width="0.783cm"/>
    </style:style>
    <style:style style:name="co33" style:family="table-column">
      <style:table-column-properties fo:break-before="auto" style:column-width="0.73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TAB_5f_Sheet1">
      <style:table-properties table:display="true" style:writing-mode="lr-tb"/>
    </style:style>
    <style:style style:name="ta2" style:family="table" style:master-page-name="TAB_5f_Sheet2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</style:style>
    <style:style style:name="ce2" style:family="table-cell" style:parent-style-name="Default" style:data-style-name="N39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</style:style>
    <style:style style:name="ce3" style:family="table-cell" style:parent-style-name="Default" style:data-style-name="N39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lbany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1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2" fo:font-size="10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1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Wingdings1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1" fo:font-size="11pt" fo:font-weight="normal" style:font-size-asian="13.5pt" style:font-weight-asian="normal" style:font-size-complex="13.5pt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1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2" fo:font-size="11pt" fo:font-weight="bold" style:font-size-asian="13.5pt" style:font-weight-asian="bold" style:font-size-complex="13.5pt" style:font-weight-complex="bold"/>
    </style:style>
    <style:style style:name="ce17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8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bold" style:font-size-asian="13.5pt" style:font-weight-asian="normal" style:font-size-complex="13.5pt" style:font-weight-complex="normal"/>
    </style:style>
    <style:style style:name="ce19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" fo:font-size="10pt" fo:font-weight="bold" style:font-size-asian="11pt" style:font-weight-asian="normal" style:font-size-complex="11pt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3.5pt" style:font-weight-asian="normal" style:font-size-complex="13.5pt" style:font-weight-complex="normal"/>
    </style:style>
    <style:style style:name="ce22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1" fo:font-size="10pt" fo:font-weight="normal" style:font-size-asian="13.5pt" style:font-weight-asian="normal" style:font-size-complex="13.5pt" style:font-weight-complex="normal"/>
    </style:style>
    <style:style style:name="ce2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1" fo:font-size="11pt" fo:font-weight="bold" style:font-size-asian="13.5pt" style:font-weight-asian="normal" style:font-size-complex="13.5pt" style:font-weight-complex="normal"/>
    </style:style>
    <style:style style:name="ce25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</style:style>
    <style:style style:name="ce26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1pt" style:font-weight-asian="normal" style:font-size-complex="11pt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1pt" style:font-weight-asian="normal" style:font-size-complex="11pt" style:font-weight-complex="normal"/>
    </style:style>
    <style:style style:name="ce2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 Black" fo:font-size="11pt" fo:font-weight="normal" style:font-size-asian="13.5pt" style:font-weight-asian="normal" style:font-size-complex="13.5pt" style:font-weight-complex="normal"/>
    </style:style>
    <style:style style:name="ce29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 Black" fo:font-size="10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1" fo:font-size="11pt" fo:font-weight="bold" style:font-size-asian="13.5pt" style:font-weight-asian="normal" style:font-size-complex="13.5pt" style:font-weight-complex="normal"/>
    </style:style>
    <style:style style:name="ce3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2" fo:font-size="11pt" fo:font-weight="bold" style:font-size-asian="13.5pt" style:font-weight-asian="bold" style:font-size-complex="13.5pt" style:font-weight-complex="bold"/>
    </style:style>
    <style:style style:name="ce3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text-outline="false" style:text-line-through-style="none" style:font-name="Arial" fo:font-size="10pt" fo:font-style="normal" fo:text-shadow="none" style:text-underline-style="none" fo:font-weight="bold" style:text-underline-mode="continuous" style:text-line-through-mode="continuous" style:font-name-asian="HG Mincho Light J" style:font-size-asian="11pt" style:font-style-asian="normal" style:font-weight-asian="bold" style:font-name-complex="Arial Unicode MS" style:font-size-complex="11pt" style:font-style-complex="normal" style:font-weight-complex="bold" style:text-emphasize="none" style:font-relief="none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bold" style:font-size-complex="13.5pt" style:font-weight-complex="bold"/>
    </style:style>
    <style:style style:name="ce36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37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 style:data-style-name="N100">
      <style:table-cell-properties fo:background-color="#ffff99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100">
      <style:table-cell-properties fo:background-color="#ffff99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Wingdings1" fo:font-size="8pt" fo:font-weight="normal" style:font-size-asian="18pt" style:font-weight-asian="normal" style:font-size-complex="18pt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rial2" fo:font-size="11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8pt" fo:font-weight="normal" style:font-size-asian="13.5pt" style:font-weight-asian="normal" style:font-size-complex="13.5pt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rial2"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8pt" fo:font-weight="normal" style:font-size-asian="13.5pt" style:font-weight-asian="normal" style:font-size-complex="13.5pt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 Black" fo:font-size="8pt" fo:font-weight="normal" style:font-size-asian="13.5pt" style:font-weight-asian="normal" style:font-size-complex="13.5pt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8pt" fo:font-weight="normal" style:font-size-asian="13.5pt" style:font-weight-asian="normal" style:font-size-complex="13.5pt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8pt" fo:font-weight="normal" style:font-size-asian="10pt" style:font-weight-asian="normal" style:font-size-complex="10pt" style:font-weight-complex="normal"/>
    </style:style>
    <style:style style:name="ce51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 style:data-style-name="N39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55" style:family="table-cell" style:parent-style-name="Default" style:data-style-name="N39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5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2" fo:font-size="11pt" fo:font-weight="normal" style:font-size-asian="11pt" style:font-weight-asian="normal" style:font-size-complex="11pt" style:font-weight-complex="normal"/>
    </style:style>
    <style:style style:name="ce5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5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60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 Black"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8pt" style:font-weight-asian="normal" style:font-size-complex="18pt" style:font-weight-complex="normal"/>
    </style:style>
    <style:style style:name="ce6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text-outline="false" style:text-line-through-style="none" style:font-name="Arial" fo:font-size="11pt" fo:font-style="normal" fo:text-shadow="none" style:text-underline-style="none" fo:font-weight="bold" style:text-underline-mode="continuous" style:text-line-through-mode="continuous" style:font-name-asian="HG Mincho Light J" style:font-size-asian="11pt" style:font-style-asian="normal" style:font-weight-asian="bold" style:font-name-complex="Arial Unicode MS" style:font-size-complex="11pt" style:font-style-complex="normal" style:font-weight-complex="bold" style:text-emphasize="none" style:font-relief="none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Wingdings1" fo:font-size="11pt" fo:font-weight="normal" style:font-size-asian="18pt" style:font-weight-asian="normal" style:font-size-complex="18pt" style:font-weight-complex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66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7pt" fo:font-weight="normal" style:font-size-asian="13.5pt" style:font-weight-asian="normal" style:font-size-complex="13.5pt" style:font-weight-complex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 Black" fo:font-size="11pt" fo:font-weight="normal" style:font-size-asian="13.5pt" style:font-weight-asian="normal" style:font-size-complex="13.5pt" style:font-weight-complex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7pt" fo:font-weight="normal" style:font-size-asian="13.5pt" style:font-weight-asian="normal" style:font-size-complex="13.5pt" style:font-weight-complex="normal"/>
    </style:style>
    <style:style style:name="ce69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7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7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73" style:family="table-cell" style:parent-style-name="Default" style:data-style-name="N100">
      <style:table-cell-properties fo:background-color="#cccc00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74" style:family="table-cell" style:parent-style-name="Default" style:data-style-name="N100">
      <style:table-cell-properties fo:background-color="#cccc00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Wingdings1" fo:font-size="10pt" fo:font-weight="normal" style:font-size-asian="18pt" style:font-weight-asian="normal" style:font-size-complex="18pt" style:font-weight-complex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weight="normal" style:font-size-asian="13.5pt" style:font-weight-asian="normal" style:font-size-complex="13.5pt" style:font-weight-complex="normal"/>
    </style:style>
    <style:style style:name="ce78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6pt" fo:font-weight="normal" style:font-size-asian="13.5pt" style:font-weight-asian="normal" style:font-size-complex="13.5pt" style:font-weight-complex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 Black" fo:font-size="10pt" fo:font-weight="normal" style:font-size-asian="13.5pt" style:font-weight-asian="normal" style:font-size-complex="13.5pt" style:font-weight-complex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6pt" fo:font-weight="normal" style:font-size-asian="13.5pt" style:font-weight-asian="normal" style:font-size-complex="13.5pt" style:font-weight-complex="normal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1pt" fo:font-weight="bold" style:font-size-asian="10pt" style:font-weight-asian="normal" style:font-size-complex="10pt" style:font-weight-complex="normal"/>
    </style:style>
    <style:style style:name="ce8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86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87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 Black" fo:font-size="11pt" fo:font-weight="normal" style:font-size-asian="13.5pt" style:font-weight-asian="normal" style:font-size-complex="13.5pt" style:font-weight-complex="normal"/>
    </style:style>
    <style:style style:name="ce8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89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9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9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9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94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" fo:font-size="11pt" fo:font-weight="normal" style:font-size-asian="13.5pt" style:font-weight-asian="normal" style:font-size-complex="13.5pt" style:font-weight-complex="normal"/>
    </style:style>
    <style:style style:name="ce95" style:family="table-cell" style:parent-style-name="Default" style:data-style-name="N100">
      <style:table-cell-properties fo:background-color="#e6e64c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 Black" fo:font-size="11pt" fo:font-weight="normal" style:font-size-asian="13.5pt" style:font-weight-asian="normal" style:font-size-complex="13.5pt" style:font-weight-complex="normal"/>
    </style:style>
    <style:style style:name="ce96" style:family="table-cell" style:parent-style-name="Default" style:data-style-name="N100">
      <style:table-cell-properties fo:background-color="#e6e64c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9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 Narrow" fo:font-size="11pt" fo:font-style="italic" fo:font-weight="bold" style:font-size-asian="13.5pt" style:font-weight-asian="normal" style:font-size-complex="13.5pt" style:font-weight-complex="normal"/>
    </style:style>
    <style:style style:name="ce9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3.5pt" style:font-weight-asian="normal" style:font-size-complex="13.5pt" style:font-weight-complex="normal"/>
    </style:style>
    <style:style style:name="ce99" style:family="table-cell" style:parent-style-name="Default" style:data-style-name="N100">
      <style:table-cell-properties fo:background-color="#e6e64c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10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101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10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10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  <style:map style:condition="cell-content()=#name?$b#ref!" style:apply-style-name="Default" style:base-cell-address="januar.A1"/>
    </style:style>
    <style:style style:name="ce10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3.5pt" style:font-weight-asian="normal" style:font-size-complex="13.5pt" style:font-weight-complex="normal"/>
    </style:style>
    <style:style style:name="ce106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07" style:family="table-cell" style:parent-style-name="Default" style:data-style-name="N100">
      <style:table-cell-properties fo:background-color="#e6e64c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3.5pt" style:font-weight-asian="normal" style:font-size-complex="13.5pt" style:font-weight-complex="normal"/>
    </style:style>
    <style:style style:name="ce10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109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1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111" style:family="table-cell" style:parent-style-name="Default" style:data-style-name="N39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112" style:family="table-cell" style:parent-style-name="Default" style:data-style-name="N39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normal" style:font-size-asian="11pt" style:font-weight-asian="normal" style:font-size-complex="11pt" style:font-weight-complex="normal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11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11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115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  <style:map style:condition="is-true-formula([$julij.$B$2]=&quot;sob&quot;)" style:apply-style-name="praznik" style:base-cell-address="julij.C2"/>
      <style:map style:condition="is-true-formula([$julij.$B$2]=&quot;ned&quot;)" style:apply-style-name="praznik" style:base-cell-address="julij.C2"/>
    </style:style>
    <style:style style:name="ce116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11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118" style:family="table-cell" style:parent-style-name="Default" style:data-style-name="N100">
      <style:table-cell-properties fo:background-color="#e6e6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6pt" fo:font-weight="bold" style:font-size-asian="11pt" style:font-weight-asian="bold" style:font-size-complex="11pt" style:font-weight-complex="bold"/>
    </style:style>
    <style:style style:name="ce119" style:family="table-cell" style:parent-style-name="Default" style:data-style-name="N100">
      <style:table-cell-properties fo:background-color="#e6e6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ce120" style:family="table-cell" style:parent-style-name="Default" style:data-style-name="N100">
      <style:table-cell-properties fo:background-color="#e6e6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3.5pt" style:font-weight-asian="normal" style:font-size-complex="13.5pt" style:font-weight-complex="normal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121" style:family="table-cell" style:parent-style-name="Default" style:data-style-name="N100">
      <style:table-cell-properties fo:background-color="#e6e6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2" fo:font-size="11pt" fo:font-weight="bold" style:font-size-asian="13.5pt" style:font-weight-asian="bold" style:font-size-complex="13.5pt" style:font-weight-complex="bold"/>
    </style:style>
    <style:style style:name="ce122" style:family="table-cell" style:parent-style-name="Default" style:data-style-name="N100">
      <style:table-cell-properties fo:background-color="#e6e6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23" style:family="table-cell" style:parent-style-name="Default" style:data-style-name="N100">
      <style:table-cell-properties fo:background-color="#e6e6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ulij.K32"/>
      <style:map style:condition="cell-content()=&quot;Ned&quot;" style:apply-style-name="praznik" style:base-cell-address="julij.K32"/>
    </style:style>
    <style:style style:name="ce124" style:family="table-cell" style:parent-style-name="Default" style:data-style-name="N0">
      <style:table-cell-properties fo:background-color="#e6e6ff"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lbany" fo:font-size="11pt" fo:font-weight="normal" style:font-size-asian="11pt" style:font-weight-asian="normal" style:font-size-complex="11pt" style:font-weight-complex="normal"/>
    </style:style>
    <style:style style:name="ce125" style:family="table-cell" style:parent-style-name="Default" style:data-style-name="N0">
      <style:table-cell-properties fo:background-color="#e6e6ff"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1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fo:background-color="#e6e6ff"/>
    </style:style>
    <style:style style:name="ce1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128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13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3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32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3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automatic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134" style:family="table-cell" style:parent-style-name="Default" style:data-style-name="N0">
      <style:table-cell-properties fo:background-color="#ccffff"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Wingdings1" fo:font-size="11pt" fo:font-weight="normal" style:font-size-asian="11pt" style:font-weight-asian="normal" style:font-size-complex="11pt" style:font-weight-complex="normal"/>
    </style:style>
    <style:style style:name="ce135" style:family="table-cell" style:parent-style-name="Default">
      <style:table-cell-properties fo:background-color="transparent"/>
    </style:style>
    <style:style style:name="ce1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automatic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137" style:family="table-cell" style:parent-style-name="Default" style:data-style-name="N100">
      <style:table-cell-properties fo:background-color="#e6e6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</style:style>
    <style:style style:name="ce138" style:family="table-cell" style:parent-style-name="Default" style:data-style-name="N100">
      <style:table-cell-properties fo:background-color="#e6e6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bold" style:font-size-asian="13.5pt" style:font-weight-asian="bold" style:font-size-complex="13.5pt" style:font-weight-complex="bold"/>
    </style:style>
    <style:style style:name="ce139" style:family="table-cell" style:parent-style-name="Default" style:data-style-name="N100">
      <style:table-cell-properties fo:background-color="#e6e6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8pt" style:font-weight-asian="normal" style:font-size-complex="18pt" style:font-weight-complex="normal"/>
    </style:style>
    <style:style style:name="ce140" style:family="table-cell" style:parent-style-name="Default" style:data-style-name="N100">
      <style:table-cell-properties fo:background-color="#e6e6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141" style:family="table-cell" style:parent-style-name="Default" style:data-style-name="N0">
      <style:table-cell-properties fo:background-color="#e6e6ff"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Wingdings1" fo:font-size="11pt" fo:font-weight="normal" style:font-size-asian="11pt" style:font-weight-asian="normal" style:font-size-complex="11pt" style:font-weight-complex="normal"/>
    </style:style>
    <style:style style:name="ce142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automatic"/>
      <style:paragraph-properties fo:text-align="center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ce143" style:family="table-cell" style:parent-style-name="Default" style:data-style-name="N100">
      <style:table-cell-properties fo:background-color="#e6e6ff" style:cell-protect="protected" style:print-content="true" style:text-align-source="fix" style:repeat-content="false" fo:wrap-option="no-wrap" fo:border="0.035cm solid #000000" style:direction="ltr" style:rotation-angle="0" style:rotation-align="bottom" style:vertical-align="automatic"/>
      <style:paragraph-properties fo:text-align="center"/>
      <style:text-properties fo:color="#000000" style:font-name="Arial1" fo:font-size="11pt" fo:font-weight="normal" style:font-size-asian="18pt" style:font-weight-asian="normal" style:font-size-complex="18pt" style:font-weight-complex="normal"/>
    </style:style>
    <style:style style:name="ce1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1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6pt" fo:font-weight="normal" style:font-size-asian="10pt" style:font-weight-asian="normal" style:font-size-complex="10pt" style:font-weight-complex="normal"/>
    </style:style>
    <style:style style:name="ce146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1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14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49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50" style:family="table-cell" style:parent-style-name="Default" style:data-style-name="N100">
      <style:table-cell-properties fo:background-color="#e6ff00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normal" style:font-size-asian="13.5pt" style:font-weight-asian="normal" style:font-size-complex="13.5pt" style:font-weight-complex="normal"/>
    </style:style>
    <style:style style:name="ce151" style:family="table-cell" style:parent-style-name="Default" style:data-style-name="N0">
      <style:table-cell-properties fo:background-color="#ccffff"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Wingdings1" fo:font-size="11pt" fo:font-weight="normal" style:font-size-asian="18pt" style:font-weight-asian="normal" style:font-size-complex="18pt" style:font-weight-complex="normal"/>
    </style:style>
    <style:style style:name="ce152" style:family="table-cell" style:parent-style-name="Default" style:data-style-name="N100">
      <style:table-cell-properties fo:background-color="#e6ff00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</style:style>
    <style:style style:name="ce15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6pt" fo:font-weight="bold" style:font-size-asian="11pt" style:font-weight-asian="bold" style:font-size-complex="11pt" style:font-weight-complex="bold"/>
    </style:style>
    <style:style style:name="ce15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8pt" style:font-weight-asian="normal" style:font-size-complex="18pt" style:font-weight-complex="normal"/>
    </style:style>
    <style:style style:name="ce15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1" fo:font-size="11pt" fo:font-weight="normal" style:font-size-asian="13.5pt" style:font-weight-asian="normal" style:font-size-complex="13.5pt" style:font-weight-complex="normal"/>
    </style:style>
    <style:style style:name="ce156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5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159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7pt" fo:font-weight="normal" style:font-size-asian="13.5pt" style:font-weight-asian="normal" style:font-size-complex="13.5pt" style:font-weight-complex="normal"/>
    </style:style>
    <style:style style:name="ce1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7pt" fo:font-weight="normal" style:font-size-asian="10pt" style:font-weight-asian="normal" style:font-size-complex="10pt" style:font-weight-complex="normal"/>
    </style:style>
    <style:style style:name="ce161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1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16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6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6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Wingdings1" fo:font-size="9pt" fo:font-weight="bold" style:font-size-asian="13.5pt" style:font-weight-asian="normal" style:font-size-complex="13.5pt" style:font-weight-complex="normal"/>
    </style:style>
    <style:style style:name="ce166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bold" style:font-size-complex="13.5pt" style:font-weight-complex="bold"/>
    </style:style>
    <style:style style:name="ce167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6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1pt" fo:font-weight="normal" style:font-size-asian="13.5pt" style:font-weight-asian="normal" style:font-size-complex="13.5pt" style:font-weight-complex="normal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6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rotation-align="bottom" style:vertical-align="bottom"/>
      <style:paragraph-properties fo:text-align="center"/>
      <style:text-properties fo:color="#000000" style:font-name="Wingdings1" fo:font-size="11pt" fo:font-weight="normal" style:font-size-asian="18pt" style:font-weight-asian="normal" style:font-size-complex="18pt" style:font-weight-complex="normal"/>
    </style:style>
    <style:style style:name="ce1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171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1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17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7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176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6pt"/>
      <style:map style:condition="cell-content()!=0" style:apply-style-name="prazno" style:base-cell-address="januar.A1"/>
    </style:style>
    <style:style style:name="ce177" style:family="table-cell" style:parent-style-name="Default">
      <style:text-properties fo:font-size="6pt"/>
    </style:style>
    <style:style style:name="ce17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6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17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rial2" fo:font-size="6pt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81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fo:font-weight="bold" style:font-size-asian="11pt" style:font-weight-asian="bold" style:font-size-complex="11pt" style:font-weight-complex="bold"/>
      <style:map style:condition="cell-content()=&quot;Sob&quot;" style:apply-style-name="praznik" style:base-cell-address="januar.A1"/>
      <style:map style:condition="cell-content()=&quot;Ned&quot;" style:apply-style-name="praznik" style:base-cell-address="januar.A1"/>
    </style:style>
    <style:style style:name="ce182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3.5pt" style:font-weight-asian="normal" style:font-size-complex="13.5pt" style:font-weight-complex="normal"/>
    </style:style>
    <style:style style:name="ce183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3.5pt" style:font-weight-asian="normal" style:font-size-complex="13.5pt" style:font-weight-complex="normal"/>
    </style:style>
    <style:style style:name="ce18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20pt" fo:font-weight="bold" style:font-size-asian="11pt" style:font-weight-asian="bold" style:font-size-complex="11pt" style:font-weight-complex="bold"/>
    </style:style>
    <style:style style:name="ce18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3.5pt" style:font-weight-asian="normal" style:font-size-complex="13.5pt" style:font-weight-complex="normal"/>
    </style:style>
    <style:style style:name="ce18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8pt" style:font-weight-asian="normal" style:font-size-complex="18pt" style:font-weight-complex="normal"/>
    </style:style>
    <style:style style:name="ce187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8pt" style:font-weight-asian="normal" style:font-size-complex="18pt" style:font-weight-complex="normal"/>
    </style:style>
    <style:style style:name="ce188" style:family="table-cell" style:parent-style-name="Default" style:data-style-name="N10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bold" style:font-size-asian="11pt" style:font-weight-asian="normal" style:font-size-complex="11pt" style:font-weight-complex="normal"/>
    </style:style>
    <style:style style:name="ce18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8pt" style:font-weight-asian="normal" style:font-size-complex="18pt" style:font-weight-complex="normal"/>
      <style:map style:condition="cell-content()&lt;1" style:apply-style-name="prepovedano" style:base-cell-address="januar.A1"/>
      <style:map style:condition="cell-content()&gt;1" style:apply-style-name="preveč" style:base-cell-address="januar.A1"/>
    </style:style>
    <style:style style:name="ce190" style:family="table-cell" style:parent-style-name="prazno">
      <style:table-cell-properties style:text-align-source="fix" style:repeat-content="false" fo:background-color="transparent"/>
      <style:paragraph-properties fo:text-align="center"/>
      <style:text-properties fo:font-size="11pt"/>
      <style:map style:condition="cell-content()!=0" style:apply-style-name="prazno" style:base-cell-address="januar.A1"/>
    </style:style>
    <style:style style:name="ce19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normal" style:font-size-asian="10pt" style:font-weight-asian="normal" style:font-size-complex="10pt" style:font-weight-complex="normal"/>
      <style:map style:condition="cell-content()!=0" style:apply-style-name="prazno" style:base-cell-address="januar.A1"/>
    </style:style>
    <style:style style:name="ce19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Arial1"/>
    </style:style>
    <style:style style:name="T2" style:family="text">
      <style:text-properties style:font-name="Wingdings"/>
    </style:style>
    <style:style style:name="T3" style:family="text">
      <style:text-properties style:font-name="Arial1" fo:font-size="8pt"/>
    </style:style>
    <style:style style:name="T4" style:family="text">
      <style:text-properties style:font-name="Arial1" fo:font-size="11pt" style:text-underline-style="solid" style:text-underline-width="auto" style:text-underline-color="font-color"/>
    </style:style>
    <style:style style:name="T5" style:family="text">
      <style:text-properties style:font-name="Arial1" fo:font-size="10pt"/>
    </style:style>
    <style:style style:name="T6" style:family="text">
      <style:text-properties fo:font-size="11pt"/>
    </style:style>
    <style:style style:name="T7" style:family="text">
      <style:text-properties style:font-name="Arial1" fo:font-size="11pt" fo:font-weight="normal"/>
    </style:style>
    <style:style style:name="T8" style:family="text">
      <style:text-properties style:font-name="Arial1" fo:font-size="11pt"/>
    </style:style>
  </office:automatic-styles>
  <office:body>
    <office:spreadsheet>
      <table:calculation-settings table:case-sensitive="false" table:use-regular-expressions="false"/>
      <table:table table:name="januar" table:style-name="ta1" table:print-ranges="januar.A1:januar.K32">
        <table:table-column table:style-name="co1" table:default-cell-style-name="ce5"/>
        <table:table-column table:style-name="co2" table:number-columns-repeated="11" table:default-cell-style-name="ce5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number-columns-repeated="237" table:default-cell-style-name="ce5"/>
        <table:table-row table:style-name="ro1">
          <table:table-cell table:style-name="ce1" office:value-type="string">
            <text:p>Datum</text:p>
          </table:table-cell>
          <table:table-cell table:style-name="ce6"/>
          <table:table-cell table:style-name="ce8" office:value-type="string">
            <text:p>KOS</text:p>
          </table:table-cell>
          <table:table-cell table:style-name="ce8" office:value-type="string">
            <text:p>ŠOŠ</text:p>
          </table:table-cell>
          <table:table-cell table:style-name="ce8" office:value-type="string">
            <text:p>PIN</text:p>
          </table:table-cell>
          <table:table-cell table:style-name="ce8"/>
          <table:table-cell table:style-name="ce8" office:value-type="string">
            <text:p>MIR</text:p>
          </table:table-cell>
          <table:table-cell table:style-name="ce8" office:value-type="string">
            <text:p>HOL</text:p>
          </table:table-cell>
          <table:table-cell table:style-name="ce8" office:value-type="string">
            <text:p>DEV</text:p>
          </table:table-cell>
          <table:table-cell table:style-name="ce8" office:value-type="string">
            <text:p>DAN</text:p>
          </table:table-cell>
          <table:table-cell table:style-name="ce33" office:value-type="string">
            <text:p>MSS</text:p>
          </table:table-cell>
          <table:table-cell table:style-name="ce38" office:value-type="string">
            <text:p>TX</text:p>
          </table:table-cell>
          <table:table-cell table:style-name="ce41" office:value-type="string">
            <text:p>L</text:p>
          </table:table-cell>
          <table:table-cell table:style-name="ce45" office:value-type="float" office:value="51">
            <text:p>51</text:p>
          </table:table-cell>
          <table:table-cell table:style-name="ce45" office:value-type="float" office:value="52">
            <text:p>52</text:p>
          </table:table-cell>
          <table:table-cell table:style-name="ce47" office:value-type="string">
            <text:p>11-19</text:p>
          </table:table-cell>
          <table:table-cell table:style-name="ce48" office:value-type="string">
            <text:p>U</text:p>
          </table:table-cell>
          <table:table-cell table:style-name="ce49" office:value-type="string">
            <text:p>KVIT</text:p>
          </table:table-cell>
          <table:table-cell table:style-name="ce50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1-01">
            <text:p>1. jan 06</text:p>
          </table:table-cell>
          <table:table-cell table:style-name="ce7" table:formula="oooc:=TEXT([.A2];&quot;Ddd&quot;)" office:value-type="string" office:string-value="ned">
            <text:p>ned</text:p>
          </table:table-cell>
          <table:table-cell table:style-name="ce13"/>
          <table:table-cell table:style-name="ce22"/>
          <table:table-cell table:style-name="ce13"/>
          <table:table-cell table:style-name="ce26"/>
          <table:table-cell table:style-name="ce29"/>
          <table:table-cell table:style-name="ce26" table:number-columns-repeated="2"/>
          <table:table-cell table:style-name="ce31" office:value-type="string">
            <text:p>D</text:p>
          </table:table-cell>
          <table:table-cell table:style-name="ce30" office:value-type="string">
            <text:p>L</text:p>
          </table:table-cell>
          <table:table-cell table:style-name="ce38" office:value-type="string">
            <text:p>KOS</text:p>
          </table:table-cell>
          <table:table-cell table:style-name="ce42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42" table:formula="oooc:=COUNTIF([.C2:.K2];&quot;51&quot;) + COUNTIF([.C2:.K2];&quot;51L&quot;)" office:value-type="float" office:value="0">
            <text:p>0</text:p>
          </table:table-cell>
          <table:table-cell table:style-name="ce42" table:formula="oooc:=COUNTIF([.C2:.K2];&quot;52&quot;) + COUNTIF([.C2:.K2];&quot;52L&quot;)" office:value-type="float" office:value="0">
            <text:p>0</text:p>
          </table:table-cell>
          <table:table-cell table:style-name="ce42" table:formula="oooc:=COUNTIF([.C2:.K2];&quot;11-19&quot;) + COUNTIF([.C2:.K2];&quot;2&quot;)" office:value-type="float" office:value="0">
            <text:p>0</text:p>
          </table:table-cell>
          <table:table-cell table:style-name="ce42" table:formula="oooc:=COUNTIF([.C2:.K2];&quot;U&quot;)+COUNTIF([.C2:.K2];&quot;UL&quot;)" office:value-type="float" office:value="0">
            <text:p>0</text:p>
          </table:table-cell>
          <table:table-cell table:style-name="ce42" table:formula="oooc:=COUNTIF([.C2:.K2];&quot;KVIT&quot;)" office:value-type="float" office:value="0">
            <text:p>0</text:p>
          </table:table-cell>
          <table:table-cell table:style-name="ce51" table:formula="oooc:=COUNTBLANK([.C2:.K2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1-02">
            <text:p>2. jan 06</text:p>
          </table:table-cell>
          <table:table-cell table:style-name="ce7" table:formula="oooc:=TEXT([.A3];&quot;Ddd&quot;)" office:value-type="string" office:string-value="pon">
            <text:p>pon</text:p>
          </table:table-cell>
          <table:table-cell table:style-name="ce13"/>
          <table:table-cell table:style-name="ce22"/>
          <table:table-cell table:style-name="ce13"/>
          <table:table-cell table:style-name="ce26"/>
          <table:table-cell table:style-name="ce30" office:value-type="string">
            <text:p>L</text:p>
          </table:table-cell>
          <table:table-cell table:style-name="ce26" table:number-columns-repeated="2"/>
          <table:table-cell table:style-name="ce31" office:value-type="string">
            <text:p>D</text:p>
          </table:table-cell>
          <table:table-cell table:style-name="ce25"/>
          <table:table-cell table:style-name="ce38" office:value-type="string">
            <text:p>KOS</text:p>
          </table:table-cell>
          <table:table-cell table:style-name="ce42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42" table:formula="oooc:=COUNTIF([.C3:.K3];&quot;51&quot;) + COUNTIF([.C3:.K3];&quot;51L&quot;)" office:value-type="float" office:value="0">
            <text:p>0</text:p>
          </table:table-cell>
          <table:table-cell table:style-name="ce42" table:formula="oooc:=COUNTIF([.C3:.K3];&quot;52&quot;) + COUNTIF([.C3:.K3];&quot;52L&quot;)" office:value-type="float" office:value="0">
            <text:p>0</text:p>
          </table:table-cell>
          <table:table-cell table:style-name="ce42" table:formula="oooc:=COUNTIF([.C3:.K3];&quot;11-19&quot;) + COUNTIF([.C3:.K3];&quot;2&quot;)" office:value-type="float" office:value="0">
            <text:p>0</text:p>
          </table:table-cell>
          <table:table-cell table:style-name="ce42" table:formula="oooc:=COUNTIF([.C3:.K3];&quot;U&quot;)+COUNTIF([.C3:.K3];&quot;UL&quot;)" office:value-type="float" office:value="0">
            <text:p>0</text:p>
          </table:table-cell>
          <table:table-cell table:style-name="ce42" table:formula="oooc:=COUNTIF([.C3:.K3];&quot;KVIT&quot;)" office:value-type="float" office:value="0">
            <text:p>0</text:p>
          </table:table-cell>
          <table:table-cell table:style-name="ce51" table:formula="oooc:=COUNTBLANK([.C3:.K3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1-03">
            <text:p>3. jan 06</text:p>
          </table:table-cell>
          <table:table-cell table:style-name="ce8" table:formula="oooc:=TEXT([.A4];&quot;Ddd&quot;)" office:value-type="string" office:string-value="tor">
            <text:p>tor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<text:span text:style-name="T1">U</text:span>L</text:p>
          </table:table-cell>
          <table:table-cell table:style-name="ce14" office:value-type="string">
            <text:p>KVIT</text:p>
          </table:table-cell>
          <table:table-cell table:style-name="ce20"/>
          <table:table-cell table:style-name="ce14" office:value-type="string">
            <text:p>X</text:p>
          </table:table-cell>
          <table:table-cell table:style-name="ce20"/>
          <table:table-cell table:style-name="ce15" office:value-type="string">
            <text:p>51</text:p>
          </table:table-cell>
          <table:table-cell table:style-name="ce15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38" office:value-type="string">
            <text:p>PIN</text:p>
          </table:table-cell>
          <table:table-cell table:style-name="ce42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42" table:formula="oooc:=COUNTIF([.C4:.K4];&quot;51&quot;) + COUNTIF([.C4:.K4];&quot;51L&quot;)" office:value-type="float" office:value="1">
            <text:p>1</text:p>
          </table:table-cell>
          <table:table-cell table:style-name="ce42" table:formula="oooc:=COUNTIF([.C4:.K4];&quot;52&quot;) + COUNTIF([.C4:.K4];&quot;52L&quot;)" office:value-type="float" office:value="1">
            <text:p>1</text:p>
          </table:table-cell>
          <table:table-cell table:style-name="ce42" table:formula="oooc:=COUNTIF([.C4:.K4];&quot;11-19&quot;) + COUNTIF([.C4:.K4];&quot;2&quot;)" office:value-type="float" office:value="1">
            <text:p>1</text:p>
          </table:table-cell>
          <table:table-cell table:style-name="ce42" table:formula="oooc:=COUNTIF([.C4:.K4];&quot;U&quot;)+COUNTIF([.C4:.K4];&quot;UL&quot;)" office:value-type="float" office:value="1">
            <text:p>1</text:p>
          </table:table-cell>
          <table:table-cell table:style-name="ce42" table:formula="oooc:=COUNTIF([.C4:.K4];&quot;KVIT&quot;)" office:value-type="float" office:value="1">
            <text:p>1</text:p>
          </table:table-cell>
          <table:table-cell table:style-name="ce51" table:formula="oooc:=COUNTBLANK([.C4:.K4])" office:value-type="float" office:value="2">
            <text:p>2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1-04">
            <text:p>4. jan 06</text:p>
          </table:table-cell>
          <table:table-cell table:style-name="ce9" table:formula="oooc:=TEXT([.A5];&quot;Ddd&quot;)" office:value-type="string" office:string-value="sre">
            <text:p>sre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27"/>
          <table:table-cell table:style-name="ce24" office:value-type="string">
            <text:p><text:span text:style-name="T3">KVIT</text:span>L</text:p>
          </table:table-cell>
          <table:table-cell table:style-name="ce27"/>
          <table:table-cell table:style-name="ce14" office:value-type="string">
            <text:p>52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38" office:value-type="string">
            <text:p>PIN</text:p>
          </table:table-cell>
          <table:table-cell table:style-name="ce42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42" table:formula="oooc:=COUNTIF([.C5:.K5];&quot;51&quot;) + COUNTIF([.C5:.K5];&quot;51L&quot;)" office:value-type="float" office:value="1">
            <text:p>1</text:p>
          </table:table-cell>
          <table:table-cell table:style-name="ce42" table:formula="oooc:=COUNTIF([.C5:.K5];&quot;52&quot;) + COUNTIF([.C5:.K5];&quot;52L&quot;)" office:value-type="float" office:value="1">
            <text:p>1</text:p>
          </table:table-cell>
          <table:table-cell table:style-name="ce42" table:formula="oooc:=COUNTIF([.C5:.K5];&quot;11-19&quot;) + COUNTIF([.C5:.K5];&quot;2&quot;)" office:value-type="float" office:value="1">
            <text:p>1</text:p>
          </table:table-cell>
          <table:table-cell table:style-name="ce42" table:formula="oooc:=COUNTIF([.C5:.K5];&quot;U&quot;)+COUNTIF([.C5:.K5];&quot;UL&quot;)" office:value-type="float" office:value="0">
            <text:p>0</text:p>
          </table:table-cell>
          <table:table-cell table:style-name="ce42" table:formula="oooc:=COUNTIF([.C5:.K5];&quot;KVIT&quot;)" office:value-type="float" office:value="1">
            <text:p>1</text:p>
          </table:table-cell>
          <table:table-cell table:style-name="ce51" table:formula="oooc:=COUNTBLANK([.C5:.K5])" office:value-type="float" office:value="2">
            <text:p>2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1-05">
            <text:p>5. jan 06</text:p>
          </table:table-cell>
          <table:table-cell table:style-name="ce9" table:formula="oooc:=TEXT([.A6];&quot;Ddd&quot;)" office:value-type="string" office:string-value="čet">
            <text:p>čet</text:p>
          </table:table-cell>
          <table:table-cell table:style-name="ce16" office:value-type="string">
            <text:p><text:span text:style-name="T1">51</text:span><text:span text:style-name="T2">L</text:span>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27"/>
          <table:table-cell table:style-name="ce14" office:value-type="string">
            <text:p>X</text:p>
          </table:table-cell>
          <table:table-cell table:style-name="ce27"/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20" office:value-type="string">
            <text:p>U</text:p>
          </table:table-cell>
          <table:table-cell table:style-name="ce38" office:value-type="string">
            <text:p>PIN</text:p>
          </table:table-cell>
          <table:table-cell table:style-name="ce42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42" table:formula="oooc:=COUNTIF([.C6:.K6];&quot;51&quot;) + COUNTIF([.C6:.K6];&quot;51L&quot;)" office:value-type="float" office:value="1">
            <text:p>1</text:p>
          </table:table-cell>
          <table:table-cell table:style-name="ce42" table:formula="oooc:=COUNTIF([.C6:.K6];&quot;52&quot;) + COUNTIF([.C6:.K6];&quot;52L&quot;)" office:value-type="float" office:value="1">
            <text:p>1</text:p>
          </table:table-cell>
          <table:table-cell table:style-name="ce42" table:formula="oooc:=COUNTIF([.C6:.K6];&quot;11-19&quot;) + COUNTIF([.C6:.K6];&quot;2&quot;)" office:value-type="float" office:value="1">
            <text:p>1</text:p>
          </table:table-cell>
          <table:table-cell table:style-name="ce42" table:formula="oooc:=COUNTIF([.C6:.K6];&quot;U&quot;)+COUNTIF([.C6:.K6];&quot;UL&quot;)" office:value-type="float" office:value="1">
            <text:p>1</text:p>
          </table:table-cell>
          <table:table-cell table:style-name="ce42" table:formula="oooc:=COUNTIF([.C6:.K6];&quot;KVIT&quot;)" office:value-type="float" office:value="1">
            <text:p>1</text:p>
          </table:table-cell>
          <table:table-cell table:style-name="ce51" table:formula="oooc:=COUNTBLANK([.C6:.K6])" office:value-type="float" office:value="2">
            <text:p>2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1-06">
            <text:p>6. jan 06</text:p>
          </table:table-cell>
          <table:table-cell table:style-name="ce9" table:formula="oooc:=TEXT([.A7];&quot;Ddd&quot;)" office:value-type="string" office:string-value="pet">
            <text:p>pe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27"/>
          <table:table-cell table:style-name="ce14" office:value-type="string">
            <text:p>52</text:p>
          </table:table-cell>
          <table:table-cell table:style-name="ce27"/>
          <table:table-cell table:style-name="ce15" office:value-type="string">
            <text:p>51</text:p>
          </table:table-cell>
          <table:table-cell table:style-name="ce15" office:value-type="string">
            <text:p>D</text:p>
          </table:table-cell>
          <table:table-cell table:style-name="ce16" office:value-type="string">
            <text:p><text:span text:style-name="T1">U</text:span>L</text:p>
          </table:table-cell>
          <table:table-cell table:style-name="ce38" office:value-type="string">
            <text:p>PIN</text:p>
          </table:table-cell>
          <table:table-cell table:style-name="ce42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42" table:formula="oooc:=COUNTIF([.C7:.K7];&quot;51&quot;) + COUNTIF([.C7:.K7];&quot;51L&quot;)" office:value-type="float" office:value="1">
            <text:p>1</text:p>
          </table:table-cell>
          <table:table-cell table:style-name="ce42" table:formula="oooc:=COUNTIF([.C7:.K7];&quot;52&quot;) + COUNTIF([.C7:.K7];&quot;52L&quot;)" office:value-type="float" office:value="1">
            <text:p>1</text:p>
          </table:table-cell>
          <table:table-cell table:style-name="ce42" table:formula="oooc:=COUNTIF([.C7:.K7];&quot;11-19&quot;) + COUNTIF([.C7:.K7];&quot;2&quot;)" office:value-type="float" office:value="1">
            <text:p>1</text:p>
          </table:table-cell>
          <table:table-cell table:style-name="ce42" table:formula="oooc:=COUNTIF([.C7:.K7];&quot;U&quot;)+COUNTIF([.C7:.K7];&quot;UL&quot;)" office:value-type="float" office:value="1">
            <text:p>1</text:p>
          </table:table-cell>
          <table:table-cell table:style-name="ce42" table:formula="oooc:=COUNTIF([.C7:.K7];&quot;KVIT&quot;)" office:value-type="float" office:value="1">
            <text:p>1</text:p>
          </table:table-cell>
          <table:table-cell table:style-name="ce51" table:formula="oooc:=COUNTBLANK([.C7:.K7])" office:value-type="float" office:value="2">
            <text:p>2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1-07">
            <text:p>7. jan 06</text:p>
          </table:table-cell>
          <table:table-cell table:style-name="ce10" table:formula="oooc:=TEXT([.A8];&quot;Ddd&quot;)" office:value-type="string" office:string-value="sob">
            <text:p>sob</text:p>
          </table:table-cell>
          <table:table-cell table:style-name="ce17"/>
          <table:table-cell table:style-name="ce23"/>
          <table:table-cell table:style-name="ce18" office:value-type="string">
            <text:p>L</text:p>
          </table:table-cell>
          <table:table-cell table:style-name="ce26"/>
          <table:table-cell table:style-name="ce17"/>
          <table:table-cell table:style-name="ce26" table:number-columns-repeated="2"/>
          <table:table-cell table:style-name="ce32"/>
          <table:table-cell table:style-name="ce17"/>
          <table:table-cell table:style-name="ce38" office:value-type="string">
            <text:p>KOS</text:p>
          </table:table-cell>
          <table:table-cell table:style-name="ce42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42" table:formula="oooc:=COUNTIF([.C8:.K8];&quot;51&quot;) + COUNTIF([.C8:.K8];&quot;51L&quot;)" office:value-type="float" office:value="0">
            <text:p>0</text:p>
          </table:table-cell>
          <table:table-cell table:style-name="ce42" table:formula="oooc:=COUNTIF([.C8:.K8];&quot;52&quot;) + COUNTIF([.C8:.K8];&quot;52L&quot;)" office:value-type="float" office:value="0">
            <text:p>0</text:p>
          </table:table-cell>
          <table:table-cell table:style-name="ce42" table:formula="oooc:=COUNTIF([.C8:.K8];&quot;11-19&quot;) + COUNTIF([.C8:.K8];&quot;2&quot;)" office:value-type="float" office:value="0">
            <text:p>0</text:p>
          </table:table-cell>
          <table:table-cell table:style-name="ce42" table:formula="oooc:=COUNTIF([.C8:.K8];&quot;U&quot;)+COUNTIF([.C8:.K8];&quot;UL&quot;)" office:value-type="float" office:value="0">
            <text:p>0</text:p>
          </table:table-cell>
          <table:table-cell table:style-name="ce42" table:formula="oooc:=COUNTIF([.C8:.K8];&quot;KVIT&quot;)" office:value-type="float" office:value="0">
            <text:p>0</text:p>
          </table:table-cell>
          <table:table-cell table:style-name="ce51" table:formula="oooc:=COUNTBLANK([.C8:.K8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1-08">
            <text:p>8. jan 06</text:p>
          </table:table-cell>
          <table:table-cell table:style-name="ce10" table:formula="oooc:=TEXT([.A9];&quot;Ddd&quot;)" office:value-type="string" office:string-value="ned">
            <text:p>ned</text:p>
          </table:table-cell>
          <table:table-cell table:style-name="ce13"/>
          <table:table-cell table:style-name="ce22"/>
          <table:table-cell table:style-name="ce19" office:value-type="string">
            <text:p>L</text:p>
          </table:table-cell>
          <table:table-cell table:style-name="ce26"/>
          <table:table-cell table:style-name="ce29"/>
          <table:table-cell table:style-name="ce26" table:number-columns-repeated="2"/>
          <table:table-cell table:style-name="ce25" table:number-columns-repeated="2"/>
          <table:table-cell table:style-name="ce38" office:value-type="string">
            <text:p>KOS</text:p>
          </table:table-cell>
          <table:table-cell table:style-name="ce42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42" table:formula="oooc:=COUNTIF([.C9:.K9];&quot;51&quot;) + COUNTIF([.C9:.K9];&quot;51L&quot;)" office:value-type="float" office:value="0">
            <text:p>0</text:p>
          </table:table-cell>
          <table:table-cell table:style-name="ce42" table:formula="oooc:=COUNTIF([.C9:.K9];&quot;52&quot;) + COUNTIF([.C9:.K9];&quot;52L&quot;)" office:value-type="float" office:value="0">
            <text:p>0</text:p>
          </table:table-cell>
          <table:table-cell table:style-name="ce42" table:formula="oooc:=COUNTIF([.C9:.K9];&quot;11-19&quot;) + COUNTIF([.C9:.K9];&quot;2&quot;)" office:value-type="float" office:value="0">
            <text:p>0</text:p>
          </table:table-cell>
          <table:table-cell table:style-name="ce42" table:formula="oooc:=COUNTIF([.C9:.K9];&quot;U&quot;)+COUNTIF([.C9:.K9];&quot;UL&quot;)" office:value-type="float" office:value="0">
            <text:p>0</text:p>
          </table:table-cell>
          <table:table-cell table:style-name="ce42" table:formula="oooc:=COUNTIF([.C9:.K9];&quot;KVIT&quot;)" office:value-type="float" office:value="0">
            <text:p>0</text:p>
          </table:table-cell>
          <table:table-cell table:style-name="ce51" table:formula="oooc:=COUNTBLANK([.C9:.K9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1-09">
            <text:p>9. jan 06</text:p>
          </table:table-cell>
          <table:table-cell table:style-name="ce9" table:formula="oooc:=TEXT([.A10];&quot;Ddd&quot;)" office:value-type="string" office:string-value="pon">
            <text:p>pon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X</text:p>
          </table:table-cell>
          <table:table-cell table:style-name="ce27"/>
          <table:table-cell table:style-name="ce16" office:value-type="string">
            <text:p><text:span text:style-name="T1">U</text:span>L</text:p>
          </table:table-cell>
          <table:table-cell table:style-name="ce27"/>
          <table:table-cell table:style-name="ce14" office:value-type="string">
            <text:p>11-19</text:p>
          </table:table-cell>
          <table:table-cell table:style-name="ce15" office:value-type="string">
            <text:p>51</text:p>
          </table:table-cell>
          <table:table-cell table:style-name="ce34" office:value-type="string">
            <text:p>D</text:p>
          </table:table-cell>
          <table:table-cell table:style-name="ce38" office:value-type="string">
            <text:p>KOS</text:p>
          </table:table-cell>
          <table:table-cell table:style-name="ce42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42" table:formula="oooc:=COUNTIF([.C10:.K10];&quot;51&quot;) + COUNTIF([.C10:.K10];&quot;51L&quot;)" office:value-type="float" office:value="1">
            <text:p>1</text:p>
          </table:table-cell>
          <table:table-cell table:style-name="ce42" table:formula="oooc:=COUNTIF([.C10:.K10];&quot;52&quot;) + COUNTIF([.C10:.K10];&quot;52L&quot;)" office:value-type="float" office:value="1">
            <text:p>1</text:p>
          </table:table-cell>
          <table:table-cell table:style-name="ce42" table:formula="oooc:=COUNTIF([.C10:.K10];&quot;11-19&quot;) + COUNTIF([.C10:.K10];&quot;2&quot;)" office:value-type="float" office:value="1">
            <text:p>1</text:p>
          </table:table-cell>
          <table:table-cell table:style-name="ce42" table:formula="oooc:=COUNTIF([.C10:.K10];&quot;U&quot;)+COUNTIF([.C10:.K10];&quot;UL&quot;)" office:value-type="float" office:value="1">
            <text:p>1</text:p>
          </table:table-cell>
          <table:table-cell table:style-name="ce42" table:formula="oooc:=COUNTIF([.C10:.K10];&quot;KVIT&quot;)" office:value-type="float" office:value="1">
            <text:p>1</text:p>
          </table:table-cell>
          <table:table-cell table:style-name="ce51" table:formula="oooc:=COUNTBLANK([.C10:.K10])" office:value-type="float" office:value="2">
            <text:p>2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1-10">
            <text:p>10. jan 06</text:p>
          </table:table-cell>
          <table:table-cell table:style-name="ce9" table:formula="oooc:=TEXT([.A11];&quot;Ddd&quot;)" office:value-type="string" office:string-value="tor">
            <text:p>tor</text:p>
          </table:table-cell>
          <table:table-cell table:style-name="ce14" office:value-type="string">
            <text:p>KVIT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52</text:p>
          </table:table-cell>
          <table:table-cell table:style-name="ce20"/>
          <table:table-cell table:style-name="ce14" office:value-type="string">
            <text:p>X</text:p>
          </table:table-cell>
          <table:table-cell table:style-name="ce20"/>
          <table:table-cell table:style-name="ce14" office:value-type="string">
            <text:p>11-19</text:p>
          </table:table-cell>
          <table:table-cell table:style-name="ce16" office:value-type="string">
            <text:p><text:span text:style-name="T1">51</text:span><text:span text:style-name="T2">L</text:span></text:p>
          </table:table-cell>
          <table:table-cell table:style-name="ce35" office:value-type="string">
            <text:p>D</text:p>
          </table:table-cell>
          <table:table-cell table:style-name="ce38" office:value-type="string">
            <text:p>KOS</text:p>
          </table:table-cell>
          <table:table-cell table:style-name="ce42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42" table:formula="oooc:=COUNTIF([.C11:.K11];&quot;51&quot;) + COUNTIF([.C11:.K11];&quot;51L&quot;)" office:value-type="float" office:value="1">
            <text:p>1</text:p>
          </table:table-cell>
          <table:table-cell table:style-name="ce42" table:formula="oooc:=COUNTIF([.C11:.K11];&quot;52&quot;) + COUNTIF([.C11:.K11];&quot;52L&quot;)" office:value-type="float" office:value="1">
            <text:p>1</text:p>
          </table:table-cell>
          <table:table-cell table:style-name="ce42" table:formula="oooc:=COUNTIF([.C11:.K11];&quot;11-19&quot;) + COUNTIF([.C11:.K11];&quot;2&quot;)" office:value-type="float" office:value="1">
            <text:p>1</text:p>
          </table:table-cell>
          <table:table-cell table:style-name="ce42" table:formula="oooc:=COUNTIF([.C11:.K11];&quot;U&quot;)+COUNTIF([.C11:.K11];&quot;UL&quot;)" office:value-type="float" office:value="1">
            <text:p>1</text:p>
          </table:table-cell>
          <table:table-cell table:style-name="ce42" table:formula="oooc:=COUNTIF([.C11:.K11];&quot;KVIT&quot;)" office:value-type="float" office:value="1">
            <text:p>1</text:p>
          </table:table-cell>
          <table:table-cell table:style-name="ce51" table:formula="oooc:=COUNTBLANK([.C11:.K11])" office:value-type="float" office:value="2">
            <text:p>2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1-11">
            <text:p>11. jan 06</text:p>
          </table:table-cell>
          <table:table-cell table:style-name="ce9" table:formula="oooc:=TEXT([.A12];&quot;Ddd&quot;)" office:value-type="string" office:string-value="sre">
            <text:p>sre</text:p>
          </table:table-cell>
          <table:table-cell table:style-name="ce14" office:value-type="string">
            <text:p>KVIT</text:p>
          </table:table-cell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11-19</text:p>
          </table:table-cell>
          <table:table-cell table:style-name="ce27"/>
          <table:table-cell table:style-name="ce14"/>
          <table:table-cell table:style-name="ce14" office:value-type="string">
            <text:p>52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20" office:value-type="string">
            <text:p>D</text:p>
          </table:table-cell>
          <table:table-cell table:style-name="ce38" office:value-type="string">
            <text:p>KOS</text:p>
          </table:table-cell>
          <table:table-cell table:style-name="ce42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42" table:formula="oooc:=COUNTIF([.C12:.K12];&quot;51&quot;) + COUNTIF([.C12:.K12];&quot;51L&quot;)" office:value-type="float" office:value="1">
            <text:p>1</text:p>
          </table:table-cell>
          <table:table-cell table:style-name="ce42" table:formula="oooc:=COUNTIF([.C12:.K12];&quot;52&quot;) + COUNTIF([.C12:.K12];&quot;52L&quot;)" office:value-type="float" office:value="1">
            <text:p>1</text:p>
          </table:table-cell>
          <table:table-cell table:style-name="ce42" table:formula="oooc:=COUNTIF([.C12:.K12];&quot;11-19&quot;) + COUNTIF([.C12:.K12];&quot;2&quot;)" office:value-type="float" office:value="1">
            <text:p>1</text:p>
          </table:table-cell>
          <table:table-cell table:style-name="ce42" table:formula="oooc:=COUNTIF([.C12:.K12];&quot;U&quot;)+COUNTIF([.C12:.K12];&quot;UL&quot;)" office:value-type="float" office:value="0">
            <text:p>0</text:p>
          </table:table-cell>
          <table:table-cell table:style-name="ce42" table:formula="oooc:=COUNTIF([.C12:.K12];&quot;KVIT&quot;)" office:value-type="float" office:value="1">
            <text:p>1</text:p>
          </table:table-cell>
          <table:table-cell table:style-name="ce51" table:formula="oooc:=COUNTBLANK([.C12:.K12])" office:value-type="float" office:value="2">
            <text:p>2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1-12">
            <text:p>12. jan 06</text:p>
          </table:table-cell>
          <table:table-cell table:style-name="ce9" table:formula="oooc:=TEXT([.A13];&quot;Ddd&quot;)" office:value-type="string" office:string-value="čet">
            <text:p>čet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20" office:value-type="string">
            <text:p>U</text:p>
          </table:table-cell>
          <table:table-cell table:style-name="ce27"/>
          <table:table-cell table:style-name="ce14"/>
          <table:table-cell table:style-name="ce14" office:value-type="string">
            <text:p>52</text:p>
          </table:table-cell>
          <table:table-cell table:style-name="ce16" office:value-type="string">
            <text:p><text:span text:style-name="T1">51</text:span><text:span text:style-name="T2">L</text:span></text:p>
          </table:table-cell>
          <table:table-cell table:style-name="ce14" office:value-type="string">
            <text:p>11-19</text:p>
          </table:table-cell>
          <table:table-cell table:style-name="ce20" office:value-type="string">
            <text:p>D</text:p>
          </table:table-cell>
          <table:table-cell table:style-name="ce38" office:value-type="string">
            <text:p>KOS</text:p>
          </table:table-cell>
          <table:table-cell table:style-name="ce42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42" table:formula="oooc:=COUNTIF([.C13:.K13];&quot;51&quot;) + COUNTIF([.C13:.K13];&quot;51L&quot;)" office:value-type="float" office:value="1">
            <text:p>1</text:p>
          </table:table-cell>
          <table:table-cell table:style-name="ce42" table:formula="oooc:=COUNTIF([.C13:.K13];&quot;52&quot;) + COUNTIF([.C13:.K13];&quot;52L&quot;)" office:value-type="float" office:value="1">
            <text:p>1</text:p>
          </table:table-cell>
          <table:table-cell table:style-name="ce42" table:formula="oooc:=COUNTIF([.C13:.K13];&quot;11-19&quot;) + COUNTIF([.C13:.K13];&quot;2&quot;)" office:value-type="float" office:value="1">
            <text:p>1</text:p>
          </table:table-cell>
          <table:table-cell table:style-name="ce42" table:formula="oooc:=COUNTIF([.C13:.K13];&quot;U&quot;)+COUNTIF([.C13:.K13];&quot;UL&quot;)" office:value-type="float" office:value="1">
            <text:p>1</text:p>
          </table:table-cell>
          <table:table-cell table:style-name="ce42" table:formula="oooc:=COUNTIF([.C13:.K13];&quot;KVIT&quot;)" office:value-type="float" office:value="1">
            <text:p>1</text:p>
          </table:table-cell>
          <table:table-cell table:style-name="ce51" table:formula="oooc:=COUNTBLANK([.C13:.K13])" office:value-type="float" office:value="2">
            <text:p>2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1-13">
            <text:p>13. jan 06</text:p>
          </table:table-cell>
          <table:table-cell table:style-name="ce9" table:formula="oooc:=TEXT([.A14];&quot;Ddd&quot;)" office:value-type="string" office:string-value="pet">
            <text:p>pet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<text:span text:style-name="T1">U</text:span>L</text:p>
          </table:table-cell>
          <table:table-cell table:style-name="ce27"/>
          <table:table-cell table:style-name="ce14"/>
          <table:table-cell table:style-name="ce14" office:value-type="string">
            <text:p>52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51</text:p>
          </table:table-cell>
          <table:table-cell table:style-name="ce20" office:value-type="string">
            <text:p>D</text:p>
          </table:table-cell>
          <table:table-cell table:style-name="ce38" office:value-type="string">
            <text:p>KOS</text:p>
          </table:table-cell>
          <table:table-cell table:style-name="ce42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42" table:formula="oooc:=COUNTIF([.C14:.K14];&quot;51&quot;) + COUNTIF([.C14:.K14];&quot;51L&quot;)" office:value-type="float" office:value="1">
            <text:p>1</text:p>
          </table:table-cell>
          <table:table-cell table:style-name="ce42" table:formula="oooc:=COUNTIF([.C14:.K14];&quot;52&quot;) + COUNTIF([.C14:.K14];&quot;52L&quot;)" office:value-type="float" office:value="1">
            <text:p>1</text:p>
          </table:table-cell>
          <table:table-cell table:style-name="ce42" table:formula="oooc:=COUNTIF([.C14:.K14];&quot;11-19&quot;) + COUNTIF([.C14:.K14];&quot;2&quot;)" office:value-type="float" office:value="1">
            <text:p>1</text:p>
          </table:table-cell>
          <table:table-cell table:style-name="ce42" table:formula="oooc:=COUNTIF([.C14:.K14];&quot;U&quot;)+COUNTIF([.C14:.K14];&quot;UL&quot;)" office:value-type="float" office:value="1">
            <text:p>1</text:p>
          </table:table-cell>
          <table:table-cell table:style-name="ce42" table:formula="oooc:=COUNTIF([.C14:.K14];&quot;KVIT&quot;)" office:value-type="float" office:value="1">
            <text:p>1</text:p>
          </table:table-cell>
          <table:table-cell table:style-name="ce51" table:formula="oooc:=COUNTBLANK([.C14:.K14])" office:value-type="float" office:value="2">
            <text:p>2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1-14">
            <text:p>14. jan 06</text:p>
          </table:table-cell>
          <table:table-cell table:style-name="ce10" table:formula="oooc:=TEXT([.A15];&quot;Ddd&quot;)" office:value-type="string" office:string-value="sob">
            <text:p>sob</text:p>
          </table:table-cell>
          <table:table-cell table:style-name="ce18" office:value-type="string">
            <text:p>L</text:p>
          </table:table-cell>
          <table:table-cell table:style-name="ce23"/>
          <table:table-cell table:style-name="ce17"/>
          <table:table-cell table:style-name="ce26"/>
          <table:table-cell table:style-name="ce17"/>
          <table:table-cell table:style-name="ce26" table:number-columns-repeated="2"/>
          <table:table-cell table:style-name="ce32"/>
          <table:table-cell table:style-name="ce36" office:value-type="string">
            <text:p>D</text:p>
          </table:table-cell>
          <table:table-cell table:style-name="ce38" office:value-type="string">
            <text:p>MIR</text:p>
          </table:table-cell>
          <table:table-cell table:style-name="ce42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42" table:formula="oooc:=COUNTIF([.C15:.K15];&quot;51&quot;) + COUNTIF([.C15:.K15];&quot;51L&quot;)" office:value-type="float" office:value="0">
            <text:p>0</text:p>
          </table:table-cell>
          <table:table-cell table:style-name="ce42" table:formula="oooc:=COUNTIF([.C15:.K15];&quot;52&quot;) + COUNTIF([.C15:.K15];&quot;52L&quot;)" office:value-type="float" office:value="0">
            <text:p>0</text:p>
          </table:table-cell>
          <table:table-cell table:style-name="ce42" table:formula="oooc:=COUNTIF([.C15:.K15];&quot;11-19&quot;) + COUNTIF([.C15:.K15];&quot;2&quot;)" office:value-type="float" office:value="0">
            <text:p>0</text:p>
          </table:table-cell>
          <table:table-cell table:style-name="ce42" table:formula="oooc:=COUNTIF([.C15:.K15];&quot;U&quot;)+COUNTIF([.C15:.K15];&quot;UL&quot;)" office:value-type="float" office:value="0">
            <text:p>0</text:p>
          </table:table-cell>
          <table:table-cell table:style-name="ce42" table:formula="oooc:=COUNTIF([.C15:.K15];&quot;KVIT&quot;)" office:value-type="float" office:value="0">
            <text:p>0</text:p>
          </table:table-cell>
          <table:table-cell table:style-name="ce51" table:formula="oooc:=COUNTBLANK([.C15:.K15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1-15">
            <text:p>15. jan 06</text:p>
          </table:table-cell>
          <table:table-cell table:style-name="ce10" table:formula="oooc:=TEXT([.A16];&quot;Ddd&quot;)" office:value-type="string" office:string-value="ned">
            <text:p>ned</text:p>
          </table:table-cell>
          <table:table-cell table:style-name="ce19" office:value-type="string">
            <text:p>L</text:p>
          </table:table-cell>
          <table:table-cell table:style-name="ce22"/>
          <table:table-cell table:style-name="ce25"/>
          <table:table-cell table:style-name="ce26"/>
          <table:table-cell table:style-name="ce29"/>
          <table:table-cell table:style-name="ce26" table:number-columns-repeated="2"/>
          <table:table-cell table:style-name="ce25"/>
          <table:table-cell table:style-name="ce37" office:value-type="string">
            <text:p>D</text:p>
          </table:table-cell>
          <table:table-cell table:style-name="ce38" office:value-type="string">
            <text:p>MIR</text:p>
          </table:table-cell>
          <table:table-cell table:style-name="ce42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42" table:formula="oooc:=COUNTIF([.C16:.K16];&quot;51&quot;) + COUNTIF([.C16:.K16];&quot;51L&quot;)" office:value-type="float" office:value="0">
            <text:p>0</text:p>
          </table:table-cell>
          <table:table-cell table:style-name="ce42" table:formula="oooc:=COUNTIF([.C16:.K16];&quot;52&quot;) + COUNTIF([.C16:.K16];&quot;52L&quot;)" office:value-type="float" office:value="0">
            <text:p>0</text:p>
          </table:table-cell>
          <table:table-cell table:style-name="ce42" table:formula="oooc:=COUNTIF([.C16:.K16];&quot;11-19&quot;) + COUNTIF([.C16:.K16];&quot;2&quot;)" office:value-type="float" office:value="0">
            <text:p>0</text:p>
          </table:table-cell>
          <table:table-cell table:style-name="ce42" table:formula="oooc:=COUNTIF([.C16:.K16];&quot;U&quot;)+COUNTIF([.C16:.K16];&quot;UL&quot;)" office:value-type="float" office:value="0">
            <text:p>0</text:p>
          </table:table-cell>
          <table:table-cell table:style-name="ce42" table:formula="oooc:=COUNTIF([.C16:.K16];&quot;KVIT&quot;)" office:value-type="float" office:value="0">
            <text:p>0</text:p>
          </table:table-cell>
          <table:table-cell table:style-name="ce51" table:formula="oooc:=COUNTBLANK([.C16:.K16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1-16">
            <text:p>16. jan 06</text:p>
          </table:table-cell>
          <table:table-cell table:style-name="ce9" table:formula="oooc:=TEXT([.A17];&quot;Ddd&quot;)" office:value-type="string" office:string-value="pon">
            <text:p>pon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<text:span text:style-name="T1">U</text:span>L</text:p>
          </table:table-cell>
          <table:table-cell table:style-name="ce14" office:value-type="string">
            <text:p>52</text:p>
          </table:table-cell>
          <table:table-cell table:style-name="ce27"/>
          <table:table-cell table:style-name="ce14" office:value-type="string">
            <text:p>KVIT</text:p>
          </table:table-cell>
          <table:table-cell table:style-name="ce27"/>
          <table:table-cell table:style-name="ce14" office:value-type="string">
            <text:p>11-19</text:p>
          </table:table-cell>
          <table:table-cell table:style-name="ce15" office:value-type="string">
            <text:p>51</text:p>
          </table:table-cell>
          <table:table-cell table:style-name="ce34" office:value-type="string">
            <text:p>D</text:p>
          </table:table-cell>
          <table:table-cell table:style-name="ce38" office:value-type="string">
            <text:p>MIR</text:p>
          </table:table-cell>
          <table:table-cell table:style-name="ce42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42" table:formula="oooc:=COUNTIF([.C17:.K17];&quot;51&quot;) + COUNTIF([.C17:.K17];&quot;51L&quot;)" office:value-type="float" office:value="1">
            <text:p>1</text:p>
          </table:table-cell>
          <table:table-cell table:style-name="ce42" table:formula="oooc:=COUNTIF([.C17:.K17];&quot;52&quot;) + COUNTIF([.C17:.K17];&quot;52L&quot;)" office:value-type="float" office:value="1">
            <text:p>1</text:p>
          </table:table-cell>
          <table:table-cell table:style-name="ce42" table:formula="oooc:=COUNTIF([.C17:.K17];&quot;11-19&quot;) + COUNTIF([.C17:.K17];&quot;2&quot;)" office:value-type="float" office:value="1">
            <text:p>1</text:p>
          </table:table-cell>
          <table:table-cell table:style-name="ce42" table:formula="oooc:=COUNTIF([.C17:.K17];&quot;U&quot;)+COUNTIF([.C17:.K17];&quot;UL&quot;)" office:value-type="float" office:value="1">
            <text:p>1</text:p>
          </table:table-cell>
          <table:table-cell table:style-name="ce42" table:formula="oooc:=COUNTIF([.C17:.K17];&quot;KVIT&quot;)" office:value-type="float" office:value="1">
            <text:p>1</text:p>
          </table:table-cell>
          <table:table-cell table:style-name="ce51" table:formula="oooc:=COUNTBLANK([.C17:.K17])" office:value-type="float" office:value="2">
            <text:p>2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1-17">
            <text:p>17. jan 06</text:p>
          </table:table-cell>
          <table:table-cell table:style-name="ce9" table:formula="oooc:=TEXT([.A18];&quot;Ddd&quot;)" office:value-type="string" office:string-value="tor">
            <text:p>tor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16"/>
          <table:table-cell table:style-name="ce14" office:value-type="string">
            <text:p>KVIT</text:p>
          </table:table-cell>
          <table:table-cell table:style-name="ce20"/>
          <table:table-cell table:style-name="ce16" office:value-type="string">
            <text:p><text:span text:style-name="T1">51</text:span><text:span text:style-name="T2">L</text:span></text:p>
          </table:table-cell>
          <table:table-cell table:style-name="ce20" office:value-type="string">
            <text:p>U</text:p>
          </table:table-cell>
          <table:table-cell table:style-name="ce20" office:value-type="string">
            <text:p>D</text:p>
          </table:table-cell>
          <table:table-cell table:style-name="ce38" office:value-type="string">
            <text:p>MIR</text:p>
          </table:table-cell>
          <table:table-cell table:style-name="ce42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42" table:formula="oooc:=COUNTIF([.C18:.K18];&quot;51&quot;) + COUNTIF([.C18:.K18];&quot;51L&quot;)" office:value-type="float" office:value="1">
            <text:p>1</text:p>
          </table:table-cell>
          <table:table-cell table:style-name="ce42" table:formula="oooc:=COUNTIF([.C18:.K18];&quot;52&quot;) + COUNTIF([.C18:.K18];&quot;52L&quot;)" office:value-type="float" office:value="1">
            <text:p>1</text:p>
          </table:table-cell>
          <table:table-cell table:style-name="ce42" table:formula="oooc:=COUNTIF([.C18:.K18];&quot;11-19&quot;) + COUNTIF([.C18:.K18];&quot;2&quot;)" office:value-type="float" office:value="1">
            <text:p>1</text:p>
          </table:table-cell>
          <table:table-cell table:style-name="ce42" table:formula="oooc:=COUNTIF([.C18:.K18];&quot;U&quot;)+COUNTIF([.C18:.K18];&quot;UL&quot;)" office:value-type="float" office:value="1">
            <text:p>1</text:p>
          </table:table-cell>
          <table:table-cell table:style-name="ce42" table:formula="oooc:=COUNTIF([.C18:.K18];&quot;KVIT&quot;)" office:value-type="float" office:value="1">
            <text:p>1</text:p>
          </table:table-cell>
          <table:table-cell table:style-name="ce51" table:formula="oooc:=COUNTBLANK([.C18:.K18])" office:value-type="float" office:value="2">
            <text:p>2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1-18">
            <text:p>18. jan 06</text:p>
          </table:table-cell>
          <table:table-cell table:style-name="ce9" table:formula="oooc:=TEXT([.A19];&quot;Ddd&quot;)" office:value-type="string" office:string-value="sre">
            <text:p>sre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52</text:p>
          </table:table-cell>
          <table:table-cell table:style-name="ce24" office:value-type="string">
            <text:p><text:span text:style-name="T3">KVIT</text:span>L</text:p>
          </table:table-cell>
          <table:table-cell table:style-name="ce14"/>
          <table:table-cell table:style-name="ce14" office:value-type="string">
            <text:p>KVIT</text:p>
          </table:table-cell>
          <table:table-cell table:style-name="ce27"/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15" office:value-type="string">
            <text:p>D</text:p>
          </table:table-cell>
          <table:table-cell table:style-name="ce38" office:value-type="string">
            <text:p>MIR</text:p>
          </table:table-cell>
          <table:table-cell table:style-name="ce42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42" table:formula="oooc:=COUNTIF([.C19:.K19];&quot;51&quot;) + COUNTIF([.C19:.K19];&quot;51L&quot;)" office:value-type="float" office:value="1">
            <text:p>1</text:p>
          </table:table-cell>
          <table:table-cell table:style-name="ce42" table:formula="oooc:=COUNTIF([.C19:.K19];&quot;52&quot;) + COUNTIF([.C19:.K19];&quot;52L&quot;)" office:value-type="float" office:value="1">
            <text:p>1</text:p>
          </table:table-cell>
          <table:table-cell table:style-name="ce42" table:formula="oooc:=COUNTIF([.C19:.K19];&quot;11-19&quot;) + COUNTIF([.C19:.K19];&quot;2&quot;)" office:value-type="float" office:value="1">
            <text:p>1</text:p>
          </table:table-cell>
          <table:table-cell table:style-name="ce42" table:formula="oooc:=COUNTIF([.C19:.K19];&quot;U&quot;)+COUNTIF([.C19:.K19];&quot;UL&quot;)" office:value-type="float" office:value="0">
            <text:p>0</text:p>
          </table:table-cell>
          <table:table-cell table:style-name="ce42" table:formula="oooc:=COUNTIF([.C19:.K19];&quot;KVIT&quot;)" office:value-type="float" office:value="1">
            <text:p>1</text:p>
          </table:table-cell>
          <table:table-cell table:style-name="ce51" table:formula="oooc:=COUNTBLANK([.C19:.K19])" office:value-type="float" office:value="2">
            <text:p>2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1-19">
            <text:p>19. jan 06</text:p>
          </table:table-cell>
          <table:table-cell table:style-name="ce9" table:formula="oooc:=TEXT([.A20];&quot;Ddd&quot;)" office:value-type="string" office:string-value="čet">
            <text:p>čet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4" office:value-type="string">
            <text:p>KVIT</text:p>
          </table:table-cell>
          <table:table-cell table:style-name="ce27"/>
          <table:table-cell table:style-name="ce14" office:value-type="string">
            <text:p>11-19</text:p>
          </table:table-cell>
          <table:table-cell table:style-name="ce16" office:value-type="string">
            <text:p><text:span text:style-name="T1">51</text:span><text:span text:style-name="T2">L</text:span></text:p>
          </table:table-cell>
          <table:table-cell table:style-name="ce20" office:value-type="string">
            <text:p>D</text:p>
          </table:table-cell>
          <table:table-cell table:style-name="ce38" office:value-type="string">
            <text:p>MIR</text:p>
          </table:table-cell>
          <table:table-cell table:style-name="ce42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42" table:formula="oooc:=COUNTIF([.C20:.K20];&quot;51&quot;) + COUNTIF([.C20:.K20];&quot;51L&quot;)" office:value-type="float" office:value="1">
            <text:p>1</text:p>
          </table:table-cell>
          <table:table-cell table:style-name="ce42" table:formula="oooc:=COUNTIF([.C20:.K20];&quot;52&quot;) + COUNTIF([.C20:.K20];&quot;52L&quot;)" office:value-type="float" office:value="1">
            <text:p>1</text:p>
          </table:table-cell>
          <table:table-cell table:style-name="ce42" table:formula="oooc:=COUNTIF([.C20:.K20];&quot;11-19&quot;) + COUNTIF([.C20:.K20];&quot;2&quot;)" office:value-type="float" office:value="1">
            <text:p>1</text:p>
          </table:table-cell>
          <table:table-cell table:style-name="ce42" table:formula="oooc:=COUNTIF([.C20:.K20];&quot;U&quot;)+COUNTIF([.C20:.K20];&quot;UL&quot;)" office:value-type="float" office:value="1">
            <text:p>1</text:p>
          </table:table-cell>
          <table:table-cell table:style-name="ce42" table:formula="oooc:=COUNTIF([.C20:.K20];&quot;KVIT&quot;)" office:value-type="float" office:value="1">
            <text:p>1</text:p>
          </table:table-cell>
          <table:table-cell table:style-name="ce51" table:formula="oooc:=COUNTBLANK([.C20:.K20])" office:value-type="float" office:value="2">
            <text:p>2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1-20">
            <text:p>20. jan 06</text:p>
          </table:table-cell>
          <table:table-cell table:style-name="ce9" table:formula="oooc:=TEXT([.A21];&quot;Ddd&quot;)" office:value-type="string" office:string-value="pet">
            <text:p>pet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<text:span text:style-name="T1">U</text:span>L</text:p>
          </table:table-cell>
          <table:table-cell table:style-name="ce14" office:value-type="string">
            <text:p>11-19</text:p>
          </table:table-cell>
          <table:table-cell table:style-name="ce15"/>
          <table:table-cell table:style-name="ce14" office:value-type="string">
            <text:p>KVIT</text:p>
          </table:table-cell>
          <table:table-cell table:style-name="ce27"/>
          <table:table-cell table:style-name="ce14" office:value-type="string">
            <text:p>52</text:p>
          </table:table-cell>
          <table:table-cell table:style-name="ce14" office:value-type="string">
            <text:p>X</text:p>
          </table:table-cell>
          <table:table-cell table:style-name="ce20" office:value-type="string">
            <text:p>D</text:p>
          </table:table-cell>
          <table:table-cell table:style-name="ce38" office:value-type="string">
            <text:p>MIR</text:p>
          </table:table-cell>
          <table:table-cell table:style-name="ce42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42" table:formula="oooc:=COUNTIF([.C21:.K21];&quot;51&quot;) + COUNTIF([.C21:.K21];&quot;51L&quot;)" office:value-type="float" office:value="1">
            <text:p>1</text:p>
          </table:table-cell>
          <table:table-cell table:style-name="ce42" table:formula="oooc:=COUNTIF([.C21:.K21];&quot;52&quot;) + COUNTIF([.C21:.K21];&quot;52L&quot;)" office:value-type="float" office:value="1">
            <text:p>1</text:p>
          </table:table-cell>
          <table:table-cell table:style-name="ce42" table:formula="oooc:=COUNTIF([.C21:.K21];&quot;11-19&quot;) + COUNTIF([.C21:.K21];&quot;2&quot;)" office:value-type="float" office:value="1">
            <text:p>1</text:p>
          </table:table-cell>
          <table:table-cell table:style-name="ce42" table:formula="oooc:=COUNTIF([.C21:.K21];&quot;U&quot;)+COUNTIF([.C21:.K21];&quot;UL&quot;)" office:value-type="float" office:value="1">
            <text:p>1</text:p>
          </table:table-cell>
          <table:table-cell table:style-name="ce42" table:formula="oooc:=COUNTIF([.C21:.K21];&quot;KVIT&quot;)" office:value-type="float" office:value="1">
            <text:p>1</text:p>
          </table:table-cell>
          <table:table-cell table:style-name="ce51" table:formula="oooc:=COUNTBLANK([.C21:.K21])" office:value-type="float" office:value="2">
            <text:p>2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1-21">
            <text:p>21. jan 06</text:p>
          </table:table-cell>
          <table:table-cell table:style-name="ce10" table:formula="oooc:=TEXT([.A22];&quot;Ddd&quot;)" office:value-type="string" office:string-value="sob">
            <text:p>sob</text:p>
          </table:table-cell>
          <table:table-cell table:style-name="ce17"/>
          <table:table-cell table:style-name="ce23"/>
          <table:table-cell table:style-name="ce17"/>
          <table:table-cell table:style-name="ce26"/>
          <table:table-cell table:style-name="ce18" office:value-type="string">
            <text:p>L</text:p>
          </table:table-cell>
          <table:table-cell table:style-name="ce26" table:number-columns-repeated="2"/>
          <table:table-cell table:style-name="ce32"/>
          <table:table-cell table:style-name="ce36" office:value-type="string">
            <text:p>D</text:p>
          </table:table-cell>
          <table:table-cell table:style-name="ce38" office:value-type="string">
            <text:p>DAN</text:p>
          </table:table-cell>
          <table:table-cell table:style-name="ce42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42" table:formula="oooc:=COUNTIF([.C22:.K22];&quot;51&quot;) + COUNTIF([.C22:.K22];&quot;51L&quot;)" office:value-type="float" office:value="0">
            <text:p>0</text:p>
          </table:table-cell>
          <table:table-cell table:style-name="ce42" table:formula="oooc:=COUNTIF([.C22:.K22];&quot;52&quot;) + COUNTIF([.C22:.K22];&quot;52L&quot;)" office:value-type="float" office:value="0">
            <text:p>0</text:p>
          </table:table-cell>
          <table:table-cell table:style-name="ce42" table:formula="oooc:=COUNTIF([.C22:.K22];&quot;11-19&quot;) + COUNTIF([.C22:.K22];&quot;2&quot;)" office:value-type="float" office:value="0">
            <text:p>0</text:p>
          </table:table-cell>
          <table:table-cell table:style-name="ce42" table:formula="oooc:=COUNTIF([.C22:.K22];&quot;U&quot;)+COUNTIF([.C22:.K22];&quot;UL&quot;)" office:value-type="float" office:value="0">
            <text:p>0</text:p>
          </table:table-cell>
          <table:table-cell table:style-name="ce42" table:formula="oooc:=COUNTIF([.C22:.K22];&quot;KVIT&quot;)" office:value-type="float" office:value="0">
            <text:p>0</text:p>
          </table:table-cell>
          <table:table-cell table:style-name="ce51" table:formula="oooc:=COUNTBLANK([.C22:.K22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1-22">
            <text:p>22. jan 06</text:p>
          </table:table-cell>
          <table:table-cell table:style-name="ce10" table:formula="oooc:=TEXT([.A23];&quot;Ddd&quot;)" office:value-type="string" office:string-value="ned">
            <text:p>ned</text:p>
          </table:table-cell>
          <table:table-cell table:style-name="ce13"/>
          <table:table-cell table:style-name="ce22"/>
          <table:table-cell table:style-name="ce25"/>
          <table:table-cell table:style-name="ce26"/>
          <table:table-cell table:style-name="ce19" office:value-type="string">
            <text:p>L</text:p>
          </table:table-cell>
          <table:table-cell table:style-name="ce26" table:number-columns-repeated="2"/>
          <table:table-cell table:style-name="ce25"/>
          <table:table-cell table:style-name="ce37" office:value-type="string">
            <text:p>D</text:p>
          </table:table-cell>
          <table:table-cell table:style-name="ce38" office:value-type="string">
            <text:p>DAN</text:p>
          </table:table-cell>
          <table:table-cell table:style-name="ce42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42" table:formula="oooc:=COUNTIF([.C23:.K23];&quot;51&quot;) + COUNTIF([.C23:.K23];&quot;51L&quot;)" office:value-type="float" office:value="0">
            <text:p>0</text:p>
          </table:table-cell>
          <table:table-cell table:style-name="ce42" table:formula="oooc:=COUNTIF([.C23:.K23];&quot;52&quot;) + COUNTIF([.C23:.K23];&quot;52L&quot;)" office:value-type="float" office:value="0">
            <text:p>0</text:p>
          </table:table-cell>
          <table:table-cell table:style-name="ce42" table:formula="oooc:=COUNTIF([.C23:.K23];&quot;11-19&quot;) + COUNTIF([.C23:.K23];&quot;2&quot;)" office:value-type="float" office:value="0">
            <text:p>0</text:p>
          </table:table-cell>
          <table:table-cell table:style-name="ce42" table:formula="oooc:=COUNTIF([.C23:.K23];&quot;U&quot;)+COUNTIF([.C23:.K23];&quot;UL&quot;)" office:value-type="float" office:value="0">
            <text:p>0</text:p>
          </table:table-cell>
          <table:table-cell table:style-name="ce42" table:formula="oooc:=COUNTIF([.C23:.K23];&quot;KVIT&quot;)" office:value-type="float" office:value="0">
            <text:p>0</text:p>
          </table:table-cell>
          <table:table-cell table:style-name="ce51" table:formula="oooc:=COUNTBLANK([.C23:.K23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1-23">
            <text:p>23. jan 06</text:p>
          </table:table-cell>
          <table:table-cell table:style-name="ce9" table:formula="oooc:=TEXT([.A24];&quot;Ddd&quot;)" office:value-type="string" office:string-value="pon">
            <text:p>pon</text:p>
          </table:table-cell>
          <table:table-cell table:style-name="ce14" office:value-type="string">
            <text:p>11-19</text:p>
          </table:table-cell>
          <table:table-cell table:style-name="ce20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27"/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24" office:value-type="string">
            <text:p><text:span text:style-name="T3">U</text:span>L</text:p>
          </table:table-cell>
          <table:table-cell table:style-name="ce38" office:value-type="string">
            <text:p>DAN</text:p>
          </table:table-cell>
          <table:table-cell table:style-name="ce42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42" table:formula="oooc:=COUNTIF([.C24:.K24];&quot;51&quot;) + COUNTIF([.C24:.K24];&quot;51L&quot;)" office:value-type="float" office:value="1">
            <text:p>1</text:p>
          </table:table-cell>
          <table:table-cell table:style-name="ce42" table:formula="oooc:=COUNTIF([.C24:.K24];&quot;52&quot;) + COUNTIF([.C24:.K24];&quot;52L&quot;)" office:value-type="float" office:value="1">
            <text:p>1</text:p>
          </table:table-cell>
          <table:table-cell table:style-name="ce42" table:formula="oooc:=COUNTIF([.C24:.K24];&quot;11-19&quot;) + COUNTIF([.C24:.K24];&quot;2&quot;)" office:value-type="float" office:value="1">
            <text:p>1</text:p>
          </table:table-cell>
          <table:table-cell table:style-name="ce42" table:formula="oooc:=COUNTIF([.C24:.K24];&quot;U&quot;)+COUNTIF([.C24:.K24];&quot;UL&quot;)" office:value-type="float" office:value="1">
            <text:p>1</text:p>
          </table:table-cell>
          <table:table-cell table:style-name="ce42" table:formula="oooc:=COUNTIF([.C24:.K24];&quot;KVIT&quot;)" office:value-type="float" office:value="2">
            <text:p>2</text:p>
          </table:table-cell>
          <table:table-cell table:style-name="ce51" table:formula="oooc:=COUNTBLANK([.C24:.K2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1-24">
            <text:p>24. jan 06</text:p>
          </table:table-cell>
          <table:table-cell table:style-name="ce9" table:formula="oooc:=TEXT([.A25];&quot;Ddd&quot;)" office:value-type="string" office:string-value="tor">
            <text:p>tor</text:p>
          </table:table-cell>
          <table:table-cell table:style-name="ce16" office:value-type="string">
            <text:p><text:span text:style-name="T1">51</text:span><text:span text:style-name="T2">L</text:span></text:p>
          </table:table-cell>
          <table:table-cell table:style-name="ce20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6"/>
          <table:table-cell table:style-name="ce20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20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38" office:value-type="string">
            <text:p>DAN</text:p>
          </table:table-cell>
          <table:table-cell table:style-name="ce42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42" table:formula="oooc:=COUNTIF([.C25:.K25];&quot;51&quot;) + COUNTIF([.C25:.K25];&quot;51L&quot;)" office:value-type="float" office:value="1">
            <text:p>1</text:p>
          </table:table-cell>
          <table:table-cell table:style-name="ce42" table:formula="oooc:=COUNTIF([.C25:.K25];&quot;52&quot;) + COUNTIF([.C25:.K25];&quot;52L&quot;)" office:value-type="float" office:value="1">
            <text:p>1</text:p>
          </table:table-cell>
          <table:table-cell table:style-name="ce42" table:formula="oooc:=COUNTIF([.C25:.K25];&quot;11-19&quot;) + COUNTIF([.C25:.K25];&quot;2&quot;)" office:value-type="float" office:value="1">
            <text:p>1</text:p>
          </table:table-cell>
          <table:table-cell table:style-name="ce42" table:formula="oooc:=COUNTIF([.C25:.K25];&quot;U&quot;)+COUNTIF([.C25:.K25];&quot;UL&quot;)" office:value-type="float" office:value="1">
            <text:p>1</text:p>
          </table:table-cell>
          <table:table-cell table:style-name="ce42" table:formula="oooc:=COUNTIF([.C25:.K25];&quot;KVIT&quot;)" office:value-type="float" office:value="1">
            <text:p>1</text:p>
          </table:table-cell>
          <table:table-cell table:style-name="ce51" table:formula="oooc:=COUNTBLANK([.C25:.K2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1-25">
            <text:p>25. jan 06</text:p>
          </table:table-cell>
          <table:table-cell table:style-name="ce9" table:formula="oooc:=TEXT([.A26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20" office:value-type="string">
            <text:p>D</text:p>
          </table:table-cell>
          <table:table-cell table:style-name="ce15" office:value-type="string">
            <text:p>51</text:p>
          </table:table-cell>
          <table:table-cell table:style-name="ce14"/>
          <table:table-cell table:style-name="ce20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16" office:value-type="string">
            <text:p><text:span text:style-name="T1">52</text:span><text:span text:style-name="T2">L</text:span>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38" office:value-type="string">
            <text:p>DAN</text:p>
          </table:table-cell>
          <table:table-cell table:style-name="ce42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42" table:formula="oooc:=COUNTIF([.C26:.K26];&quot;51&quot;) + COUNTIF([.C26:.K26];&quot;51L&quot;)" office:value-type="float" office:value="1">
            <text:p>1</text:p>
          </table:table-cell>
          <table:table-cell table:style-name="ce42" table:formula="oooc:=COUNTIF([.C26:.K26];&quot;52&quot;) + COUNTIF([.C26:.K26];&quot;52L&quot;)" office:value-type="float" office:value="1">
            <text:p>1</text:p>
          </table:table-cell>
          <table:table-cell table:style-name="ce42" table:formula="oooc:=COUNTIF([.C26:.K26];&quot;11-19&quot;) + COUNTIF([.C26:.K26];&quot;2&quot;)" office:value-type="float" office:value="1">
            <text:p>1</text:p>
          </table:table-cell>
          <table:table-cell table:style-name="ce42" table:formula="oooc:=COUNTIF([.C26:.K26];&quot;U&quot;)+COUNTIF([.C26:.K26];&quot;UL&quot;)" office:value-type="float" office:value="0">
            <text:p>0</text:p>
          </table:table-cell>
          <table:table-cell table:style-name="ce42" table:formula="oooc:=COUNTIF([.C26:.K26];&quot;KVIT&quot;)" office:value-type="float" office:value="2">
            <text:p>2</text:p>
          </table:table-cell>
          <table:table-cell table:style-name="ce51" table:formula="oooc:=COUNTBLANK([.C26:.K2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1-26">
            <text:p>26. jan 06</text:p>
          </table:table-cell>
          <table:table-cell table:style-name="ce9" table:formula="oooc:=TEXT([.A27];&quot;Ddd&quot;)" office:value-type="string" office:string-value="čet">
            <text:p>čet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<text:span text:style-name="T1">52</text:span><text:span text:style-name="T2">L</text:span></text:p>
          </table:table-cell>
          <table:table-cell table:style-name="ce20" office:value-type="string">
            <text:p>D</text:p>
          </table:table-cell>
          <table:table-cell table:style-name="ce14"/>
          <table:table-cell table:style-name="ce20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51</text:p>
          </table:table-cell>
          <table:table-cell table:style-name="ce20" office:value-type="string">
            <text:p>U</text:p>
          </table:table-cell>
          <table:table-cell table:style-name="ce38" office:value-type="string">
            <text:p>DAN</text:p>
          </table:table-cell>
          <table:table-cell table:style-name="ce42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42" table:formula="oooc:=COUNTIF([.C27:.K27];&quot;51&quot;) + COUNTIF([.C27:.K27];&quot;51L&quot;)" office:value-type="float" office:value="1">
            <text:p>1</text:p>
          </table:table-cell>
          <table:table-cell table:style-name="ce42" table:formula="oooc:=COUNTIF([.C27:.K27];&quot;52&quot;) + COUNTIF([.C27:.K27];&quot;52L&quot;)" office:value-type="float" office:value="1">
            <text:p>1</text:p>
          </table:table-cell>
          <table:table-cell table:style-name="ce42" table:formula="oooc:=COUNTIF([.C27:.K27];&quot;11-19&quot;) + COUNTIF([.C27:.K27];&quot;2&quot;)" office:value-type="float" office:value="1">
            <text:p>1</text:p>
          </table:table-cell>
          <table:table-cell table:style-name="ce42" table:formula="oooc:=COUNTIF([.C27:.K27];&quot;U&quot;)+COUNTIF([.C27:.K27];&quot;UL&quot;)" office:value-type="float" office:value="1">
            <text:p>1</text:p>
          </table:table-cell>
          <table:table-cell table:style-name="ce42" table:formula="oooc:=COUNTIF([.C27:.K27];&quot;KVIT&quot;)" office:value-type="float" office:value="1">
            <text:p>1</text:p>
          </table:table-cell>
          <table:table-cell table:style-name="ce51" table:formula="oooc:=COUNTBLANK([.C27:.K2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1-27">
            <text:p>27. jan 06</text:p>
          </table:table-cell>
          <table:table-cell table:style-name="ce9" table:formula="oooc:=TEXT([.A28];&quot;Ddd&quot;)" office:value-type="string" office:string-value="pet">
            <text:p>pet</text:p>
          </table:table-cell>
          <table:table-cell table:style-name="ce20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28"/>
          <table:table-cell table:style-name="ce15" office:value-type="string">
            <text:p>51</text:p>
          </table:table-cell>
          <table:table-cell table:style-name="ce14" office:value-type="string">
            <text:p>52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24" office:value-type="string">
            <text:p><text:span text:style-name="T3">KVIT</text:span>L</text:p>
          </table:table-cell>
          <table:table-cell table:style-name="ce38" office:value-type="string">
            <text:p>DAN</text:p>
          </table:table-cell>
          <table:table-cell table:style-name="ce42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42" table:formula="oooc:=COUNTIF([.C28:.K28];&quot;51&quot;) + COUNTIF([.C28:.K28];&quot;51L&quot;)" office:value-type="float" office:value="1">
            <text:p>1</text:p>
          </table:table-cell>
          <table:table-cell table:style-name="ce42" table:formula="oooc:=COUNTIF([.C28:.K28];&quot;52&quot;) + COUNTIF([.C28:.K28];&quot;52L&quot;)" office:value-type="float" office:value="1">
            <text:p>1</text:p>
          </table:table-cell>
          <table:table-cell table:style-name="ce42" table:formula="oooc:=COUNTIF([.C28:.K28];&quot;11-19&quot;) + COUNTIF([.C28:.K28];&quot;2&quot;)" office:value-type="float" office:value="1">
            <text:p>1</text:p>
          </table:table-cell>
          <table:table-cell table:style-name="ce42" table:formula="oooc:=COUNTIF([.C28:.K28];&quot;U&quot;)+COUNTIF([.C28:.K28];&quot;UL&quot;)" office:value-type="float" office:value="1">
            <text:p>1</text:p>
          </table:table-cell>
          <table:table-cell table:style-name="ce42" table:formula="oooc:=COUNTIF([.C28:.K28];&quot;KVIT&quot;)" office:value-type="float" office:value="1">
            <text:p>1</text:p>
          </table:table-cell>
          <table:table-cell table:style-name="ce51" table:formula="oooc:=COUNTBLANK([.C28:.K2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1-28">
            <text:p>28. jan 06</text:p>
          </table:table-cell>
          <table:table-cell table:style-name="ce10" table:formula="oooc:=TEXT([.A29];&quot;Ddd&quot;)" office:value-type="string" office:string-value="sob">
            <text:p>sob</text:p>
          </table:table-cell>
          <table:table-cell table:style-name="ce17"/>
          <table:table-cell table:style-name="ce23"/>
          <table:table-cell table:style-name="ce17"/>
          <table:table-cell table:style-name="ce26"/>
          <table:table-cell table:style-name="ce17"/>
          <table:table-cell table:style-name="ce26" table:number-columns-repeated="2"/>
          <table:table-cell table:style-name="ce18" office:value-type="string">
            <text:p>L</text:p>
          </table:table-cell>
          <table:table-cell table:style-name="ce17"/>
          <table:table-cell table:style-name="ce38" office:value-type="string">
            <text:p>ŠOŠ</text:p>
          </table:table-cell>
          <table:table-cell table:style-name="ce42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42" table:formula="oooc:=COUNTIF([.C29:.K29];&quot;51&quot;) + COUNTIF([.C29:.K29];&quot;51L&quot;)" office:value-type="float" office:value="0">
            <text:p>0</text:p>
          </table:table-cell>
          <table:table-cell table:style-name="ce42" table:formula="oooc:=COUNTIF([.C29:.K29];&quot;52&quot;) + COUNTIF([.C29:.K29];&quot;52L&quot;)" office:value-type="float" office:value="0">
            <text:p>0</text:p>
          </table:table-cell>
          <table:table-cell table:style-name="ce42" table:formula="oooc:=COUNTIF([.C29:.K29];&quot;11-19&quot;) + COUNTIF([.C29:.K29];&quot;2&quot;)" office:value-type="float" office:value="0">
            <text:p>0</text:p>
          </table:table-cell>
          <table:table-cell table:style-name="ce42" table:formula="oooc:=COUNTIF([.C29:.K29];&quot;U&quot;)+COUNTIF([.C29:.K29];&quot;UL&quot;)" office:value-type="float" office:value="0">
            <text:p>0</text:p>
          </table:table-cell>
          <table:table-cell table:style-name="ce42" table:formula="oooc:=COUNTIF([.C29:.K29];&quot;KVIT&quot;)" office:value-type="float" office:value="0">
            <text:p>0</text:p>
          </table:table-cell>
          <table:table-cell table:style-name="ce51" table:formula="oooc:=COUNTBLANK([.C29:.K29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1-29">
            <text:p>29. jan 06</text:p>
          </table:table-cell>
          <table:table-cell table:style-name="ce10" table:formula="oooc:=TEXT([.A30];&quot;Ddd&quot;)" office:value-type="string" office:string-value="ned">
            <text:p>ned</text:p>
          </table:table-cell>
          <table:table-cell table:style-name="ce13"/>
          <table:table-cell table:style-name="ce22"/>
          <table:table-cell table:style-name="ce25"/>
          <table:table-cell table:style-name="ce26"/>
          <table:table-cell table:style-name="ce29"/>
          <table:table-cell table:style-name="ce26" table:number-columns-repeated="2"/>
          <table:table-cell table:style-name="ce19" office:value-type="string">
            <text:p>L</text:p>
          </table:table-cell>
          <table:table-cell table:style-name="ce25"/>
          <table:table-cell table:style-name="ce38" office:value-type="string">
            <text:p>ŠOŠ</text:p>
          </table:table-cell>
          <table:table-cell table:style-name="ce42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42" table:formula="oooc:=COUNTIF([.C30:.K30];&quot;51&quot;) + COUNTIF([.C30:.K30];&quot;51L&quot;)" office:value-type="float" office:value="0">
            <text:p>0</text:p>
          </table:table-cell>
          <table:table-cell table:style-name="ce42" table:formula="oooc:=COUNTIF([.C30:.K30];&quot;52&quot;) + COUNTIF([.C30:.K30];&quot;52L&quot;)" office:value-type="float" office:value="0">
            <text:p>0</text:p>
          </table:table-cell>
          <table:table-cell table:style-name="ce42" table:formula="oooc:=COUNTIF([.C30:.K30];&quot;11-19&quot;) + COUNTIF([.C30:.K30];&quot;2&quot;)" office:value-type="float" office:value="0">
            <text:p>0</text:p>
          </table:table-cell>
          <table:table-cell table:style-name="ce42" table:formula="oooc:=COUNTIF([.C30:.K30];&quot;U&quot;)+COUNTIF([.C30:.K30];&quot;UL&quot;)" office:value-type="float" office:value="0">
            <text:p>0</text:p>
          </table:table-cell>
          <table:table-cell table:style-name="ce42" table:formula="oooc:=COUNTIF([.C30:.K30];&quot;KVIT&quot;)" office:value-type="float" office:value="0">
            <text:p>0</text:p>
          </table:table-cell>
          <table:table-cell table:style-name="ce51" table:formula="oooc:=COUNTBLANK([.C30:.K30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1-30">
            <text:p>30. jan 06</text:p>
          </table:table-cell>
          <table:table-cell table:style-name="ce9" table:formula="oooc:=TEXT([.A31];&quot;Ddd&quot;)" office:value-type="string" office:string-value="pon">
            <text:p>pon</text:p>
          </table:table-cell>
          <table:table-cell table:number-columns-repeated="2" table:style-name="ce21" office:value-type="string">
            <text:p>SD</text:p>
          </table:table-cell>
          <table:table-cell table:style-name="ce14" office:value-type="string">
            <text:p>KVIT</text:p>
          </table:table-cell>
          <table:table-cell table:style-name="ce27"/>
          <table:table-cell table:style-name="ce20" office:value-type="string">
            <text:p>U</text:p>
          </table:table-cell>
          <table:table-cell table:style-name="ce14" office:value-type="string">
            <text:p>11-19</text:p>
          </table:table-cell>
          <table:table-cell table:style-name="ce16" office:value-type="string">
            <text:p><text:span text:style-name="T1">51</text:span><text:span text:style-name="T2">L</text:span>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38" office:value-type="string">
            <text:p>ŠOŠ</text:p>
          </table:table-cell>
          <table:table-cell table:style-name="ce42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42" table:formula="oooc:=COUNTIF([.C31:.K31];&quot;51&quot;) + COUNTIF([.C31:.K31];&quot;51L&quot;)" office:value-type="float" office:value="1">
            <text:p>1</text:p>
          </table:table-cell>
          <table:table-cell table:style-name="ce42" table:formula="oooc:=COUNTIF([.C31:.K31];&quot;52&quot;) + COUNTIF([.C31:.K31];&quot;52L&quot;)" office:value-type="float" office:value="1">
            <text:p>1</text:p>
          </table:table-cell>
          <table:table-cell table:style-name="ce42" table:formula="oooc:=COUNTIF([.C31:.K31];&quot;11-19&quot;) + COUNTIF([.C31:.K31];&quot;2&quot;)" office:value-type="float" office:value="1">
            <text:p>1</text:p>
          </table:table-cell>
          <table:table-cell table:style-name="ce42" table:formula="oooc:=COUNTIF([.C31:.K31];&quot;U&quot;)+COUNTIF([.C31:.K31];&quot;UL&quot;)" office:value-type="float" office:value="1">
            <text:p>1</text:p>
          </table:table-cell>
          <table:table-cell table:style-name="ce42" table:formula="oooc:=COUNTIF([.C31:.K31];&quot;KVIT&quot;)" office:value-type="float" office:value="1">
            <text:p>1</text:p>
          </table:table-cell>
          <table:table-cell table:style-name="ce51" table:formula="oooc:=COUNTBLANK([.C31:.K3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1-31">
            <text:p>31. jan 06</text:p>
          </table:table-cell>
          <table:table-cell table:style-name="ce9" table:formula="oooc:=TEXT([.A32];&quot;Ddd&quot;)" office:value-type="string" office:string-value="tor">
            <text:p>tor</text:p>
          </table:table-cell>
          <table:table-cell table:number-columns-repeated="2" table:style-name="ce21" office:value-type="string">
            <text:p>SD</text:p>
          </table:table-cell>
          <table:table-cell table:style-name="ce15" office:value-type="string">
            <text:p>51</text:p>
          </table:table-cell>
          <table:table-cell table:style-name="ce15"/>
          <table:table-cell table:style-name="ce14" office:value-type="string">
            <text:p>KVIT</text:p>
          </table:table-cell>
          <table:table-cell table:style-name="ce16" office:value-type="string">
            <text:p><text:span text:style-name="T1">52</text:span><text:span text:style-name="T2">L</text:span></text:p>
          </table:table-cell>
          <table:table-cell table:style-name="ce14" office:value-type="string">
            <text:p>X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ŠOŠ</text:p>
          </table:table-cell>
          <table:table-cell table:style-name="ce42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1">
            <text:p>1</text:p>
          </table:table-cell>
          <table:table-cell table:style-name="ce42" table:formula="oooc:=COUNTIF([.C32:.K32];&quot;51&quot;) + COUNTIF([.C32:.K32];&quot;51L&quot;)" office:value-type="float" office:value="1">
            <text:p>1</text:p>
          </table:table-cell>
          <table:table-cell table:style-name="ce42" table:formula="oooc:=COUNTIF([.C32:.K32];&quot;52&quot;) + COUNTIF([.C32:.K32];&quot;52L&quot;)" office:value-type="float" office:value="1">
            <text:p>1</text:p>
          </table:table-cell>
          <table:table-cell table:style-name="ce42" table:formula="oooc:=COUNTIF([.C32:.K32];&quot;11-19&quot;) + COUNTIF([.C32:.K32];&quot;2&quot;)" office:value-type="float" office:value="1">
            <text:p>1</text:p>
          </table:table-cell>
          <table:table-cell table:style-name="ce42" table:formula="oooc:=COUNTIF([.C32:.K32];&quot;U&quot;)+COUNTIF([.C32:.K32];&quot;UL&quot;)" office:value-type="float" office:value="1">
            <text:p>1</text:p>
          </table:table-cell>
          <table:table-cell table:style-name="ce42" table:formula="oooc:=COUNTIF([.C32:.K32];&quot;KVIT&quot;)" office:value-type="float" office:value="1">
            <text:p>1</text:p>
          </table:table-cell>
          <table:table-cell table:style-name="ce51" table:formula="oooc:=COUNTBLANK([.C32:.K3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4" table:number-columns-repeated="12"/>
          <table:table-cell table:style-name="ce43" table:number-columns-repeated="6"/>
          <table:table-cell table:style-name="ce52"/>
          <table:table-cell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+COUNTIF([.C2:.C32];&quot;kvitL&quot;)+COUNTIF([.C2:.C32];&quot;UL&quot;)" office:value-type="float" office:value="4">
            <text:p>4</text:p>
          </table:table-cell>
          <table:table-cell table:style-name="ce4" table:formula="oooc:=COUNTIF([.D2:.D32];&quot;L&quot;)+COUNTIF([.D2:.D32];&quot;51L&quot;)+COUNTIF([.D2:.D32];&quot;52L&quot;)+COUNTIF([.D2:.D32];&quot;1L&quot;)+COUNTIF([.D2:.D32];&quot;kvitL&quot;)+COUNTIF([.D2:.D32];&quot;UL&quot;)" office:value-type="float" office:value="5">
            <text:p>5</text:p>
          </table:table-cell>
          <table:table-cell table:style-name="ce4" table:formula="oooc:=COUNTIF([.E2:.E32];&quot;L&quot;)+COUNTIF([.E2:.E32];&quot;51L&quot;)+COUNTIF([.E2:.E32];&quot;52L&quot;)+COUNTIF([.E2:.E32];&quot;1L&quot;)+COUNTIF([.E2:.E32];&quot;kvitL&quot;)+COUNTIF([.E2:.E32];&quot;UL&quot;)" office:value-type="float" office:value="4">
            <text:p>4</text:p>
          </table:table-cell>
          <table:table-cell table:style-name="ce4" table:formula="oooc:=COUNTIF([.F2:.F32];&quot;L&quot;)+COUNTIF([.F2:.F32];&quot;51L&quot;)+COUNTIF([.F2:.F32];&quot;52L&quot;)+COUNTIF([.F2:.F32];&quot;1L&quot;)+COUNTIF([.F2:.F32];&quot;kvitL&quot;)+COUNTIF([.F2:.F32];&quot;UL&quot;)" office:value-type="float" office:value="0">
            <text:p>0</text:p>
          </table:table-cell>
          <table:table-cell table:style-name="ce4" table:formula="oooc:=COUNTIF([.G2:.G32];&quot;L&quot;)+COUNTIF([.G2:.G32];&quot;51L&quot;)+COUNTIF([.G2:.G32];&quot;52L&quot;)+COUNTIF([.G2:.G32];&quot;1L&quot;)+COUNTIF([.G2:.G32];&quot;kvitL&quot;)+COUNTIF([.G2:.G32];&quot;UL&quot;)" office:value-type="float" office:value="5">
            <text:p>5</text:p>
          </table:table-cell>
          <table:table-cell table:style-name="ce4" table:formula="oooc:=COUNTIF([.H2:.H32];&quot;L&quot;)+COUNTIF([.H2:.H32];&quot;51L&quot;)+COUNTIF([.H2:.H32];&quot;52L&quot;)+COUNTIF([.H2:.H32];&quot;1L&quot;)+COUNTIF([.H2:.H32];&quot;kvitL&quot;)+COUNTIF([.H2:.H32];&quot;UL&quot;)" office:value-type="float" office:value="1">
            <text:p>1</text:p>
          </table:table-cell>
          <table:table-cell table:style-name="ce4" table:formula="oooc:=COUNTIF([.I2:.I32];&quot;L&quot;)+COUNTIF([.I2:.I32];&quot;51L&quot;)+COUNTIF([.I2:.I32];&quot;52L&quot;)+COUNTIF([.I2:.I32];&quot;1L&quot;)+COUNTIF([.I2:.I32];&quot;kvitL&quot;)+COUNTIF([.I2:.I32];&quot;UL&quot;)" office:value-type="float" office:value="4">
            <text:p>4</text:p>
          </table:table-cell>
          <table:table-cell table:style-name="ce4" table:formula="oooc:=COUNTIF([.J2:.J32];&quot;L&quot;)+COUNTIF([.J2:.J32];&quot;51L&quot;)+COUNTIF([.J2:.J32];&quot;52L&quot;)+COUNTIF([.J2:.J32];&quot;1L&quot;)+COUNTIF([.J2:.J32];&quot;kvitL&quot;)+COUNTIF([.J2:.J32];&quot;UL&quot;)" office:value-type="float" office:value="4">
            <text:p>4</text:p>
          </table:table-cell>
          <table:table-cell table:style-name="ce4" table:formula="oooc:=COUNTIF([.K2:.K32];&quot;L&quot;)+COUNTIF([.K2:.K32];&quot;51L&quot;)+COUNTIF([.K2:.K32];&quot;52L&quot;)+COUNTIF([.K2:.K32];&quot;1L&quot;)+COUNTIF([.K2:.K32];&quot;kvitL&quot;)+COUNTIF([.K2:.K32];&quot;UL&quot;)" office:value-type="float" office:value="4">
            <text:p>4</text:p>
          </table:table-cell>
          <table:table-cell table:style-name="ce40" table:number-columns-repeated="3"/>
          <table:table-cell table:style-name="ce46"/>
          <table:table-cell table:style-name="ce40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5">
            <text:p>5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0">
            <text:p>0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6">
            <text:p>6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4">
            <text:p>4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3">
            <text:p>3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0">
            <text:p>0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bruar" table:style-name="ta1" table:print-ranges="februar.A1:februar.L29">
        <table:table-column table:style-name="co1" table:default-cell-style-name="ce5"/>
        <table:table-column table:style-name="co2" table:number-columns-repeated="11" table:default-cell-style-name="ce5"/>
        <table:table-column table:style-name="co4" table:default-cell-style-name="ce44"/>
        <table:table-column table:style-name="co11" table:number-columns-repeated="2" table:default-cell-style-name="ce44"/>
        <table:table-column table:style-name="co12" table:default-cell-style-name="ce44"/>
        <table:table-column table:style-name="co7" table:default-cell-style-name="ce44"/>
        <table:table-column table:style-name="co5" table:default-cell-style-name="ce44"/>
        <table:table-column table:style-name="co13" table:default-cell-style-name="ce44"/>
        <table:table-column table:style-name="co10" table:number-columns-repeated="237" table:default-cell-style-name="ce5"/>
        <table:table-row table:style-name="ro1">
          <table:table-cell table:style-name="ce53" office:value-type="string">
            <text:p>Datum</text:p>
          </table:table-cell>
          <table:table-cell table:style-name="ce56"/>
          <table:table-cell table:style-name="ce57" office:value-type="string">
            <text:p>KOS</text:p>
          </table:table-cell>
          <table:table-cell table:style-name="ce57" office:value-type="string">
            <text:p>ŠOŠ</text:p>
          </table:table-cell>
          <table:table-cell table:style-name="ce57" office:value-type="string">
            <text:p>PIN</text:p>
          </table:table-cell>
          <table:table-cell table:style-name="ce57"/>
          <table:table-cell table:style-name="ce57" office:value-type="string">
            <text:p>MIR</text:p>
          </table:table-cell>
          <table:table-cell table:style-name="ce57" office:value-type="string">
            <text:p>HOL</text:p>
          </table:table-cell>
          <table:table-cell table:style-name="ce57" office:value-type="string">
            <text:p>DEV</text:p>
          </table:table-cell>
          <table:table-cell table:style-name="ce57" office:value-type="string">
            <text:p>DAN</text:p>
          </table:table-cell>
          <table:table-cell table:style-name="ce62" office:value-type="string">
            <text:p>MSS</text:p>
          </table:table-cell>
          <table:table-cell table:style-name="ce39" office:value-type="string">
            <text:p>TX</text:p>
          </table:table-cell>
          <table:table-cell table:style-name="ce63" office:value-type="string">
            <text:p>L</text:p>
          </table:table-cell>
          <table:table-cell table:style-name="ce65" office:value-type="float" office:value="51">
            <text:p>51</text:p>
          </table:table-cell>
          <table:table-cell table:style-name="ce65" office:value-type="float" office:value="52">
            <text:p>52</text:p>
          </table:table-cell>
          <table:table-cell table:style-name="ce66" office:value-type="string">
            <text:p>11-19</text:p>
          </table:table-cell>
          <table:table-cell table:style-name="ce67" office:value-type="string">
            <text:p>U</text:p>
          </table:table-cell>
          <table:table-cell table:style-name="ce68" office:value-type="string">
            <text:p>KVIT</text:p>
          </table:table-cell>
          <table:table-cell table:style-name="ce43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2-01">
            <text:p>1. feb 06</text:p>
          </table:table-cell>
          <table:table-cell table:style-name="ce57" table:formula="oooc:=TEXT([.A2];&quot;Ddd&quot;)" office:value-type="string" office:string-value="sre">
            <text:p>sre</text:p>
          </table:table-cell>
          <table:table-cell table:number-columns-repeated="2" table:style-name="ce15" office:value-type="string">
            <text:p>SD</text:p>
          </table:table-cell>
          <table:table-cell table:style-name="ce14" office:value-type="string">
            <text:p>D</text:p>
          </table:table-cell>
          <table:table-cell table:style-name="ce34"/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<text:span text:style-name="T1">51</text:span><text:span text:style-name="T2">L</text:span>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ŠOŠ</text:p>
          </table:table-cell>
          <table:table-cell table:style-name="ce64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64" table:formula="oooc:=COUNTIF([.C2:.K2];&quot;51&quot;) + COUNTIF([.C2:.K2];&quot;51L&quot;)" office:value-type="float" office:value="1">
            <text:p>1</text:p>
          </table:table-cell>
          <table:table-cell table:style-name="ce64" table:formula="oooc:=COUNTIF([.C2:.K2];&quot;52&quot;) + COUNTIF([.C2:.K2];&quot;52L&quot;)" office:value-type="float" office:value="1">
            <text:p>1</text:p>
          </table:table-cell>
          <table:table-cell table:style-name="ce64" table:formula="oooc:=COUNTIF([.C2:.K2];&quot;11-19&quot;) + COUNTIF([.C2:.K2];&quot;2&quot;)" office:value-type="float" office:value="1">
            <text:p>1</text:p>
          </table:table-cell>
          <table:table-cell table:style-name="ce64" table:formula="oooc:=COUNTIF([.C2:.K2];&quot;U&quot;)+COUNTIF([.C2:.K2];&quot;UL&quot;)" office:value-type="float" office:value="0">
            <text:p>0</text:p>
          </table:table-cell>
          <table:table-cell table:style-name="ce64" table:formula="oooc:=COUNTIF([.C2:.K2];&quot;KVIT&quot;)" office:value-type="float" office:value="1">
            <text:p>1</text:p>
          </table:table-cell>
          <table:table-cell table:style-name="ce69" table:formula="oooc:=COUNTBLANK([.C2:.K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2-02">
            <text:p>2. feb 06</text:p>
          </table:table-cell>
          <table:table-cell table:style-name="ce57" table:formula="oooc:=TEXT([.A3];&quot;Ddd&quot;)" office:value-type="string" office:string-value="čet">
            <text:p>čet</text:p>
          </table:table-cell>
          <table:table-cell table:number-columns-repeated="2" table:style-name="ce15" office:value-type="string">
            <text:p>SD</text:p>
          </table:table-cell>
          <table:table-cell table:style-name="ce14" office:value-type="string">
            <text:p>D</text:p>
          </table:table-cell>
          <table:table-cell table:style-name="ce34"/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<text:span text:style-name="T1">U</text:span>L</text:p>
          </table:table-cell>
          <table:table-cell table:style-name="ce15" office:value-type="string">
            <text:p>51</text:p>
          </table:table-cell>
          <table:table-cell table:style-name="ce39" office:value-type="string">
            <text:p>ŠOŠ</text:p>
          </table:table-cell>
          <table:table-cell table:style-name="ce64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64" table:formula="oooc:=COUNTIF([.C3:.K3];&quot;51&quot;) + COUNTIF([.C3:.K3];&quot;51L&quot;)" office:value-type="float" office:value="1">
            <text:p>1</text:p>
          </table:table-cell>
          <table:table-cell table:style-name="ce64" table:formula="oooc:=COUNTIF([.C3:.K3];&quot;52&quot;) + COUNTIF([.C3:.K3];&quot;52L&quot;)" office:value-type="float" office:value="1">
            <text:p>1</text:p>
          </table:table-cell>
          <table:table-cell table:style-name="ce64" table:formula="oooc:=COUNTIF([.C3:.K3];&quot;11-19&quot;) + COUNTIF([.C3:.K3];&quot;2&quot;)" office:value-type="float" office:value="0">
            <text:p>0</text:p>
          </table:table-cell>
          <table:table-cell table:style-name="ce64" table:formula="oooc:=COUNTIF([.C3:.K3];&quot;U&quot;)+COUNTIF([.C3:.K3];&quot;UL&quot;)" office:value-type="float" office:value="1">
            <text:p>1</text:p>
          </table:table-cell>
          <table:table-cell table:style-name="ce64" table:formula="oooc:=COUNTIF([.C3:.K3];&quot;KVIT&quot;)" office:value-type="float" office:value="1">
            <text:p>1</text:p>
          </table:table-cell>
          <table:table-cell table:style-name="ce69" table:formula="oooc:=COUNTBLANK([.C3:.K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2-03">
            <text:p>3. feb 06</text:p>
          </table:table-cell>
          <table:table-cell table:style-name="ce57" table:formula="oooc:=TEXT([.A4];&quot;Ddd&quot;)" office:value-type="string" office:string-value="pet">
            <text:p>pet</text:p>
          </table:table-cell>
          <table:table-cell table:number-columns-repeated="2" table:style-name="ce15" office:value-type="string">
            <text:p>SD</text:p>
          </table:table-cell>
          <table:table-cell table:style-name="ce14" office:value-type="string">
            <text:p>D</text:p>
          </table:table-cell>
          <table:table-cell table:style-name="ce34"/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<text:span text:style-name="T1">51</text:span><text:span text:style-name="T2">L</text:span></text:p>
          </table:table-cell>
          <table:table-cell table:style-name="ce39" office:value-type="string">
            <text:p>ŠOŠ</text:p>
          </table:table-cell>
          <table:table-cell table:style-name="ce64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64" table:formula="oooc:=COUNTIF([.C4:.K4];&quot;51&quot;) + COUNTIF([.C4:.K4];&quot;51L&quot;)" office:value-type="float" office:value="1">
            <text:p>1</text:p>
          </table:table-cell>
          <table:table-cell table:style-name="ce64" table:formula="oooc:=COUNTIF([.C4:.K4];&quot;52&quot;) + COUNTIF([.C4:.K4];&quot;52L&quot;)" office:value-type="float" office:value="1">
            <text:p>1</text:p>
          </table:table-cell>
          <table:table-cell table:style-name="ce64" table:formula="oooc:=COUNTIF([.C4:.K4];&quot;11-19&quot;) + COUNTIF([.C4:.K4];&quot;2&quot;)" office:value-type="float" office:value="0">
            <text:p>0</text:p>
          </table:table-cell>
          <table:table-cell table:style-name="ce64" table:formula="oooc:=COUNTIF([.C4:.K4];&quot;U&quot;)+COUNTIF([.C4:.K4];&quot;UL&quot;)" office:value-type="float" office:value="0">
            <text:p>0</text:p>
          </table:table-cell>
          <table:table-cell table:style-name="ce64" table:formula="oooc:=COUNTIF([.C4:.K4];&quot;KVIT&quot;)" office:value-type="float" office:value="1">
            <text:p>1</text:p>
          </table:table-cell>
          <table:table-cell table:style-name="ce69" table:formula="oooc:=COUNTBLANK([.C4:.K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2-04">
            <text:p>4. feb 06</text:p>
          </table:table-cell>
          <table:table-cell table:style-name="ce58" table:formula="oooc:=TEXT([.A5];&quot;Ddd&quot;)" office:value-type="string" office:string-value="sob">
            <text:p>sob</text:p>
          </table:table-cell>
          <table:table-cell table:style-name="ce17"/>
          <table:table-cell table:style-name="ce30" office:value-type="string">
            <text:p>L</text:p>
          </table:table-cell>
          <table:table-cell table:style-name="ce17"/>
          <table:table-cell table:style-name="ce37"/>
          <table:table-cell table:style-name="ce17"/>
          <table:table-cell table:style-name="ce37" table:number-columns-repeated="2"/>
          <table:table-cell table:style-name="ce32"/>
          <table:table-cell table:style-name="ce17"/>
          <table:table-cell table:style-name="ce39" office:value-type="string">
            <text:p>MSS</text:p>
          </table:table-cell>
          <table:table-cell table:style-name="ce64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64" table:formula="oooc:=COUNTIF([.C5:.K5];&quot;51&quot;) + COUNTIF([.C5:.K5];&quot;51L&quot;)" office:value-type="float" office:value="0">
            <text:p>0</text:p>
          </table:table-cell>
          <table:table-cell table:style-name="ce64" table:formula="oooc:=COUNTIF([.C5:.K5];&quot;52&quot;) + COUNTIF([.C5:.K5];&quot;52L&quot;)" office:value-type="float" office:value="0">
            <text:p>0</text:p>
          </table:table-cell>
          <table:table-cell table:style-name="ce64" table:formula="oooc:=COUNTIF([.C5:.K5];&quot;11-19&quot;) + COUNTIF([.C5:.K5];&quot;2&quot;)" office:value-type="float" office:value="0">
            <text:p>0</text:p>
          </table:table-cell>
          <table:table-cell table:style-name="ce64" table:formula="oooc:=COUNTIF([.C5:.K5];&quot;U&quot;)+COUNTIF([.C5:.K5];&quot;UL&quot;)" office:value-type="float" office:value="0">
            <text:p>0</text:p>
          </table:table-cell>
          <table:table-cell table:style-name="ce64" table:formula="oooc:=COUNTIF([.C5:.K5];&quot;KVIT&quot;)" office:value-type="float" office:value="0">
            <text:p>0</text:p>
          </table:table-cell>
          <table:table-cell table:style-name="ce69" table:formula="oooc:=COUNTBLANK([.C5:.K5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2-05">
            <text:p>5. feb 06</text:p>
          </table:table-cell>
          <table:table-cell table:style-name="ce58" table:formula="oooc:=TEXT([.A6];&quot;Ddd&quot;)" office:value-type="string" office:string-value="ned">
            <text:p>ned</text:p>
          </table:table-cell>
          <table:table-cell table:style-name="ce13"/>
          <table:table-cell table:style-name="ce30" office:value-type="string">
            <text:p>L</text:p>
          </table:table-cell>
          <table:table-cell table:style-name="ce31"/>
          <table:table-cell table:style-name="ce37"/>
          <table:table-cell table:style-name="ce60"/>
          <table:table-cell table:style-name="ce37" table:number-columns-repeated="2"/>
          <table:table-cell table:style-name="ce31" table:number-columns-repeated="2"/>
          <table:table-cell table:style-name="ce39" office:value-type="string">
            <text:p>MSS</text:p>
          </table:table-cell>
          <table:table-cell table:style-name="ce64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64" table:formula="oooc:=COUNTIF([.C6:.K6];&quot;51&quot;) + COUNTIF([.C6:.K6];&quot;51L&quot;)" office:value-type="float" office:value="0">
            <text:p>0</text:p>
          </table:table-cell>
          <table:table-cell table:style-name="ce64" table:formula="oooc:=COUNTIF([.C6:.K6];&quot;52&quot;) + COUNTIF([.C6:.K6];&quot;52L&quot;)" office:value-type="float" office:value="0">
            <text:p>0</text:p>
          </table:table-cell>
          <table:table-cell table:style-name="ce64" table:formula="oooc:=COUNTIF([.C6:.K6];&quot;11-19&quot;) + COUNTIF([.C6:.K6];&quot;2&quot;)" office:value-type="float" office:value="0">
            <text:p>0</text:p>
          </table:table-cell>
          <table:table-cell table:style-name="ce64" table:formula="oooc:=COUNTIF([.C6:.K6];&quot;U&quot;)+COUNTIF([.C6:.K6];&quot;UL&quot;)" office:value-type="float" office:value="0">
            <text:p>0</text:p>
          </table:table-cell>
          <table:table-cell table:style-name="ce64" table:formula="oooc:=COUNTIF([.C6:.K6];&quot;KVIT&quot;)" office:value-type="float" office:value="0">
            <text:p>0</text:p>
          </table:table-cell>
          <table:table-cell table:style-name="ce69" table:formula="oooc:=COUNTBLANK([.C6:.K6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2-06">
            <text:p>6. feb 06</text:p>
          </table:table-cell>
          <table:table-cell table:style-name="ce59" table:formula="oooc:=TEXT([.A7];&quot;Ddd&quot;)" office:value-type="string" office:string-value="pon">
            <text:p>pon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34"/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39" office:value-type="string">
            <text:p>MSS</text:p>
          </table:table-cell>
          <table:table-cell table:style-name="ce64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64" table:formula="oooc:=COUNTIF([.C7:.K7];&quot;51&quot;) + COUNTIF([.C7:.K7];&quot;51L&quot;)" office:value-type="float" office:value="1">
            <text:p>1</text:p>
          </table:table-cell>
          <table:table-cell table:style-name="ce64" table:formula="oooc:=COUNTIF([.C7:.K7];&quot;52&quot;) + COUNTIF([.C7:.K7];&quot;52L&quot;)" office:value-type="float" office:value="1">
            <text:p>1</text:p>
          </table:table-cell>
          <table:table-cell table:style-name="ce64" table:formula="oooc:=COUNTIF([.C7:.K7];&quot;11-19&quot;) + COUNTIF([.C7:.K7];&quot;2&quot;)" office:value-type="float" office:value="1">
            <text:p>1</text:p>
          </table:table-cell>
          <table:table-cell table:style-name="ce64" table:formula="oooc:=COUNTIF([.C7:.K7];&quot;U&quot;)+COUNTIF([.C7:.K7];&quot;UL&quot;)" office:value-type="float" office:value="1">
            <text:p>1</text:p>
          </table:table-cell>
          <table:table-cell table:style-name="ce64" table:formula="oooc:=COUNTIF([.C7:.K7];&quot;KVIT&quot;)" office:value-type="float" office:value="2">
            <text:p>2</text:p>
          </table:table-cell>
          <table:table-cell table:style-name="ce69" table:formula="oooc:=COUNTBLANK([.C7:.K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2-07">
            <text:p>7. feb 06</text:p>
          </table:table-cell>
          <table:table-cell table:style-name="ce59" table:formula="oooc:=TEXT([.A8];&quot;Ddd&quot;)" office:value-type="string" office:string-value="tor">
            <text:p>tor</text:p>
          </table:table-cell>
          <table:table-cell table:style-name="ce14" office:value-type="string">
            <text:p>11-19</text:p>
          </table:table-cell>
          <table:table-cell table:style-name="ce15" office:value-type="string">
            <text:p>SD</text:p>
          </table:table-cell>
          <table:table-cell table:style-name="ce15" office:value-type="string">
            <text:p>51</text:p>
          </table:table-cell>
          <table:table-cell table:style-name="ce34"/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20" office:value-type="string">
            <text:p>U</text:p>
          </table:table-cell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KVIT</text:p>
          </table:table-cell>
          <table:table-cell table:style-name="ce39" office:value-type="string">
            <text:p>MSS</text:p>
          </table:table-cell>
          <table:table-cell table:style-name="ce64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64" table:formula="oooc:=COUNTIF([.C8:.K8];&quot;51&quot;) + COUNTIF([.C8:.K8];&quot;51L&quot;)" office:value-type="float" office:value="1">
            <text:p>1</text:p>
          </table:table-cell>
          <table:table-cell table:style-name="ce64" table:formula="oooc:=COUNTIF([.C8:.K8];&quot;52&quot;) + COUNTIF([.C8:.K8];&quot;52L&quot;)" office:value-type="float" office:value="1">
            <text:p>1</text:p>
          </table:table-cell>
          <table:table-cell table:style-name="ce64" table:formula="oooc:=COUNTIF([.C8:.K8];&quot;11-19&quot;) + COUNTIF([.C8:.K8];&quot;2&quot;)" office:value-type="float" office:value="1">
            <text:p>1</text:p>
          </table:table-cell>
          <table:table-cell table:style-name="ce64" table:formula="oooc:=COUNTIF([.C8:.K8];&quot;U&quot;)+COUNTIF([.C8:.K8];&quot;UL&quot;)" office:value-type="float" office:value="1">
            <text:p>1</text:p>
          </table:table-cell>
          <table:table-cell table:style-name="ce64" table:formula="oooc:=COUNTIF([.C8:.K8];&quot;KVIT&quot;)" office:value-type="float" office:value="1">
            <text:p>1</text:p>
          </table:table-cell>
          <table:table-cell table:style-name="ce69" table:formula="oooc:=COUNTBLANK([.C8:.K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2-08">
            <text:p>8. feb 06</text:p>
          </table:table-cell>
          <table:table-cell table:style-name="ce58" table:formula="oooc:=TEXT([.A9];&quot;Ddd&quot;)" office:value-type="string" office:string-value="sre">
            <text:p>sre</text:p>
          </table:table-cell>
          <table:table-cell table:style-name="ce23"/>
          <table:table-cell table:style-name="ce30" office:value-type="string">
            <text:p>L</text:p>
          </table:table-cell>
          <table:table-cell table:style-name="ce23"/>
          <table:table-cell table:style-name="ce37"/>
          <table:table-cell table:style-name="ce13"/>
          <table:table-cell table:style-name="ce23"/>
          <table:table-cell table:style-name="ce61"/>
          <table:table-cell table:style-name="ce37" table:number-columns-repeated="2"/>
          <table:table-cell table:style-name="ce39" office:value-type="string">
            <text:p>MSS</text:p>
          </table:table-cell>
          <table:table-cell table:style-name="ce64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64" table:formula="oooc:=COUNTIF([.C9:.K9];&quot;51&quot;) + COUNTIF([.C9:.K9];&quot;51L&quot;)" office:value-type="float" office:value="0">
            <text:p>0</text:p>
          </table:table-cell>
          <table:table-cell table:style-name="ce64" table:formula="oooc:=COUNTIF([.C9:.K9];&quot;52&quot;) + COUNTIF([.C9:.K9];&quot;52L&quot;)" office:value-type="float" office:value="0">
            <text:p>0</text:p>
          </table:table-cell>
          <table:table-cell table:style-name="ce64" table:formula="oooc:=COUNTIF([.C9:.K9];&quot;11-19&quot;) + COUNTIF([.C9:.K9];&quot;2&quot;)" office:value-type="float" office:value="0">
            <text:p>0</text:p>
          </table:table-cell>
          <table:table-cell table:style-name="ce64" table:formula="oooc:=COUNTIF([.C9:.K9];&quot;U&quot;)+COUNTIF([.C9:.K9];&quot;UL&quot;)" office:value-type="float" office:value="0">
            <text:p>0</text:p>
          </table:table-cell>
          <table:table-cell table:style-name="ce64" table:formula="oooc:=COUNTIF([.C9:.K9];&quot;KVIT&quot;)" office:value-type="float" office:value="0">
            <text:p>0</text:p>
          </table:table-cell>
          <table:table-cell table:style-name="ce69" table:formula="oooc:=COUNTBLANK([.C9:.K9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2-09">
            <text:p>9. feb 06</text:p>
          </table:table-cell>
          <table:table-cell table:style-name="ce59" table:formula="oooc:=TEXT([.A10];&quot;Ddd&quot;)" office:value-type="string" office:string-value="čet">
            <text:p>čet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24" office:value-type="string">
            <text:p><text:span text:style-name="T3">KVIT</text:span>L</text:p>
          </table:table-cell>
          <table:table-cell table:style-name="ce34"/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39" office:value-type="string">
            <text:p>MSS</text:p>
          </table:table-cell>
          <table:table-cell table:style-name="ce64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64" table:formula="oooc:=COUNTIF([.C10:.K10];&quot;51&quot;) + COUNTIF([.C10:.K10];&quot;51L&quot;)" office:value-type="float" office:value="1">
            <text:p>1</text:p>
          </table:table-cell>
          <table:table-cell table:style-name="ce64" table:formula="oooc:=COUNTIF([.C10:.K10];&quot;52&quot;) + COUNTIF([.C10:.K10];&quot;52L&quot;)" office:value-type="float" office:value="1">
            <text:p>1</text:p>
          </table:table-cell>
          <table:table-cell table:style-name="ce64" table:formula="oooc:=COUNTIF([.C10:.K10];&quot;11-19&quot;) + COUNTIF([.C10:.K10];&quot;2&quot;)" office:value-type="float" office:value="1">
            <text:p>1</text:p>
          </table:table-cell>
          <table:table-cell table:style-name="ce64" table:formula="oooc:=COUNTIF([.C10:.K10];&quot;U&quot;)+COUNTIF([.C10:.K10];&quot;UL&quot;)" office:value-type="float" office:value="1">
            <text:p>1</text:p>
          </table:table-cell>
          <table:table-cell table:style-name="ce64" table:formula="oooc:=COUNTIF([.C10:.K10];&quot;KVIT&quot;)" office:value-type="float" office:value="2">
            <text:p>2</text:p>
          </table:table-cell>
          <table:table-cell table:style-name="ce69" table:formula="oooc:=COUNTBLANK([.C10:.K1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2-10">
            <text:p>10. feb 06</text:p>
          </table:table-cell>
          <table:table-cell table:style-name="ce59" table:formula="oooc:=TEXT([.A11];&quot;Ddd&quot;)" office:value-type="string" office:string-value="pet">
            <text:p>pet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34"/>
          <table:table-cell table:style-name="ce15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39" office:value-type="string">
            <text:p>MSS</text:p>
          </table:table-cell>
          <table:table-cell table:style-name="ce64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64" table:formula="oooc:=COUNTIF([.C11:.K11];&quot;51&quot;) + COUNTIF([.C11:.K11];&quot;51L&quot;)" office:value-type="float" office:value="1">
            <text:p>1</text:p>
          </table:table-cell>
          <table:table-cell table:style-name="ce64" table:formula="oooc:=COUNTIF([.C11:.K11];&quot;52&quot;) + COUNTIF([.C11:.K11];&quot;52L&quot;)" office:value-type="float" office:value="1">
            <text:p>1</text:p>
          </table:table-cell>
          <table:table-cell table:style-name="ce64" table:formula="oooc:=COUNTIF([.C11:.K11];&quot;11-19&quot;) + COUNTIF([.C11:.K11];&quot;2&quot;)" office:value-type="float" office:value="1">
            <text:p>1</text:p>
          </table:table-cell>
          <table:table-cell table:style-name="ce64" table:formula="oooc:=COUNTIF([.C11:.K11];&quot;U&quot;)+COUNTIF([.C11:.K11];&quot;UL&quot;)" office:value-type="float" office:value="1">
            <text:p>1</text:p>
          </table:table-cell>
          <table:table-cell table:style-name="ce64" table:formula="oooc:=COUNTIF([.C11:.K11];&quot;KVIT&quot;)" office:value-type="float" office:value="2">
            <text:p>2</text:p>
          </table:table-cell>
          <table:table-cell table:style-name="ce69" table:formula="oooc:=COUNTBLANK([.C11:.K1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2-11">
            <text:p>11. feb 06</text:p>
          </table:table-cell>
          <table:table-cell table:style-name="ce58" table:formula="oooc:=TEXT([.A12];&quot;Ddd&quot;)" office:value-type="string" office:string-value="sob">
            <text:p>sob</text:p>
          </table:table-cell>
          <table:table-cell table:style-name="ce17"/>
          <table:table-cell table:style-name="ce23"/>
          <table:table-cell table:style-name="ce17"/>
          <table:table-cell table:style-name="ce37"/>
          <table:table-cell table:style-name="ce17"/>
          <table:table-cell table:style-name="ce30" office:value-type="string">
            <text:p>L</text:p>
          </table:table-cell>
          <table:table-cell table:style-name="ce37"/>
          <table:table-cell table:style-name="ce32" table:number-columns-repeated="2"/>
          <table:table-cell table:style-name="ce39" office:value-type="string">
            <text:p>HOL</text:p>
          </table:table-cell>
          <table:table-cell table:style-name="ce64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64" table:formula="oooc:=COUNTIF([.C12:.K12];&quot;51&quot;) + COUNTIF([.C12:.K12];&quot;51L&quot;)" office:value-type="float" office:value="0">
            <text:p>0</text:p>
          </table:table-cell>
          <table:table-cell table:style-name="ce64" table:formula="oooc:=COUNTIF([.C12:.K12];&quot;52&quot;) + COUNTIF([.C12:.K12];&quot;52L&quot;)" office:value-type="float" office:value="0">
            <text:p>0</text:p>
          </table:table-cell>
          <table:table-cell table:style-name="ce64" table:formula="oooc:=COUNTIF([.C12:.K12];&quot;11-19&quot;) + COUNTIF([.C12:.K12];&quot;2&quot;)" office:value-type="float" office:value="0">
            <text:p>0</text:p>
          </table:table-cell>
          <table:table-cell table:style-name="ce64" table:formula="oooc:=COUNTIF([.C12:.K12];&quot;U&quot;)+COUNTIF([.C12:.K12];&quot;UL&quot;)" office:value-type="float" office:value="0">
            <text:p>0</text:p>
          </table:table-cell>
          <table:table-cell table:style-name="ce64" table:formula="oooc:=COUNTIF([.C12:.K12];&quot;KVIT&quot;)" office:value-type="float" office:value="0">
            <text:p>0</text:p>
          </table:table-cell>
          <table:table-cell table:style-name="ce69" table:formula="oooc:=COUNTBLANK([.C12:.K12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2-12">
            <text:p>12. feb 06</text:p>
          </table:table-cell>
          <table:table-cell table:style-name="ce58" table:formula="oooc:=TEXT([.A13];&quot;Ddd&quot;)" office:value-type="string" office:string-value="ned">
            <text:p>ned</text:p>
          </table:table-cell>
          <table:table-cell table:style-name="ce13" table:number-columns-repeated="2"/>
          <table:table-cell table:style-name="ce31"/>
          <table:table-cell table:style-name="ce37"/>
          <table:table-cell table:style-name="ce60"/>
          <table:table-cell table:style-name="ce30" office:value-type="string">
            <text:p>L</text:p>
          </table:table-cell>
          <table:table-cell table:style-name="ce37"/>
          <table:table-cell table:style-name="ce31" table:number-columns-repeated="2"/>
          <table:table-cell table:style-name="ce39" office:value-type="string">
            <text:p>HOL</text:p>
          </table:table-cell>
          <table:table-cell table:style-name="ce64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64" table:formula="oooc:=COUNTIF([.C13:.K13];&quot;51&quot;) + COUNTIF([.C13:.K13];&quot;51L&quot;)" office:value-type="float" office:value="0">
            <text:p>0</text:p>
          </table:table-cell>
          <table:table-cell table:style-name="ce64" table:formula="oooc:=COUNTIF([.C13:.K13];&quot;52&quot;) + COUNTIF([.C13:.K13];&quot;52L&quot;)" office:value-type="float" office:value="0">
            <text:p>0</text:p>
          </table:table-cell>
          <table:table-cell table:style-name="ce64" table:formula="oooc:=COUNTIF([.C13:.K13];&quot;11-19&quot;) + COUNTIF([.C13:.K13];&quot;2&quot;)" office:value-type="float" office:value="0">
            <text:p>0</text:p>
          </table:table-cell>
          <table:table-cell table:style-name="ce64" table:formula="oooc:=COUNTIF([.C13:.K13];&quot;U&quot;)+COUNTIF([.C13:.K13];&quot;UL&quot;)" office:value-type="float" office:value="0">
            <text:p>0</text:p>
          </table:table-cell>
          <table:table-cell table:style-name="ce64" table:formula="oooc:=COUNTIF([.C13:.K13];&quot;KVIT&quot;)" office:value-type="float" office:value="0">
            <text:p>0</text:p>
          </table:table-cell>
          <table:table-cell table:style-name="ce69" table:formula="oooc:=COUNTBLANK([.C13:.K13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2-13">
            <text:p>13. feb 06</text:p>
          </table:table-cell>
          <table:table-cell table:style-name="ce59" table:formula="oooc:=TEXT([.A14];&quot;Ddd&quot;)" office:value-type="string" office:string-value="pon">
            <text:p>pon</text:p>
          </table:table-cell>
          <table:table-cell table:style-name="ce15" office:value-type="string">
            <text:p>51</text:p>
          </table:table-cell>
          <table:table-cell table:style-name="ce15" office:value-type="string">
            <text:p>SD</text:p>
          </table:table-cell>
          <table:table-cell table:style-name="ce16" office:value-type="string">
            <text:p><text:span text:style-name="T1">U</text:span>L</text:p>
          </table:table-cell>
          <table:table-cell table:style-name="ce34"/>
          <table:table-cell table:style-name="ce14" office:value-type="string">
            <text:p>52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S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39" office:value-type="string">
            <text:p>HOL</text:p>
          </table:table-cell>
          <table:table-cell table:style-name="ce64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64" table:formula="oooc:=COUNTIF([.C14:.K14];&quot;51&quot;) + COUNTIF([.C14:.K14];&quot;51L&quot;)" office:value-type="float" office:value="1">
            <text:p>1</text:p>
          </table:table-cell>
          <table:table-cell table:style-name="ce64" table:formula="oooc:=COUNTIF([.C14:.K14];&quot;52&quot;) + COUNTIF([.C14:.K14];&quot;52L&quot;)" office:value-type="float" office:value="1">
            <text:p>1</text:p>
          </table:table-cell>
          <table:table-cell table:style-name="ce64" table:formula="oooc:=COUNTIF([.C14:.K14];&quot;11-19&quot;) + COUNTIF([.C14:.K14];&quot;2&quot;)" office:value-type="float" office:value="1">
            <text:p>1</text:p>
          </table:table-cell>
          <table:table-cell table:style-name="ce64" table:formula="oooc:=COUNTIF([.C14:.K14];&quot;U&quot;)+COUNTIF([.C14:.K14];&quot;UL&quot;)" office:value-type="float" office:value="1">
            <text:p>1</text:p>
          </table:table-cell>
          <table:table-cell table:style-name="ce64" table:formula="oooc:=COUNTIF([.C14:.K14];&quot;KVIT&quot;)" office:value-type="float" office:value="1">
            <text:p>1</text:p>
          </table:table-cell>
          <table:table-cell table:style-name="ce69" table:formula="oooc:=COUNTBLANK([.C14:.K1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2-14">
            <text:p>14. feb 06</text:p>
          </table:table-cell>
          <table:table-cell table:style-name="ce59" table:formula="oooc:=TEXT([.A15];&quot;Ddd&quot;)" office:value-type="string" office:string-value="tor">
            <text:p>tor</text:p>
          </table:table-cell>
          <table:table-cell table:style-name="ce16" office:value-type="string">
            <text:p><text:span text:style-name="T1">U</text:span>L</text:p>
          </table:table-cell>
          <table:table-cell table:style-name="ce15" office:value-type="string">
            <text:p>SD</text:p>
          </table:table-cell>
          <table:table-cell table:style-name="ce14" office:value-type="string">
            <text:p>X</text:p>
          </table:table-cell>
          <table:table-cell table:style-name="ce34"/>
          <table:table-cell table:style-name="ce15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5" office:value-type="string">
            <text:p>SD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HOL</text:p>
          </table:table-cell>
          <table:table-cell table:style-name="ce64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64" table:formula="oooc:=COUNTIF([.C15:.K15];&quot;51&quot;) + COUNTIF([.C15:.K15];&quot;51L&quot;)" office:value-type="float" office:value="1">
            <text:p>1</text:p>
          </table:table-cell>
          <table:table-cell table:style-name="ce64" table:formula="oooc:=COUNTIF([.C15:.K15];&quot;52&quot;) + COUNTIF([.C15:.K15];&quot;52L&quot;)" office:value-type="float" office:value="1">
            <text:p>1</text:p>
          </table:table-cell>
          <table:table-cell table:style-name="ce64" table:formula="oooc:=COUNTIF([.C15:.K15];&quot;11-19&quot;) + COUNTIF([.C15:.K15];&quot;2&quot;)" office:value-type="float" office:value="1">
            <text:p>1</text:p>
          </table:table-cell>
          <table:table-cell table:style-name="ce64" table:formula="oooc:=COUNTIF([.C15:.K15];&quot;U&quot;)+COUNTIF([.C15:.K15];&quot;UL&quot;)" office:value-type="float" office:value="1">
            <text:p>1</text:p>
          </table:table-cell>
          <table:table-cell table:style-name="ce64" table:formula="oooc:=COUNTIF([.C15:.K15];&quot;KVIT&quot;)" office:value-type="float" office:value="1">
            <text:p>1</text:p>
          </table:table-cell>
          <table:table-cell table:style-name="ce69" table:formula="oooc:=COUNTBLANK([.C15:.K1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2-15">
            <text:p>15. feb 06</text:p>
          </table:table-cell>
          <table:table-cell table:style-name="ce59" table:formula="oooc:=TEXT([.A16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number-columns-repeated="2" table:style-name="ce15" office:value-type="string">
            <text:p>SD</text:p>
          </table:table-cell>
          <table:table-cell table:style-name="ce34"/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15" office:value-type="string">
            <text:p>SD</text:p>
          </table:table-cell>
          <table:table-cell table:style-name="ce16" office:value-type="string">
            <text:p><text:span text:style-name="T1">52</text:span><text:span text:style-name="T2">L</text:span></text:p>
          </table:table-cell>
          <table:table-cell table:style-name="ce15" office:value-type="string">
            <text:p>51</text:p>
          </table:table-cell>
          <table:table-cell table:style-name="ce39" office:value-type="string">
            <text:p>HOL</text:p>
          </table:table-cell>
          <table:table-cell table:style-name="ce64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64" table:formula="oooc:=COUNTIF([.C16:.K16];&quot;51&quot;) + COUNTIF([.C16:.K16];&quot;51L&quot;)" office:value-type="float" office:value="1">
            <text:p>1</text:p>
          </table:table-cell>
          <table:table-cell table:style-name="ce64" table:formula="oooc:=COUNTIF([.C16:.K16];&quot;52&quot;) + COUNTIF([.C16:.K16];&quot;52L&quot;)" office:value-type="float" office:value="1">
            <text:p>1</text:p>
          </table:table-cell>
          <table:table-cell table:style-name="ce64" table:formula="oooc:=COUNTIF([.C16:.K16];&quot;11-19&quot;) + COUNTIF([.C16:.K16];&quot;2&quot;)" office:value-type="float" office:value="1">
            <text:p>1</text:p>
          </table:table-cell>
          <table:table-cell table:style-name="ce64" table:formula="oooc:=COUNTIF([.C16:.K16];&quot;U&quot;)+COUNTIF([.C16:.K16];&quot;UL&quot;)" office:value-type="float" office:value="0">
            <text:p>0</text:p>
          </table:table-cell>
          <table:table-cell table:style-name="ce64" table:formula="oooc:=COUNTIF([.C16:.K16];&quot;KVIT&quot;)" office:value-type="float" office:value="1">
            <text:p>1</text:p>
          </table:table-cell>
          <table:table-cell table:style-name="ce69" table:formula="oooc:=COUNTBLANK([.C16:.K1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2-16">
            <text:p>16. feb 06</text:p>
          </table:table-cell>
          <table:table-cell table:style-name="ce59" table:formula="oooc:=TEXT([.A17];&quot;Ddd&quot;)" office:value-type="string" office:string-value="čet">
            <text:p>čet</text:p>
          </table:table-cell>
          <table:table-cell table:style-name="ce15" office:value-type="string">
            <text:p>51</text:p>
          </table:table-cell>
          <table:table-cell table:number-columns-repeated="2" table:style-name="ce15" office:value-type="string">
            <text:p>SD</text:p>
          </table:table-cell>
          <table:table-cell table:style-name="ce34"/>
          <table:table-cell table:style-name="ce16" office:value-type="string">
            <text:p><text:span text:style-name="T1">U</text:span>L</text:p>
          </table:table-cell>
          <table:table-cell table:style-name="ce14" office:value-type="string">
            <text:p>KVIT</text:p>
          </table:table-cell>
          <table:table-cell table:style-name="ce15" office:value-type="string">
            <text:p>S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39" office:value-type="string">
            <text:p>HOL</text:p>
          </table:table-cell>
          <table:table-cell table:style-name="ce64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64" table:formula="oooc:=COUNTIF([.C17:.K17];&quot;51&quot;) + COUNTIF([.C17:.K17];&quot;51L&quot;)" office:value-type="float" office:value="1">
            <text:p>1</text:p>
          </table:table-cell>
          <table:table-cell table:style-name="ce64" table:formula="oooc:=COUNTIF([.C17:.K17];&quot;52&quot;) + COUNTIF([.C17:.K17];&quot;52L&quot;)" office:value-type="float" office:value="1">
            <text:p>1</text:p>
          </table:table-cell>
          <table:table-cell table:style-name="ce64" table:formula="oooc:=COUNTIF([.C17:.K17];&quot;11-19&quot;) + COUNTIF([.C17:.K17];&quot;2&quot;)" office:value-type="float" office:value="0">
            <text:p>0</text:p>
          </table:table-cell>
          <table:table-cell table:style-name="ce64" table:formula="oooc:=COUNTIF([.C17:.K17];&quot;U&quot;)+COUNTIF([.C17:.K17];&quot;UL&quot;)" office:value-type="float" office:value="1">
            <text:p>1</text:p>
          </table:table-cell>
          <table:table-cell table:style-name="ce64" table:formula="oooc:=COUNTIF([.C17:.K17];&quot;KVIT&quot;)" office:value-type="float" office:value="1">
            <text:p>1</text:p>
          </table:table-cell>
          <table:table-cell table:style-name="ce69" table:formula="oooc:=COUNTBLANK([.C17:.K1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2-17">
            <text:p>17. feb 06</text:p>
          </table:table-cell>
          <table:table-cell table:style-name="ce59" table:formula="oooc:=TEXT([.A18];&quot;Ddd&quot;)" office:value-type="string" office:string-value="pet">
            <text:p>pet</text:p>
          </table:table-cell>
          <table:table-cell table:style-name="ce16" office:value-type="string">
            <text:p><text:span text:style-name="T1">U</text:span>L</text:p>
          </table:table-cell>
          <table:table-cell table:number-columns-repeated="2" table:style-name="ce15" office:value-type="string">
            <text:p>SD</text:p>
          </table:table-cell>
          <table:table-cell table:style-name="ce34"/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5" office:value-type="string">
            <text:p>SD</text:p>
          </table:table-cell>
          <table:table-cell table:style-name="ce14" office:value-type="string">
            <text:p>52</text:p>
          </table:table-cell>
          <table:table-cell table:style-name="ce15" office:value-type="string">
            <text:p>51</text:p>
          </table:table-cell>
          <table:table-cell table:style-name="ce39" office:value-type="string">
            <text:p>HOL</text:p>
          </table:table-cell>
          <table:table-cell table:style-name="ce64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64" table:formula="oooc:=COUNTIF([.C18:.K18];&quot;51&quot;) + COUNTIF([.C18:.K18];&quot;51L&quot;)" office:value-type="float" office:value="1">
            <text:p>1</text:p>
          </table:table-cell>
          <table:table-cell table:style-name="ce64" table:formula="oooc:=COUNTIF([.C18:.K18];&quot;52&quot;) + COUNTIF([.C18:.K18];&quot;52L&quot;)" office:value-type="float" office:value="1">
            <text:p>1</text:p>
          </table:table-cell>
          <table:table-cell table:style-name="ce64" table:formula="oooc:=COUNTIF([.C18:.K18];&quot;11-19&quot;) + COUNTIF([.C18:.K18];&quot;2&quot;)" office:value-type="float" office:value="0">
            <text:p>0</text:p>
          </table:table-cell>
          <table:table-cell table:style-name="ce64" table:formula="oooc:=COUNTIF([.C18:.K18];&quot;U&quot;)+COUNTIF([.C18:.K18];&quot;UL&quot;)" office:value-type="float" office:value="1">
            <text:p>1</text:p>
          </table:table-cell>
          <table:table-cell table:style-name="ce64" table:formula="oooc:=COUNTIF([.C18:.K18];&quot;KVIT&quot;)" office:value-type="float" office:value="1">
            <text:p>1</text:p>
          </table:table-cell>
          <table:table-cell table:style-name="ce69" table:formula="oooc:=COUNTBLANK([.C18:.K1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2-18">
            <text:p>18. feb 06</text:p>
          </table:table-cell>
          <table:table-cell table:style-name="ce58" table:formula="oooc:=TEXT([.A19];&quot;Ddd&quot;)" office:value-type="string" office:string-value="sob">
            <text:p>sob</text:p>
          </table:table-cell>
          <table:table-cell table:style-name="ce17"/>
          <table:table-cell table:style-name="ce23"/>
          <table:table-cell table:style-name="ce17" office:value-type="string">
            <text:p>SD</text:p>
          </table:table-cell>
          <table:table-cell table:style-name="ce37"/>
          <table:table-cell table:style-name="ce17" office:value-type="string">
            <text:p>D</text:p>
          </table:table-cell>
          <table:table-cell table:style-name="ce37" table:number-columns-repeated="2"/>
          <table:table-cell table:style-name="ce17" office:value-type="string">
            <text:p>D</text:p>
          </table:table-cell>
          <table:table-cell table:style-name="ce30" office:value-type="string">
            <text:p>L</text:p>
          </table:table-cell>
          <table:table-cell table:style-name="ce39" office:value-type="string">
            <text:p>DEV</text:p>
          </table:table-cell>
          <table:table-cell table:style-name="ce64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64" table:formula="oooc:=COUNTIF([.C19:.K19];&quot;51&quot;) + COUNTIF([.C19:.K19];&quot;51L&quot;)" office:value-type="float" office:value="0">
            <text:p>0</text:p>
          </table:table-cell>
          <table:table-cell table:style-name="ce64" table:formula="oooc:=COUNTIF([.C19:.K19];&quot;52&quot;) + COUNTIF([.C19:.K19];&quot;52L&quot;)" office:value-type="float" office:value="0">
            <text:p>0</text:p>
          </table:table-cell>
          <table:table-cell table:style-name="ce64" table:formula="oooc:=COUNTIF([.C19:.K19];&quot;11-19&quot;) + COUNTIF([.C19:.K19];&quot;2&quot;)" office:value-type="float" office:value="0">
            <text:p>0</text:p>
          </table:table-cell>
          <table:table-cell table:style-name="ce64" table:formula="oooc:=COUNTIF([.C19:.K19];&quot;U&quot;)+COUNTIF([.C19:.K19];&quot;UL&quot;)" office:value-type="float" office:value="0">
            <text:p>0</text:p>
          </table:table-cell>
          <table:table-cell table:style-name="ce64" table:formula="oooc:=COUNTIF([.C19:.K19];&quot;KVIT&quot;)" office:value-type="float" office:value="0">
            <text:p>0</text:p>
          </table:table-cell>
          <table:table-cell table:style-name="ce69" table:formula="oooc:=COUNTBLANK([.C19:.K19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2-19">
            <text:p>19. feb 06</text:p>
          </table:table-cell>
          <table:table-cell table:style-name="ce58" table:formula="oooc:=TEXT([.A20];&quot;Ddd&quot;)" office:value-type="string" office:string-value="ned">
            <text:p>ned</text:p>
          </table:table-cell>
          <table:table-cell table:style-name="ce13" table:number-columns-repeated="2"/>
          <table:table-cell table:style-name="ce31" office:value-type="string">
            <text:p>SD</text:p>
          </table:table-cell>
          <table:table-cell table:style-name="ce37"/>
          <table:table-cell table:style-name="ce17" office:value-type="string">
            <text:p>D</text:p>
          </table:table-cell>
          <table:table-cell table:style-name="ce37" table:number-columns-repeated="2"/>
          <table:table-cell table:style-name="ce17" office:value-type="string">
            <text:p>D</text:p>
          </table:table-cell>
          <table:table-cell table:style-name="ce30" office:value-type="string">
            <text:p>L</text:p>
          </table:table-cell>
          <table:table-cell table:style-name="ce39" office:value-type="string">
            <text:p>DEV</text:p>
          </table:table-cell>
          <table:table-cell table:style-name="ce64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64" table:formula="oooc:=COUNTIF([.C20:.K20];&quot;51&quot;) + COUNTIF([.C20:.K20];&quot;51L&quot;)" office:value-type="float" office:value="0">
            <text:p>0</text:p>
          </table:table-cell>
          <table:table-cell table:style-name="ce64" table:formula="oooc:=COUNTIF([.C20:.K20];&quot;52&quot;) + COUNTIF([.C20:.K20];&quot;52L&quot;)" office:value-type="float" office:value="0">
            <text:p>0</text:p>
          </table:table-cell>
          <table:table-cell table:style-name="ce64" table:formula="oooc:=COUNTIF([.C20:.K20];&quot;11-19&quot;) + COUNTIF([.C20:.K20];&quot;2&quot;)" office:value-type="float" office:value="0">
            <text:p>0</text:p>
          </table:table-cell>
          <table:table-cell table:style-name="ce64" table:formula="oooc:=COUNTIF([.C20:.K20];&quot;U&quot;)+COUNTIF([.C20:.K20];&quot;UL&quot;)" office:value-type="float" office:value="0">
            <text:p>0</text:p>
          </table:table-cell>
          <table:table-cell table:style-name="ce64" table:formula="oooc:=COUNTIF([.C20:.K20];&quot;KVIT&quot;)" office:value-type="float" office:value="0">
            <text:p>0</text:p>
          </table:table-cell>
          <table:table-cell table:style-name="ce69" table:formula="oooc:=COUNTBLANK([.C20:.K20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2-20">
            <text:p>20. feb 06</text:p>
          </table:table-cell>
          <table:table-cell table:style-name="ce59" table:formula="oooc:=TEXT([.A21];&quot;Ddd&quot;)" office:value-type="string" office:string-value="pon">
            <text:p>pon</text:p>
          </table:table-cell>
          <table:table-cell table:style-name="ce15" office:value-type="string">
            <text:p>51</text:p>
          </table:table-cell>
          <table:table-cell table:style-name="ce15" office:value-type="string">
            <text:p>SD</text:p>
          </table:table-cell>
          <table:table-cell table:style-name="ce14" office:value-type="string">
            <text:p>52</text:p>
          </table:table-cell>
          <table:table-cell table:style-name="ce34"/>
          <table:table-cell table:style-name="ce14" office:value-type="string">
            <text:p>D</text:p>
          </table:table-cell>
          <table:table-cell table:style-name="ce16" office:value-type="string">
            <text:p><text:span text:style-name="T1">U</text:span>L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39" office:value-type="string">
            <text:p>DEV</text:p>
          </table:table-cell>
          <table:table-cell table:style-name="ce64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64" table:formula="oooc:=COUNTIF([.C21:.K21];&quot;51&quot;) + COUNTIF([.C21:.K21];&quot;51L&quot;)" office:value-type="float" office:value="1">
            <text:p>1</text:p>
          </table:table-cell>
          <table:table-cell table:style-name="ce64" table:formula="oooc:=COUNTIF([.C21:.K21];&quot;52&quot;) + COUNTIF([.C21:.K21];&quot;52L&quot;)" office:value-type="float" office:value="1">
            <text:p>1</text:p>
          </table:table-cell>
          <table:table-cell table:style-name="ce64" table:formula="oooc:=COUNTIF([.C21:.K21];&quot;11-19&quot;) + COUNTIF([.C21:.K21];&quot;2&quot;)" office:value-type="float" office:value="0">
            <text:p>0</text:p>
          </table:table-cell>
          <table:table-cell table:style-name="ce64" table:formula="oooc:=COUNTIF([.C21:.K21];&quot;U&quot;)+COUNTIF([.C21:.K21];&quot;UL&quot;)" office:value-type="float" office:value="1">
            <text:p>1</text:p>
          </table:table-cell>
          <table:table-cell table:style-name="ce64" table:formula="oooc:=COUNTIF([.C21:.K21];&quot;KVIT&quot;)" office:value-type="float" office:value="1">
            <text:p>1</text:p>
          </table:table-cell>
          <table:table-cell table:style-name="ce69" table:formula="oooc:=COUNTBLANK([.C21:.K2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2-21">
            <text:p>21. feb 06</text:p>
          </table:table-cell>
          <table:table-cell table:style-name="ce59" table:formula="oooc:=TEXT([.A22];&quot;Ddd&quot;)" office:value-type="string" office:string-value="tor">
            <text:p>tor</text:p>
          </table:table-cell>
          <table:table-cell table:style-name="ce16" office:value-type="string">
            <text:p><text:span text:style-name="T1">U</text:span>L</text:p>
          </table:table-cell>
          <table:table-cell table:style-name="ce15" office:value-type="string">
            <text:p>SD</text:p>
          </table:table-cell>
          <table:table-cell table:style-name="ce15" office:value-type="string">
            <text:p>51</text:p>
          </table:table-cell>
          <table:table-cell table:style-name="ce34"/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39" office:value-type="string">
            <text:p>DEV</text:p>
          </table:table-cell>
          <table:table-cell table:style-name="ce64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64" table:formula="oooc:=COUNTIF([.C22:.K22];&quot;51&quot;) + COUNTIF([.C22:.K22];&quot;51L&quot;)" office:value-type="float" office:value="1">
            <text:p>1</text:p>
          </table:table-cell>
          <table:table-cell table:style-name="ce64" table:formula="oooc:=COUNTIF([.C22:.K22];&quot;52&quot;) + COUNTIF([.C22:.K22];&quot;52L&quot;)" office:value-type="float" office:value="1">
            <text:p>1</text:p>
          </table:table-cell>
          <table:table-cell table:style-name="ce64" table:formula="oooc:=COUNTIF([.C22:.K22];&quot;11-19&quot;) + COUNTIF([.C22:.K22];&quot;2&quot;)" office:value-type="float" office:value="0">
            <text:p>0</text:p>
          </table:table-cell>
          <table:table-cell table:style-name="ce64" table:formula="oooc:=COUNTIF([.C22:.K22];&quot;U&quot;)+COUNTIF([.C22:.K22];&quot;UL&quot;)" office:value-type="float" office:value="1">
            <text:p>1</text:p>
          </table:table-cell>
          <table:table-cell table:style-name="ce64" table:formula="oooc:=COUNTIF([.C22:.K22];&quot;KVIT&quot;)" office:value-type="float" office:value="1">
            <text:p>1</text:p>
          </table:table-cell>
          <table:table-cell table:style-name="ce69" table:formula="oooc:=COUNTBLANK([.C22:.K2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2-22">
            <text:p>22. feb 06</text:p>
          </table:table-cell>
          <table:table-cell table:style-name="ce59" table:formula="oooc:=TEXT([.A23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SD</text:p>
          </table:table-cell>
          <table:table-cell table:style-name="ce16" office:value-type="string">
            <text:p><text:span text:style-name="T1">52</text:span><text:span text:style-name="T2">L</text:span></text:p>
          </table:table-cell>
          <table:table-cell table:style-name="ce34"/>
          <table:table-cell table:style-name="ce14" office:value-type="string">
            <text:p>D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DEV</text:p>
          </table:table-cell>
          <table:table-cell table:style-name="ce64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64" table:formula="oooc:=COUNTIF([.C23:.K23];&quot;51&quot;) + COUNTIF([.C23:.K23];&quot;51L&quot;)" office:value-type="float" office:value="1">
            <text:p>1</text:p>
          </table:table-cell>
          <table:table-cell table:style-name="ce64" table:formula="oooc:=COUNTIF([.C23:.K23];&quot;52&quot;) + COUNTIF([.C23:.K23];&quot;52L&quot;)" office:value-type="float" office:value="1">
            <text:p>1</text:p>
          </table:table-cell>
          <table:table-cell table:style-name="ce64" table:formula="oooc:=COUNTIF([.C23:.K23];&quot;11-19&quot;) + COUNTIF([.C23:.K23];&quot;2&quot;)" office:value-type="float" office:value="1">
            <text:p>1</text:p>
          </table:table-cell>
          <table:table-cell table:style-name="ce64" table:formula="oooc:=COUNTIF([.C23:.K23];&quot;U&quot;)+COUNTIF([.C23:.K23];&quot;UL&quot;)" office:value-type="float" office:value="0">
            <text:p>0</text:p>
          </table:table-cell>
          <table:table-cell table:style-name="ce64" table:formula="oooc:=COUNTIF([.C23:.K23];&quot;KVIT&quot;)" office:value-type="float" office:value="1">
            <text:p>1</text:p>
          </table:table-cell>
          <table:table-cell table:style-name="ce69" table:formula="oooc:=COUNTBLANK([.C23:.K2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2-23">
            <text:p>23. feb 06</text:p>
          </table:table-cell>
          <table:table-cell table:style-name="ce59" table:formula="oooc:=TEXT([.A24];&quot;Ddd&quot;)" office:value-type="string" office:string-value="čet">
            <text:p>čet</text:p>
          </table:table-cell>
          <table:table-cell table:style-name="ce15" office:value-type="string">
            <text:p>51</text:p>
          </table:table-cell>
          <table:table-cell table:style-name="ce15" office:value-type="string">
            <text:p>SD</text:p>
          </table:table-cell>
          <table:table-cell table:style-name="ce14" office:value-type="string">
            <text:p>X</text:p>
          </table:table-cell>
          <table:table-cell table:style-name="ce34"/>
          <table:table-cell table:style-name="ce14" office:value-type="string">
            <text:p>D</text:p>
          </table:table-cell>
          <table:table-cell table:style-name="ce16" office:value-type="string">
            <text:p><text:span text:style-name="T1">U</text:span>L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39" office:value-type="string">
            <text:p>DEV</text:p>
          </table:table-cell>
          <table:table-cell table:style-name="ce64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64" table:formula="oooc:=COUNTIF([.C24:.K24];&quot;51&quot;) + COUNTIF([.C24:.K24];&quot;51L&quot;)" office:value-type="float" office:value="1">
            <text:p>1</text:p>
          </table:table-cell>
          <table:table-cell table:style-name="ce64" table:formula="oooc:=COUNTIF([.C24:.K24];&quot;52&quot;) + COUNTIF([.C24:.K24];&quot;52L&quot;)" office:value-type="float" office:value="1">
            <text:p>1</text:p>
          </table:table-cell>
          <table:table-cell table:style-name="ce64" table:formula="oooc:=COUNTIF([.C24:.K24];&quot;11-19&quot;) + COUNTIF([.C24:.K24];&quot;2&quot;)" office:value-type="float" office:value="0">
            <text:p>0</text:p>
          </table:table-cell>
          <table:table-cell table:style-name="ce64" table:formula="oooc:=COUNTIF([.C24:.K24];&quot;U&quot;)+COUNTIF([.C24:.K24];&quot;UL&quot;)" office:value-type="float" office:value="1">
            <text:p>1</text:p>
          </table:table-cell>
          <table:table-cell table:style-name="ce64" table:formula="oooc:=COUNTIF([.C24:.K24];&quot;KVIT&quot;)" office:value-type="float" office:value="1">
            <text:p>1</text:p>
          </table:table-cell>
          <table:table-cell table:style-name="ce69" table:formula="oooc:=COUNTBLANK([.C24:.K2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2-24">
            <text:p>24. feb 06</text:p>
          </table:table-cell>
          <table:table-cell table:style-name="ce59" table:formula="oooc:=TEXT([.A25];&quot;Ddd&quot;)" office:value-type="string" office:string-value="pet">
            <text:p>pet</text:p>
          </table:table-cell>
          <table:table-cell table:style-name="ce16" office:value-type="string">
            <text:p><text:span text:style-name="T1">52</text:span><text:span text:style-name="T2">L</text:span></text:p>
          </table:table-cell>
          <table:table-cell table:number-columns-repeated="2" table:style-name="ce15" office:value-type="string">
            <text:p>SD</text:p>
          </table:table-cell>
          <table:table-cell table:style-name="ce34"/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5" office:value-type="string">
            <text:p>51</text:p>
          </table:table-cell>
          <table:table-cell table:style-name="ce39" office:value-type="string">
            <text:p>DEV</text:p>
          </table:table-cell>
          <table:table-cell table:style-name="ce64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64" table:formula="oooc:=COUNTIF([.C25:.K25];&quot;51&quot;) + COUNTIF([.C25:.K25];&quot;51L&quot;)" office:value-type="float" office:value="1">
            <text:p>1</text:p>
          </table:table-cell>
          <table:table-cell table:style-name="ce64" table:formula="oooc:=COUNTIF([.C25:.K25];&quot;52&quot;) + COUNTIF([.C25:.K25];&quot;52L&quot;)" office:value-type="float" office:value="1">
            <text:p>1</text:p>
          </table:table-cell>
          <table:table-cell table:style-name="ce64" table:formula="oooc:=COUNTIF([.C25:.K25];&quot;11-19&quot;) + COUNTIF([.C25:.K25];&quot;2&quot;)" office:value-type="float" office:value="0">
            <text:p>0</text:p>
          </table:table-cell>
          <table:table-cell table:style-name="ce64" table:formula="oooc:=COUNTIF([.C25:.K25];&quot;U&quot;)+COUNTIF([.C25:.K25];&quot;UL&quot;)" office:value-type="float" office:value="0">
            <text:p>0</text:p>
          </table:table-cell>
          <table:table-cell table:style-name="ce64" table:formula="oooc:=COUNTIF([.C25:.K25];&quot;KVIT&quot;)" office:value-type="float" office:value="1">
            <text:p>1</text:p>
          </table:table-cell>
          <table:table-cell table:style-name="ce69" table:formula="oooc:=COUNTBLANK([.C25:.K2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2-25">
            <text:p>25. feb 06</text:p>
          </table:table-cell>
          <table:table-cell table:style-name="ce58" table:formula="oooc:=TEXT([.A26];&quot;Ddd&quot;)" office:value-type="string" office:string-value="sob">
            <text:p>sob</text:p>
          </table:table-cell>
          <table:table-cell table:style-name="ce17"/>
          <table:table-cell table:style-name="ce17" office:value-type="string">
            <text:p>D</text:p>
          </table:table-cell>
          <table:table-cell table:style-name="ce17"/>
          <table:table-cell table:style-name="ce37"/>
          <table:table-cell table:number-columns-repeated="2" table:style-name="ce17" office:value-type="string">
            <text:p>D</text:p>
          </table:table-cell>
          <table:table-cell table:style-name="ce30" office:value-type="string">
            <text:p>L</text:p>
          </table:table-cell>
          <table:table-cell table:number-columns-repeated="2" table:style-name="ce17" office:value-type="string">
            <text:p>D</text:p>
          </table:table-cell>
          <table:table-cell table:style-name="ce39" office:value-type="string">
            <text:p>PIN</text:p>
          </table:table-cell>
          <table:table-cell table:style-name="ce64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64" table:formula="oooc:=COUNTIF([.C26:.K26];&quot;51&quot;) + COUNTIF([.C26:.K26];&quot;51L&quot;)" office:value-type="float" office:value="0">
            <text:p>0</text:p>
          </table:table-cell>
          <table:table-cell table:style-name="ce64" table:formula="oooc:=COUNTIF([.C26:.K26];&quot;52&quot;) + COUNTIF([.C26:.K26];&quot;52L&quot;)" office:value-type="float" office:value="0">
            <text:p>0</text:p>
          </table:table-cell>
          <table:table-cell table:style-name="ce64" table:formula="oooc:=COUNTIF([.C26:.K26];&quot;11-19&quot;) + COUNTIF([.C26:.K26];&quot;2&quot;)" office:value-type="float" office:value="0">
            <text:p>0</text:p>
          </table:table-cell>
          <table:table-cell table:style-name="ce64" table:formula="oooc:=COUNTIF([.C26:.K26];&quot;U&quot;)+COUNTIF([.C26:.K26];&quot;UL&quot;)" office:value-type="float" office:value="0">
            <text:p>0</text:p>
          </table:table-cell>
          <table:table-cell table:style-name="ce64" table:formula="oooc:=COUNTIF([.C26:.K26];&quot;KVIT&quot;)" office:value-type="float" office:value="0">
            <text:p>0</text:p>
          </table:table-cell>
          <table:table-cell table:style-name="ce69" table:formula="oooc:=COUNTBLANK([.C26:.K26])" office:value-type="float" office:value="3">
            <text:p>3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2-26">
            <text:p>26. feb 06</text:p>
          </table:table-cell>
          <table:table-cell table:style-name="ce58" table:formula="oooc:=TEXT([.A27];&quot;Ddd&quot;)" office:value-type="string" office:string-value="ned">
            <text:p>ned</text:p>
          </table:table-cell>
          <table:table-cell table:style-name="ce13"/>
          <table:table-cell table:style-name="ce17" office:value-type="string">
            <text:p>D</text:p>
          </table:table-cell>
          <table:table-cell table:style-name="ce31"/>
          <table:table-cell table:style-name="ce37"/>
          <table:table-cell table:number-columns-repeated="2" table:style-name="ce17" office:value-type="string">
            <text:p>D</text:p>
          </table:table-cell>
          <table:table-cell table:style-name="ce30" office:value-type="string">
            <text:p>L</text:p>
          </table:table-cell>
          <table:table-cell table:number-columns-repeated="2" table:style-name="ce17" office:value-type="string">
            <text:p>D</text:p>
          </table:table-cell>
          <table:table-cell table:style-name="ce39" office:value-type="string">
            <text:p>PIN</text:p>
          </table:table-cell>
          <table:table-cell table:style-name="ce64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64" table:formula="oooc:=COUNTIF([.C27:.K27];&quot;51&quot;) + COUNTIF([.C27:.K27];&quot;51L&quot;)" office:value-type="float" office:value="0">
            <text:p>0</text:p>
          </table:table-cell>
          <table:table-cell table:style-name="ce64" table:formula="oooc:=COUNTIF([.C27:.K27];&quot;52&quot;) + COUNTIF([.C27:.K27];&quot;52L&quot;)" office:value-type="float" office:value="0">
            <text:p>0</text:p>
          </table:table-cell>
          <table:table-cell table:style-name="ce64" table:formula="oooc:=COUNTIF([.C27:.K27];&quot;11-19&quot;) + COUNTIF([.C27:.K27];&quot;2&quot;)" office:value-type="float" office:value="0">
            <text:p>0</text:p>
          </table:table-cell>
          <table:table-cell table:style-name="ce64" table:formula="oooc:=COUNTIF([.C27:.K27];&quot;U&quot;)+COUNTIF([.C27:.K27];&quot;UL&quot;)" office:value-type="float" office:value="0">
            <text:p>0</text:p>
          </table:table-cell>
          <table:table-cell table:style-name="ce64" table:formula="oooc:=COUNTIF([.C27:.K27];&quot;KVIT&quot;)" office:value-type="float" office:value="0">
            <text:p>0</text:p>
          </table:table-cell>
          <table:table-cell table:style-name="ce69" table:formula="oooc:=COUNTBLANK([.C27:.K27])" office:value-type="float" office:value="3">
            <text:p>3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2-27">
            <text:p>27. feb 06</text:p>
          </table:table-cell>
          <table:table-cell table:style-name="ce59" table:formula="oooc:=TEXT([.A28];&quot;Ddd&quot;)" office:value-type="string" office:string-value="pon">
            <text:p>pon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34"/>
          <table:table-cell table:style-name="ce16" office:value-type="string">
            <text:p><text:span text:style-name="T1">U</text:span>L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PIN</text:p>
          </table:table-cell>
          <table:table-cell table:style-name="ce64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64" table:formula="oooc:=COUNTIF([.C28:.K28];&quot;51&quot;) + COUNTIF([.C28:.K28];&quot;51L&quot;)" office:value-type="float" office:value="1">
            <text:p>1</text:p>
          </table:table-cell>
          <table:table-cell table:style-name="ce64" table:formula="oooc:=COUNTIF([.C28:.K28];&quot;52&quot;) + COUNTIF([.C28:.K28];&quot;52L&quot;)" office:value-type="float" office:value="1">
            <text:p>1</text:p>
          </table:table-cell>
          <table:table-cell table:style-name="ce64" table:formula="oooc:=COUNTIF([.C28:.K28];&quot;11-19&quot;) + COUNTIF([.C28:.K28];&quot;2&quot;)" office:value-type="float" office:value="0">
            <text:p>0</text:p>
          </table:table-cell>
          <table:table-cell table:style-name="ce64" table:formula="oooc:=COUNTIF([.C28:.K28];&quot;U&quot;)+COUNTIF([.C28:.K28];&quot;UL&quot;)" office:value-type="float" office:value="1">
            <text:p>1</text:p>
          </table:table-cell>
          <table:table-cell table:style-name="ce64" table:formula="oooc:=COUNTIF([.C28:.K28];&quot;KVIT&quot;)" office:value-type="float" office:value="1">
            <text:p>1</text:p>
          </table:table-cell>
          <table:table-cell table:style-name="ce69" table:formula="oooc:=COUNTBLANK([.C28:.K2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2-28">
            <text:p>28. feb 06</text:p>
          </table:table-cell>
          <table:table-cell table:style-name="ce59" table:formula="oooc:=TEXT([.A29];&quot;Ddd&quot;)" office:value-type="string" office:string-value="tor">
            <text:p>tor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34"/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16" office:value-type="string">
            <text:p><text:span text:style-name="T1">U</text:span>L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PIN</text:p>
          </table:table-cell>
          <table:table-cell table:style-name="ce64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64" table:formula="oooc:=COUNTIF([.C29:.K29];&quot;51&quot;) + COUNTIF([.C29:.K29];&quot;51L&quot;)" office:value-type="float" office:value="1">
            <text:p>1</text:p>
          </table:table-cell>
          <table:table-cell table:style-name="ce64" table:formula="oooc:=COUNTIF([.C29:.K29];&quot;52&quot;) + COUNTIF([.C29:.K29];&quot;52L&quot;)" office:value-type="float" office:value="1">
            <text:p>1</text:p>
          </table:table-cell>
          <table:table-cell table:style-name="ce64" table:formula="oooc:=COUNTIF([.C29:.K29];&quot;11-19&quot;) + COUNTIF([.C29:.K29];&quot;2&quot;)" office:value-type="float" office:value="0">
            <text:p>0</text:p>
          </table:table-cell>
          <table:table-cell table:style-name="ce64" table:formula="oooc:=COUNTIF([.C29:.K29];&quot;U&quot;)+COUNTIF([.C29:.K29];&quot;UL&quot;)" office:value-type="float" office:value="1">
            <text:p>1</text:p>
          </table:table-cell>
          <table:table-cell table:style-name="ce64" table:formula="oooc:=COUNTIF([.C29:.K29];&quot;KVIT&quot;)" office:value-type="float" office:value="1">
            <text:p>1</text:p>
          </table:table-cell>
          <table:table-cell table:style-name="ce69" table:formula="oooc:=COUNTBLANK([.C29:.K2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Default" table:number-columns-repeated="13"/>
          <table:table-cell table:style-name="ce64" table:formula="oooc:=COUNTIF([.C30:.K30];&quot;51&quot;) + COUNTIF([.C30:.K30];&quot;51L&quot;)" office:value-type="float" office:value="0">
            <text:p>0</text:p>
          </table:table-cell>
          <table:table-cell table:style-name="ce64" table:formula="oooc:=COUNTIF([.C30:.K30];&quot;52&quot;) + COUNTIF([.C30:.K30];&quot;52L&quot;)" office:value-type="float" office:value="0">
            <text:p>0</text:p>
          </table:table-cell>
          <table:table-cell table:style-name="ce64" table:formula="oooc:=COUNTIF([.C30:.K30];&quot;11-19&quot;) + COUNTIF([.C30:.K30];&quot;2&quot;)" office:value-type="float" office:value="0">
            <text:p>0</text:p>
          </table:table-cell>
          <table:table-cell table:style-name="ce64" table:formula="oooc:=COUNTIF([.C30:.K30];&quot;U&quot;)+COUNTIF([.C30:.K30];&quot;UL&quot;)" office:value-type="float" office:value="0">
            <text:p>0</text:p>
          </table:table-cell>
          <table:table-cell table:style-name="ce64" table:formula="oooc:=COUNTIF([.C30:.K30];&quot;KVIT&quot;)" office:value-type="float" office:value="0">
            <text:p>0</text:p>
          </table:table-cell>
          <table:table-cell table:style-name="ce69" table:formula="oooc:=COUNTBLANK([.C30:.K30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Default" table:number-columns-repeated="13"/>
          <table:table-cell table:style-name="ce64" table:formula="oooc:=COUNTIF([.C31:.K31];&quot;51&quot;) + COUNTIF([.C31:.K31];&quot;51L&quot;)" office:value-type="float" office:value="0">
            <text:p>0</text:p>
          </table:table-cell>
          <table:table-cell table:style-name="ce64" table:formula="oooc:=COUNTIF([.C31:.K31];&quot;52&quot;) + COUNTIF([.C31:.K31];&quot;52L&quot;)" office:value-type="float" office:value="0">
            <text:p>0</text:p>
          </table:table-cell>
          <table:table-cell table:style-name="ce64" table:formula="oooc:=COUNTIF([.C31:.K31];&quot;11-19&quot;) + COUNTIF([.C31:.K31];&quot;2&quot;)" office:value-type="float" office:value="0">
            <text:p>0</text:p>
          </table:table-cell>
          <table:table-cell table:style-name="ce64" table:formula="oooc:=COUNTIF([.C31:.K31];&quot;U&quot;)+COUNTIF([.C31:.K31];&quot;UL&quot;)" office:value-type="float" office:value="0">
            <text:p>0</text:p>
          </table:table-cell>
          <table:table-cell table:style-name="ce64" table:formula="oooc:=COUNTIF([.C31:.K31];&quot;KVIT&quot;)" office:value-type="float" office:value="0">
            <text:p>0</text:p>
          </table:table-cell>
          <table:table-cell table:style-name="ce69" table:formula="oooc:=COUNTBLANK([.C31:.K31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Default" table:number-columns-repeated="13"/>
          <table:table-cell table:style-name="ce64" table:formula="oooc:=COUNTIF([.C32:.K32];&quot;51&quot;) + COUNTIF([.C32:.K32];&quot;51L&quot;)" office:value-type="float" office:value="0">
            <text:p>0</text:p>
          </table:table-cell>
          <table:table-cell table:style-name="ce64" table:formula="oooc:=COUNTIF([.C32:.K32];&quot;52&quot;) + COUNTIF([.C32:.K32];&quot;52L&quot;)" office:value-type="float" office:value="0">
            <text:p>0</text:p>
          </table:table-cell>
          <table:table-cell table:style-name="ce64" table:formula="oooc:=COUNTIF([.C32:.K32];&quot;11-19&quot;) + COUNTIF([.C32:.K32];&quot;2&quot;)" office:value-type="float" office:value="0">
            <text:p>0</text:p>
          </table:table-cell>
          <table:table-cell table:style-name="ce64" table:formula="oooc:=COUNTIF([.C32:.K32];&quot;U&quot;)+COUNTIF([.C32:.K32];&quot;UL&quot;)" office:value-type="float" office:value="0">
            <text:p>0</text:p>
          </table:table-cell>
          <table:table-cell table:style-name="ce64" table:formula="oooc:=COUNTIF([.C32:.K32];&quot;KVIT&quot;)" office:value-type="float" office:value="0">
            <text:p>0</text:p>
          </table:table-cell>
          <table:table-cell table:style-name="ce69" table:formula="oooc:=COUNTBLANK([.C32:.K32])" office:value-type="float" office:value="9">
            <text:p>9</text:p>
          </table:table-cell>
          <table:table-cell table:number-columns-repeated="237"/>
        </table:table-row>
        <table:table-row table:style-name="ro1">
          <table:table-cell table:style-name="ce4" table:number-columns-repeated="12"/>
          <table:table-cell table:style-name="ce43" table:number-columns-repeated="6"/>
          <table:table-cell table:style-name="ce70"/>
          <table:table-cell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+COUNTIF([.C2:.C32];&quot;kvitL&quot;)+COUNTIF([.C2:.C32];&quot;UL&quot;)" office:value-type="float" office:value="4">
            <text:p>4</text:p>
          </table:table-cell>
          <table:table-cell table:style-name="ce4" table:formula="oooc:=COUNTIF([.D2:.D32];&quot;L&quot;)+COUNTIF([.D2:.D32];&quot;51L&quot;)+COUNTIF([.D2:.D32];&quot;52L&quot;)+COUNTIF([.D2:.D32];&quot;1L&quot;)+COUNTIF([.D2:.D32];&quot;kvitL&quot;)+COUNTIF([.D2:.D32];&quot;UL&quot;)" office:value-type="float" office:value="3">
            <text:p>3</text:p>
          </table:table-cell>
          <table:table-cell table:style-name="ce4" table:formula="oooc:=COUNTIF([.E2:.E32];&quot;L&quot;)+COUNTIF([.E2:.E32];&quot;51L&quot;)+COUNTIF([.E2:.E32];&quot;52L&quot;)+COUNTIF([.E2:.E32];&quot;1L&quot;)+COUNTIF([.E2:.E32];&quot;kvitL&quot;)+COUNTIF([.E2:.E32];&quot;UL&quot;)" office:value-type="float" office:value="3">
            <text:p>3</text:p>
          </table:table-cell>
          <table:table-cell table:style-name="ce4" table:formula="oooc:=COUNTIF([.F2:.F32];&quot;L&quot;)+COUNTIF([.F2:.F32];&quot;51L&quot;)+COUNTIF([.F2:.F32];&quot;52L&quot;)+COUNTIF([.F2:.F32];&quot;1L&quot;)+COUNTIF([.F2:.F32];&quot;kvitL&quot;)+COUNTIF([.F2:.F32];&quot;UL&quot;)" office:value-type="float" office:value="0">
            <text:p>0</text:p>
          </table:table-cell>
          <table:table-cell table:style-name="ce4" table:formula="oooc:=COUNTIF([.G2:.G32];&quot;L&quot;)+COUNTIF([.G2:.G32];&quot;51L&quot;)+COUNTIF([.G2:.G32];&quot;52L&quot;)+COUNTIF([.G2:.G32];&quot;1L&quot;)+COUNTIF([.G2:.G32];&quot;kvitL&quot;)+COUNTIF([.G2:.G32];&quot;UL&quot;)" office:value-type="float" office:value="3">
            <text:p>3</text:p>
          </table:table-cell>
          <table:table-cell table:style-name="ce4" table:formula="oooc:=COUNTIF([.H2:.H32];&quot;L&quot;)+COUNTIF([.H2:.H32];&quot;51L&quot;)+COUNTIF([.H2:.H32];&quot;52L&quot;)+COUNTIF([.H2:.H32];&quot;1L&quot;)+COUNTIF([.H2:.H32];&quot;kvitL&quot;)+COUNTIF([.H2:.H32];&quot;UL&quot;)" office:value-type="float" office:value="4">
            <text:p>4</text:p>
          </table:table-cell>
          <table:table-cell table:style-name="ce4" table:formula="oooc:=COUNTIF([.I2:.I32];&quot;L&quot;)+COUNTIF([.I2:.I32];&quot;51L&quot;)+COUNTIF([.I2:.I32];&quot;52L&quot;)+COUNTIF([.I2:.I32];&quot;1L&quot;)+COUNTIF([.I2:.I32];&quot;kvitL&quot;)+COUNTIF([.I2:.I32];&quot;UL&quot;)" office:value-type="float" office:value="4">
            <text:p>4</text:p>
          </table:table-cell>
          <table:table-cell table:style-name="ce4" table:formula="oooc:=COUNTIF([.J2:.J32];&quot;L&quot;)+COUNTIF([.J2:.J32];&quot;51L&quot;)+COUNTIF([.J2:.J32];&quot;52L&quot;)+COUNTIF([.J2:.J32];&quot;1L&quot;)+COUNTIF([.J2:.J32];&quot;kvitL&quot;)+COUNTIF([.J2:.J32];&quot;UL&quot;)" office:value-type="float" office:value="4">
            <text:p>4</text:p>
          </table:table-cell>
          <table:table-cell table:style-name="ce4" table:formula="oooc:=COUNTIF([.K2:.K32];&quot;L&quot;)+COUNTIF([.K2:.K32];&quot;51L&quot;)+COUNTIF([.K2:.K32];&quot;52L&quot;)+COUNTIF([.K2:.K32];&quot;1L&quot;)+COUNTIF([.K2:.K32];&quot;kvitL&quot;)+COUNTIF([.K2:.K32];&quot;UL&quot;)" office:value-type="float" office:value="3">
            <text:p>3</text:p>
          </table:table-cell>
          <table:table-cell table:style-name="Default"/>
          <table:table-cell table:style-name="ce40" table:number-columns-repeated="2"/>
          <table:table-cell table:style-name="ce46"/>
          <table:table-cell table:style-name="ce40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1">
            <text:p>1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2">
            <text:p>2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4">
            <text:p>4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5">
            <text:p>5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5">
            <text:p>5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5">
            <text:p>5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rec" table:style-name="ta1" table:print="false">
        <table:table-column table:style-name="co1" table:default-cell-style-name="ce5"/>
        <table:table-column table:style-name="co2" table:number-columns-repeated="11" table:default-cell-style-name="ce5"/>
        <table:table-column table:style-name="co4" table:default-cell-style-name="ce44"/>
        <table:table-column table:style-name="co14" table:default-cell-style-name="ce44"/>
        <table:table-column table:style-name="co12" table:default-cell-style-name="ce44"/>
        <table:table-column table:style-name="co11" table:number-columns-repeated="2" table:default-cell-style-name="ce44"/>
        <table:table-column table:style-name="co6" table:default-cell-style-name="ce44"/>
        <table:table-column table:style-name="co15" table:default-cell-style-name="ce44"/>
        <table:table-column table:style-name="co3" table:default-cell-style-name="ce5"/>
        <table:table-column table:style-name="co10" table:number-columns-repeated="236" table:default-cell-style-name="ce5"/>
        <table:table-row table:style-name="ro1">
          <table:table-cell table:style-name="ce1" office:value-type="string">
            <text:p>Datum</text:p>
          </table:table-cell>
          <table:table-cell table:style-name="ce6"/>
          <table:table-cell table:style-name="ce8" office:value-type="string">
            <text:p>KOS</text:p>
          </table:table-cell>
          <table:table-cell table:style-name="ce8" office:value-type="string">
            <text:p>ŠOŠ</text:p>
          </table:table-cell>
          <table:table-cell table:style-name="ce8" office:value-type="string">
            <text:p>PIN</text:p>
          </table:table-cell>
          <table:table-cell table:style-name="ce8"/>
          <table:table-cell table:style-name="ce8" office:value-type="string">
            <text:p>MIR</text:p>
          </table:table-cell>
          <table:table-cell table:style-name="ce8" office:value-type="string">
            <text:p>HOL</text:p>
          </table:table-cell>
          <table:table-cell table:style-name="ce8" office:value-type="string">
            <text:p>DEV</text:p>
          </table:table-cell>
          <table:table-cell table:style-name="ce8" office:value-type="string">
            <text:p>DAN</text:p>
          </table:table-cell>
          <table:table-cell table:style-name="ce33" office:value-type="string">
            <text:p>MSS</text:p>
          </table:table-cell>
          <table:table-cell table:style-name="ce39" office:value-type="string">
            <text:p>TX</text:p>
          </table:table-cell>
          <table:table-cell table:style-name="ce75" office:value-type="string">
            <text:p>L</text:p>
          </table:table-cell>
          <table:table-cell table:style-name="ce77" office:value-type="float" office:value="51">
            <text:p>51</text:p>
          </table:table-cell>
          <table:table-cell table:style-name="ce77" office:value-type="float" office:value="52">
            <text:p>52</text:p>
          </table:table-cell>
          <table:table-cell table:style-name="ce78" office:value-type="string">
            <text:p>11-19</text:p>
          </table:table-cell>
          <table:table-cell table:style-name="ce79" office:value-type="string">
            <text:p>U</text:p>
          </table:table-cell>
          <table:table-cell table:style-name="ce80" office:value-type="string">
            <text:p>KVIT</text:p>
          </table:table-cell>
          <table:table-cell table:style-name="ce81" office:value-type="string">
            <text:p>Brez</text:p>
          </table:table-cell>
          <table:table-cell office:value-type="string">
            <text:p>Otrok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6-03-01">
            <text:p>1. mar 06</text:p>
          </table:table-cell>
          <table:table-cell table:style-name="ce8" table:formula="oooc:=TEXT([.A2];&quot;Ddd&quot;)" office:value-type="string" office:string-value="sre">
            <text:p>sre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7"/>
          <table:table-cell table:style-name="ce16" office:value-type="string">
            <text:p><text:span text:style-name="T1">52</text:span><text:span text:style-name="T2">L</text:span>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PIN</text:p>
          </table:table-cell>
          <table:table-cell table:style-name="ce76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76" table:formula="oooc:=COUNTIF([.C2:.K2];&quot;51&quot;) + COUNTIF([.C2:.K2];&quot;51L&quot;)" office:value-type="float" office:value="1">
            <text:p>1</text:p>
          </table:table-cell>
          <table:table-cell table:style-name="ce76" table:formula="oooc:=COUNTIF([.C2:.K2];&quot;52&quot;) + COUNTIF([.C2:.K2];&quot;52L&quot;)" office:value-type="float" office:value="1">
            <text:p>1</text:p>
          </table:table-cell>
          <table:table-cell table:style-name="ce76" table:formula="oooc:=COUNTIF([.C2:.K2];&quot;11-19&quot;) + COUNTIF([.C2:.K2];&quot;2&quot;)" office:value-type="float" office:value="1">
            <text:p>1</text:p>
          </table:table-cell>
          <table:table-cell table:style-name="ce76" table:formula="oooc:=COUNTIF([.C2:.K2];&quot;U&quot;)+COUNTIF([.C2:.K2];&quot;UL&quot;)" office:value-type="float" office:value="0">
            <text:p>0</text:p>
          </table:table-cell>
          <table:table-cell table:style-name="ce76" table:formula="oooc:=COUNTIF([.C2:.K2];&quot;KVIT&quot;)" office:value-type="float" office:value="1">
            <text:p>1</text:p>
          </table:table-cell>
          <table:table-cell table:style-name="ce82" table:formula="oooc:=COUNTBLANK([.C2:.K2])" office:value-type="float" office:value="1">
            <text:p>1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3" office:value-type="date" office:date-value="2006-03-02">
            <text:p>2. mar 06</text:p>
          </table:table-cell>
          <table:table-cell table:style-name="ce8" table:formula="oooc:=TEXT([.A3];&quot;Ddd&quot;)" office:value-type="string" office:string-value="čet">
            <text:p>čet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7"/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16" office:value-type="string">
            <text:p><text:span text:style-name="T1">U</text:span>L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PIN</text:p>
          </table:table-cell>
          <table:table-cell table:style-name="ce76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76" table:formula="oooc:=COUNTIF([.C3:.K3];&quot;51&quot;) + COUNTIF([.C3:.K3];&quot;51L&quot;)" office:value-type="float" office:value="1">
            <text:p>1</text:p>
          </table:table-cell>
          <table:table-cell table:style-name="ce76" table:formula="oooc:=COUNTIF([.C3:.K3];&quot;52&quot;) + COUNTIF([.C3:.K3];&quot;52L&quot;)" office:value-type="float" office:value="1">
            <text:p>1</text:p>
          </table:table-cell>
          <table:table-cell table:style-name="ce76" table:formula="oooc:=COUNTIF([.C3:.K3];&quot;11-19&quot;) + COUNTIF([.C3:.K3];&quot;2&quot;)" office:value-type="float" office:value="0">
            <text:p>0</text:p>
          </table:table-cell>
          <table:table-cell table:style-name="ce76" table:formula="oooc:=COUNTIF([.C3:.K3];&quot;U&quot;)+COUNTIF([.C3:.K3];&quot;UL&quot;)" office:value-type="float" office:value="1">
            <text:p>1</text:p>
          </table:table-cell>
          <table:table-cell table:style-name="ce76" table:formula="oooc:=COUNTIF([.C3:.K3];&quot;KVIT&quot;)" office:value-type="float" office:value="1">
            <text:p>1</text:p>
          </table:table-cell>
          <table:table-cell table:style-name="ce82" table:formula="oooc:=COUNTBLANK([.C3:.K3])" office:value-type="float" office:value="1">
            <text:p>1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3" office:value-type="date" office:date-value="2006-03-03">
            <text:p>3. mar 06</text:p>
          </table:table-cell>
          <table:table-cell table:style-name="ce8" table:formula="oooc:=TEXT([.A4];&quot;Ddd&quot;)" office:value-type="string" office:string-value="pet">
            <text:p>pet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7"/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<text:span text:style-name="T1">52</text:span><text:span text:style-name="T2">L</text:span>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PIN</text:p>
          </table:table-cell>
          <table:table-cell table:style-name="ce76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76" table:formula="oooc:=COUNTIF([.C4:.K4];&quot;51&quot;) + COUNTIF([.C4:.K4];&quot;51L&quot;)" office:value-type="float" office:value="1">
            <text:p>1</text:p>
          </table:table-cell>
          <table:table-cell table:style-name="ce76" table:formula="oooc:=COUNTIF([.C4:.K4];&quot;52&quot;) + COUNTIF([.C4:.K4];&quot;52L&quot;)" office:value-type="float" office:value="1">
            <text:p>1</text:p>
          </table:table-cell>
          <table:table-cell table:style-name="ce76" table:formula="oooc:=COUNTIF([.C4:.K4];&quot;11-19&quot;) + COUNTIF([.C4:.K4];&quot;2&quot;)" office:value-type="float" office:value="1">
            <text:p>1</text:p>
          </table:table-cell>
          <table:table-cell table:style-name="ce76" table:formula="oooc:=COUNTIF([.C4:.K4];&quot;U&quot;)+COUNTIF([.C4:.K4];&quot;UL&quot;)" office:value-type="float" office:value="0">
            <text:p>0</text:p>
          </table:table-cell>
          <table:table-cell table:style-name="ce76" table:formula="oooc:=COUNTIF([.C4:.K4];&quot;KVIT&quot;)" office:value-type="float" office:value="1">
            <text:p>1</text:p>
          </table:table-cell>
          <table:table-cell table:style-name="ce82" table:formula="oooc:=COUNTBLANK([.C4:.K4])" office:value-type="float" office:value="1">
            <text:p>1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2" office:value-type="date" office:date-value="2006-03-04">
            <text:p>4. mar 06</text:p>
          </table:table-cell>
          <table:table-cell table:style-name="ce71" table:formula="oooc:=TEXT([.A5];&quot;Ddd&quot;)" office:value-type="string" office:string-value="sob">
            <text:p>sob</text:p>
          </table:table-cell>
          <table:table-cell table:style-name="ce17"/>
          <table:table-cell table:style-name="ce17" office:value-type="string">
            <text:p>D</text:p>
          </table:table-cell>
          <table:table-cell table:style-name="ce30" office:value-type="string">
            <text:p>L</text:p>
          </table:table-cell>
          <table:table-cell table:style-name="ce26"/>
          <table:table-cell table:style-name="ce17"/>
          <table:table-cell table:style-name="ce17" office:value-type="string">
            <text:p>D</text:p>
          </table:table-cell>
          <table:table-cell table:style-name="ce26"/>
          <table:table-cell table:style-name="ce32"/>
          <table:table-cell table:style-name="ce17" office:value-type="string">
            <text:p>D</text:p>
          </table:table-cell>
          <table:table-cell table:style-name="ce39" office:value-type="string">
            <text:p>MIR</text:p>
          </table:table-cell>
          <table:table-cell table:style-name="ce76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76" table:formula="oooc:=COUNTIF([.C5:.K5];&quot;51&quot;) + COUNTIF([.C5:.K5];&quot;51L&quot;)" office:value-type="float" office:value="0">
            <text:p>0</text:p>
          </table:table-cell>
          <table:table-cell table:style-name="ce76" table:formula="oooc:=COUNTIF([.C5:.K5];&quot;52&quot;) + COUNTIF([.C5:.K5];&quot;52L&quot;)" office:value-type="float" office:value="0">
            <text:p>0</text:p>
          </table:table-cell>
          <table:table-cell table:style-name="ce76" table:formula="oooc:=COUNTIF([.C5:.K5];&quot;11-19&quot;) + COUNTIF([.C5:.K5];&quot;2&quot;)" office:value-type="float" office:value="0">
            <text:p>0</text:p>
          </table:table-cell>
          <table:table-cell table:style-name="ce76" table:formula="oooc:=COUNTIF([.C5:.K5];&quot;U&quot;)+COUNTIF([.C5:.K5];&quot;UL&quot;)" office:value-type="float" office:value="0">
            <text:p>0</text:p>
          </table:table-cell>
          <table:table-cell table:style-name="ce76" table:formula="oooc:=COUNTIF([.C5:.K5];&quot;KVIT&quot;)" office:value-type="float" office:value="0">
            <text:p>0</text:p>
          </table:table-cell>
          <table:table-cell table:style-name="ce82" table:formula="oooc:=COUNTBLANK([.C5:.K5])" office:value-type="float" office:value="5">
            <text:p>5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2" office:value-type="date" office:date-value="2006-03-05">
            <text:p>5. mar 06</text:p>
          </table:table-cell>
          <table:table-cell table:style-name="ce71" table:formula="oooc:=TEXT([.A6];&quot;Ddd&quot;)" office:value-type="string" office:string-value="ned">
            <text:p>ned</text:p>
          </table:table-cell>
          <table:table-cell table:style-name="ce13"/>
          <table:table-cell table:style-name="ce17" office:value-type="string">
            <text:p>D</text:p>
          </table:table-cell>
          <table:table-cell table:style-name="ce30" office:value-type="string">
            <text:p>L</text:p>
          </table:table-cell>
          <table:table-cell table:style-name="ce26"/>
          <table:table-cell table:style-name="ce29"/>
          <table:table-cell table:style-name="ce17" office:value-type="string">
            <text:p>D</text:p>
          </table:table-cell>
          <table:table-cell table:style-name="ce26"/>
          <table:table-cell table:style-name="ce25"/>
          <table:table-cell table:style-name="ce17" office:value-type="string">
            <text:p>D</text:p>
          </table:table-cell>
          <table:table-cell table:style-name="ce39" office:value-type="string">
            <text:p>MIR</text:p>
          </table:table-cell>
          <table:table-cell table:style-name="ce76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76" table:formula="oooc:=COUNTIF([.C6:.K6];&quot;51&quot;) + COUNTIF([.C6:.K6];&quot;51L&quot;)" office:value-type="float" office:value="0">
            <text:p>0</text:p>
          </table:table-cell>
          <table:table-cell table:style-name="ce76" table:formula="oooc:=COUNTIF([.C6:.K6];&quot;52&quot;) + COUNTIF([.C6:.K6];&quot;52L&quot;)" office:value-type="float" office:value="0">
            <text:p>0</text:p>
          </table:table-cell>
          <table:table-cell table:style-name="ce76" table:formula="oooc:=COUNTIF([.C6:.K6];&quot;11-19&quot;) + COUNTIF([.C6:.K6];&quot;2&quot;)" office:value-type="float" office:value="0">
            <text:p>0</text:p>
          </table:table-cell>
          <table:table-cell table:style-name="ce76" table:formula="oooc:=COUNTIF([.C6:.K6];&quot;U&quot;)+COUNTIF([.C6:.K6];&quot;UL&quot;)" office:value-type="float" office:value="0">
            <text:p>0</text:p>
          </table:table-cell>
          <table:table-cell table:style-name="ce76" table:formula="oooc:=COUNTIF([.C6:.K6];&quot;KVIT&quot;)" office:value-type="float" office:value="0">
            <text:p>0</text:p>
          </table:table-cell>
          <table:table-cell table:style-name="ce82" table:formula="oooc:=COUNTBLANK([.C6:.K6])" office:value-type="float" office:value="5">
            <text:p>5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3" office:value-type="date" office:date-value="2006-03-06">
            <text:p>6. mar 06</text:p>
          </table:table-cell>
          <table:table-cell table:style-name="ce72" table:formula="oooc:=TEXT([.A7];&quot;Ddd&quot;)" office:value-type="string" office:string-value="pon">
            <text:p>pon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27"/>
          <table:table-cell table:style-name="ce14" office:value-type="string">
            <text:p>KVIT</text:p>
          </table:table-cell>
          <table:table-cell table:style-name="ce74" office:value-type="string">
            <text:p>52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D</text:p>
          </table:table-cell>
          <table:table-cell table:style-name="ce16" office:value-type="string">
            <text:p><text:span text:style-name="T1">U</text:span>L</text:p>
          </table:table-cell>
          <table:table-cell table:style-name="ce39" office:value-type="string">
            <text:p>MIR</text:p>
          </table:table-cell>
          <table:table-cell table:style-name="ce76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76" table:formula="oooc:=COUNTIF([.C7:.K7];&quot;51&quot;) + COUNTIF([.C7:.K7];&quot;51L&quot;)" office:value-type="float" office:value="1">
            <text:p>1</text:p>
          </table:table-cell>
          <table:table-cell table:style-name="ce76" table:formula="oooc:=COUNTIF([.C7:.K7];&quot;52&quot;) + COUNTIF([.C7:.K7];&quot;52L&quot;)" office:value-type="float" office:value="1">
            <text:p>1</text:p>
          </table:table-cell>
          <table:table-cell table:style-name="ce76" table:formula="oooc:=COUNTIF([.C7:.K7];&quot;11-19&quot;) + COUNTIF([.C7:.K7];&quot;2&quot;)" office:value-type="float" office:value="1">
            <text:p>1</text:p>
          </table:table-cell>
          <table:table-cell table:style-name="ce76" table:formula="oooc:=COUNTIF([.C7:.K7];&quot;U&quot;)+COUNTIF([.C7:.K7];&quot;UL&quot;)" office:value-type="float" office:value="1">
            <text:p>1</text:p>
          </table:table-cell>
          <table:table-cell table:style-name="ce76" table:formula="oooc:=COUNTIF([.C7:.K7];&quot;KVIT&quot;)" office:value-type="float" office:value="1">
            <text:p>1</text:p>
          </table:table-cell>
          <table:table-cell table:style-name="ce82" table:formula="oooc:=COUNTBLANK([.C7:.K7])" office:value-type="float" office:value="1">
            <text:p>1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3" office:value-type="date" office:date-value="2006-03-07">
            <text:p>7. mar 06</text:p>
          </table:table-cell>
          <table:table-cell table:style-name="ce72" table:formula="oooc:=TEXT([.A8];&quot;Ddd&quot;)" office:value-type="string" office:string-value="tor">
            <text:p>tor</text:p>
          </table:table-cell>
          <table:table-cell table:style-name="ce14" office:value-type="string">
            <text:p>D</text:p>
          </table:table-cell>
          <table:table-cell table:style-name="ce73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15"/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6" office:value-type="string">
            <text:p><text:span text:style-name="T1">U</text:span>L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39" office:value-type="string">
            <text:p>MIR</text:p>
          </table:table-cell>
          <table:table-cell table:style-name="ce76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76" table:formula="oooc:=COUNTIF([.C8:.K8];&quot;51&quot;) + COUNTIF([.C8:.K8];&quot;51L&quot;)" office:value-type="float" office:value="1">
            <text:p>1</text:p>
          </table:table-cell>
          <table:table-cell table:style-name="ce76" table:formula="oooc:=COUNTIF([.C8:.K8];&quot;52&quot;) + COUNTIF([.C8:.K8];&quot;52L&quot;)" office:value-type="float" office:value="1">
            <text:p>1</text:p>
          </table:table-cell>
          <table:table-cell table:style-name="ce76" table:formula="oooc:=COUNTIF([.C8:.K8];&quot;11-19&quot;) + COUNTIF([.C8:.K8];&quot;2&quot;)" office:value-type="float" office:value="1">
            <text:p>1</text:p>
          </table:table-cell>
          <table:table-cell table:style-name="ce76" table:formula="oooc:=COUNTIF([.C8:.K8];&quot;U&quot;)+COUNTIF([.C8:.K8];&quot;UL&quot;)" office:value-type="float" office:value="1">
            <text:p>1</text:p>
          </table:table-cell>
          <table:table-cell table:style-name="ce76" table:formula="oooc:=COUNTIF([.C8:.K8];&quot;KVIT&quot;)" office:value-type="float" office:value="1">
            <text:p>1</text:p>
          </table:table-cell>
          <table:table-cell table:style-name="ce82" table:formula="oooc:=COUNTBLANK([.C8:.K8])" office:value-type="float" office:value="1">
            <text:p>1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3" office:value-type="date" office:date-value="2006-03-08">
            <text:p>8. mar 06</text:p>
          </table:table-cell>
          <table:table-cell table:style-name="ce72" table:formula="oooc:=TEXT([.A9];&quot;Ddd&quot;)" office:value-type="string" office:string-value="sre">
            <text:p>sre</text:p>
          </table:table-cell>
          <table:table-cell table:style-name="ce14" office:value-type="string">
            <text:p>D</text:p>
          </table:table-cell>
          <table:table-cell table:style-name="ce16" office:value-type="string">
            <text:p><text:span text:style-name="T1">U</text:span>L</text:p>
          </table:table-cell>
          <table:table-cell table:style-name="ce14" office:value-type="string">
            <text:p>52</text:p>
          </table:table-cell>
          <table:table-cell table:style-name="ce15"/>
          <table:table-cell table:style-name="ce14" office:value-type="string">
            <text:p>KVIT</text:p>
          </table:table-cell>
          <table:table-cell table:style-name="ce73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MIR</text:p>
          </table:table-cell>
          <table:table-cell table:style-name="ce76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76" table:formula="oooc:=COUNTIF([.C9:.K9];&quot;51&quot;) + COUNTIF([.C9:.K9];&quot;51L&quot;)" office:value-type="float" office:value="1">
            <text:p>1</text:p>
          </table:table-cell>
          <table:table-cell table:style-name="ce76" table:formula="oooc:=COUNTIF([.C9:.K9];&quot;52&quot;) + COUNTIF([.C9:.K9];&quot;52L&quot;)" office:value-type="float" office:value="1">
            <text:p>1</text:p>
          </table:table-cell>
          <table:table-cell table:style-name="ce76" table:formula="oooc:=COUNTIF([.C9:.K9];&quot;11-19&quot;) + COUNTIF([.C9:.K9];&quot;2&quot;)" office:value-type="float" office:value="1">
            <text:p>1</text:p>
          </table:table-cell>
          <table:table-cell table:style-name="ce76" table:formula="oooc:=COUNTIF([.C9:.K9];&quot;U&quot;)+COUNTIF([.C9:.K9];&quot;UL&quot;)" office:value-type="float" office:value="1">
            <text:p>1</text:p>
          </table:table-cell>
          <table:table-cell table:style-name="ce76" table:formula="oooc:=COUNTIF([.C9:.K9];&quot;KVIT&quot;)" office:value-type="float" office:value="1">
            <text:p>1</text:p>
          </table:table-cell>
          <table:table-cell table:style-name="ce82" table:formula="oooc:=COUNTBLANK([.C9:.K9])" office:value-type="float" office:value="1">
            <text:p>1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3" office:value-type="date" office:date-value="2006-03-09">
            <text:p>9. mar 06</text:p>
          </table:table-cell>
          <table:table-cell table:style-name="ce72" table:formula="oooc:=TEXT([.A10];&quot;Ddd&quot;)" office:value-type="string" office:string-value="čet">
            <text:p>čet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24" office:value-type="string">
            <text:p><text:span text:style-name="T3">KVIT</text:span>L</text:p>
          </table:table-cell>
          <table:table-cell table:style-name="ce15"/>
          <table:table-cell table:style-name="ce14" office:value-type="string">
            <text:p>D</text:p>
          </table:table-cell>
          <table:table-cell table:style-name="ce15" office:value-type="string">
            <text:p>51</text:p>
          </table:table-cell>
          <table:table-cell table:style-name="ce7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20" office:value-type="string">
            <text:p>U</text:p>
          </table:table-cell>
          <table:table-cell table:style-name="ce39" office:value-type="string">
            <text:p>MIR</text:p>
          </table:table-cell>
          <table:table-cell table:style-name="ce76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76" table:formula="oooc:=COUNTIF([.C10:.K10];&quot;51&quot;) + COUNTIF([.C10:.K10];&quot;51L&quot;)" office:value-type="float" office:value="1">
            <text:p>1</text:p>
          </table:table-cell>
          <table:table-cell table:style-name="ce76" table:formula="oooc:=COUNTIF([.C10:.K10];&quot;52&quot;) + COUNTIF([.C10:.K10];&quot;52L&quot;)" office:value-type="float" office:value="1">
            <text:p>1</text:p>
          </table:table-cell>
          <table:table-cell table:style-name="ce76" table:formula="oooc:=COUNTIF([.C10:.K10];&quot;11-19&quot;) + COUNTIF([.C10:.K10];&quot;2&quot;)" office:value-type="float" office:value="1">
            <text:p>1</text:p>
          </table:table-cell>
          <table:table-cell table:style-name="ce76" table:formula="oooc:=COUNTIF([.C10:.K10];&quot;U&quot;)+COUNTIF([.C10:.K10];&quot;UL&quot;)" office:value-type="float" office:value="1">
            <text:p>1</text:p>
          </table:table-cell>
          <table:table-cell table:style-name="ce76" table:formula="oooc:=COUNTIF([.C10:.K10];&quot;KVIT&quot;)" office:value-type="float" office:value="0">
            <text:p>0</text:p>
          </table:table-cell>
          <table:table-cell table:style-name="ce82" table:formula="oooc:=COUNTBLANK([.C10:.K10])" office:value-type="float" office:value="1">
            <text:p>1</text:p>
          </table:table-cell>
          <table:table-cell table:style-name="ce84" office:value-type="string">
            <text:p>P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6-03-10">
            <text:p>10. mar 06</text:p>
          </table:table-cell>
          <table:table-cell table:style-name="ce72" table:formula="oooc:=TEXT([.A11];&quot;Ddd&quot;)" office:value-type="string" office:string-value="pet">
            <text:p>pet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15"/>
          <table:table-cell table:style-name="ce14" office:value-type="string">
            <text:p>KVIT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52</text:p>
          </table:table-cell>
          <table:table-cell table:style-name="ce73" office:value-type="string">
            <text:p>51</text:p>
          </table:table-cell>
          <table:table-cell table:style-name="ce24" office:value-type="string">
            <text:p><text:span text:style-name="T3">KVIT</text:span>L</text:p>
          </table:table-cell>
          <table:table-cell table:style-name="ce39" office:value-type="string">
            <text:p>MIR</text:p>
          </table:table-cell>
          <table:table-cell table:style-name="ce76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76" table:formula="oooc:=COUNTIF([.C11:.K11];&quot;51&quot;) + COUNTIF([.C11:.K11];&quot;51L&quot;)" office:value-type="float" office:value="1">
            <text:p>1</text:p>
          </table:table-cell>
          <table:table-cell table:style-name="ce76" table:formula="oooc:=COUNTIF([.C11:.K11];&quot;52&quot;) + COUNTIF([.C11:.K11];&quot;52L&quot;)" office:value-type="float" office:value="1">
            <text:p>1</text:p>
          </table:table-cell>
          <table:table-cell table:style-name="ce76" table:formula="oooc:=COUNTIF([.C11:.K11];&quot;11-19&quot;) + COUNTIF([.C11:.K11];&quot;2&quot;)" office:value-type="float" office:value="1">
            <text:p>1</text:p>
          </table:table-cell>
          <table:table-cell table:style-name="ce76" table:formula="oooc:=COUNTIF([.C11:.K11];&quot;U&quot;)+COUNTIF([.C11:.K11];&quot;UL&quot;)" office:value-type="float" office:value="1">
            <text:p>1</text:p>
          </table:table-cell>
          <table:table-cell table:style-name="ce76" table:formula="oooc:=COUNTIF([.C11:.K11];&quot;KVIT&quot;)" office:value-type="float" office:value="1">
            <text:p>1</text:p>
          </table:table-cell>
          <table:table-cell table:style-name="ce82" table:formula="oooc:=COUNTBLANK([.C11:.K11])" office:value-type="float" office:value="1">
            <text:p>1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2" office:value-type="date" office:date-value="2006-03-11">
            <text:p>11. mar 06</text:p>
          </table:table-cell>
          <table:table-cell table:style-name="ce71" table:formula="oooc:=TEXT([.A12];&quot;Ddd&quot;)" office:value-type="string" office:string-value="sob">
            <text:p>sob</text:p>
          </table:table-cell>
          <table:table-cell table:style-name="ce17" office:value-type="string">
            <text:p>D</text:p>
          </table:table-cell>
          <table:table-cell table:style-name="ce23"/>
          <table:table-cell table:style-name="ce17"/>
          <table:table-cell table:style-name="ce26"/>
          <table:table-cell table:style-name="ce30" office:value-type="string">
            <text:p>L</text:p>
          </table:table-cell>
          <table:table-cell table:style-name="ce26" table:number-columns-repeated="2"/>
          <table:table-cell table:style-name="ce32"/>
          <table:table-cell table:style-name="ce17"/>
          <table:table-cell table:style-name="ce39" office:value-type="string">
            <text:p>DAN</text:p>
          </table:table-cell>
          <table:table-cell table:style-name="ce76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76" table:formula="oooc:=COUNTIF([.C12:.K12];&quot;51&quot;) + COUNTIF([.C12:.K12];&quot;51L&quot;)" office:value-type="float" office:value="0">
            <text:p>0</text:p>
          </table:table-cell>
          <table:table-cell table:style-name="ce76" table:formula="oooc:=COUNTIF([.C12:.K12];&quot;52&quot;) + COUNTIF([.C12:.K12];&quot;52L&quot;)" office:value-type="float" office:value="0">
            <text:p>0</text:p>
          </table:table-cell>
          <table:table-cell table:style-name="ce76" table:formula="oooc:=COUNTIF([.C12:.K12];&quot;11-19&quot;) + COUNTIF([.C12:.K12];&quot;2&quot;)" office:value-type="float" office:value="0">
            <text:p>0</text:p>
          </table:table-cell>
          <table:table-cell table:style-name="ce76" table:formula="oooc:=COUNTIF([.C12:.K12];&quot;U&quot;)+COUNTIF([.C12:.K12];&quot;UL&quot;)" office:value-type="float" office:value="0">
            <text:p>0</text:p>
          </table:table-cell>
          <table:table-cell table:style-name="ce76" table:formula="oooc:=COUNTIF([.C12:.K12];&quot;KVIT&quot;)" office:value-type="float" office:value="0">
            <text:p>0</text:p>
          </table:table-cell>
          <table:table-cell table:style-name="ce82" table:formula="oooc:=COUNTBLANK([.C12:.K12])" office:value-type="float" office:value="7">
            <text:p>7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2" office:value-type="date" office:date-value="2006-03-12">
            <text:p>12. mar 06</text:p>
          </table:table-cell>
          <table:table-cell table:style-name="ce71" table:formula="oooc:=TEXT([.A13];&quot;Ddd&quot;)" office:value-type="string" office:string-value="ned">
            <text:p>ned</text:p>
          </table:table-cell>
          <table:table-cell table:style-name="ce17" office:value-type="string">
            <text:p>D</text:p>
          </table:table-cell>
          <table:table-cell table:style-name="ce22"/>
          <table:table-cell table:style-name="ce25"/>
          <table:table-cell table:style-name="ce26"/>
          <table:table-cell table:style-name="ce30" office:value-type="string">
            <text:p>L</text:p>
          </table:table-cell>
          <table:table-cell table:style-name="ce26" table:number-columns-repeated="2"/>
          <table:table-cell table:style-name="ce25" table:number-columns-repeated="2"/>
          <table:table-cell table:style-name="ce39" office:value-type="string">
            <text:p>DAN</text:p>
          </table:table-cell>
          <table:table-cell table:style-name="ce76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76" table:formula="oooc:=COUNTIF([.C13:.K13];&quot;51&quot;) + COUNTIF([.C13:.K13];&quot;51L&quot;)" office:value-type="float" office:value="0">
            <text:p>0</text:p>
          </table:table-cell>
          <table:table-cell table:style-name="ce76" table:formula="oooc:=COUNTIF([.C13:.K13];&quot;52&quot;) + COUNTIF([.C13:.K13];&quot;52L&quot;)" office:value-type="float" office:value="0">
            <text:p>0</text:p>
          </table:table-cell>
          <table:table-cell table:style-name="ce76" table:formula="oooc:=COUNTIF([.C13:.K13];&quot;11-19&quot;) + COUNTIF([.C13:.K13];&quot;2&quot;)" office:value-type="float" office:value="0">
            <text:p>0</text:p>
          </table:table-cell>
          <table:table-cell table:style-name="ce76" table:formula="oooc:=COUNTIF([.C13:.K13];&quot;U&quot;)+COUNTIF([.C13:.K13];&quot;UL&quot;)" office:value-type="float" office:value="0">
            <text:p>0</text:p>
          </table:table-cell>
          <table:table-cell table:style-name="ce76" table:formula="oooc:=COUNTIF([.C13:.K13];&quot;KVIT&quot;)" office:value-type="float" office:value="0">
            <text:p>0</text:p>
          </table:table-cell>
          <table:table-cell table:style-name="ce82" table:formula="oooc:=COUNTBLANK([.C13:.K13])" office:value-type="float" office:value="7">
            <text:p>7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3" office:value-type="date" office:date-value="2006-03-13">
            <text:p>13. mar 06</text:p>
          </table:table-cell>
          <table:table-cell table:style-name="ce72" table:formula="oooc:=TEXT([.A14];&quot;Ddd&quot;)" office:value-type="string" office:string-value="pon">
            <text:p>pon</text:p>
          </table:table-cell>
          <table:table-cell table:style-name="ce73" office:value-type="string">
            <text:p>51</text:p>
          </table:table-cell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KVIT</text:p>
          </table:table-cell>
          <table:table-cell table:style-name="ce27"/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DAN</text:p>
          </table:table-cell>
          <table:table-cell table:style-name="ce76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76" table:formula="oooc:=COUNTIF([.C14:.K14];&quot;51&quot;) + COUNTIF([.C14:.K14];&quot;51L&quot;)" office:value-type="float" office:value="1">
            <text:p>1</text:p>
          </table:table-cell>
          <table:table-cell table:style-name="ce76" table:formula="oooc:=COUNTIF([.C14:.K14];&quot;52&quot;) + COUNTIF([.C14:.K14];&quot;52L&quot;)" office:value-type="float" office:value="1">
            <text:p>1</text:p>
          </table:table-cell>
          <table:table-cell table:style-name="ce76" table:formula="oooc:=COUNTIF([.C14:.K14];&quot;11-19&quot;) + COUNTIF([.C14:.K14];&quot;2&quot;)" office:value-type="float" office:value="1">
            <text:p>1</text:p>
          </table:table-cell>
          <table:table-cell table:style-name="ce76" table:formula="oooc:=COUNTIF([.C14:.K14];&quot;U&quot;)+COUNTIF([.C14:.K14];&quot;UL&quot;)" office:value-type="float" office:value="1">
            <text:p>1</text:p>
          </table:table-cell>
          <table:table-cell table:style-name="ce76" table:formula="oooc:=COUNTIF([.C14:.K14];&quot;KVIT&quot;)" office:value-type="float" office:value="2">
            <text:p>2</text:p>
          </table:table-cell>
          <table:table-cell table:style-name="ce82" table:formula="oooc:=COUNTBLANK([.C14:.K14])" office:value-type="float" office:value="1">
            <text:p>1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3" office:value-type="date" office:date-value="2006-03-14">
            <text:p>14. mar 06</text:p>
          </table:table-cell>
          <table:table-cell table:style-name="ce72" table:formula="oooc:=TEXT([.A15];&quot;Ddd&quot;)" office:value-type="string" office:string-value="tor">
            <text:p>tor</text:p>
          </table:table-cell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5"/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73" office:value-type="string">
            <text:p>51</text:p>
          </table:table-cell>
          <table:table-cell table:style-name="ce39" office:value-type="string">
            <text:p>DAN</text:p>
          </table:table-cell>
          <table:table-cell table:style-name="ce76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76" table:formula="oooc:=COUNTIF([.C15:.K15];&quot;51&quot;) + COUNTIF([.C15:.K15];&quot;51L&quot;)" office:value-type="float" office:value="1">
            <text:p>1</text:p>
          </table:table-cell>
          <table:table-cell table:style-name="ce76" table:formula="oooc:=COUNTIF([.C15:.K15];&quot;52&quot;) + COUNTIF([.C15:.K15];&quot;52L&quot;)" office:value-type="float" office:value="1">
            <text:p>1</text:p>
          </table:table-cell>
          <table:table-cell table:style-name="ce76" table:formula="oooc:=COUNTIF([.C15:.K15];&quot;11-19&quot;) + COUNTIF([.C15:.K15];&quot;2&quot;)" office:value-type="float" office:value="1">
            <text:p>1</text:p>
          </table:table-cell>
          <table:table-cell table:style-name="ce76" table:formula="oooc:=COUNTIF([.C15:.K15];&quot;U&quot;)+COUNTIF([.C15:.K15];&quot;UL&quot;)" office:value-type="float" office:value="1">
            <text:p>1</text:p>
          </table:table-cell>
          <table:table-cell table:style-name="ce76" table:formula="oooc:=COUNTIF([.C15:.K15];&quot;KVIT&quot;)" office:value-type="float" office:value="2">
            <text:p>2</text:p>
          </table:table-cell>
          <table:table-cell table:style-name="ce82" table:formula="oooc:=COUNTBLANK([.C15:.K15])" office:value-type="float" office:value="1">
            <text:p>1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3" office:value-type="date" office:date-value="2006-03-15">
            <text:p>15. mar 06</text:p>
          </table:table-cell>
          <table:table-cell table:style-name="ce72" table:formula="oooc:=TEXT([.A16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73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15"/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20" office:value-type="string">
            <text:p>U</text:p>
          </table:table-cell>
          <table:table-cell table:style-name="ce39" office:value-type="string">
            <text:p>DAN</text:p>
          </table:table-cell>
          <table:table-cell table:style-name="ce76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76" table:formula="oooc:=COUNTIF([.C16:.K16];&quot;51&quot;) + COUNTIF([.C16:.K16];&quot;51L&quot;)" office:value-type="float" office:value="1">
            <text:p>1</text:p>
          </table:table-cell>
          <table:table-cell table:style-name="ce76" table:formula="oooc:=COUNTIF([.C16:.K16];&quot;52&quot;) + COUNTIF([.C16:.K16];&quot;52L&quot;)" office:value-type="float" office:value="1">
            <text:p>1</text:p>
          </table:table-cell>
          <table:table-cell table:style-name="ce76" table:formula="oooc:=COUNTIF([.C16:.K16];&quot;11-19&quot;) + COUNTIF([.C16:.K16];&quot;2&quot;)" office:value-type="float" office:value="1">
            <text:p>1</text:p>
          </table:table-cell>
          <table:table-cell table:style-name="ce76" table:formula="oooc:=COUNTIF([.C16:.K16];&quot;U&quot;)+COUNTIF([.C16:.K16];&quot;UL&quot;)" office:value-type="float" office:value="1">
            <text:p>1</text:p>
          </table:table-cell>
          <table:table-cell table:style-name="ce76" table:formula="oooc:=COUNTIF([.C16:.K16];&quot;KVIT&quot;)" office:value-type="float" office:value="2">
            <text:p>2</text:p>
          </table:table-cell>
          <table:table-cell table:style-name="ce82" table:formula="oooc:=COUNTBLANK([.C16:.K16])" office:value-type="float" office:value="1">
            <text:p>1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3" office:value-type="date" office:date-value="2006-03-16">
            <text:p>16. mar 06</text:p>
          </table:table-cell>
          <table:table-cell table:style-name="ce72" table:formula="oooc:=TEXT([.A17];&quot;Ddd&quot;)" office:value-type="string" office:string-value="čet">
            <text:p>čet</text:p>
          </table:table-cell>
          <table:table-cell table:style-name="ce14" office:value-type="string">
            <text:p>11-19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D</text:p>
          </table:table-cell>
          <table:table-cell table:style-name="ce15"/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73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24" office:value-type="string">
            <text:p><text:span text:style-name="T3">KVIT</text:span>L</text:p>
          </table:table-cell>
          <table:table-cell table:style-name="ce39" office:value-type="string">
            <text:p>DAN</text:p>
          </table:table-cell>
          <table:table-cell table:style-name="ce76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76" table:formula="oooc:=COUNTIF([.C17:.K17];&quot;51&quot;) + COUNTIF([.C17:.K17];&quot;51L&quot;)" office:value-type="float" office:value="1">
            <text:p>1</text:p>
          </table:table-cell>
          <table:table-cell table:style-name="ce76" table:formula="oooc:=COUNTIF([.C17:.K17];&quot;52&quot;) + COUNTIF([.C17:.K17];&quot;52L&quot;)" office:value-type="float" office:value="1">
            <text:p>1</text:p>
          </table:table-cell>
          <table:table-cell table:style-name="ce76" table:formula="oooc:=COUNTIF([.C17:.K17];&quot;11-19&quot;) + COUNTIF([.C17:.K17];&quot;2&quot;)" office:value-type="float" office:value="1">
            <text:p>1</text:p>
          </table:table-cell>
          <table:table-cell table:style-name="ce76" table:formula="oooc:=COUNTIF([.C17:.K17];&quot;U&quot;)+COUNTIF([.C17:.K17];&quot;UL&quot;)" office:value-type="float" office:value="1">
            <text:p>1</text:p>
          </table:table-cell>
          <table:table-cell table:style-name="ce76" table:formula="oooc:=COUNTIF([.C17:.K17];&quot;KVIT&quot;)" office:value-type="float" office:value="1">
            <text:p>1</text:p>
          </table:table-cell>
          <table:table-cell table:style-name="ce82" table:formula="oooc:=COUNTBLANK([.C17:.K17])" office:value-type="float" office:value="1">
            <text:p>1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3" office:value-type="date" office:date-value="2006-03-17">
            <text:p>17. mar 06</text:p>
          </table:table-cell>
          <table:table-cell table:style-name="ce72" table:formula="oooc:=TEXT([.A18];&quot;Ddd&quot;)" office:value-type="string" office:string-value="pet">
            <text:p>pet</text:p>
          </table:table-cell>
          <table:table-cell table:style-name="ce7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15" office:value-type="string">
            <text:p>51</text:p>
          </table:table-cell>
          <table:table-cell table:style-name="ce15"/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11-19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39" office:value-type="string">
            <text:p>DAN</text:p>
          </table:table-cell>
          <table:table-cell table:style-name="ce76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76" table:formula="oooc:=COUNTIF([.C18:.K18];&quot;51&quot;) + COUNTIF([.C18:.K18];&quot;51L&quot;)" office:value-type="float" office:value="1">
            <text:p>1</text:p>
          </table:table-cell>
          <table:table-cell table:style-name="ce76" table:formula="oooc:=COUNTIF([.C18:.K18];&quot;52&quot;) + COUNTIF([.C18:.K18];&quot;52L&quot;)" office:value-type="float" office:value="1">
            <text:p>1</text:p>
          </table:table-cell>
          <table:table-cell table:style-name="ce76" table:formula="oooc:=COUNTIF([.C18:.K18];&quot;11-19&quot;) + COUNTIF([.C18:.K18];&quot;2&quot;)" office:value-type="float" office:value="1">
            <text:p>1</text:p>
          </table:table-cell>
          <table:table-cell table:style-name="ce76" table:formula="oooc:=COUNTIF([.C18:.K18];&quot;U&quot;)+COUNTIF([.C18:.K18];&quot;UL&quot;)" office:value-type="float" office:value="1">
            <text:p>1</text:p>
          </table:table-cell>
          <table:table-cell table:style-name="ce76" table:formula="oooc:=COUNTIF([.C18:.K18];&quot;KVIT&quot;)" office:value-type="float" office:value="2">
            <text:p>2</text:p>
          </table:table-cell>
          <table:table-cell table:style-name="ce82" table:formula="oooc:=COUNTBLANK([.C18:.K18])" office:value-type="float" office:value="1">
            <text:p>1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2" office:value-type="date" office:date-value="2006-03-18">
            <text:p>18. mar 06</text:p>
          </table:table-cell>
          <table:table-cell table:style-name="ce71" table:formula="oooc:=TEXT([.A19];&quot;Ddd&quot;)" office:value-type="string" office:string-value="sob">
            <text:p>sob</text:p>
          </table:table-cell>
          <table:table-cell table:style-name="ce17"/>
          <table:table-cell table:style-name="ce23"/>
          <table:table-cell table:style-name="ce17"/>
          <table:table-cell table:style-name="ce26"/>
          <table:table-cell table:style-name="ce17"/>
          <table:table-cell table:style-name="ce26" table:number-columns-repeated="2"/>
          <table:table-cell table:style-name="ce30" office:value-type="string">
            <text:p>L</text:p>
          </table:table-cell>
          <table:table-cell table:style-name="ce17"/>
          <table:table-cell table:style-name="ce39" office:value-type="string">
            <text:p>KOS</text:p>
          </table:table-cell>
          <table:table-cell table:style-name="ce76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76" table:formula="oooc:=COUNTIF([.C19:.K19];&quot;51&quot;) + COUNTIF([.C19:.K19];&quot;51L&quot;)" office:value-type="float" office:value="0">
            <text:p>0</text:p>
          </table:table-cell>
          <table:table-cell table:style-name="ce76" table:formula="oooc:=COUNTIF([.C19:.K19];&quot;52&quot;) + COUNTIF([.C19:.K19];&quot;52L&quot;)" office:value-type="float" office:value="0">
            <text:p>0</text:p>
          </table:table-cell>
          <table:table-cell table:style-name="ce76" table:formula="oooc:=COUNTIF([.C19:.K19];&quot;11-19&quot;) + COUNTIF([.C19:.K19];&quot;2&quot;)" office:value-type="float" office:value="0">
            <text:p>0</text:p>
          </table:table-cell>
          <table:table-cell table:style-name="ce76" table:formula="oooc:=COUNTIF([.C19:.K19];&quot;U&quot;)+COUNTIF([.C19:.K19];&quot;UL&quot;)" office:value-type="float" office:value="0">
            <text:p>0</text:p>
          </table:table-cell>
          <table:table-cell table:style-name="ce76" table:formula="oooc:=COUNTIF([.C19:.K19];&quot;KVIT&quot;)" office:value-type="float" office:value="0">
            <text:p>0</text:p>
          </table:table-cell>
          <table:table-cell table:style-name="ce82" table:formula="oooc:=COUNTBLANK([.C19:.K19])" office:value-type="float" office:value="8">
            <text:p>8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2" office:value-type="date" office:date-value="2006-03-19">
            <text:p>19. mar 06</text:p>
          </table:table-cell>
          <table:table-cell table:style-name="ce71" table:formula="oooc:=TEXT([.A20];&quot;Ddd&quot;)" office:value-type="string" office:string-value="ned">
            <text:p>ned</text:p>
          </table:table-cell>
          <table:table-cell table:style-name="ce13"/>
          <table:table-cell table:style-name="ce22"/>
          <table:table-cell table:style-name="ce25"/>
          <table:table-cell table:style-name="ce26"/>
          <table:table-cell table:style-name="ce29"/>
          <table:table-cell table:style-name="ce26" table:number-columns-repeated="2"/>
          <table:table-cell table:style-name="ce30" office:value-type="string">
            <text:p>L</text:p>
          </table:table-cell>
          <table:table-cell table:style-name="ce25"/>
          <table:table-cell table:style-name="ce39" office:value-type="string">
            <text:p>KOS</text:p>
          </table:table-cell>
          <table:table-cell table:style-name="ce76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76" table:formula="oooc:=COUNTIF([.C20:.K20];&quot;51&quot;) + COUNTIF([.C20:.K20];&quot;51L&quot;)" office:value-type="float" office:value="0">
            <text:p>0</text:p>
          </table:table-cell>
          <table:table-cell table:style-name="ce76" table:formula="oooc:=COUNTIF([.C20:.K20];&quot;52&quot;) + COUNTIF([.C20:.K20];&quot;52L&quot;)" office:value-type="float" office:value="0">
            <text:p>0</text:p>
          </table:table-cell>
          <table:table-cell table:style-name="ce76" table:formula="oooc:=COUNTIF([.C20:.K20];&quot;11-19&quot;) + COUNTIF([.C20:.K20];&quot;2&quot;)" office:value-type="float" office:value="0">
            <text:p>0</text:p>
          </table:table-cell>
          <table:table-cell table:style-name="ce76" table:formula="oooc:=COUNTIF([.C20:.K20];&quot;U&quot;)+COUNTIF([.C20:.K20];&quot;UL&quot;)" office:value-type="float" office:value="0">
            <text:p>0</text:p>
          </table:table-cell>
          <table:table-cell table:style-name="ce76" table:formula="oooc:=COUNTIF([.C20:.K20];&quot;KVIT&quot;)" office:value-type="float" office:value="0">
            <text:p>0</text:p>
          </table:table-cell>
          <table:table-cell table:style-name="ce82" table:formula="oooc:=COUNTBLANK([.C20:.K20])" office:value-type="float" office:value="8">
            <text:p>8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3" office:value-type="date" office:date-value="2006-03-20">
            <text:p>20. mar 06</text:p>
          </table:table-cell>
          <table:table-cell table:style-name="ce72" table:formula="oooc:=TEXT([.A21];&quot;Ddd&quot;)" office:value-type="string" office:string-value="pon">
            <text:p>pon</text:p>
          </table:table-cell>
          <table:table-cell table:style-name="ce14" office:value-type="string">
            <text:p>KVIT</text:p>
          </table:table-cell>
          <table:table-cell table:style-name="ce24" office:value-type="string">
            <text:p><text:span text:style-name="T3">KVIT</text:span>L</text:p>
          </table:table-cell>
          <table:table-cell table:style-name="ce20" office:value-type="string">
            <text:p>U</text:p>
          </table:table-cell>
          <table:table-cell table:style-name="ce27"/>
          <table:table-cell table:style-name="ce73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39" office:value-type="string">
            <text:p>KOS</text:p>
          </table:table-cell>
          <table:table-cell table:style-name="ce76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76" table:formula="oooc:=COUNTIF([.C21:.K21];&quot;51&quot;) + COUNTIF([.C21:.K21];&quot;51L&quot;)" office:value-type="float" office:value="1">
            <text:p>1</text:p>
          </table:table-cell>
          <table:table-cell table:style-name="ce76" table:formula="oooc:=COUNTIF([.C21:.K21];&quot;52&quot;) + COUNTIF([.C21:.K21];&quot;52L&quot;)" office:value-type="float" office:value="1">
            <text:p>1</text:p>
          </table:table-cell>
          <table:table-cell table:style-name="ce76" table:formula="oooc:=COUNTIF([.C21:.K21];&quot;11-19&quot;) + COUNTIF([.C21:.K21];&quot;2&quot;)" office:value-type="float" office:value="1">
            <text:p>1</text:p>
          </table:table-cell>
          <table:table-cell table:style-name="ce76" table:formula="oooc:=COUNTIF([.C21:.K21];&quot;U&quot;)+COUNTIF([.C21:.K21];&quot;UL&quot;)" office:value-type="float" office:value="1">
            <text:p>1</text:p>
          </table:table-cell>
          <table:table-cell table:style-name="ce76" table:formula="oooc:=COUNTIF([.C21:.K21];&quot;KVIT&quot;)" office:value-type="float" office:value="1">
            <text:p>1</text:p>
          </table:table-cell>
          <table:table-cell table:style-name="ce82" table:formula="oooc:=COUNTBLANK([.C21:.K21])" office:value-type="float" office:value="1">
            <text:p>1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3" office:value-type="date" office:date-value="2006-03-21">
            <text:p>21. mar 06</text:p>
          </table:table-cell>
          <table:table-cell table:style-name="ce72" table:formula="oooc:=TEXT([.A22];&quot;Ddd&quot;)" office:value-type="string" office:string-value="tor">
            <text:p>tor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74" office:value-type="string">
            <text:p>52</text:p>
          </table:table-cell>
          <table:table-cell table:style-name="ce27"/>
          <table:table-cell table:style-name="ce20" office:value-type="string">
            <text:p>U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15" office:value-type="string">
            <text:p>51</text:p>
          </table:table-cell>
          <table:table-cell table:style-name="ce24" office:value-type="string">
            <text:p><text:span text:style-name="T3">KVIT</text:span>L</text:p>
          </table:table-cell>
          <table:table-cell table:style-name="ce39" office:value-type="string">
            <text:p>KOS</text:p>
          </table:table-cell>
          <table:table-cell table:style-name="ce76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76" table:formula="oooc:=COUNTIF([.C22:.K22];&quot;51&quot;) + COUNTIF([.C22:.K22];&quot;51L&quot;)" office:value-type="float" office:value="1">
            <text:p>1</text:p>
          </table:table-cell>
          <table:table-cell table:style-name="ce76" table:formula="oooc:=COUNTIF([.C22:.K22];&quot;52&quot;) + COUNTIF([.C22:.K22];&quot;52L&quot;)" office:value-type="float" office:value="1">
            <text:p>1</text:p>
          </table:table-cell>
          <table:table-cell table:style-name="ce76" table:formula="oooc:=COUNTIF([.C22:.K22];&quot;11-19&quot;) + COUNTIF([.C22:.K22];&quot;2&quot;)" office:value-type="float" office:value="1">
            <text:p>1</text:p>
          </table:table-cell>
          <table:table-cell table:style-name="ce76" table:formula="oooc:=COUNTIF([.C22:.K22];&quot;U&quot;)+COUNTIF([.C22:.K22];&quot;UL&quot;)" office:value-type="float" office:value="1">
            <text:p>1</text:p>
          </table:table-cell>
          <table:table-cell table:style-name="ce76" table:formula="oooc:=COUNTIF([.C22:.K22];&quot;KVIT&quot;)" office:value-type="float" office:value="1">
            <text:p>1</text:p>
          </table:table-cell>
          <table:table-cell table:style-name="ce82" table:formula="oooc:=COUNTBLANK([.C22:.K22])" office:value-type="float" office:value="1">
            <text:p>1</text:p>
          </table:table-cell>
          <table:table-cell table:style-name="ce84" office:value-type="string">
            <text:p>D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6-03-22">
            <text:p>22. mar 06</text:p>
          </table:table-cell>
          <table:table-cell table:style-name="ce72" table:formula="oooc:=TEXT([.A23];&quot;Ddd&quot;)" office:value-type="string" office:string-value="sre">
            <text:p>sre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27"/>
          <table:table-cell table:style-name="ce20" office:value-type="string">
            <text:p>U</text:p>
          </table:table-cell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D</text:p>
          </table:table-cell>
          <table:table-cell table:style-name="ce73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39" office:value-type="string">
            <text:p>KOS</text:p>
          </table:table-cell>
          <table:table-cell table:style-name="ce76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76" table:formula="oooc:=COUNTIF([.C23:.K23];&quot;51&quot;) + COUNTIF([.C23:.K23];&quot;51L&quot;)" office:value-type="float" office:value="1">
            <text:p>1</text:p>
          </table:table-cell>
          <table:table-cell table:style-name="ce76" table:formula="oooc:=COUNTIF([.C23:.K23];&quot;52&quot;) + COUNTIF([.C23:.K23];&quot;52L&quot;)" office:value-type="float" office:value="1">
            <text:p>1</text:p>
          </table:table-cell>
          <table:table-cell table:style-name="ce76" table:formula="oooc:=COUNTIF([.C23:.K23];&quot;11-19&quot;) + COUNTIF([.C23:.K23];&quot;2&quot;)" office:value-type="float" office:value="1">
            <text:p>1</text:p>
          </table:table-cell>
          <table:table-cell table:style-name="ce76" table:formula="oooc:=COUNTIF([.C23:.K23];&quot;U&quot;)+COUNTIF([.C23:.K23];&quot;UL&quot;)" office:value-type="float" office:value="1">
            <text:p>1</text:p>
          </table:table-cell>
          <table:table-cell table:style-name="ce76" table:formula="oooc:=COUNTIF([.C23:.K23];&quot;KVIT&quot;)" office:value-type="float" office:value="1">
            <text:p>1</text:p>
          </table:table-cell>
          <table:table-cell table:style-name="ce82" table:formula="oooc:=COUNTBLANK([.C23:.K23])" office:value-type="float" office:value="1">
            <text:p>1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3" office:value-type="date" office:date-value="2006-03-23">
            <text:p>23. mar 06</text:p>
          </table:table-cell>
          <table:table-cell table:style-name="ce72" table:formula="oooc:=TEXT([.A24];&quot;Ddd&quot;)" office:value-type="string" office:string-value="čet">
            <text:p>čet</text:p>
          </table:table-cell>
          <table:table-cell table:style-name="ce14" office:value-type="string">
            <text:p>KVIT</text:p>
          </table:table-cell>
          <table:table-cell table:style-name="ce24" office:value-type="string">
            <text:p><text:span text:style-name="T3">KVIT</text:span>L</text:p>
          </table:table-cell>
          <table:table-cell table:style-name="ce20" office:value-type="string">
            <text:p>U</text:p>
          </table:table-cell>
          <table:table-cell table:style-name="ce27"/>
          <table:table-cell table:style-name="ce74" office:value-type="string">
            <text:p>52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KOS</text:p>
          </table:table-cell>
          <table:table-cell table:style-name="ce76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76" table:formula="oooc:=COUNTIF([.C24:.K24];&quot;51&quot;) + COUNTIF([.C24:.K24];&quot;51L&quot;)" office:value-type="float" office:value="1">
            <text:p>1</text:p>
          </table:table-cell>
          <table:table-cell table:style-name="ce76" table:formula="oooc:=COUNTIF([.C24:.K24];&quot;52&quot;) + COUNTIF([.C24:.K24];&quot;52L&quot;)" office:value-type="float" office:value="1">
            <text:p>1</text:p>
          </table:table-cell>
          <table:table-cell table:style-name="ce76" table:formula="oooc:=COUNTIF([.C24:.K24];&quot;11-19&quot;) + COUNTIF([.C24:.K24];&quot;2&quot;)" office:value-type="float" office:value="1">
            <text:p>1</text:p>
          </table:table-cell>
          <table:table-cell table:style-name="ce76" table:formula="oooc:=COUNTIF([.C24:.K24];&quot;U&quot;)+COUNTIF([.C24:.K24];&quot;UL&quot;)" office:value-type="float" office:value="1">
            <text:p>1</text:p>
          </table:table-cell>
          <table:table-cell table:style-name="ce76" table:formula="oooc:=COUNTIF([.C24:.K24];&quot;KVIT&quot;)" office:value-type="float" office:value="1">
            <text:p>1</text:p>
          </table:table-cell>
          <table:table-cell table:style-name="ce82" table:formula="oooc:=COUNTBLANK([.C24:.K24])" office:value-type="float" office:value="1">
            <text:p>1</text:p>
          </table:table-cell>
          <table:table-cell table:style-name="ce84" office:value-type="string">
            <text:p>D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6-03-24">
            <text:p>24. mar 06</text:p>
          </table:table-cell>
          <table:table-cell table:style-name="ce72" table:formula="oooc:=TEXT([.A25];&quot;Ddd&quot;)" office:value-type="string" office:string-value="pet">
            <text:p>pet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27"/>
          <table:table-cell table:style-name="ce24" office:value-type="string">
            <text:p><text:span text:style-name="T4">U</text:span>L</text:p>
          </table:table-cell>
          <table:table-cell table:style-name="ce14" office:value-type="string">
            <text:p>11-19</text:p>
          </table:table-cell>
          <table:table-cell table:number-columns-repeated="2" table:style-name="ce14" office:value-type="string">
            <text:p>D</text:p>
          </table:table-cell>
          <table:table-cell table:style-name="ce73" office:value-type="string">
            <text:p>51</text:p>
          </table:table-cell>
          <table:table-cell table:style-name="ce39" office:value-type="string">
            <text:p>KOS</text:p>
          </table:table-cell>
          <table:table-cell table:style-name="ce76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76" table:formula="oooc:=COUNTIF([.C25:.K25];&quot;51&quot;) + COUNTIF([.C25:.K25];&quot;51L&quot;)" office:value-type="float" office:value="1">
            <text:p>1</text:p>
          </table:table-cell>
          <table:table-cell table:style-name="ce76" table:formula="oooc:=COUNTIF([.C25:.K25];&quot;52&quot;) + COUNTIF([.C25:.K25];&quot;52L&quot;)" office:value-type="float" office:value="1">
            <text:p>1</text:p>
          </table:table-cell>
          <table:table-cell table:style-name="ce76" table:formula="oooc:=COUNTIF([.C25:.K25];&quot;11-19&quot;) + COUNTIF([.C25:.K25];&quot;2&quot;)" office:value-type="float" office:value="1">
            <text:p>1</text:p>
          </table:table-cell>
          <table:table-cell table:style-name="ce76" table:formula="oooc:=COUNTIF([.C25:.K25];&quot;U&quot;)+COUNTIF([.C25:.K25];&quot;UL&quot;)" office:value-type="float" office:value="1">
            <text:p>1</text:p>
          </table:table-cell>
          <table:table-cell table:style-name="ce76" table:formula="oooc:=COUNTIF([.C25:.K25];&quot;KVIT&quot;)" office:value-type="float" office:value="1">
            <text:p>1</text:p>
          </table:table-cell>
          <table:table-cell table:style-name="ce82" table:formula="oooc:=COUNTBLANK([.C25:.K25])" office:value-type="float" office:value="1">
            <text:p>1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2" office:value-type="date" office:date-value="2006-03-25">
            <text:p>25. mar 06</text:p>
          </table:table-cell>
          <table:table-cell table:style-name="ce71" table:formula="oooc:=TEXT([.A26];&quot;Ddd&quot;)" office:value-type="string" office:string-value="sob">
            <text:p>sob</text:p>
          </table:table-cell>
          <table:table-cell table:style-name="ce30" office:value-type="string">
            <text:p>L</text:p>
          </table:table-cell>
          <table:table-cell table:style-name="ce23"/>
          <table:table-cell table:style-name="ce17"/>
          <table:table-cell table:style-name="ce26"/>
          <table:table-cell table:style-name="ce17"/>
          <table:table-cell table:style-name="ce26"/>
          <table:table-cell table:style-name="ce17" office:value-type="string">
            <text:p>D</text:p>
          </table:table-cell>
          <table:table-cell table:style-name="ce17" table:number-columns-repeated="2"/>
          <table:table-cell table:style-name="ce39" office:value-type="string">
            <text:p>ŠOŠ</text:p>
          </table:table-cell>
          <table:table-cell table:style-name="ce76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76" table:formula="oooc:=COUNTIF([.C26:.K26];&quot;51&quot;) + COUNTIF([.C26:.K26];&quot;51L&quot;)" office:value-type="float" office:value="0">
            <text:p>0</text:p>
          </table:table-cell>
          <table:table-cell table:style-name="ce76" table:formula="oooc:=COUNTIF([.C26:.K26];&quot;52&quot;) + COUNTIF([.C26:.K26];&quot;52L&quot;)" office:value-type="float" office:value="0">
            <text:p>0</text:p>
          </table:table-cell>
          <table:table-cell table:style-name="ce76" table:formula="oooc:=COUNTIF([.C26:.K26];&quot;11-19&quot;) + COUNTIF([.C26:.K26];&quot;2&quot;)" office:value-type="float" office:value="0">
            <text:p>0</text:p>
          </table:table-cell>
          <table:table-cell table:style-name="ce76" table:formula="oooc:=COUNTIF([.C26:.K26];&quot;U&quot;)+COUNTIF([.C26:.K26];&quot;UL&quot;)" office:value-type="float" office:value="0">
            <text:p>0</text:p>
          </table:table-cell>
          <table:table-cell table:style-name="ce76" table:formula="oooc:=COUNTIF([.C26:.K26];&quot;KVIT&quot;)" office:value-type="float" office:value="0">
            <text:p>0</text:p>
          </table:table-cell>
          <table:table-cell table:style-name="ce82" table:formula="oooc:=COUNTBLANK([.C26:.K26])" office:value-type="float" office:value="7">
            <text:p>7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2" office:value-type="date" office:date-value="2006-03-26">
            <text:p>26. mar 06</text:p>
          </table:table-cell>
          <table:table-cell table:style-name="ce71" table:formula="oooc:=TEXT([.A27];&quot;Ddd&quot;)" office:value-type="string" office:string-value="ned">
            <text:p>ned</text:p>
          </table:table-cell>
          <table:table-cell table:style-name="ce30" office:value-type="string">
            <text:p>L</text:p>
          </table:table-cell>
          <table:table-cell table:style-name="ce22"/>
          <table:table-cell table:style-name="ce25"/>
          <table:table-cell table:style-name="ce26"/>
          <table:table-cell table:style-name="ce29"/>
          <table:table-cell table:style-name="ce26"/>
          <table:table-cell table:style-name="ce17" office:value-type="string">
            <text:p>D</text:p>
          </table:table-cell>
          <table:table-cell table:style-name="ce17"/>
          <table:table-cell table:style-name="ce25"/>
          <table:table-cell table:style-name="ce39" office:value-type="string">
            <text:p>ŠOŠ</text:p>
          </table:table-cell>
          <table:table-cell table:style-name="ce76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76" table:formula="oooc:=COUNTIF([.C27:.K27];&quot;51&quot;) + COUNTIF([.C27:.K27];&quot;51L&quot;)" office:value-type="float" office:value="0">
            <text:p>0</text:p>
          </table:table-cell>
          <table:table-cell table:style-name="ce76" table:formula="oooc:=COUNTIF([.C27:.K27];&quot;52&quot;) + COUNTIF([.C27:.K27];&quot;52L&quot;)" office:value-type="float" office:value="0">
            <text:p>0</text:p>
          </table:table-cell>
          <table:table-cell table:style-name="ce76" table:formula="oooc:=COUNTIF([.C27:.K27];&quot;11-19&quot;) + COUNTIF([.C27:.K27];&quot;2&quot;)" office:value-type="float" office:value="0">
            <text:p>0</text:p>
          </table:table-cell>
          <table:table-cell table:style-name="ce76" table:formula="oooc:=COUNTIF([.C27:.K27];&quot;U&quot;)+COUNTIF([.C27:.K27];&quot;UL&quot;)" office:value-type="float" office:value="0">
            <text:p>0</text:p>
          </table:table-cell>
          <table:table-cell table:style-name="ce76" table:formula="oooc:=COUNTIF([.C27:.K27];&quot;KVIT&quot;)" office:value-type="float" office:value="0">
            <text:p>0</text:p>
          </table:table-cell>
          <table:table-cell table:style-name="ce82" table:formula="oooc:=COUNTBLANK([.C27:.K27])" office:value-type="float" office:value="7">
            <text:p>7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3" office:value-type="date" office:date-value="2006-03-27">
            <text:p>27. mar 06</text:p>
          </table:table-cell>
          <table:table-cell table:style-name="ce72" table:formula="oooc:=TEXT([.A28];&quot;Ddd&quot;)" office:value-type="string" office:string-value="pon">
            <text:p>pon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20" office:value-type="string">
            <text:p>U</text:p>
          </table:table-cell>
          <table:table-cell table:style-name="ce27"/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D</text:p>
          </table:table-cell>
          <table:table-cell table:style-name="ce73" office:value-type="string">
            <text:p>51</text:p>
          </table:table-cell>
          <table:table-cell table:style-name="ce24" office:value-type="string">
            <text:p><text:span text:style-name="T3">KVIT</text:span>L</text:p>
          </table:table-cell>
          <table:table-cell table:style-name="ce39" office:value-type="string">
            <text:p>ŠOŠ</text:p>
          </table:table-cell>
          <table:table-cell table:style-name="ce76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76" table:formula="oooc:=COUNTIF([.C28:.K28];&quot;51&quot;) + COUNTIF([.C28:.K28];&quot;51L&quot;)" office:value-type="float" office:value="1">
            <text:p>1</text:p>
          </table:table-cell>
          <table:table-cell table:style-name="ce76" table:formula="oooc:=COUNTIF([.C28:.K28];&quot;52&quot;) + COUNTIF([.C28:.K28];&quot;52L&quot;)" office:value-type="float" office:value="1">
            <text:p>1</text:p>
          </table:table-cell>
          <table:table-cell table:style-name="ce76" table:formula="oooc:=COUNTIF([.C28:.K28];&quot;11-19&quot;) + COUNTIF([.C28:.K28];&quot;2&quot;)" office:value-type="float" office:value="1">
            <text:p>1</text:p>
          </table:table-cell>
          <table:table-cell table:style-name="ce76" table:formula="oooc:=COUNTIF([.C28:.K28];&quot;U&quot;)+COUNTIF([.C28:.K28];&quot;UL&quot;)" office:value-type="float" office:value="1">
            <text:p>1</text:p>
          </table:table-cell>
          <table:table-cell table:style-name="ce76" table:formula="oooc:=COUNTIF([.C28:.K28];&quot;KVIT&quot;)" office:value-type="float" office:value="1">
            <text:p>1</text:p>
          </table:table-cell>
          <table:table-cell table:style-name="ce82" table:formula="oooc:=COUNTBLANK([.C28:.K28])" office:value-type="float" office:value="1">
            <text:p>1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3" office:value-type="date" office:date-value="2006-03-28">
            <text:p>28. mar 06</text:p>
          </table:table-cell>
          <table:table-cell table:style-name="ce72" table:formula="oooc:=TEXT([.A29];&quot;Ddd&quot;)" office:value-type="string" office:string-value="tor">
            <text:p>tor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74" office:value-type="string">
            <text:p>52</text:p>
          </table:table-cell>
          <table:table-cell table:style-name="ce27"/>
          <table:table-cell table:style-name="ce20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24" office:value-type="string">
            <text:p><text:span text:style-name="T3">KVIT</text:span>L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39" office:value-type="string">
            <text:p>ŠOŠ</text:p>
          </table:table-cell>
          <table:table-cell table:style-name="ce76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76" table:formula="oooc:=COUNTIF([.C29:.K29];&quot;51&quot;) + COUNTIF([.C29:.K29];&quot;51L&quot;)" office:value-type="float" office:value="1">
            <text:p>1</text:p>
          </table:table-cell>
          <table:table-cell table:style-name="ce76" table:formula="oooc:=COUNTIF([.C29:.K29];&quot;52&quot;) + COUNTIF([.C29:.K29];&quot;52L&quot;)" office:value-type="float" office:value="1">
            <text:p>1</text:p>
          </table:table-cell>
          <table:table-cell table:style-name="ce76" table:formula="oooc:=COUNTIF([.C29:.K29];&quot;11-19&quot;) + COUNTIF([.C29:.K29];&quot;2&quot;)" office:value-type="float" office:value="1">
            <text:p>1</text:p>
          </table:table-cell>
          <table:table-cell table:style-name="ce76" table:formula="oooc:=COUNTIF([.C29:.K29];&quot;U&quot;)+COUNTIF([.C29:.K29];&quot;UL&quot;)" office:value-type="float" office:value="1">
            <text:p>1</text:p>
          </table:table-cell>
          <table:table-cell table:style-name="ce76" table:formula="oooc:=COUNTIF([.C29:.K29];&quot;KVIT&quot;)" office:value-type="float" office:value="2">
            <text:p>2</text:p>
          </table:table-cell>
          <table:table-cell table:style-name="ce82" table:formula="oooc:=COUNTBLANK([.C29:.K29])" office:value-type="float" office:value="1">
            <text:p>1</text:p>
          </table:table-cell>
          <table:table-cell table:style-name="ce84" office:value-type="string">
            <text:p>P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6-03-29">
            <text:p>29. mar 06</text:p>
          </table:table-cell>
          <table:table-cell table:style-name="ce72" table:formula="oooc:=TEXT([.A30];&quot;Ddd&quot;)" office:value-type="string" office:string-value="sre">
            <text:p>sre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27"/>
          <table:table-cell table:style-name="ce73" office:value-type="string">
            <text:p>51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ŠOŠ</text:p>
          </table:table-cell>
          <table:table-cell table:style-name="ce76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76" table:formula="oooc:=COUNTIF([.C30:.K30];&quot;51&quot;) + COUNTIF([.C30:.K30];&quot;51L&quot;)" office:value-type="float" office:value="1">
            <text:p>1</text:p>
          </table:table-cell>
          <table:table-cell table:style-name="ce76" table:formula="oooc:=COUNTIF([.C30:.K30];&quot;52&quot;) + COUNTIF([.C30:.K30];&quot;52L&quot;)" office:value-type="float" office:value="1">
            <text:p>1</text:p>
          </table:table-cell>
          <table:table-cell table:style-name="ce76" table:formula="oooc:=COUNTIF([.C30:.K30];&quot;11-19&quot;) + COUNTIF([.C30:.K30];&quot;2&quot;)" office:value-type="float" office:value="1">
            <text:p>1</text:p>
          </table:table-cell>
          <table:table-cell table:style-name="ce76" table:formula="oooc:=COUNTIF([.C30:.K30];&quot;U&quot;)+COUNTIF([.C30:.K30];&quot;UL&quot;)" office:value-type="float" office:value="1">
            <text:p>1</text:p>
          </table:table-cell>
          <table:table-cell table:style-name="ce76" table:formula="oooc:=COUNTIF([.C30:.K30];&quot;KVIT&quot;)" office:value-type="float" office:value="1">
            <text:p>1</text:p>
          </table:table-cell>
          <table:table-cell table:style-name="ce82" table:formula="oooc:=COUNTBLANK([.C30:.K30])" office:value-type="float" office:value="1">
            <text:p>1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3" office:value-type="date" office:date-value="2006-03-30">
            <text:p>30. mar 06</text:p>
          </table:table-cell>
          <table:table-cell table:style-name="ce72" table:formula="oooc:=TEXT([.A31];&quot;Ddd&quot;)" office:value-type="string" office:string-value="čet">
            <text:p>čet</text:p>
          </table:table-cell>
          <table:table-cell table:style-name="ce7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27"/>
          <table:table-cell table:style-name="ce15" office:value-type="string">
            <text:p>51</text:p>
          </table:table-cell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20" office:value-type="string">
            <text:p>U</text:p>
          </table:table-cell>
          <table:table-cell table:style-name="ce39" office:value-type="string">
            <text:p>ŠOŠ</text:p>
          </table:table-cell>
          <table:table-cell table:style-name="ce76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76" table:formula="oooc:=COUNTIF([.C31:.K31];&quot;51&quot;) + COUNTIF([.C31:.K31];&quot;51L&quot;)" office:value-type="float" office:value="1">
            <text:p>1</text:p>
          </table:table-cell>
          <table:table-cell table:style-name="ce76" table:formula="oooc:=COUNTIF([.C31:.K31];&quot;52&quot;) + COUNTIF([.C31:.K31];&quot;52L&quot;)" office:value-type="float" office:value="1">
            <text:p>1</text:p>
          </table:table-cell>
          <table:table-cell table:style-name="ce76" table:formula="oooc:=COUNTIF([.C31:.K31];&quot;11-19&quot;) + COUNTIF([.C31:.K31];&quot;2&quot;)" office:value-type="float" office:value="1">
            <text:p>1</text:p>
          </table:table-cell>
          <table:table-cell table:style-name="ce76" table:formula="oooc:=COUNTIF([.C31:.K31];&quot;U&quot;)+COUNTIF([.C31:.K31];&quot;UL&quot;)" office:value-type="float" office:value="1">
            <text:p>1</text:p>
          </table:table-cell>
          <table:table-cell table:style-name="ce76" table:formula="oooc:=COUNTIF([.C31:.K31];&quot;KVIT&quot;)" office:value-type="float" office:value="1">
            <text:p>1</text:p>
          </table:table-cell>
          <table:table-cell table:style-name="ce82" table:formula="oooc:=COUNTBLANK([.C31:.K31])" office:value-type="float" office:value="1">
            <text:p>1</text:p>
          </table:table-cell>
          <table:table-cell table:style-name="ce84" office:value-type="string">
            <text:p>P</text:p>
          </table:table-cell>
          <table:table-cell table:number-columns-repeated="236"/>
        </table:table-row>
        <table:table-row table:style-name="ro1">
          <table:table-cell table:style-name="ce3" office:value-type="date" office:date-value="2006-03-31">
            <text:p>31. mar 06</text:p>
          </table:table-cell>
          <table:table-cell table:style-name="ce72" table:formula="oooc:=TEXT([.A32];&quot;Ddd&quot;)" office:value-type="string" office:string-value="pet">
            <text:p>pet</text:p>
          </table:table-cell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27"/>
          <table:table-cell table:style-name="ce15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7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20" office:value-type="string">
            <text:p>U</text:p>
          </table:table-cell>
          <table:table-cell table:style-name="ce39" office:value-type="string">
            <text:p>ŠOŠ</text:p>
          </table:table-cell>
          <table:table-cell table:style-name="ce76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1">
            <text:p>1</text:p>
          </table:table-cell>
          <table:table-cell table:style-name="ce76" table:formula="oooc:=COUNTIF([.C32:.K32];&quot;51&quot;) + COUNTIF([.C32:.K32];&quot;51L&quot;)" office:value-type="float" office:value="1">
            <text:p>1</text:p>
          </table:table-cell>
          <table:table-cell table:style-name="ce76" table:formula="oooc:=COUNTIF([.C32:.K32];&quot;52&quot;) + COUNTIF([.C32:.K32];&quot;52L&quot;)" office:value-type="float" office:value="1">
            <text:p>1</text:p>
          </table:table-cell>
          <table:table-cell table:style-name="ce76" table:formula="oooc:=COUNTIF([.C32:.K32];&quot;11-19&quot;) + COUNTIF([.C32:.K32];&quot;2&quot;)" office:value-type="float" office:value="1">
            <text:p>1</text:p>
          </table:table-cell>
          <table:table-cell table:style-name="ce76" table:formula="oooc:=COUNTIF([.C32:.K32];&quot;U&quot;)+COUNTIF([.C32:.K32];&quot;UL&quot;)" office:value-type="float" office:value="1">
            <text:p>1</text:p>
          </table:table-cell>
          <table:table-cell table:style-name="ce76" table:formula="oooc:=COUNTIF([.C32:.K32];&quot;KVIT&quot;)" office:value-type="float" office:value="1">
            <text:p>1</text:p>
          </table:table-cell>
          <table:table-cell table:style-name="ce82" table:formula="oooc:=COUNTBLANK([.C32:.K32])" office:value-type="float" office:value="1">
            <text:p>1</text:p>
          </table:table-cell>
          <table:table-cell table:style-name="ce84"/>
          <table:table-cell table:number-columns-repeated="236"/>
        </table:table-row>
        <table:table-row table:style-name="ro1">
          <table:table-cell table:style-name="ce4" table:number-columns-repeated="12"/>
          <table:table-cell table:style-name="ce43" table:number-columns-repeated="6"/>
          <table:table-cell table:style-name="ce83"/>
          <table:table-cell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+COUNTIF([.C2:.C32];&quot;kvitL&quot;)+COUNTIF([.C2:.C32];&quot;UL&quot;)" office:value-type="float" office:value="4">
            <text:p>4</text:p>
          </table:table-cell>
          <table:table-cell table:style-name="ce4" table:formula="oooc:=COUNTIF([.D2:.D32];&quot;L&quot;)+COUNTIF([.D2:.D32];&quot;51L&quot;)+COUNTIF([.D2:.D32];&quot;52L&quot;)+COUNTIF([.D2:.D32];&quot;1L&quot;)+COUNTIF([.D2:.D32];&quot;kvitL&quot;)+COUNTIF([.D2:.D32];&quot;UL&quot;)" office:value-type="float" office:value="4">
            <text:p>4</text:p>
          </table:table-cell>
          <table:table-cell table:style-name="ce4" table:formula="oooc:=COUNTIF([.E2:.E32];&quot;L&quot;)+COUNTIF([.E2:.E32];&quot;51L&quot;)+COUNTIF([.E2:.E32];&quot;52L&quot;)+COUNTIF([.E2:.E32];&quot;1L&quot;)+COUNTIF([.E2:.E32];&quot;kvitL&quot;)+COUNTIF([.E2:.E32];&quot;UL&quot;)" office:value-type="float" office:value="3">
            <text:p>3</text:p>
          </table:table-cell>
          <table:table-cell table:style-name="ce4" table:formula="oooc:=COUNTIF([.F2:.F32];&quot;L&quot;)+COUNTIF([.F2:.F32];&quot;51L&quot;)+COUNTIF([.F2:.F32];&quot;52L&quot;)+COUNTIF([.F2:.F32];&quot;1L&quot;)+COUNTIF([.F2:.F32];&quot;kvitL&quot;)+COUNTIF([.F2:.F32];&quot;UL&quot;)" office:value-type="float" office:value="0">
            <text:p>0</text:p>
          </table:table-cell>
          <table:table-cell table:style-name="ce4" table:formula="oooc:=COUNTIF([.G2:.G32];&quot;L&quot;)+COUNTIF([.G2:.G32];&quot;51L&quot;)+COUNTIF([.G2:.G32];&quot;52L&quot;)+COUNTIF([.G2:.G32];&quot;1L&quot;)+COUNTIF([.G2:.G32];&quot;kvitL&quot;)+COUNTIF([.G2:.G32];&quot;UL&quot;)" office:value-type="float" office:value="6">
            <text:p>6</text:p>
          </table:table-cell>
          <table:table-cell table:style-name="ce4" table:formula="oooc:=COUNTIF([.H2:.H32];&quot;L&quot;)+COUNTIF([.H2:.H32];&quot;51L&quot;)+COUNTIF([.H2:.H32];&quot;52L&quot;)+COUNTIF([.H2:.H32];&quot;1L&quot;)+COUNTIF([.H2:.H32];&quot;kvitL&quot;)+COUNTIF([.H2:.H32];&quot;UL&quot;)" office:value-type="float" office:value="2">
            <text:p>2</text:p>
          </table:table-cell>
          <table:table-cell table:style-name="ce4" table:formula="oooc:=COUNTIF([.I2:.I32];&quot;L&quot;)+COUNTIF([.I2:.I32];&quot;51L&quot;)+COUNTIF([.I2:.I32];&quot;52L&quot;)+COUNTIF([.I2:.I32];&quot;1L&quot;)+COUNTIF([.I2:.I32];&quot;kvitL&quot;)+COUNTIF([.I2:.I32];&quot;UL&quot;)" office:value-type="float" office:value="3">
            <text:p>3</text:p>
          </table:table-cell>
          <table:table-cell table:style-name="ce4" table:formula="oooc:=COUNTIF([.J2:.J32];&quot;L&quot;)+COUNTIF([.J2:.J32];&quot;51L&quot;)+COUNTIF([.J2:.J32];&quot;52L&quot;)+COUNTIF([.J2:.J32];&quot;1L&quot;)+COUNTIF([.J2:.J32];&quot;kvitL&quot;)+COUNTIF([.J2:.J32];&quot;UL&quot;)" office:value-type="float" office:value="4">
            <text:p>4</text:p>
          </table:table-cell>
          <table:table-cell table:style-name="ce4" table:formula="oooc:=COUNTIF([.K2:.K32];&quot;L&quot;)+COUNTIF([.K2:.K32];&quot;51L&quot;)+COUNTIF([.K2:.K32];&quot;52L&quot;)+COUNTIF([.K2:.K32];&quot;1L&quot;)+COUNTIF([.K2:.K32];&quot;kvitL&quot;)+COUNTIF([.K2:.K32];&quot;UL&quot;)" office:value-type="float" office:value="5">
            <text:p>5</text:p>
          </table:table-cell>
          <table:table-cell table:style-name="Default"/>
          <table:table-cell table:style-name="ce40" table:number-columns-repeated="2"/>
          <table:table-cell table:style-name="ce46"/>
          <table:table-cell table:style-name="ce40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5">
            <text:p>5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6">
            <text:p>6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4">
            <text:p>4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2">
            <text:p>2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5">
            <text:p>5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0">
            <text:p>0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pril" table:style-name="ta1" table:print-ranges="april.A1:april.L31">
        <table:table-column table:style-name="co1" table:default-cell-style-name="ce5"/>
        <table:table-column table:style-name="co2" table:number-columns-repeated="11" table:default-cell-style-name="ce5"/>
        <table:table-column table:style-name="co4" table:default-cell-style-name="ce44"/>
        <table:table-column table:style-name="co6" table:default-cell-style-name="ce44"/>
        <table:table-column table:style-name="co5" table:default-cell-style-name="ce44"/>
        <table:table-column table:style-name="co6" table:default-cell-style-name="ce44"/>
        <table:table-column table:style-name="co12" table:default-cell-style-name="ce44"/>
        <table:table-column table:style-name="co9" table:default-cell-style-name="ce44"/>
        <table:table-column table:style-name="co16" table:default-cell-style-name="ce44"/>
        <table:table-column table:style-name="co10" table:number-columns-repeated="237" table:default-cell-style-name="ce5"/>
        <table:table-row table:style-name="ro1">
          <table:table-cell table:style-name="ce1" office:value-type="string">
            <text:p>Datum</text:p>
          </table:table-cell>
          <table:table-cell table:style-name="ce6"/>
          <table:table-cell table:style-name="ce8" office:value-type="string">
            <text:p>KOS</text:p>
          </table:table-cell>
          <table:table-cell table:style-name="ce8" office:value-type="string">
            <text:p>ŠOŠ</text:p>
          </table:table-cell>
          <table:table-cell table:style-name="ce8" office:value-type="string">
            <text:p>PIN</text:p>
          </table:table-cell>
          <table:table-cell table:style-name="ce14"/>
          <table:table-cell table:style-name="ce8" office:value-type="string">
            <text:p>MIR</text:p>
          </table:table-cell>
          <table:table-cell table:style-name="ce8" office:value-type="string">
            <text:p>HOL</text:p>
          </table:table-cell>
          <table:table-cell table:style-name="ce8" office:value-type="string">
            <text:p>DEV</text:p>
          </table:table-cell>
          <table:table-cell table:style-name="ce8" office:value-type="string">
            <text:p>DAN</text:p>
          </table:table-cell>
          <table:table-cell table:style-name="ce33" office:value-type="string">
            <text:p>MŠŠ</text:p>
          </table:table-cell>
          <table:table-cell table:style-name="ce38" office:value-type="string">
            <text:p>TX</text:p>
          </table:table-cell>
          <table:table-cell table:style-name="ce63" office:value-type="string">
            <text:p>L</text:p>
          </table:table-cell>
          <table:table-cell table:style-name="ce65" office:value-type="float" office:value="51">
            <text:p>51</text:p>
          </table:table-cell>
          <table:table-cell table:style-name="ce65" office:value-type="float" office:value="52">
            <text:p>52</text:p>
          </table:table-cell>
          <table:table-cell table:style-name="ce47" office:value-type="string">
            <text:p>11-19</text:p>
          </table:table-cell>
          <table:table-cell table:style-name="ce67" office:value-type="string">
            <text:p>U</text:p>
          </table:table-cell>
          <table:table-cell table:style-name="ce49" office:value-type="string">
            <text:p>KVIT</text:p>
          </table:table-cell>
          <table:table-cell table:style-name="ce43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4-01">
            <text:p>1. apr 06</text:p>
          </table:table-cell>
          <table:table-cell table:style-name="ce7" table:formula="oooc:=TEXT([.A2];&quot;Ddd&quot;)" office:value-type="string" office:string-value="sob">
            <text:p>sob</text:p>
          </table:table-cell>
          <table:table-cell table:style-name="ce87"/>
          <table:table-cell table:style-name="ce30" office:value-type="string">
            <text:p>L</text:p>
          </table:table-cell>
          <table:table-cell table:style-name="ce17"/>
          <table:table-cell table:style-name="ce26"/>
          <table:table-cell table:style-name="ce17" table:number-columns-repeated="2"/>
          <table:table-cell table:style-name="ce32"/>
          <table:table-cell table:style-name="ce17"/>
          <table:table-cell table:style-name="ce23"/>
          <table:table-cell table:style-name="ce38" office:value-type="string">
            <text:p>DEV</text:p>
          </table:table-cell>
          <table:table-cell table:style-name="ce88" table:formula="oooc:=COUNTIF([.C2:.K2];&quot;L&quot;) + COUNTIF([.C2:.K2];&quot;52L&quot;)+COUNTIF([.C2:.K2];&quot;51L&quot;)+COUNTIF([.C2:.K2];&quot;1L&quot;)+COUNTIF([.C2:.K2];&quot;KVITL&quot;)" office:value-type="float" office:value="1">
            <text:p>1</text:p>
          </table:table-cell>
          <table:table-cell table:style-name="ce88" table:formula="oooc:=COUNTIF([.C2:.K2];&quot;51&quot;) + COUNTIF([.C2:.K2];&quot;51L&quot;)" office:value-type="float" office:value="0">
            <text:p>0</text:p>
          </table:table-cell>
          <table:table-cell table:style-name="ce88" table:formula="oooc:=COUNTIF([.C2:.K2];&quot;52&quot;) + COUNTIF([.C2:.K2];&quot;52L&quot;)" office:value-type="float" office:value="0">
            <text:p>0</text:p>
          </table:table-cell>
          <table:table-cell table:style-name="ce88" table:formula="oooc:=COUNTIF([.C2:.K2];&quot;11-19&quot;) + COUNTIF([.C2:.K2];&quot;2&quot;)" office:value-type="float" office:value="0">
            <text:p>0</text:p>
          </table:table-cell>
          <table:table-cell table:style-name="ce88" table:formula="oooc:=COUNTIF([.C2:.K2];&quot;U&quot;)" office:value-type="float" office:value="0">
            <text:p>0</text:p>
          </table:table-cell>
          <table:table-cell table:style-name="ce88" table:formula="oooc:=COUNTIF([.C2:.K2];&quot;KVIT&quot;)" office:value-type="float" office:value="0">
            <text:p>0</text:p>
          </table:table-cell>
          <table:table-cell table:style-name="ce89" table:formula="oooc:=COUNTBLANK([.C2:.K2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4-02">
            <text:p>2. apr 06</text:p>
          </table:table-cell>
          <table:table-cell table:style-name="ce7" table:formula="oooc:=TEXT([.A3];&quot;Ddd&quot;)" office:value-type="string" office:string-value="ned">
            <text:p>ned</text:p>
          </table:table-cell>
          <table:table-cell table:style-name="ce36"/>
          <table:table-cell table:style-name="ce30" office:value-type="string">
            <text:p>L</text:p>
          </table:table-cell>
          <table:table-cell table:style-name="ce36"/>
          <table:table-cell table:style-name="ce26"/>
          <table:table-cell table:style-name="ce36" table:number-columns-repeated="3"/>
          <table:table-cell table:style-name="ce13"/>
          <table:table-cell table:style-name="ce36"/>
          <table:table-cell table:style-name="ce38" office:value-type="string">
            <text:p>DEV</text:p>
          </table:table-cell>
          <table:table-cell table:style-name="ce88" table:formula="oooc:=COUNTIF([.C3:.K3];&quot;L&quot;) + COUNTIF([.C3:.K3];&quot;52L&quot;)+COUNTIF([.C3:.K3];&quot;51L&quot;)+COUNTIF([.C3:.K3];&quot;1L&quot;)+COUNTIF([.C3:.K3];&quot;KVITL&quot;)" office:value-type="float" office:value="1">
            <text:p>1</text:p>
          </table:table-cell>
          <table:table-cell table:style-name="ce88" table:formula="oooc:=COUNTIF([.C3:.K3];&quot;51&quot;) + COUNTIF([.C3:.K3];&quot;51L&quot;)" office:value-type="float" office:value="0">
            <text:p>0</text:p>
          </table:table-cell>
          <table:table-cell table:style-name="ce88" table:formula="oooc:=COUNTIF([.C3:.K3];&quot;52&quot;) + COUNTIF([.C3:.K3];&quot;52L&quot;)" office:value-type="float" office:value="0">
            <text:p>0</text:p>
          </table:table-cell>
          <table:table-cell table:style-name="ce88" table:formula="oooc:=COUNTIF([.C3:.K3];&quot;11-19&quot;) + COUNTIF([.C3:.K3];&quot;2&quot;)" office:value-type="float" office:value="0">
            <text:p>0</text:p>
          </table:table-cell>
          <table:table-cell table:style-name="ce88" table:formula="oooc:=COUNTIF([.C3:.K3];&quot;U&quot;)" office:value-type="float" office:value="0">
            <text:p>0</text:p>
          </table:table-cell>
          <table:table-cell table:style-name="ce88" table:formula="oooc:=COUNTIF([.C3:.K3];&quot;KVIT&quot;)" office:value-type="float" office:value="0">
            <text:p>0</text:p>
          </table:table-cell>
          <table:table-cell table:style-name="ce89" table:formula="oooc:=COUNTBLANK([.C3:.K3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4-03">
            <text:p>3. apr 06</text:p>
          </table:table-cell>
          <table:table-cell table:style-name="ce8" table:formula="oooc:=TEXT([.A4];&quot;Ddd&quot;)" office:value-type="string" office:string-value="pon">
            <text:p>pon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20" office:value-type="string">
            <text:p>U</text:p>
          </table:table-cell>
          <table:table-cell table:style-name="ce27"/>
          <table:table-cell table:style-name="ce14" office:value-type="string">
            <text:p>D</text:p>
          </table:table-cell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74" office:value-type="string">
            <text:p>52</text:p>
          </table:table-cell>
          <table:table-cell table:style-name="ce38" office:value-type="string">
            <text:p>DEV</text:p>
          </table:table-cell>
          <table:table-cell table:style-name="ce88" table:formula="oooc:=COUNTIF([.C4:.K4];&quot;L&quot;) + COUNTIF([.C4:.K4];&quot;52L&quot;)+COUNTIF([.C4:.K4];&quot;51L&quot;)+COUNTIF([.C4:.K4];&quot;1L&quot;)+COUNTIF([.C4:.K4];&quot;KVITL&quot;)" office:value-type="float" office:value="1">
            <text:p>1</text:p>
          </table:table-cell>
          <table:table-cell table:style-name="ce88" table:formula="oooc:=COUNTIF([.C4:.K4];&quot;51&quot;) + COUNTIF([.C4:.K4];&quot;51L&quot;)" office:value-type="float" office:value="1">
            <text:p>1</text:p>
          </table:table-cell>
          <table:table-cell table:style-name="ce88" table:formula="oooc:=COUNTIF([.C4:.K4];&quot;52&quot;) + COUNTIF([.C4:.K4];&quot;52L&quot;)" office:value-type="float" office:value="1">
            <text:p>1</text:p>
          </table:table-cell>
          <table:table-cell table:style-name="ce88" table:formula="oooc:=COUNTIF([.C4:.K4];&quot;11-19&quot;) + COUNTIF([.C4:.K4];&quot;2&quot;)" office:value-type="float" office:value="1">
            <text:p>1</text:p>
          </table:table-cell>
          <table:table-cell table:style-name="ce88" table:formula="oooc:=COUNTIF([.C4:.K4];&quot;U&quot;)" office:value-type="float" office:value="1">
            <text:p>1</text:p>
          </table:table-cell>
          <table:table-cell table:style-name="ce88" table:formula="oooc:=COUNTIF([.C4:.K4];&quot;KVIT&quot;)" office:value-type="float" office:value="1">
            <text:p>1</text:p>
          </table:table-cell>
          <table:table-cell table:style-name="ce89" table:formula="oooc:=COUNTBLANK([.C4:.K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4-04">
            <text:p>4. apr 06</text:p>
          </table:table-cell>
          <table:table-cell table:style-name="ce85" table:formula="oooc:=TEXT([.A5];&quot;Ddd&quot;)" office:value-type="string" office:string-value="tor">
            <text:p>tor</text:p>
          </table:table-cell>
          <table:table-cell table:style-name="ce7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15" office:value-type="string">
            <text:p>51</text:p>
          </table:table-cell>
          <table:table-cell table:style-name="ce27"/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20" office:value-type="string">
            <text:p>U</text:p>
          </table:table-cell>
          <table:table-cell table:style-name="ce24" office:value-type="string">
            <text:p><text:span text:style-name="T3">KVIT</text:span>L</text:p>
          </table:table-cell>
          <table:table-cell table:style-name="ce38" office:value-type="string">
            <text:p>DEV</text:p>
          </table:table-cell>
          <table:table-cell table:style-name="ce88" table:formula="oooc:=COUNTIF([.C5:.K5];&quot;L&quot;) + COUNTIF([.C5:.K5];&quot;52L&quot;)+COUNTIF([.C5:.K5];&quot;51L&quot;)+COUNTIF([.C5:.K5];&quot;1L&quot;)+COUNTIF([.C5:.K5];&quot;KVITL&quot;)" office:value-type="float" office:value="1">
            <text:p>1</text:p>
          </table:table-cell>
          <table:table-cell table:style-name="ce88" table:formula="oooc:=COUNTIF([.C5:.K5];&quot;51&quot;) + COUNTIF([.C5:.K5];&quot;51L&quot;)" office:value-type="float" office:value="1">
            <text:p>1</text:p>
          </table:table-cell>
          <table:table-cell table:style-name="ce88" table:formula="oooc:=COUNTIF([.C5:.K5];&quot;52&quot;) + COUNTIF([.C5:.K5];&quot;52L&quot;)" office:value-type="float" office:value="1">
            <text:p>1</text:p>
          </table:table-cell>
          <table:table-cell table:style-name="ce88" table:formula="oooc:=COUNTIF([.C5:.K5];&quot;11-19&quot;) + COUNTIF([.C5:.K5];&quot;2&quot;)" office:value-type="float" office:value="1">
            <text:p>1</text:p>
          </table:table-cell>
          <table:table-cell table:style-name="ce88" table:formula="oooc:=COUNTIF([.C5:.K5];&quot;U&quot;)" office:value-type="float" office:value="1">
            <text:p>1</text:p>
          </table:table-cell>
          <table:table-cell table:style-name="ce88" table:formula="oooc:=COUNTIF([.C5:.K5];&quot;KVIT&quot;)" office:value-type="float" office:value="1">
            <text:p>1</text:p>
          </table:table-cell>
          <table:table-cell table:style-name="ce89" table:formula="oooc:=COUNTBLANK([.C5:.K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4-05">
            <text:p>5. apr 06</text:p>
          </table:table-cell>
          <table:table-cell table:style-name="ce85" table:formula="oooc:=TEXT([.A6];&quot;Ddd&quot;)" office:value-type="string" office:string-value="sre">
            <text:p>sre</text:p>
          </table:table-cell>
          <table:table-cell table:style-name="ce20" office:value-type="string">
            <text:p>U</text:p>
          </table:table-cell>
          <table:table-cell table:style-name="ce15" office:value-type="string">
            <text:p>51</text:p>
          </table:table-cell>
          <table:table-cell table:style-name="ce74" office:value-type="string">
            <text:p>52</text:p>
          </table:table-cell>
          <table:table-cell table:style-name="ce27"/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X</text:p>
          </table:table-cell>
          <table:table-cell table:style-name="ce38" office:value-type="string">
            <text:p>DEV</text:p>
          </table:table-cell>
          <table:table-cell table:style-name="ce88" table:formula="oooc:=COUNTIF([.C6:.K6];&quot;L&quot;) + COUNTIF([.C6:.K6];&quot;52L&quot;)+COUNTIF([.C6:.K6];&quot;51L&quot;)+COUNTIF([.C6:.K6];&quot;1L&quot;)+COUNTIF([.C6:.K6];&quot;KVITL&quot;)" office:value-type="float" office:value="1">
            <text:p>1</text:p>
          </table:table-cell>
          <table:table-cell table:style-name="ce88" table:formula="oooc:=COUNTIF([.C6:.K6];&quot;51&quot;) + COUNTIF([.C6:.K6];&quot;51L&quot;)" office:value-type="float" office:value="1">
            <text:p>1</text:p>
          </table:table-cell>
          <table:table-cell table:style-name="ce88" table:formula="oooc:=COUNTIF([.C6:.K6];&quot;52&quot;) + COUNTIF([.C6:.K6];&quot;52L&quot;)" office:value-type="float" office:value="1">
            <text:p>1</text:p>
          </table:table-cell>
          <table:table-cell table:style-name="ce88" table:formula="oooc:=COUNTIF([.C6:.K6];&quot;11-19&quot;) + COUNTIF([.C6:.K6];&quot;2&quot;)" office:value-type="float" office:value="1">
            <text:p>1</text:p>
          </table:table-cell>
          <table:table-cell table:style-name="ce88" table:formula="oooc:=COUNTIF([.C6:.K6];&quot;U&quot;)" office:value-type="float" office:value="1">
            <text:p>1</text:p>
          </table:table-cell>
          <table:table-cell table:style-name="ce88" table:formula="oooc:=COUNTIF([.C6:.K6];&quot;KVIT&quot;)" office:value-type="float" office:value="1">
            <text:p>1</text:p>
          </table:table-cell>
          <table:table-cell table:style-name="ce89" table:formula="oooc:=COUNTBLANK([.C6:.K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4-06">
            <text:p>6. apr 06</text:p>
          </table:table-cell>
          <table:table-cell table:style-name="ce85" table:formula="oooc:=TEXT([.A7];&quot;Ddd&quot;)" office:value-type="string" office:string-value="čet">
            <text:p>čet</text:p>
          </table:table-cell>
          <table:table-cell table:style-name="ce24" office:value-type="string">
            <text:p><text:span text:style-name="T3">KVIT</text:span>L</text:p>
          </table:table-cell>
          <table:table-cell table:style-name="ce15" office:value-type="string">
            <text:p>51</text:p>
          </table:table-cell>
          <table:table-cell table:style-name="ce20" office:value-type="string">
            <text:p>U</text:p>
          </table:table-cell>
          <table:table-cell table:style-name="ce27"/>
          <table:table-cell table:style-name="ce14" office:value-type="string">
            <text:p>D</text:p>
          </table:table-cell>
          <table:table-cell table:style-name="ce7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38" office:value-type="string">
            <text:p>DEV</text:p>
          </table:table-cell>
          <table:table-cell table:style-name="ce88" table:formula="oooc:=COUNTIF([.C7:.K7];&quot;L&quot;) + COUNTIF([.C7:.K7];&quot;52L&quot;)+COUNTIF([.C7:.K7];&quot;51L&quot;)+COUNTIF([.C7:.K7];&quot;1L&quot;)+COUNTIF([.C7:.K7];&quot;KVITL&quot;)" office:value-type="float" office:value="1">
            <text:p>1</text:p>
          </table:table-cell>
          <table:table-cell table:style-name="ce88" table:formula="oooc:=COUNTIF([.C7:.K7];&quot;51&quot;) + COUNTIF([.C7:.K7];&quot;51L&quot;)" office:value-type="float" office:value="1">
            <text:p>1</text:p>
          </table:table-cell>
          <table:table-cell table:style-name="ce88" table:formula="oooc:=COUNTIF([.C7:.K7];&quot;52&quot;) + COUNTIF([.C7:.K7];&quot;52L&quot;)" office:value-type="float" office:value="1">
            <text:p>1</text:p>
          </table:table-cell>
          <table:table-cell table:style-name="ce88" table:formula="oooc:=COUNTIF([.C7:.K7];&quot;11-19&quot;) + COUNTIF([.C7:.K7];&quot;2&quot;)" office:value-type="float" office:value="1">
            <text:p>1</text:p>
          </table:table-cell>
          <table:table-cell table:style-name="ce88" table:formula="oooc:=COUNTIF([.C7:.K7];&quot;U&quot;)" office:value-type="float" office:value="1">
            <text:p>1</text:p>
          </table:table-cell>
          <table:table-cell table:style-name="ce88" table:formula="oooc:=COUNTIF([.C7:.K7];&quot;KVIT&quot;)" office:value-type="float" office:value="1">
            <text:p>1</text:p>
          </table:table-cell>
          <table:table-cell table:style-name="ce89" table:formula="oooc:=COUNTBLANK([.C7:.K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4-07">
            <text:p>7. apr 06</text:p>
          </table:table-cell>
          <table:table-cell table:style-name="ce85" table:formula="oooc:=TEXT([.A8];&quot;Ddd&quot;)" office:value-type="string" office:string-value="pet">
            <text:p>pe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15" office:value-type="string">
            <text:p>51</text:p>
          </table:table-cell>
          <table:table-cell table:style-name="ce27"/>
          <table:table-cell table:style-name="ce14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24" office:value-type="string">
            <text:p><text:span text:style-name="T3">U</text:span>L</text:p>
          </table:table-cell>
          <table:table-cell table:style-name="ce38" office:value-type="string">
            <text:p>DEV</text:p>
          </table:table-cell>
          <table:table-cell table:style-name="ce88" table:formula="oooc:=COUNTIF([.C8:.K8];&quot;L&quot;) + COUNTIF([.C8:.K8];&quot;52L&quot;)+COUNTIF([.C8:.K8];&quot;51L&quot;)+COUNTIF([.C8:.K8];&quot;1L&quot;)+COUNTIF([.C8:.K8];&quot;KVITL&quot;)" office:value-type="float" office:value="0">
            <text:p>0</text:p>
          </table:table-cell>
          <table:table-cell table:style-name="ce88" table:formula="oooc:=COUNTIF([.C8:.K8];&quot;51&quot;) + COUNTIF([.C8:.K8];&quot;51L&quot;)" office:value-type="float" office:value="1">
            <text:p>1</text:p>
          </table:table-cell>
          <table:table-cell table:style-name="ce88" table:formula="oooc:=COUNTIF([.C8:.K8];&quot;52&quot;) + COUNTIF([.C8:.K8];&quot;52L&quot;)" office:value-type="float" office:value="1">
            <text:p>1</text:p>
          </table:table-cell>
          <table:table-cell table:style-name="ce88" table:formula="oooc:=COUNTIF([.C8:.K8];&quot;11-19&quot;) + COUNTIF([.C8:.K8];&quot;2&quot;)" office:value-type="float" office:value="2">
            <text:p>2</text:p>
          </table:table-cell>
          <table:table-cell table:style-name="ce88" table:formula="oooc:=COUNTIF([.C8:.K8];&quot;U&quot;)" office:value-type="float" office:value="0">
            <text:p>0</text:p>
          </table:table-cell>
          <table:table-cell table:style-name="ce88" table:formula="oooc:=COUNTIF([.C8:.K8];&quot;KVIT&quot;)" office:value-type="float" office:value="1">
            <text:p>1</text:p>
          </table:table-cell>
          <table:table-cell table:style-name="ce89" table:formula="oooc:=COUNTBLANK([.C8:.K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4-08">
            <text:p>8. apr 06</text:p>
          </table:table-cell>
          <table:table-cell table:style-name="ce86" table:formula="oooc:=TEXT([.A9];&quot;Ddd&quot;)" office:value-type="string" office:string-value="sob">
            <text:p>sob</text:p>
          </table:table-cell>
          <table:table-cell table:style-name="ce26"/>
          <table:table-cell table:style-name="ce17"/>
          <table:table-cell table:style-name="ce26" table:number-columns-repeated="2"/>
          <table:table-cell table:style-name="ce32"/>
          <table:table-cell table:style-name="ce26"/>
          <table:table-cell table:style-name="ce30" office:value-type="string">
            <text:p>L</text:p>
          </table:table-cell>
          <table:table-cell table:style-name="ce17" table:number-columns-repeated="2"/>
          <table:table-cell table:style-name="ce38" office:value-type="string">
            <text:p>MŠŠ</text:p>
          </table:table-cell>
          <table:table-cell table:style-name="ce88" table:formula="oooc:=COUNTIF([.C9:.K9];&quot;L&quot;) + COUNTIF([.C9:.K9];&quot;52L&quot;)+COUNTIF([.C9:.K9];&quot;51L&quot;)+COUNTIF([.C9:.K9];&quot;1L&quot;)+COUNTIF([.C9:.K9];&quot;KVITL&quot;)" office:value-type="float" office:value="1">
            <text:p>1</text:p>
          </table:table-cell>
          <table:table-cell table:style-name="ce88" table:formula="oooc:=COUNTIF([.C9:.K9];&quot;51&quot;) + COUNTIF([.C9:.K9];&quot;51L&quot;)" office:value-type="float" office:value="0">
            <text:p>0</text:p>
          </table:table-cell>
          <table:table-cell table:style-name="ce88" table:formula="oooc:=COUNTIF([.C9:.K9];&quot;52&quot;) + COUNTIF([.C9:.K9];&quot;52L&quot;)" office:value-type="float" office:value="0">
            <text:p>0</text:p>
          </table:table-cell>
          <table:table-cell table:style-name="ce88" table:formula="oooc:=COUNTIF([.C9:.K9];&quot;11-19&quot;) + COUNTIF([.C9:.K9];&quot;2&quot;)" office:value-type="float" office:value="0">
            <text:p>0</text:p>
          </table:table-cell>
          <table:table-cell table:style-name="ce88" table:formula="oooc:=COUNTIF([.C9:.K9];&quot;U&quot;)" office:value-type="float" office:value="0">
            <text:p>0</text:p>
          </table:table-cell>
          <table:table-cell table:style-name="ce88" table:formula="oooc:=COUNTIF([.C9:.K9];&quot;KVIT&quot;)" office:value-type="float" office:value="0">
            <text:p>0</text:p>
          </table:table-cell>
          <table:table-cell table:style-name="ce89" table:formula="oooc:=COUNTBLANK([.C9:.K9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4-09">
            <text:p>9. apr 06</text:p>
          </table:table-cell>
          <table:table-cell table:style-name="ce7" table:formula="oooc:=TEXT([.A10];&quot;Ddd&quot;)" office:value-type="string" office:string-value="ned">
            <text:p>ned</text:p>
          </table:table-cell>
          <table:table-cell table:style-name="ce87"/>
          <table:table-cell table:style-name="ce26"/>
          <table:table-cell table:style-name="ce17"/>
          <table:table-cell table:style-name="ce26"/>
          <table:table-cell table:style-name="ce17" table:number-columns-repeated="2"/>
          <table:table-cell table:style-name="ce30" office:value-type="string">
            <text:p>L</text:p>
          </table:table-cell>
          <table:table-cell table:style-name="ce17"/>
          <table:table-cell table:style-name="ce23"/>
          <table:table-cell table:style-name="ce38" office:value-type="string">
            <text:p>MŠŠ</text:p>
          </table:table-cell>
          <table:table-cell table:style-name="ce88" table:formula="oooc:=COUNTIF([.C10:.K10];&quot;L&quot;) + COUNTIF([.C10:.K10];&quot;52L&quot;)+COUNTIF([.C10:.K10];&quot;51L&quot;)+COUNTIF([.C10:.K10];&quot;1L&quot;)+COUNTIF([.C10:.K10];&quot;KVITL&quot;)" office:value-type="float" office:value="1">
            <text:p>1</text:p>
          </table:table-cell>
          <table:table-cell table:style-name="ce88" table:formula="oooc:=COUNTIF([.C10:.K10];&quot;51&quot;) + COUNTIF([.C10:.K10];&quot;51L&quot;)" office:value-type="float" office:value="0">
            <text:p>0</text:p>
          </table:table-cell>
          <table:table-cell table:style-name="ce88" table:formula="oooc:=COUNTIF([.C10:.K10];&quot;52&quot;) + COUNTIF([.C10:.K10];&quot;52L&quot;)" office:value-type="float" office:value="0">
            <text:p>0</text:p>
          </table:table-cell>
          <table:table-cell table:style-name="ce88" table:formula="oooc:=COUNTIF([.C10:.K10];&quot;11-19&quot;) + COUNTIF([.C10:.K10];&quot;2&quot;)" office:value-type="float" office:value="0">
            <text:p>0</text:p>
          </table:table-cell>
          <table:table-cell table:style-name="ce88" table:formula="oooc:=COUNTIF([.C10:.K10];&quot;U&quot;)" office:value-type="float" office:value="0">
            <text:p>0</text:p>
          </table:table-cell>
          <table:table-cell table:style-name="ce88" table:formula="oooc:=COUNTIF([.C10:.K10];&quot;KVIT&quot;)" office:value-type="float" office:value="0">
            <text:p>0</text:p>
          </table:table-cell>
          <table:table-cell table:style-name="ce89" table:formula="oooc:=COUNTBLANK([.C10:.K10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4-10">
            <text:p>10. apr 06</text:p>
          </table:table-cell>
          <table:table-cell table:style-name="ce8" table:formula="oooc:=TEXT([.A11];&quot;Ddd&quot;)" office:value-type="string" office:string-value="pon">
            <text:p>pon</text:p>
          </table:table-cell>
          <table:table-cell table:style-name="ce15" office:value-type="string">
            <text:p>51</text:p>
          </table:table-cell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D</text:p>
          </table:table-cell>
          <table:table-cell table:style-name="ce27"/>
          <table:table-cell table:style-name="ce20" office:value-type="string">
            <text:p>U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7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38" office:value-type="string">
            <text:p>MŠŠ</text:p>
          </table:table-cell>
          <table:table-cell table:style-name="ce88" table:formula="oooc:=COUNTIF([.C11:.K11];&quot;L&quot;) + COUNTIF([.C11:.K11];&quot;52L&quot;)+COUNTIF([.C11:.K11];&quot;51L&quot;)+COUNTIF([.C11:.K11];&quot;1L&quot;)+COUNTIF([.C11:.K11];&quot;KVITL&quot;)" office:value-type="float" office:value="1">
            <text:p>1</text:p>
          </table:table-cell>
          <table:table-cell table:style-name="ce88" table:formula="oooc:=COUNTIF([.C11:.K11];&quot;51&quot;) + COUNTIF([.C11:.K11];&quot;51L&quot;)" office:value-type="float" office:value="1">
            <text:p>1</text:p>
          </table:table-cell>
          <table:table-cell table:style-name="ce88" table:formula="oooc:=COUNTIF([.C11:.K11];&quot;52&quot;) + COUNTIF([.C11:.K11];&quot;52L&quot;)" office:value-type="float" office:value="1">
            <text:p>1</text:p>
          </table:table-cell>
          <table:table-cell table:style-name="ce88" table:formula="oooc:=COUNTIF([.C11:.K11];&quot;11-19&quot;) + COUNTIF([.C11:.K11];&quot;2&quot;)" office:value-type="float" office:value="1">
            <text:p>1</text:p>
          </table:table-cell>
          <table:table-cell table:style-name="ce88" table:formula="oooc:=COUNTIF([.C11:.K11];&quot;U&quot;)" office:value-type="float" office:value="1">
            <text:p>1</text:p>
          </table:table-cell>
          <table:table-cell table:style-name="ce88" table:formula="oooc:=COUNTIF([.C11:.K11];&quot;KVIT&quot;)" office:value-type="float" office:value="1">
            <text:p>1</text:p>
          </table:table-cell>
          <table:table-cell table:style-name="ce89" table:formula="oooc:=COUNTBLANK([.C11:.K1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4-11">
            <text:p>11. apr 06</text:p>
          </table:table-cell>
          <table:table-cell table:style-name="ce8" table:formula="oooc:=TEXT([.A12];&quot;Ddd&quot;)" office:value-type="string" office:string-value="tor">
            <text:p>tor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27"/>
          <table:table-cell table:style-name="ce74" office:value-type="string">
            <text:p>52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KVIT</text:p>
          </table:table-cell>
          <table:table-cell table:style-name="ce38" office:value-type="string">
            <text:p>MŠŠ</text:p>
          </table:table-cell>
          <table:table-cell table:style-name="ce88" table:formula="oooc:=COUNTIF([.C12:.K12];&quot;L&quot;) + COUNTIF([.C12:.K12];&quot;52L&quot;)+COUNTIF([.C12:.K12];&quot;51L&quot;)+COUNTIF([.C12:.K12];&quot;1L&quot;)+COUNTIF([.C12:.K12];&quot;KVITL&quot;)" office:value-type="float" office:value="1">
            <text:p>1</text:p>
          </table:table-cell>
          <table:table-cell table:style-name="ce88" table:formula="oooc:=COUNTIF([.C12:.K12];&quot;51&quot;) + COUNTIF([.C12:.K12];&quot;51L&quot;)" office:value-type="float" office:value="1">
            <text:p>1</text:p>
          </table:table-cell>
          <table:table-cell table:style-name="ce88" table:formula="oooc:=COUNTIF([.C12:.K12];&quot;52&quot;) + COUNTIF([.C12:.K12];&quot;52L&quot;)" office:value-type="float" office:value="1">
            <text:p>1</text:p>
          </table:table-cell>
          <table:table-cell table:style-name="ce88" table:formula="oooc:=COUNTIF([.C12:.K12];&quot;11-19&quot;) + COUNTIF([.C12:.K12];&quot;2&quot;)" office:value-type="float" office:value="1">
            <text:p>1</text:p>
          </table:table-cell>
          <table:table-cell table:style-name="ce88" table:formula="oooc:=COUNTIF([.C12:.K12];&quot;U&quot;)" office:value-type="float" office:value="1">
            <text:p>1</text:p>
          </table:table-cell>
          <table:table-cell table:style-name="ce88" table:formula="oooc:=COUNTIF([.C12:.K12];&quot;KVIT&quot;)" office:value-type="float" office:value="1">
            <text:p>1</text:p>
          </table:table-cell>
          <table:table-cell table:style-name="ce89" table:formula="oooc:=COUNTBLANK([.C12:.K1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4-12">
            <text:p>12. apr 06</text:p>
          </table:table-cell>
          <table:table-cell table:style-name="ce85" table:formula="oooc:=TEXT([.A13];&quot;Ddd&quot;)" office:value-type="string" office:string-value="sre">
            <text:p>sre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15" office:value-type="string">
            <text:p>51</text:p>
          </table:table-cell>
          <table:table-cell table:style-name="ce27"/>
          <table:table-cell table:style-name="ce24" office:value-type="string">
            <text:p><text:span text:style-name="T3">KVIT</text:span>L</text:p>
          </table:table-cell>
          <table:table-cell table:style-name="ce74" office:value-type="string">
            <text:p>KVIT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38" office:value-type="string">
            <text:p>MŠŠ</text:p>
          </table:table-cell>
          <table:table-cell table:style-name="ce88" table:formula="oooc:=COUNTIF([.C13:.K13];&quot;L&quot;) + COUNTIF([.C13:.K13];&quot;52L&quot;)+COUNTIF([.C13:.K13];&quot;51L&quot;)+COUNTIF([.C13:.K13];&quot;1L&quot;)+COUNTIF([.C13:.K13];&quot;KVITL&quot;)" office:value-type="float" office:value="1">
            <text:p>1</text:p>
          </table:table-cell>
          <table:table-cell table:style-name="ce88" table:formula="oooc:=COUNTIF([.C13:.K13];&quot;51&quot;) + COUNTIF([.C13:.K13];&quot;51L&quot;)" office:value-type="float" office:value="1">
            <text:p>1</text:p>
          </table:table-cell>
          <table:table-cell table:style-name="ce88" table:formula="oooc:=COUNTIF([.C13:.K13];&quot;52&quot;) + COUNTIF([.C13:.K13];&quot;52L&quot;)" office:value-type="float" office:value="1">
            <text:p>1</text:p>
          </table:table-cell>
          <table:table-cell table:style-name="ce88" table:formula="oooc:=COUNTIF([.C13:.K13];&quot;11-19&quot;) + COUNTIF([.C13:.K13];&quot;2&quot;)" office:value-type="float" office:value="1">
            <text:p>1</text:p>
          </table:table-cell>
          <table:table-cell table:style-name="ce88" table:formula="oooc:=COUNTIF([.C13:.K13];&quot;U&quot;)" office:value-type="float" office:value="1">
            <text:p>1</text:p>
          </table:table-cell>
          <table:table-cell table:style-name="ce88" table:formula="oooc:=COUNTIF([.C13:.K13];&quot;KVIT&quot;)" office:value-type="float" office:value="2">
            <text:p>2</text:p>
          </table:table-cell>
          <table:table-cell table:style-name="ce89" table:formula="oooc:=COUNTBLANK([.C13:.K1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4-13">
            <text:p>13. apr 06</text:p>
          </table:table-cell>
          <table:table-cell table:style-name="ce85" table:formula="oooc:=TEXT([.A14];&quot;Ddd&quot;)" office:value-type="string" office:string-value="čet">
            <text:p>čet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52</text:p>
          </table:table-cell>
          <table:table-cell table:style-name="ce24" office:value-type="string">
            <text:p><text:span text:style-name="T3">KVIT</text:span>L</text:p>
          </table:table-cell>
          <table:table-cell table:style-name="ce27"/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74" office:value-type="string">
            <text:p>KVIT</text:p>
          </table:table-cell>
          <table:table-cell table:style-name="ce38" office:value-type="string">
            <text:p>MŠŠ</text:p>
          </table:table-cell>
          <table:table-cell table:style-name="ce88" table:formula="oooc:=COUNTIF([.C14:.K14];&quot;L&quot;) + COUNTIF([.C14:.K14];&quot;52L&quot;)+COUNTIF([.C14:.K14];&quot;51L&quot;)+COUNTIF([.C14:.K14];&quot;1L&quot;)+COUNTIF([.C14:.K14];&quot;KVITL&quot;)" office:value-type="float" office:value="1">
            <text:p>1</text:p>
          </table:table-cell>
          <table:table-cell table:style-name="ce88" table:formula="oooc:=COUNTIF([.C14:.K14];&quot;51&quot;) + COUNTIF([.C14:.K14];&quot;51L&quot;)" office:value-type="float" office:value="1">
            <text:p>1</text:p>
          </table:table-cell>
          <table:table-cell table:style-name="ce88" table:formula="oooc:=COUNTIF([.C14:.K14];&quot;52&quot;) + COUNTIF([.C14:.K14];&quot;52L&quot;)" office:value-type="float" office:value="1">
            <text:p>1</text:p>
          </table:table-cell>
          <table:table-cell table:style-name="ce88" table:formula="oooc:=COUNTIF([.C14:.K14];&quot;11-19&quot;) + COUNTIF([.C14:.K14];&quot;2&quot;)" office:value-type="float" office:value="1">
            <text:p>1</text:p>
          </table:table-cell>
          <table:table-cell table:style-name="ce88" table:formula="oooc:=COUNTIF([.C14:.K14];&quot;U&quot;)" office:value-type="float" office:value="1">
            <text:p>1</text:p>
          </table:table-cell>
          <table:table-cell table:style-name="ce88" table:formula="oooc:=COUNTIF([.C14:.K14];&quot;KVIT&quot;)" office:value-type="float" office:value="1">
            <text:p>1</text:p>
          </table:table-cell>
          <table:table-cell table:style-name="ce89" table:formula="oooc:=COUNTBLANK([.C14:.K1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4-14">
            <text:p>14. apr 06</text:p>
          </table:table-cell>
          <table:table-cell table:style-name="ce85" table:formula="oooc:=TEXT([.A15];&quot;Ddd&quot;)" office:value-type="string" office:string-value="pet">
            <text:p>pet</text:p>
          </table:table-cell>
          <table:table-cell table:style-name="ce73" office:value-type="string">
            <text:p>51</text:p>
          </table:table-cell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X</text:p>
          </table:table-cell>
          <table:table-cell table:style-name="ce27"/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38" office:value-type="string">
            <text:p>MŠŠ</text:p>
          </table:table-cell>
          <table:table-cell table:style-name="ce88" table:formula="oooc:=COUNTIF([.C15:.K15];&quot;L&quot;) + COUNTIF([.C15:.K15];&quot;52L&quot;)+COUNTIF([.C15:.K15];&quot;51L&quot;)+COUNTIF([.C15:.K15];&quot;1L&quot;)+COUNTIF([.C15:.K15];&quot;KVITL&quot;)" office:value-type="float" office:value="1">
            <text:p>1</text:p>
          </table:table-cell>
          <table:table-cell table:style-name="ce88" table:formula="oooc:=COUNTIF([.C15:.K15];&quot;51&quot;) + COUNTIF([.C15:.K15];&quot;51L&quot;)" office:value-type="float" office:value="1">
            <text:p>1</text:p>
          </table:table-cell>
          <table:table-cell table:style-name="ce88" table:formula="oooc:=COUNTIF([.C15:.K15];&quot;52&quot;) + COUNTIF([.C15:.K15];&quot;52L&quot;)" office:value-type="float" office:value="1">
            <text:p>1</text:p>
          </table:table-cell>
          <table:table-cell table:style-name="ce88" table:formula="oooc:=COUNTIF([.C15:.K15];&quot;11-19&quot;) + COUNTIF([.C15:.K15];&quot;2&quot;)" office:value-type="float" office:value="1">
            <text:p>1</text:p>
          </table:table-cell>
          <table:table-cell table:style-name="ce88" table:formula="oooc:=COUNTIF([.C15:.K15];&quot;U&quot;)" office:value-type="float" office:value="1">
            <text:p>1</text:p>
          </table:table-cell>
          <table:table-cell table:style-name="ce88" table:formula="oooc:=COUNTIF([.C15:.K15];&quot;KVIT&quot;)" office:value-type="float" office:value="1">
            <text:p>1</text:p>
          </table:table-cell>
          <table:table-cell table:style-name="ce89" table:formula="oooc:=COUNTBLANK([.C15:.K1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4-15">
            <text:p>15. apr 06</text:p>
          </table:table-cell>
          <table:table-cell table:style-name="ce7" table:formula="oooc:=TEXT([.A16];&quot;Ddd&quot;)" office:value-type="string" office:string-value="sob">
            <text:p>sob</text:p>
          </table:table-cell>
          <table:table-cell table:style-name="ce87"/>
          <table:table-cell table:style-name="ce26"/>
          <table:table-cell table:style-name="ce17"/>
          <table:table-cell table:style-name="ce26"/>
          <table:table-cell table:style-name="ce17" table:number-columns-repeated="2"/>
          <table:table-cell table:style-name="ce32"/>
          <table:table-cell table:style-name="ce17"/>
          <table:table-cell table:style-name="ce30" office:value-type="string">
            <text:p>L</text:p>
          </table:table-cell>
          <table:table-cell table:style-name="ce38" office:value-type="string">
            <text:p>HOL</text:p>
          </table:table-cell>
          <table:table-cell table:style-name="ce88" table:formula="oooc:=COUNTIF([.C16:.K16];&quot;L&quot;) + COUNTIF([.C16:.K16];&quot;52L&quot;)+COUNTIF([.C16:.K16];&quot;51L&quot;)+COUNTIF([.C16:.K16];&quot;1L&quot;)+COUNTIF([.C16:.K16];&quot;KVITL&quot;)" office:value-type="float" office:value="1">
            <text:p>1</text:p>
          </table:table-cell>
          <table:table-cell table:style-name="ce88" table:formula="oooc:=COUNTIF([.C16:.K16];&quot;51&quot;) + COUNTIF([.C16:.K16];&quot;51L&quot;)" office:value-type="float" office:value="0">
            <text:p>0</text:p>
          </table:table-cell>
          <table:table-cell table:style-name="ce88" table:formula="oooc:=COUNTIF([.C16:.K16];&quot;52&quot;) + COUNTIF([.C16:.K16];&quot;52L&quot;)" office:value-type="float" office:value="0">
            <text:p>0</text:p>
          </table:table-cell>
          <table:table-cell table:style-name="ce88" table:formula="oooc:=COUNTIF([.C16:.K16];&quot;11-19&quot;) + COUNTIF([.C16:.K16];&quot;2&quot;)" office:value-type="float" office:value="0">
            <text:p>0</text:p>
          </table:table-cell>
          <table:table-cell table:style-name="ce88" table:formula="oooc:=COUNTIF([.C16:.K16];&quot;U&quot;)" office:value-type="float" office:value="0">
            <text:p>0</text:p>
          </table:table-cell>
          <table:table-cell table:style-name="ce88" table:formula="oooc:=COUNTIF([.C16:.K16];&quot;KVIT&quot;)" office:value-type="float" office:value="0">
            <text:p>0</text:p>
          </table:table-cell>
          <table:table-cell table:style-name="ce89" table:formula="oooc:=COUNTBLANK([.C16:.K16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4-16">
            <text:p>16. apr 06</text:p>
          </table:table-cell>
          <table:table-cell table:style-name="ce7" table:formula="oooc:=TEXT([.A17];&quot;Ddd&quot;)" office:value-type="string" office:string-value="ned">
            <text:p>ned</text:p>
          </table:table-cell>
          <table:table-cell table:style-name="ce36" table:number-columns-repeated="3"/>
          <table:table-cell table:style-name="ce26"/>
          <table:table-cell table:style-name="ce30" office:value-type="string">
            <text:p>L</text:p>
          </table:table-cell>
          <table:table-cell table:style-name="ce36" table:number-columns-repeated="2"/>
          <table:table-cell table:style-name="ce13"/>
          <table:table-cell table:style-name="ce36"/>
          <table:table-cell table:style-name="ce38" office:value-type="string">
            <text:p>HOL</text:p>
          </table:table-cell>
          <table:table-cell table:style-name="ce88" table:formula="oooc:=COUNTIF([.C17:.K17];&quot;L&quot;) + COUNTIF([.C17:.K17];&quot;52L&quot;)+COUNTIF([.C17:.K17];&quot;51L&quot;)+COUNTIF([.C17:.K17];&quot;1L&quot;)+COUNTIF([.C17:.K17];&quot;KVITL&quot;)" office:value-type="float" office:value="1">
            <text:p>1</text:p>
          </table:table-cell>
          <table:table-cell table:style-name="ce88" table:formula="oooc:=COUNTIF([.C17:.K17];&quot;51&quot;) + COUNTIF([.C17:.K17];&quot;51L&quot;)" office:value-type="float" office:value="0">
            <text:p>0</text:p>
          </table:table-cell>
          <table:table-cell table:style-name="ce88" table:formula="oooc:=COUNTIF([.C17:.K17];&quot;52&quot;) + COUNTIF([.C17:.K17];&quot;52L&quot;)" office:value-type="float" office:value="0">
            <text:p>0</text:p>
          </table:table-cell>
          <table:table-cell table:style-name="ce88" table:formula="oooc:=COUNTIF([.C17:.K17];&quot;11-19&quot;) + COUNTIF([.C17:.K17];&quot;2&quot;)" office:value-type="float" office:value="0">
            <text:p>0</text:p>
          </table:table-cell>
          <table:table-cell table:style-name="ce88" table:formula="oooc:=COUNTIF([.C17:.K17];&quot;U&quot;)" office:value-type="float" office:value="0">
            <text:p>0</text:p>
          </table:table-cell>
          <table:table-cell table:style-name="ce88" table:formula="oooc:=COUNTIF([.C17:.K17];&quot;KVIT&quot;)" office:value-type="float" office:value="0">
            <text:p>0</text:p>
          </table:table-cell>
          <table:table-cell table:style-name="ce89" table:formula="oooc:=COUNTBLANK([.C17:.K17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4-17">
            <text:p>17. apr 06</text:p>
          </table:table-cell>
          <table:table-cell table:style-name="ce7" table:formula="oooc:=TEXT([.A18];&quot;Ddd&quot;)" office:value-type="string" office:string-value="pon">
            <text:p>pon</text:p>
          </table:table-cell>
          <table:table-cell table:style-name="ce36" table:number-columns-repeated="3"/>
          <table:table-cell table:style-name="ce26"/>
          <table:table-cell table:style-name="ce36" table:number-columns-repeated="2"/>
          <table:table-cell table:style-name="ce13" table:number-columns-repeated="2"/>
          <table:table-cell table:style-name="ce30" office:value-type="string">
            <text:p>L</text:p>
          </table:table-cell>
          <table:table-cell table:style-name="ce38" office:value-type="string">
            <text:p>HOL</text:p>
          </table:table-cell>
          <table:table-cell table:style-name="ce88" table:formula="oooc:=COUNTIF([.C18:.K18];&quot;L&quot;) + COUNTIF([.C18:.K18];&quot;52L&quot;)+COUNTIF([.C18:.K18];&quot;51L&quot;)+COUNTIF([.C18:.K18];&quot;1L&quot;)+COUNTIF([.C18:.K18];&quot;KVITL&quot;)" office:value-type="float" office:value="1">
            <text:p>1</text:p>
          </table:table-cell>
          <table:table-cell table:style-name="ce88" table:formula="oooc:=COUNTIF([.C18:.K18];&quot;51&quot;) + COUNTIF([.C18:.K18];&quot;51L&quot;)" office:value-type="float" office:value="0">
            <text:p>0</text:p>
          </table:table-cell>
          <table:table-cell table:style-name="ce88" table:formula="oooc:=COUNTIF([.C18:.K18];&quot;52&quot;) + COUNTIF([.C18:.K18];&quot;52L&quot;)" office:value-type="float" office:value="0">
            <text:p>0</text:p>
          </table:table-cell>
          <table:table-cell table:style-name="ce88" table:formula="oooc:=COUNTIF([.C18:.K18];&quot;11-19&quot;) + COUNTIF([.C18:.K18];&quot;2&quot;)" office:value-type="float" office:value="0">
            <text:p>0</text:p>
          </table:table-cell>
          <table:table-cell table:style-name="ce88" table:formula="oooc:=COUNTIF([.C18:.K18];&quot;U&quot;)" office:value-type="float" office:value="0">
            <text:p>0</text:p>
          </table:table-cell>
          <table:table-cell table:style-name="ce88" table:formula="oooc:=COUNTIF([.C18:.K18];&quot;KVIT&quot;)" office:value-type="float" office:value="0">
            <text:p>0</text:p>
          </table:table-cell>
          <table:table-cell table:style-name="ce89" table:formula="oooc:=COUNTBLANK([.C18:.K18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4-18">
            <text:p>18. apr 06</text:p>
          </table:table-cell>
          <table:table-cell table:style-name="ce85" table:formula="oooc:=TEXT([.A19];&quot;Ddd&quot;)" office:value-type="string" office:string-value="tor">
            <text:p>tor</text:p>
          </table:table-cell>
          <table:table-cell table:style-name="ce15" office:value-type="string">
            <text:p>51</text:p>
          </table:table-cell>
          <table:table-cell table:style-name="ce7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16"/>
          <table:table-cell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5">U</text:span>L</text:p>
          </table:table-cell>
          <table:table-cell table:style-name="ce14" office:value-type="string">
            <text:p>X</text:p>
          </table:table-cell>
          <table:table-cell table:style-name="ce38" office:value-type="string">
            <text:p>HOL</text:p>
          </table:table-cell>
          <table:table-cell table:style-name="ce88" table:formula="oooc:=COUNTIF([.C19:.K19];&quot;L&quot;) + COUNTIF([.C19:.K19];&quot;52L&quot;)+COUNTIF([.C19:.K19];&quot;51L&quot;)+COUNTIF([.C19:.K19];&quot;1L&quot;)+COUNTIF([.C19:.K19];&quot;KVITL&quot;)" office:value-type="float" office:value="0">
            <text:p>0</text:p>
          </table:table-cell>
          <table:table-cell table:style-name="ce88" table:formula="oooc:=COUNTIF([.C19:.K19];&quot;51&quot;) + COUNTIF([.C19:.K19];&quot;51L&quot;)" office:value-type="float" office:value="1">
            <text:p>1</text:p>
          </table:table-cell>
          <table:table-cell table:style-name="ce88" table:formula="oooc:=COUNTIF([.C19:.K19];&quot;52&quot;) + COUNTIF([.C19:.K19];&quot;52L&quot;)" office:value-type="float" office:value="1">
            <text:p>1</text:p>
          </table:table-cell>
          <table:table-cell table:style-name="ce88" table:formula="oooc:=COUNTIF([.C19:.K19];&quot;11-19&quot;) + COUNTIF([.C19:.K19];&quot;2&quot;)" office:value-type="float" office:value="1">
            <text:p>1</text:p>
          </table:table-cell>
          <table:table-cell table:style-name="ce88" table:formula="oooc:=COUNTIF([.C19:.K19];&quot;U&quot;)" office:value-type="float" office:value="0">
            <text:p>0</text:p>
          </table:table-cell>
          <table:table-cell table:style-name="ce88" table:formula="oooc:=COUNTIF([.C19:.K19];&quot;KVIT&quot;)" office:value-type="float" office:value="1">
            <text:p>1</text:p>
          </table:table-cell>
          <table:table-cell table:style-name="ce89" table:formula="oooc:=COUNTBLANK([.C19:.K1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4-19">
            <text:p>19. apr 06</text:p>
          </table:table-cell>
          <table:table-cell table:style-name="ce85" table:formula="oooc:=TEXT([.A20];&quot;Ddd&quot;)" office:value-type="string" office:string-value="sre">
            <text:p>sre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73" office:value-type="string">
            <text:p>51</text:p>
          </table:table-cell>
          <table:table-cell table:style-name="ce14"/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20" office:value-type="string">
            <text:p>U</text:p>
          </table:table-cell>
          <table:table-cell table:style-name="ce38" office:value-type="string">
            <text:p>HOL</text:p>
          </table:table-cell>
          <table:table-cell table:style-name="ce88" table:formula="oooc:=COUNTIF([.C20:.K20];&quot;L&quot;) + COUNTIF([.C20:.K20];&quot;52L&quot;)+COUNTIF([.C20:.K20];&quot;51L&quot;)+COUNTIF([.C20:.K20];&quot;1L&quot;)+COUNTIF([.C20:.K20];&quot;KVITL&quot;)" office:value-type="float" office:value="1">
            <text:p>1</text:p>
          </table:table-cell>
          <table:table-cell table:style-name="ce88" table:formula="oooc:=COUNTIF([.C20:.K20];&quot;51&quot;) + COUNTIF([.C20:.K20];&quot;51L&quot;)" office:value-type="float" office:value="1">
            <text:p>1</text:p>
          </table:table-cell>
          <table:table-cell table:style-name="ce88" table:formula="oooc:=COUNTIF([.C20:.K20];&quot;52&quot;) + COUNTIF([.C20:.K20];&quot;52L&quot;)" office:value-type="float" office:value="1">
            <text:p>1</text:p>
          </table:table-cell>
          <table:table-cell table:style-name="ce88" table:formula="oooc:=COUNTIF([.C20:.K20];&quot;11-19&quot;) + COUNTIF([.C20:.K20];&quot;2&quot;)" office:value-type="float" office:value="1">
            <text:p>1</text:p>
          </table:table-cell>
          <table:table-cell table:style-name="ce88" table:formula="oooc:=COUNTIF([.C20:.K20];&quot;U&quot;)" office:value-type="float" office:value="1">
            <text:p>1</text:p>
          </table:table-cell>
          <table:table-cell table:style-name="ce88" table:formula="oooc:=COUNTIF([.C20:.K20];&quot;KVIT&quot;)" office:value-type="float" office:value="1">
            <text:p>1</text:p>
          </table:table-cell>
          <table:table-cell table:style-name="ce89" table:formula="oooc:=COUNTBLANK([.C20:.K2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4-20">
            <text:p>20. apr 06</text:p>
          </table:table-cell>
          <table:table-cell table:style-name="ce85" table:formula="oooc:=TEXT([.A21];&quot;Ddd&quot;)" office:value-type="string" office:string-value="čet">
            <text:p>čet</text:p>
          </table:table-cell>
          <table:table-cell table:style-name="ce24" office:value-type="string">
            <text:p><text:span text:style-name="T3">KVIT</text:span>L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11-19</text:p>
          </table:table-cell>
          <table:table-cell table:style-name="ce14"/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73" office:value-type="string">
            <text:p>51</text:p>
          </table:table-cell>
          <table:table-cell table:style-name="ce14" office:value-type="string">
            <text:p>52</text:p>
          </table:table-cell>
          <table:table-cell table:style-name="ce38" office:value-type="string">
            <text:p>HOL</text:p>
          </table:table-cell>
          <table:table-cell table:style-name="ce88" table:formula="oooc:=COUNTIF([.C21:.K21];&quot;L&quot;) + COUNTIF([.C21:.K21];&quot;52L&quot;)+COUNTIF([.C21:.K21];&quot;51L&quot;)+COUNTIF([.C21:.K21];&quot;1L&quot;)+COUNTIF([.C21:.K21];&quot;KVITL&quot;)" office:value-type="float" office:value="1">
            <text:p>1</text:p>
          </table:table-cell>
          <table:table-cell table:style-name="ce88" table:formula="oooc:=COUNTIF([.C21:.K21];&quot;51&quot;) + COUNTIF([.C21:.K21];&quot;51L&quot;)" office:value-type="float" office:value="1">
            <text:p>1</text:p>
          </table:table-cell>
          <table:table-cell table:style-name="ce88" table:formula="oooc:=COUNTIF([.C21:.K21];&quot;52&quot;) + COUNTIF([.C21:.K21];&quot;52L&quot;)" office:value-type="float" office:value="1">
            <text:p>1</text:p>
          </table:table-cell>
          <table:table-cell table:style-name="ce88" table:formula="oooc:=COUNTIF([.C21:.K21];&quot;11-19&quot;) + COUNTIF([.C21:.K21];&quot;2&quot;)" office:value-type="float" office:value="1">
            <text:p>1</text:p>
          </table:table-cell>
          <table:table-cell table:style-name="ce88" table:formula="oooc:=COUNTIF([.C21:.K21];&quot;U&quot;)" office:value-type="float" office:value="1">
            <text:p>1</text:p>
          </table:table-cell>
          <table:table-cell table:style-name="ce88" table:formula="oooc:=COUNTIF([.C21:.K21];&quot;KVIT&quot;)" office:value-type="float" office:value="1">
            <text:p>1</text:p>
          </table:table-cell>
          <table:table-cell table:style-name="ce89" table:formula="oooc:=COUNTBLANK([.C21:.K2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4-21">
            <text:p>21. apr 06</text:p>
          </table:table-cell>
          <table:table-cell table:style-name="ce85" table:formula="oooc:=TEXT([.A22];&quot;Ddd&quot;)" office:value-type="string" office:string-value="pet">
            <text:p>pet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51</text:p>
          </table:table-cell>
          <table:table-cell table:style-name="ce24" office:value-type="string">
            <text:p><text:span text:style-name="T3">KVIT</text:span>L</text:p>
          </table:table-cell>
          <table:table-cell table:style-name="ce15"/>
          <table:table-cell table:style-name="ce20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74" office:value-type="string">
            <text:p>52</text:p>
          </table:table-cell>
          <table:table-cell table:style-name="ce38" office:value-type="string">
            <text:p>HOL</text:p>
          </table:table-cell>
          <table:table-cell table:style-name="ce88" table:formula="oooc:=COUNTIF([.C22:.K22];&quot;L&quot;) + COUNTIF([.C22:.K22];&quot;52L&quot;)+COUNTIF([.C22:.K22];&quot;51L&quot;)+COUNTIF([.C22:.K22];&quot;1L&quot;)+COUNTIF([.C22:.K22];&quot;KVITL&quot;)" office:value-type="float" office:value="1">
            <text:p>1</text:p>
          </table:table-cell>
          <table:table-cell table:style-name="ce88" table:formula="oooc:=COUNTIF([.C22:.K22];&quot;51&quot;) + COUNTIF([.C22:.K22];&quot;51L&quot;)" office:value-type="float" office:value="1">
            <text:p>1</text:p>
          </table:table-cell>
          <table:table-cell table:style-name="ce88" table:formula="oooc:=COUNTIF([.C22:.K22];&quot;52&quot;) + COUNTIF([.C22:.K22];&quot;52L&quot;)" office:value-type="float" office:value="1">
            <text:p>1</text:p>
          </table:table-cell>
          <table:table-cell table:style-name="ce88" table:formula="oooc:=COUNTIF([.C22:.K22];&quot;11-19&quot;) + COUNTIF([.C22:.K22];&quot;2&quot;)" office:value-type="float" office:value="1">
            <text:p>1</text:p>
          </table:table-cell>
          <table:table-cell table:style-name="ce88" table:formula="oooc:=COUNTIF([.C22:.K22];&quot;U&quot;)" office:value-type="float" office:value="1">
            <text:p>1</text:p>
          </table:table-cell>
          <table:table-cell table:style-name="ce88" table:formula="oooc:=COUNTIF([.C22:.K22];&quot;KVIT&quot;)" office:value-type="float" office:value="1">
            <text:p>1</text:p>
          </table:table-cell>
          <table:table-cell table:style-name="ce89" table:formula="oooc:=COUNTBLANK([.C22:.K2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4-22">
            <text:p>22. apr 06</text:p>
          </table:table-cell>
          <table:table-cell table:style-name="ce7" table:formula="oooc:=TEXT([.A23];&quot;Ddd&quot;)" office:value-type="string" office:string-value="sob">
            <text:p>sob</text:p>
          </table:table-cell>
          <table:table-cell table:style-name="ce87"/>
          <table:table-cell table:style-name="ce26"/>
          <table:table-cell table:style-name="ce17"/>
          <table:table-cell table:style-name="ce26"/>
          <table:table-cell table:style-name="ce17"/>
          <table:table-cell table:style-name="ce30" office:value-type="string">
            <text:p>L</text:p>
          </table:table-cell>
          <table:table-cell table:style-name="ce17" office:value-type="string">
            <text:p>D</text:p>
          </table:table-cell>
          <table:table-cell table:style-name="ce17"/>
          <table:table-cell table:style-name="ce23"/>
          <table:table-cell table:style-name="ce38" office:value-type="string">
            <text:p>KOS</text:p>
          </table:table-cell>
          <table:table-cell table:style-name="ce88" table:formula="oooc:=COUNTIF([.C23:.K23];&quot;L&quot;) + COUNTIF([.C23:.K23];&quot;52L&quot;)+COUNTIF([.C23:.K23];&quot;51L&quot;)+COUNTIF([.C23:.K23];&quot;1L&quot;)+COUNTIF([.C23:.K23];&quot;KVITL&quot;)" office:value-type="float" office:value="1">
            <text:p>1</text:p>
          </table:table-cell>
          <table:table-cell table:style-name="ce88" table:formula="oooc:=COUNTIF([.C23:.K23];&quot;51&quot;) + COUNTIF([.C23:.K23];&quot;51L&quot;)" office:value-type="float" office:value="0">
            <text:p>0</text:p>
          </table:table-cell>
          <table:table-cell table:style-name="ce88" table:formula="oooc:=COUNTIF([.C23:.K23];&quot;52&quot;) + COUNTIF([.C23:.K23];&quot;52L&quot;)" office:value-type="float" office:value="0">
            <text:p>0</text:p>
          </table:table-cell>
          <table:table-cell table:style-name="ce88" table:formula="oooc:=COUNTIF([.C23:.K23];&quot;11-19&quot;) + COUNTIF([.C23:.K23];&quot;2&quot;)" office:value-type="float" office:value="0">
            <text:p>0</text:p>
          </table:table-cell>
          <table:table-cell table:style-name="ce88" table:formula="oooc:=COUNTIF([.C23:.K23];&quot;U&quot;)" office:value-type="float" office:value="0">
            <text:p>0</text:p>
          </table:table-cell>
          <table:table-cell table:style-name="ce88" table:formula="oooc:=COUNTIF([.C23:.K23];&quot;KVIT&quot;)" office:value-type="float" office:value="0">
            <text:p>0</text:p>
          </table:table-cell>
          <table:table-cell table:style-name="ce89" table:formula="oooc:=COUNTBLANK([.C23:.K23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4-23">
            <text:p>23. apr 06</text:p>
          </table:table-cell>
          <table:table-cell table:style-name="ce7" table:formula="oooc:=TEXT([.A24];&quot;Ddd&quot;)" office:value-type="string" office:string-value="ned">
            <text:p>ned</text:p>
          </table:table-cell>
          <table:table-cell table:style-name="ce36" table:number-columns-repeated="3"/>
          <table:table-cell table:style-name="ce26"/>
          <table:table-cell table:style-name="ce36"/>
          <table:table-cell table:style-name="ce30" office:value-type="string">
            <text:p>L</text:p>
          </table:table-cell>
          <table:table-cell table:style-name="ce17" office:value-type="string">
            <text:p>D</text:p>
          </table:table-cell>
          <table:table-cell table:style-name="ce13"/>
          <table:table-cell table:style-name="ce36"/>
          <table:table-cell table:style-name="ce38" office:value-type="string">
            <text:p>KOS</text:p>
          </table:table-cell>
          <table:table-cell table:style-name="ce88" table:formula="oooc:=COUNTIF([.C24:.K24];&quot;L&quot;) + COUNTIF([.C24:.K24];&quot;52L&quot;)+COUNTIF([.C24:.K24];&quot;51L&quot;)+COUNTIF([.C24:.K24];&quot;1L&quot;)+COUNTIF([.C24:.K24];&quot;KVITL&quot;)" office:value-type="float" office:value="1">
            <text:p>1</text:p>
          </table:table-cell>
          <table:table-cell table:style-name="ce88" table:formula="oooc:=COUNTIF([.C24:.K24];&quot;51&quot;) + COUNTIF([.C24:.K24];&quot;51L&quot;)" office:value-type="float" office:value="0">
            <text:p>0</text:p>
          </table:table-cell>
          <table:table-cell table:style-name="ce88" table:formula="oooc:=COUNTIF([.C24:.K24];&quot;52&quot;) + COUNTIF([.C24:.K24];&quot;52L&quot;)" office:value-type="float" office:value="0">
            <text:p>0</text:p>
          </table:table-cell>
          <table:table-cell table:style-name="ce88" table:formula="oooc:=COUNTIF([.C24:.K24];&quot;11-19&quot;) + COUNTIF([.C24:.K24];&quot;2&quot;)" office:value-type="float" office:value="0">
            <text:p>0</text:p>
          </table:table-cell>
          <table:table-cell table:style-name="ce88" table:formula="oooc:=COUNTIF([.C24:.K24];&quot;U&quot;)" office:value-type="float" office:value="0">
            <text:p>0</text:p>
          </table:table-cell>
          <table:table-cell table:style-name="ce88" table:formula="oooc:=COUNTIF([.C24:.K24];&quot;KVIT&quot;)" office:value-type="float" office:value="0">
            <text:p>0</text:p>
          </table:table-cell>
          <table:table-cell table:style-name="ce89" table:formula="oooc:=COUNTBLANK([.C24:.K24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4-24">
            <text:p>24. apr 06</text:p>
          </table:table-cell>
          <table:table-cell table:style-name="ce8" table:formula="oooc:=TEXT([.A25];&quot;Ddd&quot;)" office:value-type="string" office:string-value="pon">
            <text:p>pon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1</text:p>
          </table:table-cell>
          <table:table-cell table:style-name="ce24" office:value-type="string">
            <text:p><text:span text:style-name="T3">KVIT</text:span>L</text:p>
          </table:table-cell>
          <table:table-cell table:style-name="ce27"/>
          <table:table-cell table:style-name="ce20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73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38" office:value-type="string">
            <text:p>KOS</text:p>
          </table:table-cell>
          <table:table-cell table:style-name="ce88" table:formula="oooc:=COUNTIF([.C25:.K25];&quot;L&quot;) + COUNTIF([.C25:.K25];&quot;52L&quot;)+COUNTIF([.C25:.K25];&quot;51L&quot;)+COUNTIF([.C25:.K25];&quot;1L&quot;)+COUNTIF([.C25:.K25];&quot;KVITL&quot;)" office:value-type="float" office:value="1">
            <text:p>1</text:p>
          </table:table-cell>
          <table:table-cell table:style-name="ce88" table:formula="oooc:=COUNTIF([.C25:.K25];&quot;51&quot;) + COUNTIF([.C25:.K25];&quot;51L&quot;)" office:value-type="float" office:value="1">
            <text:p>1</text:p>
          </table:table-cell>
          <table:table-cell table:style-name="ce88" table:formula="oooc:=COUNTIF([.C25:.K25];&quot;52&quot;) + COUNTIF([.C25:.K25];&quot;52L&quot;)" office:value-type="float" office:value="1">
            <text:p>1</text:p>
          </table:table-cell>
          <table:table-cell table:style-name="ce88" table:formula="oooc:=COUNTIF([.C25:.K25];&quot;11-19&quot;) + COUNTIF([.C25:.K25];&quot;2&quot;)" office:value-type="float" office:value="1">
            <text:p>1</text:p>
          </table:table-cell>
          <table:table-cell table:style-name="ce88" table:formula="oooc:=COUNTIF([.C25:.K25];&quot;U&quot;)" office:value-type="float" office:value="1">
            <text:p>1</text:p>
          </table:table-cell>
          <table:table-cell table:style-name="ce88" table:formula="oooc:=COUNTIF([.C25:.K25];&quot;KVIT&quot;)" office:value-type="float" office:value="1">
            <text:p>1</text:p>
          </table:table-cell>
          <table:table-cell table:style-name="ce89" table:formula="oooc:=COUNTBLANK([.C25:.K2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4-25">
            <text:p>25. apr 06</text:p>
          </table:table-cell>
          <table:table-cell table:style-name="ce85" table:formula="oooc:=TEXT([.A26];&quot;Ddd&quot;)" office:value-type="string" office:string-value="tor">
            <text:p>tor</text:p>
          </table:table-cell>
          <table:table-cell table:style-name="ce14" office:value-type="string">
            <text:p>KVIT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15"/>
          <table:table-cell table:style-name="ce73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52</text:p>
          </table:table-cell>
          <table:table-cell table:style-name="ce38" office:value-type="string">
            <text:p>KOS</text:p>
          </table:table-cell>
          <table:table-cell table:style-name="ce88" table:formula="oooc:=COUNTIF([.C26:.K26];&quot;L&quot;) + COUNTIF([.C26:.K26];&quot;52L&quot;)+COUNTIF([.C26:.K26];&quot;51L&quot;)+COUNTIF([.C26:.K26];&quot;1L&quot;)+COUNTIF([.C26:.K26];&quot;KVITL&quot;)" office:value-type="float" office:value="1">
            <text:p>1</text:p>
          </table:table-cell>
          <table:table-cell table:style-name="ce88" table:formula="oooc:=COUNTIF([.C26:.K26];&quot;51&quot;) + COUNTIF([.C26:.K26];&quot;51L&quot;)" office:value-type="float" office:value="1">
            <text:p>1</text:p>
          </table:table-cell>
          <table:table-cell table:style-name="ce88" table:formula="oooc:=COUNTIF([.C26:.K26];&quot;52&quot;) + COUNTIF([.C26:.K26];&quot;52L&quot;)" office:value-type="float" office:value="1">
            <text:p>1</text:p>
          </table:table-cell>
          <table:table-cell table:style-name="ce88" table:formula="oooc:=COUNTIF([.C26:.K26];&quot;11-19&quot;) + COUNTIF([.C26:.K26];&quot;2&quot;)" office:value-type="float" office:value="1">
            <text:p>1</text:p>
          </table:table-cell>
          <table:table-cell table:style-name="ce88" table:formula="oooc:=COUNTIF([.C26:.K26];&quot;U&quot;)" office:value-type="float" office:value="1">
            <text:p>1</text:p>
          </table:table-cell>
          <table:table-cell table:style-name="ce88" table:formula="oooc:=COUNTIF([.C26:.K26];&quot;KVIT&quot;)" office:value-type="float" office:value="1">
            <text:p>1</text:p>
          </table:table-cell>
          <table:table-cell table:style-name="ce89" table:formula="oooc:=COUNTBLANK([.C26:.K2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4-26">
            <text:p>26. apr 06</text:p>
          </table:table-cell>
          <table:table-cell table:style-name="ce85" table:formula="oooc:=TEXT([.A27];&quot;Ddd&quot;)" office:value-type="string" office:string-value="sre">
            <text:p>sre</text:p>
          </table:table-cell>
          <table:table-cell table:style-name="ce14" office:value-type="string">
            <text:p>KVIT</text:p>
          </table:table-cell>
          <table:table-cell table:style-name="ce73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15"/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20" office:value-type="string">
            <text:p>U</text:p>
          </table:table-cell>
          <table:table-cell table:style-name="ce38" office:value-type="string">
            <text:p>KOS</text:p>
          </table:table-cell>
          <table:table-cell table:style-name="ce88" table:formula="oooc:=COUNTIF([.C27:.K27];&quot;L&quot;) + COUNTIF([.C27:.K27];&quot;52L&quot;)+COUNTIF([.C27:.K27];&quot;51L&quot;)+COUNTIF([.C27:.K27];&quot;1L&quot;)+COUNTIF([.C27:.K27];&quot;KVITL&quot;)" office:value-type="float" office:value="1">
            <text:p>1</text:p>
          </table:table-cell>
          <table:table-cell table:style-name="ce88" table:formula="oooc:=COUNTIF([.C27:.K27];&quot;51&quot;) + COUNTIF([.C27:.K27];&quot;51L&quot;)" office:value-type="float" office:value="1">
            <text:p>1</text:p>
          </table:table-cell>
          <table:table-cell table:style-name="ce88" table:formula="oooc:=COUNTIF([.C27:.K27];&quot;52&quot;) + COUNTIF([.C27:.K27];&quot;52L&quot;)" office:value-type="float" office:value="1">
            <text:p>1</text:p>
          </table:table-cell>
          <table:table-cell table:style-name="ce88" table:formula="oooc:=COUNTIF([.C27:.K27];&quot;11-19&quot;) + COUNTIF([.C27:.K27];&quot;2&quot;)" office:value-type="float" office:value="1">
            <text:p>1</text:p>
          </table:table-cell>
          <table:table-cell table:style-name="ce88" table:formula="oooc:=COUNTIF([.C27:.K27];&quot;U&quot;)" office:value-type="float" office:value="1">
            <text:p>1</text:p>
          </table:table-cell>
          <table:table-cell table:style-name="ce88" table:formula="oooc:=COUNTIF([.C27:.K27];&quot;KVIT&quot;)" office:value-type="float" office:value="1">
            <text:p>1</text:p>
          </table:table-cell>
          <table:table-cell table:style-name="ce89" table:formula="oooc:=COUNTBLANK([.C27:.K2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4-27">
            <text:p>27. apr 06</text:p>
          </table:table-cell>
          <table:table-cell table:style-name="ce86" table:formula="oooc:=TEXT([.A28];&quot;Ddd&quot;)" office:value-type="string" office:string-value="čet">
            <text:p>čet</text:p>
          </table:table-cell>
          <table:table-cell table:style-name="ce23" table:number-columns-repeated="2"/>
          <table:table-cell table:style-name="ce30" office:value-type="string">
            <text:p>L</text:p>
          </table:table-cell>
          <table:table-cell table:style-name="ce23"/>
          <table:table-cell table:number-columns-repeated="4" table:style-name="ce17" office:value-type="string">
            <text:p>D</text:p>
          </table:table-cell>
          <table:table-cell table:style-name="ce23"/>
          <table:table-cell table:style-name="ce38" office:value-type="string">
            <text:p>KOS</text:p>
          </table:table-cell>
          <table:table-cell table:style-name="ce88" table:formula="oooc:=COUNTIF([.C28:.K28];&quot;L&quot;) + COUNTIF([.C28:.K28];&quot;52L&quot;)+COUNTIF([.C28:.K28];&quot;51L&quot;)+COUNTIF([.C28:.K28];&quot;1L&quot;)+COUNTIF([.C28:.K28];&quot;KVITL&quot;)" office:value-type="float" office:value="1">
            <text:p>1</text:p>
          </table:table-cell>
          <table:table-cell table:style-name="ce88" table:formula="oooc:=COUNTIF([.C28:.K28];&quot;51&quot;) + COUNTIF([.C28:.K28];&quot;51L&quot;)" office:value-type="float" office:value="0">
            <text:p>0</text:p>
          </table:table-cell>
          <table:table-cell table:style-name="ce88" table:formula="oooc:=COUNTIF([.C28:.K28];&quot;52&quot;) + COUNTIF([.C28:.K28];&quot;52L&quot;)" office:value-type="float" office:value="0">
            <text:p>0</text:p>
          </table:table-cell>
          <table:table-cell table:style-name="ce88" table:formula="oooc:=COUNTIF([.C28:.K28];&quot;11-19&quot;) + COUNTIF([.C28:.K28];&quot;2&quot;)" office:value-type="float" office:value="0">
            <text:p>0</text:p>
          </table:table-cell>
          <table:table-cell table:style-name="ce88" table:formula="oooc:=COUNTIF([.C28:.K28];&quot;U&quot;)" office:value-type="float" office:value="0">
            <text:p>0</text:p>
          </table:table-cell>
          <table:table-cell table:style-name="ce88" table:formula="oooc:=COUNTIF([.C28:.K28];&quot;KVIT&quot;)" office:value-type="float" office:value="0">
            <text:p>0</text:p>
          </table:table-cell>
          <table:table-cell table:style-name="ce89" table:formula="oooc:=COUNTBLANK([.C28:.K28])" office:value-type="float" office:value="4">
            <text:p>4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4-28">
            <text:p>28. apr 06</text:p>
          </table:table-cell>
          <table:table-cell table:style-name="ce85" table:formula="oooc:=TEXT([.A29];&quot;Ddd&quot;)" office:value-type="string" office:string-value="pet">
            <text:p>pet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L</text:p>
          </table:table-cell>
          <table:table-cell table:style-name="ce15"/>
          <table:table-cell table:number-columns-repeated="5" table:style-name="ce14" office:value-type="string">
            <text:p>D</text:p>
          </table:table-cell>
          <table:table-cell table:style-name="ce38" office:value-type="string">
            <text:p>KOS</text:p>
          </table:table-cell>
          <table:table-cell table:style-name="ce88" table:formula="oooc:=COUNTIF([.C29:.K29];&quot;L&quot;) + COUNTIF([.C29:.K29];&quot;52L&quot;)+COUNTIF([.C29:.K29];&quot;51L&quot;)+COUNTIF([.C29:.K29];&quot;1L&quot;)+COUNTIF([.C29:.K29];&quot;KVITL&quot;)" office:value-type="float" office:value="1">
            <text:p>1</text:p>
          </table:table-cell>
          <table:table-cell table:style-name="ce88" table:formula="oooc:=COUNTIF([.C29:.K29];&quot;51&quot;) + COUNTIF([.C29:.K29];&quot;51L&quot;)" office:value-type="float" office:value="0">
            <text:p>0</text:p>
          </table:table-cell>
          <table:table-cell table:style-name="ce88" table:formula="oooc:=COUNTIF([.C29:.K29];&quot;52&quot;) + COUNTIF([.C29:.K29];&quot;52L&quot;)" office:value-type="float" office:value="0">
            <text:p>0</text:p>
          </table:table-cell>
          <table:table-cell table:style-name="ce88" table:formula="oooc:=COUNTIF([.C29:.K29];&quot;11-19&quot;) + COUNTIF([.C29:.K29];&quot;2&quot;)" office:value-type="float" office:value="0">
            <text:p>0</text:p>
          </table:table-cell>
          <table:table-cell table:style-name="ce88" table:formula="oooc:=COUNTIF([.C29:.K29];&quot;U&quot;)" office:value-type="float" office:value="0">
            <text:p>0</text:p>
          </table:table-cell>
          <table:table-cell table:style-name="ce88" table:formula="oooc:=COUNTIF([.C29:.K29];&quot;KVIT&quot;)" office:value-type="float" office:value="1">
            <text:p>1</text:p>
          </table:table-cell>
          <table:table-cell table:style-name="ce89" table:formula="oooc:=COUNTBLANK([.C29:.K2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4-29">
            <text:p>29. apr 06</text:p>
          </table:table-cell>
          <table:table-cell table:style-name="ce86" table:formula="oooc:=TEXT([.A30];&quot;Ddd&quot;)" office:value-type="string" office:string-value="sob">
            <text:p>sob</text:p>
          </table:table-cell>
          <table:table-cell table:style-name="ce30" office:value-type="string">
            <text:p>L</text:p>
          </table:table-cell>
          <table:table-cell table:style-name="ce17" office:value-type="string">
            <text:p>D</text:p>
          </table:table-cell>
          <table:table-cell table:style-name="ce26"/>
          <table:table-cell table:style-name="ce23"/>
          <table:table-cell table:number-columns-repeated="5" table:style-name="ce17" office:value-type="string">
            <text:p>D</text:p>
          </table:table-cell>
          <table:table-cell table:style-name="ce38" office:value-type="string">
            <text:p>PIN</text:p>
          </table:table-cell>
          <table:table-cell table:style-name="ce88" table:formula="oooc:=COUNTIF([.C30:.K30];&quot;L&quot;) + COUNTIF([.C30:.K30];&quot;52L&quot;)+COUNTIF([.C30:.K30];&quot;51L&quot;)+COUNTIF([.C30:.K30];&quot;1L&quot;)+COUNTIF([.C30:.K30];&quot;KVITL&quot;)" office:value-type="float" office:value="1">
            <text:p>1</text:p>
          </table:table-cell>
          <table:table-cell table:style-name="ce88" table:formula="oooc:=COUNTIF([.C30:.K30];&quot;51&quot;) + COUNTIF([.C30:.K30];&quot;51L&quot;)" office:value-type="float" office:value="0">
            <text:p>0</text:p>
          </table:table-cell>
          <table:table-cell table:style-name="ce88" table:formula="oooc:=COUNTIF([.C30:.K30];&quot;52&quot;) + COUNTIF([.C30:.K30];&quot;52L&quot;)" office:value-type="float" office:value="0">
            <text:p>0</text:p>
          </table:table-cell>
          <table:table-cell table:style-name="ce88" table:formula="oooc:=COUNTIF([.C30:.K30];&quot;11-19&quot;) + COUNTIF([.C30:.K30];&quot;2&quot;)" office:value-type="float" office:value="0">
            <text:p>0</text:p>
          </table:table-cell>
          <table:table-cell table:style-name="ce88" table:formula="oooc:=COUNTIF([.C30:.K30];&quot;U&quot;)" office:value-type="float" office:value="0">
            <text:p>0</text:p>
          </table:table-cell>
          <table:table-cell table:style-name="ce88" table:formula="oooc:=COUNTIF([.C30:.K30];&quot;KVIT&quot;)" office:value-type="float" office:value="0">
            <text:p>0</text:p>
          </table:table-cell>
          <table:table-cell table:style-name="ce89" table:formula="oooc:=COUNTBLANK([.C30:.K30])" office:value-type="float" office:value="2">
            <text:p>2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4-30">
            <text:p>30. apr 06</text:p>
          </table:table-cell>
          <table:table-cell table:style-name="ce86" table:formula="oooc:=TEXT([.A31];&quot;Ddd&quot;)" office:value-type="string" office:string-value="ned">
            <text:p>ned</text:p>
          </table:table-cell>
          <table:table-cell table:style-name="ce30" office:value-type="string">
            <text:p>L</text:p>
          </table:table-cell>
          <table:table-cell table:style-name="ce17" office:value-type="string">
            <text:p>D</text:p>
          </table:table-cell>
          <table:table-cell table:style-name="ce23" table:number-columns-repeated="2"/>
          <table:table-cell table:number-columns-repeated="5" table:style-name="ce17" office:value-type="string">
            <text:p>D</text:p>
          </table:table-cell>
          <table:table-cell table:style-name="ce38" office:value-type="string">
            <text:p>PIN</text:p>
          </table:table-cell>
          <table:table-cell table:style-name="ce88" table:formula="oooc:=COUNTIF([.C31:.K31];&quot;L&quot;) + COUNTIF([.C31:.K31];&quot;52L&quot;)+COUNTIF([.C31:.K31];&quot;51L&quot;)+COUNTIF([.C31:.K31];&quot;1L&quot;)+COUNTIF([.C31:.K31];&quot;KVITL&quot;)" office:value-type="float" office:value="1">
            <text:p>1</text:p>
          </table:table-cell>
          <table:table-cell table:style-name="ce88" table:formula="oooc:=COUNTIF([.C31:.K31];&quot;51&quot;) + COUNTIF([.C31:.K31];&quot;51L&quot;)" office:value-type="float" office:value="0">
            <text:p>0</text:p>
          </table:table-cell>
          <table:table-cell table:style-name="ce88" table:formula="oooc:=COUNTIF([.C31:.K31];&quot;52&quot;) + COUNTIF([.C31:.K31];&quot;52L&quot;)" office:value-type="float" office:value="0">
            <text:p>0</text:p>
          </table:table-cell>
          <table:table-cell table:style-name="ce88" table:formula="oooc:=COUNTIF([.C31:.K31];&quot;11-19&quot;) + COUNTIF([.C31:.K31];&quot;2&quot;)" office:value-type="float" office:value="0">
            <text:p>0</text:p>
          </table:table-cell>
          <table:table-cell table:style-name="ce88" table:formula="oooc:=COUNTIF([.C31:.K31];&quot;U&quot;)" office:value-type="float" office:value="0">
            <text:p>0</text:p>
          </table:table-cell>
          <table:table-cell table:style-name="ce88" table:formula="oooc:=COUNTIF([.C31:.K31];&quot;KVIT&quot;)" office:value-type="float" office:value="0">
            <text:p>0</text:p>
          </table:table-cell>
          <table:table-cell table:style-name="ce89" table:formula="oooc:=COUNTBLANK([.C31:.K31])" office:value-type="float" office:value="2">
            <text:p>2</text:p>
          </table:table-cell>
          <table:table-cell table:number-columns-repeated="237"/>
        </table:table-row>
        <table:table-row table:style-name="ro1">
          <table:table-cell table:style-name="Default" table:number-columns-repeated="19"/>
          <table:table-cell table:number-columns-repeated="237"/>
        </table:table-row>
        <table:table-row table:style-name="ro1">
          <table:table-cell table:style-name="ce4" table:number-columns-repeated="12"/>
          <table:table-cell table:style-name="ce43" table:number-columns-repeated="6"/>
          <table:table-cell table:style-name="ce90"/>
          <table:table-cell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+COUNTIF([.C2:.C32];&quot;kvitL&quot;)+COUNTIF([.C2:.C32];&quot;UL&quot;)" office:value-type="float" office:value="4">
            <text:p>4</text:p>
          </table:table-cell>
          <table:table-cell table:style-name="ce4" table:formula="oooc:=COUNTIF([.D2:.D32];&quot;L&quot;)+COUNTIF([.D2:.D32];&quot;51L&quot;)+COUNTIF([.D2:.D32];&quot;52L&quot;)+COUNTIF([.D2:.D32];&quot;1L&quot;)+COUNTIF([.D2:.D32];&quot;kvitL&quot;)+COUNTIF([.D2:.D32];&quot;UL&quot;)" office:value-type="float" office:value="4">
            <text:p>4</text:p>
          </table:table-cell>
          <table:table-cell table:style-name="ce4" table:formula="oooc:=COUNTIF([.E2:.E32];&quot;L&quot;)+COUNTIF([.E2:.E32];&quot;51L&quot;)+COUNTIF([.E2:.E32];&quot;52L&quot;)+COUNTIF([.E2:.E32];&quot;1L&quot;)+COUNTIF([.E2:.E32];&quot;kvitL&quot;)+COUNTIF([.E2:.E32];&quot;UL&quot;)" office:value-type="float" office:value="5">
            <text:p>5</text:p>
          </table:table-cell>
          <table:table-cell table:style-name="ce4" table:formula="oooc:=COUNTIF([.F2:.F32];&quot;L&quot;)+COUNTIF([.F2:.F32];&quot;51L&quot;)+COUNTIF([.F2:.F32];&quot;52L&quot;)+COUNTIF([.F2:.F32];&quot;1L&quot;)+COUNTIF([.F2:.F32];&quot;kvitL&quot;)+COUNTIF([.F2:.F32];&quot;UL&quot;)" office:value-type="float" office:value="0">
            <text:p>0</text:p>
          </table:table-cell>
          <table:table-cell table:style-name="ce4" table:formula="oooc:=COUNTIF([.G2:.G32];&quot;L&quot;)+COUNTIF([.G2:.G32];&quot;51L&quot;)+COUNTIF([.G2:.G32];&quot;52L&quot;)+COUNTIF([.G2:.G32];&quot;1L&quot;)+COUNTIF([.G2:.G32];&quot;kvitL&quot;)+COUNTIF([.G2:.G32];&quot;UL&quot;)" office:value-type="float" office:value="4">
            <text:p>4</text:p>
          </table:table-cell>
          <table:table-cell table:style-name="ce4" table:formula="oooc:=COUNTIF([.H2:.H32];&quot;L&quot;)+COUNTIF([.H2:.H32];&quot;51L&quot;)+COUNTIF([.H2:.H32];&quot;52L&quot;)+COUNTIF([.H2:.H32];&quot;1L&quot;)+COUNTIF([.H2:.H32];&quot;kvitL&quot;)+COUNTIF([.H2:.H32];&quot;UL&quot;)" office:value-type="float" office:value="3">
            <text:p>3</text:p>
          </table:table-cell>
          <table:table-cell table:style-name="ce4" table:formula="oooc:=COUNTIF([.I2:.I32];&quot;L&quot;)+COUNTIF([.I2:.I32];&quot;51L&quot;)+COUNTIF([.I2:.I32];&quot;52L&quot;)+COUNTIF([.I2:.I32];&quot;1L&quot;)+COUNTIF([.I2:.I32];&quot;kvitL&quot;)+COUNTIF([.I2:.I32];&quot;UL&quot;)" office:value-type="float" office:value="2">
            <text:p>2</text:p>
          </table:table-cell>
          <table:table-cell table:style-name="ce4" table:formula="oooc:=COUNTIF([.J2:.J32];&quot;L&quot;)+COUNTIF([.J2:.J32];&quot;51L&quot;)+COUNTIF([.J2:.J32];&quot;52L&quot;)+COUNTIF([.J2:.J32];&quot;1L&quot;)+COUNTIF([.J2:.J32];&quot;kvitL&quot;)+COUNTIF([.J2:.J32];&quot;UL&quot;)" office:value-type="float" office:value="4">
            <text:p>4</text:p>
          </table:table-cell>
          <table:table-cell table:style-name="ce4" table:formula="oooc:=COUNTIF([.K2:.K32];&quot;L&quot;)+COUNTIF([.K2:.K32];&quot;51L&quot;)+COUNTIF([.K2:.K32];&quot;52L&quot;)+COUNTIF([.K2:.K32];&quot;1L&quot;)+COUNTIF([.K2:.K32];&quot;kvitL&quot;)+COUNTIF([.K2:.K32];&quot;UL&quot;)" office:value-type="float" office:value="4">
            <text:p>4</text:p>
          </table:table-cell>
          <table:table-cell table:style-name="Default"/>
          <table:table-cell table:style-name="ce40" table:number-columns-repeated="2"/>
          <table:table-cell table:style-name="ce46"/>
          <table:table-cell table:style-name="ce40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4">
            <text:p>4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0">
            <text:p>0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0">
            <text:p>0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5">
            <text:p>5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5">
            <text:p>5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5">
            <text:p>5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j" table:style-name="ta1" table:print-ranges="maj.A1:maj.K32">
        <table:table-column table:style-name="co1" table:default-cell-style-name="ce5"/>
        <table:table-column table:style-name="co2" table:number-columns-repeated="11" table:default-cell-style-name="ce5"/>
        <table:table-column table:style-name="co16" table:number-columns-repeated="7" table:default-cell-style-name="ce4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10" table:number-columns-repeated="233" table:default-cell-style-name="ce5"/>
        <table:table-row table:style-name="ro1">
          <table:table-cell table:style-name="ce53" office:value-type="string">
            <text:p>Datum</text:p>
          </table:table-cell>
          <table:table-cell table:style-name="ce56"/>
          <table:table-cell table:style-name="ce57" office:value-type="string">
            <text:p>KOS</text:p>
          </table:table-cell>
          <table:table-cell table:style-name="ce57" office:value-type="string">
            <text:p>ŠOŠ</text:p>
          </table:table-cell>
          <table:table-cell table:style-name="ce57" office:value-type="string">
            <text:p>PIN</text:p>
          </table:table-cell>
          <table:table-cell table:style-name="ce57" office:value-type="string">
            <text:p>KON</text:p>
          </table:table-cell>
          <table:table-cell table:style-name="ce57" office:value-type="string">
            <text:p>MIR</text:p>
          </table:table-cell>
          <table:table-cell table:style-name="ce57" office:value-type="string">
            <text:p>HOL</text:p>
          </table:table-cell>
          <table:table-cell table:style-name="ce57" office:value-type="string">
            <text:p>DEV</text:p>
          </table:table-cell>
          <table:table-cell table:style-name="ce57" office:value-type="string">
            <text:p>DAN</text:p>
          </table:table-cell>
          <table:table-cell table:style-name="ce62" office:value-type="string">
            <text:p>MŠŠ</text:p>
          </table:table-cell>
          <table:table-cell table:style-name="ce39" office:value-type="string">
            <text:p>TX</text:p>
          </table:table-cell>
          <table:table-cell table:style-name="ce41" office:value-type="string">
            <text:p>L</text:p>
          </table:table-cell>
          <table:table-cell table:style-name="ce45" office:value-type="float" office:value="51">
            <text:p>51</text:p>
          </table:table-cell>
          <table:table-cell table:style-name="ce45" office:value-type="float" office:value="52">
            <text:p>52</text:p>
          </table:table-cell>
          <table:table-cell table:style-name="ce47" office:value-type="string">
            <text:p>11-19</text:p>
          </table:table-cell>
          <table:table-cell table:style-name="ce48" office:value-type="string">
            <text:p>U</text:p>
          </table:table-cell>
          <table:table-cell table:style-name="ce49" office:value-type="string">
            <text:p>KVIT</text:p>
          </table:table-cell>
          <table:table-cell table:style-name="ce50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5-01">
            <text:p>1. maj 06</text:p>
          </table:table-cell>
          <table:table-cell table:style-name="ce91" table:formula="oooc:=TEXT([.A2];&quot;Ddd&quot;)" office:value-type="string" office:string-value="pon">
            <text:p>pon</text:p>
          </table:table-cell>
          <table:table-cell table:style-name="ce94"/>
          <table:table-cell table:style-name="ce17" office:value-type="string">
            <text:p>D</text:p>
          </table:table-cell>
          <table:table-cell table:style-name="ce30" office:value-type="string">
            <text:p>L</text:p>
          </table:table-cell>
          <table:table-cell table:style-name="ce36"/>
          <table:table-cell table:number-columns-repeated="5" table:style-name="ce17" office:value-type="string">
            <text:p>D</text:p>
          </table:table-cell>
          <table:table-cell table:style-name="ce39" office:value-type="string">
            <text:p>KOS</text:p>
          </table:table-cell>
          <table:table-cell table:style-name="ce100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100" table:formula="oooc:=COUNTIF([.C2:.K2];&quot;51&quot;) + COUNTIF([.C2:.K2];&quot;51L&quot;)" office:value-type="float" office:value="0">
            <text:p>0</text:p>
          </table:table-cell>
          <table:table-cell table:style-name="ce100" table:formula="oooc:=COUNTIF([.C2:.K2];&quot;52&quot;) + COUNTIF([.C2:.K2];&quot;52L&quot;)" office:value-type="float" office:value="0">
            <text:p>0</text:p>
          </table:table-cell>
          <table:table-cell table:style-name="ce100" table:formula="oooc:=COUNTIF([.C2:.K2];&quot;11-19&quot;) + COUNTIF([.C2:.K2];&quot;2&quot;)" office:value-type="float" office:value="0">
            <text:p>0</text:p>
          </table:table-cell>
          <table:table-cell table:style-name="ce100" table:formula="oooc:=COUNTIF([.C2:.K2];&quot;U&quot;)+COUNTIF([.C2:.K2];&quot;UL&quot;)" office:value-type="float" office:value="0">
            <text:p>0</text:p>
          </table:table-cell>
          <table:table-cell table:style-name="ce100" table:formula="oooc:=COUNTIF([.C2:.K2];&quot;KVIT&quot;)" office:value-type="float" office:value="0">
            <text:p>0</text:p>
          </table:table-cell>
          <table:table-cell table:style-name="ce101" table:formula="oooc:=COUNTBLANK([.C2:.K2])" office:value-type="float" office:value="2">
            <text:p>2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5-02">
            <text:p>2. maj 06</text:p>
          </table:table-cell>
          <table:table-cell table:style-name="ce91" table:formula="oooc:=TEXT([.A3];&quot;Ddd&quot;)" office:value-type="string" office:string-value="tor">
            <text:p>tor</text:p>
          </table:table-cell>
          <table:table-cell table:style-name="ce36"/>
          <table:table-cell table:style-name="ce17" office:value-type="string">
            <text:p>D</text:p>
          </table:table-cell>
          <table:table-cell table:style-name="ce30" office:value-type="string">
            <text:p>L</text:p>
          </table:table-cell>
          <table:table-cell table:style-name="ce36"/>
          <table:table-cell table:number-columns-repeated="5" table:style-name="ce17" office:value-type="string">
            <text:p>D</text:p>
          </table:table-cell>
          <table:table-cell table:style-name="ce39" office:value-type="string">
            <text:p>KOS</text:p>
          </table:table-cell>
          <table:table-cell table:style-name="ce100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100" table:formula="oooc:=COUNTIF([.C3:.K3];&quot;51&quot;) + COUNTIF([.C3:.K3];&quot;51L&quot;)" office:value-type="float" office:value="0">
            <text:p>0</text:p>
          </table:table-cell>
          <table:table-cell table:style-name="ce100" table:formula="oooc:=COUNTIF([.C3:.K3];&quot;52&quot;) + COUNTIF([.C3:.K3];&quot;52L&quot;)" office:value-type="float" office:value="0">
            <text:p>0</text:p>
          </table:table-cell>
          <table:table-cell table:style-name="ce100" table:formula="oooc:=COUNTIF([.C3:.K3];&quot;11-19&quot;) + COUNTIF([.C3:.K3];&quot;2&quot;)" office:value-type="float" office:value="0">
            <text:p>0</text:p>
          </table:table-cell>
          <table:table-cell table:style-name="ce100" table:formula="oooc:=COUNTIF([.C3:.K3];&quot;U&quot;)+COUNTIF([.C3:.K3];&quot;UL&quot;)" office:value-type="float" office:value="0">
            <text:p>0</text:p>
          </table:table-cell>
          <table:table-cell table:style-name="ce100" table:formula="oooc:=COUNTIF([.C3:.K3];&quot;KVIT&quot;)" office:value-type="float" office:value="0">
            <text:p>0</text:p>
          </table:table-cell>
          <table:table-cell table:style-name="ce101" table:formula="oooc:=COUNTBLANK([.C3:.K3])" office:value-type="float" office:value="2">
            <text:p>2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5-03">
            <text:p>3. maj 06</text:p>
          </table:table-cell>
          <table:table-cell table:style-name="ce57" table:formula="oooc:=TEXT([.A4];&quot;Ddd&quot;)" office:value-type="string" office:string-value="sre">
            <text:p>sre</text:p>
          </table:table-cell>
          <table:table-cell table:style-name="ce14" office:value-type="string">
            <text:p>D</text:p>
          </table:table-cell>
          <table:table-cell table:style-name="ce96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20"/>
          <table:table-cell table:style-name="ce14" office:value-type="string">
            <text:p>D</text:p>
          </table:table-cell>
          <table:table-cell table:style-name="ce24" office:value-type="string">
            <text:p><text:span text:style-name="T3">1</text:span>L</text:p>
          </table:table-cell>
          <table:table-cell table:number-columns-repeated="2" table:style-name="ce14" office:value-type="string">
            <text:p>D</text:p>
          </table:table-cell>
          <table:table-cell table:style-name="ce28" office:value-type="string">
            <text:p>2</text:p>
          </table:table-cell>
          <table:table-cell table:style-name="ce39" office:value-type="string">
            <text:p>ŠOŠ</text:p>
          </table:table-cell>
          <table:table-cell table:style-name="ce100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100" table:formula="oooc:=COUNTIF([.C4:.K4];&quot;51&quot;) + COUNTIF([.C4:.K4];&quot;51L&quot;)" office:value-type="float" office:value="0">
            <text:p>0</text:p>
          </table:table-cell>
          <table:table-cell table:style-name="ce100" table:formula="oooc:=COUNTIF([.C4:.K4];&quot;52&quot;) + COUNTIF([.C4:.K4];&quot;52L&quot;)" office:value-type="float" office:value="0">
            <text:p>0</text:p>
          </table:table-cell>
          <table:table-cell table:style-name="ce100" table:formula="oooc:=COUNTIF([.C4:.K4];&quot;11-19&quot;) + COUNTIF([.C4:.K4];&quot;2&quot;)" office:value-type="float" office:value="1">
            <text:p>1</text:p>
          </table:table-cell>
          <table:table-cell table:style-name="ce100" table:formula="oooc:=COUNTIF([.C4:.K4];&quot;U&quot;)+COUNTIF([.C4:.K4];&quot;UL&quot;)" office:value-type="float" office:value="0">
            <text:p>0</text:p>
          </table:table-cell>
          <table:table-cell table:style-name="ce100" table:formula="oooc:=COUNTIF([.C4:.K4];&quot;KVIT&quot;)" office:value-type="float" office:value="1">
            <text:p>1</text:p>
          </table:table-cell>
          <table:table-cell table:style-name="ce101" table:formula="oooc:=COUNTBLANK([.C4:.K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5-04">
            <text:p>4. maj 06</text:p>
          </table:table-cell>
          <table:table-cell table:style-name="ce92" table:formula="oooc:=TEXT([.A5];&quot;Ddd&quot;)" office:value-type="string" office:string-value="čet">
            <text:p>čet</text:p>
          </table:table-cell>
          <table:table-cell table:style-name="ce14" office:value-type="string">
            <text:p>D</text:p>
          </table:table-cell>
          <table:table-cell table:style-name="ce96" office:value-type="string">
            <text:p>KVIT</text:p>
          </table:table-cell>
          <table:table-cell table:style-name="ce28" office:value-type="string">
            <text:p>2</text:p>
          </table:table-cell>
          <table:table-cell table:style-name="ce14"/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number-columns-repeated="2" table:style-name="ce14" office:value-type="string">
            <text:p>D</text:p>
          </table:table-cell>
          <table:table-cell table:style-name="ce24" office:value-type="string">
            <text:p><text:span text:style-name="T3">1</text:span>L</text:p>
          </table:table-cell>
          <table:table-cell table:style-name="ce39" office:value-type="string">
            <text:p>ŠOŠ</text:p>
          </table:table-cell>
          <table:table-cell table:style-name="ce100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100" table:formula="oooc:=COUNTIF([.C5:.K5];&quot;51&quot;) + COUNTIF([.C5:.K5];&quot;51L&quot;)" office:value-type="float" office:value="0">
            <text:p>0</text:p>
          </table:table-cell>
          <table:table-cell table:style-name="ce100" table:formula="oooc:=COUNTIF([.C5:.K5];&quot;52&quot;) + COUNTIF([.C5:.K5];&quot;52L&quot;)" office:value-type="float" office:value="0">
            <text:p>0</text:p>
          </table:table-cell>
          <table:table-cell table:style-name="ce100" table:formula="oooc:=COUNTIF([.C5:.K5];&quot;11-19&quot;) + COUNTIF([.C5:.K5];&quot;2&quot;)" office:value-type="float" office:value="1">
            <text:p>1</text:p>
          </table:table-cell>
          <table:table-cell table:style-name="ce100" table:formula="oooc:=COUNTIF([.C5:.K5];&quot;U&quot;)+COUNTIF([.C5:.K5];&quot;UL&quot;)" office:value-type="float" office:value="0">
            <text:p>0</text:p>
          </table:table-cell>
          <table:table-cell table:style-name="ce100" table:formula="oooc:=COUNTIF([.C5:.K5];&quot;KVIT&quot;)" office:value-type="float" office:value="1">
            <text:p>1</text:p>
          </table:table-cell>
          <table:table-cell table:style-name="ce101" table:formula="oooc:=COUNTBLANK([.C5:.K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5-05">
            <text:p>5. maj 06</text:p>
          </table:table-cell>
          <table:table-cell table:style-name="ce92" table:formula="oooc:=TEXT([.A6];&quot;Ddd&quot;)" office:value-type="string" office:string-value="pet">
            <text:p>pet</text:p>
          </table:table-cell>
          <table:table-cell table:style-name="ce14" office:value-type="string">
            <text:p>D</text:p>
          </table:table-cell>
          <table:table-cell table:style-name="ce96" office:value-type="string">
            <text:p>KVIT</text:p>
          </table:table-cell>
          <table:table-cell table:style-name="ce28" office:value-type="string">
            <text:p>1 </text:p>
          </table:table-cell>
          <table:table-cell table:style-name="ce15"/>
          <table:table-cell table:style-name="ce24" office:value-type="string">
            <text:p><text:span text:style-name="T3">U</text:span>L</text:p>
          </table:table-cell>
          <table:table-cell table:style-name="ce28" office:value-type="string">
            <text:p>2</text:p>
          </table:table-cell>
          <table:table-cell table:number-columns-repeated="2"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39" office:value-type="string">
            <text:p>ŠOŠ</text:p>
          </table:table-cell>
          <table:table-cell table:style-name="ce100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100" table:formula="oooc:=COUNTIF([.C6:.K6];&quot;51&quot;) + COUNTIF([.C6:.K6];&quot;51L&quot;)" office:value-type="float" office:value="0">
            <text:p>0</text:p>
          </table:table-cell>
          <table:table-cell table:style-name="ce100" table:formula="oooc:=COUNTIF([.C6:.K6];&quot;52&quot;) + COUNTIF([.C6:.K6];&quot;52L&quot;)" office:value-type="float" office:value="0">
            <text:p>0</text:p>
          </table:table-cell>
          <table:table-cell table:style-name="ce100" table:formula="oooc:=COUNTIF([.C6:.K6];&quot;11-19&quot;) + COUNTIF([.C6:.K6];&quot;2&quot;)" office:value-type="float" office:value="1">
            <text:p>1</text:p>
          </table:table-cell>
          <table:table-cell table:style-name="ce100" table:formula="oooc:=COUNTIF([.C6:.K6];&quot;U&quot;)+COUNTIF([.C6:.K6];&quot;UL&quot;)" office:value-type="float" office:value="1">
            <text:p>1</text:p>
          </table:table-cell>
          <table:table-cell table:style-name="ce100" table:formula="oooc:=COUNTIF([.C6:.K6];&quot;KVIT&quot;)" office:value-type="float" office:value="1">
            <text:p>1</text:p>
          </table:table-cell>
          <table:table-cell table:style-name="ce101" table:formula="oooc:=COUNTBLANK([.C6:.K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5-06">
            <text:p>6. maj 06</text:p>
          </table:table-cell>
          <table:table-cell table:style-name="ce93" table:formula="oooc:=TEXT([.A7];&quot;Ddd&quot;)" office:value-type="string" office:string-value="sob">
            <text:p>sob</text:p>
          </table:table-cell>
          <table:table-cell table:style-name="ce23"/>
          <table:table-cell table:style-name="ce30" office:value-type="string">
            <text:p>L</text:p>
          </table:table-cell>
          <table:table-cell table:style-name="ce17"/>
          <table:table-cell table:style-name="ce23" table:number-columns-repeated="2"/>
          <table:table-cell table:number-columns-repeated="3" table:style-name="ce17" office:value-type="string">
            <text:p>D</text:p>
          </table:table-cell>
          <table:table-cell table:style-name="ce17"/>
          <table:table-cell table:style-name="ce39" office:value-type="string">
            <text:p>MŠŠ</text:p>
          </table:table-cell>
          <table:table-cell table:style-name="ce100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100" table:formula="oooc:=COUNTIF([.C7:.K7];&quot;51&quot;) + COUNTIF([.C7:.K7];&quot;51L&quot;)" office:value-type="float" office:value="0">
            <text:p>0</text:p>
          </table:table-cell>
          <table:table-cell table:style-name="ce100" table:formula="oooc:=COUNTIF([.C7:.K7];&quot;52&quot;) + COUNTIF([.C7:.K7];&quot;52L&quot;)" office:value-type="float" office:value="0">
            <text:p>0</text:p>
          </table:table-cell>
          <table:table-cell table:style-name="ce100" table:formula="oooc:=COUNTIF([.C7:.K7];&quot;11-19&quot;) + COUNTIF([.C7:.K7];&quot;2&quot;)" office:value-type="float" office:value="0">
            <text:p>0</text:p>
          </table:table-cell>
          <table:table-cell table:style-name="ce100" table:formula="oooc:=COUNTIF([.C7:.K7];&quot;U&quot;)+COUNTIF([.C7:.K7];&quot;UL&quot;)" office:value-type="float" office:value="0">
            <text:p>0</text:p>
          </table:table-cell>
          <table:table-cell table:style-name="ce100" table:formula="oooc:=COUNTIF([.C7:.K7];&quot;KVIT&quot;)" office:value-type="float" office:value="0">
            <text:p>0</text:p>
          </table:table-cell>
          <table:table-cell table:style-name="ce101" table:formula="oooc:=COUNTBLANK([.C7:.K7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5-07">
            <text:p>7. maj 06</text:p>
          </table:table-cell>
          <table:table-cell table:style-name="ce93" table:formula="oooc:=TEXT([.A8];&quot;Ddd&quot;)" office:value-type="string" office:string-value="ned">
            <text:p>ned</text:p>
          </table:table-cell>
          <table:table-cell table:style-name="ce23"/>
          <table:table-cell table:style-name="ce30" office:value-type="string">
            <text:p>L</text:p>
          </table:table-cell>
          <table:table-cell table:style-name="ce23"/>
          <table:table-cell table:style-name="ce36" table:number-columns-repeated="2"/>
          <table:table-cell table:number-columns-repeated="3" table:style-name="ce17" office:value-type="string">
            <text:p>D</text:p>
          </table:table-cell>
          <table:table-cell table:style-name="ce37"/>
          <table:table-cell table:style-name="ce39" office:value-type="string">
            <text:p>MŠŠ</text:p>
          </table:table-cell>
          <table:table-cell table:style-name="ce100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100" table:formula="oooc:=COUNTIF([.C8:.K8];&quot;51&quot;) + COUNTIF([.C8:.K8];&quot;51L&quot;)" office:value-type="float" office:value="0">
            <text:p>0</text:p>
          </table:table-cell>
          <table:table-cell table:style-name="ce100" table:formula="oooc:=COUNTIF([.C8:.K8];&quot;52&quot;) + COUNTIF([.C8:.K8];&quot;52L&quot;)" office:value-type="float" office:value="0">
            <text:p>0</text:p>
          </table:table-cell>
          <table:table-cell table:style-name="ce100" table:formula="oooc:=COUNTIF([.C8:.K8];&quot;11-19&quot;) + COUNTIF([.C8:.K8];&quot;2&quot;)" office:value-type="float" office:value="0">
            <text:p>0</text:p>
          </table:table-cell>
          <table:table-cell table:style-name="ce100" table:formula="oooc:=COUNTIF([.C8:.K8];&quot;U&quot;)+COUNTIF([.C8:.K8];&quot;UL&quot;)" office:value-type="float" office:value="0">
            <text:p>0</text:p>
          </table:table-cell>
          <table:table-cell table:style-name="ce100" table:formula="oooc:=COUNTIF([.C8:.K8];&quot;KVIT&quot;)" office:value-type="float" office:value="0">
            <text:p>0</text:p>
          </table:table-cell>
          <table:table-cell table:style-name="ce101" table:formula="oooc:=COUNTBLANK([.C8:.K8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5-08">
            <text:p>8. maj 06</text:p>
          </table:table-cell>
          <table:table-cell table:style-name="ce92" table:formula="oooc:=TEXT([.A9];&quot;Ddd&quot;)" office:value-type="string" office:string-value="pon">
            <text:p>pon</text:p>
          </table:table-cell>
          <table:table-cell table:style-name="ce95" office:value-type="string">
            <text:p>1 </text:p>
          </table:table-cell>
          <table:table-cell table:style-name="ce14" office:value-type="string">
            <text:p>X</text:p>
          </table:table-cell>
          <table:table-cell table:style-name="ce24" office:value-type="string">
            <text:p><text:span text:style-name="T3">U</text:span>L</text:p>
          </table:table-cell>
          <table:table-cell table:style-name="ce20"/>
          <table:table-cell table:number-columns-repeated="2" table:style-name="ce14" office:value-type="string">
            <text:p>D</text:p>
          </table:table-cell>
          <table:table-cell table:style-name="ce28" office:value-type="string">
            <text:p>2</text:p>
          </table:table-cell>
          <table:table-cell table:style-name="ce97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39" office:value-type="string">
            <text:p>MŠŠ</text:p>
          </table:table-cell>
          <table:table-cell table:style-name="ce100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100" table:formula="oooc:=COUNTIF([.C9:.K9];&quot;51&quot;) + COUNTIF([.C9:.K9];&quot;51L&quot;)" office:value-type="float" office:value="0">
            <text:p>0</text:p>
          </table:table-cell>
          <table:table-cell table:style-name="ce100" table:formula="oooc:=COUNTIF([.C9:.K9];&quot;52&quot;) + COUNTIF([.C9:.K9];&quot;52L&quot;)" office:value-type="float" office:value="0">
            <text:p>0</text:p>
          </table:table-cell>
          <table:table-cell table:style-name="ce100" table:formula="oooc:=COUNTIF([.C9:.K9];&quot;11-19&quot;) + COUNTIF([.C9:.K9];&quot;2&quot;)" office:value-type="float" office:value="1">
            <text:p>1</text:p>
          </table:table-cell>
          <table:table-cell table:style-name="ce100" table:formula="oooc:=COUNTIF([.C9:.K9];&quot;U&quot;)+COUNTIF([.C9:.K9];&quot;UL&quot;)" office:value-type="float" office:value="1">
            <text:p>1</text:p>
          </table:table-cell>
          <table:table-cell table:style-name="ce100" table:formula="oooc:=COUNTIF([.C9:.K9];&quot;KVIT&quot;)" office:value-type="float" office:value="1">
            <text:p>1</text:p>
          </table:table-cell>
          <table:table-cell table:style-name="ce101" table:formula="oooc:=COUNTBLANK([.C9:.K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5-09">
            <text:p>9. maj 06</text:p>
          </table:table-cell>
          <table:table-cell table:style-name="ce92" table:formula="oooc:=TEXT([.A10];&quot;Ddd&quot;)" office:value-type="string" office:string-value="tor">
            <text:p>tor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15"/>
          <table:table-cell table:number-columns-repeated="2" table:style-name="ce14" office:value-type="string">
            <text:p>D</text:p>
          </table:table-cell>
          <table:table-cell table:style-name="ce99" office:value-type="string">
            <text:p>51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KVIT</text:p>
          </table:table-cell>
          <table:table-cell table:style-name="ce39" office:value-type="string">
            <text:p>MŠŠ</text:p>
          </table:table-cell>
          <table:table-cell table:style-name="ce100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100" table:formula="oooc:=COUNTIF([.C10:.K10];&quot;51&quot;) + COUNTIF([.C10:.K10];&quot;51L&quot;)" office:value-type="float" office:value="1">
            <text:p>1</text:p>
          </table:table-cell>
          <table:table-cell table:style-name="ce100" table:formula="oooc:=COUNTIF([.C10:.K10];&quot;52&quot;) + COUNTIF([.C10:.K10];&quot;52L&quot;)" office:value-type="float" office:value="1">
            <text:p>1</text:p>
          </table:table-cell>
          <table:table-cell table:style-name="ce100" table:formula="oooc:=COUNTIF([.C10:.K10];&quot;11-19&quot;) + COUNTIF([.C10:.K10];&quot;2&quot;)" office:value-type="float" office:value="1">
            <text:p>1</text:p>
          </table:table-cell>
          <table:table-cell table:style-name="ce100" table:formula="oooc:=COUNTIF([.C10:.K10];&quot;U&quot;)+COUNTIF([.C10:.K10];&quot;UL&quot;)" office:value-type="float" office:value="1">
            <text:p>1</text:p>
          </table:table-cell>
          <table:table-cell table:style-name="ce100" table:formula="oooc:=COUNTIF([.C10:.K10];&quot;KVIT&quot;)" office:value-type="float" office:value="1">
            <text:p>1</text:p>
          </table:table-cell>
          <table:table-cell table:style-name="ce101" table:formula="oooc:=COUNTBLANK([.C10:.K1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5-10">
            <text:p>10. maj 06</text:p>
          </table:table-cell>
          <table:table-cell table:style-name="ce92" table:formula="oooc:=TEXT([.A11];&quot;Ddd&quot;)" office:value-type="string" office:string-value="sre">
            <text:p>sre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5"/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D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96" office:value-type="string">
            <text:p>KVIT</text:p>
          </table:table-cell>
          <table:table-cell table:style-name="ce39" office:value-type="string">
            <text:p>MŠŠ</text:p>
          </table:table-cell>
          <table:table-cell table:style-name="ce100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100" table:formula="oooc:=COUNTIF([.C11:.K11];&quot;51&quot;) + COUNTIF([.C11:.K11];&quot;51L&quot;)" office:value-type="float" office:value="1">
            <text:p>1</text:p>
          </table:table-cell>
          <table:table-cell table:style-name="ce100" table:formula="oooc:=COUNTIF([.C11:.K11];&quot;52&quot;) + COUNTIF([.C11:.K11];&quot;52L&quot;)" office:value-type="float" office:value="1">
            <text:p>1</text:p>
          </table:table-cell>
          <table:table-cell table:style-name="ce100" table:formula="oooc:=COUNTIF([.C11:.K11];&quot;11-19&quot;) + COUNTIF([.C11:.K11];&quot;2&quot;)" office:value-type="float" office:value="1">
            <text:p>1</text:p>
          </table:table-cell>
          <table:table-cell table:style-name="ce100" table:formula="oooc:=COUNTIF([.C11:.K11];&quot;U&quot;)+COUNTIF([.C11:.K11];&quot;UL&quot;)" office:value-type="float" office:value="1">
            <text:p>1</text:p>
          </table:table-cell>
          <table:table-cell table:style-name="ce100" table:formula="oooc:=COUNTIF([.C11:.K11];&quot;KVIT&quot;)" office:value-type="float" office:value="1">
            <text:p>1</text:p>
          </table:table-cell>
          <table:table-cell table:style-name="ce101" table:formula="oooc:=COUNTBLANK([.C11:.K1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5-11">
            <text:p>11. maj 06</text:p>
          </table:table-cell>
          <table:table-cell table:style-name="ce92" table:formula="oooc:=TEXT([.A12];&quot;Ddd&quot;)" office:value-type="string" office:string-value="čet">
            <text:p>čet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D</text:p>
          </table:table-cell>
          <table:table-cell table:style-name="ce96" office:value-type="string">
            <text:p>52</text:p>
          </table:table-cell>
          <table:table-cell table:style-name="ce14"/>
          <table:table-cell table:style-name="ce14" office:value-type="string">
            <text:p>X</text:p>
          </table:table-cell>
          <table:table-cell table:style-name="ce97" office:value-type="string">
            <text:p>D</text:p>
          </table:table-cell>
          <table:table-cell table:style-name="ce24" office:value-type="string">
            <text:p><text:span text:style-name="T3">U</text:span>L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39" office:value-type="string">
            <text:p>MŠŠ</text:p>
          </table:table-cell>
          <table:table-cell table:style-name="ce100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100" table:formula="oooc:=COUNTIF([.C12:.K12];&quot;51&quot;) + COUNTIF([.C12:.K12];&quot;51L&quot;)" office:value-type="float" office:value="1">
            <text:p>1</text:p>
          </table:table-cell>
          <table:table-cell table:style-name="ce100" table:formula="oooc:=COUNTIF([.C12:.K12];&quot;52&quot;) + COUNTIF([.C12:.K12];&quot;52L&quot;)" office:value-type="float" office:value="1">
            <text:p>1</text:p>
          </table:table-cell>
          <table:table-cell table:style-name="ce100" table:formula="oooc:=COUNTIF([.C12:.K12];&quot;11-19&quot;) + COUNTIF([.C12:.K12];&quot;2&quot;)" office:value-type="float" office:value="1">
            <text:p>1</text:p>
          </table:table-cell>
          <table:table-cell table:style-name="ce100" table:formula="oooc:=COUNTIF([.C12:.K12];&quot;U&quot;)+COUNTIF([.C12:.K12];&quot;UL&quot;)" office:value-type="float" office:value="1">
            <text:p>1</text:p>
          </table:table-cell>
          <table:table-cell table:style-name="ce100" table:formula="oooc:=COUNTIF([.C12:.K12];&quot;KVIT&quot;)" office:value-type="float" office:value="1">
            <text:p>1</text:p>
          </table:table-cell>
          <table:table-cell table:style-name="ce101" table:formula="oooc:=COUNTBLANK([.C12:.K1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5-12">
            <text:p>12. maj 06</text:p>
          </table:table-cell>
          <table:table-cell table:style-name="ce92" table:formula="oooc:=TEXT([.A13];&quot;Ddd&quot;)" office:value-type="string" office:string-value="pet">
            <text:p>pet</text:p>
          </table:table-cell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D</text:p>
          </table:table-cell>
          <table:table-cell table:style-name="ce15" office:value-type="string">
            <text:p>51</text:p>
          </table:table-cell>
          <table:table-cell table:style-name="ce15"/>
          <table:table-cell table:style-name="ce14" office:value-type="string">
            <text:p>11-19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96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39" office:value-type="string">
            <text:p>MŠŠ</text:p>
          </table:table-cell>
          <table:table-cell table:style-name="ce100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100" table:formula="oooc:=COUNTIF([.C13:.K13];&quot;51&quot;) + COUNTIF([.C13:.K13];&quot;51L&quot;)" office:value-type="float" office:value="1">
            <text:p>1</text:p>
          </table:table-cell>
          <table:table-cell table:style-name="ce100" table:formula="oooc:=COUNTIF([.C13:.K13];&quot;52&quot;) + COUNTIF([.C13:.K13];&quot;52L&quot;)" office:value-type="float" office:value="1">
            <text:p>1</text:p>
          </table:table-cell>
          <table:table-cell table:style-name="ce100" table:formula="oooc:=COUNTIF([.C13:.K13];&quot;11-19&quot;) + COUNTIF([.C13:.K13];&quot;2&quot;)" office:value-type="float" office:value="1">
            <text:p>1</text:p>
          </table:table-cell>
          <table:table-cell table:style-name="ce100" table:formula="oooc:=COUNTIF([.C13:.K13];&quot;U&quot;)+COUNTIF([.C13:.K13];&quot;UL&quot;)" office:value-type="float" office:value="1">
            <text:p>1</text:p>
          </table:table-cell>
          <table:table-cell table:style-name="ce100" table:formula="oooc:=COUNTIF([.C13:.K13];&quot;KVIT&quot;)" office:value-type="float" office:value="1">
            <text:p>1</text:p>
          </table:table-cell>
          <table:table-cell table:style-name="ce101" table:formula="oooc:=COUNTBLANK([.C13:.K1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5-13">
            <text:p>13. maj 06</text:p>
          </table:table-cell>
          <table:table-cell table:style-name="ce93" table:formula="oooc:=TEXT([.A14];&quot;Ddd&quot;)" office:value-type="string" office:string-value="sob">
            <text:p>sob</text:p>
          </table:table-cell>
          <table:table-cell table:style-name="ce87"/>
          <table:table-cell table:style-name="ce17"/>
          <table:table-cell table:style-name="ce32"/>
          <table:table-cell table:style-name="ce23"/>
          <table:table-cell table:style-name="ce17"/>
          <table:table-cell table:style-name="ce23"/>
          <table:table-cell table:style-name="ce17" table:number-columns-repeated="2"/>
          <table:table-cell table:style-name="ce30" office:value-type="string">
            <text:p>L</text:p>
          </table:table-cell>
          <table:table-cell table:style-name="ce39" office:value-type="string">
            <text:p>MIR</text:p>
          </table:table-cell>
          <table:table-cell table:style-name="ce100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100" table:formula="oooc:=COUNTIF([.C14:.K14];&quot;51&quot;) + COUNTIF([.C14:.K14];&quot;51L&quot;)" office:value-type="float" office:value="0">
            <text:p>0</text:p>
          </table:table-cell>
          <table:table-cell table:style-name="ce100" table:formula="oooc:=COUNTIF([.C14:.K14];&quot;52&quot;) + COUNTIF([.C14:.K14];&quot;52L&quot;)" office:value-type="float" office:value="0">
            <text:p>0</text:p>
          </table:table-cell>
          <table:table-cell table:style-name="ce100" table:formula="oooc:=COUNTIF([.C14:.K14];&quot;11-19&quot;) + COUNTIF([.C14:.K14];&quot;2&quot;)" office:value-type="float" office:value="0">
            <text:p>0</text:p>
          </table:table-cell>
          <table:table-cell table:style-name="ce100" table:formula="oooc:=COUNTIF([.C14:.K14];&quot;U&quot;)+COUNTIF([.C14:.K14];&quot;UL&quot;)" office:value-type="float" office:value="0">
            <text:p>0</text:p>
          </table:table-cell>
          <table:table-cell table:style-name="ce100" table:formula="oooc:=COUNTIF([.C14:.K14];&quot;KVIT&quot;)" office:value-type="float" office:value="0">
            <text:p>0</text:p>
          </table:table-cell>
          <table:table-cell table:style-name="ce101" table:formula="oooc:=COUNTBLANK([.C14:.K14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5-14">
            <text:p>14. maj 06</text:p>
          </table:table-cell>
          <table:table-cell table:style-name="ce93" table:formula="oooc:=TEXT([.A15];&quot;Ddd&quot;)" office:value-type="string" office:string-value="ned">
            <text:p>ned</text:p>
          </table:table-cell>
          <table:table-cell table:style-name="ce23" table:number-columns-repeated="3"/>
          <table:table-cell table:style-name="ce36"/>
          <table:table-cell table:style-name="ce13"/>
          <table:table-cell table:style-name="ce23"/>
          <table:table-cell table:style-name="ce61"/>
          <table:table-cell table:style-name="ce37"/>
          <table:table-cell table:style-name="ce30" office:value-type="string">
            <text:p>L</text:p>
          </table:table-cell>
          <table:table-cell table:style-name="ce39" office:value-type="string">
            <text:p>MIR</text:p>
          </table:table-cell>
          <table:table-cell table:style-name="ce100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100" table:formula="oooc:=COUNTIF([.C15:.K15];&quot;51&quot;) + COUNTIF([.C15:.K15];&quot;51L&quot;)" office:value-type="float" office:value="0">
            <text:p>0</text:p>
          </table:table-cell>
          <table:table-cell table:style-name="ce100" table:formula="oooc:=COUNTIF([.C15:.K15];&quot;52&quot;) + COUNTIF([.C15:.K15];&quot;52L&quot;)" office:value-type="float" office:value="0">
            <text:p>0</text:p>
          </table:table-cell>
          <table:table-cell table:style-name="ce100" table:formula="oooc:=COUNTIF([.C15:.K15];&quot;11-19&quot;) + COUNTIF([.C15:.K15];&quot;2&quot;)" office:value-type="float" office:value="0">
            <text:p>0</text:p>
          </table:table-cell>
          <table:table-cell table:style-name="ce100" table:formula="oooc:=COUNTIF([.C15:.K15];&quot;U&quot;)+COUNTIF([.C15:.K15];&quot;UL&quot;)" office:value-type="float" office:value="0">
            <text:p>0</text:p>
          </table:table-cell>
          <table:table-cell table:style-name="ce100" table:formula="oooc:=COUNTIF([.C15:.K15];&quot;KVIT&quot;)" office:value-type="float" office:value="0">
            <text:p>0</text:p>
          </table:table-cell>
          <table:table-cell table:style-name="ce101" table:formula="oooc:=COUNTBLANK([.C15:.K15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5-15">
            <text:p>15. maj 06</text:p>
          </table:table-cell>
          <table:table-cell table:style-name="ce92" table:formula="oooc:=TEXT([.A16];&quot;Ddd&quot;)" office:value-type="string" office:string-value="pon">
            <text:p>pon</text:p>
          </table:table-cell>
          <table:table-cell table:style-name="ce20" office:value-type="string">
            <text:p>U</text:p>
          </table:table-cell>
          <table:table-cell table:style-name="ce24" office:value-type="string">
            <text:p><text:span text:style-name="T3">KVIT</text:span>L</text:p>
          </table:table-cell>
          <table:table-cell table:style-name="ce96" office:value-type="string">
            <text:p>KVIT</text:p>
          </table:table-cell>
          <table:table-cell table:style-name="ce20"/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X</text:p>
          </table:table-cell>
          <table:table-cell table:style-name="ce39" office:value-type="string">
            <text:p>MIR</text:p>
          </table:table-cell>
          <table:table-cell table:style-name="ce100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100" table:formula="oooc:=COUNTIF([.C16:.K16];&quot;51&quot;) + COUNTIF([.C16:.K16];&quot;51L&quot;)" office:value-type="float" office:value="1">
            <text:p>1</text:p>
          </table:table-cell>
          <table:table-cell table:style-name="ce100" table:formula="oooc:=COUNTIF([.C16:.K16];&quot;52&quot;) + COUNTIF([.C16:.K16];&quot;52L&quot;)" office:value-type="float" office:value="1">
            <text:p>1</text:p>
          </table:table-cell>
          <table:table-cell table:style-name="ce100" table:formula="oooc:=COUNTIF([.C16:.K16];&quot;11-19&quot;) + COUNTIF([.C16:.K16];&quot;2&quot;)" office:value-type="float" office:value="1">
            <text:p>1</text:p>
          </table:table-cell>
          <table:table-cell table:style-name="ce100" table:formula="oooc:=COUNTIF([.C16:.K16];&quot;U&quot;)+COUNTIF([.C16:.K16];&quot;UL&quot;)" office:value-type="float" office:value="1">
            <text:p>1</text:p>
          </table:table-cell>
          <table:table-cell table:style-name="ce100" table:formula="oooc:=COUNTIF([.C16:.K16];&quot;KVIT&quot;)" office:value-type="float" office:value="2">
            <text:p>2</text:p>
          </table:table-cell>
          <table:table-cell table:style-name="ce101" table:formula="oooc:=COUNTBLANK([.C16:.K1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5-16">
            <text:p>16. maj 06</text:p>
          </table:table-cell>
          <table:table-cell table:style-name="ce92" table:formula="oooc:=TEXT([.A17];&quot;Ddd&quot;)" office:value-type="string" office:string-value="tor">
            <text:p>tor</text:p>
          </table:table-cell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51</text:p>
          </table:table-cell>
          <table:table-cell table:style-name="ce15"/>
          <table:table-cell table:style-name="ce96" office:value-type="string">
            <text:p>KVIT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52</text:p>
          </table:table-cell>
          <table:table-cell table:style-name="ce97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MIR</text:p>
          </table:table-cell>
          <table:table-cell table:style-name="ce100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100" table:formula="oooc:=COUNTIF([.C17:.K17];&quot;51&quot;) + COUNTIF([.C17:.K17];&quot;51L&quot;)" office:value-type="float" office:value="1">
            <text:p>1</text:p>
          </table:table-cell>
          <table:table-cell table:style-name="ce100" table:formula="oooc:=COUNTIF([.C17:.K17];&quot;52&quot;) + COUNTIF([.C17:.K17];&quot;52L&quot;)" office:value-type="float" office:value="1">
            <text:p>1</text:p>
          </table:table-cell>
          <table:table-cell table:style-name="ce100" table:formula="oooc:=COUNTIF([.C17:.K17];&quot;11-19&quot;) + COUNTIF([.C17:.K17];&quot;2&quot;)" office:value-type="float" office:value="1">
            <text:p>1</text:p>
          </table:table-cell>
          <table:table-cell table:style-name="ce100" table:formula="oooc:=COUNTIF([.C17:.K17];&quot;U&quot;)+COUNTIF([.C17:.K17];&quot;UL&quot;)" office:value-type="float" office:value="1">
            <text:p>1</text:p>
          </table:table-cell>
          <table:table-cell table:style-name="ce100" table:formula="oooc:=COUNTIF([.C17:.K17];&quot;KVIT&quot;)" office:value-type="float" office:value="1">
            <text:p>1</text:p>
          </table:table-cell>
          <table:table-cell table:style-name="ce101" table:formula="oooc:=COUNTBLANK([.C17:.K1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5-17">
            <text:p>17. maj 06</text:p>
          </table:table-cell>
          <table:table-cell table:style-name="ce92" table:formula="oooc:=TEXT([.A18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15"/>
          <table:table-cell table:style-name="ce96" office:value-type="string">
            <text:p>KVIT</text:p>
          </table:table-cell>
          <table:table-cell table:style-name="ce15" office:value-type="string">
            <text:p>51</text:p>
          </table:table-cell>
          <table:table-cell table:style-name="ce97" office:value-type="string">
            <text:p>D</text:p>
          </table:table-cell>
          <table:table-cell table:style-name="ce24" office:value-type="string">
            <text:p><text:span text:style-name="T3">KVIT</text:span>L</text:p>
          </table:table-cell>
          <table:table-cell table:style-name="ce20" office:value-type="string">
            <text:p>U</text:p>
          </table:table-cell>
          <table:table-cell table:style-name="ce39" office:value-type="string">
            <text:p>MIR</text:p>
          </table:table-cell>
          <table:table-cell table:style-name="ce100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100" table:formula="oooc:=COUNTIF([.C18:.K18];&quot;51&quot;) + COUNTIF([.C18:.K18];&quot;51L&quot;)" office:value-type="float" office:value="1">
            <text:p>1</text:p>
          </table:table-cell>
          <table:table-cell table:style-name="ce100" table:formula="oooc:=COUNTIF([.C18:.K18];&quot;52&quot;) + COUNTIF([.C18:.K18];&quot;52L&quot;)" office:value-type="float" office:value="1">
            <text:p>1</text:p>
          </table:table-cell>
          <table:table-cell table:style-name="ce100" table:formula="oooc:=COUNTIF([.C18:.K18];&quot;11-19&quot;) + COUNTIF([.C18:.K18];&quot;2&quot;)" office:value-type="float" office:value="1">
            <text:p>1</text:p>
          </table:table-cell>
          <table:table-cell table:style-name="ce100" table:formula="oooc:=COUNTIF([.C18:.K18];&quot;U&quot;)+COUNTIF([.C18:.K18];&quot;UL&quot;)" office:value-type="float" office:value="1">
            <text:p>1</text:p>
          </table:table-cell>
          <table:table-cell table:style-name="ce100" table:formula="oooc:=COUNTIF([.C18:.K18];&quot;KVIT&quot;)" office:value-type="float" office:value="1">
            <text:p>1</text:p>
          </table:table-cell>
          <table:table-cell table:style-name="ce101" table:formula="oooc:=COUNTBLANK([.C18:.K1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5-18">
            <text:p>18. maj 06</text:p>
          </table:table-cell>
          <table:table-cell table:style-name="ce92" table:formula="oooc:=TEXT([.A19];&quot;Ddd&quot;)" office:value-type="string" office:string-value="čet">
            <text:p>čet</text:p>
          </table:table-cell>
          <table:table-cell table:style-name="ce14" office:value-type="string">
            <text:p>11-19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52</text:p>
          </table:table-cell>
          <table:table-cell table:style-name="ce14"/>
          <table:table-cell table:style-name="ce14" office:value-type="string">
            <text:p>KVIT</text:p>
          </table:table-cell>
          <table:table-cell table:style-name="ce24" office:value-type="string">
            <text:p><text:span text:style-name="T3">KVIT</text:span>L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96" office:value-type="string">
            <text:p>KVIT</text:p>
          </table:table-cell>
          <table:table-cell table:style-name="ce39" office:value-type="string">
            <text:p>MIR</text:p>
          </table:table-cell>
          <table:table-cell table:style-name="ce100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100" table:formula="oooc:=COUNTIF([.C19:.K19];&quot;51&quot;) + COUNTIF([.C19:.K19];&quot;51L&quot;)" office:value-type="float" office:value="1">
            <text:p>1</text:p>
          </table:table-cell>
          <table:table-cell table:style-name="ce100" table:formula="oooc:=COUNTIF([.C19:.K19];&quot;52&quot;) + COUNTIF([.C19:.K19];&quot;52L&quot;)" office:value-type="float" office:value="1">
            <text:p>1</text:p>
          </table:table-cell>
          <table:table-cell table:style-name="ce100" table:formula="oooc:=COUNTIF([.C19:.K19];&quot;11-19&quot;) + COUNTIF([.C19:.K19];&quot;2&quot;)" office:value-type="float" office:value="1">
            <text:p>1</text:p>
          </table:table-cell>
          <table:table-cell table:style-name="ce100" table:formula="oooc:=COUNTIF([.C19:.K19];&quot;U&quot;)+COUNTIF([.C19:.K19];&quot;UL&quot;)" office:value-type="float" office:value="1">
            <text:p>1</text:p>
          </table:table-cell>
          <table:table-cell table:style-name="ce100" table:formula="oooc:=COUNTIF([.C19:.K19];&quot;KVIT&quot;)" office:value-type="float" office:value="2">
            <text:p>2</text:p>
          </table:table-cell>
          <table:table-cell table:style-name="ce101" table:formula="oooc:=COUNTBLANK([.C19:.K1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5-19">
            <text:p>19. maj 06</text:p>
          </table:table-cell>
          <table:table-cell table:style-name="ce92" table:formula="oooc:=TEXT([.A20];&quot;Ddd&quot;)" office:value-type="string" office:string-value="pet">
            <text:p>pet</text:p>
          </table:table-cell>
          <table:table-cell table:style-name="ce14" office:value-type="string">
            <text:p>D</text:p>
          </table:table-cell>
          <table:table-cell table:style-name="ce96" office:value-type="string">
            <text:p>52</text:p>
          </table:table-cell>
          <table:table-cell table:style-name="ce20" office:value-type="string">
            <text:p>U</text:p>
          </table:table-cell>
          <table:table-cell table:style-name="ce15"/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6" office:value-type="string">
            <text:p><text:span text:style-name="T1">51</text:span><text:span text:style-name="T2">L</text:span>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MIR</text:p>
          </table:table-cell>
          <table:table-cell table:style-name="ce100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100" table:formula="oooc:=COUNTIF([.C20:.K20];&quot;51&quot;) + COUNTIF([.C20:.K20];&quot;51L&quot;)" office:value-type="float" office:value="1">
            <text:p>1</text:p>
          </table:table-cell>
          <table:table-cell table:style-name="ce100" table:formula="oooc:=COUNTIF([.C20:.K20];&quot;52&quot;) + COUNTIF([.C20:.K20];&quot;52L&quot;)" office:value-type="float" office:value="1">
            <text:p>1</text:p>
          </table:table-cell>
          <table:table-cell table:style-name="ce100" table:formula="oooc:=COUNTIF([.C20:.K20];&quot;11-19&quot;) + COUNTIF([.C20:.K20];&quot;2&quot;)" office:value-type="float" office:value="1">
            <text:p>1</text:p>
          </table:table-cell>
          <table:table-cell table:style-name="ce100" table:formula="oooc:=COUNTIF([.C20:.K20];&quot;U&quot;)+COUNTIF([.C20:.K20];&quot;UL&quot;)" office:value-type="float" office:value="1">
            <text:p>1</text:p>
          </table:table-cell>
          <table:table-cell table:style-name="ce100" table:formula="oooc:=COUNTIF([.C20:.K20];&quot;KVIT&quot;)" office:value-type="float" office:value="1">
            <text:p>1</text:p>
          </table:table-cell>
          <table:table-cell table:style-name="ce101" table:formula="oooc:=COUNTBLANK([.C20:.K2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5-20">
            <text:p>20. maj 06</text:p>
          </table:table-cell>
          <table:table-cell table:style-name="ce93" table:formula="oooc:=TEXT([.A21];&quot;Ddd&quot;)" office:value-type="string" office:string-value="sob">
            <text:p>sob</text:p>
          </table:table-cell>
          <table:table-cell table:style-name="ce36"/>
          <table:table-cell table:style-name="ce17" table:number-columns-repeated="2"/>
          <table:table-cell table:style-name="ce23"/>
          <table:table-cell table:style-name="ce30" office:value-type="string">
            <text:p>L</text:p>
          </table:table-cell>
          <table:table-cell table:style-name="ce87"/>
          <table:table-cell table:style-name="ce32"/>
          <table:table-cell table:style-name="ce23"/>
          <table:table-cell table:style-name="ce17"/>
          <table:table-cell table:style-name="ce39" office:value-type="string">
            <text:p>ŠOŠ</text:p>
          </table:table-cell>
          <table:table-cell table:style-name="ce100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100" table:formula="oooc:=COUNTIF([.C21:.K21];&quot;51&quot;) + COUNTIF([.C21:.K21];&quot;51L&quot;)" office:value-type="float" office:value="0">
            <text:p>0</text:p>
          </table:table-cell>
          <table:table-cell table:style-name="ce100" table:formula="oooc:=COUNTIF([.C21:.K21];&quot;52&quot;) + COUNTIF([.C21:.K21];&quot;52L&quot;)" office:value-type="float" office:value="0">
            <text:p>0</text:p>
          </table:table-cell>
          <table:table-cell table:style-name="ce100" table:formula="oooc:=COUNTIF([.C21:.K21];&quot;11-19&quot;) + COUNTIF([.C21:.K21];&quot;2&quot;)" office:value-type="float" office:value="0">
            <text:p>0</text:p>
          </table:table-cell>
          <table:table-cell table:style-name="ce100" table:formula="oooc:=COUNTIF([.C21:.K21];&quot;U&quot;)+COUNTIF([.C21:.K21];&quot;UL&quot;)" office:value-type="float" office:value="0">
            <text:p>0</text:p>
          </table:table-cell>
          <table:table-cell table:style-name="ce100" table:formula="oooc:=COUNTIF([.C21:.K21];&quot;KVIT&quot;)" office:value-type="float" office:value="0">
            <text:p>0</text:p>
          </table:table-cell>
          <table:table-cell table:style-name="ce101" table:formula="oooc:=COUNTBLANK([.C21:.K21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5-21">
            <text:p>21. maj 06</text:p>
          </table:table-cell>
          <table:table-cell table:style-name="ce93" table:formula="oooc:=TEXT([.A22];&quot;Ddd&quot;)" office:value-type="string" office:string-value="ned">
            <text:p>ned</text:p>
          </table:table-cell>
          <table:table-cell table:style-name="ce23"/>
          <table:table-cell table:style-name="ce13"/>
          <table:table-cell table:style-name="ce23"/>
          <table:table-cell table:style-name="ce36"/>
          <table:table-cell table:style-name="ce30" office:value-type="string">
            <text:p>L</text:p>
          </table:table-cell>
          <table:table-cell table:style-name="ce23"/>
          <table:table-cell table:style-name="ce61"/>
          <table:table-cell table:style-name="ce37" table:number-columns-repeated="2"/>
          <table:table-cell table:style-name="ce39" office:value-type="string">
            <text:p>ŠOŠ</text:p>
          </table:table-cell>
          <table:table-cell table:style-name="ce100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100" table:formula="oooc:=COUNTIF([.C22:.K22];&quot;51&quot;) + COUNTIF([.C22:.K22];&quot;51L&quot;)" office:value-type="float" office:value="0">
            <text:p>0</text:p>
          </table:table-cell>
          <table:table-cell table:style-name="ce100" table:formula="oooc:=COUNTIF([.C22:.K22];&quot;52&quot;) + COUNTIF([.C22:.K22];&quot;52L&quot;)" office:value-type="float" office:value="0">
            <text:p>0</text:p>
          </table:table-cell>
          <table:table-cell table:style-name="ce100" table:formula="oooc:=COUNTIF([.C22:.K22];&quot;11-19&quot;) + COUNTIF([.C22:.K22];&quot;2&quot;)" office:value-type="float" office:value="0">
            <text:p>0</text:p>
          </table:table-cell>
          <table:table-cell table:style-name="ce100" table:formula="oooc:=COUNTIF([.C22:.K22];&quot;U&quot;)+COUNTIF([.C22:.K22];&quot;UL&quot;)" office:value-type="float" office:value="0">
            <text:p>0</text:p>
          </table:table-cell>
          <table:table-cell table:style-name="ce100" table:formula="oooc:=COUNTIF([.C22:.K22];&quot;KVIT&quot;)" office:value-type="float" office:value="0">
            <text:p>0</text:p>
          </table:table-cell>
          <table:table-cell table:style-name="ce101" table:formula="oooc:=COUNTBLANK([.C22:.K22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5-22">
            <text:p>22. maj 06</text:p>
          </table:table-cell>
          <table:table-cell table:style-name="ce92" table:formula="oooc:=TEXT([.A23];&quot;Ddd&quot;)" office:value-type="string" office:string-value="pon">
            <text:p>pon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20"/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99" office:value-type="string">
            <text:p>51</text:p>
          </table:table-cell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HOL</text:p>
          </table:table-cell>
          <table:table-cell table:style-name="ce100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100" table:formula="oooc:=COUNTIF([.C23:.K23];&quot;51&quot;) + COUNTIF([.C23:.K23];&quot;51L&quot;)" office:value-type="float" office:value="1">
            <text:p>1</text:p>
          </table:table-cell>
          <table:table-cell table:style-name="ce100" table:formula="oooc:=COUNTIF([.C23:.K23];&quot;52&quot;) + COUNTIF([.C23:.K23];&quot;52L&quot;)" office:value-type="float" office:value="1">
            <text:p>1</text:p>
          </table:table-cell>
          <table:table-cell table:style-name="ce100" table:formula="oooc:=COUNTIF([.C23:.K23];&quot;11-19&quot;) + COUNTIF([.C23:.K23];&quot;2&quot;)" office:value-type="float" office:value="1">
            <text:p>1</text:p>
          </table:table-cell>
          <table:table-cell table:style-name="ce100" table:formula="oooc:=COUNTIF([.C23:.K23];&quot;U&quot;)+COUNTIF([.C23:.K23];&quot;UL&quot;)" office:value-type="float" office:value="1">
            <text:p>1</text:p>
          </table:table-cell>
          <table:table-cell table:style-name="ce100" table:formula="oooc:=COUNTIF([.C23:.K23];&quot;KVIT&quot;)" office:value-type="float" office:value="2">
            <text:p>2</text:p>
          </table:table-cell>
          <table:table-cell table:style-name="ce101" table:formula="oooc:=COUNTBLANK([.C23:.K2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5-23">
            <text:p>23. maj 06</text:p>
          </table:table-cell>
          <table:table-cell table:style-name="ce92" table:formula="oooc:=TEXT([.A24];&quot;Ddd&quot;)" office:value-type="string" office:string-value="tor">
            <text:p>tor</text:p>
          </table:table-cell>
          <table:table-cell table:style-name="ce24" office:value-type="string">
            <text:p><text:span text:style-name="T3">KVIT</text:span>L</text:p>
          </table:table-cell>
          <table:table-cell table:style-name="ce20" office:value-type="string">
            <text:p>U</text:p>
          </table:table-cell>
          <table:table-cell table:style-name="ce96" office:value-type="string">
            <text:p>KVIT</text:p>
          </table:table-cell>
          <table:table-cell table:style-name="ce15"/>
          <table:table-cell table:style-name="ce20" office:value-type="string">
            <text:p>SD</text:p>
          </table:table-cell>
          <table:table-cell table:style-name="ce14" office:value-type="string">
            <text:p>KVIT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39" office:value-type="string">
            <text:p>HOL</text:p>
          </table:table-cell>
          <table:table-cell table:style-name="ce100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100" table:formula="oooc:=COUNTIF([.C24:.K24];&quot;51&quot;) + COUNTIF([.C24:.K24];&quot;51L&quot;)" office:value-type="float" office:value="1">
            <text:p>1</text:p>
          </table:table-cell>
          <table:table-cell table:style-name="ce100" table:formula="oooc:=COUNTIF([.C24:.K24];&quot;52&quot;) + COUNTIF([.C24:.K24];&quot;52L&quot;)" office:value-type="float" office:value="1">
            <text:p>1</text:p>
          </table:table-cell>
          <table:table-cell table:style-name="ce100" table:formula="oooc:=COUNTIF([.C24:.K24];&quot;11-19&quot;) + COUNTIF([.C24:.K24];&quot;2&quot;)" office:value-type="float" office:value="0">
            <text:p>0</text:p>
          </table:table-cell>
          <table:table-cell table:style-name="ce100" table:formula="oooc:=COUNTIF([.C24:.K24];&quot;U&quot;)+COUNTIF([.C24:.K24];&quot;UL&quot;)" office:value-type="float" office:value="1">
            <text:p>1</text:p>
          </table:table-cell>
          <table:table-cell table:style-name="ce100" table:formula="oooc:=COUNTIF([.C24:.K24];&quot;KVIT&quot;)" office:value-type="float" office:value="2">
            <text:p>2</text:p>
          </table:table-cell>
          <table:table-cell table:style-name="ce101" table:formula="oooc:=COUNTBLANK([.C24:.K2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5-24">
            <text:p>24. maj 06</text:p>
          </table:table-cell>
          <table:table-cell table:style-name="ce92" table:formula="oooc:=TEXT([.A25];&quot;Ddd&quot;)" office:value-type="string" office:string-value="sre">
            <text:p>sre</text:p>
          </table:table-cell>
          <table:table-cell table:style-name="ce20" office:value-type="string">
            <text:p>SD</text:p>
          </table:table-cell>
          <table:table-cell table:style-name="ce24" office:value-type="string">
            <text:p><text:span text:style-name="T3">U</text:span>L</text:p>
          </table:table-cell>
          <table:table-cell table:style-name="ce15" office:value-type="string">
            <text:p>51</text:p>
          </table:table-cell>
          <table:table-cell table:style-name="ce15"/>
          <table:table-cell table:style-name="ce20" office:value-type="string">
            <text:p>SD</text:p>
          </table:table-cell>
          <table:table-cell table:style-name="ce14" office:value-type="string">
            <text:p>KVIT</text:p>
          </table:table-cell>
          <table:table-cell table:style-name="ce96" office:value-type="string">
            <text:p>52</text:p>
          </table:table-cell>
          <table:table-cell table:style-name="ce20" office:value-type="string">
            <text:p>SD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HOL</text:p>
          </table:table-cell>
          <table:table-cell table:style-name="ce100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100" table:formula="oooc:=COUNTIF([.C25:.K25];&quot;51&quot;) + COUNTIF([.C25:.K25];&quot;51L&quot;)" office:value-type="float" office:value="1">
            <text:p>1</text:p>
          </table:table-cell>
          <table:table-cell table:style-name="ce100" table:formula="oooc:=COUNTIF([.C25:.K25];&quot;52&quot;) + COUNTIF([.C25:.K25];&quot;52L&quot;)" office:value-type="float" office:value="1">
            <text:p>1</text:p>
          </table:table-cell>
          <table:table-cell table:style-name="ce100" table:formula="oooc:=COUNTIF([.C25:.K25];&quot;11-19&quot;) + COUNTIF([.C25:.K25];&quot;2&quot;)" office:value-type="float" office:value="1">
            <text:p>1</text:p>
          </table:table-cell>
          <table:table-cell table:style-name="ce100" table:formula="oooc:=COUNTIF([.C25:.K25];&quot;U&quot;)+COUNTIF([.C25:.K25];&quot;UL&quot;)" office:value-type="float" office:value="1">
            <text:p>1</text:p>
          </table:table-cell>
          <table:table-cell table:style-name="ce100" table:formula="oooc:=COUNTIF([.C25:.K25];&quot;KVIT&quot;)" office:value-type="float" office:value="1">
            <text:p>1</text:p>
          </table:table-cell>
          <table:table-cell table:style-name="ce101" table:formula="oooc:=COUNTBLANK([.C25:.K2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5-25">
            <text:p>25. maj 06</text:p>
          </table:table-cell>
          <table:table-cell table:style-name="ce92" table:formula="oooc:=TEXT([.A26];&quot;Ddd&quot;)" office:value-type="string" office:string-value="čet">
            <text:p>čet</text:p>
          </table:table-cell>
          <table:table-cell table:style-name="ce20" office:value-type="string">
            <text:p>SD</text:p>
          </table:table-cell>
          <table:table-cell table:style-name="ce14" office:value-type="string">
            <text:p>X</text:p>
          </table:table-cell>
          <table:table-cell table:style-name="ce28" office:value-type="string">
            <text:p>2</text:p>
          </table:table-cell>
          <table:table-cell table:style-name="ce14"/>
          <table:table-cell table:style-name="ce20" office:value-type="string">
            <text:p>SD</text:p>
          </table:table-cell>
          <table:table-cell table:style-name="ce96" office:value-type="string">
            <text:p>KVIT</text:p>
          </table:table-cell>
          <table:table-cell table:style-name="ce24" office:value-type="string">
            <text:p><text:span text:style-name="T3">1</text:span>L</text:p>
          </table:table-cell>
          <table:table-cell table:style-name="ce20" office:value-type="string">
            <text:p>SD</text:p>
          </table:table-cell>
          <table:table-cell table:style-name="ce20" office:value-type="string">
            <text:p>U</text:p>
          </table:table-cell>
          <table:table-cell table:style-name="ce39" office:value-type="string">
            <text:p>HOL</text:p>
          </table:table-cell>
          <table:table-cell table:style-name="ce100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100" table:formula="oooc:=COUNTIF([.C26:.K26];&quot;51&quot;) + COUNTIF([.C26:.K26];&quot;51L&quot;)" office:value-type="float" office:value="0">
            <text:p>0</text:p>
          </table:table-cell>
          <table:table-cell table:style-name="ce100" table:formula="oooc:=COUNTIF([.C26:.K26];&quot;52&quot;) + COUNTIF([.C26:.K26];&quot;52L&quot;)" office:value-type="float" office:value="0">
            <text:p>0</text:p>
          </table:table-cell>
          <table:table-cell table:style-name="ce100" table:formula="oooc:=COUNTIF([.C26:.K26];&quot;11-19&quot;) + COUNTIF([.C26:.K26];&quot;2&quot;)" office:value-type="float" office:value="1">
            <text:p>1</text:p>
          </table:table-cell>
          <table:table-cell table:style-name="ce100" table:formula="oooc:=COUNTIF([.C26:.K26];&quot;U&quot;)+COUNTIF([.C26:.K26];&quot;UL&quot;)" office:value-type="float" office:value="1">
            <text:p>1</text:p>
          </table:table-cell>
          <table:table-cell table:style-name="ce100" table:formula="oooc:=COUNTIF([.C26:.K26];&quot;KVIT&quot;)" office:value-type="float" office:value="1">
            <text:p>1</text:p>
          </table:table-cell>
          <table:table-cell table:style-name="ce101" table:formula="oooc:=COUNTBLANK([.C26:.K2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5-26">
            <text:p>26. maj 06</text:p>
          </table:table-cell>
          <table:table-cell table:style-name="ce92" table:formula="oooc:=TEXT([.A27];&quot;Ddd&quot;)" office:value-type="string" office:string-value="pet">
            <text:p>pet</text:p>
          </table:table-cell>
          <table:table-cell table:style-name="ce20" office:value-type="string">
            <text:p>SD</text:p>
          </table:table-cell>
          <table:table-cell table:style-name="ce14" office:value-type="string">
            <text:p>11-19</text:p>
          </table:table-cell>
          <table:table-cell table:style-name="ce15" office:value-type="string">
            <text:p>51</text:p>
          </table:table-cell>
          <table:table-cell table:style-name="ce15"/>
          <table:table-cell table:style-name="ce20" office:value-type="string">
            <text:p>U</text:p>
          </table:table-cell>
          <table:table-cell table:style-name="ce96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20" office:value-type="string">
            <text:p>SD</text:p>
          </table:table-cell>
          <table:table-cell table:style-name="ce24" office:value-type="string">
            <text:p><text:span text:style-name="T3">52</text:span>L</text:p>
          </table:table-cell>
          <table:table-cell table:style-name="ce39" office:value-type="string">
            <text:p>HOL</text:p>
          </table:table-cell>
          <table:table-cell table:style-name="ce100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100" table:formula="oooc:=COUNTIF([.C27:.K27];&quot;51&quot;) + COUNTIF([.C27:.K27];&quot;51L&quot;)" office:value-type="float" office:value="1">
            <text:p>1</text:p>
          </table:table-cell>
          <table:table-cell table:style-name="ce100" table:formula="oooc:=COUNTIF([.C27:.K27];&quot;52&quot;) + COUNTIF([.C27:.K27];&quot;52L&quot;)" office:value-type="float" office:value="1">
            <text:p>1</text:p>
          </table:table-cell>
          <table:table-cell table:style-name="ce100" table:formula="oooc:=COUNTIF([.C27:.K27];&quot;11-19&quot;) + COUNTIF([.C27:.K27];&quot;2&quot;)" office:value-type="float" office:value="1">
            <text:p>1</text:p>
          </table:table-cell>
          <table:table-cell table:style-name="ce100" table:formula="oooc:=COUNTIF([.C27:.K27];&quot;U&quot;)+COUNTIF([.C27:.K27];&quot;UL&quot;)" office:value-type="float" office:value="1">
            <text:p>1</text:p>
          </table:table-cell>
          <table:table-cell table:style-name="ce100" table:formula="oooc:=COUNTIF([.C27:.K27];&quot;KVIT&quot;)" office:value-type="float" office:value="1">
            <text:p>1</text:p>
          </table:table-cell>
          <table:table-cell table:style-name="ce101" table:formula="oooc:=COUNTBLANK([.C27:.K2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5-27">
            <text:p>27. maj 06</text:p>
          </table:table-cell>
          <table:table-cell table:style-name="ce93" table:formula="oooc:=TEXT([.A28];&quot;Ddd&quot;)" office:value-type="string" office:string-value="sob">
            <text:p>sob</text:p>
          </table:table-cell>
          <table:table-cell table:style-name="ce23" office:value-type="string">
            <text:p>SD</text:p>
          </table:table-cell>
          <table:table-cell table:style-name="ce23"/>
          <table:table-cell table:style-name="ce17" office:value-type="string">
            <text:p>D</text:p>
          </table:table-cell>
          <table:table-cell table:style-name="ce23" table:number-columns-repeated="2"/>
          <table:table-cell table:style-name="ce30" office:value-type="string">
            <text:p>L</text:p>
          </table:table-cell>
          <table:table-cell table:style-name="ce17"/>
          <table:table-cell table:style-name="ce23" office:value-type="string">
            <text:p>SD</text:p>
          </table:table-cell>
          <table:table-cell table:style-name="ce17"/>
          <table:table-cell table:style-name="ce39" office:value-type="string">
            <text:p>DAN</text:p>
          </table:table-cell>
          <table:table-cell table:style-name="ce100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100" table:formula="oooc:=COUNTIF([.C28:.K28];&quot;51&quot;) + COUNTIF([.C28:.K28];&quot;51L&quot;)" office:value-type="float" office:value="0">
            <text:p>0</text:p>
          </table:table-cell>
          <table:table-cell table:style-name="ce100" table:formula="oooc:=COUNTIF([.C28:.K28];&quot;52&quot;) + COUNTIF([.C28:.K28];&quot;52L&quot;)" office:value-type="float" office:value="0">
            <text:p>0</text:p>
          </table:table-cell>
          <table:table-cell table:style-name="ce100" table:formula="oooc:=COUNTIF([.C28:.K28];&quot;11-19&quot;) + COUNTIF([.C28:.K28];&quot;2&quot;)" office:value-type="float" office:value="0">
            <text:p>0</text:p>
          </table:table-cell>
          <table:table-cell table:style-name="ce100" table:formula="oooc:=COUNTIF([.C28:.K28];&quot;U&quot;)+COUNTIF([.C28:.K28];&quot;UL&quot;)" office:value-type="float" office:value="0">
            <text:p>0</text:p>
          </table:table-cell>
          <table:table-cell table:style-name="ce100" table:formula="oooc:=COUNTIF([.C28:.K28];&quot;KVIT&quot;)" office:value-type="float" office:value="0">
            <text:p>0</text:p>
          </table:table-cell>
          <table:table-cell table:style-name="ce101" table:formula="oooc:=COUNTBLANK([.C28:.K28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5-28">
            <text:p>28. maj 06</text:p>
          </table:table-cell>
          <table:table-cell table:style-name="ce93" table:formula="oooc:=TEXT([.A29];&quot;Ddd&quot;)" office:value-type="string" office:string-value="ned">
            <text:p>ned</text:p>
          </table:table-cell>
          <table:table-cell table:style-name="ce23" office:value-type="string">
            <text:p>SD</text:p>
          </table:table-cell>
          <table:table-cell table:style-name="ce36"/>
          <table:table-cell table:style-name="ce17" office:value-type="string">
            <text:p>D</text:p>
          </table:table-cell>
          <table:table-cell table:style-name="ce36" table:number-columns-repeated="2"/>
          <table:table-cell table:style-name="ce30" office:value-type="string">
            <text:p>L</text:p>
          </table:table-cell>
          <table:table-cell table:style-name="ce61"/>
          <table:table-cell table:style-name="ce23" office:value-type="string">
            <text:p>SD</text:p>
          </table:table-cell>
          <table:table-cell table:style-name="ce37"/>
          <table:table-cell table:style-name="ce39" office:value-type="string">
            <text:p>DAN</text:p>
          </table:table-cell>
          <table:table-cell table:style-name="ce100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100" table:formula="oooc:=COUNTIF([.C29:.K29];&quot;51&quot;) + COUNTIF([.C29:.K29];&quot;51L&quot;)" office:value-type="float" office:value="0">
            <text:p>0</text:p>
          </table:table-cell>
          <table:table-cell table:style-name="ce100" table:formula="oooc:=COUNTIF([.C29:.K29];&quot;52&quot;) + COUNTIF([.C29:.K29];&quot;52L&quot;)" office:value-type="float" office:value="0">
            <text:p>0</text:p>
          </table:table-cell>
          <table:table-cell table:style-name="ce100" table:formula="oooc:=COUNTIF([.C29:.K29];&quot;11-19&quot;) + COUNTIF([.C29:.K29];&quot;2&quot;)" office:value-type="float" office:value="0">
            <text:p>0</text:p>
          </table:table-cell>
          <table:table-cell table:style-name="ce100" table:formula="oooc:=COUNTIF([.C29:.K29];&quot;U&quot;)+COUNTIF([.C29:.K29];&quot;UL&quot;)" office:value-type="float" office:value="0">
            <text:p>0</text:p>
          </table:table-cell>
          <table:table-cell table:style-name="ce100" table:formula="oooc:=COUNTIF([.C29:.K29];&quot;KVIT&quot;)" office:value-type="float" office:value="0">
            <text:p>0</text:p>
          </table:table-cell>
          <table:table-cell table:style-name="ce101" table:formula="oooc:=COUNTBLANK([.C29:.K29])" office:value-type="float" office:value="5">
            <text:p>5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5-29">
            <text:p>29. maj 06</text:p>
          </table:table-cell>
          <table:table-cell table:style-name="ce92" table:formula="oooc:=TEXT([.A30];&quot;Ddd&quot;)" office:value-type="string" office:string-value="pon">
            <text:p>pon</text:p>
          </table:table-cell>
          <table:table-cell table:style-name="ce14" office:value-type="string">
            <text:p>D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D</text:p>
          </table:table-cell>
          <table:table-cell table:style-name="ce20"/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51</text:p>
          </table:table-cell>
          <table:table-cell table:style-name="ce96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DAN</text:p>
          </table:table-cell>
          <table:table-cell table:style-name="ce100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100" table:formula="oooc:=COUNTIF([.C30:.K30];&quot;51&quot;) + COUNTIF([.C30:.K30];&quot;51L&quot;)" office:value-type="float" office:value="1">
            <text:p>1</text:p>
          </table:table-cell>
          <table:table-cell table:style-name="ce100" table:formula="oooc:=COUNTIF([.C30:.K30];&quot;52&quot;) + COUNTIF([.C30:.K30];&quot;52L&quot;)" office:value-type="float" office:value="1">
            <text:p>1</text:p>
          </table:table-cell>
          <table:table-cell table:style-name="ce100" table:formula="oooc:=COUNTIF([.C30:.K30];&quot;11-19&quot;) + COUNTIF([.C30:.K30];&quot;2&quot;)" office:value-type="float" office:value="1">
            <text:p>1</text:p>
          </table:table-cell>
          <table:table-cell table:style-name="ce100" table:formula="oooc:=COUNTIF([.C30:.K30];&quot;U&quot;)+COUNTIF([.C30:.K30];&quot;UL&quot;)" office:value-type="float" office:value="1">
            <text:p>1</text:p>
          </table:table-cell>
          <table:table-cell table:style-name="ce100" table:formula="oooc:=COUNTIF([.C30:.K30];&quot;KVIT&quot;)" office:value-type="float" office:value="1">
            <text:p>1</text:p>
          </table:table-cell>
          <table:table-cell table:style-name="ce101" table:formula="oooc:=COUNTBLANK([.C30:.K3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5-30">
            <text:p>30. maj 06</text:p>
          </table:table-cell>
          <table:table-cell table:style-name="ce92" table:formula="oooc:=TEXT([.A31];&quot;Ddd&quot;)" office:value-type="string" office:string-value="tor">
            <text:p>tor</text:p>
          </table:table-cell>
          <table:table-cell table:style-name="ce14" office:value-type="string">
            <text:p>D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D</text:p>
          </table:table-cell>
          <table:table-cell table:style-name="ce15"/>
          <table:table-cell table:style-name="ce14" office:value-type="string">
            <text:p>X</text:p>
          </table:table-cell>
          <table:table-cell table:style-name="ce98" office:value-type="string">
            <text:p>2</text:p>
          </table:table-cell>
          <table:table-cell table:style-name="ce24" office:value-type="string">
            <text:p><text:span text:style-name="T3">1</text:span>L</text:p>
          </table:table-cell>
          <table:table-cell table:style-name="ce96" office:value-type="string">
            <text:p>KVIT</text:p>
          </table:table-cell>
          <table:table-cell table:style-name="ce14" office:value-type="string">
            <text:p>KVIT</text:p>
          </table:table-cell>
          <table:table-cell table:style-name="ce39" office:value-type="string">
            <text:p>DAN</text:p>
          </table:table-cell>
          <table:table-cell table:style-name="ce100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100" table:formula="oooc:=COUNTIF([.C31:.K31];&quot;51&quot;) + COUNTIF([.C31:.K31];&quot;51L&quot;)" office:value-type="float" office:value="0">
            <text:p>0</text:p>
          </table:table-cell>
          <table:table-cell table:style-name="ce100" table:formula="oooc:=COUNTIF([.C31:.K31];&quot;52&quot;) + COUNTIF([.C31:.K31];&quot;52L&quot;)" office:value-type="float" office:value="0">
            <text:p>0</text:p>
          </table:table-cell>
          <table:table-cell table:style-name="ce100" table:formula="oooc:=COUNTIF([.C31:.K31];&quot;11-19&quot;) + COUNTIF([.C31:.K31];&quot;2&quot;)" office:value-type="float" office:value="1">
            <text:p>1</text:p>
          </table:table-cell>
          <table:table-cell table:style-name="ce100" table:formula="oooc:=COUNTIF([.C31:.K31];&quot;U&quot;)+COUNTIF([.C31:.K31];&quot;UL&quot;)" office:value-type="float" office:value="1">
            <text:p>1</text:p>
          </table:table-cell>
          <table:table-cell table:style-name="ce100" table:formula="oooc:=COUNTIF([.C31:.K31];&quot;KVIT&quot;)" office:value-type="float" office:value="2">
            <text:p>2</text:p>
          </table:table-cell>
          <table:table-cell table:style-name="ce101" table:formula="oooc:=COUNTBLANK([.C31:.K3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5-31">
            <text:p>31. maj 06</text:p>
          </table:table-cell>
          <table:table-cell table:style-name="ce92" table:formula="oooc:=TEXT([.A32];&quot;Ddd&quot;)" office:value-type="string" office:string-value="sre">
            <text:p>sre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24" office:value-type="string">
            <text:p><text:span text:style-name="T3">51</text:span>L</text:p>
          </table:table-cell>
          <table:table-cell table:style-name="ce15"/>
          <table:table-cell table:style-name="ce14" office:value-type="string">
            <text:p>11-19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96" office:value-type="string">
            <text:p>KVIT</text:p>
          </table:table-cell>
          <table:table-cell table:style-name="ce39" office:value-type="string">
            <text:p>DAN</text:p>
          </table:table-cell>
          <table:table-cell table:style-name="ce100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1">
            <text:p>1</text:p>
          </table:table-cell>
          <table:table-cell table:style-name="ce100" table:formula="oooc:=COUNTIF([.C32:.K32];&quot;51&quot;) + COUNTIF([.C32:.K32];&quot;51L&quot;)" office:value-type="float" office:value="1">
            <text:p>1</text:p>
          </table:table-cell>
          <table:table-cell table:style-name="ce100" table:formula="oooc:=COUNTIF([.C32:.K32];&quot;52&quot;) + COUNTIF([.C32:.K32];&quot;52L&quot;)" office:value-type="float" office:value="1">
            <text:p>1</text:p>
          </table:table-cell>
          <table:table-cell table:style-name="ce100" table:formula="oooc:=COUNTIF([.C32:.K32];&quot;11-19&quot;) + COUNTIF([.C32:.K32];&quot;2&quot;)" office:value-type="float" office:value="1">
            <text:p>1</text:p>
          </table:table-cell>
          <table:table-cell table:style-name="ce100" table:formula="oooc:=COUNTIF([.C32:.K32];&quot;U&quot;)+COUNTIF([.C32:.K32];&quot;UL&quot;)" office:value-type="float" office:value="1">
            <text:p>1</text:p>
          </table:table-cell>
          <table:table-cell table:style-name="ce100" table:formula="oooc:=COUNTIF([.C32:.K32];&quot;KVIT&quot;)" office:value-type="float" office:value="2">
            <text:p>2</text:p>
          </table:table-cell>
          <table:table-cell table:style-name="ce101" table:formula="oooc:=COUNTBLANK([.C32:.K3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4" table:number-columns-repeated="12"/>
          <table:table-cell table:style-name="ce43" table:number-columns-repeated="6"/>
          <table:table-cell table:style-name="ce102"/>
          <table:table-cell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+COUNTIF([.C2:.C32];&quot;kvitL&quot;)+COUNTIF([.C2:.C32];&quot;UL&quot;)" office:value-type="float" office:value="3">
            <text:p>3</text:p>
          </table:table-cell>
          <table:table-cell table:style-name="ce4" table:formula="oooc:=COUNTIF([.D2:.D32];&quot;L&quot;)+COUNTIF([.D2:.D32];&quot;51L&quot;)+COUNTIF([.D2:.D32];&quot;52L&quot;)+COUNTIF([.D2:.D32];&quot;1L&quot;)+COUNTIF([.D2:.D32];&quot;kvitL&quot;)+COUNTIF([.D2:.D32];&quot;UL&quot;)" office:value-type="float" office:value="4">
            <text:p>4</text:p>
          </table:table-cell>
          <table:table-cell table:style-name="ce4" table:formula="oooc:=COUNTIF([.E2:.E32];&quot;L&quot;)+COUNTIF([.E2:.E32];&quot;51L&quot;)+COUNTIF([.E2:.E32];&quot;52L&quot;)+COUNTIF([.E2:.E32];&quot;1L&quot;)+COUNTIF([.E2:.E32];&quot;kvitL&quot;)+COUNTIF([.E2:.E32];&quot;UL&quot;)" office:value-type="float" office:value="4">
            <text:p>4</text:p>
          </table:table-cell>
          <table:table-cell table:style-name="ce4" table:formula="oooc:=COUNTIF([.F2:.F32];&quot;L&quot;)+COUNTIF([.F2:.F32];&quot;51L&quot;)+COUNTIF([.F2:.F32];&quot;52L&quot;)+COUNTIF([.F2:.F32];&quot;1L&quot;)+COUNTIF([.F2:.F32];&quot;kvitL&quot;)+COUNTIF([.F2:.F32];&quot;UL&quot;)" office:value-type="float" office:value="0">
            <text:p>0</text:p>
          </table:table-cell>
          <table:table-cell table:style-name="ce4" table:formula="oooc:=COUNTIF([.G2:.G32];&quot;L&quot;)+COUNTIF([.G2:.G32];&quot;51L&quot;)+COUNTIF([.G2:.G32];&quot;52L&quot;)+COUNTIF([.G2:.G32];&quot;1L&quot;)+COUNTIF([.G2:.G32];&quot;kvitL&quot;)+COUNTIF([.G2:.G32];&quot;UL&quot;)" office:value-type="float" office:value="5">
            <text:p>5</text:p>
          </table:table-cell>
          <table:table-cell table:style-name="ce4" table:formula="oooc:=COUNTIF([.H2:.H32];&quot;L&quot;)+COUNTIF([.H2:.H32];&quot;51L&quot;)+COUNTIF([.H2:.H32];&quot;52L&quot;)+COUNTIF([.H2:.H32];&quot;1L&quot;)+COUNTIF([.H2:.H32];&quot;kvitL&quot;)+COUNTIF([.H2:.H32];&quot;UL&quot;)" office:value-type="float" office:value="4">
            <text:p>4</text:p>
          </table:table-cell>
          <table:table-cell table:style-name="ce4" table:formula="oooc:=COUNTIF([.I2:.I32];&quot;L&quot;)+COUNTIF([.I2:.I32];&quot;51L&quot;)+COUNTIF([.I2:.I32];&quot;52L&quot;)+COUNTIF([.I2:.I32];&quot;1L&quot;)+COUNTIF([.I2:.I32];&quot;kvitL&quot;)+COUNTIF([.I2:.I32];&quot;UL&quot;)" office:value-type="float" office:value="4">
            <text:p>4</text:p>
          </table:table-cell>
          <table:table-cell table:style-name="ce4" table:formula="oooc:=COUNTIF([.J2:.J32];&quot;L&quot;)+COUNTIF([.J2:.J32];&quot;51L&quot;)+COUNTIF([.J2:.J32];&quot;52L&quot;)+COUNTIF([.J2:.J32];&quot;1L&quot;)+COUNTIF([.J2:.J32];&quot;kvitL&quot;)+COUNTIF([.J2:.J32];&quot;UL&quot;)" office:value-type="float" office:value="3">
            <text:p>3</text:p>
          </table:table-cell>
          <table:table-cell table:style-name="ce4" table:formula="oooc:=COUNTIF([.K2:.K32];&quot;L&quot;)+COUNTIF([.K2:.K32];&quot;51L&quot;)+COUNTIF([.K2:.K32];&quot;52L&quot;)+COUNTIF([.K2:.K32];&quot;1L&quot;)+COUNTIF([.K2:.K32];&quot;kvitL&quot;)+COUNTIF([.K2:.K32];&quot;UL&quot;)" office:value-type="float" office:value="4">
            <text:p>4</text:p>
          </table:table-cell>
          <table:table-cell table:style-name="Default"/>
          <table:table-cell table:style-name="ce40" table:number-columns-repeated="2"/>
          <table:table-cell table:style-name="ce46"/>
          <table:table-cell table:style-name="ce40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4">
            <text:p>4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2">
            <text:p>2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5">
            <text:p>5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5">
            <text:p>5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3">
            <text:p>3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8">
            <text:p>8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junij" table:style-name="ta1" table:print-ranges="junij.A1:junij.L31">
        <table:table-column table:style-name="co1" table:default-cell-style-name="ce5"/>
        <table:table-column table:style-name="co2" table:number-columns-repeated="11" table:default-cell-style-name="ce5"/>
        <table:table-column table:style-name="co11" table:number-columns-repeated="4" table:default-cell-style-name="ce44"/>
        <table:table-column table:style-name="co5" table:number-columns-repeated="2" table:default-cell-style-name="ce44"/>
        <table:table-column table:style-name="co13" table:default-cell-style-name="ce44"/>
        <table:table-column table:style-name="co16" table:default-cell-style-name="ce5"/>
        <table:table-column table:style-name="co10" table:number-columns-repeated="236" table:default-cell-style-name="ce5"/>
        <table:table-row table:style-name="ro1">
          <table:table-cell table:style-name="ce53" office:value-type="string">
            <text:p>Datum</text:p>
          </table:table-cell>
          <table:table-cell table:style-name="ce56"/>
          <table:table-cell table:style-name="ce57" office:value-type="string">
            <text:p>KOS</text:p>
          </table:table-cell>
          <table:table-cell table:style-name="ce57" office:value-type="string">
            <text:p>ŠOŠ</text:p>
          </table:table-cell>
          <table:table-cell table:style-name="ce57" office:value-type="string">
            <text:p>PIN</text:p>
          </table:table-cell>
          <table:table-cell table:style-name="ce57" office:value-type="string">
            <text:p>KON</text:p>
          </table:table-cell>
          <table:table-cell table:style-name="ce57" office:value-type="string">
            <text:p>MIR</text:p>
          </table:table-cell>
          <table:table-cell table:style-name="ce57" office:value-type="string">
            <text:p>HOL</text:p>
          </table:table-cell>
          <table:table-cell table:style-name="ce57" office:value-type="string">
            <text:p>DEV</text:p>
          </table:table-cell>
          <table:table-cell table:style-name="ce57" office:value-type="string">
            <text:p>DAN</text:p>
          </table:table-cell>
          <table:table-cell table:style-name="ce62" office:value-type="string">
            <text:p>MŠŠ</text:p>
          </table:table-cell>
          <table:table-cell table:style-name="ce39" office:value-type="string">
            <text:p>TX</text:p>
          </table:table-cell>
          <table:table-cell table:style-name="ce41" office:value-type="string">
            <text:p>L</text:p>
          </table:table-cell>
          <table:table-cell table:style-name="ce45" office:value-type="float" office:value="51">
            <text:p>51</text:p>
          </table:table-cell>
          <table:table-cell table:style-name="ce45" office:value-type="float" office:value="52">
            <text:p>52</text:p>
          </table:table-cell>
          <table:table-cell table:style-name="ce47" office:value-type="string">
            <text:p>11-19</text:p>
          </table:table-cell>
          <table:table-cell table:style-name="ce48" office:value-type="string">
            <text:p>U</text:p>
          </table:table-cell>
          <table:table-cell table:style-name="ce49" office:value-type="string">
            <text:p>KVIT</text:p>
          </table:table-cell>
          <table:table-cell table:style-name="ce50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01">
            <text:p>1. jun 06</text:p>
          </table:table-cell>
          <table:table-cell table:style-name="ce57" table:formula="oooc:=TEXT([.A2];&quot;Ddd&quot;)" office:value-type="string" office:string-value="čet">
            <text:p>čet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20" office:value-type="string">
            <text:p>U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96" office:value-type="string">
            <text:p>KVIT</text:p>
          </table:table-cell>
          <table:table-cell table:style-name="ce39" office:value-type="string">
            <text:p>DAN</text:p>
          </table:table-cell>
          <table:table-cell table:style-name="ce108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108" table:formula="oooc:=COUNTIF([.C2:.K2];&quot;51&quot;) + COUNTIF([.C2:.K2];&quot;51L&quot;)" office:value-type="float" office:value="1">
            <text:p>1</text:p>
          </table:table-cell>
          <table:table-cell table:style-name="ce108" table:formula="oooc:=COUNTIF([.C2:.K2];&quot;52&quot;) + COUNTIF([.C2:.K2];&quot;52L&quot;)" office:value-type="float" office:value="1">
            <text:p>1</text:p>
          </table:table-cell>
          <table:table-cell table:style-name="ce108" table:formula="oooc:=COUNTIF([.C2:.K2];&quot;11-19&quot;) + COUNTIF([.C2:.K2];&quot;2&quot;)" office:value-type="float" office:value="1">
            <text:p>1</text:p>
          </table:table-cell>
          <table:table-cell table:style-name="ce108" table:formula="oooc:=COUNTIF([.C2:.K2];&quot;U&quot;)+COUNTIF([.C2:.K2];&quot;UL&quot;)" office:value-type="float" office:value="1">
            <text:p>1</text:p>
          </table:table-cell>
          <table:table-cell table:style-name="ce108" table:formula="oooc:=COUNTIF([.C2:.K2];&quot;KVIT&quot;)" office:value-type="float" office:value="2">
            <text:p>2</text:p>
          </table:table-cell>
          <table:table-cell table:style-name="ce109" table:formula="oooc:=COUNTBLANK([.C2:.K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02">
            <text:p>2. jun 06</text:p>
          </table:table-cell>
          <table:table-cell table:style-name="ce57" table:formula="oooc:=TEXT([.A3];&quot;Ddd&quot;)" office:value-type="string" office:string-value="pet">
            <text:p>pet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20"/>
          <table:table-cell table:style-name="ce96" office:value-type="string">
            <text:p>KVIT</text:p>
          </table:table-cell>
          <table:table-cell table:style-name="ce20" office:value-type="string">
            <text:p>U</text:p>
          </table:table-cell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39" office:value-type="string">
            <text:p>DAN</text:p>
          </table:table-cell>
          <table:table-cell table:style-name="ce108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108" table:formula="oooc:=COUNTIF([.C3:.K3];&quot;51&quot;) + COUNTIF([.C3:.K3];&quot;51L&quot;)" office:value-type="float" office:value="1">
            <text:p>1</text:p>
          </table:table-cell>
          <table:table-cell table:style-name="ce108" table:formula="oooc:=COUNTIF([.C3:.K3];&quot;52&quot;) + COUNTIF([.C3:.K3];&quot;52L&quot;)" office:value-type="float" office:value="1">
            <text:p>1</text:p>
          </table:table-cell>
          <table:table-cell table:style-name="ce108" table:formula="oooc:=COUNTIF([.C3:.K3];&quot;11-19&quot;) + COUNTIF([.C3:.K3];&quot;2&quot;)" office:value-type="float" office:value="1">
            <text:p>1</text:p>
          </table:table-cell>
          <table:table-cell table:style-name="ce108" table:formula="oooc:=COUNTIF([.C3:.K3];&quot;U&quot;)+COUNTIF([.C3:.K3];&quot;UL&quot;)" office:value-type="float" office:value="1">
            <text:p>1</text:p>
          </table:table-cell>
          <table:table-cell table:style-name="ce108" table:formula="oooc:=COUNTIF([.C3:.K3];&quot;KVIT&quot;)" office:value-type="float" office:value="2">
            <text:p>2</text:p>
          </table:table-cell>
          <table:table-cell table:style-name="ce109" table:formula="oooc:=COUNTBLANK([.C3:.K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6-03">
            <text:p>3. jun 06</text:p>
          </table:table-cell>
          <table:table-cell table:style-name="ce91" table:formula="oooc:=TEXT([.A4];&quot;Ddd&quot;)" office:value-type="string" office:string-value="sob">
            <text:p>sob</text:p>
          </table:table-cell>
          <table:table-cell table:style-name="ce17"/>
          <table:table-cell table:style-name="ce36"/>
          <table:table-cell table:style-name="ce32"/>
          <table:table-cell table:style-name="ce36" table:number-columns-repeated="2"/>
          <table:table-cell table:style-name="ce17"/>
          <table:table-cell table:style-name="ce36"/>
          <table:table-cell table:style-name="ce30" office:value-type="string">
            <text:p>L</text:p>
          </table:table-cell>
          <table:table-cell table:style-name="ce87"/>
          <table:table-cell table:style-name="ce39" office:value-type="string">
            <text:p>KOS</text:p>
          </table:table-cell>
          <table:table-cell table:style-name="ce108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108" table:formula="oooc:=COUNTIF([.C4:.K4];&quot;51&quot;) + COUNTIF([.C4:.K4];&quot;51L&quot;)" office:value-type="float" office:value="0">
            <text:p>0</text:p>
          </table:table-cell>
          <table:table-cell table:style-name="ce108" table:formula="oooc:=COUNTIF([.C4:.K4];&quot;52&quot;) + COUNTIF([.C4:.K4];&quot;52L&quot;)" office:value-type="float" office:value="0">
            <text:p>0</text:p>
          </table:table-cell>
          <table:table-cell table:style-name="ce108" table:formula="oooc:=COUNTIF([.C4:.K4];&quot;11-19&quot;) + COUNTIF([.C4:.K4];&quot;2&quot;)" office:value-type="float" office:value="0">
            <text:p>0</text:p>
          </table:table-cell>
          <table:table-cell table:style-name="ce108" table:formula="oooc:=COUNTIF([.C4:.K4];&quot;U&quot;)+COUNTIF([.C4:.K4];&quot;UL&quot;)" office:value-type="float" office:value="0">
            <text:p>0</text:p>
          </table:table-cell>
          <table:table-cell table:style-name="ce108" table:formula="oooc:=COUNTIF([.C4:.K4];&quot;KVIT&quot;)" office:value-type="float" office:value="0">
            <text:p>0</text:p>
          </table:table-cell>
          <table:table-cell table:style-name="ce109" table:formula="oooc:=COUNTBLANK([.C4:.K4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6-04">
            <text:p>4. jun 06</text:p>
          </table:table-cell>
          <table:table-cell table:style-name="ce103" table:formula="oooc:=TEXT([.A5];&quot;Ddd&quot;)" office:value-type="string" office:string-value="ned">
            <text:p>ned</text:p>
          </table:table-cell>
          <table:table-cell table:style-name="ce13"/>
          <table:table-cell table:style-name="ce23" table:number-columns-repeated="5"/>
          <table:table-cell table:style-name="ce61"/>
          <table:table-cell table:style-name="ce30" office:value-type="string">
            <text:p>L</text:p>
          </table:table-cell>
          <table:table-cell table:style-name="ce37"/>
          <table:table-cell table:style-name="ce39" office:value-type="string">
            <text:p>KOS</text:p>
          </table:table-cell>
          <table:table-cell table:style-name="ce108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108" table:formula="oooc:=COUNTIF([.C5:.K5];&quot;51&quot;) + COUNTIF([.C5:.K5];&quot;51L&quot;)" office:value-type="float" office:value="0">
            <text:p>0</text:p>
          </table:table-cell>
          <table:table-cell table:style-name="ce108" table:formula="oooc:=COUNTIF([.C5:.K5];&quot;52&quot;) + COUNTIF([.C5:.K5];&quot;52L&quot;)" office:value-type="float" office:value="0">
            <text:p>0</text:p>
          </table:table-cell>
          <table:table-cell table:style-name="ce108" table:formula="oooc:=COUNTIF([.C5:.K5];&quot;11-19&quot;) + COUNTIF([.C5:.K5];&quot;2&quot;)" office:value-type="float" office:value="0">
            <text:p>0</text:p>
          </table:table-cell>
          <table:table-cell table:style-name="ce108" table:formula="oooc:=COUNTIF([.C5:.K5];&quot;U&quot;)+COUNTIF([.C5:.K5];&quot;UL&quot;)" office:value-type="float" office:value="0">
            <text:p>0</text:p>
          </table:table-cell>
          <table:table-cell table:style-name="ce108" table:formula="oooc:=COUNTIF([.C5:.K5];&quot;KVIT&quot;)" office:value-type="float" office:value="0">
            <text:p>0</text:p>
          </table:table-cell>
          <table:table-cell table:style-name="ce109" table:formula="oooc:=COUNTBLANK([.C5:.K5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05">
            <text:p>5. jun 06</text:p>
          </table:table-cell>
          <table:table-cell table:style-name="ce104" table:formula="oooc:=TEXT([.A6];&quot;Ddd&quot;)" office:value-type="string" office:string-value="pon">
            <text:p>pon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96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24" office:value-type="string">
            <text:p><text:span text:style-name="T3">52</text:span>L</text:p>
          </table:table-cell>
          <table:table-cell table:style-name="ce39" office:value-type="string">
            <text:p>KOS</text:p>
          </table:table-cell>
          <table:table-cell table:style-name="ce108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108" table:formula="oooc:=COUNTIF([.C6:.K6];&quot;51&quot;) + COUNTIF([.C6:.K6];&quot;51L&quot;)" office:value-type="float" office:value="1">
            <text:p>1</text:p>
          </table:table-cell>
          <table:table-cell table:style-name="ce108" table:formula="oooc:=COUNTIF([.C6:.K6];&quot;52&quot;) + COUNTIF([.C6:.K6];&quot;52L&quot;)" office:value-type="float" office:value="1">
            <text:p>1</text:p>
          </table:table-cell>
          <table:table-cell table:style-name="ce108" table:formula="oooc:=COUNTIF([.C6:.K6];&quot;11-19&quot;) + COUNTIF([.C6:.K6];&quot;2&quot;)" office:value-type="float" office:value="2">
            <text:p>2</text:p>
          </table:table-cell>
          <table:table-cell table:style-name="ce108" table:formula="oooc:=COUNTIF([.C6:.K6];&quot;U&quot;)+COUNTIF([.C6:.K6];&quot;UL&quot;)" office:value-type="float" office:value="1">
            <text:p>1</text:p>
          </table:table-cell>
          <table:table-cell table:style-name="ce108" table:formula="oooc:=COUNTIF([.C6:.K6];&quot;KVIT&quot;)" office:value-type="float" office:value="1">
            <text:p>1</text:p>
          </table:table-cell>
          <table:table-cell table:style-name="ce109" table:formula="oooc:=COUNTBLANK([.C6:.K6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06">
            <text:p>6. jun 06</text:p>
          </table:table-cell>
          <table:table-cell table:style-name="ce104" table:formula="oooc:=TEXT([.A7];&quot;Ddd&quot;)" office:value-type="string" office:string-value="tor">
            <text:p>tor</text:p>
          </table:table-cell>
          <table:table-cell table:style-name="ce96" office:value-type="string">
            <text:p>KVIT</text:p>
          </table:table-cell>
          <table:table-cell table:style-name="ce20" office:value-type="string">
            <text:p>SD</text:p>
          </table:table-cell>
          <table:table-cell table:style-name="ce15" office:value-type="string">
            <text:p>51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52</text:span>L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39" office:value-type="string">
            <text:p>KOS</text:p>
          </table:table-cell>
          <table:table-cell table:style-name="ce108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108" table:formula="oooc:=COUNTIF([.C7:.K7];&quot;51&quot;) + COUNTIF([.C7:.K7];&quot;51L&quot;)" office:value-type="float" office:value="1">
            <text:p>1</text:p>
          </table:table-cell>
          <table:table-cell table:style-name="ce108" table:formula="oooc:=COUNTIF([.C7:.K7];&quot;52&quot;) + COUNTIF([.C7:.K7];&quot;52L&quot;)" office:value-type="float" office:value="1">
            <text:p>1</text:p>
          </table:table-cell>
          <table:table-cell table:style-name="ce108" table:formula="oooc:=COUNTIF([.C7:.K7];&quot;11-19&quot;) + COUNTIF([.C7:.K7];&quot;2&quot;)" office:value-type="float" office:value="1">
            <text:p>1</text:p>
          </table:table-cell>
          <table:table-cell table:style-name="ce108" table:formula="oooc:=COUNTIF([.C7:.K7];&quot;U&quot;)+COUNTIF([.C7:.K7];&quot;UL&quot;)" office:value-type="float" office:value="2">
            <text:p>2</text:p>
          </table:table-cell>
          <table:table-cell table:style-name="ce108" table:formula="oooc:=COUNTIF([.C7:.K7];&quot;KVIT&quot;)" office:value-type="float" office:value="1">
            <text:p>1</text:p>
          </table:table-cell>
          <table:table-cell table:style-name="ce109" table:formula="oooc:=COUNTBLANK([.C7:.K7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07">
            <text:p>7. jun 06</text:p>
          </table:table-cell>
          <table:table-cell table:style-name="ce104" table:formula="oooc:=TEXT([.A8];&quot;Ddd&quot;)" office:value-type="string" office:string-value="sre">
            <text:p>sre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51</text:span>L</text:p>
          </table:table-cell>
          <table:table-cell table:style-name="ce15" office:value-type="string">
            <text:p>52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96" office:value-type="string">
            <text:p>52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KOS</text:p>
          </table:table-cell>
          <table:table-cell table:style-name="ce108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108" table:formula="oooc:=COUNTIF([.C8:.K8];&quot;51&quot;) + COUNTIF([.C8:.K8];&quot;51L&quot;)" office:value-type="float" office:value="1">
            <text:p>1</text:p>
          </table:table-cell>
          <table:table-cell table:style-name="ce108" table:formula="oooc:=COUNTIF([.C8:.K8];&quot;52&quot;) + COUNTIF([.C8:.K8];&quot;52L&quot;)" office:value-type="float" office:value="2">
            <text:p>2</text:p>
          </table:table-cell>
          <table:table-cell table:style-name="ce108" table:formula="oooc:=COUNTIF([.C8:.K8];&quot;11-19&quot;) + COUNTIF([.C8:.K8];&quot;2&quot;)" office:value-type="float" office:value="1">
            <text:p>1</text:p>
          </table:table-cell>
          <table:table-cell table:style-name="ce108" table:formula="oooc:=COUNTIF([.C8:.K8];&quot;U&quot;)+COUNTIF([.C8:.K8];&quot;UL&quot;)" office:value-type="float" office:value="1">
            <text:p>1</text:p>
          </table:table-cell>
          <table:table-cell table:style-name="ce108" table:formula="oooc:=COUNTIF([.C8:.K8];&quot;KVIT&quot;)" office:value-type="float" office:value="1">
            <text:p>1</text:p>
          </table:table-cell>
          <table:table-cell table:style-name="ce109" table:formula="oooc:=COUNTBLANK([.C8:.K8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08">
            <text:p>8. jun 06</text:p>
          </table:table-cell>
          <table:table-cell table:style-name="ce104" table:formula="oooc:=TEXT([.A9];&quot;Ddd&quot;)" office:value-type="string" office:string-value="čet">
            <text:p>čet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11-19</text:p>
          </table:table-cell>
          <table:table-cell table:style-name="ce96" office:value-type="string">
            <text:p>52</text:p>
          </table:table-cell>
          <table:table-cell table:style-name="ce20" office:value-type="string">
            <text:p>U</text:p>
          </table:table-cell>
          <table:table-cell table:style-name="ce39" office:value-type="string">
            <text:p>KOS</text:p>
          </table:table-cell>
          <table:table-cell table:style-name="ce108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108" table:formula="oooc:=COUNTIF([.C9:.K9];&quot;51&quot;) + COUNTIF([.C9:.K9];&quot;51L&quot;)" office:value-type="float" office:value="2">
            <text:p>2</text:p>
          </table:table-cell>
          <table:table-cell table:style-name="ce108" table:formula="oooc:=COUNTIF([.C9:.K9];&quot;52&quot;) + COUNTIF([.C9:.K9];&quot;52L&quot;)" office:value-type="float" office:value="1">
            <text:p>1</text:p>
          </table:table-cell>
          <table:table-cell table:style-name="ce108" table:formula="oooc:=COUNTIF([.C9:.K9];&quot;11-19&quot;) + COUNTIF([.C9:.K9];&quot;2&quot;)" office:value-type="float" office:value="1">
            <text:p>1</text:p>
          </table:table-cell>
          <table:table-cell table:style-name="ce108" table:formula="oooc:=COUNTIF([.C9:.K9];&quot;U&quot;)+COUNTIF([.C9:.K9];&quot;UL&quot;)" office:value-type="float" office:value="1">
            <text:p>1</text:p>
          </table:table-cell>
          <table:table-cell table:style-name="ce108" table:formula="oooc:=COUNTIF([.C9:.K9];&quot;KVIT&quot;)" office:value-type="float" office:value="1">
            <text:p>1</text:p>
          </table:table-cell>
          <table:table-cell table:style-name="ce109" table:formula="oooc:=COUNTBLANK([.C9:.K9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09">
            <text:p>9. jun 06</text:p>
          </table:table-cell>
          <table:table-cell table:style-name="ce104" table:formula="oooc:=TEXT([.A10];&quot;Ddd&quot;)" office:value-type="string" office:string-value="pet">
            <text:p>pet</text:p>
          </table:table-cell>
          <table:table-cell table:style-name="ce96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20" office:value-type="string">
            <text:p>U</text:p>
          </table:table-cell>
          <table:table-cell table:style-name="ce24" office:value-type="string">
            <text:p><text:span text:style-name="T3">52</text:span>L</text:p>
          </table:table-cell>
          <table:table-cell table:style-name="ce15" office:value-type="string">
            <text:p>51</text:p>
          </table:table-cell>
          <table:table-cell table:style-name="ce39" office:value-type="string">
            <text:p>KOS</text:p>
          </table:table-cell>
          <table:table-cell table:style-name="ce108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108" table:formula="oooc:=COUNTIF([.C10:.K10];&quot;51&quot;) + COUNTIF([.C10:.K10];&quot;51L&quot;)" office:value-type="float" office:value="2">
            <text:p>2</text:p>
          </table:table-cell>
          <table:table-cell table:style-name="ce108" table:formula="oooc:=COUNTIF([.C10:.K10];&quot;52&quot;) + COUNTIF([.C10:.K10];&quot;52L&quot;)" office:value-type="float" office:value="1">
            <text:p>1</text:p>
          </table:table-cell>
          <table:table-cell table:style-name="ce108" table:formula="oooc:=COUNTIF([.C10:.K10];&quot;11-19&quot;) + COUNTIF([.C10:.K10];&quot;2&quot;)" office:value-type="float" office:value="1">
            <text:p>1</text:p>
          </table:table-cell>
          <table:table-cell table:style-name="ce108" table:formula="oooc:=COUNTIF([.C10:.K10];&quot;U&quot;)+COUNTIF([.C10:.K10];&quot;UL&quot;)" office:value-type="float" office:value="1">
            <text:p>1</text:p>
          </table:table-cell>
          <table:table-cell table:style-name="ce108" table:formula="oooc:=COUNTIF([.C10:.K10];&quot;KVIT&quot;)" office:value-type="float" office:value="1">
            <text:p>1</text:p>
          </table:table-cell>
          <table:table-cell table:style-name="ce109" table:formula="oooc:=COUNTBLANK([.C10:.K10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6-10">
            <text:p>10. jun 06</text:p>
          </table:table-cell>
          <table:table-cell table:style-name="ce103" table:formula="oooc:=TEXT([.A11];&quot;Ddd&quot;)" office:value-type="string" office:string-value="sob">
            <text:p>sob</text:p>
          </table:table-cell>
          <table:table-cell table:style-name="ce30" office:value-type="string">
            <text:p>L</text:p>
          </table:table-cell>
          <table:table-cell table:style-name="ce17"/>
          <table:table-cell table:style-name="ce87"/>
          <table:table-cell table:style-name="ce23"/>
          <table:table-cell table:style-name="ce36"/>
          <table:table-cell table:style-name="ce17"/>
          <table:table-cell table:style-name="ce32"/>
          <table:table-cell table:style-name="ce37"/>
          <table:table-cell table:style-name="ce17"/>
          <table:table-cell table:style-name="ce39" office:value-type="string">
            <text:p>MIR</text:p>
          </table:table-cell>
          <table:table-cell table:style-name="ce108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108" table:formula="oooc:=COUNTIF([.C11:.K11];&quot;51&quot;) + COUNTIF([.C11:.K11];&quot;51L&quot;)" office:value-type="float" office:value="0">
            <text:p>0</text:p>
          </table:table-cell>
          <table:table-cell table:style-name="ce108" table:formula="oooc:=COUNTIF([.C11:.K11];&quot;52&quot;) + COUNTIF([.C11:.K11];&quot;52L&quot;)" office:value-type="float" office:value="0">
            <text:p>0</text:p>
          </table:table-cell>
          <table:table-cell table:style-name="ce108" table:formula="oooc:=COUNTIF([.C11:.K11];&quot;11-19&quot;) + COUNTIF([.C11:.K11];&quot;2&quot;)" office:value-type="float" office:value="0">
            <text:p>0</text:p>
          </table:table-cell>
          <table:table-cell table:style-name="ce108" table:formula="oooc:=COUNTIF([.C11:.K11];&quot;U&quot;)+COUNTIF([.C11:.K11];&quot;UL&quot;)" office:value-type="float" office:value="0">
            <text:p>0</text:p>
          </table:table-cell>
          <table:table-cell table:style-name="ce108" table:formula="oooc:=COUNTIF([.C11:.K11];&quot;KVIT&quot;)" office:value-type="float" office:value="0">
            <text:p>0</text:p>
          </table:table-cell>
          <table:table-cell table:style-name="ce109" table:formula="oooc:=COUNTBLANK([.C11:.K11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6-11">
            <text:p>11. jun 06</text:p>
          </table:table-cell>
          <table:table-cell table:style-name="ce103" table:formula="oooc:=TEXT([.A12];&quot;Ddd&quot;)" office:value-type="string" office:string-value="ned">
            <text:p>ned</text:p>
          </table:table-cell>
          <table:table-cell table:style-name="ce30" office:value-type="string">
            <text:p>L</text:p>
          </table:table-cell>
          <table:table-cell table:style-name="ce23" table:number-columns-repeated="5"/>
          <table:table-cell table:style-name="ce61"/>
          <table:table-cell table:style-name="ce106"/>
          <table:table-cell table:style-name="ce13"/>
          <table:table-cell table:style-name="ce39" office:value-type="string">
            <text:p>MIR</text:p>
          </table:table-cell>
          <table:table-cell table:style-name="ce108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108" table:formula="oooc:=COUNTIF([.C12:.K12];&quot;51&quot;) + COUNTIF([.C12:.K12];&quot;51L&quot;)" office:value-type="float" office:value="0">
            <text:p>0</text:p>
          </table:table-cell>
          <table:table-cell table:style-name="ce108" table:formula="oooc:=COUNTIF([.C12:.K12];&quot;52&quot;) + COUNTIF([.C12:.K12];&quot;52L&quot;)" office:value-type="float" office:value="0">
            <text:p>0</text:p>
          </table:table-cell>
          <table:table-cell table:style-name="ce108" table:formula="oooc:=COUNTIF([.C12:.K12];&quot;11-19&quot;) + COUNTIF([.C12:.K12];&quot;2&quot;)" office:value-type="float" office:value="0">
            <text:p>0</text:p>
          </table:table-cell>
          <table:table-cell table:style-name="ce108" table:formula="oooc:=COUNTIF([.C12:.K12];&quot;U&quot;)+COUNTIF([.C12:.K12];&quot;UL&quot;)" office:value-type="float" office:value="0">
            <text:p>0</text:p>
          </table:table-cell>
          <table:table-cell table:style-name="ce108" table:formula="oooc:=COUNTIF([.C12:.K12];&quot;KVIT&quot;)" office:value-type="float" office:value="0">
            <text:p>0</text:p>
          </table:table-cell>
          <table:table-cell table:style-name="ce109" table:formula="oooc:=COUNTBLANK([.C12:.K12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12">
            <text:p>12. jun 06</text:p>
          </table:table-cell>
          <table:table-cell table:style-name="ce104" table:formula="oooc:=TEXT([.A13];&quot;Ddd&quot;)" office:value-type="string" office:string-value="pon">
            <text:p>pon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20" office:value-type="string">
            <text:p>RTG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24" office:value-type="string">
            <text:p><text:span text:style-name="T3">52</text:span>L</text:p>
          </table:table-cell>
          <table:table-cell table:style-name="ce15" office:value-type="string">
            <text:p>51</text:p>
          </table:table-cell>
          <table:table-cell table:style-name="ce96" office:value-type="string">
            <text:p>KVIT</text:p>
          </table:table-cell>
          <table:table-cell table:style-name="ce39" office:value-type="string">
            <text:p>MIR</text:p>
          </table:table-cell>
          <table:table-cell table:style-name="ce108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108" table:formula="oooc:=COUNTIF([.C13:.K13];&quot;51&quot;) + COUNTIF([.C13:.K13];&quot;51L&quot;)" office:value-type="float" office:value="1">
            <text:p>1</text:p>
          </table:table-cell>
          <table:table-cell table:style-name="ce108" table:formula="oooc:=COUNTIF([.C13:.K13];&quot;52&quot;) + COUNTIF([.C13:.K13];&quot;52L&quot;)" office:value-type="float" office:value="1">
            <text:p>1</text:p>
          </table:table-cell>
          <table:table-cell table:style-name="ce108" table:formula="oooc:=COUNTIF([.C13:.K13];&quot;11-19&quot;) + COUNTIF([.C13:.K13];&quot;2&quot;)" office:value-type="float" office:value="1">
            <text:p>1</text:p>
          </table:table-cell>
          <table:table-cell table:style-name="ce108" table:formula="oooc:=COUNTIF([.C13:.K13];&quot;U&quot;)+COUNTIF([.C13:.K13];&quot;UL&quot;)" office:value-type="float" office:value="1">
            <text:p>1</text:p>
          </table:table-cell>
          <table:table-cell table:style-name="ce108" table:formula="oooc:=COUNTIF([.C13:.K13];&quot;KVIT&quot;)" office:value-type="float" office:value="2">
            <text:p>2</text:p>
          </table:table-cell>
          <table:table-cell table:style-name="ce109" table:formula="oooc:=COUNTBLANK([.C13:.K13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13">
            <text:p>13. jun 06</text:p>
          </table:table-cell>
          <table:table-cell table:style-name="ce104" table:formula="oooc:=TEXT([.A14];&quot;Ddd&quot;)" office:value-type="string" office:string-value="tor">
            <text:p>tor</text:p>
          </table:table-cell>
          <table:table-cell table:style-name="ce14" office:value-type="string">
            <text:p>11-19</text:p>
          </table:table-cell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52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96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20" office:value-type="string">
            <text:p>U</text:p>
          </table:table-cell>
          <table:table-cell table:style-name="ce15" office:value-type="string">
            <text:p>51</text:p>
          </table:table-cell>
          <table:table-cell table:style-name="ce39" office:value-type="string">
            <text:p>MIR</text:p>
          </table:table-cell>
          <table:table-cell table:style-name="ce108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108" table:formula="oooc:=COUNTIF([.C14:.K14];&quot;51&quot;) + COUNTIF([.C14:.K14];&quot;51L&quot;)" office:value-type="float" office:value="2">
            <text:p>2</text:p>
          </table:table-cell>
          <table:table-cell table:style-name="ce108" table:formula="oooc:=COUNTIF([.C14:.K14];&quot;52&quot;) + COUNTIF([.C14:.K14];&quot;52L&quot;)" office:value-type="float" office:value="1">
            <text:p>1</text:p>
          </table:table-cell>
          <table:table-cell table:style-name="ce108" table:formula="oooc:=COUNTIF([.C14:.K14];&quot;11-19&quot;) + COUNTIF([.C14:.K14];&quot;2&quot;)" office:value-type="float" office:value="1">
            <text:p>1</text:p>
          </table:table-cell>
          <table:table-cell table:style-name="ce108" table:formula="oooc:=COUNTIF([.C14:.K14];&quot;U&quot;)+COUNTIF([.C14:.K14];&quot;UL&quot;)" office:value-type="float" office:value="1">
            <text:p>1</text:p>
          </table:table-cell>
          <table:table-cell table:style-name="ce108" table:formula="oooc:=COUNTIF([.C14:.K14];&quot;KVIT&quot;)" office:value-type="float" office:value="2">
            <text:p>2</text:p>
          </table:table-cell>
          <table:table-cell table:style-name="ce109" table:formula="oooc:=COUNTBLANK([.C14:.K14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14">
            <text:p>14. jun 06</text:p>
          </table:table-cell>
          <table:table-cell table:style-name="ce104" table:formula="oooc:=TEXT([.A15];&quot;Ddd&quot;)" office:value-type="string" office:string-value="sre">
            <text:p>sre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96" office:value-type="string">
            <text:p>KVIT</text:p>
          </table:table-cell>
          <table:table-cell table:style-name="ce15"/>
          <table:table-cell table:style-name="ce14" office:value-type="string">
            <text:p>KVIT</text:p>
          </table:table-cell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39" office:value-type="string">
            <text:p>MIR</text:p>
          </table:table-cell>
          <table:table-cell table:style-name="ce108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108" table:formula="oooc:=COUNTIF([.C15:.K15];&quot;51&quot;) + COUNTIF([.C15:.K15];&quot;51L&quot;)" office:value-type="float" office:value="1">
            <text:p>1</text:p>
          </table:table-cell>
          <table:table-cell table:style-name="ce108" table:formula="oooc:=COUNTIF([.C15:.K15];&quot;52&quot;) + COUNTIF([.C15:.K15];&quot;52L&quot;)" office:value-type="float" office:value="1">
            <text:p>1</text:p>
          </table:table-cell>
          <table:table-cell table:style-name="ce108" table:formula="oooc:=COUNTIF([.C15:.K15];&quot;11-19&quot;) + COUNTIF([.C15:.K15];&quot;2&quot;)" office:value-type="float" office:value="1">
            <text:p>1</text:p>
          </table:table-cell>
          <table:table-cell table:style-name="ce108" table:formula="oooc:=COUNTIF([.C15:.K15];&quot;U&quot;)+COUNTIF([.C15:.K15];&quot;UL&quot;)" office:value-type="float" office:value="1">
            <text:p>1</text:p>
          </table:table-cell>
          <table:table-cell table:style-name="ce108" table:formula="oooc:=COUNTIF([.C15:.K15];&quot;KVIT&quot;)" office:value-type="float" office:value="2">
            <text:p>2</text:p>
          </table:table-cell>
          <table:table-cell table:style-name="ce109" table:formula="oooc:=COUNTBLANK([.C15:.K1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15">
            <text:p>15. jun 06</text:p>
          </table:table-cell>
          <table:table-cell table:style-name="ce104" table:formula="oooc:=TEXT([.A16];&quot;Ddd&quot;)" office:value-type="string" office:string-value="čet">
            <text:p>čet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52</text:span>L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96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MIR</text:p>
          </table:table-cell>
          <table:table-cell table:style-name="ce108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108" table:formula="oooc:=COUNTIF([.C16:.K16];&quot;51&quot;) + COUNTIF([.C16:.K16];&quot;51L&quot;)" office:value-type="float" office:value="1">
            <text:p>1</text:p>
          </table:table-cell>
          <table:table-cell table:style-name="ce108" table:formula="oooc:=COUNTIF([.C16:.K16];&quot;52&quot;) + COUNTIF([.C16:.K16];&quot;52L&quot;)" office:value-type="float" office:value="1">
            <text:p>1</text:p>
          </table:table-cell>
          <table:table-cell table:style-name="ce108" table:formula="oooc:=COUNTIF([.C16:.K16];&quot;11-19&quot;) + COUNTIF([.C16:.K16];&quot;2&quot;)" office:value-type="float" office:value="1">
            <text:p>1</text:p>
          </table:table-cell>
          <table:table-cell table:style-name="ce108" table:formula="oooc:=COUNTIF([.C16:.K16];&quot;U&quot;)+COUNTIF([.C16:.K16];&quot;UL&quot;)" office:value-type="float" office:value="1">
            <text:p>1</text:p>
          </table:table-cell>
          <table:table-cell table:style-name="ce108" table:formula="oooc:=COUNTIF([.C16:.K16];&quot;KVIT&quot;)" office:value-type="float" office:value="2">
            <text:p>2</text:p>
          </table:table-cell>
          <table:table-cell table:style-name="ce109" table:formula="oooc:=COUNTBLANK([.C16:.K16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16">
            <text:p>16. jun 06</text:p>
          </table:table-cell>
          <table:table-cell table:style-name="ce104" table:formula="oooc:=TEXT([.A17];&quot;Ddd&quot;)" office:value-type="string" office:string-value="pet">
            <text:p>pet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5"/>
          <table:table-cell table:style-name="ce96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52</text:span>L</text:p>
          </table:table-cell>
          <table:table-cell table:style-name="ce39" office:value-type="string">
            <text:p>MIR</text:p>
          </table:table-cell>
          <table:table-cell table:style-name="ce108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108" table:formula="oooc:=COUNTIF([.C17:.K17];&quot;51&quot;) + COUNTIF([.C17:.K17];&quot;51L&quot;)" office:value-type="float" office:value="1">
            <text:p>1</text:p>
          </table:table-cell>
          <table:table-cell table:style-name="ce108" table:formula="oooc:=COUNTIF([.C17:.K17];&quot;52&quot;) + COUNTIF([.C17:.K17];&quot;52L&quot;)" office:value-type="float" office:value="1">
            <text:p>1</text:p>
          </table:table-cell>
          <table:table-cell table:style-name="ce108" table:formula="oooc:=COUNTIF([.C17:.K17];&quot;11-19&quot;) + COUNTIF([.C17:.K17];&quot;2&quot;)" office:value-type="float" office:value="1">
            <text:p>1</text:p>
          </table:table-cell>
          <table:table-cell table:style-name="ce108" table:formula="oooc:=COUNTIF([.C17:.K17];&quot;U&quot;)+COUNTIF([.C17:.K17];&quot;UL&quot;)" office:value-type="float" office:value="1">
            <text:p>1</text:p>
          </table:table-cell>
          <table:table-cell table:style-name="ce108" table:formula="oooc:=COUNTIF([.C17:.K17];&quot;KVIT&quot;)" office:value-type="float" office:value="1">
            <text:p>1</text:p>
          </table:table-cell>
          <table:table-cell table:style-name="ce109" table:formula="oooc:=COUNTBLANK([.C17:.K1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6-17">
            <text:p>17. jun 06</text:p>
          </table:table-cell>
          <table:table-cell table:style-name="ce103" table:formula="oooc:=TEXT([.A18];&quot;Ddd&quot;)" office:value-type="string" office:string-value="sob">
            <text:p>sob</text:p>
          </table:table-cell>
          <table:table-cell table:style-name="ce17"/>
          <table:table-cell table:style-name="ce37"/>
          <table:table-cell table:style-name="ce23" table:number-columns-repeated="2"/>
          <table:table-cell table:style-name="ce30" office:value-type="string">
            <text:p>L</text:p>
          </table:table-cell>
          <table:table-cell table:style-name="ce17"/>
          <table:table-cell table:style-name="ce37"/>
          <table:table-cell table:style-name="ce32"/>
          <table:table-cell table:style-name="ce87"/>
          <table:table-cell table:style-name="ce39" office:value-type="string">
            <text:p>PIN</text:p>
          </table:table-cell>
          <table:table-cell table:style-name="ce108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108" table:formula="oooc:=COUNTIF([.C18:.K18];&quot;51&quot;) + COUNTIF([.C18:.K18];&quot;51L&quot;)" office:value-type="float" office:value="0">
            <text:p>0</text:p>
          </table:table-cell>
          <table:table-cell table:style-name="ce108" table:formula="oooc:=COUNTIF([.C18:.K18];&quot;52&quot;) + COUNTIF([.C18:.K18];&quot;52L&quot;)" office:value-type="float" office:value="0">
            <text:p>0</text:p>
          </table:table-cell>
          <table:table-cell table:style-name="ce108" table:formula="oooc:=COUNTIF([.C18:.K18];&quot;11-19&quot;) + COUNTIF([.C18:.K18];&quot;2&quot;)" office:value-type="float" office:value="0">
            <text:p>0</text:p>
          </table:table-cell>
          <table:table-cell table:style-name="ce108" table:formula="oooc:=COUNTIF([.C18:.K18];&quot;U&quot;)+COUNTIF([.C18:.K18];&quot;UL&quot;)" office:value-type="float" office:value="0">
            <text:p>0</text:p>
          </table:table-cell>
          <table:table-cell table:style-name="ce108" table:formula="oooc:=COUNTIF([.C18:.K18];&quot;KVIT&quot;)" office:value-type="float" office:value="0">
            <text:p>0</text:p>
          </table:table-cell>
          <table:table-cell table:style-name="ce109" table:formula="oooc:=COUNTBLANK([.C18:.K18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6-18">
            <text:p>18. jun 06</text:p>
          </table:table-cell>
          <table:table-cell table:style-name="ce103" table:formula="oooc:=TEXT([.A19];&quot;Ddd&quot;)" office:value-type="string" office:string-value="ned">
            <text:p>ned</text:p>
          </table:table-cell>
          <table:table-cell table:style-name="ce23" table:number-columns-repeated="4"/>
          <table:table-cell table:style-name="ce30" office:value-type="string">
            <text:p>L</text:p>
          </table:table-cell>
          <table:table-cell table:style-name="ce106"/>
          <table:table-cell table:style-name="ce61"/>
          <table:table-cell table:style-name="ce37" table:number-columns-repeated="2"/>
          <table:table-cell table:style-name="ce39" office:value-type="string">
            <text:p>PIN</text:p>
          </table:table-cell>
          <table:table-cell table:style-name="ce108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108" table:formula="oooc:=COUNTIF([.C19:.K19];&quot;51&quot;) + COUNTIF([.C19:.K19];&quot;51L&quot;)" office:value-type="float" office:value="0">
            <text:p>0</text:p>
          </table:table-cell>
          <table:table-cell table:style-name="ce108" table:formula="oooc:=COUNTIF([.C19:.K19];&quot;52&quot;) + COUNTIF([.C19:.K19];&quot;52L&quot;)" office:value-type="float" office:value="0">
            <text:p>0</text:p>
          </table:table-cell>
          <table:table-cell table:style-name="ce108" table:formula="oooc:=COUNTIF([.C19:.K19];&quot;11-19&quot;) + COUNTIF([.C19:.K19];&quot;2&quot;)" office:value-type="float" office:value="0">
            <text:p>0</text:p>
          </table:table-cell>
          <table:table-cell table:style-name="ce108" table:formula="oooc:=COUNTIF([.C19:.K19];&quot;U&quot;)+COUNTIF([.C19:.K19];&quot;UL&quot;)" office:value-type="float" office:value="0">
            <text:p>0</text:p>
          </table:table-cell>
          <table:table-cell table:style-name="ce108" table:formula="oooc:=COUNTIF([.C19:.K19];&quot;KVIT&quot;)" office:value-type="float" office:value="0">
            <text:p>0</text:p>
          </table:table-cell>
          <table:table-cell table:style-name="ce109" table:formula="oooc:=COUNTBLANK([.C19:.K19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19">
            <text:p>19. jun 06</text:p>
          </table:table-cell>
          <table:table-cell table:style-name="ce104" table:formula="oooc:=TEXT([.A20];&quot;Ddd&quot;)" office:value-type="string" office:string-value="pon">
            <text:p>pon</text:p>
          </table:table-cell>
          <table:table-cell table:style-name="ce105" office:value-type="string">
            <text:p>1</text:p>
          </table:table-cell>
          <table:table-cell table:style-name="ce24" office:value-type="string">
            <text:p><text:span text:style-name="T3">U</text:span>L</text:p>
          </table:table-cell>
          <table:table-cell table:style-name="ce14" office:value-type="string">
            <text:p>KVIT</text:p>
          </table:table-cell>
          <table:table-cell table:style-name="ce15"/>
          <table:table-cell table:style-name="ce14" office:value-type="string">
            <text:p>X</text:p>
          </table:table-cell>
          <table:table-cell table:style-name="ce107" office:value-type="string">
            <text:p>2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PIN</text:p>
          </table:table-cell>
          <table:table-cell table:style-name="ce108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108" table:formula="oooc:=COUNTIF([.C20:.K20];&quot;51&quot;) + COUNTIF([.C20:.K20];&quot;51L&quot;)" office:value-type="float" office:value="0">
            <text:p>0</text:p>
          </table:table-cell>
          <table:table-cell table:style-name="ce108" table:formula="oooc:=COUNTIF([.C20:.K20];&quot;52&quot;) + COUNTIF([.C20:.K20];&quot;52L&quot;)" office:value-type="float" office:value="0">
            <text:p>0</text:p>
          </table:table-cell>
          <table:table-cell table:style-name="ce108" table:formula="oooc:=COUNTIF([.C20:.K20];&quot;11-19&quot;) + COUNTIF([.C20:.K20];&quot;2&quot;)" office:value-type="float" office:value="2">
            <text:p>2</text:p>
          </table:table-cell>
          <table:table-cell table:style-name="ce108" table:formula="oooc:=COUNTIF([.C20:.K20];&quot;U&quot;)+COUNTIF([.C20:.K20];&quot;UL&quot;)" office:value-type="float" office:value="1">
            <text:p>1</text:p>
          </table:table-cell>
          <table:table-cell table:style-name="ce108" table:formula="oooc:=COUNTIF([.C20:.K20];&quot;KVIT&quot;)" office:value-type="float" office:value="1">
            <text:p>1</text:p>
          </table:table-cell>
          <table:table-cell table:style-name="ce109" table:formula="oooc:=COUNTBLANK([.C20:.K2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20">
            <text:p>20. jun 06</text:p>
          </table:table-cell>
          <table:table-cell table:style-name="ce104" table:formula="oooc:=TEXT([.A21];&quot;Ddd&quot;)" office:value-type="string" office:string-value="tor">
            <text:p>tor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SD</text:p>
          </table:table-cell>
          <table:table-cell table:style-name="ce107" office:value-type="string">
            <text:p>2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1</text:span>L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PIN</text:p>
          </table:table-cell>
          <table:table-cell table:style-name="ce108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108" table:formula="oooc:=COUNTIF([.C21:.K21];&quot;51&quot;) + COUNTIF([.C21:.K21];&quot;51L&quot;)" office:value-type="float" office:value="0">
            <text:p>0</text:p>
          </table:table-cell>
          <table:table-cell table:style-name="ce108" table:formula="oooc:=COUNTIF([.C21:.K21];&quot;52&quot;) + COUNTIF([.C21:.K21];&quot;52L&quot;)" office:value-type="float" office:value="0">
            <text:p>0</text:p>
          </table:table-cell>
          <table:table-cell table:style-name="ce108" table:formula="oooc:=COUNTIF([.C21:.K21];&quot;11-19&quot;) + COUNTIF([.C21:.K21];&quot;2&quot;)" office:value-type="float" office:value="2">
            <text:p>2</text:p>
          </table:table-cell>
          <table:table-cell table:style-name="ce108" table:formula="oooc:=COUNTIF([.C21:.K21];&quot;U&quot;)+COUNTIF([.C21:.K21];&quot;UL&quot;)" office:value-type="float" office:value="1">
            <text:p>1</text:p>
          </table:table-cell>
          <table:table-cell table:style-name="ce108" table:formula="oooc:=COUNTIF([.C21:.K21];&quot;KVIT&quot;)" office:value-type="float" office:value="1">
            <text:p>1</text:p>
          </table:table-cell>
          <table:table-cell table:style-name="ce109" table:formula="oooc:=COUNTBLANK([.C21:.K21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21">
            <text:p>21. jun 06</text:p>
          </table:table-cell>
          <table:table-cell table:style-name="ce104" table:formula="oooc:=TEXT([.A22];&quot;Ddd&quot;)" office:value-type="string" office:string-value="sre">
            <text:p>sre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D</text:p>
          </table:table-cell>
          <table:table-cell table:style-name="ce96" office:value-type="string">
            <text:p>KVIT</text:p>
          </table:table-cell>
          <table:table-cell table:style-name="ce20" office:value-type="string">
            <text:p>U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PIN</text:p>
          </table:table-cell>
          <table:table-cell table:style-name="ce108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108" table:formula="oooc:=COUNTIF([.C22:.K22];&quot;51&quot;) + COUNTIF([.C22:.K22];&quot;51L&quot;)" office:value-type="float" office:value="1">
            <text:p>1</text:p>
          </table:table-cell>
          <table:table-cell table:style-name="ce108" table:formula="oooc:=COUNTIF([.C22:.K22];&quot;52&quot;) + COUNTIF([.C22:.K22];&quot;52L&quot;)" office:value-type="float" office:value="1">
            <text:p>1</text:p>
          </table:table-cell>
          <table:table-cell table:style-name="ce108" table:formula="oooc:=COUNTIF([.C22:.K22];&quot;11-19&quot;) + COUNTIF([.C22:.K22];&quot;2&quot;)" office:value-type="float" office:value="1">
            <text:p>1</text:p>
          </table:table-cell>
          <table:table-cell table:style-name="ce108" table:formula="oooc:=COUNTIF([.C22:.K22];&quot;U&quot;)+COUNTIF([.C22:.K22];&quot;UL&quot;)" office:value-type="float" office:value="1">
            <text:p>1</text:p>
          </table:table-cell>
          <table:table-cell table:style-name="ce108" table:formula="oooc:=COUNTIF([.C22:.K22];&quot;KVIT&quot;)" office:value-type="float" office:value="1">
            <text:p>1</text:p>
          </table:table-cell>
          <table:table-cell table:style-name="ce109" table:formula="oooc:=COUNTBLANK([.C22:.K22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22">
            <text:p>22. jun 06</text:p>
          </table:table-cell>
          <table:table-cell table:style-name="ce104" table:formula="oooc:=TEXT([.A23];&quot;Ddd&quot;)" office:value-type="string" office:string-value="čet">
            <text:p>čet</text:p>
          </table:table-cell>
          <table:table-cell table:style-name="ce24" office:value-type="string">
            <text:p><text:span text:style-name="T3">1</text:span>L</text:p>
          </table:table-cell>
          <table:table-cell table:number-columns-repeated="2" table:style-name="ce14" office:value-type="string">
            <text:p>D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105" office:value-type="string">
            <text:p>2</text:p>
          </table:table-cell>
          <table:table-cell table:style-name="ce14" office:value-type="string">
            <text:p>D</text:p>
          </table:table-cell>
          <table:table-cell table:style-name="ce96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PIN</text:p>
          </table:table-cell>
          <table:table-cell table:style-name="ce108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108" table:formula="oooc:=COUNTIF([.C23:.K23];&quot;51&quot;) + COUNTIF([.C23:.K23];&quot;51L&quot;)" office:value-type="float" office:value="0">
            <text:p>0</text:p>
          </table:table-cell>
          <table:table-cell table:style-name="ce108" table:formula="oooc:=COUNTIF([.C23:.K23];&quot;52&quot;) + COUNTIF([.C23:.K23];&quot;52L&quot;)" office:value-type="float" office:value="0">
            <text:p>0</text:p>
          </table:table-cell>
          <table:table-cell table:style-name="ce108" table:formula="oooc:=COUNTIF([.C23:.K23];&quot;11-19&quot;) + COUNTIF([.C23:.K23];&quot;2&quot;)" office:value-type="float" office:value="1">
            <text:p>1</text:p>
          </table:table-cell>
          <table:table-cell table:style-name="ce108" table:formula="oooc:=COUNTIF([.C23:.K23];&quot;U&quot;)+COUNTIF([.C23:.K23];&quot;UL&quot;)" office:value-type="float" office:value="1">
            <text:p>1</text:p>
          </table:table-cell>
          <table:table-cell table:style-name="ce108" table:formula="oooc:=COUNTIF([.C23:.K23];&quot;KVIT&quot;)" office:value-type="float" office:value="1">
            <text:p>1</text:p>
          </table:table-cell>
          <table:table-cell table:style-name="ce109" table:formula="oooc:=COUNTBLANK([.C23:.K23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23">
            <text:p>23. jun 06</text:p>
          </table:table-cell>
          <table:table-cell table:style-name="ce104" table:formula="oooc:=TEXT([.A24];&quot;Ddd&quot;)" office:value-type="string" office:string-value="pet">
            <text:p>pe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96" office:value-type="string">
            <text:p>KVIT</text:p>
          </table:table-cell>
          <table:table-cell table:style-name="ce15"/>
          <table:table-cell table:style-name="ce14" office:value-type="string">
            <text:p>11-19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24" office:value-type="string">
            <text:p><text:span text:style-name="T3">1</text:span>L</text:p>
          </table:table-cell>
          <table:table-cell table:style-name="ce39" office:value-type="string">
            <text:p>PIN</text:p>
          </table:table-cell>
          <table:table-cell table:style-name="ce108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108" table:formula="oooc:=COUNTIF([.C24:.K24];&quot;51&quot;) + COUNTIF([.C24:.K24];&quot;51L&quot;)" office:value-type="float" office:value="0">
            <text:p>0</text:p>
          </table:table-cell>
          <table:table-cell table:style-name="ce108" table:formula="oooc:=COUNTIF([.C24:.K24];&quot;52&quot;) + COUNTIF([.C24:.K24];&quot;52L&quot;)" office:value-type="float" office:value="1">
            <text:p>1</text:p>
          </table:table-cell>
          <table:table-cell table:style-name="ce108" table:formula="oooc:=COUNTIF([.C24:.K24];&quot;11-19&quot;) + COUNTIF([.C24:.K24];&quot;2&quot;)" office:value-type="float" office:value="1">
            <text:p>1</text:p>
          </table:table-cell>
          <table:table-cell table:style-name="ce108" table:formula="oooc:=COUNTIF([.C24:.K24];&quot;U&quot;)+COUNTIF([.C24:.K24];&quot;UL&quot;)" office:value-type="float" office:value="1">
            <text:p>1</text:p>
          </table:table-cell>
          <table:table-cell table:style-name="ce108" table:formula="oooc:=COUNTIF([.C24:.K24];&quot;KVIT&quot;)" office:value-type="float" office:value="1">
            <text:p>1</text:p>
          </table:table-cell>
          <table:table-cell table:style-name="ce109" table:formula="oooc:=COUNTBLANK([.C24:.K2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6-24">
            <text:p>24. jun 06</text:p>
          </table:table-cell>
          <table:table-cell table:style-name="ce103" table:formula="oooc:=TEXT([.A25];&quot;Ddd&quot;)" office:value-type="string" office:string-value="sob">
            <text:p>sob</text:p>
          </table:table-cell>
          <table:table-cell table:style-name="ce32"/>
          <table:table-cell table:style-name="ce17"/>
          <table:table-cell table:style-name="ce30" office:value-type="string">
            <text:p>L</text:p>
          </table:table-cell>
          <table:table-cell table:style-name="ce23" table:number-columns-repeated="2"/>
          <table:table-cell table:style-name="ce37"/>
          <table:table-cell table:style-name="ce17" office:value-type="string">
            <text:p>D</text:p>
          </table:table-cell>
          <table:table-cell table:style-name="ce23"/>
          <table:table-cell table:style-name="ce37"/>
          <table:table-cell table:style-name="ce39" office:value-type="string">
            <text:p>ŠOŠ</text:p>
          </table:table-cell>
          <table:table-cell table:style-name="ce108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108" table:formula="oooc:=COUNTIF([.C25:.K25];&quot;51&quot;) + COUNTIF([.C25:.K25];&quot;51L&quot;)" office:value-type="float" office:value="0">
            <text:p>0</text:p>
          </table:table-cell>
          <table:table-cell table:style-name="ce108" table:formula="oooc:=COUNTIF([.C25:.K25];&quot;52&quot;) + COUNTIF([.C25:.K25];&quot;52L&quot;)" office:value-type="float" office:value="0">
            <text:p>0</text:p>
          </table:table-cell>
          <table:table-cell table:style-name="ce108" table:formula="oooc:=COUNTIF([.C25:.K25];&quot;11-19&quot;) + COUNTIF([.C25:.K25];&quot;2&quot;)" office:value-type="float" office:value="0">
            <text:p>0</text:p>
          </table:table-cell>
          <table:table-cell table:style-name="ce108" table:formula="oooc:=COUNTIF([.C25:.K25];&quot;U&quot;)+COUNTIF([.C25:.K25];&quot;UL&quot;)" office:value-type="float" office:value="0">
            <text:p>0</text:p>
          </table:table-cell>
          <table:table-cell table:style-name="ce108" table:formula="oooc:=COUNTIF([.C25:.K25];&quot;KVIT&quot;)" office:value-type="float" office:value="0">
            <text:p>0</text:p>
          </table:table-cell>
          <table:table-cell table:style-name="ce109" table:formula="oooc:=COUNTBLANK([.C25:.K25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06-25">
            <text:p>25. jun 06</text:p>
          </table:table-cell>
          <table:table-cell table:style-name="ce103" table:formula="oooc:=TEXT([.A26];&quot;Ddd&quot;)" office:value-type="string" office:string-value="ned">
            <text:p>ned</text:p>
          </table:table-cell>
          <table:table-cell table:style-name="ce23"/>
          <table:table-cell table:style-name="ce13"/>
          <table:table-cell table:style-name="ce23" table:number-columns-repeated="3"/>
          <table:table-cell table:style-name="ce106"/>
          <table:table-cell table:style-name="ce17" office:value-type="string">
            <text:p>D</text:p>
          </table:table-cell>
          <table:table-cell table:style-name="ce23"/>
          <table:table-cell table:style-name="ce30" office:value-type="string">
            <text:p>L</text:p>
          </table:table-cell>
          <table:table-cell table:style-name="ce39" office:value-type="string">
            <text:p>ŠOŠ</text:p>
          </table:table-cell>
          <table:table-cell table:style-name="ce108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108" table:formula="oooc:=COUNTIF([.C26:.K26];&quot;51&quot;) + COUNTIF([.C26:.K26];&quot;51L&quot;)" office:value-type="float" office:value="0">
            <text:p>0</text:p>
          </table:table-cell>
          <table:table-cell table:style-name="ce108" table:formula="oooc:=COUNTIF([.C26:.K26];&quot;52&quot;) + COUNTIF([.C26:.K26];&quot;52L&quot;)" office:value-type="float" office:value="0">
            <text:p>0</text:p>
          </table:table-cell>
          <table:table-cell table:style-name="ce108" table:formula="oooc:=COUNTIF([.C26:.K26];&quot;11-19&quot;) + COUNTIF([.C26:.K26];&quot;2&quot;)" office:value-type="float" office:value="0">
            <text:p>0</text:p>
          </table:table-cell>
          <table:table-cell table:style-name="ce108" table:formula="oooc:=COUNTIF([.C26:.K26];&quot;U&quot;)+COUNTIF([.C26:.K26];&quot;UL&quot;)" office:value-type="float" office:value="0">
            <text:p>0</text:p>
          </table:table-cell>
          <table:table-cell table:style-name="ce108" table:formula="oooc:=COUNTIF([.C26:.K26];&quot;KVIT&quot;)" office:value-type="float" office:value="0">
            <text:p>0</text:p>
          </table:table-cell>
          <table:table-cell table:style-name="ce109" table:formula="oooc:=COUNTBLANK([.C26:.K26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26">
            <text:p>26. jun 06</text:p>
          </table:table-cell>
          <table:table-cell table:style-name="ce104" table:formula="oooc:=TEXT([.A27];&quot;Ddd&quot;)" office:value-type="string" office:string-value="pon">
            <text:p>pon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KVIT</text:p>
          </table:table-cell>
          <table:table-cell table:number-columns-repeated="3"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X</text:p>
          </table:table-cell>
          <table:table-cell table:style-name="ce39" office:value-type="string">
            <text:p>ŠOŠ</text:p>
          </table:table-cell>
          <table:table-cell table:style-name="ce108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108" table:formula="oooc:=COUNTIF([.C27:.K27];&quot;51&quot;) + COUNTIF([.C27:.K27];&quot;51L&quot;)" office:value-type="float" office:value="1">
            <text:p>1</text:p>
          </table:table-cell>
          <table:table-cell table:style-name="ce108" table:formula="oooc:=COUNTIF([.C27:.K27];&quot;52&quot;) + COUNTIF([.C27:.K27];&quot;52L&quot;)" office:value-type="float" office:value="1">
            <text:p>1</text:p>
          </table:table-cell>
          <table:table-cell table:style-name="ce108" table:formula="oooc:=COUNTIF([.C27:.K27];&quot;11-19&quot;) + COUNTIF([.C27:.K27];&quot;2&quot;)" office:value-type="float" office:value="1">
            <text:p>1</text:p>
          </table:table-cell>
          <table:table-cell table:style-name="ce108" table:formula="oooc:=COUNTIF([.C27:.K27];&quot;U&quot;)+COUNTIF([.C27:.K27];&quot;UL&quot;)" office:value-type="float" office:value="0">
            <text:p>0</text:p>
          </table:table-cell>
          <table:table-cell table:style-name="ce108" table:formula="oooc:=COUNTIF([.C27:.K27];&quot;KVIT&quot;)" office:value-type="float" office:value="1">
            <text:p>1</text:p>
          </table:table-cell>
          <table:table-cell table:style-name="ce109" table:formula="oooc:=COUNTBLANK([.C27:.K27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27">
            <text:p>27. jun 06</text:p>
          </table:table-cell>
          <table:table-cell table:style-name="ce104" table:formula="oooc:=TEXT([.A28];&quot;Ddd&quot;)" office:value-type="string" office:string-value="tor">
            <text:p>tor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KVIT</text:p>
          </table:table-cell>
          <table:table-cell table:number-columns-repeated="3" table:style-name="ce14" office:value-type="string">
            <text:p>D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ŠOŠ</text:p>
          </table:table-cell>
          <table:table-cell table:style-name="ce108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108" table:formula="oooc:=COUNTIF([.C28:.K28];&quot;51&quot;) + COUNTIF([.C28:.K28];&quot;51L&quot;)" office:value-type="float" office:value="1">
            <text:p>1</text:p>
          </table:table-cell>
          <table:table-cell table:style-name="ce108" table:formula="oooc:=COUNTIF([.C28:.K28];&quot;52&quot;) + COUNTIF([.C28:.K28];&quot;52L&quot;)" office:value-type="float" office:value="1">
            <text:p>1</text:p>
          </table:table-cell>
          <table:table-cell table:style-name="ce108" table:formula="oooc:=COUNTIF([.C28:.K28];&quot;11-19&quot;) + COUNTIF([.C28:.K28];&quot;2&quot;)" office:value-type="float" office:value="1">
            <text:p>1</text:p>
          </table:table-cell>
          <table:table-cell table:style-name="ce108" table:formula="oooc:=COUNTIF([.C28:.K28];&quot;U&quot;)+COUNTIF([.C28:.K28];&quot;UL&quot;)" office:value-type="float" office:value="0">
            <text:p>0</text:p>
          </table:table-cell>
          <table:table-cell table:style-name="ce108" table:formula="oooc:=COUNTIF([.C28:.K28];&quot;KVIT&quot;)" office:value-type="float" office:value="1">
            <text:p>1</text:p>
          </table:table-cell>
          <table:table-cell table:style-name="ce109" table:formula="oooc:=COUNTBLANK([.C28:.K28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28">
            <text:p>28. jun 06</text:p>
          </table:table-cell>
          <table:table-cell table:style-name="ce104" table:formula="oooc:=TEXT([.A29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number-columns-repeated="3" table:style-name="ce14" office:value-type="string">
            <text:p>D</text:p>
          </table:table-cell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20" office:value-type="string">
            <text:p>52</text:p>
          </table:table-cell>
          <table:table-cell table:style-name="ce39" office:value-type="string">
            <text:p>ŠOŠ</text:p>
          </table:table-cell>
          <table:table-cell table:style-name="ce108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108" table:formula="oooc:=COUNTIF([.C29:.K29];&quot;51&quot;) + COUNTIF([.C29:.K29];&quot;51L&quot;)" office:value-type="float" office:value="1">
            <text:p>1</text:p>
          </table:table-cell>
          <table:table-cell table:style-name="ce108" table:formula="oooc:=COUNTIF([.C29:.K29];&quot;52&quot;) + COUNTIF([.C29:.K29];&quot;52L&quot;)" office:value-type="float" office:value="1">
            <text:p>1</text:p>
          </table:table-cell>
          <table:table-cell table:style-name="ce108" table:formula="oooc:=COUNTIF([.C29:.K29];&quot;11-19&quot;) + COUNTIF([.C29:.K29];&quot;2&quot;)" office:value-type="float" office:value="1">
            <text:p>1</text:p>
          </table:table-cell>
          <table:table-cell table:style-name="ce108" table:formula="oooc:=COUNTIF([.C29:.K29];&quot;U&quot;)+COUNTIF([.C29:.K29];&quot;UL&quot;)" office:value-type="float" office:value="0">
            <text:p>0</text:p>
          </table:table-cell>
          <table:table-cell table:style-name="ce108" table:formula="oooc:=COUNTIF([.C29:.K29];&quot;KVIT&quot;)" office:value-type="float" office:value="1">
            <text:p>1</text:p>
          </table:table-cell>
          <table:table-cell table:style-name="ce109" table:formula="oooc:=COUNTBLANK([.C29:.K29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29">
            <text:p>29. jun 06</text:p>
          </table:table-cell>
          <table:table-cell table:style-name="ce104" table:formula="oooc:=TEXT([.A30];&quot;Ddd&quot;)" office:value-type="string" office:string-value="čet">
            <text:p>čet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KVIT</text:p>
          </table:table-cell>
          <table:table-cell table:number-columns-repeated="3"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L</text:p>
          </table:table-cell>
          <table:table-cell table:style-name="ce20" office:value-type="string">
            <text:p>52</text:p>
          </table:table-cell>
          <table:table-cell table:style-name="ce39" office:value-type="string">
            <text:p>ŠOŠ</text:p>
          </table:table-cell>
          <table:table-cell table:style-name="ce108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108" table:formula="oooc:=COUNTIF([.C30:.K30];&quot;51&quot;) + COUNTIF([.C30:.K30];&quot;51L&quot;)" office:value-type="float" office:value="1">
            <text:p>1</text:p>
          </table:table-cell>
          <table:table-cell table:style-name="ce108" table:formula="oooc:=COUNTIF([.C30:.K30];&quot;52&quot;) + COUNTIF([.C30:.K30];&quot;52L&quot;)" office:value-type="float" office:value="1">
            <text:p>1</text:p>
          </table:table-cell>
          <table:table-cell table:style-name="ce108" table:formula="oooc:=COUNTIF([.C30:.K30];&quot;11-19&quot;) + COUNTIF([.C30:.K30];&quot;2&quot;)" office:value-type="float" office:value="0">
            <text:p>0</text:p>
          </table:table-cell>
          <table:table-cell table:style-name="ce108" table:formula="oooc:=COUNTIF([.C30:.K30];&quot;U&quot;)+COUNTIF([.C30:.K30];&quot;UL&quot;)" office:value-type="float" office:value="0">
            <text:p>0</text:p>
          </table:table-cell>
          <table:table-cell table:style-name="ce108" table:formula="oooc:=COUNTIF([.C30:.K30];&quot;KVIT&quot;)" office:value-type="float" office:value="1">
            <text:p>1</text:p>
          </table:table-cell>
          <table:table-cell table:style-name="ce109" table:formula="oooc:=COUNTBLANK([.C30:.K30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06-30">
            <text:p>30. jun 06</text:p>
          </table:table-cell>
          <table:table-cell table:style-name="ce104" table:formula="oooc:=TEXT([.A31];&quot;Ddd&quot;)" office:value-type="string" office:string-value="pet">
            <text:p>pet</text:p>
          </table:table-cell>
          <table:table-cell table:style-name="ce24" office:value-type="string">
            <text:p><text:span text:style-name="T3">52</text:span>L</text:p>
          </table:table-cell>
          <table:table-cell table:number-columns-repeated="4" table:style-name="ce14" office:value-type="string">
            <text:p>D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39" office:value-type="string">
            <text:p>ŠOŠ</text:p>
          </table:table-cell>
          <table:table-cell table:style-name="ce108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108" table:formula="oooc:=COUNTIF([.C31:.K31];&quot;51&quot;) + COUNTIF([.C31:.K31];&quot;51L&quot;)" office:value-type="float" office:value="1">
            <text:p>1</text:p>
          </table:table-cell>
          <table:table-cell table:style-name="ce108" table:formula="oooc:=COUNTIF([.C31:.K31];&quot;52&quot;) + COUNTIF([.C31:.K31];&quot;52L&quot;)" office:value-type="float" office:value="1">
            <text:p>1</text:p>
          </table:table-cell>
          <table:table-cell table:style-name="ce108" table:formula="oooc:=COUNTIF([.C31:.K31];&quot;11-19&quot;) + COUNTIF([.C31:.K31];&quot;2&quot;)" office:value-type="float" office:value="0">
            <text:p>0</text:p>
          </table:table-cell>
          <table:table-cell table:style-name="ce108" table:formula="oooc:=COUNTIF([.C31:.K31];&quot;U&quot;)+COUNTIF([.C31:.K31];&quot;UL&quot;)" office:value-type="float" office:value="0">
            <text:p>0</text:p>
          </table:table-cell>
          <table:table-cell table:style-name="ce108" table:formula="oooc:=COUNTIF([.C31:.K31];&quot;KVIT&quot;)" office:value-type="float" office:value="1">
            <text:p>1</text:p>
          </table:table-cell>
          <table:table-cell table:style-name="ce109" table:formula="oooc:=COUNTBLANK([.C31:.K31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Default" table:number-columns-repeated="20"/>
          <table:table-cell table:number-columns-repeated="236"/>
        </table:table-row>
        <table:table-row table:style-name="ro1">
          <table:table-cell table:style-name="ce4" table:number-columns-repeated="12"/>
          <table:table-cell table:style-name="ce43" table:number-columns-repeated="6"/>
          <table:table-cell table:style-name="ce110"/>
          <table:table-cell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+COUNTIF([.C2:.C32];&quot;kvitL&quot;)+COUNTIF([.C2:.C32];&quot;UL&quot;)" office:value-type="float" office:value="5">
            <text:p>5</text:p>
          </table:table-cell>
          <table:table-cell table:style-name="ce4" table:formula="oooc:=COUNTIF([.D2:.D32];&quot;L&quot;)+COUNTIF([.D2:.D32];&quot;51L&quot;)+COUNTIF([.D2:.D32];&quot;52L&quot;)+COUNTIF([.D2:.D32];&quot;1L&quot;)+COUNTIF([.D2:.D32];&quot;kvitL&quot;)+COUNTIF([.D2:.D32];&quot;UL&quot;)" office:value-type="float" office:value="3">
            <text:p>3</text:p>
          </table:table-cell>
          <table:table-cell table:style-name="ce4" table:formula="oooc:=COUNTIF([.E2:.E32];&quot;L&quot;)+COUNTIF([.E2:.E32];&quot;51L&quot;)+COUNTIF([.E2:.E32];&quot;52L&quot;)+COUNTIF([.E2:.E32];&quot;1L&quot;)+COUNTIF([.E2:.E32];&quot;kvitL&quot;)+COUNTIF([.E2:.E32];&quot;UL&quot;)" office:value-type="float" office:value="3">
            <text:p>3</text:p>
          </table:table-cell>
          <table:table-cell table:style-name="ce4" table:formula="oooc:=COUNTIF([.F2:.F32];&quot;L&quot;)+COUNTIF([.F2:.F32];&quot;51L&quot;)+COUNTIF([.F2:.F32];&quot;52L&quot;)+COUNTIF([.F2:.F32];&quot;1L&quot;)+COUNTIF([.F2:.F32];&quot;kvitL&quot;)+COUNTIF([.F2:.F32];&quot;UL&quot;)" office:value-type="float" office:value="0">
            <text:p>0</text:p>
          </table:table-cell>
          <table:table-cell table:style-name="ce4" table:formula="oooc:=COUNTIF([.G2:.G32];&quot;L&quot;)+COUNTIF([.G2:.G32];&quot;51L&quot;)+COUNTIF([.G2:.G32];&quot;52L&quot;)+COUNTIF([.G2:.G32];&quot;1L&quot;)+COUNTIF([.G2:.G32];&quot;kvitL&quot;)+COUNTIF([.G2:.G32];&quot;UL&quot;)" office:value-type="float" office:value="3">
            <text:p>3</text:p>
          </table:table-cell>
          <table:table-cell table:style-name="ce4" table:formula="oooc:=COUNTIF([.H2:.H32];&quot;L&quot;)+COUNTIF([.H2:.H32];&quot;51L&quot;)+COUNTIF([.H2:.H32];&quot;52L&quot;)+COUNTIF([.H2:.H32];&quot;1L&quot;)+COUNTIF([.H2:.H32];&quot;kvitL&quot;)+COUNTIF([.H2:.H32];&quot;UL&quot;)" office:value-type="float" office:value="4">
            <text:p>4</text:p>
          </table:table-cell>
          <table:table-cell table:style-name="ce4" table:formula="oooc:=COUNTIF([.I2:.I32];&quot;L&quot;)+COUNTIF([.I2:.I32];&quot;51L&quot;)+COUNTIF([.I2:.I32];&quot;52L&quot;)+COUNTIF([.I2:.I32];&quot;1L&quot;)+COUNTIF([.I2:.I32];&quot;kvitL&quot;)+COUNTIF([.I2:.I32];&quot;UL&quot;)" office:value-type="float" office:value="2">
            <text:p>2</text:p>
          </table:table-cell>
          <table:table-cell table:style-name="ce4" table:formula="oooc:=COUNTIF([.J2:.J32];&quot;L&quot;)+COUNTIF([.J2:.J32];&quot;51L&quot;)+COUNTIF([.J2:.J32];&quot;52L&quot;)+COUNTIF([.J2:.J32];&quot;1L&quot;)+COUNTIF([.J2:.J32];&quot;kvitL&quot;)+COUNTIF([.J2:.J32];&quot;UL&quot;)" office:value-type="float" office:value="6">
            <text:p>6</text:p>
          </table:table-cell>
          <table:table-cell table:style-name="ce4" table:formula="oooc:=COUNTIF([.K2:.K32];&quot;L&quot;)+COUNTIF([.K2:.K32];&quot;51L&quot;)+COUNTIF([.K2:.K32];&quot;52L&quot;)+COUNTIF([.K2:.K32];&quot;1L&quot;)+COUNTIF([.K2:.K32];&quot;kvitL&quot;)+COUNTIF([.K2:.K32];&quot;UL&quot;)" office:value-type="float" office:value="4">
            <text:p>4</text:p>
          </table:table-cell>
          <table:table-cell table:style-name="Default"/>
          <table:table-cell table:style-name="ce40" table:number-columns-repeated="2"/>
          <table:table-cell table:style-name="ce46"/>
          <table:table-cell table:style-name="ce40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5">
            <text:p>5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4">
            <text:p>4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6">
            <text:p>6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1">
            <text:p>1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4">
            <text:p>4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3">
            <text:p>3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julij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126"/>
        <table:table-column table:style-name="co2" table:number-columns-repeated="3" table:default-cell-style-name="Default"/>
        <table:table-column table:style-name="co21" table:number-columns-repeated="7" table:default-cell-style-name="Default"/>
        <table:table-column table:style-name="co10" table:number-columns-repeated="237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6"/>
          <table:table-cell table:style-name="ce8" office:value-type="string">
            <text:p>KOS</text:p>
          </table:table-cell>
          <table:table-cell table:style-name="ce8" office:value-type="string">
            <text:p>ŠOŠ</text:p>
          </table:table-cell>
          <table:table-cell table:style-name="ce8" office:value-type="string">
            <text:p>PIN</text:p>
          </table:table-cell>
          <table:table-cell table:style-name="ce57" office:value-type="string">
            <text:p>KON</text:p>
          </table:table-cell>
          <table:table-cell table:style-name="ce8" office:value-type="string">
            <text:p>MIR</text:p>
          </table:table-cell>
          <table:table-cell table:style-name="ce8" office:value-type="string">
            <text:p>HOL</text:p>
          </table:table-cell>
          <table:table-cell table:style-name="ce118" office:value-type="string">
            <text:p>?</text:p>
          </table:table-cell>
          <table:table-cell table:style-name="ce8" office:value-type="string">
            <text:p>DAN</text:p>
          </table:table-cell>
          <table:table-cell table:style-name="ce33" office:value-type="string">
            <text:p>MŠŠ</text:p>
          </table:table-cell>
          <table:table-cell table:style-name="ce39" office:value-type="string">
            <text:p>TX</text:p>
          </table:table-cell>
          <table:table-cell table:style-name="ce41" office:value-type="string">
            <text:p>L</text:p>
          </table:table-cell>
          <table:table-cell table:style-name="ce45" office:value-type="float" office:value="51">
            <text:p>51</text:p>
          </table:table-cell>
          <table:table-cell table:style-name="ce45" office:value-type="float" office:value="52">
            <text:p>52</text:p>
          </table:table-cell>
          <table:table-cell table:style-name="ce47" office:value-type="string">
            <text:p>11-19</text:p>
          </table:table-cell>
          <table:table-cell table:style-name="ce48" office:value-type="string">
            <text:p>U</text:p>
          </table:table-cell>
          <table:table-cell table:style-name="ce49" office:value-type="string">
            <text:p>KVIT</text:p>
          </table:table-cell>
          <table:table-cell table:style-name="ce50" office:value-type="string">
            <text:p>Brez</text:p>
          </table:table-cell>
          <table:table-cell table:style-name="ce5" table:number-columns-repeated="237"/>
        </table:table-row>
        <table:table-row table:style-name="ro1">
          <table:table-cell table:style-name="ce111" office:value-type="date" office:date-value="2006-07-01">
            <text:p>1. jul 06</text:p>
          </table:table-cell>
          <table:table-cell table:style-name="ce113" table:formula="oooc:=TEXT([.A2];&quot;Ddd&quot;)" office:value-type="string" office:string-value="sob">
            <text:p>sob</text:p>
          </table:table-cell>
          <table:table-cell table:style-name="ce115"/>
          <table:table-cell table:style-name="ce30" office:value-type="string">
            <text:p>L</text:p>
          </table:table-cell>
          <table:table-cell table:style-name="ce115" office:value-type="string">
            <text:p>D</text:p>
          </table:table-cell>
          <table:table-cell table:style-name="ce115"/>
          <table:table-cell table:number-columns-repeated="2" table:style-name="ce115" office:value-type="string">
            <text:p>D</text:p>
          </table:table-cell>
          <table:table-cell table:style-name="ce115" table:number-columns-repeated="3"/>
          <table:table-cell table:style-name="ce39" office:value-type="string">
            <text:p>KOS</text:p>
          </table:table-cell>
          <table:table-cell table:style-name="ce127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127" table:formula="oooc:=COUNTIF([.C2:.K2];&quot;51&quot;) + COUNTIF([.C2:.K2];&quot;51L&quot;)" office:value-type="float" office:value="0">
            <text:p>0</text:p>
          </table:table-cell>
          <table:table-cell table:style-name="ce127" table:formula="oooc:=COUNTIF([.C2:.K2];&quot;52&quot;) + COUNTIF([.C2:.K2];&quot;52L&quot;)" office:value-type="float" office:value="0">
            <text:p>0</text:p>
          </table:table-cell>
          <table:table-cell table:style-name="ce127" table:formula="oooc:=COUNTIF([.C2:.K2];&quot;11-19&quot;) + COUNTIF([.C2:.K2];&quot;2&quot;)" office:value-type="float" office:value="0">
            <text:p>0</text:p>
          </table:table-cell>
          <table:table-cell table:style-name="ce127" table:formula="oooc:=COUNTIF([.C2:.K2];&quot;U&quot;)+COUNTIF([.C2:.K2];&quot;UL&quot;)" office:value-type="float" office:value="0">
            <text:p>0</text:p>
          </table:table-cell>
          <table:table-cell table:style-name="ce127" table:formula="oooc:=COUNTIF([.C2:.K2];&quot;KVIT&quot;)" office:value-type="float" office:value="0">
            <text:p>0</text:p>
          </table:table-cell>
          <table:table-cell table:style-name="ce128" table:formula="oooc:=COUNTBLANK([.C2:.K2])" office:value-type="float" office:value="5">
            <text:p>5</text:p>
          </table:table-cell>
          <table:table-cell table:style-name="ce5" table:number-columns-repeated="237"/>
        </table:table-row>
        <table:table-row table:style-name="ro1">
          <table:table-cell table:style-name="ce111" office:value-type="date" office:date-value="2006-07-02">
            <text:p>2. jul 06</text:p>
          </table:table-cell>
          <table:table-cell table:style-name="ce113" table:formula="oooc:=TEXT([.A3];&quot;Ddd&quot;)" office:value-type="string" office:string-value="ned">
            <text:p>ned</text:p>
          </table:table-cell>
          <table:table-cell table:style-name="ce116"/>
          <table:table-cell table:style-name="ce30" office:value-type="string">
            <text:p>L</text:p>
          </table:table-cell>
          <table:table-cell table:style-name="ce115" office:value-type="string">
            <text:p>D</text:p>
          </table:table-cell>
          <table:table-cell table:style-name="ce116"/>
          <table:table-cell table:style-name="ce116" office:value-type="string">
            <text:p>D</text:p>
          </table:table-cell>
          <table:table-cell table:style-name="ce115" office:value-type="string">
            <text:p>D</text:p>
          </table:table-cell>
          <table:table-cell table:style-name="ce13" table:number-columns-repeated="2"/>
          <table:table-cell table:style-name="ce116"/>
          <table:table-cell table:style-name="ce39" office:value-type="string">
            <text:p>KOS</text:p>
          </table:table-cell>
          <table:table-cell table:style-name="ce127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127" table:formula="oooc:=COUNTIF([.C3:.K3];&quot;51&quot;) + COUNTIF([.C3:.K3];&quot;51L&quot;)" office:value-type="float" office:value="0">
            <text:p>0</text:p>
          </table:table-cell>
          <table:table-cell table:style-name="ce127" table:formula="oooc:=COUNTIF([.C3:.K3];&quot;52&quot;) + COUNTIF([.C3:.K3];&quot;52L&quot;)" office:value-type="float" office:value="0">
            <text:p>0</text:p>
          </table:table-cell>
          <table:table-cell table:style-name="ce127" table:formula="oooc:=COUNTIF([.C3:.K3];&quot;11-19&quot;) + COUNTIF([.C3:.K3];&quot;2&quot;)" office:value-type="float" office:value="0">
            <text:p>0</text:p>
          </table:table-cell>
          <table:table-cell table:style-name="ce127" table:formula="oooc:=COUNTIF([.C3:.K3];&quot;U&quot;)+COUNTIF([.C3:.K3];&quot;UL&quot;)" office:value-type="float" office:value="0">
            <text:p>0</text:p>
          </table:table-cell>
          <table:table-cell table:style-name="ce127" table:formula="oooc:=COUNTIF([.C3:.K3];&quot;KVIT&quot;)" office:value-type="float" office:value="0">
            <text:p>0</text:p>
          </table:table-cell>
          <table:table-cell table:style-name="ce128" table:formula="oooc:=COUNTBLANK([.C3:.K3])" office:value-type="float" office:value="5">
            <text:p>5</text:p>
          </table:table-cell>
          <table:table-cell table:style-name="ce5" table:number-columns-repeated="237"/>
        </table:table-row>
        <table:table-row table:style-name="ro1">
          <table:table-cell table:style-name="ce112" office:value-type="date" office:date-value="2006-07-03">
            <text:p>3. jul 06</text:p>
          </table:table-cell>
          <table:table-cell table:style-name="ce114" table:formula="oooc:=TEXT([.A4];&quot;Ddd&quot;)" office:value-type="string" office:string-value="pon">
            <text:p>pon</text:p>
          </table:table-cell>
          <table:table-cell table:style-name="ce14" office:value-type="string">
            <text:p>KVIT</text:p>
          </table:table-cell>
          <table:table-cell table:number-columns-repeated="2" table:style-name="ce14" office:value-type="string">
            <text:p>D</text:p>
          </table:table-cell>
          <table:table-cell table:style-name="ce117"/>
          <table:table-cell table:number-columns-repeated="2" table:style-name="ce14" office:value-type="string">
            <text:p>D</text:p>
          </table:table-cell>
          <table:table-cell table:style-name="ce119"/>
          <table:table-cell table:style-name="ce24" office:value-type="string">
            <text:p><text:span text:style-name="T3">1</text:span>L</text:p>
          </table:table-cell>
          <table:table-cell table:style-name="ce105" office:value-type="string">
            <text:p>2</text:p>
          </table:table-cell>
          <table:table-cell table:style-name="ce39" office:value-type="string">
            <text:p>KOS</text:p>
          </table:table-cell>
          <table:table-cell table:style-name="ce127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127" table:formula="oooc:=COUNTIF([.C4:.K4];&quot;51&quot;) + COUNTIF([.C4:.K4];&quot;51L&quot;)" office:value-type="float" office:value="0">
            <text:p>0</text:p>
          </table:table-cell>
          <table:table-cell table:style-name="ce127" table:formula="oooc:=COUNTIF([.C4:.K4];&quot;52&quot;) + COUNTIF([.C4:.K4];&quot;52L&quot;)" office:value-type="float" office:value="0">
            <text:p>0</text:p>
          </table:table-cell>
          <table:table-cell table:style-name="ce127" table:formula="oooc:=COUNTIF([.C4:.K4];&quot;11-19&quot;) + COUNTIF([.C4:.K4];&quot;2&quot;)" office:value-type="float" office:value="1">
            <text:p>1</text:p>
          </table:table-cell>
          <table:table-cell table:style-name="ce127" table:formula="oooc:=COUNTIF([.C4:.K4];&quot;U&quot;)+COUNTIF([.C4:.K4];&quot;UL&quot;)" office:value-type="float" office:value="0">
            <text:p>0</text:p>
          </table:table-cell>
          <table:table-cell table:style-name="ce127" table:formula="oooc:=COUNTIF([.C4:.K4];&quot;KVIT&quot;)" office:value-type="float" office:value="1">
            <text:p>1</text:p>
          </table:table-cell>
          <table:table-cell table:style-name="ce128" table:formula="oooc:=COUNTBLANK([.C4:.K4])" office:value-type="float" office:value="2">
            <text:p>2</text:p>
          </table:table-cell>
          <table:table-cell table:style-name="ce5" table:number-columns-repeated="237"/>
        </table:table-row>
        <table:table-row table:style-name="ro1">
          <table:table-cell table:style-name="ce112" office:value-type="date" office:date-value="2006-07-04">
            <text:p>4. jul 06</text:p>
          </table:table-cell>
          <table:table-cell table:style-name="ce114" table:formula="oooc:=TEXT([.A5];&quot;Ddd&quot;)" office:value-type="string" office:string-value="tor">
            <text:p>tor</text:p>
          </table:table-cell>
          <table:table-cell table:style-name="ce24" office:value-type="string">
            <text:p><text:span text:style-name="T3">1</text:span>L</text:p>
          </table:table-cell>
          <table:table-cell table:number-columns-repeated="2"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number-columns-repeated="2" table:style-name="ce14" office:value-type="string">
            <text:p>D</text:p>
          </table:table-cell>
          <table:table-cell table:style-name="ce119"/>
          <table:table-cell table:style-name="ce14" office:value-type="string">
            <text:p>X</text:p>
          </table:table-cell>
          <table:table-cell table:style-name="ce105" office:value-type="string">
            <text:p>2</text:p>
          </table:table-cell>
          <table:table-cell table:style-name="ce39" office:value-type="string">
            <text:p>MŠŠ</text:p>
          </table:table-cell>
          <table:table-cell table:style-name="ce127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127" table:formula="oooc:=COUNTIF([.C5:.K5];&quot;51&quot;) + COUNTIF([.C5:.K5];&quot;51L&quot;)" office:value-type="float" office:value="0">
            <text:p>0</text:p>
          </table:table-cell>
          <table:table-cell table:style-name="ce127" table:formula="oooc:=COUNTIF([.C5:.K5];&quot;52&quot;) + COUNTIF([.C5:.K5];&quot;52L&quot;)" office:value-type="float" office:value="0">
            <text:p>0</text:p>
          </table:table-cell>
          <table:table-cell table:style-name="ce127" table:formula="oooc:=COUNTIF([.C5:.K5];&quot;11-19&quot;) + COUNTIF([.C5:.K5];&quot;2&quot;)" office:value-type="float" office:value="1">
            <text:p>1</text:p>
          </table:table-cell>
          <table:table-cell table:style-name="ce127" table:formula="oooc:=COUNTIF([.C5:.K5];&quot;U&quot;)+COUNTIF([.C5:.K5];&quot;UL&quot;)" office:value-type="float" office:value="0">
            <text:p>0</text:p>
          </table:table-cell>
          <table:table-cell table:style-name="ce127" table:formula="oooc:=COUNTIF([.C5:.K5];&quot;KVIT&quot;)" office:value-type="float" office:value="1">
            <text:p>1</text:p>
          </table:table-cell>
          <table:table-cell table:style-name="ce128" table:formula="oooc:=COUNTBLANK([.C5:.K5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112" office:value-type="date" office:date-value="2006-07-05">
            <text:p>5. jul 06</text:p>
          </table:table-cell>
          <table:table-cell table:style-name="ce114" table:formula="oooc:=TEXT([.A6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number-columns-repeated="2"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number-columns-repeated="2" table:style-name="ce14" office:value-type="string">
            <text:p>D</text:p>
          </table:table-cell>
          <table:table-cell table:style-name="ce119"/>
          <table:table-cell table:style-name="ce105" office:value-type="string">
            <text:p>2</text:p>
          </table:table-cell>
          <table:table-cell table:style-name="ce24" office:value-type="string">
            <text:p><text:span text:style-name="T3">1</text:span>L</text:p>
          </table:table-cell>
          <table:table-cell table:style-name="ce39" office:value-type="string">
            <text:p>KOS</text:p>
          </table:table-cell>
          <table:table-cell table:style-name="ce127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127" table:formula="oooc:=COUNTIF([.C6:.K6];&quot;51&quot;) + COUNTIF([.C6:.K6];&quot;51L&quot;)" office:value-type="float" office:value="0">
            <text:p>0</text:p>
          </table:table-cell>
          <table:table-cell table:style-name="ce127" table:formula="oooc:=COUNTIF([.C6:.K6];&quot;52&quot;) + COUNTIF([.C6:.K6];&quot;52L&quot;)" office:value-type="float" office:value="0">
            <text:p>0</text:p>
          </table:table-cell>
          <table:table-cell table:style-name="ce127" table:formula="oooc:=COUNTIF([.C6:.K6];&quot;11-19&quot;) + COUNTIF([.C6:.K6];&quot;2&quot;)" office:value-type="float" office:value="1">
            <text:p>1</text:p>
          </table:table-cell>
          <table:table-cell table:style-name="ce127" table:formula="oooc:=COUNTIF([.C6:.K6];&quot;U&quot;)+COUNTIF([.C6:.K6];&quot;UL&quot;)" office:value-type="float" office:value="0">
            <text:p>0</text:p>
          </table:table-cell>
          <table:table-cell table:style-name="ce127" table:formula="oooc:=COUNTIF([.C6:.K6];&quot;KVIT&quot;)" office:value-type="float" office:value="1">
            <text:p>1</text:p>
          </table:table-cell>
          <table:table-cell table:style-name="ce128" table:formula="oooc:=COUNTBLANK([.C6:.K6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112" office:value-type="date" office:date-value="2006-07-06">
            <text:p>6. jul 06</text:p>
          </table:table-cell>
          <table:table-cell table:style-name="ce114" table:formula="oooc:=TEXT([.A7];&quot;Ddd&quot;)" office:value-type="string" office:string-value="čet">
            <text:p>čet</text:p>
          </table:table-cell>
          <table:table-cell table:style-name="ce14" office:value-type="string">
            <text:p>KVIT</text:p>
          </table:table-cell>
          <table:table-cell table:number-columns-repeated="2" table:style-name="ce14" office:value-type="string">
            <text:p>D</text:p>
          </table:table-cell>
          <table:table-cell table:style-name="ce117"/>
          <table:table-cell table:style-name="ce105" office:value-type="string">
            <text:p>2</text:p>
          </table:table-cell>
          <table:table-cell table:style-name="ce14" office:value-type="string">
            <text:p>D</text:p>
          </table:table-cell>
          <table:table-cell table:style-name="ce119"/>
          <table:table-cell table:style-name="ce24" office:value-type="string">
            <text:p><text:span text:style-name="T3">1</text:span>L</text:p>
          </table:table-cell>
          <table:table-cell table:style-name="ce14" office:value-type="string">
            <text:p>X</text:p>
          </table:table-cell>
          <table:table-cell table:style-name="ce39" office:value-type="string">
            <text:p>KOS</text:p>
          </table:table-cell>
          <table:table-cell table:style-name="ce127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127" table:formula="oooc:=COUNTIF([.C7:.K7];&quot;51&quot;) + COUNTIF([.C7:.K7];&quot;51L&quot;)" office:value-type="float" office:value="0">
            <text:p>0</text:p>
          </table:table-cell>
          <table:table-cell table:style-name="ce127" table:formula="oooc:=COUNTIF([.C7:.K7];&quot;52&quot;) + COUNTIF([.C7:.K7];&quot;52L&quot;)" office:value-type="float" office:value="0">
            <text:p>0</text:p>
          </table:table-cell>
          <table:table-cell table:style-name="ce127" table:formula="oooc:=COUNTIF([.C7:.K7];&quot;11-19&quot;) + COUNTIF([.C7:.K7];&quot;2&quot;)" office:value-type="float" office:value="1">
            <text:p>1</text:p>
          </table:table-cell>
          <table:table-cell table:style-name="ce127" table:formula="oooc:=COUNTIF([.C7:.K7];&quot;U&quot;)+COUNTIF([.C7:.K7];&quot;UL&quot;)" office:value-type="float" office:value="0">
            <text:p>0</text:p>
          </table:table-cell>
          <table:table-cell table:style-name="ce127" table:formula="oooc:=COUNTIF([.C7:.K7];&quot;KVIT&quot;)" office:value-type="float" office:value="1">
            <text:p>1</text:p>
          </table:table-cell>
          <table:table-cell table:style-name="ce128" table:formula="oooc:=COUNTBLANK([.C7:.K7])" office:value-type="float" office:value="2">
            <text:p>2</text:p>
          </table:table-cell>
          <table:table-cell table:style-name="ce5" table:number-columns-repeated="237"/>
        </table:table-row>
        <table:table-row table:style-name="ro1">
          <table:table-cell table:style-name="ce112" office:value-type="date" office:date-value="2006-07-07">
            <text:p>7. jul 06</text:p>
          </table:table-cell>
          <table:table-cell table:style-name="ce114" table:formula="oooc:=TEXT([.A8];&quot;Ddd&quot;)" office:value-type="string" office:string-value="pet">
            <text:p>pet</text:p>
          </table:table-cell>
          <table:table-cell table:style-name="ce14" office:value-type="string">
            <text:p>KVIT</text:p>
          </table:table-cell>
          <table:table-cell table:number-columns-repeated="2" table:style-name="ce14" office:value-type="string">
            <text:p>D</text:p>
          </table:table-cell>
          <table:table-cell table:style-name="ce117"/>
          <table:table-cell table:style-name="ce105" office:value-type="string">
            <text:p>2</text:p>
          </table:table-cell>
          <table:table-cell table:style-name="ce14" office:value-type="string">
            <text:p>D</text:p>
          </table:table-cell>
          <table:table-cell table:style-name="ce119"/>
          <table:table-cell table:style-name="ce14" office:value-type="string">
            <text:p>X</text:p>
          </table:table-cell>
          <table:table-cell table:style-name="ce24" office:value-type="string">
            <text:p><text:span text:style-name="T3">1</text:span>L</text:p>
          </table:table-cell>
          <table:table-cell table:style-name="ce39" office:value-type="string">
            <text:p>KOS</text:p>
          </table:table-cell>
          <table:table-cell table:style-name="ce127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127" table:formula="oooc:=COUNTIF([.C8:.K8];&quot;51&quot;) + COUNTIF([.C8:.K8];&quot;51L&quot;)" office:value-type="float" office:value="0">
            <text:p>0</text:p>
          </table:table-cell>
          <table:table-cell table:style-name="ce127" table:formula="oooc:=COUNTIF([.C8:.K8];&quot;52&quot;) + COUNTIF([.C8:.K8];&quot;52L&quot;)" office:value-type="float" office:value="0">
            <text:p>0</text:p>
          </table:table-cell>
          <table:table-cell table:style-name="ce127" table:formula="oooc:=COUNTIF([.C8:.K8];&quot;11-19&quot;) + COUNTIF([.C8:.K8];&quot;2&quot;)" office:value-type="float" office:value="1">
            <text:p>1</text:p>
          </table:table-cell>
          <table:table-cell table:style-name="ce127" table:formula="oooc:=COUNTIF([.C8:.K8];&quot;U&quot;)+COUNTIF([.C8:.K8];&quot;UL&quot;)" office:value-type="float" office:value="0">
            <text:p>0</text:p>
          </table:table-cell>
          <table:table-cell table:style-name="ce127" table:formula="oooc:=COUNTIF([.C8:.K8];&quot;KVIT&quot;)" office:value-type="float" office:value="1">
            <text:p>1</text:p>
          </table:table-cell>
          <table:table-cell table:style-name="ce128" table:formula="oooc:=COUNTBLANK([.C8:.K8])" office:value-type="float" office:value="2">
            <text:p>2</text:p>
          </table:table-cell>
          <table:table-cell table:style-name="ce5" table:number-columns-repeated="237"/>
        </table:table-row>
        <table:table-row table:style-name="ro1">
          <table:table-cell table:style-name="ce111" office:value-type="date" office:date-value="2006-07-08">
            <text:p>8. jul 06</text:p>
          </table:table-cell>
          <table:table-cell table:style-name="ce113" table:formula="oooc:=TEXT([.A9];&quot;Ddd&quot;)" office:value-type="string" office:string-value="sob">
            <text:p>sob</text:p>
          </table:table-cell>
          <table:table-cell table:style-name="ce30" office:value-type="string">
            <text:p>L</text:p>
          </table:table-cell>
          <table:table-cell table:number-columns-repeated="2" table:style-name="ce17" office:value-type="string">
            <text:p>D</text:p>
          </table:table-cell>
          <table:table-cell table:style-name="ce116"/>
          <table:table-cell table:style-name="ce13"/>
          <table:table-cell table:style-name="ce17" office:value-type="string">
            <text:p>D</text:p>
          </table:table-cell>
          <table:table-cell table:style-name="ce116" table:number-columns-repeated="3"/>
          <table:table-cell table:style-name="ce39" office:value-type="string">
            <text:p>MIR</text:p>
          </table:table-cell>
          <table:table-cell table:style-name="ce127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127" table:formula="oooc:=COUNTIF([.C9:.K9];&quot;51&quot;) + COUNTIF([.C9:.K9];&quot;51L&quot;)" office:value-type="float" office:value="0">
            <text:p>0</text:p>
          </table:table-cell>
          <table:table-cell table:style-name="ce127" table:formula="oooc:=COUNTIF([.C9:.K9];&quot;52&quot;) + COUNTIF([.C9:.K9];&quot;52L&quot;)" office:value-type="float" office:value="0">
            <text:p>0</text:p>
          </table:table-cell>
          <table:table-cell table:style-name="ce127" table:formula="oooc:=COUNTIF([.C9:.K9];&quot;11-19&quot;) + COUNTIF([.C9:.K9];&quot;2&quot;)" office:value-type="float" office:value="0">
            <text:p>0</text:p>
          </table:table-cell>
          <table:table-cell table:style-name="ce127" table:formula="oooc:=COUNTIF([.C9:.K9];&quot;U&quot;)+COUNTIF([.C9:.K9];&quot;UL&quot;)" office:value-type="float" office:value="0">
            <text:p>0</text:p>
          </table:table-cell>
          <table:table-cell table:style-name="ce127" table:formula="oooc:=COUNTIF([.C9:.K9];&quot;KVIT&quot;)" office:value-type="float" office:value="0">
            <text:p>0</text:p>
          </table:table-cell>
          <table:table-cell table:style-name="ce128" table:formula="oooc:=COUNTBLANK([.C9:.K9])" office:value-type="float" office:value="5">
            <text:p>5</text:p>
          </table:table-cell>
          <table:table-cell table:style-name="ce5" table:number-columns-repeated="237"/>
        </table:table-row>
        <table:table-row table:style-name="ro1">
          <table:table-cell table:style-name="ce111" office:value-type="date" office:date-value="2006-07-09">
            <text:p>9. jul 06</text:p>
          </table:table-cell>
          <table:table-cell table:style-name="ce113" table:formula="oooc:=TEXT([.A10];&quot;Ddd&quot;)" office:value-type="string" office:string-value="ned">
            <text:p>ned</text:p>
          </table:table-cell>
          <table:table-cell table:style-name="ce30" office:value-type="string">
            <text:p>L</text:p>
          </table:table-cell>
          <table:table-cell table:number-columns-repeated="2" table:style-name="ce17" office:value-type="string">
            <text:p>D</text:p>
          </table:table-cell>
          <table:table-cell table:style-name="ce116"/>
          <table:table-cell table:style-name="ce13"/>
          <table:table-cell table:style-name="ce17" office:value-type="string">
            <text:p>D</text:p>
          </table:table-cell>
          <table:table-cell table:style-name="ce116" table:number-columns-repeated="3"/>
          <table:table-cell table:style-name="ce39" office:value-type="string">
            <text:p>MIR</text:p>
          </table:table-cell>
          <table:table-cell table:style-name="ce127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127" table:formula="oooc:=COUNTIF([.C10:.K10];&quot;51&quot;) + COUNTIF([.C10:.K10];&quot;51L&quot;)" office:value-type="float" office:value="0">
            <text:p>0</text:p>
          </table:table-cell>
          <table:table-cell table:style-name="ce127" table:formula="oooc:=COUNTIF([.C10:.K10];&quot;52&quot;) + COUNTIF([.C10:.K10];&quot;52L&quot;)" office:value-type="float" office:value="0">
            <text:p>0</text:p>
          </table:table-cell>
          <table:table-cell table:style-name="ce127" table:formula="oooc:=COUNTIF([.C10:.K10];&quot;11-19&quot;) + COUNTIF([.C10:.K10];&quot;2&quot;)" office:value-type="float" office:value="0">
            <text:p>0</text:p>
          </table:table-cell>
          <table:table-cell table:style-name="ce127" table:formula="oooc:=COUNTIF([.C10:.K10];&quot;U&quot;)+COUNTIF([.C10:.K10];&quot;UL&quot;)" office:value-type="float" office:value="0">
            <text:p>0</text:p>
          </table:table-cell>
          <table:table-cell table:style-name="ce127" table:formula="oooc:=COUNTIF([.C10:.K10];&quot;KVIT&quot;)" office:value-type="float" office:value="0">
            <text:p>0</text:p>
          </table:table-cell>
          <table:table-cell table:style-name="ce128" table:formula="oooc:=COUNTBLANK([.C10:.K10])" office:value-type="float" office:value="5">
            <text:p>5</text:p>
          </table:table-cell>
          <table:table-cell table:style-name="ce5" table:number-columns-repeated="237"/>
        </table:table-row>
        <table:table-row table:style-name="ro1">
          <table:table-cell table:style-name="ce112" office:value-type="date" office:date-value="2006-07-10">
            <text:p>10. jul 06</text:p>
          </table:table-cell>
          <table:table-cell table:style-name="ce114" table:formula="oooc:=TEXT([.A11];&quot;Ddd&quot;)" office:value-type="string" office:string-value="pon">
            <text:p>pon</text:p>
          </table:table-cell>
          <table:table-cell table:style-name="ce14" office:value-type="string">
            <text:p>X</text:p>
          </table:table-cell>
          <table:table-cell table:number-columns-repeated="2" table:style-name="ce14" office:value-type="string">
            <text:p>D</text:p>
          </table:table-cell>
          <table:table-cell table:style-name="ce117"/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19"/>
          <table:table-cell table:style-name="ce24" office:value-type="string">
            <text:p><text:span text:style-name="T3">1</text:span>L</text:p>
          </table:table-cell>
          <table:table-cell table:style-name="ce105" office:value-type="string">
            <text:p>2</text:p>
          </table:table-cell>
          <table:table-cell table:style-name="ce39" office:value-type="string">
            <text:p>MIR</text:p>
          </table:table-cell>
          <table:table-cell table:style-name="ce127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127" table:formula="oooc:=COUNTIF([.C11:.K11];&quot;51&quot;) + COUNTIF([.C11:.K11];&quot;51L&quot;)" office:value-type="float" office:value="0">
            <text:p>0</text:p>
          </table:table-cell>
          <table:table-cell table:style-name="ce127" table:formula="oooc:=COUNTIF([.C11:.K11];&quot;52&quot;) + COUNTIF([.C11:.K11];&quot;52L&quot;)" office:value-type="float" office:value="0">
            <text:p>0</text:p>
          </table:table-cell>
          <table:table-cell table:style-name="ce127" table:formula="oooc:=COUNTIF([.C11:.K11];&quot;11-19&quot;) + COUNTIF([.C11:.K11];&quot;2&quot;)" office:value-type="float" office:value="1">
            <text:p>1</text:p>
          </table:table-cell>
          <table:table-cell table:style-name="ce127" table:formula="oooc:=COUNTIF([.C11:.K11];&quot;U&quot;)+COUNTIF([.C11:.K11];&quot;UL&quot;)" office:value-type="float" office:value="0">
            <text:p>0</text:p>
          </table:table-cell>
          <table:table-cell table:style-name="ce127" table:formula="oooc:=COUNTIF([.C11:.K11];&quot;KVIT&quot;)" office:value-type="float" office:value="1">
            <text:p>1</text:p>
          </table:table-cell>
          <table:table-cell table:style-name="ce128" table:formula="oooc:=COUNTBLANK([.C11:.K11])" office:value-type="float" office:value="2">
            <text:p>2</text:p>
          </table:table-cell>
          <table:table-cell table:style-name="ce5" table:number-columns-repeated="237"/>
        </table:table-row>
        <table:table-row table:style-name="ro1">
          <table:table-cell table:style-name="ce112" office:value-type="date" office:date-value="2006-07-11">
            <text:p>11. jul 06</text:p>
          </table:table-cell>
          <table:table-cell table:style-name="ce114" table:formula="oooc:=TEXT([.A12];&quot;Ddd&quot;)" office:value-type="string" office:string-value="tor">
            <text:p>tor</text:p>
          </table:table-cell>
          <table:table-cell table:style-name="ce14" office:value-type="string">
            <text:p>52</text:p>
          </table:table-cell>
          <table:table-cell table:number-columns-repeated="2"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D</text:p>
          </table:table-cell>
          <table:table-cell table:style-name="ce119"/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KOS</text:p>
          </table:table-cell>
          <table:table-cell table:style-name="ce127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127" table:formula="oooc:=COUNTIF([.C12:.K12];&quot;51&quot;) + COUNTIF([.C12:.K12];&quot;51L&quot;)" office:value-type="float" office:value="1">
            <text:p>1</text:p>
          </table:table-cell>
          <table:table-cell table:style-name="ce127" table:formula="oooc:=COUNTIF([.C12:.K12];&quot;52&quot;) + COUNTIF([.C12:.K12];&quot;52L&quot;)" office:value-type="float" office:value="1">
            <text:p>1</text:p>
          </table:table-cell>
          <table:table-cell table:style-name="ce127" table:formula="oooc:=COUNTIF([.C12:.K12];&quot;11-19&quot;) + COUNTIF([.C12:.K12];&quot;2&quot;)" office:value-type="float" office:value="1">
            <text:p>1</text:p>
          </table:table-cell>
          <table:table-cell table:style-name="ce127" table:formula="oooc:=COUNTIF([.C12:.K12];&quot;U&quot;)+COUNTIF([.C12:.K12];&quot;UL&quot;)" office:value-type="float" office:value="0">
            <text:p>0</text:p>
          </table:table-cell>
          <table:table-cell table:style-name="ce127" table:formula="oooc:=COUNTIF([.C12:.K12];&quot;KVIT&quot;)" office:value-type="float" office:value="1">
            <text:p>1</text:p>
          </table:table-cell>
          <table:table-cell table:style-name="ce128" table:formula="oooc:=COUNTBLANK([.C12:.K12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112" office:value-type="date" office:date-value="2006-07-12">
            <text:p>12. jul 06</text:p>
          </table:table-cell>
          <table:table-cell table:style-name="ce114" table:formula="oooc:=TEXT([.A13];&quot;Ddd&quot;)" office:value-type="string" office:string-value="sre">
            <text:p>sre</text:p>
          </table:table-cell>
          <table:table-cell table:style-name="ce24" office:value-type="string">
            <text:p><text:span text:style-name="T3">51</text:span>L</text:p>
          </table:table-cell>
          <table:table-cell table:number-columns-repeated="2"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119"/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39" office:value-type="string">
            <text:p>MIR</text:p>
          </table:table-cell>
          <table:table-cell table:style-name="ce127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127" table:formula="oooc:=COUNTIF([.C13:.K13];&quot;51&quot;) + COUNTIF([.C13:.K13];&quot;51L&quot;)" office:value-type="float" office:value="1">
            <text:p>1</text:p>
          </table:table-cell>
          <table:table-cell table:style-name="ce127" table:formula="oooc:=COUNTIF([.C13:.K13];&quot;52&quot;) + COUNTIF([.C13:.K13];&quot;52L&quot;)" office:value-type="float" office:value="1">
            <text:p>1</text:p>
          </table:table-cell>
          <table:table-cell table:style-name="ce127" table:formula="oooc:=COUNTIF([.C13:.K13];&quot;11-19&quot;) + COUNTIF([.C13:.K13];&quot;2&quot;)" office:value-type="float" office:value="1">
            <text:p>1</text:p>
          </table:table-cell>
          <table:table-cell table:style-name="ce127" table:formula="oooc:=COUNTIF([.C13:.K13];&quot;U&quot;)+COUNTIF([.C13:.K13];&quot;UL&quot;)" office:value-type="float" office:value="0">
            <text:p>0</text:p>
          </table:table-cell>
          <table:table-cell table:style-name="ce127" table:formula="oooc:=COUNTIF([.C13:.K13];&quot;KVIT&quot;)" office:value-type="float" office:value="1">
            <text:p>1</text:p>
          </table:table-cell>
          <table:table-cell table:style-name="ce128" table:formula="oooc:=COUNTBLANK([.C13:.K13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112" office:value-type="date" office:date-value="2006-07-13">
            <text:p>13. jul 06</text:p>
          </table:table-cell>
          <table:table-cell table:style-name="ce114" table:formula="oooc:=TEXT([.A14];&quot;Ddd&quot;)" office:value-type="string" office:string-value="čet">
            <text:p>čet</text:p>
          </table:table-cell>
          <table:table-cell table:style-name="ce14" office:value-type="string">
            <text:p>X</text:p>
          </table:table-cell>
          <table:table-cell table:number-columns-repeated="2" table:style-name="ce14" office:value-type="string">
            <text:p>D</text:p>
          </table:table-cell>
          <table:table-cell table:style-name="ce117"/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19"/>
          <table:table-cell table:style-name="ce24" office:value-type="string">
            <text:p><text:span text:style-name="T3">1</text:span>L</text:p>
          </table:table-cell>
          <table:table-cell table:style-name="ce105" office:value-type="string">
            <text:p>2</text:p>
          </table:table-cell>
          <table:table-cell table:style-name="ce39" office:value-type="string">
            <text:p>MIR</text:p>
          </table:table-cell>
          <table:table-cell table:style-name="ce127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127" table:formula="oooc:=COUNTIF([.C14:.K14];&quot;51&quot;) + COUNTIF([.C14:.K14];&quot;51L&quot;)" office:value-type="float" office:value="0">
            <text:p>0</text:p>
          </table:table-cell>
          <table:table-cell table:style-name="ce127" table:formula="oooc:=COUNTIF([.C14:.K14];&quot;52&quot;) + COUNTIF([.C14:.K14];&quot;52L&quot;)" office:value-type="float" office:value="0">
            <text:p>0</text:p>
          </table:table-cell>
          <table:table-cell table:style-name="ce127" table:formula="oooc:=COUNTIF([.C14:.K14];&quot;11-19&quot;) + COUNTIF([.C14:.K14];&quot;2&quot;)" office:value-type="float" office:value="1">
            <text:p>1</text:p>
          </table:table-cell>
          <table:table-cell table:style-name="ce127" table:formula="oooc:=COUNTIF([.C14:.K14];&quot;U&quot;)+COUNTIF([.C14:.K14];&quot;UL&quot;)" office:value-type="float" office:value="0">
            <text:p>0</text:p>
          </table:table-cell>
          <table:table-cell table:style-name="ce127" table:formula="oooc:=COUNTIF([.C14:.K14];&quot;KVIT&quot;)" office:value-type="float" office:value="1">
            <text:p>1</text:p>
          </table:table-cell>
          <table:table-cell table:style-name="ce128" table:formula="oooc:=COUNTBLANK([.C14:.K14])" office:value-type="float" office:value="2">
            <text:p>2</text:p>
          </table:table-cell>
          <table:table-cell table:style-name="ce5" table:number-columns-repeated="237"/>
        </table:table-row>
        <table:table-row table:style-name="ro1">
          <table:table-cell table:style-name="ce112" office:value-type="date" office:date-value="2006-07-14">
            <text:p>14. jul 06</text:p>
          </table:table-cell>
          <table:table-cell table:style-name="ce114" table:formula="oooc:=TEXT([.A15];&quot;Ddd&quot;)" office:value-type="string" office:string-value="pet">
            <text:p>pet</text:p>
          </table:table-cell>
          <table:table-cell table:style-name="ce105" office:value-type="string">
            <text:p>2</text:p>
          </table:table-cell>
          <table:table-cell table:number-columns-repeated="2" table:style-name="ce14" office:value-type="string">
            <text:p>D</text:p>
          </table:table-cell>
          <table:table-cell table:style-name="ce117"/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19"/>
          <table:table-cell table:style-name="ce14" office:value-type="string">
            <text:p>X</text:p>
          </table:table-cell>
          <table:table-cell table:style-name="ce24" office:value-type="string">
            <text:p><text:span text:style-name="T3">1</text:span>L</text:p>
          </table:table-cell>
          <table:table-cell table:style-name="ce39" office:value-type="string">
            <text:p>MIR</text:p>
          </table:table-cell>
          <table:table-cell table:style-name="ce127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127" table:formula="oooc:=COUNTIF([.C15:.K15];&quot;51&quot;) + COUNTIF([.C15:.K15];&quot;51L&quot;)" office:value-type="float" office:value="0">
            <text:p>0</text:p>
          </table:table-cell>
          <table:table-cell table:style-name="ce127" table:formula="oooc:=COUNTIF([.C15:.K15];&quot;52&quot;) + COUNTIF([.C15:.K15];&quot;52L&quot;)" office:value-type="float" office:value="0">
            <text:p>0</text:p>
          </table:table-cell>
          <table:table-cell table:style-name="ce127" table:formula="oooc:=COUNTIF([.C15:.K15];&quot;11-19&quot;) + COUNTIF([.C15:.K15];&quot;2&quot;)" office:value-type="float" office:value="1">
            <text:p>1</text:p>
          </table:table-cell>
          <table:table-cell table:style-name="ce127" table:formula="oooc:=COUNTIF([.C15:.K15];&quot;U&quot;)+COUNTIF([.C15:.K15];&quot;UL&quot;)" office:value-type="float" office:value="0">
            <text:p>0</text:p>
          </table:table-cell>
          <table:table-cell table:style-name="ce127" table:formula="oooc:=COUNTIF([.C15:.K15];&quot;KVIT&quot;)" office:value-type="float" office:value="1">
            <text:p>1</text:p>
          </table:table-cell>
          <table:table-cell table:style-name="ce128" table:formula="oooc:=COUNTBLANK([.C15:.K15])" office:value-type="float" office:value="2">
            <text:p>2</text:p>
          </table:table-cell>
          <table:table-cell table:style-name="ce5" table:number-columns-repeated="237"/>
        </table:table-row>
        <table:table-row table:style-name="ro1">
          <table:table-cell table:style-name="ce111" office:value-type="date" office:date-value="2006-07-15">
            <text:p>15. jul 06</text:p>
          </table:table-cell>
          <table:table-cell table:style-name="ce113" table:formula="oooc:=TEXT([.A16];&quot;Ddd&quot;)" office:value-type="string" office:string-value="sob">
            <text:p>sob</text:p>
          </table:table-cell>
          <table:table-cell table:style-name="ce116"/>
          <table:table-cell table:number-columns-repeated="2" table:style-name="ce116" office:value-type="string">
            <text:p>D</text:p>
          </table:table-cell>
          <table:table-cell table:style-name="ce116"/>
          <table:table-cell table:style-name="ce30" office:value-type="string">
            <text:p>L</text:p>
          </table:table-cell>
          <table:table-cell table:style-name="ce116" office:value-type="string">
            <text:p>D</text:p>
          </table:table-cell>
          <table:table-cell table:style-name="ce116"/>
          <table:table-cell table:style-name="ce116" office:value-type="string">
            <text:p>D</text:p>
          </table:table-cell>
          <table:table-cell table:style-name="ce116"/>
          <table:table-cell table:style-name="ce39" office:value-type="string">
            <text:p>MŠŠ</text:p>
          </table:table-cell>
          <table:table-cell table:style-name="ce127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127" table:formula="oooc:=COUNTIF([.C16:.K16];&quot;51&quot;) + COUNTIF([.C16:.K16];&quot;51L&quot;)" office:value-type="float" office:value="0">
            <text:p>0</text:p>
          </table:table-cell>
          <table:table-cell table:style-name="ce127" table:formula="oooc:=COUNTIF([.C16:.K16];&quot;52&quot;) + COUNTIF([.C16:.K16];&quot;52L&quot;)" office:value-type="float" office:value="0">
            <text:p>0</text:p>
          </table:table-cell>
          <table:table-cell table:style-name="ce127" table:formula="oooc:=COUNTIF([.C16:.K16];&quot;11-19&quot;) + COUNTIF([.C16:.K16];&quot;2&quot;)" office:value-type="float" office:value="0">
            <text:p>0</text:p>
          </table:table-cell>
          <table:table-cell table:style-name="ce127" table:formula="oooc:=COUNTIF([.C16:.K16];&quot;U&quot;)+COUNTIF([.C16:.K16];&quot;UL&quot;)" office:value-type="float" office:value="0">
            <text:p>0</text:p>
          </table:table-cell>
          <table:table-cell table:style-name="ce127" table:formula="oooc:=COUNTIF([.C16:.K16];&quot;KVIT&quot;)" office:value-type="float" office:value="0">
            <text:p>0</text:p>
          </table:table-cell>
          <table:table-cell table:style-name="ce128" table:formula="oooc:=COUNTBLANK([.C16:.K16])" office:value-type="float" office:value="4">
            <text:p>4</text:p>
          </table:table-cell>
          <table:table-cell table:style-name="ce5" table:number-columns-repeated="237"/>
        </table:table-row>
        <table:table-row table:style-name="ro1">
          <table:table-cell table:style-name="ce111" office:value-type="date" office:date-value="2006-07-16">
            <text:p>16. jul 06</text:p>
          </table:table-cell>
          <table:table-cell table:style-name="ce113" table:formula="oooc:=TEXT([.A17];&quot;Ddd&quot;)" office:value-type="string" office:string-value="ned">
            <text:p>ned</text:p>
          </table:table-cell>
          <table:table-cell table:style-name="ce116"/>
          <table:table-cell table:number-columns-repeated="2" table:style-name="ce116" office:value-type="string">
            <text:p>D</text:p>
          </table:table-cell>
          <table:table-cell table:style-name="ce116"/>
          <table:table-cell table:style-name="ce30" office:value-type="string">
            <text:p>L</text:p>
          </table:table-cell>
          <table:table-cell table:style-name="ce116" office:value-type="string">
            <text:p>D</text:p>
          </table:table-cell>
          <table:table-cell table:style-name="ce116"/>
          <table:table-cell table:style-name="ce116" office:value-type="string">
            <text:p>D</text:p>
          </table:table-cell>
          <table:table-cell table:style-name="ce116"/>
          <table:table-cell table:style-name="ce39" office:value-type="string">
            <text:p>MŠŠ</text:p>
          </table:table-cell>
          <table:table-cell table:style-name="ce127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127" table:formula="oooc:=COUNTIF([.C17:.K17];&quot;51&quot;) + COUNTIF([.C17:.K17];&quot;51L&quot;)" office:value-type="float" office:value="0">
            <text:p>0</text:p>
          </table:table-cell>
          <table:table-cell table:style-name="ce127" table:formula="oooc:=COUNTIF([.C17:.K17];&quot;52&quot;) + COUNTIF([.C17:.K17];&quot;52L&quot;)" office:value-type="float" office:value="0">
            <text:p>0</text:p>
          </table:table-cell>
          <table:table-cell table:style-name="ce127" table:formula="oooc:=COUNTIF([.C17:.K17];&quot;11-19&quot;) + COUNTIF([.C17:.K17];&quot;2&quot;)" office:value-type="float" office:value="0">
            <text:p>0</text:p>
          </table:table-cell>
          <table:table-cell table:style-name="ce127" table:formula="oooc:=COUNTIF([.C17:.K17];&quot;U&quot;)+COUNTIF([.C17:.K17];&quot;UL&quot;)" office:value-type="float" office:value="0">
            <text:p>0</text:p>
          </table:table-cell>
          <table:table-cell table:style-name="ce127" table:formula="oooc:=COUNTIF([.C17:.K17];&quot;KVIT&quot;)" office:value-type="float" office:value="0">
            <text:p>0</text:p>
          </table:table-cell>
          <table:table-cell table:style-name="ce128" table:formula="oooc:=COUNTBLANK([.C17:.K17])" office:value-type="float" office:value="4">
            <text:p>4</text:p>
          </table:table-cell>
          <table:table-cell table:style-name="ce5" table:number-columns-repeated="237"/>
        </table:table-row>
        <table:table-row table:style-name="ro1">
          <table:table-cell table:style-name="ce112" office:value-type="date" office:date-value="2006-07-17">
            <text:p>17. jul 06</text:p>
          </table:table-cell>
          <table:table-cell table:style-name="ce114" table:formula="oooc:=TEXT([.A18];&quot;Ddd&quot;)" office:value-type="string" office:string-value="pon">
            <text:p>pon</text:p>
          </table:table-cell>
          <table:table-cell table:style-name="ce14" office:value-type="string">
            <text:p>D</text:p>
          </table:table-cell>
          <table:table-cell table:style-name="ce105" office:value-type="string">
            <text:p>2</text:p>
          </table:table-cell>
          <table:table-cell table:style-name="ce14" office:value-type="string">
            <text:p>KVIT</text:p>
          </table:table-cell>
          <table:table-cell table:style-name="ce117"/>
          <table:table-cell table:number-columns-repeated="2" table:style-name="ce14" office:value-type="string">
            <text:p>D</text:p>
          </table:table-cell>
          <table:table-cell table:style-name="ce119"/>
          <table:table-cell table:style-name="ce14" office:value-type="string">
            <text:p>D</text:p>
          </table:table-cell>
          <table:table-cell table:style-name="ce24" office:value-type="string">
            <text:p><text:span text:style-name="T3">1</text:span>L</text:p>
          </table:table-cell>
          <table:table-cell table:style-name="ce39" office:value-type="string">
            <text:p>PIN</text:p>
          </table:table-cell>
          <table:table-cell table:style-name="ce127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127" table:formula="oooc:=COUNTIF([.C18:.K18];&quot;51&quot;) + COUNTIF([.C18:.K18];&quot;51L&quot;)" office:value-type="float" office:value="0">
            <text:p>0</text:p>
          </table:table-cell>
          <table:table-cell table:style-name="ce127" table:formula="oooc:=COUNTIF([.C18:.K18];&quot;52&quot;) + COUNTIF([.C18:.K18];&quot;52L&quot;)" office:value-type="float" office:value="0">
            <text:p>0</text:p>
          </table:table-cell>
          <table:table-cell table:style-name="ce127" table:formula="oooc:=COUNTIF([.C18:.K18];&quot;11-19&quot;) + COUNTIF([.C18:.K18];&quot;2&quot;)" office:value-type="float" office:value="1">
            <text:p>1</text:p>
          </table:table-cell>
          <table:table-cell table:style-name="ce127" table:formula="oooc:=COUNTIF([.C18:.K18];&quot;U&quot;)+COUNTIF([.C18:.K18];&quot;UL&quot;)" office:value-type="float" office:value="0">
            <text:p>0</text:p>
          </table:table-cell>
          <table:table-cell table:style-name="ce127" table:formula="oooc:=COUNTIF([.C18:.K18];&quot;KVIT&quot;)" office:value-type="float" office:value="1">
            <text:p>1</text:p>
          </table:table-cell>
          <table:table-cell table:style-name="ce128" table:formula="oooc:=COUNTBLANK([.C18:.K18])" office:value-type="float" office:value="2">
            <text:p>2</text:p>
          </table:table-cell>
          <table:table-cell table:style-name="ce5" table:number-columns-repeated="237"/>
        </table:table-row>
        <table:table-row table:style-name="ro1">
          <table:table-cell table:style-name="ce112" office:value-type="date" office:date-value="2006-07-18">
            <text:p>18. jul 06</text:p>
          </table:table-cell>
          <table:table-cell table:style-name="ce114" table:formula="oooc:=TEXT([.A19];&quot;Ddd&quot;)" office:value-type="string" office:string-value="tor">
            <text:p>tor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1</text:span>L</text:p>
          </table:table-cell>
          <table:table-cell table:style-name="ce105" office:value-type="string">
            <text:p>2</text:p>
          </table:table-cell>
          <table:table-cell table:style-name="ce14" office:value-type="string">
            <text:p>KVIT</text:p>
          </table:table-cell>
          <table:table-cell table:number-columns-repeated="2" table:style-name="ce14" office:value-type="string">
            <text:p>D</text:p>
          </table:table-cell>
          <table:table-cell table:style-name="ce119"/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39" office:value-type="string">
            <text:p>PIN</text:p>
          </table:table-cell>
          <table:table-cell table:style-name="ce127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127" table:formula="oooc:=COUNTIF([.C19:.K19];&quot;51&quot;) + COUNTIF([.C19:.K19];&quot;51L&quot;)" office:value-type="float" office:value="0">
            <text:p>0</text:p>
          </table:table-cell>
          <table:table-cell table:style-name="ce127" table:formula="oooc:=COUNTIF([.C19:.K19];&quot;52&quot;) + COUNTIF([.C19:.K19];&quot;52L&quot;)" office:value-type="float" office:value="0">
            <text:p>0</text:p>
          </table:table-cell>
          <table:table-cell table:style-name="ce127" table:formula="oooc:=COUNTIF([.C19:.K19];&quot;11-19&quot;) + COUNTIF([.C19:.K19];&quot;2&quot;)" office:value-type="float" office:value="1">
            <text:p>1</text:p>
          </table:table-cell>
          <table:table-cell table:style-name="ce127" table:formula="oooc:=COUNTIF([.C19:.K19];&quot;U&quot;)+COUNTIF([.C19:.K19];&quot;UL&quot;)" office:value-type="float" office:value="0">
            <text:p>0</text:p>
          </table:table-cell>
          <table:table-cell table:style-name="ce127" table:formula="oooc:=COUNTIF([.C19:.K19];&quot;KVIT&quot;)" office:value-type="float" office:value="1">
            <text:p>1</text:p>
          </table:table-cell>
          <table:table-cell table:style-name="ce128" table:formula="oooc:=COUNTBLANK([.C19:.K19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112" office:value-type="date" office:date-value="2006-07-19">
            <text:p>19. jul 06</text:p>
          </table:table-cell>
          <table:table-cell table:style-name="ce114" table:formula="oooc:=TEXT([.A20];&quot;Ddd&quot;)" office:value-type="string" office:string-value="sre">
            <text:p>sre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24" office:value-type="string">
            <text:p><text:span text:style-name="T3">1</text:span>L</text:p>
          </table:table-cell>
          <table:table-cell table:style-name="ce14" office:value-type="string">
            <text:p>KVIT</text:p>
          </table:table-cell>
          <table:table-cell table:number-columns-repeated="2" table:style-name="ce14" office:value-type="string">
            <text:p>D</text:p>
          </table:table-cell>
          <table:table-cell table:style-name="ce119"/>
          <table:table-cell table:style-name="ce14" office:value-type="string">
            <text:p>D</text:p>
          </table:table-cell>
          <table:table-cell table:style-name="ce105" office:value-type="string">
            <text:p>2</text:p>
          </table:table-cell>
          <table:table-cell table:style-name="ce39" office:value-type="string">
            <text:p>MŠŠ</text:p>
          </table:table-cell>
          <table:table-cell table:style-name="ce127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127" table:formula="oooc:=COUNTIF([.C20:.K20];&quot;51&quot;) + COUNTIF([.C20:.K20];&quot;51L&quot;)" office:value-type="float" office:value="0">
            <text:p>0</text:p>
          </table:table-cell>
          <table:table-cell table:style-name="ce127" table:formula="oooc:=COUNTIF([.C20:.K20];&quot;52&quot;) + COUNTIF([.C20:.K20];&quot;52L&quot;)" office:value-type="float" office:value="0">
            <text:p>0</text:p>
          </table:table-cell>
          <table:table-cell table:style-name="ce127" table:formula="oooc:=COUNTIF([.C20:.K20];&quot;11-19&quot;) + COUNTIF([.C20:.K20];&quot;2&quot;)" office:value-type="float" office:value="1">
            <text:p>1</text:p>
          </table:table-cell>
          <table:table-cell table:style-name="ce127" table:formula="oooc:=COUNTIF([.C20:.K20];&quot;U&quot;)+COUNTIF([.C20:.K20];&quot;UL&quot;)" office:value-type="float" office:value="0">
            <text:p>0</text:p>
          </table:table-cell>
          <table:table-cell table:style-name="ce127" table:formula="oooc:=COUNTIF([.C20:.K20];&quot;KVIT&quot;)" office:value-type="float" office:value="1">
            <text:p>1</text:p>
          </table:table-cell>
          <table:table-cell table:style-name="ce128" table:formula="oooc:=COUNTBLANK([.C20:.K20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112" office:value-type="date" office:date-value="2006-07-20">
            <text:p>20. jul 06</text:p>
          </table:table-cell>
          <table:table-cell table:style-name="ce114" table:formula="oooc:=TEXT([.A21];&quot;Ddd&quot;)" office:value-type="string" office:string-value="čet">
            <text:p>čet</text:p>
          </table:table-cell>
          <table:table-cell table:style-name="ce14" office:value-type="string">
            <text:p>D</text:p>
          </table:table-cell>
          <table:table-cell table:style-name="ce105" office:value-type="string">
            <text:p>2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number-columns-repeated="2" table:style-name="ce14" office:value-type="string">
            <text:p>D</text:p>
          </table:table-cell>
          <table:table-cell table:style-name="ce119"/>
          <table:table-cell table:style-name="ce14" office:value-type="string">
            <text:p>D</text:p>
          </table:table-cell>
          <table:table-cell table:style-name="ce24" office:value-type="string">
            <text:p><text:span text:style-name="T3">1</text:span>L</text:p>
          </table:table-cell>
          <table:table-cell table:style-name="ce39" office:value-type="string">
            <text:p>ŠOŠ</text:p>
          </table:table-cell>
          <table:table-cell table:style-name="ce127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127" table:formula="oooc:=COUNTIF([.C21:.K21];&quot;51&quot;) + COUNTIF([.C21:.K21];&quot;51L&quot;)" office:value-type="float" office:value="0">
            <text:p>0</text:p>
          </table:table-cell>
          <table:table-cell table:style-name="ce127" table:formula="oooc:=COUNTIF([.C21:.K21];&quot;52&quot;) + COUNTIF([.C21:.K21];&quot;52L&quot;)" office:value-type="float" office:value="0">
            <text:p>0</text:p>
          </table:table-cell>
          <table:table-cell table:style-name="ce127" table:formula="oooc:=COUNTIF([.C21:.K21];&quot;11-19&quot;) + COUNTIF([.C21:.K21];&quot;2&quot;)" office:value-type="float" office:value="1">
            <text:p>1</text:p>
          </table:table-cell>
          <table:table-cell table:style-name="ce127" table:formula="oooc:=COUNTIF([.C21:.K21];&quot;U&quot;)+COUNTIF([.C21:.K21];&quot;UL&quot;)" office:value-type="float" office:value="0">
            <text:p>0</text:p>
          </table:table-cell>
          <table:table-cell table:style-name="ce127" table:formula="oooc:=COUNTIF([.C21:.K21];&quot;KVIT&quot;)" office:value-type="float" office:value="1">
            <text:p>1</text:p>
          </table:table-cell>
          <table:table-cell table:style-name="ce128" table:formula="oooc:=COUNTBLANK([.C21:.K21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112" office:value-type="date" office:date-value="2006-07-21">
            <text:p>21. jul 06</text:p>
          </table:table-cell>
          <table:table-cell table:style-name="ce114" table:formula="oooc:=TEXT([.A22];&quot;Ddd&quot;)" office:value-type="string" office:string-value="pet">
            <text:p>pet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1</text:span>L</text:p>
          </table:table-cell>
          <table:table-cell table:style-name="ce105" office:value-type="string">
            <text:p>2</text:p>
          </table:table-cell>
          <table:table-cell table:style-name="ce14" office:value-type="string">
            <text:p>KVIT</text:p>
          </table:table-cell>
          <table:table-cell table:number-columns-repeated="2" table:style-name="ce14" office:value-type="string">
            <text:p>D</text:p>
          </table:table-cell>
          <table:table-cell table:style-name="ce119"/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39" office:value-type="string">
            <text:p>PIN</text:p>
          </table:table-cell>
          <table:table-cell table:style-name="ce127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127" table:formula="oooc:=COUNTIF([.C22:.K22];&quot;51&quot;) + COUNTIF([.C22:.K22];&quot;51L&quot;)" office:value-type="float" office:value="0">
            <text:p>0</text:p>
          </table:table-cell>
          <table:table-cell table:style-name="ce127" table:formula="oooc:=COUNTIF([.C22:.K22];&quot;52&quot;) + COUNTIF([.C22:.K22];&quot;52L&quot;)" office:value-type="float" office:value="0">
            <text:p>0</text:p>
          </table:table-cell>
          <table:table-cell table:style-name="ce127" table:formula="oooc:=COUNTIF([.C22:.K22];&quot;11-19&quot;) + COUNTIF([.C22:.K22];&quot;2&quot;)" office:value-type="float" office:value="1">
            <text:p>1</text:p>
          </table:table-cell>
          <table:table-cell table:style-name="ce127" table:formula="oooc:=COUNTIF([.C22:.K22];&quot;U&quot;)+COUNTIF([.C22:.K22];&quot;UL&quot;)" office:value-type="float" office:value="0">
            <text:p>0</text:p>
          </table:table-cell>
          <table:table-cell table:style-name="ce127" table:formula="oooc:=COUNTIF([.C22:.K22];&quot;KVIT&quot;)" office:value-type="float" office:value="1">
            <text:p>1</text:p>
          </table:table-cell>
          <table:table-cell table:style-name="ce128" table:formula="oooc:=COUNTBLANK([.C22:.K22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111" office:value-type="date" office:date-value="2006-07-22">
            <text:p>22. jul 06</text:p>
          </table:table-cell>
          <table:table-cell table:style-name="ce113" table:formula="oooc:=TEXT([.A23];&quot;Ddd&quot;)" office:value-type="string" office:string-value="sob">
            <text:p>sob</text:p>
          </table:table-cell>
          <table:table-cell table:style-name="ce17" office:value-type="string">
            <text:p>D</text:p>
          </table:table-cell>
          <table:table-cell table:style-name="ce116"/>
          <table:table-cell table:style-name="ce30" office:value-type="string">
            <text:p>L</text:p>
          </table:table-cell>
          <table:table-cell table:number-columns-repeated="2" table:style-name="ce116" office:value-type="string">
            <text:p>D</text:p>
          </table:table-cell>
          <table:table-cell table:style-name="ce17" office:value-type="string">
            <text:p>D</text:p>
          </table:table-cell>
          <table:table-cell table:style-name="ce116"/>
          <table:table-cell table:style-name="ce116" office:value-type="string">
            <text:p>D</text:p>
          </table:table-cell>
          <table:table-cell table:style-name="ce116"/>
          <table:table-cell table:style-name="ce39" office:value-type="string">
            <text:p>ŠOŠ</text:p>
          </table:table-cell>
          <table:table-cell table:style-name="ce127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127" table:formula="oooc:=COUNTIF([.C23:.K23];&quot;51&quot;) + COUNTIF([.C23:.K23];&quot;51L&quot;)" office:value-type="float" office:value="0">
            <text:p>0</text:p>
          </table:table-cell>
          <table:table-cell table:style-name="ce127" table:formula="oooc:=COUNTIF([.C23:.K23];&quot;52&quot;) + COUNTIF([.C23:.K23];&quot;52L&quot;)" office:value-type="float" office:value="0">
            <text:p>0</text:p>
          </table:table-cell>
          <table:table-cell table:style-name="ce127" table:formula="oooc:=COUNTIF([.C23:.K23];&quot;11-19&quot;) + COUNTIF([.C23:.K23];&quot;2&quot;)" office:value-type="float" office:value="0">
            <text:p>0</text:p>
          </table:table-cell>
          <table:table-cell table:style-name="ce127" table:formula="oooc:=COUNTIF([.C23:.K23];&quot;U&quot;)+COUNTIF([.C23:.K23];&quot;UL&quot;)" office:value-type="float" office:value="0">
            <text:p>0</text:p>
          </table:table-cell>
          <table:table-cell table:style-name="ce127" table:formula="oooc:=COUNTIF([.C23:.K23];&quot;KVIT&quot;)" office:value-type="float" office:value="0">
            <text:p>0</text:p>
          </table:table-cell>
          <table:table-cell table:style-name="ce128" table:formula="oooc:=COUNTBLANK([.C23:.K23])" office:value-type="float" office:value="3">
            <text:p>3</text:p>
          </table:table-cell>
          <table:table-cell table:style-name="ce5" table:number-columns-repeated="237"/>
        </table:table-row>
        <table:table-row table:style-name="ro1">
          <table:table-cell table:style-name="ce111" office:value-type="date" office:date-value="2006-07-23">
            <text:p>23. jul 06</text:p>
          </table:table-cell>
          <table:table-cell table:style-name="ce113" table:formula="oooc:=TEXT([.A24];&quot;Ddd&quot;)" office:value-type="string" office:string-value="ned">
            <text:p>ned</text:p>
          </table:table-cell>
          <table:table-cell table:style-name="ce17" office:value-type="string">
            <text:p>D</text:p>
          </table:table-cell>
          <table:table-cell table:style-name="ce116"/>
          <table:table-cell table:style-name="ce30" office:value-type="string">
            <text:p>L</text:p>
          </table:table-cell>
          <table:table-cell table:number-columns-repeated="2" table:style-name="ce116" office:value-type="string">
            <text:p>D</text:p>
          </table:table-cell>
          <table:table-cell table:style-name="ce17" office:value-type="string">
            <text:p>D</text:p>
          </table:table-cell>
          <table:table-cell table:style-name="ce116"/>
          <table:table-cell table:style-name="ce116" office:value-type="string">
            <text:p>D</text:p>
          </table:table-cell>
          <table:table-cell table:style-name="ce116"/>
          <table:table-cell table:style-name="ce39" office:value-type="string">
            <text:p>ŠOŠ</text:p>
          </table:table-cell>
          <table:table-cell table:style-name="ce127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127" table:formula="oooc:=COUNTIF([.C24:.K24];&quot;51&quot;) + COUNTIF([.C24:.K24];&quot;51L&quot;)" office:value-type="float" office:value="0">
            <text:p>0</text:p>
          </table:table-cell>
          <table:table-cell table:style-name="ce127" table:formula="oooc:=COUNTIF([.C24:.K24];&quot;52&quot;) + COUNTIF([.C24:.K24];&quot;52L&quot;)" office:value-type="float" office:value="0">
            <text:p>0</text:p>
          </table:table-cell>
          <table:table-cell table:style-name="ce127" table:formula="oooc:=COUNTIF([.C24:.K24];&quot;11-19&quot;) + COUNTIF([.C24:.K24];&quot;2&quot;)" office:value-type="float" office:value="0">
            <text:p>0</text:p>
          </table:table-cell>
          <table:table-cell table:style-name="ce127" table:formula="oooc:=COUNTIF([.C24:.K24];&quot;U&quot;)+COUNTIF([.C24:.K24];&quot;UL&quot;)" office:value-type="float" office:value="0">
            <text:p>0</text:p>
          </table:table-cell>
          <table:table-cell table:style-name="ce127" table:formula="oooc:=COUNTIF([.C24:.K24];&quot;KVIT&quot;)" office:value-type="float" office:value="0">
            <text:p>0</text:p>
          </table:table-cell>
          <table:table-cell table:style-name="ce128" table:formula="oooc:=COUNTBLANK([.C24:.K24])" office:value-type="float" office:value="3">
            <text:p>3</text:p>
          </table:table-cell>
          <table:table-cell table:style-name="ce5" table:number-columns-repeated="237"/>
        </table:table-row>
        <table:table-row table:style-name="ro1">
          <table:table-cell table:style-name="ce112" office:value-type="date" office:date-value="2006-07-24">
            <text:p>24. jul 06</text:p>
          </table:table-cell>
          <table:table-cell table:style-name="ce114" table:formula="oooc:=TEXT([.A25];&quot;Ddd&quot;)" office:value-type="string" office:string-value="pon">
            <text:p>pon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number-columns-repeated="2" table:style-name="ce14" office:value-type="string">
            <text:p>D</text:p>
          </table:table-cell>
          <table:table-cell table:style-name="ce105" office:value-type="string">
            <text:p>2</text:p>
          </table:table-cell>
          <table:table-cell table:style-name="ce120"/>
          <table:table-cell table:style-name="ce14" office:value-type="string">
            <text:p>D</text:p>
          </table:table-cell>
          <table:table-cell table:style-name="ce24" office:value-type="string">
            <text:p><text:span text:style-name="T3">1</text:span>L</text:p>
          </table:table-cell>
          <table:table-cell table:style-name="ce39" office:value-type="string">
            <text:p>ŠOŠ</text:p>
          </table:table-cell>
          <table:table-cell table:style-name="ce127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127" table:formula="oooc:=COUNTIF([.C25:.K25];&quot;51&quot;) + COUNTIF([.C25:.K25];&quot;51L&quot;)" office:value-type="float" office:value="0">
            <text:p>0</text:p>
          </table:table-cell>
          <table:table-cell table:style-name="ce127" table:formula="oooc:=COUNTIF([.C25:.K25];&quot;52&quot;) + COUNTIF([.C25:.K25];&quot;52L&quot;)" office:value-type="float" office:value="0">
            <text:p>0</text:p>
          </table:table-cell>
          <table:table-cell table:style-name="ce127" table:formula="oooc:=COUNTIF([.C25:.K25];&quot;11-19&quot;) + COUNTIF([.C25:.K25];&quot;2&quot;)" office:value-type="float" office:value="1">
            <text:p>1</text:p>
          </table:table-cell>
          <table:table-cell table:style-name="ce127" table:formula="oooc:=COUNTIF([.C25:.K25];&quot;U&quot;)+COUNTIF([.C25:.K25];&quot;UL&quot;)" office:value-type="float" office:value="0">
            <text:p>0</text:p>
          </table:table-cell>
          <table:table-cell table:style-name="ce127" table:formula="oooc:=COUNTIF([.C25:.K25];&quot;KVIT&quot;)" office:value-type="float" office:value="1">
            <text:p>1</text:p>
          </table:table-cell>
          <table:table-cell table:style-name="ce128" table:formula="oooc:=COUNTBLANK([.C25:.K25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112" office:value-type="date" office:date-value="2006-07-25">
            <text:p>25. jul 06</text:p>
          </table:table-cell>
          <table:table-cell table:style-name="ce114" table:formula="oooc:=TEXT([.A26];&quot;Ddd&quot;)" office:value-type="string" office:string-value="tor">
            <text:p>tor</text:p>
          </table:table-cell>
          <table:table-cell table:style-name="ce14" office:value-type="string">
            <text:p>D</text:p>
          </table:table-cell>
          <table:table-cell table:style-name="ce105" office:value-type="string">
            <text:p>2</text:p>
          </table:table-cell>
          <table:table-cell table:style-name="ce14" office:value-type="string">
            <text:p>KVIT</text:p>
          </table:table-cell>
          <table:table-cell table:number-columns-repeated="2" table:style-name="ce14" office:value-type="string">
            <text:p>D</text:p>
          </table:table-cell>
          <table:table-cell table:style-name="ce24" office:value-type="string">
            <text:p><text:span text:style-name="T3">1</text:span>L</text:p>
          </table:table-cell>
          <table:table-cell table:style-name="ce121"/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39" office:value-type="string">
            <text:p>PIN</text:p>
          </table:table-cell>
          <table:table-cell table:style-name="ce127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127" table:formula="oooc:=COUNTIF([.C26:.K26];&quot;51&quot;) + COUNTIF([.C26:.K26];&quot;51L&quot;)" office:value-type="float" office:value="0">
            <text:p>0</text:p>
          </table:table-cell>
          <table:table-cell table:style-name="ce127" table:formula="oooc:=COUNTIF([.C26:.K26];&quot;52&quot;) + COUNTIF([.C26:.K26];&quot;52L&quot;)" office:value-type="float" office:value="0">
            <text:p>0</text:p>
          </table:table-cell>
          <table:table-cell table:style-name="ce127" table:formula="oooc:=COUNTIF([.C26:.K26];&quot;11-19&quot;) + COUNTIF([.C26:.K26];&quot;2&quot;)" office:value-type="float" office:value="1">
            <text:p>1</text:p>
          </table:table-cell>
          <table:table-cell table:style-name="ce127" table:formula="oooc:=COUNTIF([.C26:.K26];&quot;U&quot;)+COUNTIF([.C26:.K26];&quot;UL&quot;)" office:value-type="float" office:value="0">
            <text:p>0</text:p>
          </table:table-cell>
          <table:table-cell table:style-name="ce127" table:formula="oooc:=COUNTIF([.C26:.K26];&quot;KVIT&quot;)" office:value-type="float" office:value="1">
            <text:p>1</text:p>
          </table:table-cell>
          <table:table-cell table:style-name="ce128" table:formula="oooc:=COUNTBLANK([.C26:.K26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112" office:value-type="date" office:date-value="2006-07-26">
            <text:p>26. jul 06</text:p>
          </table:table-cell>
          <table:table-cell table:style-name="ce114" table:formula="oooc:=TEXT([.A27];&quot;Ddd&quot;)" office:value-type="string" office:string-value="sre">
            <text:p>sre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1</text:span>L</text:p>
          </table:table-cell>
          <table:table-cell table:style-name="ce105" office:value-type="string">
            <text:p>2</text:p>
          </table:table-cell>
          <table:table-cell table:number-columns-repeated="2"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22"/>
          <table:table-cell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39" office:value-type="string">
            <text:p>PIN</text:p>
          </table:table-cell>
          <table:table-cell table:style-name="ce127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127" table:formula="oooc:=COUNTIF([.C27:.K27];&quot;51&quot;) + COUNTIF([.C27:.K27];&quot;51L&quot;)" office:value-type="float" office:value="0">
            <text:p>0</text:p>
          </table:table-cell>
          <table:table-cell table:style-name="ce127" table:formula="oooc:=COUNTIF([.C27:.K27];&quot;52&quot;) + COUNTIF([.C27:.K27];&quot;52L&quot;)" office:value-type="float" office:value="0">
            <text:p>0</text:p>
          </table:table-cell>
          <table:table-cell table:style-name="ce127" table:formula="oooc:=COUNTIF([.C27:.K27];&quot;11-19&quot;) + COUNTIF([.C27:.K27];&quot;2&quot;)" office:value-type="float" office:value="1">
            <text:p>1</text:p>
          </table:table-cell>
          <table:table-cell table:style-name="ce127" table:formula="oooc:=COUNTIF([.C27:.K27];&quot;U&quot;)+COUNTIF([.C27:.K27];&quot;UL&quot;)" office:value-type="float" office:value="0">
            <text:p>0</text:p>
          </table:table-cell>
          <table:table-cell table:style-name="ce127" table:formula="oooc:=COUNTIF([.C27:.K27];&quot;KVIT&quot;)" office:value-type="float" office:value="1">
            <text:p>1</text:p>
          </table:table-cell>
          <table:table-cell table:style-name="ce128" table:formula="oooc:=COUNTBLANK([.C27:.K27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112" office:value-type="date" office:date-value="2006-07-27">
            <text:p>27. jul 06</text:p>
          </table:table-cell>
          <table:table-cell table:style-name="ce114" table:formula="oooc:=TEXT([.A28];&quot;Ddd&quot;)" office:value-type="string" office:string-value="čet">
            <text:p>čet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05" office:value-type="string">
            <text:p>2</text:p>
          </table:table-cell>
          <table:table-cell table:number-columns-repeated="2" table:style-name="ce14" office:value-type="string">
            <text:p>D</text:p>
          </table:table-cell>
          <table:table-cell table:style-name="ce24" office:value-type="string">
            <text:p><text:span text:style-name="T3">1</text:span>L</text:p>
          </table:table-cell>
          <table:table-cell table:style-name="ce122"/>
          <table:table-cell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39" office:value-type="string">
            <text:p>PIN</text:p>
          </table:table-cell>
          <table:table-cell table:style-name="ce127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127" table:formula="oooc:=COUNTIF([.C28:.K28];&quot;51&quot;) + COUNTIF([.C28:.K28];&quot;51L&quot;)" office:value-type="float" office:value="0">
            <text:p>0</text:p>
          </table:table-cell>
          <table:table-cell table:style-name="ce127" table:formula="oooc:=COUNTIF([.C28:.K28];&quot;52&quot;) + COUNTIF([.C28:.K28];&quot;52L&quot;)" office:value-type="float" office:value="0">
            <text:p>0</text:p>
          </table:table-cell>
          <table:table-cell table:style-name="ce127" table:formula="oooc:=COUNTIF([.C28:.K28];&quot;11-19&quot;) + COUNTIF([.C28:.K28];&quot;2&quot;)" office:value-type="float" office:value="1">
            <text:p>1</text:p>
          </table:table-cell>
          <table:table-cell table:style-name="ce127" table:formula="oooc:=COUNTIF([.C28:.K28];&quot;U&quot;)+COUNTIF([.C28:.K28];&quot;UL&quot;)" office:value-type="float" office:value="0">
            <text:p>0</text:p>
          </table:table-cell>
          <table:table-cell table:style-name="ce127" table:formula="oooc:=COUNTIF([.C28:.K28];&quot;KVIT&quot;)" office:value-type="float" office:value="1">
            <text:p>1</text:p>
          </table:table-cell>
          <table:table-cell table:style-name="ce128" table:formula="oooc:=COUNTBLANK([.C28:.K28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112" office:value-type="date" office:date-value="2006-07-28">
            <text:p>28. jul 06</text:p>
          </table:table-cell>
          <table:table-cell table:style-name="ce114" table:formula="oooc:=TEXT([.A29];&quot;Ddd&quot;)" office:value-type="string" office:string-value="pet">
            <text:p>pet</text:p>
          </table:table-cell>
          <table:table-cell table:style-name="ce14" office:value-type="string">
            <text:p>D</text:p>
          </table:table-cell>
          <table:table-cell table:style-name="ce105" office:value-type="string">
            <text:p>2</text:p>
          </table:table-cell>
          <table:table-cell table:style-name="ce24" office:value-type="string">
            <text:p><text:span text:style-name="T3">1</text:span>L</text:p>
          </table:table-cell>
          <table:table-cell table:number-columns-repeated="2"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21"/>
          <table:table-cell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39" office:value-type="string">
            <text:p>ŠOŠ</text:p>
          </table:table-cell>
          <table:table-cell table:style-name="ce127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127" table:formula="oooc:=COUNTIF([.C29:.K29];&quot;51&quot;) + COUNTIF([.C29:.K29];&quot;51L&quot;)" office:value-type="float" office:value="0">
            <text:p>0</text:p>
          </table:table-cell>
          <table:table-cell table:style-name="ce127" table:formula="oooc:=COUNTIF([.C29:.K29];&quot;52&quot;) + COUNTIF([.C29:.K29];&quot;52L&quot;)" office:value-type="float" office:value="0">
            <text:p>0</text:p>
          </table:table-cell>
          <table:table-cell table:style-name="ce127" table:formula="oooc:=COUNTIF([.C29:.K29];&quot;11-19&quot;) + COUNTIF([.C29:.K29];&quot;2&quot;)" office:value-type="float" office:value="1">
            <text:p>1</text:p>
          </table:table-cell>
          <table:table-cell table:style-name="ce127" table:formula="oooc:=COUNTIF([.C29:.K29];&quot;U&quot;)+COUNTIF([.C29:.K29];&quot;UL&quot;)" office:value-type="float" office:value="0">
            <text:p>0</text:p>
          </table:table-cell>
          <table:table-cell table:style-name="ce127" table:formula="oooc:=COUNTIF([.C29:.K29];&quot;KVIT&quot;)" office:value-type="float" office:value="1">
            <text:p>1</text:p>
          </table:table-cell>
          <table:table-cell table:style-name="ce128" table:formula="oooc:=COUNTBLANK([.C29:.K29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111" office:value-type="date" office:date-value="2006-07-29">
            <text:p>29. jul 06</text:p>
          </table:table-cell>
          <table:table-cell table:style-name="ce113" table:formula="oooc:=TEXT([.A30];&quot;Ddd&quot;)" office:value-type="string" office:string-value="sob">
            <text:p>sob</text:p>
          </table:table-cell>
          <table:table-cell table:style-name="ce17" office:value-type="string">
            <text:p>D</text:p>
          </table:table-cell>
          <table:table-cell table:style-name="ce116" table:number-columns-repeated="2"/>
          <table:table-cell table:number-columns-repeated="2" table:style-name="ce116" office:value-type="string">
            <text:p>D</text:p>
          </table:table-cell>
          <table:table-cell table:style-name="ce116" table:number-columns-repeated="2"/>
          <table:table-cell table:style-name="ce116" office:value-type="string">
            <text:p>D</text:p>
          </table:table-cell>
          <table:table-cell table:style-name="ce30" office:value-type="string">
            <text:p>L</text:p>
          </table:table-cell>
          <table:table-cell table:style-name="ce39" office:value-type="string">
            <text:p>PIN</text:p>
          </table:table-cell>
          <table:table-cell table:style-name="ce127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127" table:formula="oooc:=COUNTIF([.C30:.K30];&quot;51&quot;) + COUNTIF([.C30:.K30];&quot;51L&quot;)" office:value-type="float" office:value="0">
            <text:p>0</text:p>
          </table:table-cell>
          <table:table-cell table:style-name="ce127" table:formula="oooc:=COUNTIF([.C30:.K30];&quot;52&quot;) + COUNTIF([.C30:.K30];&quot;52L&quot;)" office:value-type="float" office:value="0">
            <text:p>0</text:p>
          </table:table-cell>
          <table:table-cell table:style-name="ce127" table:formula="oooc:=COUNTIF([.C30:.K30];&quot;11-19&quot;) + COUNTIF([.C30:.K30];&quot;2&quot;)" office:value-type="float" office:value="0">
            <text:p>0</text:p>
          </table:table-cell>
          <table:table-cell table:style-name="ce127" table:formula="oooc:=COUNTIF([.C30:.K30];&quot;U&quot;)+COUNTIF([.C30:.K30];&quot;UL&quot;)" office:value-type="float" office:value="0">
            <text:p>0</text:p>
          </table:table-cell>
          <table:table-cell table:style-name="ce127" table:formula="oooc:=COUNTIF([.C30:.K30];&quot;KVIT&quot;)" office:value-type="float" office:value="0">
            <text:p>0</text:p>
          </table:table-cell>
          <table:table-cell table:style-name="ce128" table:formula="oooc:=COUNTBLANK([.C30:.K30])" office:value-type="float" office:value="4">
            <text:p>4</text:p>
          </table:table-cell>
          <table:table-cell table:style-name="ce5" table:number-columns-repeated="237"/>
        </table:table-row>
        <table:table-row table:style-name="ro1">
          <table:table-cell table:style-name="ce111" office:value-type="date" office:date-value="2006-07-30">
            <text:p>30. jul 06</text:p>
          </table:table-cell>
          <table:table-cell table:style-name="ce113" table:formula="oooc:=TEXT([.A31];&quot;Ddd&quot;)" office:value-type="string" office:string-value="ned">
            <text:p>ned</text:p>
          </table:table-cell>
          <table:table-cell table:style-name="ce17" office:value-type="string">
            <text:p>D</text:p>
          </table:table-cell>
          <table:table-cell table:style-name="ce116" table:number-columns-repeated="2"/>
          <table:table-cell table:number-columns-repeated="2" table:style-name="ce116" office:value-type="string">
            <text:p>D</text:p>
          </table:table-cell>
          <table:table-cell table:style-name="ce116" table:number-columns-repeated="2"/>
          <table:table-cell table:style-name="ce116" office:value-type="string">
            <text:p>D</text:p>
          </table:table-cell>
          <table:table-cell table:style-name="ce30" office:value-type="string">
            <text:p>L</text:p>
          </table:table-cell>
          <table:table-cell table:style-name="ce39" office:value-type="string">
            <text:p>PIN</text:p>
          </table:table-cell>
          <table:table-cell table:style-name="ce127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127" table:formula="oooc:=COUNTIF([.C31:.K31];&quot;51&quot;) + COUNTIF([.C31:.K31];&quot;51L&quot;)" office:value-type="float" office:value="0">
            <text:p>0</text:p>
          </table:table-cell>
          <table:table-cell table:style-name="ce127" table:formula="oooc:=COUNTIF([.C31:.K31];&quot;52&quot;) + COUNTIF([.C31:.K31];&quot;52L&quot;)" office:value-type="float" office:value="0">
            <text:p>0</text:p>
          </table:table-cell>
          <table:table-cell table:style-name="ce127" table:formula="oooc:=COUNTIF([.C31:.K31];&quot;11-19&quot;) + COUNTIF([.C31:.K31];&quot;2&quot;)" office:value-type="float" office:value="0">
            <text:p>0</text:p>
          </table:table-cell>
          <table:table-cell table:style-name="ce127" table:formula="oooc:=COUNTIF([.C31:.K31];&quot;U&quot;)+COUNTIF([.C31:.K31];&quot;UL&quot;)" office:value-type="float" office:value="0">
            <text:p>0</text:p>
          </table:table-cell>
          <table:table-cell table:style-name="ce127" table:formula="oooc:=COUNTIF([.C31:.K31];&quot;KVIT&quot;)" office:value-type="float" office:value="0">
            <text:p>0</text:p>
          </table:table-cell>
          <table:table-cell table:style-name="ce128" table:formula="oooc:=COUNTBLANK([.C31:.K31])" office:value-type="float" office:value="4">
            <text:p>4</text:p>
          </table:table-cell>
          <table:table-cell table:style-name="ce5" table:number-columns-repeated="237"/>
        </table:table-row>
        <table:table-row table:style-name="ro1">
          <table:table-cell table:style-name="ce112" office:value-type="date" office:date-value="2006-07-31">
            <text:p>31. jul 06</text:p>
          </table:table-cell>
          <table:table-cell table:style-name="ce114" table:formula="oooc:=TEXT([.A32];&quot;Ddd&quot;)" office:value-type="string" office:string-value="pon">
            <text:p>pon</text:p>
          </table:table-cell>
          <table:table-cell table:style-name="ce14" office:value-type="string">
            <text:p>D</text:p>
          </table:table-cell>
          <table:table-cell table:style-name="ce105" office:value-type="string">
            <text:p>2</text:p>
          </table:table-cell>
          <table:table-cell table:style-name="ce14" office:value-type="string">
            <text:p>KVIT</text:p>
          </table:table-cell>
          <table:table-cell table:number-columns-repeated="2" table:style-name="ce14" office:value-type="string">
            <text:p>D</text:p>
          </table:table-cell>
          <table:table-cell table:style-name="ce24" office:value-type="string">
            <text:p><text:span text:style-name="T3">1</text:span>L</text:p>
          </table:table-cell>
          <table:table-cell table:style-name="ce123"/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39" office:value-type="string">
            <text:p>PIN</text:p>
          </table:table-cell>
          <table:table-cell table:style-name="ce127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1">
            <text:p>1</text:p>
          </table:table-cell>
          <table:table-cell table:style-name="ce127" table:formula="oooc:=COUNTIF([.C32:.K32];&quot;51&quot;) + COUNTIF([.C32:.K32];&quot;51L&quot;)" office:value-type="float" office:value="0">
            <text:p>0</text:p>
          </table:table-cell>
          <table:table-cell table:style-name="ce127" table:formula="oooc:=COUNTIF([.C32:.K32];&quot;52&quot;) + COUNTIF([.C32:.K32];&quot;52L&quot;)" office:value-type="float" office:value="0">
            <text:p>0</text:p>
          </table:table-cell>
          <table:table-cell table:style-name="ce127" table:formula="oooc:=COUNTIF([.C32:.K32];&quot;11-19&quot;) + COUNTIF([.C32:.K32];&quot;2&quot;)" office:value-type="float" office:value="1">
            <text:p>1</text:p>
          </table:table-cell>
          <table:table-cell table:style-name="ce127" table:formula="oooc:=COUNTIF([.C32:.K32];&quot;U&quot;)+COUNTIF([.C32:.K32];&quot;UL&quot;)" office:value-type="float" office:value="0">
            <text:p>0</text:p>
          </table:table-cell>
          <table:table-cell table:style-name="ce127" table:formula="oooc:=COUNTIF([.C32:.K32];&quot;KVIT&quot;)" office:value-type="float" office:value="1">
            <text:p>1</text:p>
          </table:table-cell>
          <table:table-cell table:style-name="ce128" table:formula="oooc:=COUNTBLANK([.C32:.K32])" office:value-type="float" office:value="1">
            <text:p>1</text:p>
          </table:table-cell>
          <table:table-cell table:number-columns-repeated="3"/>
          <table:table-cell table:style-name="ce5" table:number-columns-repeated="234"/>
        </table:table-row>
        <table:table-row table:style-name="ro1">
          <table:table-cell table:style-name="ce4" table:number-columns-repeated="8"/>
          <table:table-cell table:style-name="ce124"/>
          <table:table-cell table:style-name="ce4" table:number-columns-repeated="3"/>
          <table:table-cell table:style-name="ce43" table:number-columns-repeated="6"/>
          <table:table-cell table:style-name="ce129"/>
          <table:table-cell table:style-name="ce5"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+COUNTIF([.C2:.C32];&quot;kvitL&quot;)+COUNTIF([.C2:.C32];&quot;UL&quot;)" office:value-type="float" office:value="4">
            <text:p>4</text:p>
          </table:table-cell>
          <table:table-cell table:style-name="ce4" table:formula="oooc:=COUNTIF([.D2:.D32];&quot;L&quot;)+COUNTIF([.D2:.D32];&quot;51L&quot;)+COUNTIF([.D2:.D32];&quot;52L&quot;)+COUNTIF([.D2:.D32];&quot;1L&quot;)+COUNTIF([.D2:.D32];&quot;kvitL&quot;)+COUNTIF([.D2:.D32];&quot;UL&quot;)" office:value-type="float" office:value="5">
            <text:p>5</text:p>
          </table:table-cell>
          <table:table-cell table:style-name="ce4" table:formula="oooc:=COUNTIF([.E2:.E32];&quot;L&quot;)+COUNTIF([.E2:.E32];&quot;51L&quot;)+COUNTIF([.E2:.E32];&quot;52L&quot;)+COUNTIF([.E2:.E32];&quot;1L&quot;)+COUNTIF([.E2:.E32];&quot;kvitL&quot;)+COUNTIF([.E2:.E32];&quot;UL&quot;)" office:value-type="float" office:value="4">
            <text:p>4</text:p>
          </table:table-cell>
          <table:table-cell table:style-name="ce4" table:formula="oooc:=COUNTIF([.F2:.F32];&quot;L&quot;)+COUNTIF([.F2:.F32];&quot;51L&quot;)+COUNTIF([.F2:.F32];&quot;52L&quot;)+COUNTIF([.F2:.F32];&quot;1L&quot;)+COUNTIF([.F2:.F32];&quot;kvitL&quot;)+COUNTIF([.F2:.F32];&quot;UL&quot;)" office:value-type="float" office:value="0">
            <text:p>0</text:p>
          </table:table-cell>
          <table:table-cell table:style-name="ce4" table:formula="oooc:=COUNTIF([.G2:.G32];&quot;L&quot;)+COUNTIF([.G2:.G32];&quot;51L&quot;)+COUNTIF([.G2:.G32];&quot;52L&quot;)+COUNTIF([.G2:.G32];&quot;1L&quot;)+COUNTIF([.G2:.G32];&quot;kvitL&quot;)+COUNTIF([.G2:.G32];&quot;UL&quot;)" office:value-type="float" office:value="3">
            <text:p>3</text:p>
          </table:table-cell>
          <table:table-cell table:style-name="ce4" table:formula="oooc:=COUNTIF([.H2:.H32];&quot;L&quot;)+COUNTIF([.H2:.H32];&quot;51L&quot;)+COUNTIF([.H2:.H32];&quot;52L&quot;)+COUNTIF([.H2:.H32];&quot;1L&quot;)+COUNTIF([.H2:.H32];&quot;kvitL&quot;)+COUNTIF([.H2:.H32];&quot;UL&quot;)" office:value-type="float" office:value="3">
            <text:p>3</text:p>
          </table:table-cell>
          <table:table-cell table:style-name="ce124" table:formula="oooc:=COUNTIF([.I2:.I32];&quot;L&quot;)+COUNTIF([.I2:.I32];&quot;51L&quot;)+COUNTIF([.I2:.I32];&quot;52L&quot;)+COUNTIF([.I2:.I32];&quot;1L&quot;)+COUNTIF([.I2:.I32];&quot;kvitL&quot;)+COUNTIF([.I2:.I32];&quot;UL&quot;)" office:value-type="float" office:value="0">
            <text:p>0</text:p>
          </table:table-cell>
          <table:table-cell table:style-name="ce4" table:formula="oooc:=COUNTIF([.J2:.J32];&quot;L&quot;)+COUNTIF([.J2:.J32];&quot;51L&quot;)+COUNTIF([.J2:.J32];&quot;52L&quot;)+COUNTIF([.J2:.J32];&quot;1L&quot;)+COUNTIF([.J2:.J32];&quot;kvitL&quot;)+COUNTIF([.J2:.J32];&quot;UL&quot;)" office:value-type="float" office:value="4">
            <text:p>4</text:p>
          </table:table-cell>
          <table:table-cell table:style-name="ce4" table:formula="oooc:=COUNTIF([.K2:.K32];&quot;L&quot;)+COUNTIF([.K2:.K32];&quot;51L&quot;)+COUNTIF([.K2:.K32];&quot;52L&quot;)+COUNTIF([.K2:.K32];&quot;1L&quot;)+COUNTIF([.K2:.K32];&quot;kvitL&quot;)+COUNTIF([.K2:.K32];&quot;UL&quot;)" office:value-type="float" office:value="8">
            <text:p>8</text:p>
          </table:table-cell>
          <table:table-cell/>
          <table:table-cell table:style-name="ce40" table:number-columns-repeated="2"/>
          <table:table-cell table:style-name="ce46"/>
          <table:table-cell table:style-name="ce40" table:number-columns-repeated="3"/>
          <table:table-cell table:style-name="ce44"/>
          <table:table-cell table:style-name="ce5" table:number-columns-repeated="237"/>
        </table:table-row>
        <table:table-row table:style-name="ro1">
          <table:table-cell table:style-name="ce5"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3">
            <text:p>3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1">
            <text:p>1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3">
            <text:p>3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8">
            <text:p>8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3">
            <text:p>3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24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3">
            <text:p>3</text:p>
          </table:table-cell>
          <table:table-cell table:style-name="ce5"/>
          <table:table-cell table:style-name="ce44" table:number-columns-repeated="7"/>
          <table:table-cell table:style-name="ce5" table:number-columns-repeated="237"/>
        </table:table-row>
        <table:table-row table:style-name="ro1" table:number-rows-repeated="31965">
          <table:table-cell table:style-name="ce5" table:number-columns-repeated="8"/>
          <table:table-cell table:style-name="ce125"/>
          <table:table-cell table:style-name="ce5" table:number-columns-repeated="3"/>
          <table:table-cell table:style-name="ce44" table:number-columns-repeated="7"/>
          <table:table-cell table:style-name="ce5" table:number-columns-repeated="237"/>
        </table:table-row>
        <table:table-row table:style-name="ro2" table:number-rows-repeated="3353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vgust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126"/>
        <table:table-column table:style-name="co2" table:number-columns-repeated="3" table:default-cell-style-name="Default"/>
        <table:table-column table:style-name="co14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0" table:number-columns-repeated="237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6"/>
          <table:table-cell table:style-name="ce8" office:value-type="string">
            <text:p>KOS</text:p>
          </table:table-cell>
          <table:table-cell table:style-name="ce8" office:value-type="string">
            <text:p>ŠOŠ</text:p>
          </table:table-cell>
          <table:table-cell table:style-name="ce8" office:value-type="string">
            <text:p>PIN</text:p>
          </table:table-cell>
          <table:table-cell table:style-name="ce57" office:value-type="string">
            <text:p>KON</text:p>
          </table:table-cell>
          <table:table-cell table:style-name="ce8" office:value-type="string">
            <text:p>MIR</text:p>
          </table:table-cell>
          <table:table-cell table:style-name="ce8" office:value-type="string">
            <text:p>HOL</text:p>
          </table:table-cell>
          <table:table-cell table:style-name="ce137" office:value-type="string">
            <text:p>SPE<text:span text:style-name="T6">C</text:span></text:p>
          </table:table-cell>
          <table:table-cell table:style-name="ce8" office:value-type="string">
            <text:p>DAN</text:p>
          </table:table-cell>
          <table:table-cell table:style-name="ce33" office:value-type="string">
            <text:p>MŠŠ</text:p>
          </table:table-cell>
          <table:table-cell table:style-name="ce38" office:value-type="string">
            <text:p>TX</text:p>
          </table:table-cell>
          <table:table-cell table:style-name="ce63" office:value-type="string">
            <text:p>L</text:p>
          </table:table-cell>
          <table:table-cell table:style-name="ce65" office:value-type="float" office:value="51">
            <text:p>51</text:p>
          </table:table-cell>
          <table:table-cell table:style-name="ce65" office:value-type="float" office:value="52">
            <text:p>52</text:p>
          </table:table-cell>
          <table:table-cell table:style-name="ce78" office:value-type="string">
            <text:p>11-19</text:p>
          </table:table-cell>
          <table:table-cell table:style-name="ce67" office:value-type="string">
            <text:p>U</text:p>
          </table:table-cell>
          <table:table-cell table:style-name="ce80" office:value-type="string">
            <text:p>KVIT</text:p>
          </table:table-cell>
          <table:table-cell table:style-name="ce145" office:value-type="string">
            <text:p>Brez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01">
            <text:p>1. avg 06</text:p>
          </table:table-cell>
          <table:table-cell table:style-name="ce130" table:formula="oooc:=TEXT([.A2];&quot;Ddd&quot;)" office:value-type="string" office:string-value="tor">
            <text:p>tor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1</text:span>L</text:p>
          </table:table-cell>
          <table:table-cell table:style-name="ce14" office:value-type="string">
            <text:p>KVIT</text:p>
          </table:table-cell>
          <table:table-cell table:number-columns-repeated="2"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38"/>
          <table:table-cell table:style-name="ce14" office:value-type="string">
            <text:p>D</text:p>
          </table:table-cell>
          <table:table-cell table:style-name="ce105" office:value-type="string">
            <text:p>2</text:p>
          </table:table-cell>
          <table:table-cell table:style-name="ce38" office:value-type="string">
            <text:p>PIN</text:p>
          </table:table-cell>
          <table:table-cell table:style-name="ce144" table:formula="oooc:=COUNTIF([.C2:.K2];&quot;L&quot;) + COUNTIF([.C2:.K2];&quot;52L&quot;)+COUNTIF([.C2:.K2];&quot;51L&quot;)+COUNTIF([.C2:.K2];&quot;1L&quot;)+COUNTIF([.C2:.K2];&quot;KVITL&quot;)+COUNTIF([.C2:.K2];&quot;UL&quot;)+COUNTIF([.C2:.K2];&quot;2l&quot;)" office:value-type="float" office:value="1">
            <text:p>1</text:p>
          </table:table-cell>
          <table:table-cell table:style-name="ce144" table:formula="oooc:=COUNTIF([.C2:.K2];&quot;51&quot;) + COUNTIF([.C2:.K2];&quot;51L&quot;)" office:value-type="float" office:value="0">
            <text:p>0</text:p>
          </table:table-cell>
          <table:table-cell table:style-name="ce144" table:formula="oooc:=COUNTIF([.C2:.K2];&quot;52&quot;) + COUNTIF([.C2:.K2];&quot;52L&quot;)" office:value-type="float" office:value="0">
            <text:p>0</text:p>
          </table:table-cell>
          <table:table-cell table:style-name="ce144" table:formula="oooc:=COUNTIF([.C2:.K2];&quot;11-19&quot;) + COUNTIF([.C2:.K2];&quot;2&quot;)" office:value-type="float" office:value="1">
            <text:p>1</text:p>
          </table:table-cell>
          <table:table-cell table:style-name="ce144" table:formula="oooc:=COUNTIF([.C2:.K2];&quot;U&quot;)+COUNTIF([.C2:.K2];&quot;UL&quot;)" office:value-type="float" office:value="0">
            <text:p>0</text:p>
          </table:table-cell>
          <table:table-cell table:style-name="ce144" table:formula="oooc:=COUNTIF([.C2:.K2];&quot;KVIT&quot;)" office:value-type="float" office:value="1">
            <text:p>1</text:p>
          </table:table-cell>
          <table:table-cell table:style-name="ce146" table:formula="oooc:=COUNTBLANK([.C2:.K2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02">
            <text:p>2. avg 06</text:p>
          </table:table-cell>
          <table:table-cell table:style-name="ce130" table:formula="oooc:=TEXT([.A3];&quot;Ddd&quot;)" office:value-type="string" office:string-value="sre">
            <text:p>sre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24" office:value-type="string">
            <text:p><text:span text:style-name="T3">1</text:span>L</text:p>
          </table:table-cell>
          <table:table-cell table:number-columns-repeated="2" table:style-name="ce14" office:value-type="string">
            <text:p>D</text:p>
          </table:table-cell>
          <table:table-cell table:style-name="ce105" office:value-type="string">
            <text:p>2</text:p>
          </table:table-cell>
          <table:table-cell table:style-name="ce138"/>
          <table:table-cell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38" office:value-type="string">
            <text:p>MŠŠ</text:p>
          </table:table-cell>
          <table:table-cell table:style-name="ce144" table:formula="oooc:=COUNTIF([.C3:.K3];&quot;L&quot;) + COUNTIF([.C3:.K3];&quot;52L&quot;)+COUNTIF([.C3:.K3];&quot;51L&quot;)+COUNTIF([.C3:.K3];&quot;1L&quot;)+COUNTIF([.C3:.K3];&quot;KVITL&quot;)+COUNTIF([.C3:.K3];&quot;UL&quot;)+COUNTIF([.C3:.K3];&quot;2l&quot;)" office:value-type="float" office:value="1">
            <text:p>1</text:p>
          </table:table-cell>
          <table:table-cell table:style-name="ce144" table:formula="oooc:=COUNTIF([.C3:.K3];&quot;51&quot;) + COUNTIF([.C3:.K3];&quot;51L&quot;)" office:value-type="float" office:value="0">
            <text:p>0</text:p>
          </table:table-cell>
          <table:table-cell table:style-name="ce144" table:formula="oooc:=COUNTIF([.C3:.K3];&quot;52&quot;) + COUNTIF([.C3:.K3];&quot;52L&quot;)" office:value-type="float" office:value="0">
            <text:p>0</text:p>
          </table:table-cell>
          <table:table-cell table:style-name="ce144" table:formula="oooc:=COUNTIF([.C3:.K3];&quot;11-19&quot;) + COUNTIF([.C3:.K3];&quot;2&quot;)" office:value-type="float" office:value="1">
            <text:p>1</text:p>
          </table:table-cell>
          <table:table-cell table:style-name="ce144" table:formula="oooc:=COUNTIF([.C3:.K3];&quot;U&quot;)+COUNTIF([.C3:.K3];&quot;UL&quot;)" office:value-type="float" office:value="0">
            <text:p>0</text:p>
          </table:table-cell>
          <table:table-cell table:style-name="ce144" table:formula="oooc:=COUNTIF([.C3:.K3];&quot;KVIT&quot;)" office:value-type="float" office:value="1">
            <text:p>1</text:p>
          </table:table-cell>
          <table:table-cell table:style-name="ce146" table:formula="oooc:=COUNTBLANK([.C3:.K3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03">
            <text:p>3. avg 06</text:p>
          </table:table-cell>
          <table:table-cell table:style-name="ce130" table:formula="oooc:=TEXT([.A4];&quot;Ddd&quot;)" office:value-type="string" office:string-value="čet">
            <text:p>čet</text:p>
          </table:table-cell>
          <table:table-cell table:style-name="ce14" office:value-type="string">
            <text:p>D</text:p>
          </table:table-cell>
          <table:table-cell table:style-name="ce105" office:value-type="string">
            <text:p>2</text:p>
          </table:table-cell>
          <table:table-cell table:style-name="ce14" office:value-type="string">
            <text:p>X</text:p>
          </table:table-cell>
          <table:table-cell table:number-columns-repeated="2"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138"/>
          <table:table-cell table:style-name="ce14" office:value-type="string">
            <text:p>D</text:p>
          </table:table-cell>
          <table:table-cell table:style-name="ce24" office:value-type="string">
            <text:p><text:span text:style-name="T3">1</text:span>L</text:p>
          </table:table-cell>
          <table:table-cell table:style-name="ce38" office:value-type="string">
            <text:p>HOL</text:p>
          </table:table-cell>
          <table:table-cell table:style-name="ce144" table:formula="oooc:=COUNTIF([.C4:.K4];&quot;L&quot;) + COUNTIF([.C4:.K4];&quot;52L&quot;)+COUNTIF([.C4:.K4];&quot;51L&quot;)+COUNTIF([.C4:.K4];&quot;1L&quot;)+COUNTIF([.C4:.K4];&quot;KVITL&quot;)+COUNTIF([.C4:.K4];&quot;UL&quot;)+COUNTIF([.C4:.K4];&quot;2l&quot;)" office:value-type="float" office:value="1">
            <text:p>1</text:p>
          </table:table-cell>
          <table:table-cell table:style-name="ce144" table:formula="oooc:=COUNTIF([.C4:.K4];&quot;51&quot;) + COUNTIF([.C4:.K4];&quot;51L&quot;)" office:value-type="float" office:value="0">
            <text:p>0</text:p>
          </table:table-cell>
          <table:table-cell table:style-name="ce144" table:formula="oooc:=COUNTIF([.C4:.K4];&quot;52&quot;) + COUNTIF([.C4:.K4];&quot;52L&quot;)" office:value-type="float" office:value="0">
            <text:p>0</text:p>
          </table:table-cell>
          <table:table-cell table:style-name="ce144" table:formula="oooc:=COUNTIF([.C4:.K4];&quot;11-19&quot;) + COUNTIF([.C4:.K4];&quot;2&quot;)" office:value-type="float" office:value="1">
            <text:p>1</text:p>
          </table:table-cell>
          <table:table-cell table:style-name="ce144" table:formula="oooc:=COUNTIF([.C4:.K4];&quot;U&quot;)+COUNTIF([.C4:.K4];&quot;UL&quot;)" office:value-type="float" office:value="0">
            <text:p>0</text:p>
          </table:table-cell>
          <table:table-cell table:style-name="ce144" table:formula="oooc:=COUNTIF([.C4:.K4];&quot;KVIT&quot;)" office:value-type="float" office:value="1">
            <text:p>1</text:p>
          </table:table-cell>
          <table:table-cell table:style-name="ce146" table:formula="oooc:=COUNTBLANK([.C4:.K4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04">
            <text:p>4. avg 06</text:p>
          </table:table-cell>
          <table:table-cell table:style-name="ce130" table:formula="oooc:=TEXT([.A5];&quot;Ddd&quot;)" office:value-type="string" office:string-value="pet">
            <text:p>pet</text:p>
          </table:table-cell>
          <table:table-cell table:number-columns-repeated="2"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number-columns-repeated="2" table:style-name="ce14" office:value-type="string">
            <text:p>D</text:p>
          </table:table-cell>
          <table:table-cell table:style-name="ce24" office:value-type="string">
            <text:p><text:span text:style-name="T5">2</text:span>L</text:p>
          </table:table-cell>
          <table:table-cell table:style-name="ce138" office:value-type="string">
            <text:p>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38" office:value-type="string">
            <text:p>PIN</text:p>
          </table:table-cell>
          <table:table-cell table:style-name="ce144" table:formula="oooc:=COUNTIF([.C5:.K5];&quot;L&quot;) + COUNTIF([.C5:.K5];&quot;52L&quot;)+COUNTIF([.C5:.K5];&quot;51L&quot;)+COUNTIF([.C5:.K5];&quot;1L&quot;)+COUNTIF([.C5:.K5];&quot;KVITL&quot;)+COUNTIF([.C5:.K5];&quot;UL&quot;)+COUNTIF([.C5:.K5];&quot;2l&quot;)" office:value-type="float" office:value="1">
            <text:p>1</text:p>
          </table:table-cell>
          <table:table-cell table:style-name="ce144" table:formula="oooc:=COUNTIF([.C5:.K5];&quot;51&quot;) + COUNTIF([.C5:.K5];&quot;51L&quot;)" office:value-type="float" office:value="0">
            <text:p>0</text:p>
          </table:table-cell>
          <table:table-cell table:style-name="ce144" table:formula="oooc:=COUNTIF([.C5:.K5];&quot;52&quot;) + COUNTIF([.C5:.K5];&quot;52L&quot;)" office:value-type="float" office:value="0">
            <text:p>0</text:p>
          </table:table-cell>
          <table:table-cell table:style-name="ce144" table:formula="oooc:=COUNTIF([.C5:.K5];&quot;11-19&quot;) + COUNTIF([.C5:.K5];&quot;2&quot;)" office:value-type="float" office:value="0">
            <text:p>0</text:p>
          </table:table-cell>
          <table:table-cell table:style-name="ce144" table:formula="oooc:=COUNTIF([.C5:.K5];&quot;U&quot;)+COUNTIF([.C5:.K5];&quot;UL&quot;)" office:value-type="float" office:value="0">
            <text:p>0</text:p>
          </table:table-cell>
          <table:table-cell table:style-name="ce144" table:formula="oooc:=COUNTIF([.C5:.K5];&quot;KVIT&quot;)" office:value-type="float" office:value="1">
            <text:p>1</text:p>
          </table:table-cell>
          <table:table-cell table:style-name="ce146" table:formula="oooc:=COUNTBLANK([.C5:.K5])" office:value-type="float" office:value="0">
            <text:p>0</text:p>
          </table:table-cell>
          <table:table-cell table:style-name="ce5" table:number-columns-repeated="237"/>
        </table:table-row>
        <table:table-row table:style-name="ro1">
          <table:table-cell table:style-name="ce2" office:value-type="date" office:date-value="2006-08-05">
            <text:p>5. avg 06</text:p>
          </table:table-cell>
          <table:table-cell table:style-name="ce131" table:formula="oooc:=TEXT([.A6];&quot;Ddd&quot;)" office:value-type="string" office:string-value="sob">
            <text:p>sob</text:p>
          </table:table-cell>
          <table:table-cell table:number-columns-repeated="2" table:style-name="ce17" office:value-type="string">
            <text:p>D</text:p>
          </table:table-cell>
          <table:table-cell table:style-name="ce30" office:value-type="string">
            <text:p>L</text:p>
          </table:table-cell>
          <table:table-cell table:number-columns-repeated="2" table:style-name="ce37" office:value-type="string">
            <text:p>D</text:p>
          </table:table-cell>
          <table:table-cell table:style-name="ce37"/>
          <table:table-cell table:style-name="ce17"/>
          <table:table-cell table:style-name="ce37" office:value-type="string">
            <text:p>D</text:p>
          </table:table-cell>
          <table:table-cell table:style-name="ce17"/>
          <table:table-cell table:style-name="ce38" office:value-type="string">
            <text:p>MŠŠ</text:p>
          </table:table-cell>
          <table:table-cell table:style-name="ce144" table:formula="oooc:=COUNTIF([.C6:.K6];&quot;L&quot;) + COUNTIF([.C6:.K6];&quot;52L&quot;)+COUNTIF([.C6:.K6];&quot;51L&quot;)+COUNTIF([.C6:.K6];&quot;1L&quot;)+COUNTIF([.C6:.K6];&quot;KVITL&quot;)+COUNTIF([.C6:.K6];&quot;UL&quot;)+COUNTIF([.C6:.K6];&quot;2l&quot;)" office:value-type="float" office:value="1">
            <text:p>1</text:p>
          </table:table-cell>
          <table:table-cell table:style-name="ce144" table:formula="oooc:=COUNTIF([.C6:.K6];&quot;51&quot;) + COUNTIF([.C6:.K6];&quot;51L&quot;)" office:value-type="float" office:value="0">
            <text:p>0</text:p>
          </table:table-cell>
          <table:table-cell table:style-name="ce144" table:formula="oooc:=COUNTIF([.C6:.K6];&quot;52&quot;) + COUNTIF([.C6:.K6];&quot;52L&quot;)" office:value-type="float" office:value="0">
            <text:p>0</text:p>
          </table:table-cell>
          <table:table-cell table:style-name="ce144" table:formula="oooc:=COUNTIF([.C6:.K6];&quot;11-19&quot;) + COUNTIF([.C6:.K6];&quot;2&quot;)" office:value-type="float" office:value="0">
            <text:p>0</text:p>
          </table:table-cell>
          <table:table-cell table:style-name="ce144" table:formula="oooc:=COUNTIF([.C6:.K6];&quot;U&quot;)+COUNTIF([.C6:.K6];&quot;UL&quot;)" office:value-type="float" office:value="0">
            <text:p>0</text:p>
          </table:table-cell>
          <table:table-cell table:style-name="ce144" table:formula="oooc:=COUNTIF([.C6:.K6];&quot;KVIT&quot;)" office:value-type="float" office:value="0">
            <text:p>0</text:p>
          </table:table-cell>
          <table:table-cell table:style-name="ce146" table:formula="oooc:=COUNTBLANK([.C6:.K6])" office:value-type="float" office:value="3">
            <text:p>3</text:p>
          </table:table-cell>
          <table:table-cell table:style-name="ce5" table:number-columns-repeated="237"/>
        </table:table-row>
        <table:table-row table:style-name="ro1">
          <table:table-cell table:style-name="ce2" office:value-type="date" office:date-value="2006-08-06">
            <text:p>6. avg 06</text:p>
          </table:table-cell>
          <table:table-cell table:style-name="ce131" table:formula="oooc:=TEXT([.A7];&quot;Ddd&quot;)" office:value-type="string" office:string-value="ned">
            <text:p>ned</text:p>
          </table:table-cell>
          <table:table-cell table:number-columns-repeated="2" table:style-name="ce17" office:value-type="string">
            <text:p>D</text:p>
          </table:table-cell>
          <table:table-cell table:style-name="ce30" office:value-type="string">
            <text:p>L</text:p>
          </table:table-cell>
          <table:table-cell table:number-columns-repeated="2" table:style-name="ce37" office:value-type="string">
            <text:p>D</text:p>
          </table:table-cell>
          <table:table-cell table:style-name="ce132"/>
          <table:table-cell table:style-name="ce17"/>
          <table:table-cell table:style-name="ce132" office:value-type="string">
            <text:p>D</text:p>
          </table:table-cell>
          <table:table-cell table:style-name="ce37"/>
          <table:table-cell table:style-name="ce38" office:value-type="string">
            <text:p>MŠŠ</text:p>
          </table:table-cell>
          <table:table-cell table:style-name="ce144" table:formula="oooc:=COUNTIF([.C7:.K7];&quot;L&quot;) + COUNTIF([.C7:.K7];&quot;52L&quot;)+COUNTIF([.C7:.K7];&quot;51L&quot;)+COUNTIF([.C7:.K7];&quot;1L&quot;)+COUNTIF([.C7:.K7];&quot;KVITL&quot;)+COUNTIF([.C7:.K7];&quot;UL&quot;)+COUNTIF([.C7:.K7];&quot;2l&quot;)" office:value-type="float" office:value="1">
            <text:p>1</text:p>
          </table:table-cell>
          <table:table-cell table:style-name="ce144" table:formula="oooc:=COUNTIF([.C7:.K7];&quot;51&quot;) + COUNTIF([.C7:.K7];&quot;51L&quot;)" office:value-type="float" office:value="0">
            <text:p>0</text:p>
          </table:table-cell>
          <table:table-cell table:style-name="ce144" table:formula="oooc:=COUNTIF([.C7:.K7];&quot;52&quot;) + COUNTIF([.C7:.K7];&quot;52L&quot;)" office:value-type="float" office:value="0">
            <text:p>0</text:p>
          </table:table-cell>
          <table:table-cell table:style-name="ce144" table:formula="oooc:=COUNTIF([.C7:.K7];&quot;11-19&quot;) + COUNTIF([.C7:.K7];&quot;2&quot;)" office:value-type="float" office:value="0">
            <text:p>0</text:p>
          </table:table-cell>
          <table:table-cell table:style-name="ce144" table:formula="oooc:=COUNTIF([.C7:.K7];&quot;U&quot;)+COUNTIF([.C7:.K7];&quot;UL&quot;)" office:value-type="float" office:value="0">
            <text:p>0</text:p>
          </table:table-cell>
          <table:table-cell table:style-name="ce144" table:formula="oooc:=COUNTIF([.C7:.K7];&quot;KVIT&quot;)" office:value-type="float" office:value="0">
            <text:p>0</text:p>
          </table:table-cell>
          <table:table-cell table:style-name="ce146" table:formula="oooc:=COUNTBLANK([.C7:.K7])" office:value-type="float" office:value="3">
            <text:p>3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07">
            <text:p>7. avg 06</text:p>
          </table:table-cell>
          <table:table-cell table:style-name="ce130" table:formula="oooc:=TEXT([.A8];&quot;Ddd&quot;)" office:value-type="string" office:string-value="pon">
            <text:p>pon</text:p>
          </table:table-cell>
          <table:table-cell table:number-columns-repeated="2"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number-columns-repeated="2" table:style-name="ce14" office:value-type="string">
            <text:p>D</text:p>
          </table:table-cell>
          <table:table-cell table:style-name="ce105" office:value-type="string">
            <text:p>2</text:p>
          </table:table-cell>
          <table:table-cell table:style-name="ce138" office:value-type="string">
            <text:p>1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KVIT</text:span>L</text:p>
          </table:table-cell>
          <table:table-cell table:style-name="ce38" office:value-type="string">
            <text:p>HOL</text:p>
          </table:table-cell>
          <table:table-cell table:style-name="ce144" table:formula="oooc:=COUNTIF([.C8:.K8];&quot;L&quot;) + COUNTIF([.C8:.K8];&quot;52L&quot;)+COUNTIF([.C8:.K8];&quot;51L&quot;)+COUNTIF([.C8:.K8];&quot;1L&quot;)+COUNTIF([.C8:.K8];&quot;KVITL&quot;)+COUNTIF([.C8:.K8];&quot;UL&quot;)+COUNTIF([.C8:.K8];&quot;2l&quot;)" office:value-type="float" office:value="1">
            <text:p>1</text:p>
          </table:table-cell>
          <table:table-cell table:style-name="ce144" table:formula="oooc:=COUNTIF([.C8:.K8];&quot;51&quot;) + COUNTIF([.C8:.K8];&quot;51L&quot;)" office:value-type="float" office:value="0">
            <text:p>0</text:p>
          </table:table-cell>
          <table:table-cell table:style-name="ce144" table:formula="oooc:=COUNTIF([.C8:.K8];&quot;52&quot;) + COUNTIF([.C8:.K8];&quot;52L&quot;)" office:value-type="float" office:value="0">
            <text:p>0</text:p>
          </table:table-cell>
          <table:table-cell table:style-name="ce144" table:formula="oooc:=COUNTIF([.C8:.K8];&quot;11-19&quot;) + COUNTIF([.C8:.K8];&quot;2&quot;)" office:value-type="float" office:value="1">
            <text:p>1</text:p>
          </table:table-cell>
          <table:table-cell table:style-name="ce144" table:formula="oooc:=COUNTIF([.C8:.K8];&quot;U&quot;)+COUNTIF([.C8:.K8];&quot;UL&quot;)" office:value-type="float" office:value="0">
            <text:p>0</text:p>
          </table:table-cell>
          <table:table-cell table:style-name="ce144" table:formula="oooc:=COUNTIF([.C8:.K8];&quot;KVIT&quot;)" office:value-type="float" office:value="0">
            <text:p>0</text:p>
          </table:table-cell>
          <table:table-cell table:style-name="ce146" table:formula="oooc:=COUNTBLANK([.C8:.K8])" office:value-type="float" office:value="0">
            <text:p>0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08">
            <text:p>8. avg 06</text:p>
          </table:table-cell>
          <table:table-cell table:style-name="ce130" table:formula="oooc:=TEXT([.A9];&quot;Ddd&quot;)" office:value-type="string" office:string-value="tor">
            <text:p>tor</text:p>
          </table:table-cell>
          <table:table-cell table:number-columns-repeated="2"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number-columns-repeated="2" table:style-name="ce14" office:value-type="string">
            <text:p>D</text:p>
          </table:table-cell>
          <table:table-cell table:style-name="ce24" office:value-type="string">
            <text:p><text:span text:style-name="T5">2</text:span>L</text:p>
          </table:table-cell>
          <table:table-cell table:style-name="ce138" office:value-type="string">
            <text:p>1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38" office:value-type="string">
            <text:p>PIN</text:p>
          </table:table-cell>
          <table:table-cell table:style-name="ce144" table:formula="oooc:=COUNTIF([.C9:.K9];&quot;L&quot;) + COUNTIF([.C9:.K9];&quot;52L&quot;)+COUNTIF([.C9:.K9];&quot;51L&quot;)+COUNTIF([.C9:.K9];&quot;1L&quot;)+COUNTIF([.C9:.K9];&quot;KVITL&quot;)+COUNTIF([.C9:.K9];&quot;UL&quot;)+COUNTIF([.C9:.K9];&quot;2l&quot;)" office:value-type="float" office:value="1">
            <text:p>1</text:p>
          </table:table-cell>
          <table:table-cell table:style-name="ce144" table:formula="oooc:=COUNTIF([.C9:.K9];&quot;51&quot;) + COUNTIF([.C9:.K9];&quot;51L&quot;)" office:value-type="float" office:value="0">
            <text:p>0</text:p>
          </table:table-cell>
          <table:table-cell table:style-name="ce144" table:formula="oooc:=COUNTIF([.C9:.K9];&quot;52&quot;) + COUNTIF([.C9:.K9];&quot;52L&quot;)" office:value-type="float" office:value="0">
            <text:p>0</text:p>
          </table:table-cell>
          <table:table-cell table:style-name="ce144" table:formula="oooc:=COUNTIF([.C9:.K9];&quot;11-19&quot;) + COUNTIF([.C9:.K9];&quot;2&quot;)" office:value-type="float" office:value="0">
            <text:p>0</text:p>
          </table:table-cell>
          <table:table-cell table:style-name="ce144" table:formula="oooc:=COUNTIF([.C9:.K9];&quot;U&quot;)+COUNTIF([.C9:.K9];&quot;UL&quot;)" office:value-type="float" office:value="0">
            <text:p>0</text:p>
          </table:table-cell>
          <table:table-cell table:style-name="ce144" table:formula="oooc:=COUNTIF([.C9:.K9];&quot;KVIT&quot;)" office:value-type="float" office:value="1">
            <text:p>1</text:p>
          </table:table-cell>
          <table:table-cell table:style-name="ce146" table:formula="oooc:=COUNTBLANK([.C9:.K9])" office:value-type="float" office:value="0">
            <text:p>0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09">
            <text:p>9. avg 06</text:p>
          </table:table-cell>
          <table:table-cell table:style-name="ce130" table:formula="oooc:=TEXT([.A10];&quot;Ddd&quot;)" office:value-type="string" office:string-value="sre">
            <text:p>sre</text:p>
          </table:table-cell>
          <table:table-cell table:style-name="ce14" office:value-type="string">
            <text:p>D</text:p>
          </table:table-cell>
          <table:table-cell table:style-name="ce105" office:value-type="string">
            <text:p>2</text:p>
          </table:table-cell>
          <table:table-cell table:style-name="ce24" office:value-type="string">
            <text:p><text:span text:style-name="T3">1</text:span>L</text:p>
          </table:table-cell>
          <table:table-cell table:number-columns-repeated="2"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38"/>
          <table:table-cell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38" office:value-type="string">
            <text:p>MŠŠ</text:p>
          </table:table-cell>
          <table:table-cell table:style-name="ce144" table:formula="oooc:=COUNTIF([.C10:.K10];&quot;L&quot;) + COUNTIF([.C10:.K10];&quot;52L&quot;)+COUNTIF([.C10:.K10];&quot;51L&quot;)+COUNTIF([.C10:.K10];&quot;1L&quot;)+COUNTIF([.C10:.K10];&quot;KVITL&quot;)+COUNTIF([.C10:.K10];&quot;UL&quot;)+COUNTIF([.C10:.K10];&quot;2l&quot;)" office:value-type="float" office:value="1">
            <text:p>1</text:p>
          </table:table-cell>
          <table:table-cell table:style-name="ce144" table:formula="oooc:=COUNTIF([.C10:.K10];&quot;51&quot;) + COUNTIF([.C10:.K10];&quot;51L&quot;)" office:value-type="float" office:value="0">
            <text:p>0</text:p>
          </table:table-cell>
          <table:table-cell table:style-name="ce144" table:formula="oooc:=COUNTIF([.C10:.K10];&quot;52&quot;) + COUNTIF([.C10:.K10];&quot;52L&quot;)" office:value-type="float" office:value="0">
            <text:p>0</text:p>
          </table:table-cell>
          <table:table-cell table:style-name="ce144" table:formula="oooc:=COUNTIF([.C10:.K10];&quot;11-19&quot;) + COUNTIF([.C10:.K10];&quot;2&quot;)" office:value-type="float" office:value="1">
            <text:p>1</text:p>
          </table:table-cell>
          <table:table-cell table:style-name="ce144" table:formula="oooc:=COUNTIF([.C10:.K10];&quot;U&quot;)+COUNTIF([.C10:.K10];&quot;UL&quot;)" office:value-type="float" office:value="0">
            <text:p>0</text:p>
          </table:table-cell>
          <table:table-cell table:style-name="ce144" table:formula="oooc:=COUNTIF([.C10:.K10];&quot;KVIT&quot;)" office:value-type="float" office:value="1">
            <text:p>1</text:p>
          </table:table-cell>
          <table:table-cell table:style-name="ce146" table:formula="oooc:=COUNTBLANK([.C10:.K10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10">
            <text:p>10. avg 06</text:p>
          </table:table-cell>
          <table:table-cell table:style-name="ce130" table:formula="oooc:=TEXT([.A11];&quot;Ddd&quot;)" office:value-type="string" office:string-value="čet">
            <text:p>čet</text:p>
          </table:table-cell>
          <table:table-cell table:style-name="ce14" office:value-type="string">
            <text:p>D</text:p>
          </table:table-cell>
          <table:table-cell table:style-name="ce105" office:value-type="string">
            <text:p>2</text:p>
          </table:table-cell>
          <table:table-cell table:style-name="ce14" office:value-type="string">
            <text:p>X</text:p>
          </table:table-cell>
          <table:table-cell table:number-columns-repeated="2"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121"/>
          <table:table-cell table:style-name="ce14" office:value-type="string">
            <text:p>D</text:p>
          </table:table-cell>
          <table:table-cell table:style-name="ce24" office:value-type="string">
            <text:p><text:span text:style-name="T3">1</text:span>L</text:p>
          </table:table-cell>
          <table:table-cell table:style-name="ce38" office:value-type="string">
            <text:p>HOL</text:p>
          </table:table-cell>
          <table:table-cell table:style-name="ce144" table:formula="oooc:=COUNTIF([.C11:.K11];&quot;L&quot;) + COUNTIF([.C11:.K11];&quot;52L&quot;)+COUNTIF([.C11:.K11];&quot;51L&quot;)+COUNTIF([.C11:.K11];&quot;1L&quot;)+COUNTIF([.C11:.K11];&quot;KVITL&quot;)+COUNTIF([.C11:.K11];&quot;UL&quot;)+COUNTIF([.C11:.K11];&quot;2l&quot;)" office:value-type="float" office:value="1">
            <text:p>1</text:p>
          </table:table-cell>
          <table:table-cell table:style-name="ce144" table:formula="oooc:=COUNTIF([.C11:.K11];&quot;51&quot;) + COUNTIF([.C11:.K11];&quot;51L&quot;)" office:value-type="float" office:value="0">
            <text:p>0</text:p>
          </table:table-cell>
          <table:table-cell table:style-name="ce144" table:formula="oooc:=COUNTIF([.C11:.K11];&quot;52&quot;) + COUNTIF([.C11:.K11];&quot;52L&quot;)" office:value-type="float" office:value="0">
            <text:p>0</text:p>
          </table:table-cell>
          <table:table-cell table:style-name="ce144" table:formula="oooc:=COUNTIF([.C11:.K11];&quot;11-19&quot;) + COUNTIF([.C11:.K11];&quot;2&quot;)" office:value-type="float" office:value="1">
            <text:p>1</text:p>
          </table:table-cell>
          <table:table-cell table:style-name="ce144" table:formula="oooc:=COUNTIF([.C11:.K11];&quot;U&quot;)+COUNTIF([.C11:.K11];&quot;UL&quot;)" office:value-type="float" office:value="0">
            <text:p>0</text:p>
          </table:table-cell>
          <table:table-cell table:style-name="ce144" table:formula="oooc:=COUNTIF([.C11:.K11];&quot;KVIT&quot;)" office:value-type="float" office:value="1">
            <text:p>1</text:p>
          </table:table-cell>
          <table:table-cell table:style-name="ce146" table:formula="oooc:=COUNTBLANK([.C11:.K11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11">
            <text:p>11. avg 06</text:p>
          </table:table-cell>
          <table:table-cell table:style-name="ce130" table:formula="oooc:=TEXT([.A12];&quot;Ddd&quot;)" office:value-type="string" office:string-value="pet">
            <text:p>pet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1</text:span>L</text:p>
          </table:table-cell>
          <table:table-cell table:style-name="ce105" office:value-type="string">
            <text:p>2</text:p>
          </table:table-cell>
          <table:table-cell table:number-columns-repeated="2"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122"/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38" office:value-type="string">
            <text:p>HOL</text:p>
          </table:table-cell>
          <table:table-cell table:style-name="ce144" table:formula="oooc:=COUNTIF([.C12:.K12];&quot;L&quot;) + COUNTIF([.C12:.K12];&quot;52L&quot;)+COUNTIF([.C12:.K12];&quot;51L&quot;)+COUNTIF([.C12:.K12];&quot;1L&quot;)+COUNTIF([.C12:.K12];&quot;KVITL&quot;)+COUNTIF([.C12:.K12];&quot;UL&quot;)+COUNTIF([.C12:.K12];&quot;2l&quot;)" office:value-type="float" office:value="1">
            <text:p>1</text:p>
          </table:table-cell>
          <table:table-cell table:style-name="ce144" table:formula="oooc:=COUNTIF([.C12:.K12];&quot;51&quot;) + COUNTIF([.C12:.K12];&quot;51L&quot;)" office:value-type="float" office:value="0">
            <text:p>0</text:p>
          </table:table-cell>
          <table:table-cell table:style-name="ce144" table:formula="oooc:=COUNTIF([.C12:.K12];&quot;52&quot;) + COUNTIF([.C12:.K12];&quot;52L&quot;)" office:value-type="float" office:value="0">
            <text:p>0</text:p>
          </table:table-cell>
          <table:table-cell table:style-name="ce144" table:formula="oooc:=COUNTIF([.C12:.K12];&quot;11-19&quot;) + COUNTIF([.C12:.K12];&quot;2&quot;)" office:value-type="float" office:value="1">
            <text:p>1</text:p>
          </table:table-cell>
          <table:table-cell table:style-name="ce144" table:formula="oooc:=COUNTIF([.C12:.K12];&quot;U&quot;)+COUNTIF([.C12:.K12];&quot;UL&quot;)" office:value-type="float" office:value="0">
            <text:p>0</text:p>
          </table:table-cell>
          <table:table-cell table:style-name="ce144" table:formula="oooc:=COUNTIF([.C12:.K12];&quot;KVIT&quot;)" office:value-type="float" office:value="1">
            <text:p>1</text:p>
          </table:table-cell>
          <table:table-cell table:style-name="ce146" table:formula="oooc:=COUNTBLANK([.C12:.K12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2" office:value-type="date" office:date-value="2006-08-12">
            <text:p>12. avg 06</text:p>
          </table:table-cell>
          <table:table-cell table:style-name="ce131" table:formula="oooc:=TEXT([.A13];&quot;Ddd&quot;)" office:value-type="string" office:string-value="sob">
            <text:p>sob</text:p>
          </table:table-cell>
          <table:table-cell table:style-name="ce17" office:value-type="string">
            <text:p>D</text:p>
          </table:table-cell>
          <table:table-cell table:style-name="ce32"/>
          <table:table-cell table:style-name="ce37"/>
          <table:table-cell table:number-columns-repeated="2" table:style-name="ce37" office:value-type="string">
            <text:p>D</text:p>
          </table:table-cell>
          <table:table-cell table:style-name="ce30" office:value-type="string">
            <text:p>L</text:p>
          </table:table-cell>
          <table:table-cell table:style-name="ce17"/>
          <table:table-cell table:style-name="ce17" office:value-type="string">
            <text:p>D</text:p>
          </table:table-cell>
          <table:table-cell table:style-name="ce17"/>
          <table:table-cell table:style-name="ce38" office:value-type="string">
            <text:p>MŠŠ</text:p>
          </table:table-cell>
          <table:table-cell table:style-name="ce144" table:formula="oooc:=COUNTIF([.C13:.K13];&quot;L&quot;) + COUNTIF([.C13:.K13];&quot;52L&quot;)+COUNTIF([.C13:.K13];&quot;51L&quot;)+COUNTIF([.C13:.K13];&quot;1L&quot;)+COUNTIF([.C13:.K13];&quot;KVITL&quot;)+COUNTIF([.C13:.K13];&quot;UL&quot;)+COUNTIF([.C13:.K13];&quot;2l&quot;)" office:value-type="float" office:value="1">
            <text:p>1</text:p>
          </table:table-cell>
          <table:table-cell table:style-name="ce144" table:formula="oooc:=COUNTIF([.C13:.K13];&quot;51&quot;) + COUNTIF([.C13:.K13];&quot;51L&quot;)" office:value-type="float" office:value="0">
            <text:p>0</text:p>
          </table:table-cell>
          <table:table-cell table:style-name="ce144" table:formula="oooc:=COUNTIF([.C13:.K13];&quot;52&quot;) + COUNTIF([.C13:.K13];&quot;52L&quot;)" office:value-type="float" office:value="0">
            <text:p>0</text:p>
          </table:table-cell>
          <table:table-cell table:style-name="ce144" table:formula="oooc:=COUNTIF([.C13:.K13];&quot;11-19&quot;) + COUNTIF([.C13:.K13];&quot;2&quot;)" office:value-type="float" office:value="0">
            <text:p>0</text:p>
          </table:table-cell>
          <table:table-cell table:style-name="ce144" table:formula="oooc:=COUNTIF([.C13:.K13];&quot;U&quot;)+COUNTIF([.C13:.K13];&quot;UL&quot;)" office:value-type="float" office:value="0">
            <text:p>0</text:p>
          </table:table-cell>
          <table:table-cell table:style-name="ce144" table:formula="oooc:=COUNTIF([.C13:.K13];&quot;KVIT&quot;)" office:value-type="float" office:value="0">
            <text:p>0</text:p>
          </table:table-cell>
          <table:table-cell table:style-name="ce146" table:formula="oooc:=COUNTBLANK([.C13:.K13])" office:value-type="float" office:value="4">
            <text:p>4</text:p>
          </table:table-cell>
          <table:table-cell table:style-name="ce5" table:number-columns-repeated="237"/>
        </table:table-row>
        <table:table-row table:style-name="ro1">
          <table:table-cell table:style-name="ce2" office:value-type="date" office:date-value="2006-08-13">
            <text:p>13. avg 06</text:p>
          </table:table-cell>
          <table:table-cell table:style-name="ce131" table:formula="oooc:=TEXT([.A14];&quot;Ddd&quot;)" office:value-type="string" office:string-value="ned">
            <text:p>ned</text:p>
          </table:table-cell>
          <table:table-cell table:style-name="ce17" office:value-type="string">
            <text:p>D</text:p>
          </table:table-cell>
          <table:table-cell table:style-name="ce23"/>
          <table:table-cell table:style-name="ce132"/>
          <table:table-cell table:number-columns-repeated="2" table:style-name="ce37" office:value-type="string">
            <text:p>D</text:p>
          </table:table-cell>
          <table:table-cell table:style-name="ce30" office:value-type="string">
            <text:p>L</text:p>
          </table:table-cell>
          <table:table-cell table:style-name="ce17"/>
          <table:table-cell table:style-name="ce17" office:value-type="string">
            <text:p>D</text:p>
          </table:table-cell>
          <table:table-cell table:style-name="ce37"/>
          <table:table-cell table:style-name="ce38" office:value-type="string">
            <text:p>MŠŠ</text:p>
          </table:table-cell>
          <table:table-cell table:style-name="ce144" table:formula="oooc:=COUNTIF([.C14:.K14];&quot;L&quot;) + COUNTIF([.C14:.K14];&quot;52L&quot;)+COUNTIF([.C14:.K14];&quot;51L&quot;)+COUNTIF([.C14:.K14];&quot;1L&quot;)+COUNTIF([.C14:.K14];&quot;KVITL&quot;)+COUNTIF([.C14:.K14];&quot;UL&quot;)+COUNTIF([.C14:.K14];&quot;2l&quot;)" office:value-type="float" office:value="1">
            <text:p>1</text:p>
          </table:table-cell>
          <table:table-cell table:style-name="ce144" table:formula="oooc:=COUNTIF([.C14:.K14];&quot;51&quot;) + COUNTIF([.C14:.K14];&quot;51L&quot;)" office:value-type="float" office:value="0">
            <text:p>0</text:p>
          </table:table-cell>
          <table:table-cell table:style-name="ce144" table:formula="oooc:=COUNTIF([.C14:.K14];&quot;52&quot;) + COUNTIF([.C14:.K14];&quot;52L&quot;)" office:value-type="float" office:value="0">
            <text:p>0</text:p>
          </table:table-cell>
          <table:table-cell table:style-name="ce144" table:formula="oooc:=COUNTIF([.C14:.K14];&quot;11-19&quot;) + COUNTIF([.C14:.K14];&quot;2&quot;)" office:value-type="float" office:value="0">
            <text:p>0</text:p>
          </table:table-cell>
          <table:table-cell table:style-name="ce144" table:formula="oooc:=COUNTIF([.C14:.K14];&quot;U&quot;)+COUNTIF([.C14:.K14];&quot;UL&quot;)" office:value-type="float" office:value="0">
            <text:p>0</text:p>
          </table:table-cell>
          <table:table-cell table:style-name="ce144" table:formula="oooc:=COUNTIF([.C14:.K14];&quot;KVIT&quot;)" office:value-type="float" office:value="0">
            <text:p>0</text:p>
          </table:table-cell>
          <table:table-cell table:style-name="ce146" table:formula="oooc:=COUNTBLANK([.C14:.K14])" office:value-type="float" office:value="4">
            <text:p>4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14">
            <text:p>14. avg 06</text:p>
          </table:table-cell>
          <table:table-cell table:style-name="ce130" table:formula="oooc:=TEXT([.A15];&quot;Ddd&quot;)" office:value-type="string" office:string-value="pon">
            <text:p>pon</text:p>
          </table:table-cell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15"/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39"/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38" office:value-type="string">
            <text:p>MŠŠ</text:p>
          </table:table-cell>
          <table:table-cell table:style-name="ce144" table:formula="oooc:=COUNTIF([.C15:.K15];&quot;L&quot;) + COUNTIF([.C15:.K15];&quot;52L&quot;)+COUNTIF([.C15:.K15];&quot;51L&quot;)+COUNTIF([.C15:.K15];&quot;1L&quot;)+COUNTIF([.C15:.K15];&quot;KVITL&quot;)+COUNTIF([.C15:.K15];&quot;UL&quot;)+COUNTIF([.C15:.K15];&quot;2l&quot;)" office:value-type="float" office:value="1">
            <text:p>1</text:p>
          </table:table-cell>
          <table:table-cell table:style-name="ce144" table:formula="oooc:=COUNTIF([.C15:.K15];&quot;51&quot;) + COUNTIF([.C15:.K15];&quot;51L&quot;)" office:value-type="float" office:value="1">
            <text:p>1</text:p>
          </table:table-cell>
          <table:table-cell table:style-name="ce144" table:formula="oooc:=COUNTIF([.C15:.K15];&quot;52&quot;) + COUNTIF([.C15:.K15];&quot;52L&quot;)" office:value-type="float" office:value="1">
            <text:p>1</text:p>
          </table:table-cell>
          <table:table-cell table:style-name="ce144" table:formula="oooc:=COUNTIF([.C15:.K15];&quot;11-19&quot;) + COUNTIF([.C15:.K15];&quot;2&quot;)" office:value-type="float" office:value="1">
            <text:p>1</text:p>
          </table:table-cell>
          <table:table-cell table:style-name="ce144" table:formula="oooc:=COUNTIF([.C15:.K15];&quot;U&quot;)+COUNTIF([.C15:.K15];&quot;UL&quot;)" office:value-type="float" office:value="0">
            <text:p>0</text:p>
          </table:table-cell>
          <table:table-cell table:style-name="ce144" table:formula="oooc:=COUNTIF([.C15:.K15];&quot;KVIT&quot;)" office:value-type="float" office:value="2">
            <text:p>2</text:p>
          </table:table-cell>
          <table:table-cell table:style-name="ce146" table:formula="oooc:=COUNTBLANK([.C15:.K15])" office:value-type="float" office:value="2">
            <text:p>2</text:p>
          </table:table-cell>
          <table:table-cell table:style-name="ce5" table:number-columns-repeated="237"/>
        </table:table-row>
        <table:table-row table:style-name="ro1">
          <table:table-cell table:style-name="ce2" office:value-type="date" office:date-value="2006-08-15">
            <text:p>15. avg 06</text:p>
          </table:table-cell>
          <table:table-cell table:style-name="ce131" table:formula="oooc:=TEXT([.A16];&quot;Ddd&quot;)" office:value-type="string" office:string-value="tor">
            <text:p>tor</text:p>
          </table:table-cell>
          <table:table-cell table:style-name="ce23" table:number-columns-repeated="2"/>
          <table:table-cell table:style-name="ce30" office:value-type="string">
            <text:p>L</text:p>
          </table:table-cell>
          <table:table-cell table:style-name="ce23" table:number-columns-repeated="6"/>
          <table:table-cell table:style-name="ce38" office:value-type="string">
            <text:p>MŠŠ</text:p>
          </table:table-cell>
          <table:table-cell table:style-name="ce144" table:formula="oooc:=COUNTIF([.C16:.K16];&quot;L&quot;) + COUNTIF([.C16:.K16];&quot;52L&quot;)+COUNTIF([.C16:.K16];&quot;51L&quot;)+COUNTIF([.C16:.K16];&quot;1L&quot;)+COUNTIF([.C16:.K16];&quot;KVITL&quot;)+COUNTIF([.C16:.K16];&quot;UL&quot;)+COUNTIF([.C16:.K16];&quot;2l&quot;)" office:value-type="float" office:value="1">
            <text:p>1</text:p>
          </table:table-cell>
          <table:table-cell table:style-name="ce144" table:formula="oooc:=COUNTIF([.C16:.K16];&quot;51&quot;) + COUNTIF([.C16:.K16];&quot;51L&quot;)" office:value-type="float" office:value="0">
            <text:p>0</text:p>
          </table:table-cell>
          <table:table-cell table:style-name="ce144" table:formula="oooc:=COUNTIF([.C16:.K16];&quot;52&quot;) + COUNTIF([.C16:.K16];&quot;52L&quot;)" office:value-type="float" office:value="0">
            <text:p>0</text:p>
          </table:table-cell>
          <table:table-cell table:style-name="ce144" table:formula="oooc:=COUNTIF([.C16:.K16];&quot;11-19&quot;) + COUNTIF([.C16:.K16];&quot;2&quot;)" office:value-type="float" office:value="0">
            <text:p>0</text:p>
          </table:table-cell>
          <table:table-cell table:style-name="ce144" table:formula="oooc:=COUNTIF([.C16:.K16];&quot;U&quot;)+COUNTIF([.C16:.K16];&quot;UL&quot;)" office:value-type="float" office:value="0">
            <text:p>0</text:p>
          </table:table-cell>
          <table:table-cell table:style-name="ce144" table:formula="oooc:=COUNTIF([.C16:.K16];&quot;KVIT&quot;)" office:value-type="float" office:value="0">
            <text:p>0</text:p>
          </table:table-cell>
          <table:table-cell table:style-name="ce146" table:formula="oooc:=COUNTBLANK([.C16:.K16])" office:value-type="float" office:value="8">
            <text:p>8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16">
            <text:p>16. avg 06</text:p>
          </table:table-cell>
          <table:table-cell table:style-name="ce130" table:formula="oooc:=TEXT([.A17];&quot;Ddd&quot;)" office:value-type="string" office:string-value="sre">
            <text:p>sre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5"/>
          <table:table-cell table:style-name="ce14" office:value-type="string">
            <text:p>52</text:p>
          </table:table-cell>
          <table:table-cell table:style-name="ce14" office:value-type="string">
            <text:p>D</text:p>
          </table:table-cell>
          <table:table-cell table:style-name="ce140"/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KVIT</text:p>
          </table:table-cell>
          <table:table-cell table:style-name="ce38" office:value-type="string">
            <text:p>MŠŠ</text:p>
          </table:table-cell>
          <table:table-cell table:style-name="ce144" table:formula="oooc:=COUNTIF([.C17:.K17];&quot;L&quot;) + COUNTIF([.C17:.K17];&quot;52L&quot;)+COUNTIF([.C17:.K17];&quot;51L&quot;)+COUNTIF([.C17:.K17];&quot;1L&quot;)+COUNTIF([.C17:.K17];&quot;KVITL&quot;)+COUNTIF([.C17:.K17];&quot;UL&quot;)+COUNTIF([.C17:.K17];&quot;2l&quot;)" office:value-type="float" office:value="1">
            <text:p>1</text:p>
          </table:table-cell>
          <table:table-cell table:style-name="ce144" table:formula="oooc:=COUNTIF([.C17:.K17];&quot;51&quot;) + COUNTIF([.C17:.K17];&quot;51L&quot;)" office:value-type="float" office:value="1">
            <text:p>1</text:p>
          </table:table-cell>
          <table:table-cell table:style-name="ce144" table:formula="oooc:=COUNTIF([.C17:.K17];&quot;52&quot;) + COUNTIF([.C17:.K17];&quot;52L&quot;)" office:value-type="float" office:value="1">
            <text:p>1</text:p>
          </table:table-cell>
          <table:table-cell table:style-name="ce144" table:formula="oooc:=COUNTIF([.C17:.K17];&quot;11-19&quot;) + COUNTIF([.C17:.K17];&quot;2&quot;)" office:value-type="float" office:value="1">
            <text:p>1</text:p>
          </table:table-cell>
          <table:table-cell table:style-name="ce144" table:formula="oooc:=COUNTIF([.C17:.K17];&quot;U&quot;)+COUNTIF([.C17:.K17];&quot;UL&quot;)" office:value-type="float" office:value="0">
            <text:p>0</text:p>
          </table:table-cell>
          <table:table-cell table:style-name="ce144" table:formula="oooc:=COUNTIF([.C17:.K17];&quot;KVIT&quot;)" office:value-type="float" office:value="2">
            <text:p>2</text:p>
          </table:table-cell>
          <table:table-cell table:style-name="ce146" table:formula="oooc:=COUNTBLANK([.C17:.K17])" office:value-type="float" office:value="2">
            <text:p>2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17">
            <text:p>17. avg 06</text:p>
          </table:table-cell>
          <table:table-cell table:style-name="ce130" table:formula="oooc:=TEXT([.A18];&quot;Ddd&quot;)" office:value-type="string" office:string-value="čet">
            <text:p>čet</text:p>
          </table:table-cell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D</text:p>
          </table:table-cell>
          <table:table-cell table:style-name="ce135"/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141"/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38" office:value-type="string">
            <text:p>MŠŠ</text:p>
          </table:table-cell>
          <table:table-cell table:style-name="ce144" table:formula="oooc:=COUNTIF([.C18:.K18];&quot;L&quot;) + COUNTIF([.C18:.K18];&quot;52L&quot;)+COUNTIF([.C18:.K18];&quot;51L&quot;)+COUNTIF([.C18:.K18];&quot;1L&quot;)+COUNTIF([.C18:.K18];&quot;KVITL&quot;)+COUNTIF([.C18:.K18];&quot;UL&quot;)+COUNTIF([.C18:.K18];&quot;2l&quot;)" office:value-type="float" office:value="1">
            <text:p>1</text:p>
          </table:table-cell>
          <table:table-cell table:style-name="ce144" table:formula="oooc:=COUNTIF([.C18:.K18];&quot;51&quot;) + COUNTIF([.C18:.K18];&quot;51L&quot;)" office:value-type="float" office:value="1">
            <text:p>1</text:p>
          </table:table-cell>
          <table:table-cell table:style-name="ce144" table:formula="oooc:=COUNTIF([.C18:.K18];&quot;52&quot;) + COUNTIF([.C18:.K18];&quot;52L&quot;)" office:value-type="float" office:value="1">
            <text:p>1</text:p>
          </table:table-cell>
          <table:table-cell table:style-name="ce144" table:formula="oooc:=COUNTIF([.C18:.K18];&quot;11-19&quot;) + COUNTIF([.C18:.K18];&quot;2&quot;)" office:value-type="float" office:value="1">
            <text:p>1</text:p>
          </table:table-cell>
          <table:table-cell table:style-name="ce144" table:formula="oooc:=COUNTIF([.C18:.K18];&quot;U&quot;)+COUNTIF([.C18:.K18];&quot;UL&quot;)" office:value-type="float" office:value="0">
            <text:p>0</text:p>
          </table:table-cell>
          <table:table-cell table:style-name="ce144" table:formula="oooc:=COUNTIF([.C18:.K18];&quot;KVIT&quot;)" office:value-type="float" office:value="1">
            <text:p>1</text:p>
          </table:table-cell>
          <table:table-cell table:style-name="ce146" table:formula="oooc:=COUNTBLANK([.C18:.K18])" office:value-type="float" office:value="2">
            <text:p>2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18">
            <text:p>18. avg 06</text:p>
          </table:table-cell>
          <table:table-cell table:style-name="ce130" table:formula="oooc:=TEXT([.A19];&quot;Ddd&quot;)" office:value-type="string" office:string-value="pet">
            <text:p>pe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D</text:p>
          </table:table-cell>
          <table:table-cell table:style-name="ce15"/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D</text:p>
          </table:table-cell>
          <table:table-cell table:style-name="ce140"/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38" office:value-type="string">
            <text:p>MŠŠ</text:p>
          </table:table-cell>
          <table:table-cell table:style-name="ce144" table:formula="oooc:=COUNTIF([.C19:.K19];&quot;L&quot;) + COUNTIF([.C19:.K19];&quot;52L&quot;)+COUNTIF([.C19:.K19];&quot;51L&quot;)+COUNTIF([.C19:.K19];&quot;1L&quot;)+COUNTIF([.C19:.K19];&quot;KVITL&quot;)+COUNTIF([.C19:.K19];&quot;UL&quot;)+COUNTIF([.C19:.K19];&quot;2l&quot;)" office:value-type="float" office:value="1">
            <text:p>1</text:p>
          </table:table-cell>
          <table:table-cell table:style-name="ce144" table:formula="oooc:=COUNTIF([.C19:.K19];&quot;51&quot;) + COUNTIF([.C19:.K19];&quot;51L&quot;)" office:value-type="float" office:value="1">
            <text:p>1</text:p>
          </table:table-cell>
          <table:table-cell table:style-name="ce144" table:formula="oooc:=COUNTIF([.C19:.K19];&quot;52&quot;) + COUNTIF([.C19:.K19];&quot;52L&quot;)" office:value-type="float" office:value="1">
            <text:p>1</text:p>
          </table:table-cell>
          <table:table-cell table:style-name="ce144" table:formula="oooc:=COUNTIF([.C19:.K19];&quot;11-19&quot;) + COUNTIF([.C19:.K19];&quot;2&quot;)" office:value-type="float" office:value="1">
            <text:p>1</text:p>
          </table:table-cell>
          <table:table-cell table:style-name="ce144" table:formula="oooc:=COUNTIF([.C19:.K19];&quot;U&quot;)+COUNTIF([.C19:.K19];&quot;UL&quot;)" office:value-type="float" office:value="0">
            <text:p>0</text:p>
          </table:table-cell>
          <table:table-cell table:style-name="ce144" table:formula="oooc:=COUNTIF([.C19:.K19];&quot;KVIT&quot;)" office:value-type="float" office:value="1">
            <text:p>1</text:p>
          </table:table-cell>
          <table:table-cell table:style-name="ce146" table:formula="oooc:=COUNTBLANK([.C19:.K19])" office:value-type="float" office:value="2">
            <text:p>2</text:p>
          </table:table-cell>
          <table:table-cell table:style-name="ce5" table:number-columns-repeated="237"/>
        </table:table-row>
        <table:table-row table:style-name="ro1">
          <table:table-cell table:style-name="ce2" office:value-type="date" office:date-value="2006-08-19">
            <text:p>19. avg 06</text:p>
          </table:table-cell>
          <table:table-cell table:style-name="ce131" table:formula="oooc:=TEXT([.A20];&quot;Ddd&quot;)" office:value-type="string" office:string-value="sob">
            <text:p>sob</text:p>
          </table:table-cell>
          <table:table-cell table:style-name="ce37"/>
          <table:table-cell table:style-name="ce17"/>
          <table:table-cell table:style-name="ce134"/>
          <table:table-cell table:style-name="ce23"/>
          <table:table-cell table:style-name="ce17"/>
          <table:table-cell table:style-name="ce37" office:value-type="string">
            <text:p>D</text:p>
          </table:table-cell>
          <table:table-cell table:style-name="ce23" table:number-columns-repeated="2"/>
          <table:table-cell table:style-name="ce30" office:value-type="string">
            <text:p>L</text:p>
          </table:table-cell>
          <table:table-cell table:style-name="ce38" office:value-type="string">
            <text:p>KOS</text:p>
          </table:table-cell>
          <table:table-cell table:style-name="ce144" table:formula="oooc:=COUNTIF([.C20:.K20];&quot;L&quot;) + COUNTIF([.C20:.K20];&quot;52L&quot;)+COUNTIF([.C20:.K20];&quot;51L&quot;)+COUNTIF([.C20:.K20];&quot;1L&quot;)+COUNTIF([.C20:.K20];&quot;KVITL&quot;)+COUNTIF([.C20:.K20];&quot;UL&quot;)+COUNTIF([.C20:.K20];&quot;2l&quot;)" office:value-type="float" office:value="1">
            <text:p>1</text:p>
          </table:table-cell>
          <table:table-cell table:style-name="ce144" table:formula="oooc:=COUNTIF([.C20:.K20];&quot;51&quot;) + COUNTIF([.C20:.K20];&quot;51L&quot;)" office:value-type="float" office:value="0">
            <text:p>0</text:p>
          </table:table-cell>
          <table:table-cell table:style-name="ce144" table:formula="oooc:=COUNTIF([.C20:.K20];&quot;52&quot;) + COUNTIF([.C20:.K20];&quot;52L&quot;)" office:value-type="float" office:value="0">
            <text:p>0</text:p>
          </table:table-cell>
          <table:table-cell table:style-name="ce144" table:formula="oooc:=COUNTIF([.C20:.K20];&quot;11-19&quot;) + COUNTIF([.C20:.K20];&quot;2&quot;)" office:value-type="float" office:value="0">
            <text:p>0</text:p>
          </table:table-cell>
          <table:table-cell table:style-name="ce144" table:formula="oooc:=COUNTIF([.C20:.K20];&quot;U&quot;)+COUNTIF([.C20:.K20];&quot;UL&quot;)" office:value-type="float" office:value="0">
            <text:p>0</text:p>
          </table:table-cell>
          <table:table-cell table:style-name="ce144" table:formula="oooc:=COUNTIF([.C20:.K20];&quot;KVIT&quot;)" office:value-type="float" office:value="0">
            <text:p>0</text:p>
          </table:table-cell>
          <table:table-cell table:style-name="ce146" table:formula="oooc:=COUNTBLANK([.C20:.K20])" office:value-type="float" office:value="7">
            <text:p>7</text:p>
          </table:table-cell>
          <table:table-cell table:style-name="ce5" table:number-columns-repeated="237"/>
        </table:table-row>
        <table:table-row table:style-name="ro1">
          <table:table-cell table:style-name="ce2" office:value-type="date" office:date-value="2006-08-20">
            <text:p>20. avg 06</text:p>
          </table:table-cell>
          <table:table-cell table:style-name="ce131" table:formula="oooc:=TEXT([.A21];&quot;Ddd&quot;)" office:value-type="string" office:string-value="ned">
            <text:p>ned</text:p>
          </table:table-cell>
          <table:table-cell table:style-name="ce132"/>
          <table:table-cell table:style-name="ce23" table:number-columns-repeated="3"/>
          <table:table-cell table:style-name="ce13"/>
          <table:table-cell table:style-name="ce37" office:value-type="string">
            <text:p>D</text:p>
          </table:table-cell>
          <table:table-cell table:style-name="ce23"/>
          <table:table-cell table:style-name="ce37"/>
          <table:table-cell table:style-name="ce30" office:value-type="string">
            <text:p>L</text:p>
          </table:table-cell>
          <table:table-cell table:style-name="ce38" office:value-type="string">
            <text:p>KOS</text:p>
          </table:table-cell>
          <table:table-cell table:style-name="ce144" table:formula="oooc:=COUNTIF([.C21:.K21];&quot;L&quot;) + COUNTIF([.C21:.K21];&quot;52L&quot;)+COUNTIF([.C21:.K21];&quot;51L&quot;)+COUNTIF([.C21:.K21];&quot;1L&quot;)+COUNTIF([.C21:.K21];&quot;KVITL&quot;)+COUNTIF([.C21:.K21];&quot;UL&quot;)+COUNTIF([.C21:.K21];&quot;2l&quot;)" office:value-type="float" office:value="1">
            <text:p>1</text:p>
          </table:table-cell>
          <table:table-cell table:style-name="ce144" table:formula="oooc:=COUNTIF([.C21:.K21];&quot;51&quot;) + COUNTIF([.C21:.K21];&quot;51L&quot;)" office:value-type="float" office:value="0">
            <text:p>0</text:p>
          </table:table-cell>
          <table:table-cell table:style-name="ce144" table:formula="oooc:=COUNTIF([.C21:.K21];&quot;52&quot;) + COUNTIF([.C21:.K21];&quot;52L&quot;)" office:value-type="float" office:value="0">
            <text:p>0</text:p>
          </table:table-cell>
          <table:table-cell table:style-name="ce144" table:formula="oooc:=COUNTIF([.C21:.K21];&quot;11-19&quot;) + COUNTIF([.C21:.K21];&quot;2&quot;)" office:value-type="float" office:value="0">
            <text:p>0</text:p>
          </table:table-cell>
          <table:table-cell table:style-name="ce144" table:formula="oooc:=COUNTIF([.C21:.K21];&quot;U&quot;)+COUNTIF([.C21:.K21];&quot;UL&quot;)" office:value-type="float" office:value="0">
            <text:p>0</text:p>
          </table:table-cell>
          <table:table-cell table:style-name="ce144" table:formula="oooc:=COUNTIF([.C21:.K21];&quot;KVIT&quot;)" office:value-type="float" office:value="0">
            <text:p>0</text:p>
          </table:table-cell>
          <table:table-cell table:style-name="ce146" table:formula="oooc:=COUNTBLANK([.C21:.K21])" office:value-type="float" office:value="7">
            <text:p>7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21">
            <text:p>21. avg 06</text:p>
          </table:table-cell>
          <table:table-cell table:style-name="ce130" table:formula="oooc:=TEXT([.A22];&quot;Ddd&quot;)" office:value-type="string" office:string-value="pon">
            <text:p>pon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15"/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D</text:p>
          </table:table-cell>
          <table:table-cell table:style-name="ce139"/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38" office:value-type="string">
            <text:p>KOS</text:p>
          </table:table-cell>
          <table:table-cell table:style-name="ce144" table:formula="oooc:=COUNTIF([.C22:.K22];&quot;L&quot;) + COUNTIF([.C22:.K22];&quot;52L&quot;)+COUNTIF([.C22:.K22];&quot;51L&quot;)+COUNTIF([.C22:.K22];&quot;1L&quot;)+COUNTIF([.C22:.K22];&quot;KVITL&quot;)+COUNTIF([.C22:.K22];&quot;UL&quot;)+COUNTIF([.C22:.K22];&quot;2l&quot;)" office:value-type="float" office:value="1">
            <text:p>1</text:p>
          </table:table-cell>
          <table:table-cell table:style-name="ce144" table:formula="oooc:=COUNTIF([.C22:.K22];&quot;51&quot;) + COUNTIF([.C22:.K22];&quot;51L&quot;)" office:value-type="float" office:value="1">
            <text:p>1</text:p>
          </table:table-cell>
          <table:table-cell table:style-name="ce144" table:formula="oooc:=COUNTIF([.C22:.K22];&quot;52&quot;) + COUNTIF([.C22:.K22];&quot;52L&quot;)" office:value-type="float" office:value="1">
            <text:p>1</text:p>
          </table:table-cell>
          <table:table-cell table:style-name="ce144" table:formula="oooc:=COUNTIF([.C22:.K22];&quot;11-19&quot;) + COUNTIF([.C22:.K22];&quot;2&quot;)" office:value-type="float" office:value="1">
            <text:p>1</text:p>
          </table:table-cell>
          <table:table-cell table:style-name="ce144" table:formula="oooc:=COUNTIF([.C22:.K22];&quot;U&quot;)+COUNTIF([.C22:.K22];&quot;UL&quot;)" office:value-type="float" office:value="0">
            <text:p>0</text:p>
          </table:table-cell>
          <table:table-cell table:style-name="ce144" table:formula="oooc:=COUNTIF([.C22:.K22];&quot;KVIT&quot;)" office:value-type="float" office:value="2">
            <text:p>2</text:p>
          </table:table-cell>
          <table:table-cell table:style-name="ce146" table:formula="oooc:=COUNTBLANK([.C22:.K22])" office:value-type="float" office:value="2">
            <text:p>2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22">
            <text:p>22. avg 06</text:p>
          </table:table-cell>
          <table:table-cell table:style-name="ce130" table:formula="oooc:=TEXT([.A23];&quot;Ddd&quot;)" office:value-type="string" office:string-value="tor">
            <text:p>tor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15"/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122"/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11-19</text:p>
          </table:table-cell>
          <table:table-cell table:style-name="ce38" office:value-type="string">
            <text:p>KOS</text:p>
          </table:table-cell>
          <table:table-cell table:style-name="ce144" table:formula="oooc:=COUNTIF([.C23:.K23];&quot;L&quot;) + COUNTIF([.C23:.K23];&quot;52L&quot;)+COUNTIF([.C23:.K23];&quot;51L&quot;)+COUNTIF([.C23:.K23];&quot;1L&quot;)+COUNTIF([.C23:.K23];&quot;KVITL&quot;)+COUNTIF([.C23:.K23];&quot;UL&quot;)+COUNTIF([.C23:.K23];&quot;2l&quot;)" office:value-type="float" office:value="1">
            <text:p>1</text:p>
          </table:table-cell>
          <table:table-cell table:style-name="ce144" table:formula="oooc:=COUNTIF([.C23:.K23];&quot;51&quot;) + COUNTIF([.C23:.K23];&quot;51L&quot;)" office:value-type="float" office:value="1">
            <text:p>1</text:p>
          </table:table-cell>
          <table:table-cell table:style-name="ce144" table:formula="oooc:=COUNTIF([.C23:.K23];&quot;52&quot;) + COUNTIF([.C23:.K23];&quot;52L&quot;)" office:value-type="float" office:value="1">
            <text:p>1</text:p>
          </table:table-cell>
          <table:table-cell table:style-name="ce144" table:formula="oooc:=COUNTIF([.C23:.K23];&quot;11-19&quot;) + COUNTIF([.C23:.K23];&quot;2&quot;)" office:value-type="float" office:value="1">
            <text:p>1</text:p>
          </table:table-cell>
          <table:table-cell table:style-name="ce144" table:formula="oooc:=COUNTIF([.C23:.K23];&quot;U&quot;)+COUNTIF([.C23:.K23];&quot;UL&quot;)" office:value-type="float" office:value="0">
            <text:p>0</text:p>
          </table:table-cell>
          <table:table-cell table:style-name="ce144" table:formula="oooc:=COUNTIF([.C23:.K23];&quot;KVIT&quot;)" office:value-type="float" office:value="2">
            <text:p>2</text:p>
          </table:table-cell>
          <table:table-cell table:style-name="ce146" table:formula="oooc:=COUNTBLANK([.C23:.K23])" office:value-type="float" office:value="2">
            <text:p>2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23">
            <text:p>23. avg 06</text:p>
          </table:table-cell>
          <table:table-cell table:style-name="ce130" table:formula="oooc:=TEXT([.A24];&quot;Ddd&quot;)" office:value-type="string" office:string-value="sre">
            <text:p>sre</text:p>
          </table:table-cell>
          <table:table-cell table:style-name="ce14" office:value-type="string">
            <text:p>KVIT</text:p>
          </table:table-cell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52</text:p>
          </table:table-cell>
          <table:table-cell table:style-name="ce15"/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122"/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38" office:value-type="string">
            <text:p>KOS</text:p>
          </table:table-cell>
          <table:table-cell table:style-name="ce144" table:formula="oooc:=COUNTIF([.C24:.K24];&quot;L&quot;) + COUNTIF([.C24:.K24];&quot;52L&quot;)+COUNTIF([.C24:.K24];&quot;51L&quot;)+COUNTIF([.C24:.K24];&quot;1L&quot;)+COUNTIF([.C24:.K24];&quot;KVITL&quot;)+COUNTIF([.C24:.K24];&quot;UL&quot;)+COUNTIF([.C24:.K24];&quot;2l&quot;)" office:value-type="float" office:value="1">
            <text:p>1</text:p>
          </table:table-cell>
          <table:table-cell table:style-name="ce144" table:formula="oooc:=COUNTIF([.C24:.K24];&quot;51&quot;) + COUNTIF([.C24:.K24];&quot;51L&quot;)" office:value-type="float" office:value="1">
            <text:p>1</text:p>
          </table:table-cell>
          <table:table-cell table:style-name="ce144" table:formula="oooc:=COUNTIF([.C24:.K24];&quot;52&quot;) + COUNTIF([.C24:.K24];&quot;52L&quot;)" office:value-type="float" office:value="1">
            <text:p>1</text:p>
          </table:table-cell>
          <table:table-cell table:style-name="ce144" table:formula="oooc:=COUNTIF([.C24:.K24];&quot;11-19&quot;) + COUNTIF([.C24:.K24];&quot;2&quot;)" office:value-type="float" office:value="1">
            <text:p>1</text:p>
          </table:table-cell>
          <table:table-cell table:style-name="ce144" table:formula="oooc:=COUNTIF([.C24:.K24];&quot;U&quot;)+COUNTIF([.C24:.K24];&quot;UL&quot;)" office:value-type="float" office:value="0">
            <text:p>0</text:p>
          </table:table-cell>
          <table:table-cell table:style-name="ce144" table:formula="oooc:=COUNTIF([.C24:.K24];&quot;KVIT&quot;)" office:value-type="float" office:value="2">
            <text:p>2</text:p>
          </table:table-cell>
          <table:table-cell table:style-name="ce146" table:formula="oooc:=COUNTBLANK([.C24:.K24])" office:value-type="float" office:value="2">
            <text:p>2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24">
            <text:p>24. avg 06</text:p>
          </table:table-cell>
          <table:table-cell table:style-name="ce130" table:formula="oooc:=TEXT([.A25];&quot;Ddd&quot;)" office:value-type="string" office:string-value="čet">
            <text:p>čet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5"/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D</text:p>
          </table:table-cell>
          <table:table-cell table:style-name="ce122"/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38" office:value-type="string">
            <text:p>KOS</text:p>
          </table:table-cell>
          <table:table-cell table:style-name="ce144" table:formula="oooc:=COUNTIF([.C25:.K25];&quot;L&quot;) + COUNTIF([.C25:.K25];&quot;52L&quot;)+COUNTIF([.C25:.K25];&quot;51L&quot;)+COUNTIF([.C25:.K25];&quot;1L&quot;)+COUNTIF([.C25:.K25];&quot;KVITL&quot;)+COUNTIF([.C25:.K25];&quot;UL&quot;)+COUNTIF([.C25:.K25];&quot;2l&quot;)" office:value-type="float" office:value="1">
            <text:p>1</text:p>
          </table:table-cell>
          <table:table-cell table:style-name="ce144" table:formula="oooc:=COUNTIF([.C25:.K25];&quot;51&quot;) + COUNTIF([.C25:.K25];&quot;51L&quot;)" office:value-type="float" office:value="1">
            <text:p>1</text:p>
          </table:table-cell>
          <table:table-cell table:style-name="ce144" table:formula="oooc:=COUNTIF([.C25:.K25];&quot;52&quot;) + COUNTIF([.C25:.K25];&quot;52L&quot;)" office:value-type="float" office:value="1">
            <text:p>1</text:p>
          </table:table-cell>
          <table:table-cell table:style-name="ce144" table:formula="oooc:=COUNTIF([.C25:.K25];&quot;11-19&quot;) + COUNTIF([.C25:.K25];&quot;2&quot;)" office:value-type="float" office:value="1">
            <text:p>1</text:p>
          </table:table-cell>
          <table:table-cell table:style-name="ce144" table:formula="oooc:=COUNTIF([.C25:.K25];&quot;U&quot;)+COUNTIF([.C25:.K25];&quot;UL&quot;)" office:value-type="float" office:value="0">
            <text:p>0</text:p>
          </table:table-cell>
          <table:table-cell table:style-name="ce144" table:formula="oooc:=COUNTIF([.C25:.K25];&quot;KVIT&quot;)" office:value-type="float" office:value="2">
            <text:p>2</text:p>
          </table:table-cell>
          <table:table-cell table:style-name="ce146" table:formula="oooc:=COUNTBLANK([.C25:.K25])" office:value-type="float" office:value="2">
            <text:p>2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25">
            <text:p>25. avg 06</text:p>
          </table:table-cell>
          <table:table-cell table:style-name="ce130" table:formula="oooc:=TEXT([.A26];&quot;Ddd&quot;)" office:value-type="string" office:string-value="pet">
            <text:p>pet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15"/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122"/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52</text:p>
          </table:table-cell>
          <table:table-cell table:style-name="ce38" office:value-type="string">
            <text:p>KOS</text:p>
          </table:table-cell>
          <table:table-cell table:style-name="ce144" table:formula="oooc:=COUNTIF([.C26:.K26];&quot;L&quot;) + COUNTIF([.C26:.K26];&quot;52L&quot;)+COUNTIF([.C26:.K26];&quot;51L&quot;)+COUNTIF([.C26:.K26];&quot;1L&quot;)+COUNTIF([.C26:.K26];&quot;KVITL&quot;)+COUNTIF([.C26:.K26];&quot;UL&quot;)+COUNTIF([.C26:.K26];&quot;2l&quot;)" office:value-type="float" office:value="1">
            <text:p>1</text:p>
          </table:table-cell>
          <table:table-cell table:style-name="ce144" table:formula="oooc:=COUNTIF([.C26:.K26];&quot;51&quot;) + COUNTIF([.C26:.K26];&quot;51L&quot;)" office:value-type="float" office:value="1">
            <text:p>1</text:p>
          </table:table-cell>
          <table:table-cell table:style-name="ce144" table:formula="oooc:=COUNTIF([.C26:.K26];&quot;52&quot;) + COUNTIF([.C26:.K26];&quot;52L&quot;)" office:value-type="float" office:value="1">
            <text:p>1</text:p>
          </table:table-cell>
          <table:table-cell table:style-name="ce144" table:formula="oooc:=COUNTIF([.C26:.K26];&quot;11-19&quot;) + COUNTIF([.C26:.K26];&quot;2&quot;)" office:value-type="float" office:value="1">
            <text:p>1</text:p>
          </table:table-cell>
          <table:table-cell table:style-name="ce144" table:formula="oooc:=COUNTIF([.C26:.K26];&quot;U&quot;)+COUNTIF([.C26:.K26];&quot;UL&quot;)" office:value-type="float" office:value="0">
            <text:p>0</text:p>
          </table:table-cell>
          <table:table-cell table:style-name="ce144" table:formula="oooc:=COUNTIF([.C26:.K26];&quot;KVIT&quot;)" office:value-type="float" office:value="2">
            <text:p>2</text:p>
          </table:table-cell>
          <table:table-cell table:style-name="ce146" table:formula="oooc:=COUNTBLANK([.C26:.K26])" office:value-type="float" office:value="2">
            <text:p>2</text:p>
          </table:table-cell>
          <table:table-cell table:style-name="ce5" table:number-columns-repeated="237"/>
        </table:table-row>
        <table:table-row table:style-name="ro1">
          <table:table-cell table:style-name="ce2" office:value-type="date" office:date-value="2006-08-26">
            <text:p>26. avg 06</text:p>
          </table:table-cell>
          <table:table-cell table:style-name="ce131" table:formula="oooc:=TEXT([.A27];&quot;Ddd&quot;)" office:value-type="string" office:string-value="sob">
            <text:p>sob</text:p>
          </table:table-cell>
          <table:table-cell table:style-name="ce30" office:value-type="string">
            <text:p>L</text:p>
          </table:table-cell>
          <table:table-cell table:style-name="ce17"/>
          <table:table-cell table:style-name="ce23" table:number-columns-repeated="2"/>
          <table:table-cell table:style-name="ce17"/>
          <table:table-cell table:style-name="ce37" office:value-type="string">
            <text:p>D</text:p>
          </table:table-cell>
          <table:table-cell table:style-name="ce23"/>
          <table:table-cell table:style-name="ce134"/>
          <table:table-cell table:style-name="ce23"/>
          <table:table-cell table:style-name="ce38" office:value-type="string">
            <text:p>PIN</text:p>
          </table:table-cell>
          <table:table-cell table:style-name="ce144" table:formula="oooc:=COUNTIF([.C27:.K27];&quot;L&quot;) + COUNTIF([.C27:.K27];&quot;52L&quot;)+COUNTIF([.C27:.K27];&quot;51L&quot;)+COUNTIF([.C27:.K27];&quot;1L&quot;)+COUNTIF([.C27:.K27];&quot;KVITL&quot;)+COUNTIF([.C27:.K27];&quot;UL&quot;)+COUNTIF([.C27:.K27];&quot;2l&quot;)" office:value-type="float" office:value="1">
            <text:p>1</text:p>
          </table:table-cell>
          <table:table-cell table:style-name="ce144" table:formula="oooc:=COUNTIF([.C27:.K27];&quot;51&quot;) + COUNTIF([.C27:.K27];&quot;51L&quot;)" office:value-type="float" office:value="0">
            <text:p>0</text:p>
          </table:table-cell>
          <table:table-cell table:style-name="ce144" table:formula="oooc:=COUNTIF([.C27:.K27];&quot;52&quot;) + COUNTIF([.C27:.K27];&quot;52L&quot;)" office:value-type="float" office:value="0">
            <text:p>0</text:p>
          </table:table-cell>
          <table:table-cell table:style-name="ce144" table:formula="oooc:=COUNTIF([.C27:.K27];&quot;11-19&quot;) + COUNTIF([.C27:.K27];&quot;2&quot;)" office:value-type="float" office:value="0">
            <text:p>0</text:p>
          </table:table-cell>
          <table:table-cell table:style-name="ce144" table:formula="oooc:=COUNTIF([.C27:.K27];&quot;U&quot;)+COUNTIF([.C27:.K27];&quot;UL&quot;)" office:value-type="float" office:value="0">
            <text:p>0</text:p>
          </table:table-cell>
          <table:table-cell table:style-name="ce144" table:formula="oooc:=COUNTIF([.C27:.K27];&quot;KVIT&quot;)" office:value-type="float" office:value="0">
            <text:p>0</text:p>
          </table:table-cell>
          <table:table-cell table:style-name="ce146" table:formula="oooc:=COUNTBLANK([.C27:.K27])" office:value-type="float" office:value="7">
            <text:p>7</text:p>
          </table:table-cell>
          <table:table-cell table:style-name="ce5" table:number-columns-repeated="237"/>
        </table:table-row>
        <table:table-row table:style-name="ro1">
          <table:table-cell table:style-name="ce2" office:value-type="date" office:date-value="2006-08-27">
            <text:p>27. avg 06</text:p>
          </table:table-cell>
          <table:table-cell table:style-name="ce131" table:formula="oooc:=TEXT([.A28];&quot;Ddd&quot;)" office:value-type="string" office:string-value="ned">
            <text:p>ned</text:p>
          </table:table-cell>
          <table:table-cell table:style-name="ce30" office:value-type="string">
            <text:p>L</text:p>
          </table:table-cell>
          <table:table-cell table:style-name="ce133" table:number-columns-repeated="4"/>
          <table:table-cell table:style-name="ce37" office:value-type="string">
            <text:p>D</text:p>
          </table:table-cell>
          <table:table-cell table:style-name="ce142" table:number-columns-repeated="3"/>
          <table:table-cell table:style-name="ce38" office:value-type="string">
            <text:p>PIN</text:p>
          </table:table-cell>
          <table:table-cell table:style-name="ce144" table:formula="oooc:=COUNTIF([.C28:.K28];&quot;L&quot;) + COUNTIF([.C28:.K28];&quot;52L&quot;)+COUNTIF([.C28:.K28];&quot;51L&quot;)+COUNTIF([.C28:.K28];&quot;1L&quot;)+COUNTIF([.C28:.K28];&quot;KVITL&quot;)+COUNTIF([.C28:.K28];&quot;UL&quot;)+COUNTIF([.C28:.K28];&quot;2l&quot;)" office:value-type="float" office:value="1">
            <text:p>1</text:p>
          </table:table-cell>
          <table:table-cell table:style-name="ce144" table:formula="oooc:=COUNTIF([.C28:.K28];&quot;51&quot;) + COUNTIF([.C28:.K28];&quot;51L&quot;)" office:value-type="float" office:value="0">
            <text:p>0</text:p>
          </table:table-cell>
          <table:table-cell table:style-name="ce144" table:formula="oooc:=COUNTIF([.C28:.K28];&quot;52&quot;) + COUNTIF([.C28:.K28];&quot;52L&quot;)" office:value-type="float" office:value="0">
            <text:p>0</text:p>
          </table:table-cell>
          <table:table-cell table:style-name="ce144" table:formula="oooc:=COUNTIF([.C28:.K28];&quot;11-19&quot;) + COUNTIF([.C28:.K28];&quot;2&quot;)" office:value-type="float" office:value="0">
            <text:p>0</text:p>
          </table:table-cell>
          <table:table-cell table:style-name="ce144" table:formula="oooc:=COUNTIF([.C28:.K28];&quot;U&quot;)+COUNTIF([.C28:.K28];&quot;UL&quot;)" office:value-type="float" office:value="0">
            <text:p>0</text:p>
          </table:table-cell>
          <table:table-cell table:style-name="ce144" table:formula="oooc:=COUNTIF([.C28:.K28];&quot;KVIT&quot;)" office:value-type="float" office:value="0">
            <text:p>0</text:p>
          </table:table-cell>
          <table:table-cell table:style-name="ce146" table:formula="oooc:=COUNTBLANK([.C28:.K28])" office:value-type="float" office:value="7">
            <text:p>7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28">
            <text:p>28. avg 06</text:p>
          </table:table-cell>
          <table:table-cell table:style-name="ce130" table:formula="oooc:=TEXT([.A29];&quot;Ddd&quot;)" office:value-type="string" office:string-value="pon">
            <text:p>pon</text:p>
          </table:table-cell>
          <table:table-cell table:style-name="ce14" office:value-type="string">
            <text:p>X</text:p>
          </table:table-cell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KVIT</text:p>
          </table:table-cell>
          <table:table-cell table:style-name="ce136"/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43"/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38" office:value-type="string">
            <text:p>PIN</text:p>
          </table:table-cell>
          <table:table-cell table:style-name="ce144" table:formula="oooc:=COUNTIF([.C29:.K29];&quot;L&quot;) + COUNTIF([.C29:.K29];&quot;52L&quot;)+COUNTIF([.C29:.K29];&quot;51L&quot;)+COUNTIF([.C29:.K29];&quot;1L&quot;)+COUNTIF([.C29:.K29];&quot;KVITL&quot;)+COUNTIF([.C29:.K29];&quot;UL&quot;)+COUNTIF([.C29:.K29];&quot;2l&quot;)" office:value-type="float" office:value="1">
            <text:p>1</text:p>
          </table:table-cell>
          <table:table-cell table:style-name="ce144" table:formula="oooc:=COUNTIF([.C29:.K29];&quot;51&quot;) + COUNTIF([.C29:.K29];&quot;51L&quot;)" office:value-type="float" office:value="1">
            <text:p>1</text:p>
          </table:table-cell>
          <table:table-cell table:style-name="ce144" table:formula="oooc:=COUNTIF([.C29:.K29];&quot;52&quot;) + COUNTIF([.C29:.K29];&quot;52L&quot;)" office:value-type="float" office:value="1">
            <text:p>1</text:p>
          </table:table-cell>
          <table:table-cell table:style-name="ce144" table:formula="oooc:=COUNTIF([.C29:.K29];&quot;11-19&quot;) + COUNTIF([.C29:.K29];&quot;2&quot;)" office:value-type="float" office:value="1">
            <text:p>1</text:p>
          </table:table-cell>
          <table:table-cell table:style-name="ce144" table:formula="oooc:=COUNTIF([.C29:.K29];&quot;U&quot;)+COUNTIF([.C29:.K29];&quot;UL&quot;)" office:value-type="float" office:value="0">
            <text:p>0</text:p>
          </table:table-cell>
          <table:table-cell table:style-name="ce144" table:formula="oooc:=COUNTIF([.C29:.K29];&quot;KVIT&quot;)" office:value-type="float" office:value="2">
            <text:p>2</text:p>
          </table:table-cell>
          <table:table-cell table:style-name="ce146" table:formula="oooc:=COUNTBLANK([.C29:.K29])" office:value-type="float" office:value="2">
            <text:p>2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29">
            <text:p>29. avg 06</text:p>
          </table:table-cell>
          <table:table-cell table:style-name="ce130" table:formula="oooc:=TEXT([.A30];&quot;Ddd&quot;)" office:value-type="string" office:string-value="tor">
            <text:p>tor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5"/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D</text:p>
          </table:table-cell>
          <table:table-cell table:style-name="ce122"/>
          <table:table-cell table:style-name="ce14" office:value-type="string">
            <text:p>52</text:p>
          </table:table-cell>
          <table:table-cell table:style-name="ce14" office:value-type="string">
            <text:p>KVIT</text:p>
          </table:table-cell>
          <table:table-cell table:style-name="ce38" office:value-type="string">
            <text:p>PIN</text:p>
          </table:table-cell>
          <table:table-cell table:style-name="ce144" table:formula="oooc:=COUNTIF([.C30:.K30];&quot;L&quot;) + COUNTIF([.C30:.K30];&quot;52L&quot;)+COUNTIF([.C30:.K30];&quot;51L&quot;)+COUNTIF([.C30:.K30];&quot;1L&quot;)+COUNTIF([.C30:.K30];&quot;KVITL&quot;)+COUNTIF([.C30:.K30];&quot;UL&quot;)+COUNTIF([.C30:.K30];&quot;2l&quot;)" office:value-type="float" office:value="1">
            <text:p>1</text:p>
          </table:table-cell>
          <table:table-cell table:style-name="ce144" table:formula="oooc:=COUNTIF([.C30:.K30];&quot;51&quot;) + COUNTIF([.C30:.K30];&quot;51L&quot;)" office:value-type="float" office:value="1">
            <text:p>1</text:p>
          </table:table-cell>
          <table:table-cell table:style-name="ce144" table:formula="oooc:=COUNTIF([.C30:.K30];&quot;52&quot;) + COUNTIF([.C30:.K30];&quot;52L&quot;)" office:value-type="float" office:value="1">
            <text:p>1</text:p>
          </table:table-cell>
          <table:table-cell table:style-name="ce144" table:formula="oooc:=COUNTIF([.C30:.K30];&quot;11-19&quot;) + COUNTIF([.C30:.K30];&quot;2&quot;)" office:value-type="float" office:value="1">
            <text:p>1</text:p>
          </table:table-cell>
          <table:table-cell table:style-name="ce144" table:formula="oooc:=COUNTIF([.C30:.K30];&quot;U&quot;)+COUNTIF([.C30:.K30];&quot;UL&quot;)" office:value-type="float" office:value="0">
            <text:p>0</text:p>
          </table:table-cell>
          <table:table-cell table:style-name="ce144" table:formula="oooc:=COUNTIF([.C30:.K30];&quot;KVIT&quot;)" office:value-type="float" office:value="2">
            <text:p>2</text:p>
          </table:table-cell>
          <table:table-cell table:style-name="ce146" table:formula="oooc:=COUNTBLANK([.C30:.K30])" office:value-type="float" office:value="2">
            <text:p>2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30">
            <text:p>30. avg 06</text:p>
          </table:table-cell>
          <table:table-cell table:style-name="ce130" table:formula="oooc:=TEXT([.A31];&quot;Ddd&quot;)" office:value-type="string" office:string-value="sre">
            <text:p>sre</text:p>
          </table:table-cell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15"/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140"/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38" office:value-type="string">
            <text:p>PIN</text:p>
          </table:table-cell>
          <table:table-cell table:style-name="ce144" table:formula="oooc:=COUNTIF([.C31:.K31];&quot;L&quot;) + COUNTIF([.C31:.K31];&quot;52L&quot;)+COUNTIF([.C31:.K31];&quot;51L&quot;)+COUNTIF([.C31:.K31];&quot;1L&quot;)+COUNTIF([.C31:.K31];&quot;KVITL&quot;)+COUNTIF([.C31:.K31];&quot;UL&quot;)+COUNTIF([.C31:.K31];&quot;2l&quot;)" office:value-type="float" office:value="1">
            <text:p>1</text:p>
          </table:table-cell>
          <table:table-cell table:style-name="ce144" table:formula="oooc:=COUNTIF([.C31:.K31];&quot;51&quot;) + COUNTIF([.C31:.K31];&quot;51L&quot;)" office:value-type="float" office:value="1">
            <text:p>1</text:p>
          </table:table-cell>
          <table:table-cell table:style-name="ce144" table:formula="oooc:=COUNTIF([.C31:.K31];&quot;52&quot;) + COUNTIF([.C31:.K31];&quot;52L&quot;)" office:value-type="float" office:value="1">
            <text:p>1</text:p>
          </table:table-cell>
          <table:table-cell table:style-name="ce144" table:formula="oooc:=COUNTIF([.C31:.K31];&quot;11-19&quot;) + COUNTIF([.C31:.K31];&quot;2&quot;)" office:value-type="float" office:value="1">
            <text:p>1</text:p>
          </table:table-cell>
          <table:table-cell table:style-name="ce144" table:formula="oooc:=COUNTIF([.C31:.K31];&quot;U&quot;)+COUNTIF([.C31:.K31];&quot;UL&quot;)" office:value-type="float" office:value="0">
            <text:p>0</text:p>
          </table:table-cell>
          <table:table-cell table:style-name="ce144" table:formula="oooc:=COUNTIF([.C31:.K31];&quot;KVIT&quot;)" office:value-type="float" office:value="2">
            <text:p>2</text:p>
          </table:table-cell>
          <table:table-cell table:style-name="ce146" table:formula="oooc:=COUNTBLANK([.C31:.K31])" office:value-type="float" office:value="2">
            <text:p>2</text:p>
          </table:table-cell>
          <table:table-cell table:style-name="ce5" table:number-columns-repeated="237"/>
        </table:table-row>
        <table:table-row table:style-name="ro1">
          <table:table-cell table:style-name="ce3" office:value-type="date" office:date-value="2006-08-31">
            <text:p>31. avg 06</text:p>
          </table:table-cell>
          <table:table-cell table:style-name="ce130" table:formula="oooc:=TEXT([.A32];&quot;Ddd&quot;)" office:value-type="string" office:string-value="čet">
            <text:p>čet</text:p>
          </table:table-cell>
          <table:table-cell table:style-name="ce14" office:value-type="string">
            <text:p>X</text:p>
          </table:table-cell>
          <table:table-cell table:number-columns-repeated="2" table:style-name="ce14" office:value-type="string">
            <text:p>KVIT</text:p>
          </table:table-cell>
          <table:table-cell table:style-name="ce15"/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122"/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52</text:p>
          </table:table-cell>
          <table:table-cell table:style-name="ce38" office:value-type="string">
            <text:p>PIN</text:p>
          </table:table-cell>
          <table:table-cell table:style-name="ce144" table:formula="oooc:=COUNTIF([.C32:.K32];&quot;L&quot;) + COUNTIF([.C32:.K32];&quot;52L&quot;)+COUNTIF([.C32:.K32];&quot;51L&quot;)+COUNTIF([.C32:.K32];&quot;1L&quot;)+COUNTIF([.C32:.K32];&quot;KVITL&quot;)+COUNTIF([.C32:.K32];&quot;UL&quot;)+COUNTIF([.C32:.K32];&quot;2l&quot;)" office:value-type="float" office:value="1">
            <text:p>1</text:p>
          </table:table-cell>
          <table:table-cell table:style-name="ce144" table:formula="oooc:=COUNTIF([.C32:.K32];&quot;51&quot;) + COUNTIF([.C32:.K32];&quot;51L&quot;)" office:value-type="float" office:value="1">
            <text:p>1</text:p>
          </table:table-cell>
          <table:table-cell table:style-name="ce144" table:formula="oooc:=COUNTIF([.C32:.K32];&quot;52&quot;) + COUNTIF([.C32:.K32];&quot;52L&quot;)" office:value-type="float" office:value="1">
            <text:p>1</text:p>
          </table:table-cell>
          <table:table-cell table:style-name="ce144" table:formula="oooc:=COUNTIF([.C32:.K32];&quot;11-19&quot;) + COUNTIF([.C32:.K32];&quot;2&quot;)" office:value-type="float" office:value="1">
            <text:p>1</text:p>
          </table:table-cell>
          <table:table-cell table:style-name="ce144" table:formula="oooc:=COUNTIF([.C32:.K32];&quot;U&quot;)+COUNTIF([.C32:.K32];&quot;UL&quot;)" office:value-type="float" office:value="0">
            <text:p>0</text:p>
          </table:table-cell>
          <table:table-cell table:style-name="ce144" table:formula="oooc:=COUNTIF([.C32:.K32];&quot;KVIT&quot;)" office:value-type="float" office:value="2">
            <text:p>2</text:p>
          </table:table-cell>
          <table:table-cell table:style-name="ce146" table:formula="oooc:=COUNTBLANK([.C32:.K32])" office:value-type="float" office:value="2">
            <text:p>2</text:p>
          </table:table-cell>
          <table:table-cell table:style-name="ce5" table:number-columns-repeated="237"/>
        </table:table-row>
        <table:table-row table:style-name="ro1">
          <table:table-cell table:style-name="ce4" table:number-columns-repeated="8"/>
          <table:table-cell table:style-name="ce124"/>
          <table:table-cell table:style-name="ce4" table:number-columns-repeated="3"/>
          <table:table-cell table:style-name="ce43" table:number-columns-repeated="6"/>
          <table:table-cell table:style-name="ce147"/>
          <table:table-cell table:style-name="ce5"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+COUNTIF([.C2:.C32];&quot;kvitL&quot;)+COUNTIF([.C2:.C32];&quot;UL&quot;)" office:value-type="float" office:value="5">
            <text:p>5</text:p>
          </table:table-cell>
          <table:table-cell table:style-name="ce4" table:formula="oooc:=COUNTIF([.D2:.D32];&quot;L&quot;)+COUNTIF([.D2:.D32];&quot;51L&quot;)+COUNTIF([.D2:.D32];&quot;52L&quot;)+COUNTIF([.D2:.D32];&quot;1L&quot;)+COUNTIF([.D2:.D32];&quot;kvitL&quot;)+COUNTIF([.D2:.D32];&quot;UL&quot;)" office:value-type="float" office:value="4">
            <text:p>4</text:p>
          </table:table-cell>
          <table:table-cell table:style-name="ce4" table:formula="oooc:=COUNTIF([.E2:.E32];&quot;L&quot;)+COUNTIF([.E2:.E32];&quot;51L&quot;)+COUNTIF([.E2:.E32];&quot;52L&quot;)+COUNTIF([.E2:.E32];&quot;1L&quot;)+COUNTIF([.E2:.E32];&quot;kvitL&quot;)+COUNTIF([.E2:.E32];&quot;UL&quot;)" office:value-type="float" office:value="5">
            <text:p>5</text:p>
          </table:table-cell>
          <table:table-cell table:style-name="ce4" table:formula="oooc:=COUNTIF([.F2:.F32];&quot;L&quot;)+COUNTIF([.F2:.F32];&quot;51L&quot;)+COUNTIF([.F2:.F32];&quot;52L&quot;)+COUNTIF([.F2:.F32];&quot;1L&quot;)+COUNTIF([.F2:.F32];&quot;kvitL&quot;)+COUNTIF([.F2:.F32];&quot;UL&quot;)" office:value-type="float" office:value="0">
            <text:p>0</text:p>
          </table:table-cell>
          <table:table-cell table:style-name="ce4" table:formula="oooc:=COUNTIF([.G2:.G32];&quot;L&quot;)+COUNTIF([.G2:.G32];&quot;51L&quot;)+COUNTIF([.G2:.G32];&quot;52L&quot;)+COUNTIF([.G2:.G32];&quot;1L&quot;)+COUNTIF([.G2:.G32];&quot;kvitL&quot;)+COUNTIF([.G2:.G32];&quot;UL&quot;)" office:value-type="float" office:value="4">
            <text:p>4</text:p>
          </table:table-cell>
          <table:table-cell table:style-name="ce4" table:formula="oooc:=COUNTIF([.H2:.H32];&quot;L&quot;)+COUNTIF([.H2:.H32];&quot;51L&quot;)+COUNTIF([.H2:.H32];&quot;52L&quot;)+COUNTIF([.H2:.H32];&quot;1L&quot;)+COUNTIF([.H2:.H32];&quot;kvitL&quot;)+COUNTIF([.H2:.H32];&quot;UL&quot;)" office:value-type="float" office:value="2">
            <text:p>2</text:p>
          </table:table-cell>
          <table:table-cell table:style-name="ce124" table:formula="oooc:=COUNTIF([.I2:.I32];&quot;L&quot;)+COUNTIF([.I2:.I32];&quot;51L&quot;)+COUNTIF([.I2:.I32];&quot;52L&quot;)+COUNTIF([.I2:.I32];&quot;1L&quot;)+COUNTIF([.I2:.I32];&quot;kvitL&quot;)+COUNTIF([.I2:.I32];&quot;UL&quot;)" office:value-type="float" office:value="0">
            <text:p>0</text:p>
          </table:table-cell>
          <table:table-cell table:style-name="ce4" table:formula="oooc:=COUNTIF([.J2:.J32];&quot;L&quot;)+COUNTIF([.J2:.J32];&quot;51L&quot;)+COUNTIF([.J2:.J32];&quot;52L&quot;)+COUNTIF([.J2:.J32];&quot;1L&quot;)+COUNTIF([.J2:.J32];&quot;kvitL&quot;)+COUNTIF([.J2:.J32];&quot;UL&quot;)" office:value-type="float" office:value="4">
            <text:p>4</text:p>
          </table:table-cell>
          <table:table-cell table:style-name="ce4" table:formula="oooc:=COUNTIF([.K2:.K32];&quot;L&quot;)+COUNTIF([.K2:.K32];&quot;51L&quot;)+COUNTIF([.K2:.K32];&quot;52L&quot;)+COUNTIF([.K2:.K32];&quot;1L&quot;)+COUNTIF([.K2:.K32];&quot;kvitL&quot;)+COUNTIF([.K2:.K32];&quot;UL&quot;)" office:value-type="float" office:value="5">
            <text:p>5</text:p>
          </table:table-cell>
          <table:table-cell/>
          <table:table-cell table:style-name="ce40" table:number-columns-repeated="2"/>
          <table:table-cell table:style-name="ce46"/>
          <table:table-cell table:style-name="ce40" table:number-columns-repeated="3"/>
          <table:table-cell table:style-name="ce44"/>
          <table:table-cell table:style-name="ce5" table:number-columns-repeated="237"/>
        </table:table-row>
        <table:table-row table:style-name="ro1">
          <table:table-cell table:style-name="ce5"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5">
            <text:p>5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2">
            <text:p>2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11">
            <text:p>11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2">
            <text:p>2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3">
            <text:p>3</text:p>
          </table:table-cell>
          <table:table-cell table:style-name="ce124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1">
            <text:p>1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8">
            <text:p>8</text:p>
          </table:table-cell>
          <table:table-cell table:style-name="ce5"/>
          <table:table-cell table:style-name="ce44" table:number-columns-repeated="7"/>
          <table:table-cell table:style-name="ce5" table:number-columns-repeated="237"/>
        </table:table-row>
        <table:table-row table:style-name="ro1" table:number-rows-repeated="31965">
          <table:table-cell table:style-name="ce5" table:number-columns-repeated="8"/>
          <table:table-cell table:style-name="ce125"/>
          <table:table-cell table:style-name="ce5" table:number-columns-repeated="3"/>
          <table:table-cell table:style-name="ce44" table:number-columns-repeated="7"/>
          <table:table-cell table:style-name="ce5" table:number-columns-repeated="237"/>
        </table:table-row>
        <table:table-row table:style-name="ro2" table:number-rows-repeated="3353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eptember" table:style-name="ta1" table:print-ranges="september.A1:september.K31">
        <table:table-column table:style-name="co22" table:default-cell-style-name="ce5"/>
        <table:table-column table:style-name="co2" table:number-columns-repeated="11" table:default-cell-style-name="ce5"/>
        <table:table-column table:style-name="co23" table:default-cell-style-name="ce44"/>
        <table:table-column table:style-name="co24" table:default-cell-style-name="ce44"/>
        <table:table-column table:style-name="co25" table:number-columns-repeated="3" table:default-cell-style-name="ce44"/>
        <table:table-column table:style-name="co26" table:default-cell-style-name="ce44"/>
        <table:table-column table:style-name="co3" table:default-cell-style-name="ce44"/>
        <table:table-column table:style-name="co10" table:number-columns-repeated="237" table:default-cell-style-name="ce5"/>
        <table:table-row table:style-name="ro1">
          <table:table-cell table:style-name="ce1" office:value-type="string">
            <text:p>Datum</text:p>
          </table:table-cell>
          <table:table-cell table:style-name="ce6"/>
          <table:table-cell table:style-name="ce8" office:value-type="string">
            <text:p>KOS</text:p>
          </table:table-cell>
          <table:table-cell table:style-name="ce8" office:value-type="string">
            <text:p>ŠOŠ</text:p>
          </table:table-cell>
          <table:table-cell table:style-name="ce8" office:value-type="string">
            <text:p>PIN</text:p>
          </table:table-cell>
          <table:table-cell table:style-name="ce57" office:value-type="string">
            <text:p>KON</text:p>
          </table:table-cell>
          <table:table-cell table:style-name="ce8" office:value-type="string">
            <text:p>MIR</text:p>
          </table:table-cell>
          <table:table-cell table:style-name="ce8" office:value-type="string">
            <text:p>HOL</text:p>
          </table:table-cell>
          <table:table-cell table:style-name="ce153" office:value-type="string">
            <text:p>?</text:p>
          </table:table-cell>
          <table:table-cell table:style-name="ce8" office:value-type="string">
            <text:p>DAN</text:p>
          </table:table-cell>
          <table:table-cell table:style-name="ce33" office:value-type="string">
            <text:p>MŠŠ</text:p>
          </table:table-cell>
          <table:table-cell table:style-name="ce38" office:value-type="string">
            <text:p>TX</text:p>
          </table:table-cell>
          <table:table-cell table:style-name="ce63" office:value-type="string">
            <text:p>L</text:p>
          </table:table-cell>
          <table:table-cell table:style-name="ce159" office:value-type="float" office:value="51">
            <text:p>51</text:p>
          </table:table-cell>
          <table:table-cell table:style-name="ce159" office:value-type="float" office:value="52">
            <text:p>52</text:p>
          </table:table-cell>
          <table:table-cell table:style-name="ce78" office:value-type="string">
            <text:p>11-19</text:p>
          </table:table-cell>
          <table:table-cell table:style-name="ce48" office:value-type="string">
            <text:p>U</text:p>
          </table:table-cell>
          <table:table-cell table:style-name="ce80" office:value-type="string">
            <text:p>KVIT</text:p>
          </table:table-cell>
          <table:table-cell table:style-name="ce160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9-01">
            <text:p>1. sep 06</text:p>
          </table:table-cell>
          <table:table-cell table:style-name="ce148" table:formula="oooc:=TEXT([.A2];&quot;Ddd&quot;)" office:value-type="string" office:string-value="pet">
            <text:p>pet</text:p>
          </table:table-cell>
          <table:table-cell table:style-name="ce24" office:value-type="string">
            <text:p><text:span text:style-name="T3">52</text:span>L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15"/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PIN</text:p>
          </table:table-cell>
          <table:table-cell table:style-name="ce158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158" table:formula="oooc:=COUNTIF([.C2:.K2];&quot;51&quot;) + COUNTIF([.C2:.K2];&quot;51L&quot;)" office:value-type="float" office:value="2">
            <text:p>2</text:p>
          </table:table-cell>
          <table:table-cell table:style-name="ce158" table:formula="oooc:=COUNTIF([.C2:.K2];&quot;52&quot;) + COUNTIF([.C2:.K2];&quot;52L&quot;)" office:value-type="float" office:value="1">
            <text:p>1</text:p>
          </table:table-cell>
          <table:table-cell table:style-name="ce158" table:formula="oooc:=COUNTIF([.C2:.K2];&quot;11-19&quot;) + COUNTIF([.C2:.K2];&quot;2&quot;)" office:value-type="float" office:value="1">
            <text:p>1</text:p>
          </table:table-cell>
          <table:table-cell table:style-name="ce158" table:formula="oooc:=COUNTIF([.C2:.K2];&quot;U&quot;)+COUNTIF([.C2:.K2];&quot;UL&quot;)" office:value-type="float" office:value="0">
            <text:p>0</text:p>
          </table:table-cell>
          <table:table-cell table:style-name="ce158" table:formula="oooc:=COUNTIF([.C2:.K2];&quot;KVIT&quot;)" office:value-type="float" office:value="1">
            <text:p>1</text:p>
          </table:table-cell>
          <table:table-cell table:style-name="ce161" table:formula="oooc:=COUNTBLANK([.C2:.K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9-02">
            <text:p>2. sep 06</text:p>
          </table:table-cell>
          <table:table-cell table:style-name="ce149" table:formula="oooc:=TEXT([.A3];&quot;Ddd&quot;)" office:value-type="string" office:string-value="sob">
            <text:p>sob</text:p>
          </table:table-cell>
          <table:table-cell table:style-name="ce17"/>
          <table:table-cell table:style-name="ce36"/>
          <table:table-cell table:style-name="ce30" office:value-type="string">
            <text:p>L</text:p>
          </table:table-cell>
          <table:table-cell table:style-name="ce36"/>
          <table:table-cell table:style-name="ce151"/>
          <table:table-cell table:style-name="ce17"/>
          <table:table-cell table:style-name="ce23"/>
          <table:table-cell table:style-name="ce17"/>
          <table:table-cell table:style-name="ce17" office:value-type="string">
            <text:p>D</text:p>
          </table:table-cell>
          <table:table-cell table:style-name="ce39" office:value-type="string">
            <text:p>DAN</text:p>
          </table:table-cell>
          <table:table-cell table:style-name="ce158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158" table:formula="oooc:=COUNTIF([.C3:.K3];&quot;51&quot;) + COUNTIF([.C3:.K3];&quot;51L&quot;)" office:value-type="float" office:value="0">
            <text:p>0</text:p>
          </table:table-cell>
          <table:table-cell table:style-name="ce158" table:formula="oooc:=COUNTIF([.C3:.K3];&quot;52&quot;) + COUNTIF([.C3:.K3];&quot;52L&quot;)" office:value-type="float" office:value="0">
            <text:p>0</text:p>
          </table:table-cell>
          <table:table-cell table:style-name="ce158" table:formula="oooc:=COUNTIF([.C3:.K3];&quot;11-19&quot;) + COUNTIF([.C3:.K3];&quot;2&quot;)" office:value-type="float" office:value="0">
            <text:p>0</text:p>
          </table:table-cell>
          <table:table-cell table:style-name="ce158" table:formula="oooc:=COUNTIF([.C3:.K3];&quot;U&quot;)+COUNTIF([.C3:.K3];&quot;UL&quot;)" office:value-type="float" office:value="0">
            <text:p>0</text:p>
          </table:table-cell>
          <table:table-cell table:style-name="ce158" table:formula="oooc:=COUNTIF([.C3:.K3];&quot;KVIT&quot;)" office:value-type="float" office:value="0">
            <text:p>0</text:p>
          </table:table-cell>
          <table:table-cell table:style-name="ce161" table:formula="oooc:=COUNTBLANK([.C3:.K3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9-03">
            <text:p>3. sep 06</text:p>
          </table:table-cell>
          <table:table-cell table:style-name="ce149" table:formula="oooc:=TEXT([.A4];&quot;Ddd&quot;)" office:value-type="string" office:string-value="ned">
            <text:p>ned</text:p>
          </table:table-cell>
          <table:table-cell table:style-name="ce36" table:number-columns-repeated="2"/>
          <table:table-cell table:style-name="ce30" office:value-type="string">
            <text:p>L</text:p>
          </table:table-cell>
          <table:table-cell table:style-name="ce36" table:number-columns-repeated="4"/>
          <table:table-cell table:style-name="ce61"/>
          <table:table-cell table:style-name="ce17" office:value-type="string">
            <text:p>D</text:p>
          </table:table-cell>
          <table:table-cell table:style-name="ce39" office:value-type="string">
            <text:p>DAN</text:p>
          </table:table-cell>
          <table:table-cell table:style-name="ce158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158" table:formula="oooc:=COUNTIF([.C4:.K4];&quot;51&quot;) + COUNTIF([.C4:.K4];&quot;51L&quot;)" office:value-type="float" office:value="0">
            <text:p>0</text:p>
          </table:table-cell>
          <table:table-cell table:style-name="ce158" table:formula="oooc:=COUNTIF([.C4:.K4];&quot;52&quot;) + COUNTIF([.C4:.K4];&quot;52L&quot;)" office:value-type="float" office:value="0">
            <text:p>0</text:p>
          </table:table-cell>
          <table:table-cell table:style-name="ce158" table:formula="oooc:=COUNTIF([.C4:.K4];&quot;11-19&quot;) + COUNTIF([.C4:.K4];&quot;2&quot;)" office:value-type="float" office:value="0">
            <text:p>0</text:p>
          </table:table-cell>
          <table:table-cell table:style-name="ce158" table:formula="oooc:=COUNTIF([.C4:.K4];&quot;U&quot;)+COUNTIF([.C4:.K4];&quot;UL&quot;)" office:value-type="float" office:value="0">
            <text:p>0</text:p>
          </table:table-cell>
          <table:table-cell table:style-name="ce158" table:formula="oooc:=COUNTIF([.C4:.K4];&quot;KVIT&quot;)" office:value-type="float" office:value="0">
            <text:p>0</text:p>
          </table:table-cell>
          <table:table-cell table:style-name="ce161" table:formula="oooc:=COUNTBLANK([.C4:.K4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9-04">
            <text:p>4. sep 06</text:p>
          </table:table-cell>
          <table:table-cell table:style-name="ce148" table:formula="oooc:=TEXT([.A5];&quot;Ddd&quot;)" office:value-type="string" office:string-value="pon">
            <text:p>pon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number-columns-repeated="2" table:style-name="ce15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154"/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DAN</text:p>
          </table:table-cell>
          <table:table-cell table:style-name="ce158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158" table:formula="oooc:=COUNTIF([.C5:.K5];&quot;51&quot;) + COUNTIF([.C5:.K5];&quot;51L&quot;)" office:value-type="float" office:value="2">
            <text:p>2</text:p>
          </table:table-cell>
          <table:table-cell table:style-name="ce158" table:formula="oooc:=COUNTIF([.C5:.K5];&quot;52&quot;) + COUNTIF([.C5:.K5];&quot;52L&quot;)" office:value-type="float" office:value="1">
            <text:p>1</text:p>
          </table:table-cell>
          <table:table-cell table:style-name="ce158" table:formula="oooc:=COUNTIF([.C5:.K5];&quot;11-19&quot;) + COUNTIF([.C5:.K5];&quot;2&quot;)" office:value-type="float" office:value="1">
            <text:p>1</text:p>
          </table:table-cell>
          <table:table-cell table:style-name="ce158" table:formula="oooc:=COUNTIF([.C5:.K5];&quot;U&quot;)+COUNTIF([.C5:.K5];&quot;UL&quot;)" office:value-type="float" office:value="0">
            <text:p>0</text:p>
          </table:table-cell>
          <table:table-cell table:style-name="ce158" table:formula="oooc:=COUNTIF([.C5:.K5];&quot;KVIT&quot;)" office:value-type="float" office:value="1">
            <text:p>1</text:p>
          </table:table-cell>
          <table:table-cell table:style-name="ce161" table:formula="oooc:=COUNTBLANK([.C5:.K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9-05">
            <text:p>5. sep 06</text:p>
          </table:table-cell>
          <table:table-cell table:style-name="ce148" table:formula="oooc:=TEXT([.A6];&quot;Ddd&quot;)" office:value-type="string" office:string-value="tor">
            <text:p>tor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51</text:p>
          </table:table-cell>
          <table:table-cell table:style-name="ce24" office:value-type="string">
            <text:p><text:span text:style-name="T3">52</text:span>L</text:p>
          </table:table-cell>
          <table:table-cell table:style-name="ce14"/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DAN</text:p>
          </table:table-cell>
          <table:table-cell table:style-name="ce158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158" table:formula="oooc:=COUNTIF([.C6:.K6];&quot;51&quot;) + COUNTIF([.C6:.K6];&quot;51L&quot;)" office:value-type="float" office:value="1">
            <text:p>1</text:p>
          </table:table-cell>
          <table:table-cell table:style-name="ce158" table:formula="oooc:=COUNTIF([.C6:.K6];&quot;52&quot;) + COUNTIF([.C6:.K6];&quot;52L&quot;)" office:value-type="float" office:value="1">
            <text:p>1</text:p>
          </table:table-cell>
          <table:table-cell table:style-name="ce158" table:formula="oooc:=COUNTIF([.C6:.K6];&quot;11-19&quot;) + COUNTIF([.C6:.K6];&quot;2&quot;)" office:value-type="float" office:value="1">
            <text:p>1</text:p>
          </table:table-cell>
          <table:table-cell table:style-name="ce158" table:formula="oooc:=COUNTIF([.C6:.K6];&quot;U&quot;)+COUNTIF([.C6:.K6];&quot;UL&quot;)" office:value-type="float" office:value="0">
            <text:p>0</text:p>
          </table:table-cell>
          <table:table-cell table:style-name="ce158" table:formula="oooc:=COUNTIF([.C6:.K6];&quot;KVIT&quot;)" office:value-type="float" office:value="1">
            <text:p>1</text:p>
          </table:table-cell>
          <table:table-cell table:style-name="ce161" table:formula="oooc:=COUNTBLANK([.C6:.K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9-06">
            <text:p>6. sep 06</text:p>
          </table:table-cell>
          <table:table-cell table:style-name="ce148" table:formula="oooc:=TEXT([.A7];&quot;Ddd&quot;)" office:value-type="string" office:string-value="sre">
            <text:p>sre</text:p>
          </table:table-cell>
          <table:table-cell table:style-name="ce14" office:value-type="string">
            <text:p>11-19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DAN</text:p>
          </table:table-cell>
          <table:table-cell table:style-name="ce158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158" table:formula="oooc:=COUNTIF([.C7:.K7];&quot;51&quot;) + COUNTIF([.C7:.K7];&quot;51L&quot;)" office:value-type="float" office:value="0">
            <text:p>0</text:p>
          </table:table-cell>
          <table:table-cell table:style-name="ce158" table:formula="oooc:=COUNTIF([.C7:.K7];&quot;52&quot;) + COUNTIF([.C7:.K7];&quot;52L&quot;)" office:value-type="float" office:value="2">
            <text:p>2</text:p>
          </table:table-cell>
          <table:table-cell table:style-name="ce158" table:formula="oooc:=COUNTIF([.C7:.K7];&quot;11-19&quot;) + COUNTIF([.C7:.K7];&quot;2&quot;)" office:value-type="float" office:value="1">
            <text:p>1</text:p>
          </table:table-cell>
          <table:table-cell table:style-name="ce158" table:formula="oooc:=COUNTIF([.C7:.K7];&quot;U&quot;)+COUNTIF([.C7:.K7];&quot;UL&quot;)" office:value-type="float" office:value="0">
            <text:p>0</text:p>
          </table:table-cell>
          <table:table-cell table:style-name="ce158" table:formula="oooc:=COUNTIF([.C7:.K7];&quot;KVIT&quot;)" office:value-type="float" office:value="2">
            <text:p>2</text:p>
          </table:table-cell>
          <table:table-cell table:style-name="ce161" table:formula="oooc:=COUNTBLANK([.C7:.K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9-07">
            <text:p>7. sep 06</text:p>
          </table:table-cell>
          <table:table-cell table:style-name="ce148" table:formula="oooc:=TEXT([.A8];&quot;Ddd&quot;)" office:value-type="string" office:string-value="čet">
            <text:p>čet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4"/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DAN</text:p>
          </table:table-cell>
          <table:table-cell table:style-name="ce158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158" table:formula="oooc:=COUNTIF([.C8:.K8];&quot;51&quot;) + COUNTIF([.C8:.K8];&quot;51L&quot;)" office:value-type="float" office:value="1">
            <text:p>1</text:p>
          </table:table-cell>
          <table:table-cell table:style-name="ce158" table:formula="oooc:=COUNTIF([.C8:.K8];&quot;52&quot;) + COUNTIF([.C8:.K8];&quot;52L&quot;)" office:value-type="float" office:value="1">
            <text:p>1</text:p>
          </table:table-cell>
          <table:table-cell table:style-name="ce158" table:formula="oooc:=COUNTIF([.C8:.K8];&quot;11-19&quot;) + COUNTIF([.C8:.K8];&quot;2&quot;)" office:value-type="float" office:value="2">
            <text:p>2</text:p>
          </table:table-cell>
          <table:table-cell table:style-name="ce158" table:formula="oooc:=COUNTIF([.C8:.K8];&quot;U&quot;)+COUNTIF([.C8:.K8];&quot;UL&quot;)" office:value-type="float" office:value="0">
            <text:p>0</text:p>
          </table:table-cell>
          <table:table-cell table:style-name="ce158" table:formula="oooc:=COUNTIF([.C8:.K8];&quot;KVIT&quot;)" office:value-type="float" office:value="1">
            <text:p>1</text:p>
          </table:table-cell>
          <table:table-cell table:style-name="ce161" table:formula="oooc:=COUNTBLANK([.C8:.K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9-08">
            <text:p>8. sep 06</text:p>
          </table:table-cell>
          <table:table-cell table:style-name="ce148" table:formula="oooc:=TEXT([.A9];&quot;Ddd&quot;)" office:value-type="string" office:string-value="pet">
            <text:p>pet</text:p>
          </table:table-cell>
          <table:table-cell table:style-name="ce14" office:value-type="string">
            <text:p>52</text:p>
          </table:table-cell>
          <table:table-cell table:style-name="ce105" office:value-type="string">
            <text:p>2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51</text:p>
          </table:table-cell>
          <table:table-cell table:style-name="ce24" office:value-type="string">
            <text:p>L</text:p>
          </table:table-cell>
          <table:table-cell table:style-name="ce14" office:value-type="string">
            <text:p>SD</text:p>
          </table:table-cell>
          <table:table-cell table:style-name="ce14"/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DAN</text:p>
          </table:table-cell>
          <table:table-cell table:style-name="ce158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158" table:formula="oooc:=COUNTIF([.C9:.K9];&quot;51&quot;) + COUNTIF([.C9:.K9];&quot;51L&quot;)" office:value-type="float" office:value="1">
            <text:p>1</text:p>
          </table:table-cell>
          <table:table-cell table:style-name="ce158" table:formula="oooc:=COUNTIF([.C9:.K9];&quot;52&quot;) + COUNTIF([.C9:.K9];&quot;52L&quot;)" office:value-type="float" office:value="1">
            <text:p>1</text:p>
          </table:table-cell>
          <table:table-cell table:style-name="ce158" table:formula="oooc:=COUNTIF([.C9:.K9];&quot;11-19&quot;) + COUNTIF([.C9:.K9];&quot;2&quot;)" office:value-type="float" office:value="1">
            <text:p>1</text:p>
          </table:table-cell>
          <table:table-cell table:style-name="ce158" table:formula="oooc:=COUNTIF([.C9:.K9];&quot;U&quot;)+COUNTIF([.C9:.K9];&quot;UL&quot;)" office:value-type="float" office:value="0">
            <text:p>0</text:p>
          </table:table-cell>
          <table:table-cell table:style-name="ce158" table:formula="oooc:=COUNTIF([.C9:.K9];&quot;KVIT&quot;)" office:value-type="float" office:value="1">
            <text:p>1</text:p>
          </table:table-cell>
          <table:table-cell table:style-name="ce161" table:formula="oooc:=COUNTBLANK([.C9:.K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9-09">
            <text:p>9. sep 06</text:p>
          </table:table-cell>
          <table:table-cell table:style-name="ce149" table:formula="oooc:=TEXT([.A10];&quot;Ddd&quot;)" office:value-type="string" office:string-value="sob">
            <text:p>sob</text:p>
          </table:table-cell>
          <table:table-cell table:style-name="ce23" table:number-columns-repeated="2"/>
          <table:table-cell table:style-name="ce32"/>
          <table:table-cell table:style-name="ce23" table:number-columns-repeated="3"/>
          <table:table-cell table:style-name="ce17"/>
          <table:table-cell table:style-name="ce30" office:value-type="string">
            <text:p>L</text:p>
          </table:table-cell>
          <table:table-cell table:style-name="ce17" office:value-type="string">
            <text:p>D</text:p>
          </table:table-cell>
          <table:table-cell table:style-name="ce39" office:value-type="string">
            <text:p>MIR</text:p>
          </table:table-cell>
          <table:table-cell table:style-name="ce158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158" table:formula="oooc:=COUNTIF([.C10:.K10];&quot;51&quot;) + COUNTIF([.C10:.K10];&quot;51L&quot;)" office:value-type="float" office:value="0">
            <text:p>0</text:p>
          </table:table-cell>
          <table:table-cell table:style-name="ce158" table:formula="oooc:=COUNTIF([.C10:.K10];&quot;52&quot;) + COUNTIF([.C10:.K10];&quot;52L&quot;)" office:value-type="float" office:value="0">
            <text:p>0</text:p>
          </table:table-cell>
          <table:table-cell table:style-name="ce158" table:formula="oooc:=COUNTIF([.C10:.K10];&quot;11-19&quot;) + COUNTIF([.C10:.K10];&quot;2&quot;)" office:value-type="float" office:value="0">
            <text:p>0</text:p>
          </table:table-cell>
          <table:table-cell table:style-name="ce158" table:formula="oooc:=COUNTIF([.C10:.K10];&quot;U&quot;)+COUNTIF([.C10:.K10];&quot;UL&quot;)" office:value-type="float" office:value="0">
            <text:p>0</text:p>
          </table:table-cell>
          <table:table-cell table:style-name="ce158" table:formula="oooc:=COUNTIF([.C10:.K10];&quot;KVIT&quot;)" office:value-type="float" office:value="0">
            <text:p>0</text:p>
          </table:table-cell>
          <table:table-cell table:style-name="ce161" table:formula="oooc:=COUNTBLANK([.C10:.K10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9-10">
            <text:p>10. sep 06</text:p>
          </table:table-cell>
          <table:table-cell table:style-name="ce149" table:formula="oooc:=TEXT([.A11];&quot;Ddd&quot;)" office:value-type="string" office:string-value="ned">
            <text:p>ned</text:p>
          </table:table-cell>
          <table:table-cell table:style-name="ce23" table:number-columns-repeated="6"/>
          <table:table-cell table:style-name="ce13"/>
          <table:table-cell table:style-name="ce30" office:value-type="string">
            <text:p>L</text:p>
          </table:table-cell>
          <table:table-cell table:style-name="ce17" office:value-type="string">
            <text:p>D</text:p>
          </table:table-cell>
          <table:table-cell table:style-name="ce39" office:value-type="string">
            <text:p>MIR</text:p>
          </table:table-cell>
          <table:table-cell table:style-name="ce158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158" table:formula="oooc:=COUNTIF([.C11:.K11];&quot;51&quot;) + COUNTIF([.C11:.K11];&quot;51L&quot;)" office:value-type="float" office:value="0">
            <text:p>0</text:p>
          </table:table-cell>
          <table:table-cell table:style-name="ce158" table:formula="oooc:=COUNTIF([.C11:.K11];&quot;52&quot;) + COUNTIF([.C11:.K11];&quot;52L&quot;)" office:value-type="float" office:value="0">
            <text:p>0</text:p>
          </table:table-cell>
          <table:table-cell table:style-name="ce158" table:formula="oooc:=COUNTIF([.C11:.K11];&quot;11-19&quot;) + COUNTIF([.C11:.K11];&quot;2&quot;)" office:value-type="float" office:value="0">
            <text:p>0</text:p>
          </table:table-cell>
          <table:table-cell table:style-name="ce158" table:formula="oooc:=COUNTIF([.C11:.K11];&quot;U&quot;)+COUNTIF([.C11:.K11];&quot;UL&quot;)" office:value-type="float" office:value="0">
            <text:p>0</text:p>
          </table:table-cell>
          <table:table-cell table:style-name="ce158" table:formula="oooc:=COUNTIF([.C11:.K11];&quot;KVIT&quot;)" office:value-type="float" office:value="0">
            <text:p>0</text:p>
          </table:table-cell>
          <table:table-cell table:style-name="ce161" table:formula="oooc:=COUNTBLANK([.C11:.K11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9-11">
            <text:p>11. sep 06</text:p>
          </table:table-cell>
          <table:table-cell table:style-name="ce148" table:formula="oooc:=TEXT([.A12];&quot;Ddd&quot;)" office:value-type="string" office:string-value="pon">
            <text:p>pon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51</text:span>L</text:p>
          </table:table-cell>
          <table:table-cell table:style-name="ce150" office:value-type="string">
            <text:p>52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55"/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MIR</text:p>
          </table:table-cell>
          <table:table-cell table:style-name="ce158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158" table:formula="oooc:=COUNTIF([.C12:.K12];&quot;51&quot;) + COUNTIF([.C12:.K12];&quot;51L&quot;)" office:value-type="float" office:value="1">
            <text:p>1</text:p>
          </table:table-cell>
          <table:table-cell table:style-name="ce158" table:formula="oooc:=COUNTIF([.C12:.K12];&quot;52&quot;) + COUNTIF([.C12:.K12];&quot;52L&quot;)" office:value-type="float" office:value="1">
            <text:p>1</text:p>
          </table:table-cell>
          <table:table-cell table:style-name="ce158" table:formula="oooc:=COUNTIF([.C12:.K12];&quot;11-19&quot;) + COUNTIF([.C12:.K12];&quot;2&quot;)" office:value-type="float" office:value="1">
            <text:p>1</text:p>
          </table:table-cell>
          <table:table-cell table:style-name="ce158" table:formula="oooc:=COUNTIF([.C12:.K12];&quot;U&quot;)+COUNTIF([.C12:.K12];&quot;UL&quot;)" office:value-type="float" office:value="1">
            <text:p>1</text:p>
          </table:table-cell>
          <table:table-cell table:style-name="ce158" table:formula="oooc:=COUNTIF([.C12:.K12];&quot;KVIT&quot;)" office:value-type="float" office:value="1">
            <text:p>1</text:p>
          </table:table-cell>
          <table:table-cell table:style-name="ce161" table:formula="oooc:=COUNTBLANK([.C12:.K1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9-12">
            <text:p>12. sep 06</text:p>
          </table:table-cell>
          <table:table-cell table:style-name="ce148" table:formula="oooc:=TEXT([.A13];&quot;Ddd&quot;)" office:value-type="string" office:string-value="tor">
            <text:p>tor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X</text:p>
          </table:table-cell>
          <table:table-cell table:number-columns-repeated="2" table:style-name="ce15" office:value-type="string">
            <text:p>51</text:p>
          </table:table-cell>
          <table:table-cell table:style-name="ce150" office:value-type="string">
            <text:p>KVIT</text:p>
          </table:table-cell>
          <table:table-cell table:style-name="ce20" office:value-type="string">
            <text:p>U</text:p>
          </table:table-cell>
          <table:table-cell table:style-name="ce14"/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MIR</text:p>
          </table:table-cell>
          <table:table-cell table:style-name="ce158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158" table:formula="oooc:=COUNTIF([.C13:.K13];&quot;51&quot;) + COUNTIF([.C13:.K13];&quot;51L&quot;)" office:value-type="float" office:value="2">
            <text:p>2</text:p>
          </table:table-cell>
          <table:table-cell table:style-name="ce158" table:formula="oooc:=COUNTIF([.C13:.K13];&quot;52&quot;) + COUNTIF([.C13:.K13];&quot;52L&quot;)" office:value-type="float" office:value="1">
            <text:p>1</text:p>
          </table:table-cell>
          <table:table-cell table:style-name="ce158" table:formula="oooc:=COUNTIF([.C13:.K13];&quot;11-19&quot;) + COUNTIF([.C13:.K13];&quot;2&quot;)" office:value-type="float" office:value="1">
            <text:p>1</text:p>
          </table:table-cell>
          <table:table-cell table:style-name="ce158" table:formula="oooc:=COUNTIF([.C13:.K13];&quot;U&quot;)+COUNTIF([.C13:.K13];&quot;UL&quot;)" office:value-type="float" office:value="1">
            <text:p>1</text:p>
          </table:table-cell>
          <table:table-cell table:style-name="ce158" table:formula="oooc:=COUNTIF([.C13:.K13];&quot;KVIT&quot;)" office:value-type="float" office:value="1">
            <text:p>1</text:p>
          </table:table-cell>
          <table:table-cell table:style-name="ce161" table:formula="oooc:=COUNTBLANK([.C13:.K1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9-13">
            <text:p>13. sep 06</text:p>
          </table:table-cell>
          <table:table-cell table:style-name="ce148" table:formula="oooc:=TEXT([.A14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24" office:value-type="string">
            <text:p><text:span text:style-name="T3">52</text:span>L</text:p>
          </table:table-cell>
          <table:table-cell table:style-name="ce14"/>
          <table:table-cell table:style-name="ce15" office:value-type="string">
            <text:p>51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MIR</text:p>
          </table:table-cell>
          <table:table-cell table:style-name="ce158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158" table:formula="oooc:=COUNTIF([.C14:.K14];&quot;51&quot;) + COUNTIF([.C14:.K14];&quot;51L&quot;)" office:value-type="float" office:value="1">
            <text:p>1</text:p>
          </table:table-cell>
          <table:table-cell table:style-name="ce158" table:formula="oooc:=COUNTIF([.C14:.K14];&quot;52&quot;) + COUNTIF([.C14:.K14];&quot;52L&quot;)" office:value-type="float" office:value="1">
            <text:p>1</text:p>
          </table:table-cell>
          <table:table-cell table:style-name="ce158" table:formula="oooc:=COUNTIF([.C14:.K14];&quot;11-19&quot;) + COUNTIF([.C14:.K14];&quot;2&quot;)" office:value-type="float" office:value="1">
            <text:p>1</text:p>
          </table:table-cell>
          <table:table-cell table:style-name="ce158" table:formula="oooc:=COUNTIF([.C14:.K14];&quot;U&quot;)+COUNTIF([.C14:.K14];&quot;UL&quot;)" office:value-type="float" office:value="1">
            <text:p>1</text:p>
          </table:table-cell>
          <table:table-cell table:style-name="ce158" table:formula="oooc:=COUNTIF([.C14:.K14];&quot;KVIT&quot;)" office:value-type="float" office:value="1">
            <text:p>1</text:p>
          </table:table-cell>
          <table:table-cell table:style-name="ce161" table:formula="oooc:=COUNTBLANK([.C14:.K1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9-14">
            <text:p>14. sep 06</text:p>
          </table:table-cell>
          <table:table-cell table:style-name="ce148" table:formula="oooc:=TEXT([.A15];&quot;Ddd&quot;)" office:value-type="string" office:string-value="čet">
            <text:p>čet</text:p>
          </table:table-cell>
          <table:table-cell table:style-name="ce14" office:value-type="string">
            <text:p>SD</text:p>
          </table:table-cell>
          <table:table-cell table:style-name="ce150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MIR</text:p>
          </table:table-cell>
          <table:table-cell table:style-name="ce158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158" table:formula="oooc:=COUNTIF([.C15:.K15];&quot;51&quot;) + COUNTIF([.C15:.K15];&quot;51L&quot;)" office:value-type="float" office:value="1">
            <text:p>1</text:p>
          </table:table-cell>
          <table:table-cell table:style-name="ce158" table:formula="oooc:=COUNTIF([.C15:.K15];&quot;52&quot;) + COUNTIF([.C15:.K15];&quot;52L&quot;)" office:value-type="float" office:value="1">
            <text:p>1</text:p>
          </table:table-cell>
          <table:table-cell table:style-name="ce158" table:formula="oooc:=COUNTIF([.C15:.K15];&quot;11-19&quot;) + COUNTIF([.C15:.K15];&quot;2&quot;)" office:value-type="float" office:value="1">
            <text:p>1</text:p>
          </table:table-cell>
          <table:table-cell table:style-name="ce158" table:formula="oooc:=COUNTIF([.C15:.K15];&quot;U&quot;)+COUNTIF([.C15:.K15];&quot;UL&quot;)" office:value-type="float" office:value="1">
            <text:p>1</text:p>
          </table:table-cell>
          <table:table-cell table:style-name="ce158" table:formula="oooc:=COUNTIF([.C15:.K15];&quot;KVIT&quot;)" office:value-type="float" office:value="1">
            <text:p>1</text:p>
          </table:table-cell>
          <table:table-cell table:style-name="ce161" table:formula="oooc:=COUNTBLANK([.C15:.K1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9-15">
            <text:p>15. sep 06</text:p>
          </table:table-cell>
          <table:table-cell table:style-name="ce148" table:formula="oooc:=TEXT([.A16];&quot;Ddd&quot;)" office:value-type="string" office:string-value="pet">
            <text:p>pet</text:p>
          </table:table-cell>
          <table:table-cell table:style-name="ce14" office:value-type="string">
            <text:p>SD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52</text:span>L</text:p>
          </table:table-cell>
          <table:table-cell table:style-name="ce20" office:value-type="string">
            <text:p>U</text:p>
          </table:table-cell>
          <table:table-cell table:style-name="ce150" office:value-type="string">
            <text:p>KVIT</text:p>
          </table:table-cell>
          <table:table-cell table:style-name="ce105" office:value-type="string">
            <text:p>2</text:p>
          </table:table-cell>
          <table:table-cell table:style-name="ce15"/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MIR</text:p>
          </table:table-cell>
          <table:table-cell table:style-name="ce158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158" table:formula="oooc:=COUNTIF([.C16:.K16];&quot;51&quot;) + COUNTIF([.C16:.K16];&quot;51L&quot;)" office:value-type="float" office:value="0">
            <text:p>0</text:p>
          </table:table-cell>
          <table:table-cell table:style-name="ce158" table:formula="oooc:=COUNTIF([.C16:.K16];&quot;52&quot;) + COUNTIF([.C16:.K16];&quot;52L&quot;)" office:value-type="float" office:value="1">
            <text:p>1</text:p>
          </table:table-cell>
          <table:table-cell table:style-name="ce158" table:formula="oooc:=COUNTIF([.C16:.K16];&quot;11-19&quot;) + COUNTIF([.C16:.K16];&quot;2&quot;)" office:value-type="float" office:value="1">
            <text:p>1</text:p>
          </table:table-cell>
          <table:table-cell table:style-name="ce158" table:formula="oooc:=COUNTIF([.C16:.K16];&quot;U&quot;)+COUNTIF([.C16:.K16];&quot;UL&quot;)" office:value-type="float" office:value="1">
            <text:p>1</text:p>
          </table:table-cell>
          <table:table-cell table:style-name="ce158" table:formula="oooc:=COUNTIF([.C16:.K16];&quot;KVIT&quot;)" office:value-type="float" office:value="1">
            <text:p>1</text:p>
          </table:table-cell>
          <table:table-cell table:style-name="ce161" table:formula="oooc:=COUNTBLANK([.C16:.K1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9-16">
            <text:p>16. sep 06</text:p>
          </table:table-cell>
          <table:table-cell table:style-name="ce149" table:formula="oooc:=TEXT([.A17];&quot;Ddd&quot;)" office:value-type="string" office:string-value="sob">
            <text:p>sob</text:p>
          </table:table-cell>
          <table:table-cell table:style-name="ce17" office:value-type="string">
            <text:p>SD</text:p>
          </table:table-cell>
          <table:table-cell table:style-name="ce23" table:number-columns-repeated="3"/>
          <table:table-cell table:style-name="ce30" office:value-type="string">
            <text:p>L</text:p>
          </table:table-cell>
          <table:table-cell table:style-name="ce17"/>
          <table:table-cell table:style-name="ce32"/>
          <table:table-cell table:style-name="ce23"/>
          <table:table-cell table:style-name="ce17" office:value-type="string">
            <text:p>D</text:p>
          </table:table-cell>
          <table:table-cell table:style-name="ce39" office:value-type="string">
            <text:p>ŠOŠ</text:p>
          </table:table-cell>
          <table:table-cell table:style-name="ce158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158" table:formula="oooc:=COUNTIF([.C17:.K17];&quot;51&quot;) + COUNTIF([.C17:.K17];&quot;51L&quot;)" office:value-type="float" office:value="0">
            <text:p>0</text:p>
          </table:table-cell>
          <table:table-cell table:style-name="ce158" table:formula="oooc:=COUNTIF([.C17:.K17];&quot;52&quot;) + COUNTIF([.C17:.K17];&quot;52L&quot;)" office:value-type="float" office:value="0">
            <text:p>0</text:p>
          </table:table-cell>
          <table:table-cell table:style-name="ce158" table:formula="oooc:=COUNTIF([.C17:.K17];&quot;11-19&quot;) + COUNTIF([.C17:.K17];&quot;2&quot;)" office:value-type="float" office:value="0">
            <text:p>0</text:p>
          </table:table-cell>
          <table:table-cell table:style-name="ce158" table:formula="oooc:=COUNTIF([.C17:.K17];&quot;U&quot;)+COUNTIF([.C17:.K17];&quot;UL&quot;)" office:value-type="float" office:value="0">
            <text:p>0</text:p>
          </table:table-cell>
          <table:table-cell table:style-name="ce158" table:formula="oooc:=COUNTIF([.C17:.K17];&quot;KVIT&quot;)" office:value-type="float" office:value="0">
            <text:p>0</text:p>
          </table:table-cell>
          <table:table-cell table:style-name="ce161" table:formula="oooc:=COUNTBLANK([.C17:.K17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9-17">
            <text:p>17. sep 06</text:p>
          </table:table-cell>
          <table:table-cell table:style-name="ce149" table:formula="oooc:=TEXT([.A18];&quot;Ddd&quot;)" office:value-type="string" office:string-value="ned">
            <text:p>ned</text:p>
          </table:table-cell>
          <table:table-cell table:style-name="ce17" office:value-type="string">
            <text:p>SD</text:p>
          </table:table-cell>
          <table:table-cell table:style-name="ce23" table:number-columns-repeated="3"/>
          <table:table-cell table:style-name="ce30" office:value-type="string">
            <text:p>L</text:p>
          </table:table-cell>
          <table:table-cell table:style-name="ce13"/>
          <table:table-cell table:style-name="ce61"/>
          <table:table-cell table:style-name="ce37"/>
          <table:table-cell table:style-name="ce17" office:value-type="string">
            <text:p>D</text:p>
          </table:table-cell>
          <table:table-cell table:style-name="ce39" office:value-type="string">
            <text:p>ŠOŠ</text:p>
          </table:table-cell>
          <table:table-cell table:style-name="ce158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158" table:formula="oooc:=COUNTIF([.C18:.K18];&quot;51&quot;) + COUNTIF([.C18:.K18];&quot;51L&quot;)" office:value-type="float" office:value="0">
            <text:p>0</text:p>
          </table:table-cell>
          <table:table-cell table:style-name="ce158" table:formula="oooc:=COUNTIF([.C18:.K18];&quot;52&quot;) + COUNTIF([.C18:.K18];&quot;52L&quot;)" office:value-type="float" office:value="0">
            <text:p>0</text:p>
          </table:table-cell>
          <table:table-cell table:style-name="ce158" table:formula="oooc:=COUNTIF([.C18:.K18];&quot;11-19&quot;) + COUNTIF([.C18:.K18];&quot;2&quot;)" office:value-type="float" office:value="0">
            <text:p>0</text:p>
          </table:table-cell>
          <table:table-cell table:style-name="ce158" table:formula="oooc:=COUNTIF([.C18:.K18];&quot;U&quot;)+COUNTIF([.C18:.K18];&quot;UL&quot;)" office:value-type="float" office:value="0">
            <text:p>0</text:p>
          </table:table-cell>
          <table:table-cell table:style-name="ce158" table:formula="oooc:=COUNTIF([.C18:.K18];&quot;KVIT&quot;)" office:value-type="float" office:value="0">
            <text:p>0</text:p>
          </table:table-cell>
          <table:table-cell table:style-name="ce161" table:formula="oooc:=COUNTBLANK([.C18:.K18])" office:value-type="float" office:value="6">
            <text:p>6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9-18">
            <text:p>18. sep 06</text:p>
          </table:table-cell>
          <table:table-cell table:style-name="ce148" table:formula="oooc:=TEXT([.A19];&quot;Ddd&quot;)" office:value-type="string" office:string-value="pon">
            <text:p>pon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X</text:p>
          </table:table-cell>
          <table:table-cell table:style-name="ce150" office:value-type="string">
            <text:p>52</text:p>
          </table:table-cell>
          <table:table-cell table:style-name="ce154"/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ŠOŠ</text:p>
          </table:table-cell>
          <table:table-cell table:style-name="ce158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158" table:formula="oooc:=COUNTIF([.C19:.K19];&quot;51&quot;) + COUNTIF([.C19:.K19];&quot;51L&quot;)" office:value-type="float" office:value="1">
            <text:p>1</text:p>
          </table:table-cell>
          <table:table-cell table:style-name="ce158" table:formula="oooc:=COUNTIF([.C19:.K19];&quot;52&quot;) + COUNTIF([.C19:.K19];&quot;52L&quot;)" office:value-type="float" office:value="2">
            <text:p>2</text:p>
          </table:table-cell>
          <table:table-cell table:style-name="ce158" table:formula="oooc:=COUNTIF([.C19:.K19];&quot;11-19&quot;) + COUNTIF([.C19:.K19];&quot;2&quot;)" office:value-type="float" office:value="1">
            <text:p>1</text:p>
          </table:table-cell>
          <table:table-cell table:style-name="ce158" table:formula="oooc:=COUNTIF([.C19:.K19];&quot;U&quot;)+COUNTIF([.C19:.K19];&quot;UL&quot;)" office:value-type="float" office:value="1">
            <text:p>1</text:p>
          </table:table-cell>
          <table:table-cell table:style-name="ce158" table:formula="oooc:=COUNTIF([.C19:.K19];&quot;KVIT&quot;)" office:value-type="float" office:value="1">
            <text:p>1</text:p>
          </table:table-cell>
          <table:table-cell table:style-name="ce161" table:formula="oooc:=COUNTBLANK([.C19:.K1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9-19">
            <text:p>19. sep 06</text:p>
          </table:table-cell>
          <table:table-cell table:style-name="ce148" table:formula="oooc:=TEXT([.A20];&quot;Ddd&quot;)" office:value-type="string" office:string-value="tor">
            <text:p>tor</text:p>
          </table:table-cell>
          <table:table-cell table:style-name="ce24" office:value-type="string">
            <text:p><text:span text:style-name="T3">51</text:span>L</text:p>
          </table:table-cell>
          <table:table-cell table:style-name="ce150" office:value-type="string">
            <text:p>KVIT</text:p>
          </table:table-cell>
          <table:table-cell table:style-name="ce20" office:value-type="string">
            <text:p>U</text:p>
          </table:table-cell>
          <table:table-cell table:number-columns-repeated="2"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34"/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ŠOŠ</text:p>
          </table:table-cell>
          <table:table-cell table:style-name="ce158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158" table:formula="oooc:=COUNTIF([.C20:.K20];&quot;51&quot;) + COUNTIF([.C20:.K20];&quot;51L&quot;)" office:value-type="float" office:value="1">
            <text:p>1</text:p>
          </table:table-cell>
          <table:table-cell table:style-name="ce158" table:formula="oooc:=COUNTIF([.C20:.K20];&quot;52&quot;) + COUNTIF([.C20:.K20];&quot;52L&quot;)" office:value-type="float" office:value="2">
            <text:p>2</text:p>
          </table:table-cell>
          <table:table-cell table:style-name="ce158" table:formula="oooc:=COUNTIF([.C20:.K20];&quot;11-19&quot;) + COUNTIF([.C20:.K20];&quot;2&quot;)" office:value-type="float" office:value="1">
            <text:p>1</text:p>
          </table:table-cell>
          <table:table-cell table:style-name="ce158" table:formula="oooc:=COUNTIF([.C20:.K20];&quot;U&quot;)+COUNTIF([.C20:.K20];&quot;UL&quot;)" office:value-type="float" office:value="1">
            <text:p>1</text:p>
          </table:table-cell>
          <table:table-cell table:style-name="ce158" table:formula="oooc:=COUNTIF([.C20:.K20];&quot;KVIT&quot;)" office:value-type="float" office:value="1">
            <text:p>1</text:p>
          </table:table-cell>
          <table:table-cell table:style-name="ce161" table:formula="oooc:=COUNTBLANK([.C20:.K2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9-20">
            <text:p>20. sep 06</text:p>
          </table:table-cell>
          <table:table-cell table:style-name="ce148" table:formula="oooc:=TEXT([.A21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KVIT</text:span>L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D</text:p>
          </table:table-cell>
          <table:table-cell table:style-name="ce150" office:value-type="string">
            <text:p>52</text:p>
          </table:table-cell>
          <table:table-cell table:style-name="ce34"/>
          <table:table-cell table:style-name="ce105" office:value-type="string">
            <text:p>2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ŠOŠ</text:p>
          </table:table-cell>
          <table:table-cell table:style-name="ce158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158" table:formula="oooc:=COUNTIF([.C21:.K21];&quot;51&quot;) + COUNTIF([.C21:.K21];&quot;51L&quot;)" office:value-type="float" office:value="0">
            <text:p>0</text:p>
          </table:table-cell>
          <table:table-cell table:style-name="ce158" table:formula="oooc:=COUNTIF([.C21:.K21];&quot;52&quot;) + COUNTIF([.C21:.K21];&quot;52L&quot;)" office:value-type="float" office:value="1">
            <text:p>1</text:p>
          </table:table-cell>
          <table:table-cell table:style-name="ce158" table:formula="oooc:=COUNTIF([.C21:.K21];&quot;11-19&quot;) + COUNTIF([.C21:.K21];&quot;2&quot;)" office:value-type="float" office:value="1">
            <text:p>1</text:p>
          </table:table-cell>
          <table:table-cell table:style-name="ce158" table:formula="oooc:=COUNTIF([.C21:.K21];&quot;U&quot;)+COUNTIF([.C21:.K21];&quot;UL&quot;)" office:value-type="float" office:value="1">
            <text:p>1</text:p>
          </table:table-cell>
          <table:table-cell table:style-name="ce158" table:formula="oooc:=COUNTIF([.C21:.K21];&quot;KVIT&quot;)" office:value-type="float" office:value="0">
            <text:p>0</text:p>
          </table:table-cell>
          <table:table-cell table:style-name="ce161" table:formula="oooc:=COUNTBLANK([.C21:.K2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9-21">
            <text:p>21. sep 06</text:p>
          </table:table-cell>
          <table:table-cell table:style-name="ce148" table:formula="oooc:=TEXT([.A22];&quot;Ddd&quot;)" office:value-type="string" office:string-value="čet">
            <text:p>čet</text:p>
          </table:table-cell>
          <table:table-cell table:style-name="ce14" office:value-type="string">
            <text:p>11-19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20" office:value-type="string">
            <text:p>U</text:p>
          </table:table-cell>
          <table:table-cell table:style-name="ce15" office:value-type="string">
            <text:p>51</text:p>
          </table:table-cell>
          <table:table-cell table:style-name="ce24" office:value-type="string">
            <text:p><text:span text:style-name="T3">52</text:span>L</text:p>
          </table:table-cell>
          <table:table-cell table:style-name="ce34"/>
          <table:table-cell table:number-columns-repeated="2" table:style-name="ce14" office:value-type="string">
            <text:p>D</text:p>
          </table:table-cell>
          <table:table-cell table:style-name="ce39" office:value-type="string">
            <text:p>ŠOŠ</text:p>
          </table:table-cell>
          <table:table-cell table:style-name="ce158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158" table:formula="oooc:=COUNTIF([.C22:.K22];&quot;51&quot;) + COUNTIF([.C22:.K22];&quot;51L&quot;)" office:value-type="float" office:value="1">
            <text:p>1</text:p>
          </table:table-cell>
          <table:table-cell table:style-name="ce158" table:formula="oooc:=COUNTIF([.C22:.K22];&quot;52&quot;) + COUNTIF([.C22:.K22];&quot;52L&quot;)" office:value-type="float" office:value="1">
            <text:p>1</text:p>
          </table:table-cell>
          <table:table-cell table:style-name="ce158" table:formula="oooc:=COUNTIF([.C22:.K22];&quot;11-19&quot;) + COUNTIF([.C22:.K22];&quot;2&quot;)" office:value-type="float" office:value="1">
            <text:p>1</text:p>
          </table:table-cell>
          <table:table-cell table:style-name="ce158" table:formula="oooc:=COUNTIF([.C22:.K22];&quot;U&quot;)+COUNTIF([.C22:.K22];&quot;UL&quot;)" office:value-type="float" office:value="1">
            <text:p>1</text:p>
          </table:table-cell>
          <table:table-cell table:style-name="ce158" table:formula="oooc:=COUNTIF([.C22:.K22];&quot;KVIT&quot;)" office:value-type="float" office:value="1">
            <text:p>1</text:p>
          </table:table-cell>
          <table:table-cell table:style-name="ce161" table:formula="oooc:=COUNTBLANK([.C22:.K2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9-22">
            <text:p>22. sep 06</text:p>
          </table:table-cell>
          <table:table-cell table:style-name="ce148" table:formula="oooc:=TEXT([.A23];&quot;Ddd&quot;)" office:value-type="string" office:string-value="pet">
            <text:p>pet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20" office:value-type="string">
            <text:p>U</text:p>
          </table:table-cell>
          <table:table-cell table:style-name="ce152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34"/>
          <table:table-cell table:number-columns-repeated="2" table:style-name="ce14" office:value-type="string">
            <text:p>D</text:p>
          </table:table-cell>
          <table:table-cell table:style-name="ce39" office:value-type="string">
            <text:p>ŠOŠ</text:p>
          </table:table-cell>
          <table:table-cell table:style-name="ce158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158" table:formula="oooc:=COUNTIF([.C23:.K23];&quot;51&quot;) + COUNTIF([.C23:.K23];&quot;51L&quot;)" office:value-type="float" office:value="1">
            <text:p>1</text:p>
          </table:table-cell>
          <table:table-cell table:style-name="ce158" table:formula="oooc:=COUNTIF([.C23:.K23];&quot;52&quot;) + COUNTIF([.C23:.K23];&quot;52L&quot;)" office:value-type="float" office:value="1">
            <text:p>1</text:p>
          </table:table-cell>
          <table:table-cell table:style-name="ce158" table:formula="oooc:=COUNTIF([.C23:.K23];&quot;11-19&quot;) + COUNTIF([.C23:.K23];&quot;2&quot;)" office:value-type="float" office:value="1">
            <text:p>1</text:p>
          </table:table-cell>
          <table:table-cell table:style-name="ce158" table:formula="oooc:=COUNTIF([.C23:.K23];&quot;U&quot;)+COUNTIF([.C23:.K23];&quot;UL&quot;)" office:value-type="float" office:value="1">
            <text:p>1</text:p>
          </table:table-cell>
          <table:table-cell table:style-name="ce158" table:formula="oooc:=COUNTIF([.C23:.K23];&quot;KVIT&quot;)" office:value-type="float" office:value="1">
            <text:p>1</text:p>
          </table:table-cell>
          <table:table-cell table:style-name="ce161" table:formula="oooc:=COUNTBLANK([.C23:.K2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9-23">
            <text:p>23. sep 06</text:p>
          </table:table-cell>
          <table:table-cell table:style-name="ce149" table:formula="oooc:=TEXT([.A24];&quot;Ddd&quot;)" office:value-type="string" office:string-value="sob">
            <text:p>sob</text:p>
          </table:table-cell>
          <table:table-cell table:style-name="ce23"/>
          <table:table-cell table:style-name="ce30" office:value-type="string">
            <text:p>L</text:p>
          </table:table-cell>
          <table:table-cell table:style-name="ce37"/>
          <table:table-cell table:style-name="ce23" table:number-columns-repeated="2"/>
          <table:table-cell table:style-name="ce32"/>
          <table:table-cell table:style-name="ce37"/>
          <table:table-cell table:style-name="ce17"/>
          <table:table-cell table:style-name="ce17" office:value-type="string">
            <text:p>D</text:p>
          </table:table-cell>
          <table:table-cell table:style-name="ce39" office:value-type="string">
            <text:p>KOS</text:p>
          </table:table-cell>
          <table:table-cell table:style-name="ce158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158" table:formula="oooc:=COUNTIF([.C24:.K24];&quot;51&quot;) + COUNTIF([.C24:.K24];&quot;51L&quot;)" office:value-type="float" office:value="0">
            <text:p>0</text:p>
          </table:table-cell>
          <table:table-cell table:style-name="ce158" table:formula="oooc:=COUNTIF([.C24:.K24];&quot;52&quot;) + COUNTIF([.C24:.K24];&quot;52L&quot;)" office:value-type="float" office:value="0">
            <text:p>0</text:p>
          </table:table-cell>
          <table:table-cell table:style-name="ce158" table:formula="oooc:=COUNTIF([.C24:.K24];&quot;11-19&quot;) + COUNTIF([.C24:.K24];&quot;2&quot;)" office:value-type="float" office:value="0">
            <text:p>0</text:p>
          </table:table-cell>
          <table:table-cell table:style-name="ce158" table:formula="oooc:=COUNTIF([.C24:.K24];&quot;U&quot;)+COUNTIF([.C24:.K24];&quot;UL&quot;)" office:value-type="float" office:value="0">
            <text:p>0</text:p>
          </table:table-cell>
          <table:table-cell table:style-name="ce158" table:formula="oooc:=COUNTIF([.C24:.K24];&quot;KVIT&quot;)" office:value-type="float" office:value="0">
            <text:p>0</text:p>
          </table:table-cell>
          <table:table-cell table:style-name="ce161" table:formula="oooc:=COUNTBLANK([.C24:.K24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9-24">
            <text:p>24. sep 06</text:p>
          </table:table-cell>
          <table:table-cell table:style-name="ce149" table:formula="oooc:=TEXT([.A25];&quot;Ddd&quot;)" office:value-type="string" office:string-value="ned">
            <text:p>ned</text:p>
          </table:table-cell>
          <table:table-cell table:style-name="ce23"/>
          <table:table-cell table:style-name="ce30" office:value-type="string">
            <text:p>L</text:p>
          </table:table-cell>
          <table:table-cell table:style-name="ce23" table:number-columns-repeated="4"/>
          <table:table-cell table:style-name="ce156"/>
          <table:table-cell table:style-name="ce13"/>
          <table:table-cell table:style-name="ce17" office:value-type="string">
            <text:p>D</text:p>
          </table:table-cell>
          <table:table-cell table:style-name="ce39" office:value-type="string">
            <text:p>KOS</text:p>
          </table:table-cell>
          <table:table-cell table:style-name="ce158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158" table:formula="oooc:=COUNTIF([.C25:.K25];&quot;51&quot;) + COUNTIF([.C25:.K25];&quot;51L&quot;)" office:value-type="float" office:value="0">
            <text:p>0</text:p>
          </table:table-cell>
          <table:table-cell table:style-name="ce158" table:formula="oooc:=COUNTIF([.C25:.K25];&quot;52&quot;) + COUNTIF([.C25:.K25];&quot;52L&quot;)" office:value-type="float" office:value="0">
            <text:p>0</text:p>
          </table:table-cell>
          <table:table-cell table:style-name="ce158" table:formula="oooc:=COUNTIF([.C25:.K25];&quot;11-19&quot;) + COUNTIF([.C25:.K25];&quot;2&quot;)" office:value-type="float" office:value="0">
            <text:p>0</text:p>
          </table:table-cell>
          <table:table-cell table:style-name="ce158" table:formula="oooc:=COUNTIF([.C25:.K25];&quot;U&quot;)+COUNTIF([.C25:.K25];&quot;UL&quot;)" office:value-type="float" office:value="0">
            <text:p>0</text:p>
          </table:table-cell>
          <table:table-cell table:style-name="ce158" table:formula="oooc:=COUNTIF([.C25:.K25];&quot;KVIT&quot;)" office:value-type="float" office:value="0">
            <text:p>0</text:p>
          </table:table-cell>
          <table:table-cell table:style-name="ce161" table:formula="oooc:=COUNTBLANK([.C25:.K25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9-25">
            <text:p>25. sep 06</text:p>
          </table:table-cell>
          <table:table-cell table:style-name="ce148" table:formula="oooc:=TEXT([.A26];&quot;Ddd&quot;)" office:value-type="string" office:string-value="pon">
            <text:p>pon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11-19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11-19</text:p>
          </table:table-cell>
          <table:table-cell table:style-name="ce157"/>
          <table:table-cell table:style-name="ce15" office:value-type="string">
            <text:p>51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KOS</text:p>
          </table:table-cell>
          <table:table-cell table:style-name="ce158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158" table:formula="oooc:=COUNTIF([.C26:.K26];&quot;51&quot;) + COUNTIF([.C26:.K26];&quot;51L&quot;)" office:value-type="float" office:value="1">
            <text:p>1</text:p>
          </table:table-cell>
          <table:table-cell table:style-name="ce158" table:formula="oooc:=COUNTIF([.C26:.K26];&quot;52&quot;) + COUNTIF([.C26:.K26];&quot;52L&quot;)" office:value-type="float" office:value="1">
            <text:p>1</text:p>
          </table:table-cell>
          <table:table-cell table:style-name="ce158" table:formula="oooc:=COUNTIF([.C26:.K26];&quot;11-19&quot;) + COUNTIF([.C26:.K26];&quot;2&quot;)" office:value-type="float" office:value="2">
            <text:p>2</text:p>
          </table:table-cell>
          <table:table-cell table:style-name="ce158" table:formula="oooc:=COUNTIF([.C26:.K26];&quot;U&quot;)+COUNTIF([.C26:.K26];&quot;UL&quot;)" office:value-type="float" office:value="1">
            <text:p>1</text:p>
          </table:table-cell>
          <table:table-cell table:style-name="ce158" table:formula="oooc:=COUNTIF([.C26:.K26];&quot;KVIT&quot;)" office:value-type="float" office:value="1">
            <text:p>1</text:p>
          </table:table-cell>
          <table:table-cell table:style-name="ce161" table:formula="oooc:=COUNTBLANK([.C26:.K2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9-26">
            <text:p>26. sep 06</text:p>
          </table:table-cell>
          <table:table-cell table:style-name="ce148" table:formula="oooc:=TEXT([.A27];&quot;Ddd&quot;)" office:value-type="string" office:string-value="tor">
            <text:p>tor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24" office:value-type="string">
            <text:p><text:span text:style-name="T8">U</text:span>L</text:p>
          </table:table-cell>
          <table:table-cell table:style-name="ce14" office:value-type="string">
            <text:p>52</text:p>
          </table:table-cell>
          <table:table-cell table:style-name="ce34"/>
          <table:table-cell table:style-name="ce15" office:value-type="string">
            <text:p>51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KOS</text:p>
          </table:table-cell>
          <table:table-cell table:style-name="ce158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158" table:formula="oooc:=COUNTIF([.C27:.K27];&quot;51&quot;) + COUNTIF([.C27:.K27];&quot;51L&quot;)" office:value-type="float" office:value="1">
            <text:p>1</text:p>
          </table:table-cell>
          <table:table-cell table:style-name="ce158" table:formula="oooc:=COUNTIF([.C27:.K27];&quot;52&quot;) + COUNTIF([.C27:.K27];&quot;52L&quot;)" office:value-type="float" office:value="2">
            <text:p>2</text:p>
          </table:table-cell>
          <table:table-cell table:style-name="ce158" table:formula="oooc:=COUNTIF([.C27:.K27];&quot;11-19&quot;) + COUNTIF([.C27:.K27];&quot;2&quot;)" office:value-type="float" office:value="1">
            <text:p>1</text:p>
          </table:table-cell>
          <table:table-cell table:style-name="ce158" table:formula="oooc:=COUNTIF([.C27:.K27];&quot;U&quot;)+COUNTIF([.C27:.K27];&quot;UL&quot;)" office:value-type="float" office:value="1">
            <text:p>1</text:p>
          </table:table-cell>
          <table:table-cell table:style-name="ce158" table:formula="oooc:=COUNTIF([.C27:.K27];&quot;KVIT&quot;)" office:value-type="float" office:value="1">
            <text:p>1</text:p>
          </table:table-cell>
          <table:table-cell table:style-name="ce161" table:formula="oooc:=COUNTBLANK([.C27:.K2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9-27">
            <text:p>27. sep 06</text:p>
          </table:table-cell>
          <table:table-cell table:style-name="ce148" table:formula="oooc:=TEXT([.A28];&quot;Ddd&quot;)" office:value-type="string" office:string-value="sre">
            <text:p>sre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51</text:p>
          </table:table-cell>
          <table:table-cell table:style-name="ce34"/>
          <table:table-cell table:style-name="ce24" office:value-type="string">
            <text:p><text:span text:style-name="T8">U</text:span>L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KOS</text:p>
          </table:table-cell>
          <table:table-cell table:style-name="ce158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158" table:formula="oooc:=COUNTIF([.C28:.K28];&quot;51&quot;) + COUNTIF([.C28:.K28];&quot;51L&quot;)" office:value-type="float" office:value="2">
            <text:p>2</text:p>
          </table:table-cell>
          <table:table-cell table:style-name="ce158" table:formula="oooc:=COUNTIF([.C28:.K28];&quot;52&quot;) + COUNTIF([.C28:.K28];&quot;52L&quot;)" office:value-type="float" office:value="1">
            <text:p>1</text:p>
          </table:table-cell>
          <table:table-cell table:style-name="ce158" table:formula="oooc:=COUNTIF([.C28:.K28];&quot;11-19&quot;) + COUNTIF([.C28:.K28];&quot;2&quot;)" office:value-type="float" office:value="1">
            <text:p>1</text:p>
          </table:table-cell>
          <table:table-cell table:style-name="ce158" table:formula="oooc:=COUNTIF([.C28:.K28];&quot;U&quot;)+COUNTIF([.C28:.K28];&quot;UL&quot;)" office:value-type="float" office:value="1">
            <text:p>1</text:p>
          </table:table-cell>
          <table:table-cell table:style-name="ce158" table:formula="oooc:=COUNTIF([.C28:.K28];&quot;KVIT&quot;)" office:value-type="float" office:value="1">
            <text:p>1</text:p>
          </table:table-cell>
          <table:table-cell table:style-name="ce161" table:formula="oooc:=COUNTBLANK([.C28:.K2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9-28">
            <text:p>28. sep 06</text:p>
          </table:table-cell>
          <table:table-cell table:style-name="ce148" table:formula="oooc:=TEXT([.A29];&quot;Ddd&quot;)" office:value-type="string" office:string-value="čet">
            <text:p>čet</text:p>
          </table:table-cell>
          <table:table-cell table:style-name="ce14" office:value-type="string">
            <text:p>KVIT</text:p>
          </table:table-cell>
          <table:table-cell table:style-name="ce24" office:value-type="string">
            <text:p><text:span text:style-name="T7">51</text:span>L</text:p>
          </table:table-cell>
          <table:table-cell table:style-name="ce14" office:value-type="string">
            <text:p>52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D</text:p>
          </table:table-cell>
          <table:table-cell table:style-name="ce150" office:value-type="string">
            <text:p>52</text:p>
          </table:table-cell>
          <table:table-cell table:style-name="ce34"/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KOS</text:p>
          </table:table-cell>
          <table:table-cell table:style-name="ce158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158" table:formula="oooc:=COUNTIF([.C29:.K29];&quot;51&quot;) + COUNTIF([.C29:.K29];&quot;51L&quot;)" office:value-type="float" office:value="1">
            <text:p>1</text:p>
          </table:table-cell>
          <table:table-cell table:style-name="ce158" table:formula="oooc:=COUNTIF([.C29:.K29];&quot;52&quot;) + COUNTIF([.C29:.K29];&quot;52L&quot;)" office:value-type="float" office:value="2">
            <text:p>2</text:p>
          </table:table-cell>
          <table:table-cell table:style-name="ce158" table:formula="oooc:=COUNTIF([.C29:.K29];&quot;11-19&quot;) + COUNTIF([.C29:.K29];&quot;2&quot;)" office:value-type="float" office:value="0">
            <text:p>0</text:p>
          </table:table-cell>
          <table:table-cell table:style-name="ce158" table:formula="oooc:=COUNTIF([.C29:.K29];&quot;U&quot;)+COUNTIF([.C29:.K29];&quot;UL&quot;)" office:value-type="float" office:value="1">
            <text:p>1</text:p>
          </table:table-cell>
          <table:table-cell table:style-name="ce158" table:formula="oooc:=COUNTIF([.C29:.K29];&quot;KVIT&quot;)" office:value-type="float" office:value="1">
            <text:p>1</text:p>
          </table:table-cell>
          <table:table-cell table:style-name="ce161" table:formula="oooc:=COUNTBLANK([.C29:.K2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09-29">
            <text:p>29. sep 06</text:p>
          </table:table-cell>
          <table:table-cell table:style-name="ce148" table:formula="oooc:=TEXT([.A30];&quot;Ddd&quot;)" office:value-type="string" office:string-value="pet">
            <text:p>pet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20" office:value-type="string">
            <text:p>U</text:p>
          </table:table-cell>
          <table:table-cell table:style-name="ce15" office:value-type="string">
            <text:p>51</text:p>
          </table:table-cell>
          <table:table-cell table:style-name="ce150" office:value-type="string">
            <text:p>52</text:p>
          </table:table-cell>
          <table:table-cell table:style-name="ce24" office:value-type="string">
            <text:p><text:span text:style-name="T3">51</text:span>L</text:p>
          </table:table-cell>
          <table:table-cell table:style-name="ce34"/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39" office:value-type="string">
            <text:p>KOS</text:p>
          </table:table-cell>
          <table:table-cell table:style-name="ce158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158" table:formula="oooc:=COUNTIF([.C30:.K30];&quot;51&quot;) + COUNTIF([.C30:.K30];&quot;51L&quot;)" office:value-type="float" office:value="2">
            <text:p>2</text:p>
          </table:table-cell>
          <table:table-cell table:style-name="ce158" table:formula="oooc:=COUNTIF([.C30:.K30];&quot;52&quot;) + COUNTIF([.C30:.K30];&quot;52L&quot;)" office:value-type="float" office:value="1">
            <text:p>1</text:p>
          </table:table-cell>
          <table:table-cell table:style-name="ce158" table:formula="oooc:=COUNTIF([.C30:.K30];&quot;11-19&quot;) + COUNTIF([.C30:.K30];&quot;2&quot;)" office:value-type="float" office:value="1">
            <text:p>1</text:p>
          </table:table-cell>
          <table:table-cell table:style-name="ce158" table:formula="oooc:=COUNTIF([.C30:.K30];&quot;U&quot;)+COUNTIF([.C30:.K30];&quot;UL&quot;)" office:value-type="float" office:value="1">
            <text:p>1</text:p>
          </table:table-cell>
          <table:table-cell table:style-name="ce158" table:formula="oooc:=COUNTIF([.C30:.K30];&quot;KVIT&quot;)" office:value-type="float" office:value="1">
            <text:p>1</text:p>
          </table:table-cell>
          <table:table-cell table:style-name="ce161" table:formula="oooc:=COUNTBLANK([.C30:.K3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09-30">
            <text:p>30. sep 06</text:p>
          </table:table-cell>
          <table:table-cell table:style-name="ce149" table:formula="oooc:=TEXT([.A31];&quot;Ddd&quot;)" office:value-type="string" office:string-value="sob">
            <text:p>sob</text:p>
          </table:table-cell>
          <table:table-cell table:style-name="ce30" office:value-type="string">
            <text:p>L</text:p>
          </table:table-cell>
          <table:table-cell table:style-name="ce23" table:number-columns-repeated="3"/>
          <table:table-cell table:style-name="ce17" table:number-columns-repeated="2"/>
          <table:table-cell table:style-name="ce37"/>
          <table:table-cell table:style-name="ce32"/>
          <table:table-cell table:style-name="ce17" office:value-type="string">
            <text:p>D</text:p>
          </table:table-cell>
          <table:table-cell table:style-name="ce39" office:value-type="string">
            <text:p>DAN</text:p>
          </table:table-cell>
          <table:table-cell table:style-name="ce158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158" table:formula="oooc:=COUNTIF([.C31:.K31];&quot;51&quot;) + COUNTIF([.C31:.K31];&quot;51L&quot;)" office:value-type="float" office:value="0">
            <text:p>0</text:p>
          </table:table-cell>
          <table:table-cell table:style-name="ce158" table:formula="oooc:=COUNTIF([.C31:.K31];&quot;52&quot;) + COUNTIF([.C31:.K31];&quot;52L&quot;)" office:value-type="float" office:value="0">
            <text:p>0</text:p>
          </table:table-cell>
          <table:table-cell table:style-name="ce158" table:formula="oooc:=COUNTIF([.C31:.K31];&quot;11-19&quot;) + COUNTIF([.C31:.K31];&quot;2&quot;)" office:value-type="float" office:value="0">
            <text:p>0</text:p>
          </table:table-cell>
          <table:table-cell table:style-name="ce158" table:formula="oooc:=COUNTIF([.C31:.K31];&quot;U&quot;)+COUNTIF([.C31:.K31];&quot;UL&quot;)" office:value-type="float" office:value="0">
            <text:p>0</text:p>
          </table:table-cell>
          <table:table-cell table:style-name="ce158" table:formula="oooc:=COUNTIF([.C31:.K31];&quot;KVIT&quot;)" office:value-type="float" office:value="0">
            <text:p>0</text:p>
          </table:table-cell>
          <table:table-cell table:style-name="ce161" table:formula="oooc:=COUNTBLANK([.C31:.K31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Default" table:number-columns-repeated="19"/>
          <table:table-cell table:number-columns-repeated="237"/>
        </table:table-row>
        <table:table-row table:style-name="ro1">
          <table:table-cell table:style-name="ce4" table:number-columns-repeated="12"/>
          <table:table-cell table:style-name="ce43" table:number-columns-repeated="6"/>
          <table:table-cell table:style-name="ce162"/>
          <table:table-cell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+COUNTIF([.C2:.C32];&quot;kvitL&quot;)+COUNTIF([.C2:.C32];&quot;UL&quot;)" office:value-type="float" office:value="6">
            <text:p>6</text:p>
          </table:table-cell>
          <table:table-cell table:style-name="ce4" table:formula="oooc:=COUNTIF([.D2:.D32];&quot;L&quot;)+COUNTIF([.D2:.D32];&quot;51L&quot;)+COUNTIF([.D2:.D32];&quot;52L&quot;)+COUNTIF([.D2:.D32];&quot;1L&quot;)+COUNTIF([.D2:.D32];&quot;kvitL&quot;)+COUNTIF([.D2:.D32];&quot;UL&quot;)" office:value-type="float" office:value="5">
            <text:p>5</text:p>
          </table:table-cell>
          <table:table-cell table:style-name="ce4" table:formula="oooc:=COUNTIF([.E2:.E32];&quot;L&quot;)+COUNTIF([.E2:.E32];&quot;51L&quot;)+COUNTIF([.E2:.E32];&quot;52L&quot;)+COUNTIF([.E2:.E32];&quot;1L&quot;)+COUNTIF([.E2:.E32];&quot;kvitL&quot;)+COUNTIF([.E2:.E32];&quot;UL&quot;)" office:value-type="float" office:value="6">
            <text:p>6</text:p>
          </table:table-cell>
          <table:table-cell table:style-name="ce4" table:formula="oooc:=COUNTIF([.F2:.F32];&quot;L&quot;)+COUNTIF([.F2:.F32];&quot;51L&quot;)+COUNTIF([.F2:.F32];&quot;52L&quot;)+COUNTIF([.F2:.F32];&quot;1L&quot;)+COUNTIF([.F2:.F32];&quot;kvitL&quot;)+COUNTIF([.F2:.F32];&quot;UL&quot;)" office:value-type="float" office:value="0">
            <text:p>0</text:p>
          </table:table-cell>
          <table:table-cell table:style-name="ce4" table:formula="oooc:=COUNTIF([.G2:.G32];&quot;L&quot;)+COUNTIF([.G2:.G32];&quot;51L&quot;)+COUNTIF([.G2:.G32];&quot;52L&quot;)+COUNTIF([.G2:.G32];&quot;1L&quot;)+COUNTIF([.G2:.G32];&quot;kvitL&quot;)+COUNTIF([.G2:.G32];&quot;UL&quot;)" office:value-type="float" office:value="4">
            <text:p>4</text:p>
          </table:table-cell>
          <table:table-cell table:style-name="ce4" table:formula="oooc:=COUNTIF([.H2:.H32];&quot;L&quot;)+COUNTIF([.H2:.H32];&quot;51L&quot;)+COUNTIF([.H2:.H32];&quot;52L&quot;)+COUNTIF([.H2:.H32];&quot;1L&quot;)+COUNTIF([.H2:.H32];&quot;kvitL&quot;)+COUNTIF([.H2:.H32];&quot;UL&quot;)" office:value-type="float" office:value="4">
            <text:p>4</text:p>
          </table:table-cell>
          <table:table-cell table:style-name="ce4" table:formula="oooc:=COUNTIF([.I2:.I32];&quot;L&quot;)+COUNTIF([.I2:.I32];&quot;51L&quot;)+COUNTIF([.I2:.I32];&quot;52L&quot;)+COUNTIF([.I2:.I32];&quot;1L&quot;)+COUNTIF([.I2:.I32];&quot;kvitL&quot;)+COUNTIF([.I2:.I32];&quot;UL&quot;)" office:value-type="float" office:value="0">
            <text:p>0</text:p>
          </table:table-cell>
          <table:table-cell table:style-name="ce4" table:formula="oooc:=COUNTIF([.J2:.J32];&quot;L&quot;)+COUNTIF([.J2:.J32];&quot;51L&quot;)+COUNTIF([.J2:.J32];&quot;52L&quot;)+COUNTIF([.J2:.J32];&quot;1L&quot;)+COUNTIF([.J2:.J32];&quot;kvitL&quot;)+COUNTIF([.J2:.J32];&quot;UL&quot;)" office:value-type="float" office:value="5">
            <text:p>5</text:p>
          </table:table-cell>
          <table:table-cell table:style-name="ce4" table:formula="oooc:=COUNTIF([.K2:.K32];&quot;L&quot;)+COUNTIF([.K2:.K32];&quot;51L&quot;)+COUNTIF([.K2:.K32];&quot;52L&quot;)+COUNTIF([.K2:.K32];&quot;1L&quot;)+COUNTIF([.K2:.K32];&quot;kvitL&quot;)+COUNTIF([.K2:.K32];&quot;UL&quot;)" office:value-type="float" office:value="0">
            <text:p>0</text:p>
          </table:table-cell>
          <table:table-cell table:style-name="Default"/>
          <table:table-cell table:style-name="ce40" table:number-columns-repeated="2"/>
          <table:table-cell table:style-name="ce46"/>
          <table:table-cell table:style-name="ce40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5">
            <text:p>5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4">
            <text:p>4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2">
            <text:p>2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5">
            <text:p>5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5">
            <text:p>5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0">
            <text:p>0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ktober" table:style-name="ta1" table:print-ranges="oktober.A1:oktober.K32">
        <table:table-column table:style-name="co1" table:default-cell-style-name="ce5"/>
        <table:table-column table:style-name="co2" table:number-columns-repeated="11" table:default-cell-style-name="ce5"/>
        <table:table-column table:style-name="co8" table:default-cell-style-name="ce44"/>
        <table:table-column table:style-name="co4" table:default-cell-style-name="ce44"/>
        <table:table-column table:style-name="co3" table:default-cell-style-name="ce44"/>
        <table:table-column table:style-name="co11" table:default-cell-style-name="ce44"/>
        <table:table-column table:style-name="co27" table:default-cell-style-name="ce44"/>
        <table:table-column table:style-name="co14" table:default-cell-style-name="ce44"/>
        <table:table-column table:style-name="co28" table:default-cell-style-name="ce44"/>
        <table:table-column table:style-name="co10" table:number-columns-repeated="237" table:default-cell-style-name="ce5"/>
        <table:table-row table:style-name="ro1">
          <table:table-cell table:style-name="ce53" office:value-type="string">
            <text:p>Datum</text:p>
          </table:table-cell>
          <table:table-cell table:style-name="ce56"/>
          <table:table-cell table:style-name="ce57" office:value-type="string">
            <text:p>KOS</text:p>
          </table:table-cell>
          <table:table-cell table:style-name="ce57" office:value-type="string">
            <text:p>ŠOŠ</text:p>
          </table:table-cell>
          <table:table-cell table:style-name="ce57" office:value-type="string">
            <text:p>PIN</text:p>
          </table:table-cell>
          <table:table-cell table:style-name="ce57" office:value-type="string">
            <text:p>KON</text:p>
          </table:table-cell>
          <table:table-cell table:style-name="ce57" office:value-type="string">
            <text:p>MIR</text:p>
          </table:table-cell>
          <table:table-cell table:style-name="ce57" office:value-type="string">
            <text:p>HOL</text:p>
          </table:table-cell>
          <table:table-cell table:style-name="ce153" office:value-type="string">
            <text:p>?</text:p>
          </table:table-cell>
          <table:table-cell table:style-name="ce57" office:value-type="string">
            <text:p>DAN</text:p>
          </table:table-cell>
          <table:table-cell table:style-name="ce62" office:value-type="string">
            <text:p>MŠŠ</text:p>
          </table:table-cell>
          <table:table-cell table:style-name="ce39" office:value-type="string">
            <text:p>TX</text:p>
          </table:table-cell>
          <table:table-cell table:style-name="ce63" office:value-type="string">
            <text:p>L</text:p>
          </table:table-cell>
          <table:table-cell table:style-name="ce65" office:value-type="float" office:value="51">
            <text:p>51</text:p>
          </table:table-cell>
          <table:table-cell table:style-name="ce65" office:value-type="float" office:value="52">
            <text:p>52</text:p>
          </table:table-cell>
          <table:table-cell table:style-name="ce47" office:value-type="string">
            <text:p>11-19</text:p>
          </table:table-cell>
          <table:table-cell table:style-name="ce67" office:value-type="string">
            <text:p>U</text:p>
          </table:table-cell>
          <table:table-cell table:style-name="ce80" office:value-type="string">
            <text:p>KVIT</text:p>
          </table:table-cell>
          <table:table-cell table:style-name="ce50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10-01">
            <text:p>1. okt 06</text:p>
          </table:table-cell>
          <table:table-cell table:style-name="ce163" table:formula="oooc:=TEXT([.A2];&quot;Ddd&quot;)" office:value-type="string" office:string-value="ned">
            <text:p>ned</text:p>
          </table:table-cell>
          <table:table-cell table:style-name="ce30" office:value-type="string">
            <text:p>L</text:p>
          </table:table-cell>
          <table:table-cell table:style-name="ce36" table:number-columns-repeated="5"/>
          <table:table-cell table:style-name="ce167"/>
          <table:table-cell table:style-name="ce61"/>
          <table:table-cell table:style-name="ce13"/>
          <table:table-cell table:style-name="ce39" office:value-type="string">
            <text:p>DAN</text:p>
          </table:table-cell>
          <table:table-cell table:style-name="ce170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170" table:formula="oooc:=COUNTIF([.C2:.K2];&quot;51&quot;) + COUNTIF([.C2:.K2];&quot;51L&quot;)" office:value-type="float" office:value="0">
            <text:p>0</text:p>
          </table:table-cell>
          <table:table-cell table:style-name="ce170" table:formula="oooc:=COUNTIF([.C2:.K2];&quot;52&quot;) + COUNTIF([.C2:.K2];&quot;52L&quot;)" office:value-type="float" office:value="0">
            <text:p>0</text:p>
          </table:table-cell>
          <table:table-cell table:style-name="ce170" table:formula="oooc:=COUNTIF([.C2:.K2];&quot;11-19&quot;) + COUNTIF([.C2:.K2];&quot;2&quot;)" office:value-type="float" office:value="0">
            <text:p>0</text:p>
          </table:table-cell>
          <table:table-cell table:style-name="ce170" table:formula="oooc:=COUNTIF([.C2:.K2];&quot;U&quot;)+COUNTIF([.C2:.K2];&quot;UL&quot;)" office:value-type="float" office:value="0">
            <text:p>0</text:p>
          </table:table-cell>
          <table:table-cell table:style-name="ce170" table:formula="oooc:=COUNTIF([.C2:.K2];&quot;KVIT&quot;)" office:value-type="float" office:value="0">
            <text:p>0</text:p>
          </table:table-cell>
          <table:table-cell table:style-name="ce171" table:formula="oooc:=COUNTBLANK([.C2:.K2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10-02">
            <text:p>2. okt 06</text:p>
          </table:table-cell>
          <table:table-cell table:style-name="ce164" table:formula="oooc:=TEXT([.A3];&quot;Ddd&quot;)" office:value-type="string" office:string-value="pon">
            <text:p>pon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51</text:p>
          </table:table-cell>
          <table:table-cell table:style-name="ce24" office:value-type="string">
            <text:p><text:span text:style-name="T1">52</text:span>L</text:p>
          </table:table-cell>
          <table:table-cell table:style-name="ce14" office:value-type="string">
            <text:p>KVIT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11-19</text:p>
          </table:table-cell>
          <table:table-cell table:style-name="ce168"/>
          <table:table-cell table:style-name="ce14" office:value-type="string">
            <text:p>D</text:p>
          </table:table-cell>
          <table:table-cell table:style-name="ce150" office:value-type="string">
            <text:p>KVIT</text:p>
          </table:table-cell>
          <table:table-cell table:style-name="ce39" office:value-type="string">
            <text:p>HOL</text:p>
          </table:table-cell>
          <table:table-cell table:style-name="ce170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170" table:formula="oooc:=COUNTIF([.C3:.K3];&quot;51&quot;) + COUNTIF([.C3:.K3];&quot;51L&quot;)" office:value-type="float" office:value="1">
            <text:p>1</text:p>
          </table:table-cell>
          <table:table-cell table:style-name="ce170" table:formula="oooc:=COUNTIF([.C3:.K3];&quot;52&quot;) + COUNTIF([.C3:.K3];&quot;52L&quot;)" office:value-type="float" office:value="1">
            <text:p>1</text:p>
          </table:table-cell>
          <table:table-cell table:style-name="ce170" table:formula="oooc:=COUNTIF([.C3:.K3];&quot;11-19&quot;) + COUNTIF([.C3:.K3];&quot;2&quot;)" office:value-type="float" office:value="1">
            <text:p>1</text:p>
          </table:table-cell>
          <table:table-cell table:style-name="ce170" table:formula="oooc:=COUNTIF([.C3:.K3];&quot;U&quot;)+COUNTIF([.C3:.K3];&quot;UL&quot;)" office:value-type="float" office:value="1">
            <text:p>1</text:p>
          </table:table-cell>
          <table:table-cell table:style-name="ce170" table:formula="oooc:=COUNTIF([.C3:.K3];&quot;KVIT&quot;)" office:value-type="float" office:value="2">
            <text:p>2</text:p>
          </table:table-cell>
          <table:table-cell table:style-name="ce171" table:formula="oooc:=COUNTBLANK([.C3:.K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10-03">
            <text:p>3. okt 06</text:p>
          </table:table-cell>
          <table:table-cell table:style-name="ce164" table:formula="oooc:=TEXT([.A4];&quot;Ddd&quot;)" office:value-type="string" office:string-value="tor">
            <text:p>tor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24" office:value-type="string">
            <text:p><text:span text:style-name="T1">U</text:span>L</text:p>
          </table:table-cell>
          <table:table-cell table:style-name="ce150" office:value-type="string">
            <text:p>KVIT</text:p>
          </table:table-cell>
          <table:table-cell table:style-name="ce15"/>
          <table:table-cell table:style-name="ce15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39" office:value-type="string">
            <text:p>HOL</text:p>
          </table:table-cell>
          <table:table-cell table:style-name="ce170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170" table:formula="oooc:=COUNTIF([.C4:.K4];&quot;51&quot;) + COUNTIF([.C4:.K4];&quot;51L&quot;)" office:value-type="float" office:value="1">
            <text:p>1</text:p>
          </table:table-cell>
          <table:table-cell table:style-name="ce170" table:formula="oooc:=COUNTIF([.C4:.K4];&quot;52&quot;) + COUNTIF([.C4:.K4];&quot;52L&quot;)" office:value-type="float" office:value="1">
            <text:p>1</text:p>
          </table:table-cell>
          <table:table-cell table:style-name="ce170" table:formula="oooc:=COUNTIF([.C4:.K4];&quot;11-19&quot;) + COUNTIF([.C4:.K4];&quot;2&quot;)" office:value-type="float" office:value="1">
            <text:p>1</text:p>
          </table:table-cell>
          <table:table-cell table:style-name="ce170" table:formula="oooc:=COUNTIF([.C4:.K4];&quot;U&quot;)+COUNTIF([.C4:.K4];&quot;UL&quot;)" office:value-type="float" office:value="1">
            <text:p>1</text:p>
          </table:table-cell>
          <table:table-cell table:style-name="ce170" table:formula="oooc:=COUNTIF([.C4:.K4];&quot;KVIT&quot;)" office:value-type="float" office:value="2">
            <text:p>2</text:p>
          </table:table-cell>
          <table:table-cell table:style-name="ce171" table:formula="oooc:=COUNTBLANK([.C4:.K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10-04">
            <text:p>4. okt 06</text:p>
          </table:table-cell>
          <table:table-cell table:style-name="ce164" table:formula="oooc:=TEXT([.A5];&quot;Ddd&quot;)" office:value-type="string" office:string-value="sre">
            <text:p>sre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150" office:value-type="string">
            <text:p>KVIT</text:p>
          </table:table-cell>
          <table:table-cell table:style-name="ce169"/>
          <table:table-cell table:style-name="ce165" office:value-type="string">
            <text:p><text:span text:style-name="T1">KVIT</text:span>L</text:p>
          </table:table-cell>
          <table:table-cell table:style-name="ce15" office:value-type="string">
            <text:p>51</text:p>
          </table:table-cell>
          <table:table-cell table:style-name="ce39" office:value-type="string">
            <text:p>HOL</text:p>
          </table:table-cell>
          <table:table-cell table:style-name="ce170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170" table:formula="oooc:=COUNTIF([.C5:.K5];&quot;51&quot;) + COUNTIF([.C5:.K5];&quot;51L&quot;)" office:value-type="float" office:value="1">
            <text:p>1</text:p>
          </table:table-cell>
          <table:table-cell table:style-name="ce170" table:formula="oooc:=COUNTIF([.C5:.K5];&quot;52&quot;) + COUNTIF([.C5:.K5];&quot;52L&quot;)" office:value-type="float" office:value="1">
            <text:p>1</text:p>
          </table:table-cell>
          <table:table-cell table:style-name="ce170" table:formula="oooc:=COUNTIF([.C5:.K5];&quot;11-19&quot;) + COUNTIF([.C5:.K5];&quot;2&quot;)" office:value-type="float" office:value="1">
            <text:p>1</text:p>
          </table:table-cell>
          <table:table-cell table:style-name="ce170" table:formula="oooc:=COUNTIF([.C5:.K5];&quot;U&quot;)+COUNTIF([.C5:.K5];&quot;UL&quot;)" office:value-type="float" office:value="1">
            <text:p>1</text:p>
          </table:table-cell>
          <table:table-cell table:style-name="ce170" table:formula="oooc:=COUNTIF([.C5:.K5];&quot;KVIT&quot;)" office:value-type="float" office:value="1">
            <text:p>1</text:p>
          </table:table-cell>
          <table:table-cell table:style-name="ce171" table:formula="oooc:=COUNTBLANK([.C5:.K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10-05">
            <text:p>5. okt 06</text:p>
          </table:table-cell>
          <table:table-cell table:style-name="ce164" table:formula="oooc:=TEXT([.A6];&quot;Ddd&quot;)" office:value-type="string" office:string-value="čet">
            <text:p>čet</text:p>
          </table:table-cell>
          <table:table-cell table:style-name="ce14" office:value-type="string">
            <text:p>D</text:p>
          </table:table-cell>
          <table:table-cell table:style-name="ce165" office:value-type="string">
            <text:p><text:span text:style-name="T1">KVIT</text:span>L</text:p>
          </table:table-cell>
          <table:table-cell table:style-name="ce15" office:value-type="string">
            <text:p>51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11-19</text:p>
          </table:table-cell>
          <table:table-cell table:style-name="ce150" office:value-type="string">
            <text:p>KVIT</text:p>
          </table:table-cell>
          <table:table-cell table:style-name="ce15"/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39" office:value-type="string">
            <text:p>HOL</text:p>
          </table:table-cell>
          <table:table-cell table:style-name="ce170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170" table:formula="oooc:=COUNTIF([.C6:.K6];&quot;51&quot;) + COUNTIF([.C6:.K6];&quot;51L&quot;)" office:value-type="float" office:value="1">
            <text:p>1</text:p>
          </table:table-cell>
          <table:table-cell table:style-name="ce170" table:formula="oooc:=COUNTIF([.C6:.K6];&quot;52&quot;) + COUNTIF([.C6:.K6];&quot;52L&quot;)" office:value-type="float" office:value="1">
            <text:p>1</text:p>
          </table:table-cell>
          <table:table-cell table:style-name="ce170" table:formula="oooc:=COUNTIF([.C6:.K6];&quot;11-19&quot;) + COUNTIF([.C6:.K6];&quot;2&quot;)" office:value-type="float" office:value="1">
            <text:p>1</text:p>
          </table:table-cell>
          <table:table-cell table:style-name="ce170" table:formula="oooc:=COUNTIF([.C6:.K6];&quot;U&quot;)+COUNTIF([.C6:.K6];&quot;UL&quot;)" office:value-type="float" office:value="1">
            <text:p>1</text:p>
          </table:table-cell>
          <table:table-cell table:style-name="ce170" table:formula="oooc:=COUNTIF([.C6:.K6];&quot;KVIT&quot;)" office:value-type="float" office:value="1">
            <text:p>1</text:p>
          </table:table-cell>
          <table:table-cell table:style-name="ce171" table:formula="oooc:=COUNTBLANK([.C6:.K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10-06">
            <text:p>6. okt 06</text:p>
          </table:table-cell>
          <table:table-cell table:style-name="ce164" table:formula="oooc:=TEXT([.A7];&quot;Ddd&quot;)" office:value-type="string" office:string-value="pet">
            <text:p>pet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20" office:value-type="string">
            <text:p>U</text:p>
          </table:table-cell>
          <table:table-cell table:style-name="ce152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14"/>
          <table:table-cell table:style-name="ce14" office:value-type="string">
            <text:p>D</text:p>
          </table:table-cell>
          <table:table-cell table:style-name="ce24" office:value-type="string">
            <text:p><text:span text:style-name="T3">52</text:span>L</text:p>
          </table:table-cell>
          <table:table-cell table:style-name="ce39" office:value-type="string">
            <text:p>MIR</text:p>
          </table:table-cell>
          <table:table-cell table:style-name="ce170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170" table:formula="oooc:=COUNTIF([.C7:.K7];&quot;51&quot;) + COUNTIF([.C7:.K7];&quot;51L&quot;)" office:value-type="float" office:value="1">
            <text:p>1</text:p>
          </table:table-cell>
          <table:table-cell table:style-name="ce170" table:formula="oooc:=COUNTIF([.C7:.K7];&quot;52&quot;) + COUNTIF([.C7:.K7];&quot;52L&quot;)" office:value-type="float" office:value="1">
            <text:p>1</text:p>
          </table:table-cell>
          <table:table-cell table:style-name="ce170" table:formula="oooc:=COUNTIF([.C7:.K7];&quot;11-19&quot;) + COUNTIF([.C7:.K7];&quot;2&quot;)" office:value-type="float" office:value="1">
            <text:p>1</text:p>
          </table:table-cell>
          <table:table-cell table:style-name="ce170" table:formula="oooc:=COUNTIF([.C7:.K7];&quot;U&quot;)+COUNTIF([.C7:.K7];&quot;UL&quot;)" office:value-type="float" office:value="1">
            <text:p>1</text:p>
          </table:table-cell>
          <table:table-cell table:style-name="ce170" table:formula="oooc:=COUNTIF([.C7:.K7];&quot;KVIT&quot;)" office:value-type="float" office:value="1">
            <text:p>1</text:p>
          </table:table-cell>
          <table:table-cell table:style-name="ce171" table:formula="oooc:=COUNTBLANK([.C7:.K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10-07">
            <text:p>7. okt 06</text:p>
          </table:table-cell>
          <table:table-cell table:style-name="ce163" table:formula="oooc:=TEXT([.A8];&quot;Ddd&quot;)" office:value-type="string" office:string-value="sob">
            <text:p>sob</text:p>
          </table:table-cell>
          <table:table-cell table:style-name="ce17" office:value-type="string">
            <text:p>D</text:p>
          </table:table-cell>
          <table:table-cell table:style-name="ce17"/>
          <table:table-cell table:style-name="ce30" office:value-type="string">
            <text:p>L</text:p>
          </table:table-cell>
          <table:table-cell table:style-name="ce23"/>
          <table:table-cell table:style-name="ce87"/>
          <table:table-cell table:style-name="ce32" table:number-columns-repeated="2"/>
          <table:table-cell table:style-name="ce23" table:number-columns-repeated="2"/>
          <table:table-cell table:style-name="ce39" office:value-type="string">
            <text:p>MŠŠ</text:p>
          </table:table-cell>
          <table:table-cell table:style-name="ce170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170" table:formula="oooc:=COUNTIF([.C8:.K8];&quot;51&quot;) + COUNTIF([.C8:.K8];&quot;51L&quot;)" office:value-type="float" office:value="0">
            <text:p>0</text:p>
          </table:table-cell>
          <table:table-cell table:style-name="ce170" table:formula="oooc:=COUNTIF([.C8:.K8];&quot;52&quot;) + COUNTIF([.C8:.K8];&quot;52L&quot;)" office:value-type="float" office:value="0">
            <text:p>0</text:p>
          </table:table-cell>
          <table:table-cell table:style-name="ce170" table:formula="oooc:=COUNTIF([.C8:.K8];&quot;11-19&quot;) + COUNTIF([.C8:.K8];&quot;2&quot;)" office:value-type="float" office:value="0">
            <text:p>0</text:p>
          </table:table-cell>
          <table:table-cell table:style-name="ce170" table:formula="oooc:=COUNTIF([.C8:.K8];&quot;U&quot;)+COUNTIF([.C8:.K8];&quot;UL&quot;)" office:value-type="float" office:value="0">
            <text:p>0</text:p>
          </table:table-cell>
          <table:table-cell table:style-name="ce170" table:formula="oooc:=COUNTIF([.C8:.K8];&quot;KVIT&quot;)" office:value-type="float" office:value="0">
            <text:p>0</text:p>
          </table:table-cell>
          <table:table-cell table:style-name="ce171" table:formula="oooc:=COUNTBLANK([.C8:.K8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10-08">
            <text:p>8. okt 06</text:p>
          </table:table-cell>
          <table:table-cell table:style-name="ce163" table:formula="oooc:=TEXT([.A9];&quot;Ddd&quot;)" office:value-type="string" office:string-value="ned">
            <text:p>ned</text:p>
          </table:table-cell>
          <table:table-cell table:style-name="ce17" office:value-type="string">
            <text:p>D</text:p>
          </table:table-cell>
          <table:table-cell table:style-name="ce13"/>
          <table:table-cell table:style-name="ce30" office:value-type="string">
            <text:p>L</text:p>
          </table:table-cell>
          <table:table-cell table:style-name="ce36" table:number-columns-repeated="4"/>
          <table:table-cell table:style-name="ce61"/>
          <table:table-cell table:style-name="ce36"/>
          <table:table-cell table:style-name="ce39" office:value-type="string">
            <text:p>MŠŠ</text:p>
          </table:table-cell>
          <table:table-cell table:style-name="ce170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170" table:formula="oooc:=COUNTIF([.C9:.K9];&quot;51&quot;) + COUNTIF([.C9:.K9];&quot;51L&quot;)" office:value-type="float" office:value="0">
            <text:p>0</text:p>
          </table:table-cell>
          <table:table-cell table:style-name="ce170" table:formula="oooc:=COUNTIF([.C9:.K9];&quot;52&quot;) + COUNTIF([.C9:.K9];&quot;52L&quot;)" office:value-type="float" office:value="0">
            <text:p>0</text:p>
          </table:table-cell>
          <table:table-cell table:style-name="ce170" table:formula="oooc:=COUNTIF([.C9:.K9];&quot;11-19&quot;) + COUNTIF([.C9:.K9];&quot;2&quot;)" office:value-type="float" office:value="0">
            <text:p>0</text:p>
          </table:table-cell>
          <table:table-cell table:style-name="ce170" table:formula="oooc:=COUNTIF([.C9:.K9];&quot;U&quot;)+COUNTIF([.C9:.K9];&quot;UL&quot;)" office:value-type="float" office:value="0">
            <text:p>0</text:p>
          </table:table-cell>
          <table:table-cell table:style-name="ce170" table:formula="oooc:=COUNTIF([.C9:.K9];&quot;KVIT&quot;)" office:value-type="float" office:value="0">
            <text:p>0</text:p>
          </table:table-cell>
          <table:table-cell table:style-name="ce171" table:formula="oooc:=COUNTBLANK([.C9:.K9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10-09">
            <text:p>9. okt 06</text:p>
          </table:table-cell>
          <table:table-cell table:style-name="ce164" table:formula="oooc:=TEXT([.A10];&quot;Ddd&quot;)" office:value-type="string" office:string-value="pon">
            <text:p>pon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24" office:value-type="string">
            <text:p><text:span text:style-name="T3">52</text:span>L</text:p>
          </table:table-cell>
          <table:table-cell table:style-name="ce20"/>
          <table:table-cell table:style-name="ce15" office:value-type="string">
            <text:p>51</text:p>
          </table:table-cell>
          <table:table-cell table:style-name="ce150" office:value-type="string">
            <text:p>KVIT</text:p>
          </table:table-cell>
          <table:table-cell table:style-name="ce39" office:value-type="string">
            <text:p>MŠŠ</text:p>
          </table:table-cell>
          <table:table-cell table:style-name="ce170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170" table:formula="oooc:=COUNTIF([.C10:.K10];&quot;51&quot;) + COUNTIF([.C10:.K10];&quot;51L&quot;)" office:value-type="float" office:value="1">
            <text:p>1</text:p>
          </table:table-cell>
          <table:table-cell table:style-name="ce170" table:formula="oooc:=COUNTIF([.C10:.K10];&quot;52&quot;) + COUNTIF([.C10:.K10];&quot;52L&quot;)" office:value-type="float" office:value="1">
            <text:p>1</text:p>
          </table:table-cell>
          <table:table-cell table:style-name="ce170" table:formula="oooc:=COUNTIF([.C10:.K10];&quot;11-19&quot;) + COUNTIF([.C10:.K10];&quot;2&quot;)" office:value-type="float" office:value="1">
            <text:p>1</text:p>
          </table:table-cell>
          <table:table-cell table:style-name="ce170" table:formula="oooc:=COUNTIF([.C10:.K10];&quot;U&quot;)+COUNTIF([.C10:.K10];&quot;UL&quot;)" office:value-type="float" office:value="1">
            <text:p>1</text:p>
          </table:table-cell>
          <table:table-cell table:style-name="ce170" table:formula="oooc:=COUNTIF([.C10:.K10];&quot;KVIT&quot;)" office:value-type="float" office:value="1">
            <text:p>1</text:p>
          </table:table-cell>
          <table:table-cell table:style-name="ce171" table:formula="oooc:=COUNTBLANK([.C10:.K1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10-10">
            <text:p>10. okt 06</text:p>
          </table:table-cell>
          <table:table-cell table:style-name="ce164" table:formula="oooc:=TEXT([.A11];&quot;Ddd&quot;)" office:value-type="string" office:string-value="tor">
            <text:p>tor</text:p>
          </table:table-cell>
          <table:table-cell table:style-name="ce150" office:value-type="string">
            <text:p>KVIT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15"/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KVIT</text:p>
          </table:table-cell>
          <table:table-cell table:style-name="ce39" office:value-type="string">
            <text:p>MŠŠ</text:p>
          </table:table-cell>
          <table:table-cell table:style-name="ce170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170" table:formula="oooc:=COUNTIF([.C11:.K11];&quot;51&quot;) + COUNTIF([.C11:.K11];&quot;51L&quot;)" office:value-type="float" office:value="1">
            <text:p>1</text:p>
          </table:table-cell>
          <table:table-cell table:style-name="ce170" table:formula="oooc:=COUNTIF([.C11:.K11];&quot;52&quot;) + COUNTIF([.C11:.K11];&quot;52L&quot;)" office:value-type="float" office:value="1">
            <text:p>1</text:p>
          </table:table-cell>
          <table:table-cell table:style-name="ce170" table:formula="oooc:=COUNTIF([.C11:.K11];&quot;11-19&quot;) + COUNTIF([.C11:.K11];&quot;2&quot;)" office:value-type="float" office:value="1">
            <text:p>1</text:p>
          </table:table-cell>
          <table:table-cell table:style-name="ce170" table:formula="oooc:=COUNTIF([.C11:.K11];&quot;U&quot;)+COUNTIF([.C11:.K11];&quot;UL&quot;)" office:value-type="float" office:value="1">
            <text:p>1</text:p>
          </table:table-cell>
          <table:table-cell table:style-name="ce170" table:formula="oooc:=COUNTIF([.C11:.K11];&quot;KVIT&quot;)" office:value-type="float" office:value="2">
            <text:p>2</text:p>
          </table:table-cell>
          <table:table-cell table:style-name="ce171" table:formula="oooc:=COUNTBLANK([.C11:.K1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10-11">
            <text:p>11. okt 06</text:p>
          </table:table-cell>
          <table:table-cell table:style-name="ce164" table:formula="oooc:=TEXT([.A12];&quot;Ddd&quot;)" office:value-type="string" office:string-value="sre">
            <text:p>sre</text:p>
          </table:table-cell>
          <table:table-cell table:style-name="ce20" office:value-type="string">
            <text:p>U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165" office:value-type="string">
            <text:p><text:span text:style-name="T1">KVIT</text:span>L</text:p>
          </table:table-cell>
          <table:table-cell table:style-name="ce14" office:value-type="string">
            <text:p>52</text:p>
          </table:table-cell>
          <table:table-cell table:style-name="ce28"/>
          <table:table-cell table:style-name="ce14" office:value-type="string">
            <text:p>X</text:p>
          </table:table-cell>
          <table:table-cell table:style-name="ce150" office:value-type="string">
            <text:p>KVIT</text:p>
          </table:table-cell>
          <table:table-cell table:style-name="ce39" office:value-type="string">
            <text:p>MŠŠ</text:p>
          </table:table-cell>
          <table:table-cell table:style-name="ce170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170" table:formula="oooc:=COUNTIF([.C12:.K12];&quot;51&quot;) + COUNTIF([.C12:.K12];&quot;51L&quot;)" office:value-type="float" office:value="1">
            <text:p>1</text:p>
          </table:table-cell>
          <table:table-cell table:style-name="ce170" table:formula="oooc:=COUNTIF([.C12:.K12];&quot;52&quot;) + COUNTIF([.C12:.K12];&quot;52L&quot;)" office:value-type="float" office:value="1">
            <text:p>1</text:p>
          </table:table-cell>
          <table:table-cell table:style-name="ce170" table:formula="oooc:=COUNTIF([.C12:.K12];&quot;11-19&quot;) + COUNTIF([.C12:.K12];&quot;2&quot;)" office:value-type="float" office:value="1">
            <text:p>1</text:p>
          </table:table-cell>
          <table:table-cell table:style-name="ce170" table:formula="oooc:=COUNTIF([.C12:.K12];&quot;U&quot;)+COUNTIF([.C12:.K12];&quot;UL&quot;)" office:value-type="float" office:value="1">
            <text:p>1</text:p>
          </table:table-cell>
          <table:table-cell table:style-name="ce170" table:formula="oooc:=COUNTIF([.C12:.K12];&quot;KVIT&quot;)" office:value-type="float" office:value="1">
            <text:p>1</text:p>
          </table:table-cell>
          <table:table-cell table:style-name="ce171" table:formula="oooc:=COUNTBLANK([.C12:.K1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10-12">
            <text:p>12. okt 06</text:p>
          </table:table-cell>
          <table:table-cell table:style-name="ce164" table:formula="oooc:=TEXT([.A13];&quot;Ddd&quot;)" office:value-type="string" office:string-value="čet">
            <text:p>čet</text:p>
          </table:table-cell>
          <table:table-cell table:style-name="ce15" office:value-type="string">
            <text:p>51</text:p>
          </table:table-cell>
          <table:table-cell table:style-name="ce20" office:value-type="string">
            <text:p>U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24" office:value-type="string">
            <text:p><text:span text:style-name="T3">52</text:span>L</text:p>
          </table:table-cell>
          <table:table-cell table:style-name="ce14"/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MŠŠ</text:p>
          </table:table-cell>
          <table:table-cell table:style-name="ce170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170" table:formula="oooc:=COUNTIF([.C13:.K13];&quot;51&quot;) + COUNTIF([.C13:.K13];&quot;51L&quot;)" office:value-type="float" office:value="1">
            <text:p>1</text:p>
          </table:table-cell>
          <table:table-cell table:style-name="ce170" table:formula="oooc:=COUNTIF([.C13:.K13];&quot;52&quot;) + COUNTIF([.C13:.K13];&quot;52L&quot;)" office:value-type="float" office:value="1">
            <text:p>1</text:p>
          </table:table-cell>
          <table:table-cell table:style-name="ce170" table:formula="oooc:=COUNTIF([.C13:.K13];&quot;11-19&quot;) + COUNTIF([.C13:.K13];&quot;2&quot;)" office:value-type="float" office:value="1">
            <text:p>1</text:p>
          </table:table-cell>
          <table:table-cell table:style-name="ce170" table:formula="oooc:=COUNTIF([.C13:.K13];&quot;U&quot;)+COUNTIF([.C13:.K13];&quot;UL&quot;)" office:value-type="float" office:value="1">
            <text:p>1</text:p>
          </table:table-cell>
          <table:table-cell table:style-name="ce170" table:formula="oooc:=COUNTIF([.C13:.K13];&quot;KVIT&quot;)" office:value-type="float" office:value="2">
            <text:p>2</text:p>
          </table:table-cell>
          <table:table-cell table:style-name="ce171" table:formula="oooc:=COUNTBLANK([.C13:.K1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10-13">
            <text:p>13. okt 06</text:p>
          </table:table-cell>
          <table:table-cell table:style-name="ce164" table:formula="oooc:=TEXT([.A14];&quot;Ddd&quot;)" office:value-type="string" office:string-value="pet">
            <text:p>pet</text:p>
          </table:table-cell>
          <table:table-cell table:style-name="ce24" office:value-type="string">
            <text:p><text:span text:style-name="T3">52</text:span>L</text:p>
          </table:table-cell>
          <table:table-cell table:style-name="ce15" office:value-type="string">
            <text:p>51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15"/>
          <table:table-cell table:style-name="ce14" office:value-type="string">
            <text:p>D</text:p>
          </table:table-cell>
          <table:table-cell table:style-name="ce20" office:value-type="string">
            <text:p>U</text:p>
          </table:table-cell>
          <table:table-cell table:style-name="ce39" office:value-type="string">
            <text:p>MŠŠ</text:p>
          </table:table-cell>
          <table:table-cell table:style-name="ce170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170" table:formula="oooc:=COUNTIF([.C14:.K14];&quot;51&quot;) + COUNTIF([.C14:.K14];&quot;51L&quot;)" office:value-type="float" office:value="1">
            <text:p>1</text:p>
          </table:table-cell>
          <table:table-cell table:style-name="ce170" table:formula="oooc:=COUNTIF([.C14:.K14];&quot;52&quot;) + COUNTIF([.C14:.K14];&quot;52L&quot;)" office:value-type="float" office:value="1">
            <text:p>1</text:p>
          </table:table-cell>
          <table:table-cell table:style-name="ce170" table:formula="oooc:=COUNTIF([.C14:.K14];&quot;11-19&quot;) + COUNTIF([.C14:.K14];&quot;2&quot;)" office:value-type="float" office:value="1">
            <text:p>1</text:p>
          </table:table-cell>
          <table:table-cell table:style-name="ce170" table:formula="oooc:=COUNTIF([.C14:.K14];&quot;U&quot;)+COUNTIF([.C14:.K14];&quot;UL&quot;)" office:value-type="float" office:value="1">
            <text:p>1</text:p>
          </table:table-cell>
          <table:table-cell table:style-name="ce170" table:formula="oooc:=COUNTIF([.C14:.K14];&quot;KVIT&quot;)" office:value-type="float" office:value="1">
            <text:p>1</text:p>
          </table:table-cell>
          <table:table-cell table:style-name="ce171" table:formula="oooc:=COUNTBLANK([.C14:.K1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10-14">
            <text:p>14. okt 06</text:p>
          </table:table-cell>
          <table:table-cell table:style-name="ce163" table:formula="oooc:=TEXT([.A15];&quot;Ddd&quot;)" office:value-type="string" office:string-value="sob">
            <text:p>sob</text:p>
          </table:table-cell>
          <table:table-cell table:style-name="ce17"/>
          <table:table-cell table:style-name="ce166"/>
          <table:table-cell table:style-name="ce23" table:number-columns-repeated="2"/>
          <table:table-cell table:style-name="ce17"/>
          <table:table-cell table:style-name="ce23"/>
          <table:table-cell table:style-name="ce87"/>
          <table:table-cell table:style-name="ce37"/>
          <table:table-cell table:style-name="ce30" office:value-type="string">
            <text:p>L</text:p>
          </table:table-cell>
          <table:table-cell table:style-name="ce39" office:value-type="string">
            <text:p>DAN</text:p>
          </table:table-cell>
          <table:table-cell table:style-name="ce170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170" table:formula="oooc:=COUNTIF([.C15:.K15];&quot;51&quot;) + COUNTIF([.C15:.K15];&quot;51L&quot;)" office:value-type="float" office:value="0">
            <text:p>0</text:p>
          </table:table-cell>
          <table:table-cell table:style-name="ce170" table:formula="oooc:=COUNTIF([.C15:.K15];&quot;52&quot;) + COUNTIF([.C15:.K15];&quot;52L&quot;)" office:value-type="float" office:value="0">
            <text:p>0</text:p>
          </table:table-cell>
          <table:table-cell table:style-name="ce170" table:formula="oooc:=COUNTIF([.C15:.K15];&quot;11-19&quot;) + COUNTIF([.C15:.K15];&quot;2&quot;)" office:value-type="float" office:value="0">
            <text:p>0</text:p>
          </table:table-cell>
          <table:table-cell table:style-name="ce170" table:formula="oooc:=COUNTIF([.C15:.K15];&quot;U&quot;)+COUNTIF([.C15:.K15];&quot;UL&quot;)" office:value-type="float" office:value="0">
            <text:p>0</text:p>
          </table:table-cell>
          <table:table-cell table:style-name="ce170" table:formula="oooc:=COUNTIF([.C15:.K15];&quot;KVIT&quot;)" office:value-type="float" office:value="0">
            <text:p>0</text:p>
          </table:table-cell>
          <table:table-cell table:style-name="ce171" table:formula="oooc:=COUNTBLANK([.C15:.K15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10-15">
            <text:p>15. okt 06</text:p>
          </table:table-cell>
          <table:table-cell table:style-name="ce163" table:formula="oooc:=TEXT([.A16];&quot;Ddd&quot;)" office:value-type="string" office:string-value="ned">
            <text:p>ned</text:p>
          </table:table-cell>
          <table:table-cell table:style-name="ce13"/>
          <table:table-cell table:style-name="ce36" table:number-columns-repeated="6"/>
          <table:table-cell table:style-name="ce61"/>
          <table:table-cell table:style-name="ce30" office:value-type="string">
            <text:p>L</text:p>
          </table:table-cell>
          <table:table-cell table:style-name="ce39" office:value-type="string">
            <text:p>DAN</text:p>
          </table:table-cell>
          <table:table-cell table:style-name="ce170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170" table:formula="oooc:=COUNTIF([.C16:.K16];&quot;51&quot;) + COUNTIF([.C16:.K16];&quot;51L&quot;)" office:value-type="float" office:value="0">
            <text:p>0</text:p>
          </table:table-cell>
          <table:table-cell table:style-name="ce170" table:formula="oooc:=COUNTIF([.C16:.K16];&quot;52&quot;) + COUNTIF([.C16:.K16];&quot;52L&quot;)" office:value-type="float" office:value="0">
            <text:p>0</text:p>
          </table:table-cell>
          <table:table-cell table:style-name="ce170" table:formula="oooc:=COUNTIF([.C16:.K16];&quot;11-19&quot;) + COUNTIF([.C16:.K16];&quot;2&quot;)" office:value-type="float" office:value="0">
            <text:p>0</text:p>
          </table:table-cell>
          <table:table-cell table:style-name="ce170" table:formula="oooc:=COUNTIF([.C16:.K16];&quot;U&quot;)+COUNTIF([.C16:.K16];&quot;UL&quot;)" office:value-type="float" office:value="0">
            <text:p>0</text:p>
          </table:table-cell>
          <table:table-cell table:style-name="ce170" table:formula="oooc:=COUNTIF([.C16:.K16];&quot;KVIT&quot;)" office:value-type="float" office:value="0">
            <text:p>0</text:p>
          </table:table-cell>
          <table:table-cell table:style-name="ce171" table:formula="oooc:=COUNTBLANK([.C16:.K16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10-16">
            <text:p>16. okt 06</text:p>
          </table:table-cell>
          <table:table-cell table:style-name="ce164" table:formula="oooc:=TEXT([.A17];&quot;Ddd&quot;)" office:value-type="string" office:string-value="pon">
            <text:p>pon</text:p>
          </table:table-cell>
          <table:table-cell table:style-name="ce150" office:value-type="string">
            <text:p>52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11-19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11-19</text:p>
          </table:table-cell>
          <table:table-cell table:style-name="ce20"/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39" office:value-type="string">
            <text:p>DAN</text:p>
          </table:table-cell>
          <table:table-cell table:style-name="ce170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170" table:formula="oooc:=COUNTIF([.C17:.K17];&quot;51&quot;) + COUNTIF([.C17:.K17];&quot;51L&quot;)" office:value-type="float" office:value="1">
            <text:p>1</text:p>
          </table:table-cell>
          <table:table-cell table:style-name="ce170" table:formula="oooc:=COUNTIF([.C17:.K17];&quot;52&quot;) + COUNTIF([.C17:.K17];&quot;52L&quot;)" office:value-type="float" office:value="1">
            <text:p>1</text:p>
          </table:table-cell>
          <table:table-cell table:style-name="ce170" table:formula="oooc:=COUNTIF([.C17:.K17];&quot;11-19&quot;) + COUNTIF([.C17:.K17];&quot;2&quot;)" office:value-type="float" office:value="2">
            <text:p>2</text:p>
          </table:table-cell>
          <table:table-cell table:style-name="ce170" table:formula="oooc:=COUNTIF([.C17:.K17];&quot;U&quot;)+COUNTIF([.C17:.K17];&quot;UL&quot;)" office:value-type="float" office:value="1">
            <text:p>1</text:p>
          </table:table-cell>
          <table:table-cell table:style-name="ce170" table:formula="oooc:=COUNTIF([.C17:.K17];&quot;KVIT&quot;)" office:value-type="float" office:value="1">
            <text:p>1</text:p>
          </table:table-cell>
          <table:table-cell table:style-name="ce171" table:formula="oooc:=COUNTBLANK([.C17:.K1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10-17">
            <text:p>17. okt 06</text:p>
          </table:table-cell>
          <table:table-cell table:style-name="ce164" table:formula="oooc:=TEXT([.A18];&quot;Ddd&quot;)" office:value-type="string" office:string-value="tor">
            <text:p>tor</text:p>
          </table:table-cell>
          <table:table-cell table:style-name="ce165" office:value-type="string">
            <text:p><text:span text:style-name="T1">51</text:span>L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5"/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DAN</text:p>
          </table:table-cell>
          <table:table-cell table:style-name="ce170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170" table:formula="oooc:=COUNTIF([.C18:.K18];&quot;51&quot;) + COUNTIF([.C18:.K18];&quot;51L&quot;)" office:value-type="float" office:value="1">
            <text:p>1</text:p>
          </table:table-cell>
          <table:table-cell table:style-name="ce170" table:formula="oooc:=COUNTIF([.C18:.K18];&quot;52&quot;) + COUNTIF([.C18:.K18];&quot;52L&quot;)" office:value-type="float" office:value="1">
            <text:p>1</text:p>
          </table:table-cell>
          <table:table-cell table:style-name="ce170" table:formula="oooc:=COUNTIF([.C18:.K18];&quot;11-19&quot;) + COUNTIF([.C18:.K18];&quot;2&quot;)" office:value-type="float" office:value="1">
            <text:p>1</text:p>
          </table:table-cell>
          <table:table-cell table:style-name="ce170" table:formula="oooc:=COUNTIF([.C18:.K18];&quot;U&quot;)+COUNTIF([.C18:.K18];&quot;UL&quot;)" office:value-type="float" office:value="1">
            <text:p>1</text:p>
          </table:table-cell>
          <table:table-cell table:style-name="ce170" table:formula="oooc:=COUNTIF([.C18:.K18];&quot;KVIT&quot;)" office:value-type="float" office:value="3">
            <text:p>3</text:p>
          </table:table-cell>
          <table:table-cell table:style-name="ce171" table:formula="oooc:=COUNTBLANK([.C18:.K1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10-18">
            <text:p>18. okt 06</text:p>
          </table:table-cell>
          <table:table-cell table:style-name="ce164" table:formula="oooc:=TEXT([.A19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52" office:value-type="string">
            <text:p>U</text:p>
          </table:table-cell>
          <table:table-cell table:style-name="ce14" office:value-type="string">
            <text:p>D</text:p>
          </table:table-cell>
          <table:table-cell table:style-name="ce165" office:value-type="string">
            <text:p><text:span text:style-name="T1">KVIT</text:span>L</text:p>
          </table:table-cell>
          <table:table-cell table:style-name="ce28"/>
          <table:table-cell table:style-name="ce15" office:value-type="string">
            <text:p>51</text:p>
          </table:table-cell>
          <table:table-cell table:style-name="ce14" office:value-type="string">
            <text:p>52</text:p>
          </table:table-cell>
          <table:table-cell table:style-name="ce39" office:value-type="string">
            <text:p>DAN</text:p>
          </table:table-cell>
          <table:table-cell table:style-name="ce170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170" table:formula="oooc:=COUNTIF([.C19:.K19];&quot;51&quot;) + COUNTIF([.C19:.K19];&quot;51L&quot;)" office:value-type="float" office:value="1">
            <text:p>1</text:p>
          </table:table-cell>
          <table:table-cell table:style-name="ce170" table:formula="oooc:=COUNTIF([.C19:.K19];&quot;52&quot;) + COUNTIF([.C19:.K19];&quot;52L&quot;)" office:value-type="float" office:value="1">
            <text:p>1</text:p>
          </table:table-cell>
          <table:table-cell table:style-name="ce170" table:formula="oooc:=COUNTIF([.C19:.K19];&quot;11-19&quot;) + COUNTIF([.C19:.K19];&quot;2&quot;)" office:value-type="float" office:value="1">
            <text:p>1</text:p>
          </table:table-cell>
          <table:table-cell table:style-name="ce170" table:formula="oooc:=COUNTIF([.C19:.K19];&quot;U&quot;)+COUNTIF([.C19:.K19];&quot;UL&quot;)" office:value-type="float" office:value="1">
            <text:p>1</text:p>
          </table:table-cell>
          <table:table-cell table:style-name="ce170" table:formula="oooc:=COUNTIF([.C19:.K19];&quot;KVIT&quot;)" office:value-type="float" office:value="0">
            <text:p>0</text:p>
          </table:table-cell>
          <table:table-cell table:style-name="ce171" table:formula="oooc:=COUNTBLANK([.C19:.K1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10-19">
            <text:p>19. okt 06</text:p>
          </table:table-cell>
          <table:table-cell table:style-name="ce164" table:formula="oooc:=TEXT([.A20];&quot;Ddd&quot;)" office:value-type="string" office:string-value="čet">
            <text:p>čet</text:p>
          </table:table-cell>
          <table:table-cell table:style-name="ce165" office:value-type="string">
            <text:p><text:span text:style-name="T1">51</text:span>L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4" office:value-type="string">
            <text:p>KVIT</text:p>
          </table:table-cell>
          <table:table-cell table:style-name="ce20" office:value-type="string">
            <text:p>U</text:p>
          </table:table-cell>
          <table:table-cell table:style-name="ce39" office:value-type="string">
            <text:p>DAN</text:p>
          </table:table-cell>
          <table:table-cell table:style-name="ce170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170" table:formula="oooc:=COUNTIF([.C20:.K20];&quot;51&quot;) + COUNTIF([.C20:.K20];&quot;51L&quot;)" office:value-type="float" office:value="1">
            <text:p>1</text:p>
          </table:table-cell>
          <table:table-cell table:style-name="ce170" table:formula="oooc:=COUNTIF([.C20:.K20];&quot;52&quot;) + COUNTIF([.C20:.K20];&quot;52L&quot;)" office:value-type="float" office:value="1">
            <text:p>1</text:p>
          </table:table-cell>
          <table:table-cell table:style-name="ce170" table:formula="oooc:=COUNTIF([.C20:.K20];&quot;11-19&quot;) + COUNTIF([.C20:.K20];&quot;2&quot;)" office:value-type="float" office:value="1">
            <text:p>1</text:p>
          </table:table-cell>
          <table:table-cell table:style-name="ce170" table:formula="oooc:=COUNTIF([.C20:.K20];&quot;U&quot;)+COUNTIF([.C20:.K20];&quot;UL&quot;)" office:value-type="float" office:value="1">
            <text:p>1</text:p>
          </table:table-cell>
          <table:table-cell table:style-name="ce170" table:formula="oooc:=COUNTIF([.C20:.K20];&quot;KVIT&quot;)" office:value-type="float" office:value="3">
            <text:p>3</text:p>
          </table:table-cell>
          <table:table-cell table:style-name="ce171" table:formula="oooc:=COUNTBLANK([.C20:.K2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10-20">
            <text:p>20. okt 06</text:p>
          </table:table-cell>
          <table:table-cell table:style-name="ce164" table:formula="oooc:=TEXT([.A21];&quot;Ddd&quot;)" office:value-type="string" office:string-value="pet">
            <text:p>pet</text:p>
          </table:table-cell>
          <table:table-cell table:style-name="ce14" office:value-type="string">
            <text:p>X</text:p>
          </table:table-cell>
          <table:table-cell table:style-name="ce24" office:value-type="string">
            <text:p><text:span text:style-name="T3">51</text:span>L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SD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5"/>
          <table:table-cell table:style-name="ce105" office:value-type="string">
            <text:p>2</text:p>
          </table:table-cell>
          <table:table-cell table:style-name="ce14" office:value-type="string">
            <text:p>SD</text:p>
          </table:table-cell>
          <table:table-cell table:style-name="ce39" office:value-type="string">
            <text:p>DAN</text:p>
          </table:table-cell>
          <table:table-cell table:style-name="ce170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170" table:formula="oooc:=COUNTIF([.C21:.K21];&quot;51&quot;) + COUNTIF([.C21:.K21];&quot;51L&quot;)" office:value-type="float" office:value="1">
            <text:p>1</text:p>
          </table:table-cell>
          <table:table-cell table:style-name="ce170" table:formula="oooc:=COUNTIF([.C21:.K21];&quot;52&quot;) + COUNTIF([.C21:.K21];&quot;52L&quot;)" office:value-type="float" office:value="0">
            <text:p>0</text:p>
          </table:table-cell>
          <table:table-cell table:style-name="ce170" table:formula="oooc:=COUNTIF([.C21:.K21];&quot;11-19&quot;) + COUNTIF([.C21:.K21];&quot;2&quot;)" office:value-type="float" office:value="1">
            <text:p>1</text:p>
          </table:table-cell>
          <table:table-cell table:style-name="ce170" table:formula="oooc:=COUNTIF([.C21:.K21];&quot;U&quot;)+COUNTIF([.C21:.K21];&quot;UL&quot;)" office:value-type="float" office:value="1">
            <text:p>1</text:p>
          </table:table-cell>
          <table:table-cell table:style-name="ce170" table:formula="oooc:=COUNTIF([.C21:.K21];&quot;KVIT&quot;)" office:value-type="float" office:value="1">
            <text:p>1</text:p>
          </table:table-cell>
          <table:table-cell table:style-name="ce171" table:formula="oooc:=COUNTBLANK([.C21:.K2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10-21">
            <text:p>21. okt 06</text:p>
          </table:table-cell>
          <table:table-cell table:style-name="ce163" table:formula="oooc:=TEXT([.A22];&quot;Ddd&quot;)" office:value-type="string" office:string-value="sob">
            <text:p>sob</text:p>
          </table:table-cell>
          <table:table-cell table:style-name="ce23" table:number-columns-repeated="5"/>
          <table:table-cell table:style-name="ce87"/>
          <table:table-cell table:style-name="ce32"/>
          <table:table-cell table:style-name="ce30" office:value-type="string">
            <text:p>L</text:p>
          </table:table-cell>
          <table:table-cell table:style-name="ce17"/>
          <table:table-cell table:style-name="ce39" office:value-type="string">
            <text:p>ŠOŠ</text:p>
          </table:table-cell>
          <table:table-cell table:style-name="ce170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170" table:formula="oooc:=COUNTIF([.C22:.K22];&quot;51&quot;) + COUNTIF([.C22:.K22];&quot;51L&quot;)" office:value-type="float" office:value="0">
            <text:p>0</text:p>
          </table:table-cell>
          <table:table-cell table:style-name="ce170" table:formula="oooc:=COUNTIF([.C22:.K22];&quot;52&quot;) + COUNTIF([.C22:.K22];&quot;52L&quot;)" office:value-type="float" office:value="0">
            <text:p>0</text:p>
          </table:table-cell>
          <table:table-cell table:style-name="ce170" table:formula="oooc:=COUNTIF([.C22:.K22];&quot;11-19&quot;) + COUNTIF([.C22:.K22];&quot;2&quot;)" office:value-type="float" office:value="0">
            <text:p>0</text:p>
          </table:table-cell>
          <table:table-cell table:style-name="ce170" table:formula="oooc:=COUNTIF([.C22:.K22];&quot;U&quot;)+COUNTIF([.C22:.K22];&quot;UL&quot;)" office:value-type="float" office:value="0">
            <text:p>0</text:p>
          </table:table-cell>
          <table:table-cell table:style-name="ce170" table:formula="oooc:=COUNTIF([.C22:.K22];&quot;KVIT&quot;)" office:value-type="float" office:value="0">
            <text:p>0</text:p>
          </table:table-cell>
          <table:table-cell table:style-name="ce171" table:formula="oooc:=COUNTBLANK([.C22:.K22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10-22">
            <text:p>22. okt 06</text:p>
          </table:table-cell>
          <table:table-cell table:style-name="ce163" table:formula="oooc:=TEXT([.A23];&quot;Ddd&quot;)" office:value-type="string" office:string-value="ned">
            <text:p>ned</text:p>
          </table:table-cell>
          <table:table-cell table:style-name="ce36" table:number-columns-repeated="7"/>
          <table:table-cell table:style-name="ce30" office:value-type="string">
            <text:p>L</text:p>
          </table:table-cell>
          <table:table-cell table:style-name="ce13"/>
          <table:table-cell table:style-name="ce39" office:value-type="string">
            <text:p>ŠOŠ</text:p>
          </table:table-cell>
          <table:table-cell table:style-name="ce170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170" table:formula="oooc:=COUNTIF([.C23:.K23];&quot;51&quot;) + COUNTIF([.C23:.K23];&quot;51L&quot;)" office:value-type="float" office:value="0">
            <text:p>0</text:p>
          </table:table-cell>
          <table:table-cell table:style-name="ce170" table:formula="oooc:=COUNTIF([.C23:.K23];&quot;52&quot;) + COUNTIF([.C23:.K23];&quot;52L&quot;)" office:value-type="float" office:value="0">
            <text:p>0</text:p>
          </table:table-cell>
          <table:table-cell table:style-name="ce170" table:formula="oooc:=COUNTIF([.C23:.K23];&quot;11-19&quot;) + COUNTIF([.C23:.K23];&quot;2&quot;)" office:value-type="float" office:value="0">
            <text:p>0</text:p>
          </table:table-cell>
          <table:table-cell table:style-name="ce170" table:formula="oooc:=COUNTIF([.C23:.K23];&quot;U&quot;)+COUNTIF([.C23:.K23];&quot;UL&quot;)" office:value-type="float" office:value="0">
            <text:p>0</text:p>
          </table:table-cell>
          <table:table-cell table:style-name="ce170" table:formula="oooc:=COUNTIF([.C23:.K23];&quot;KVIT&quot;)" office:value-type="float" office:value="0">
            <text:p>0</text:p>
          </table:table-cell>
          <table:table-cell table:style-name="ce171" table:formula="oooc:=COUNTBLANK([.C23:.K23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10-23">
            <text:p>23. okt 06</text:p>
          </table:table-cell>
          <table:table-cell table:style-name="ce164" table:formula="oooc:=TEXT([.A24];&quot;Ddd&quot;)" office:value-type="string" office:string-value="pon">
            <text:p>pon</text:p>
          </table:table-cell>
          <table:table-cell table:style-name="ce152" office:value-type="string">
            <text:p>51</text:p>
          </table:table-cell>
          <table:table-cell table:style-name="ce165" office:value-type="string">
            <text:p><text:span text:style-name="T1">KVIT</text:span>L</text:p>
          </table:table-cell>
          <table:table-cell table:style-name="ce105" office:value-type="string">
            <text:p>2</text:p>
          </table:table-cell>
          <table:table-cell table:style-name="ce14" office:value-type="string">
            <text:p>SD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D</text:p>
          </table:table-cell>
          <table:table-cell table:style-name="ce20"/>
          <table:table-cell table:style-name="ce14" office:value-type="string">
            <text:p>X</text:p>
          </table:table-cell>
          <table:table-cell table:style-name="ce14" office:value-type="string">
            <text:p>SD</text:p>
          </table:table-cell>
          <table:table-cell table:style-name="ce39" office:value-type="string">
            <text:p>KOS</text:p>
          </table:table-cell>
          <table:table-cell table:style-name="ce170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170" table:formula="oooc:=COUNTIF([.C24:.K24];&quot;51&quot;) + COUNTIF([.C24:.K24];&quot;51L&quot;)" office:value-type="float" office:value="1">
            <text:p>1</text:p>
          </table:table-cell>
          <table:table-cell table:style-name="ce170" table:formula="oooc:=COUNTIF([.C24:.K24];&quot;52&quot;) + COUNTIF([.C24:.K24];&quot;52L&quot;)" office:value-type="float" office:value="0">
            <text:p>0</text:p>
          </table:table-cell>
          <table:table-cell table:style-name="ce170" table:formula="oooc:=COUNTIF([.C24:.K24];&quot;11-19&quot;) + COUNTIF([.C24:.K24];&quot;2&quot;)" office:value-type="float" office:value="1">
            <text:p>1</text:p>
          </table:table-cell>
          <table:table-cell table:style-name="ce170" table:formula="oooc:=COUNTIF([.C24:.K24];&quot;U&quot;)+COUNTIF([.C24:.K24];&quot;UL&quot;)" office:value-type="float" office:value="1">
            <text:p>1</text:p>
          </table:table-cell>
          <table:table-cell table:style-name="ce170" table:formula="oooc:=COUNTIF([.C24:.K24];&quot;KVIT&quot;)" office:value-type="float" office:value="0">
            <text:p>0</text:p>
          </table:table-cell>
          <table:table-cell table:style-name="ce171" table:formula="oooc:=COUNTBLANK([.C24:.K2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10-24">
            <text:p>24. okt 06</text:p>
          </table:table-cell>
          <table:table-cell table:style-name="ce164" table:formula="oooc:=TEXT([.A25];&quot;Ddd&quot;)" office:value-type="string" office:string-value="tor">
            <text:p>tor</text:p>
          </table:table-cell>
          <table:table-cell table:style-name="ce165" office:value-type="string">
            <text:p><text:span text:style-name="T1">U</text:span>L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150" office:value-type="string">
            <text:p>KVIT</text:p>
          </table:table-cell>
          <table:table-cell table:style-name="ce15" office:value-type="string">
            <text:p>51</text:p>
          </table:table-cell>
          <table:table-cell table:style-name="ce15"/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39" office:value-type="string">
            <text:p>ŠOŠ</text:p>
          </table:table-cell>
          <table:table-cell table:style-name="ce170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170" table:formula="oooc:=COUNTIF([.C25:.K25];&quot;51&quot;) + COUNTIF([.C25:.K25];&quot;51L&quot;)" office:value-type="float" office:value="1">
            <text:p>1</text:p>
          </table:table-cell>
          <table:table-cell table:style-name="ce170" table:formula="oooc:=COUNTIF([.C25:.K25];&quot;52&quot;) + COUNTIF([.C25:.K25];&quot;52L&quot;)" office:value-type="float" office:value="1">
            <text:p>1</text:p>
          </table:table-cell>
          <table:table-cell table:style-name="ce170" table:formula="oooc:=COUNTIF([.C25:.K25];&quot;11-19&quot;) + COUNTIF([.C25:.K25];&quot;2&quot;)" office:value-type="float" office:value="1">
            <text:p>1</text:p>
          </table:table-cell>
          <table:table-cell table:style-name="ce170" table:formula="oooc:=COUNTIF([.C25:.K25];&quot;U&quot;)+COUNTIF([.C25:.K25];&quot;UL&quot;)" office:value-type="float" office:value="1">
            <text:p>1</text:p>
          </table:table-cell>
          <table:table-cell table:style-name="ce170" table:formula="oooc:=COUNTIF([.C25:.K25];&quot;KVIT&quot;)" office:value-type="float" office:value="2">
            <text:p>2</text:p>
          </table:table-cell>
          <table:table-cell table:style-name="ce171" table:formula="oooc:=COUNTBLANK([.C25:.K2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10-25">
            <text:p>25. okt 06</text:p>
          </table:table-cell>
          <table:table-cell table:style-name="ce164" table:formula="oooc:=TEXT([.A26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165" office:value-type="string">
            <text:p><text:span text:style-name="T1">KVIT</text:span>L</text:p>
          </table:table-cell>
          <table:table-cell table:style-name="ce15" office:value-type="string">
            <text:p>51</text:p>
          </table:table-cell>
          <table:table-cell table:style-name="ce28"/>
          <table:table-cell table:style-name="ce20" office:value-type="string">
            <text:p>U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PIN</text:p>
          </table:table-cell>
          <table:table-cell table:style-name="ce170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170" table:formula="oooc:=COUNTIF([.C26:.K26];&quot;51&quot;) + COUNTIF([.C26:.K26];&quot;51L&quot;)" office:value-type="float" office:value="1">
            <text:p>1</text:p>
          </table:table-cell>
          <table:table-cell table:style-name="ce170" table:formula="oooc:=COUNTIF([.C26:.K26];&quot;52&quot;) + COUNTIF([.C26:.K26];&quot;52L&quot;)" office:value-type="float" office:value="1">
            <text:p>1</text:p>
          </table:table-cell>
          <table:table-cell table:style-name="ce170" table:formula="oooc:=COUNTIF([.C26:.K26];&quot;11-19&quot;) + COUNTIF([.C26:.K26];&quot;2&quot;)" office:value-type="float" office:value="1">
            <text:p>1</text:p>
          </table:table-cell>
          <table:table-cell table:style-name="ce170" table:formula="oooc:=COUNTIF([.C26:.K26];&quot;U&quot;)+COUNTIF([.C26:.K26];&quot;UL&quot;)" office:value-type="float" office:value="1">
            <text:p>1</text:p>
          </table:table-cell>
          <table:table-cell table:style-name="ce170" table:formula="oooc:=COUNTIF([.C26:.K26];&quot;KVIT&quot;)" office:value-type="float" office:value="1">
            <text:p>1</text:p>
          </table:table-cell>
          <table:table-cell table:style-name="ce171" table:formula="oooc:=COUNTBLANK([.C26:.K2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10-26">
            <text:p>26. okt 06</text:p>
          </table:table-cell>
          <table:table-cell table:style-name="ce164" table:formula="oooc:=TEXT([.A27];&quot;Ddd&quot;)" office:value-type="string" office:string-value="čet">
            <text:p>čet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150" office:value-type="string">
            <text:p>52</text:p>
          </table:table-cell>
          <table:table-cell table:style-name="ce14" office:value-type="string">
            <text:p>X</text:p>
          </table:table-cell>
          <table:table-cell table:style-name="ce165" office:value-type="string">
            <text:p><text:span text:style-name="T1">KVIT</text:span>L</text:p>
          </table:table-cell>
          <table:table-cell table:style-name="ce14"/>
          <table:table-cell table:style-name="ce15" office:value-type="string">
            <text:p>51</text:p>
          </table:table-cell>
          <table:table-cell table:style-name="ce20" office:value-type="string">
            <text:p>U</text:p>
          </table:table-cell>
          <table:table-cell table:style-name="ce39" office:value-type="string">
            <text:p>ŠOŠ</text:p>
          </table:table-cell>
          <table:table-cell table:style-name="ce170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170" table:formula="oooc:=COUNTIF([.C27:.K27];&quot;51&quot;) + COUNTIF([.C27:.K27];&quot;51L&quot;)" office:value-type="float" office:value="1">
            <text:p>1</text:p>
          </table:table-cell>
          <table:table-cell table:style-name="ce170" table:formula="oooc:=COUNTIF([.C27:.K27];&quot;52&quot;) + COUNTIF([.C27:.K27];&quot;52L&quot;)" office:value-type="float" office:value="1">
            <text:p>1</text:p>
          </table:table-cell>
          <table:table-cell table:style-name="ce170" table:formula="oooc:=COUNTIF([.C27:.K27];&quot;11-19&quot;) + COUNTIF([.C27:.K27];&quot;2&quot;)" office:value-type="float" office:value="1">
            <text:p>1</text:p>
          </table:table-cell>
          <table:table-cell table:style-name="ce170" table:formula="oooc:=COUNTIF([.C27:.K27];&quot;U&quot;)+COUNTIF([.C27:.K27];&quot;UL&quot;)" office:value-type="float" office:value="1">
            <text:p>1</text:p>
          </table:table-cell>
          <table:table-cell table:style-name="ce170" table:formula="oooc:=COUNTIF([.C27:.K27];&quot;KVIT&quot;)" office:value-type="float" office:value="0">
            <text:p>0</text:p>
          </table:table-cell>
          <table:table-cell table:style-name="ce171" table:formula="oooc:=COUNTBLANK([.C27:.K2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10-27">
            <text:p>27. okt 06</text:p>
          </table:table-cell>
          <table:table-cell table:style-name="ce164" table:formula="oooc:=TEXT([.A28];&quot;Ddd&quot;)" office:value-type="string" office:string-value="pet">
            <text:p>pet</text:p>
          </table:table-cell>
          <table:table-cell table:style-name="ce14" office:value-type="string">
            <text:p>D</text:p>
          </table:table-cell>
          <table:table-cell table:style-name="ce150" office:value-type="string">
            <text:p>KVIT</text:p>
          </table:table-cell>
          <table:table-cell table:style-name="ce165" office:value-type="string">
            <text:p><text:span text:style-name="T1">51</text:span>L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15"/>
          <table:table-cell table:style-name="ce14" office:value-type="string">
            <text:p>D</text:p>
          </table:table-cell>
          <table:table-cell table:style-name="ce20" office:value-type="string">
            <text:p>U</text:p>
          </table:table-cell>
          <table:table-cell table:style-name="ce39" office:value-type="string">
            <text:p>ŠOŠ</text:p>
          </table:table-cell>
          <table:table-cell table:style-name="ce170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170" table:formula="oooc:=COUNTIF([.C28:.K28];&quot;51&quot;) + COUNTIF([.C28:.K28];&quot;51L&quot;)" office:value-type="float" office:value="1">
            <text:p>1</text:p>
          </table:table-cell>
          <table:table-cell table:style-name="ce170" table:formula="oooc:=COUNTIF([.C28:.K28];&quot;52&quot;) + COUNTIF([.C28:.K28];&quot;52L&quot;)" office:value-type="float" office:value="1">
            <text:p>1</text:p>
          </table:table-cell>
          <table:table-cell table:style-name="ce170" table:formula="oooc:=COUNTIF([.C28:.K28];&quot;11-19&quot;) + COUNTIF([.C28:.K28];&quot;2&quot;)" office:value-type="float" office:value="1">
            <text:p>1</text:p>
          </table:table-cell>
          <table:table-cell table:style-name="ce170" table:formula="oooc:=COUNTIF([.C28:.K28];&quot;U&quot;)+COUNTIF([.C28:.K28];&quot;UL&quot;)" office:value-type="float" office:value="1">
            <text:p>1</text:p>
          </table:table-cell>
          <table:table-cell table:style-name="ce170" table:formula="oooc:=COUNTIF([.C28:.K28];&quot;KVIT&quot;)" office:value-type="float" office:value="1">
            <text:p>1</text:p>
          </table:table-cell>
          <table:table-cell table:style-name="ce171" table:formula="oooc:=COUNTBLANK([.C28:.K2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10-28">
            <text:p>28. okt 06</text:p>
          </table:table-cell>
          <table:table-cell table:style-name="ce163" table:formula="oooc:=TEXT([.A29];&quot;Ddd&quot;)" office:value-type="string" office:string-value="sob">
            <text:p>sob</text:p>
          </table:table-cell>
          <table:table-cell table:style-name="ce17"/>
          <table:table-cell table:style-name="ce30" office:value-type="string">
            <text:p>L</text:p>
          </table:table-cell>
          <table:table-cell table:style-name="ce17"/>
          <table:table-cell table:style-name="ce23"/>
          <table:table-cell table:style-name="ce151"/>
          <table:table-cell table:style-name="ce17"/>
          <table:table-cell table:style-name="ce23" table:number-columns-repeated="2"/>
          <table:table-cell table:style-name="ce87"/>
          <table:table-cell table:style-name="ce39" office:value-type="string">
            <text:p>KOS</text:p>
          </table:table-cell>
          <table:table-cell table:style-name="ce170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170" table:formula="oooc:=COUNTIF([.C29:.K29];&quot;51&quot;) + COUNTIF([.C29:.K29];&quot;51L&quot;)" office:value-type="float" office:value="0">
            <text:p>0</text:p>
          </table:table-cell>
          <table:table-cell table:style-name="ce170" table:formula="oooc:=COUNTIF([.C29:.K29];&quot;52&quot;) + COUNTIF([.C29:.K29];&quot;52L&quot;)" office:value-type="float" office:value="0">
            <text:p>0</text:p>
          </table:table-cell>
          <table:table-cell table:style-name="ce170" table:formula="oooc:=COUNTIF([.C29:.K29];&quot;11-19&quot;) + COUNTIF([.C29:.K29];&quot;2&quot;)" office:value-type="float" office:value="0">
            <text:p>0</text:p>
          </table:table-cell>
          <table:table-cell table:style-name="ce170" table:formula="oooc:=COUNTIF([.C29:.K29];&quot;U&quot;)+COUNTIF([.C29:.K29];&quot;UL&quot;)" office:value-type="float" office:value="0">
            <text:p>0</text:p>
          </table:table-cell>
          <table:table-cell table:style-name="ce170" table:formula="oooc:=COUNTIF([.C29:.K29];&quot;KVIT&quot;)" office:value-type="float" office:value="0">
            <text:p>0</text:p>
          </table:table-cell>
          <table:table-cell table:style-name="ce171" table:formula="oooc:=COUNTBLANK([.C29:.K29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10-29">
            <text:p>29. okt 06</text:p>
          </table:table-cell>
          <table:table-cell table:style-name="ce163" table:formula="oooc:=TEXT([.A30];&quot;Ddd&quot;)" office:value-type="string" office:string-value="ned">
            <text:p>ned</text:p>
          </table:table-cell>
          <table:table-cell table:style-name="ce36"/>
          <table:table-cell table:style-name="ce30" office:value-type="string">
            <text:p>L</text:p>
          </table:table-cell>
          <table:table-cell table:style-name="ce13"/>
          <table:table-cell table:style-name="ce36"/>
          <table:table-cell table:style-name="ce61" table:number-columns-repeated="2"/>
          <table:table-cell table:style-name="ce36" table:number-columns-repeated="3"/>
          <table:table-cell table:style-name="ce39" office:value-type="string">
            <text:p>KOS</text:p>
          </table:table-cell>
          <table:table-cell table:style-name="ce170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170" table:formula="oooc:=COUNTIF([.C30:.K30];&quot;51&quot;) + COUNTIF([.C30:.K30];&quot;51L&quot;)" office:value-type="float" office:value="0">
            <text:p>0</text:p>
          </table:table-cell>
          <table:table-cell table:style-name="ce170" table:formula="oooc:=COUNTIF([.C30:.K30];&quot;52&quot;) + COUNTIF([.C30:.K30];&quot;52L&quot;)" office:value-type="float" office:value="0">
            <text:p>0</text:p>
          </table:table-cell>
          <table:table-cell table:style-name="ce170" table:formula="oooc:=COUNTIF([.C30:.K30];&quot;11-19&quot;) + COUNTIF([.C30:.K30];&quot;2&quot;)" office:value-type="float" office:value="0">
            <text:p>0</text:p>
          </table:table-cell>
          <table:table-cell table:style-name="ce170" table:formula="oooc:=COUNTIF([.C30:.K30];&quot;U&quot;)+COUNTIF([.C30:.K30];&quot;UL&quot;)" office:value-type="float" office:value="0">
            <text:p>0</text:p>
          </table:table-cell>
          <table:table-cell table:style-name="ce170" table:formula="oooc:=COUNTIF([.C30:.K30];&quot;KVIT&quot;)" office:value-type="float" office:value="0">
            <text:p>0</text:p>
          </table:table-cell>
          <table:table-cell table:style-name="ce171" table:formula="oooc:=COUNTBLANK([.C30:.K30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54" office:value-type="date" office:date-value="2006-10-30">
            <text:p>30. okt 06</text:p>
          </table:table-cell>
          <table:table-cell table:style-name="ce164" table:formula="oooc:=TEXT([.A31];&quot;Ddd&quot;)" office:value-type="string" office:string-value="pon">
            <text:p>pon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15" office:value-type="string">
            <text:p>51</text:p>
          </table:table-cell>
          <table:table-cell table:number-columns-repeated="2" table:style-name="ce14" office:value-type="string">
            <text:p>D</text:p>
          </table:table-cell>
          <table:table-cell table:style-name="ce20"/>
          <table:table-cell table:style-name="ce24" office:value-type="string">
            <text:p><text:span text:style-name="T3">52</text:span>L</text:p>
          </table:table-cell>
          <table:table-cell table:style-name="ce20" office:value-type="string">
            <text:p>U</text:p>
          </table:table-cell>
          <table:table-cell table:style-name="ce39" office:value-type="string">
            <text:p>KOS</text:p>
          </table:table-cell>
          <table:table-cell table:style-name="ce170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170" table:formula="oooc:=COUNTIF([.C31:.K31];&quot;51&quot;) + COUNTIF([.C31:.K31];&quot;51L&quot;)" office:value-type="float" office:value="1">
            <text:p>1</text:p>
          </table:table-cell>
          <table:table-cell table:style-name="ce170" table:formula="oooc:=COUNTIF([.C31:.K31];&quot;52&quot;) + COUNTIF([.C31:.K31];&quot;52L&quot;)" office:value-type="float" office:value="1">
            <text:p>1</text:p>
          </table:table-cell>
          <table:table-cell table:style-name="ce170" table:formula="oooc:=COUNTIF([.C31:.K31];&quot;11-19&quot;) + COUNTIF([.C31:.K31];&quot;2&quot;)" office:value-type="float" office:value="1">
            <text:p>1</text:p>
          </table:table-cell>
          <table:table-cell table:style-name="ce170" table:formula="oooc:=COUNTIF([.C31:.K31];&quot;U&quot;)+COUNTIF([.C31:.K31];&quot;UL&quot;)" office:value-type="float" office:value="1">
            <text:p>1</text:p>
          </table:table-cell>
          <table:table-cell table:style-name="ce170" table:formula="oooc:=COUNTIF([.C31:.K31];&quot;KVIT&quot;)" office:value-type="float" office:value="1">
            <text:p>1</text:p>
          </table:table-cell>
          <table:table-cell table:style-name="ce171" table:formula="oooc:=COUNTBLANK([.C31:.K3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55" office:value-type="date" office:date-value="2006-10-31">
            <text:p>31. okt 06</text:p>
          </table:table-cell>
          <table:table-cell table:style-name="ce163" table:formula="oooc:=TEXT([.A32];&quot;Ddd&quot;)" office:value-type="string" office:string-value="tor">
            <text:p>tor</text:p>
          </table:table-cell>
          <table:table-cell table:style-name="ce36"/>
          <table:table-cell table:style-name="ce30" office:value-type="string">
            <text:p>L</text:p>
          </table:table-cell>
          <table:table-cell table:style-name="ce36" table:number-columns-repeated="7"/>
          <table:table-cell table:style-name="ce39" office:value-type="string">
            <text:p>KOS</text:p>
          </table:table-cell>
          <table:table-cell table:style-name="ce170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1">
            <text:p>1</text:p>
          </table:table-cell>
          <table:table-cell table:style-name="ce170" table:formula="oooc:=COUNTIF([.C32:.K32];&quot;51&quot;) + COUNTIF([.C32:.K32];&quot;51L&quot;)" office:value-type="float" office:value="0">
            <text:p>0</text:p>
          </table:table-cell>
          <table:table-cell table:style-name="ce170" table:formula="oooc:=COUNTIF([.C32:.K32];&quot;52&quot;) + COUNTIF([.C32:.K32];&quot;52L&quot;)" office:value-type="float" office:value="0">
            <text:p>0</text:p>
          </table:table-cell>
          <table:table-cell table:style-name="ce170" table:formula="oooc:=COUNTIF([.C32:.K32];&quot;11-19&quot;) + COUNTIF([.C32:.K32];&quot;2&quot;)" office:value-type="float" office:value="0">
            <text:p>0</text:p>
          </table:table-cell>
          <table:table-cell table:style-name="ce170" table:formula="oooc:=COUNTIF([.C32:.K32];&quot;U&quot;)+COUNTIF([.C32:.K32];&quot;UL&quot;)" office:value-type="float" office:value="0">
            <text:p>0</text:p>
          </table:table-cell>
          <table:table-cell table:style-name="ce170" table:formula="oooc:=COUNTIF([.C32:.K32];&quot;KVIT&quot;)" office:value-type="float" office:value="0">
            <text:p>0</text:p>
          </table:table-cell>
          <table:table-cell table:style-name="ce171" table:formula="oooc:=COUNTBLANK([.C32:.K32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4" table:number-columns-repeated="12"/>
          <table:table-cell table:style-name="ce43" table:number-columns-repeated="6"/>
          <table:table-cell table:style-name="ce172"/>
          <table:table-cell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+COUNTIF([.C2:.C32];&quot;kvitL&quot;)+COUNTIF([.C2:.C32];&quot;UL&quot;)" office:value-type="float" office:value="5">
            <text:p>5</text:p>
          </table:table-cell>
          <table:table-cell table:style-name="ce4" table:formula="oooc:=COUNTIF([.D2:.D32];&quot;L&quot;)+COUNTIF([.D2:.D32];&quot;51L&quot;)+COUNTIF([.D2:.D32];&quot;52L&quot;)+COUNTIF([.D2:.D32];&quot;1L&quot;)+COUNTIF([.D2:.D32];&quot;kvitL&quot;)+COUNTIF([.D2:.D32];&quot;UL&quot;)" office:value-type="float" office:value="6">
            <text:p>6</text:p>
          </table:table-cell>
          <table:table-cell table:style-name="ce4" table:formula="oooc:=COUNTIF([.E2:.E32];&quot;L&quot;)+COUNTIF([.E2:.E32];&quot;51L&quot;)+COUNTIF([.E2:.E32];&quot;52L&quot;)+COUNTIF([.E2:.E32];&quot;1L&quot;)+COUNTIF([.E2:.E32];&quot;kvitL&quot;)+COUNTIF([.E2:.E32];&quot;UL&quot;)" office:value-type="float" office:value="5">
            <text:p>5</text:p>
          </table:table-cell>
          <table:table-cell table:style-name="ce4" table:formula="oooc:=COUNTIF([.F2:.F32];&quot;L&quot;)+COUNTIF([.F2:.F32];&quot;51L&quot;)+COUNTIF([.F2:.F32];&quot;52L&quot;)+COUNTIF([.F2:.F32];&quot;1L&quot;)+COUNTIF([.F2:.F32];&quot;kvitL&quot;)+COUNTIF([.F2:.F32];&quot;UL&quot;)" office:value-type="float" office:value="0">
            <text:p>0</text:p>
          </table:table-cell>
          <table:table-cell table:style-name="ce4" table:formula="oooc:=COUNTIF([.G2:.G32];&quot;L&quot;)+COUNTIF([.G2:.G32];&quot;51L&quot;)+COUNTIF([.G2:.G32];&quot;52L&quot;)+COUNTIF([.G2:.G32];&quot;1L&quot;)+COUNTIF([.G2:.G32];&quot;kvitL&quot;)+COUNTIF([.G2:.G32];&quot;UL&quot;)" office:value-type="float" office:value="3">
            <text:p>3</text:p>
          </table:table-cell>
          <table:table-cell table:style-name="ce4" table:formula="oooc:=COUNTIF([.H2:.H32];&quot;L&quot;)+COUNTIF([.H2:.H32];&quot;51L&quot;)+COUNTIF([.H2:.H32];&quot;52L&quot;)+COUNTIF([.H2:.H32];&quot;1L&quot;)+COUNTIF([.H2:.H32];&quot;kvitL&quot;)+COUNTIF([.H2:.H32];&quot;UL&quot;)" office:value-type="float" office:value="4">
            <text:p>4</text:p>
          </table:table-cell>
          <table:table-cell table:style-name="ce4" table:formula="oooc:=COUNTIF([.I2:.I32];&quot;L&quot;)+COUNTIF([.I2:.I32];&quot;51L&quot;)+COUNTIF([.I2:.I32];&quot;52L&quot;)+COUNTIF([.I2:.I32];&quot;1L&quot;)+COUNTIF([.I2:.I32];&quot;kvitL&quot;)+COUNTIF([.I2:.I32];&quot;UL&quot;)" office:value-type="float" office:value="0">
            <text:p>0</text:p>
          </table:table-cell>
          <table:table-cell table:style-name="ce4" table:formula="oooc:=COUNTIF([.J2:.J32];&quot;L&quot;)+COUNTIF([.J2:.J32];&quot;51L&quot;)+COUNTIF([.J2:.J32];&quot;52L&quot;)+COUNTIF([.J2:.J32];&quot;1L&quot;)+COUNTIF([.J2:.J32];&quot;kvitL&quot;)+COUNTIF([.J2:.J32];&quot;UL&quot;)" office:value-type="float" office:value="5">
            <text:p>5</text:p>
          </table:table-cell>
          <table:table-cell table:style-name="ce4" table:formula="oooc:=COUNTIF([.K2:.K32];&quot;L&quot;)+COUNTIF([.K2:.K32];&quot;51L&quot;)+COUNTIF([.K2:.K32];&quot;52L&quot;)+COUNTIF([.K2:.K32];&quot;1L&quot;)+COUNTIF([.K2:.K32];&quot;kvitL&quot;)+COUNTIF([.K2:.K32];&quot;UL&quot;)" office:value-type="float" office:value="3">
            <text:p>3</text:p>
          </table:table-cell>
          <table:table-cell table:style-name="Default"/>
          <table:table-cell table:style-name="ce40" table:number-columns-repeated="2"/>
          <table:table-cell table:style-name="ce46"/>
          <table:table-cell table:style-name="ce40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2">
            <text:p>2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3">
            <text:p>3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3">
            <text:p>3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2">
            <text:p>2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2">
            <text:p>2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5">
            <text:p>5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4">
            <text:p>4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ovember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29" table:default-cell-style-name="ce177"/>
        <table:table-column table:style-name="co10" table:number-columns-repeated="237" table:default-cell-style-name="Default"/>
        <table:table-row table:style-name="ro1">
          <table:table-cell table:style-name="ce53" office:value-type="string">
            <text:p>Datum</text:p>
          </table:table-cell>
          <table:table-cell table:style-name="ce56"/>
          <table:table-cell table:style-name="ce57" office:value-type="string">
            <text:p>KOS</text:p>
          </table:table-cell>
          <table:table-cell table:style-name="ce57" office:value-type="string">
            <text:p>ŠOŠ</text:p>
          </table:table-cell>
          <table:table-cell table:style-name="ce57" office:value-type="string">
            <text:p>PIN</text:p>
          </table:table-cell>
          <table:table-cell table:style-name="ce57" office:value-type="string">
            <text:p>KON</text:p>
          </table:table-cell>
          <table:table-cell table:style-name="ce57" office:value-type="string">
            <text:p>MIR</text:p>
          </table:table-cell>
          <table:table-cell table:style-name="ce57" office:value-type="string">
            <text:p>HOL</text:p>
          </table:table-cell>
          <table:table-cell table:style-name="ce153" office:value-type="string">
            <text:p>?</text:p>
          </table:table-cell>
          <table:table-cell table:style-name="ce57" office:value-type="string">
            <text:p>DAN</text:p>
          </table:table-cell>
          <table:table-cell table:style-name="ce62" office:value-type="string">
            <text:p>MSS</text:p>
          </table:table-cell>
          <table:table-cell table:style-name="ce39" office:value-type="string">
            <text:p>TX</text:p>
          </table:table-cell>
          <table:table-cell table:style-name="ce63" office:value-type="string">
            <text:p>L</text:p>
          </table:table-cell>
          <table:table-cell table:style-name="ce65" office:value-type="float" office:value="51">
            <text:p>51</text:p>
          </table:table-cell>
          <table:table-cell table:style-name="ce65" office:value-type="float" office:value="52">
            <text:p>52</text:p>
          </table:table-cell>
          <table:table-cell table:style-name="ce78" office:value-type="string">
            <text:p>11-19</text:p>
          </table:table-cell>
          <table:table-cell table:style-name="ce67" office:value-type="string">
            <text:p>U</text:p>
          </table:table-cell>
          <table:table-cell table:style-name="ce80" office:value-type="string">
            <text:p>KVIT</text:p>
          </table:table-cell>
          <table:table-cell table:style-name="ce145" office:value-type="string">
            <text:p>Brez</text:p>
          </table:table-cell>
          <table:table-cell table:style-name="ce5" table:number-columns-repeated="237"/>
        </table:table-row>
        <table:table-row table:style-name="ro1">
          <table:table-cell table:style-name="ce55" office:value-type="date" office:date-value="2006-11-01">
            <text:p>1. nov 06</text:p>
          </table:table-cell>
          <table:table-cell table:style-name="ce173" table:formula="oooc:=TEXT([.A2];&quot;Ddd&quot;)" office:value-type="string" office:string-value="sre">
            <text:p>sre</text:p>
          </table:table-cell>
          <table:table-cell table:style-name="ce36" table:number-columns-repeated="2"/>
          <table:table-cell table:style-name="ce17"/>
          <table:table-cell table:style-name="ce36"/>
          <table:table-cell table:style-name="ce13" table:number-columns-repeated="3"/>
          <table:table-cell table:style-name="ce61"/>
          <table:table-cell table:style-name="ce30" office:value-type="string">
            <text:p>L</text:p>
          </table:table-cell>
          <table:table-cell table:style-name="ce39" office:value-type="string">
            <text:p>KOS</text:p>
          </table:table-cell>
          <table:table-cell table:style-name="ce175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175" table:formula="oooc:=COUNTIF([.C2:.K2];&quot;51&quot;) + COUNTIF([.C2:.K2];&quot;51L&quot;)" office:value-type="float" office:value="0">
            <text:p>0</text:p>
          </table:table-cell>
          <table:table-cell table:style-name="ce175" table:formula="oooc:=COUNTIF([.C2:.K2];&quot;52&quot;) + COUNTIF([.C2:.K2];&quot;52L&quot;)" office:value-type="float" office:value="0">
            <text:p>0</text:p>
          </table:table-cell>
          <table:table-cell table:style-name="ce175" table:formula="oooc:=COUNTIF([.C2:.K2];&quot;11-19&quot;) + COUNTIF([.C2:.K2];&quot;2&quot;)" office:value-type="float" office:value="0">
            <text:p>0</text:p>
          </table:table-cell>
          <table:table-cell table:style-name="ce175" table:formula="oooc:=COUNTIF([.C2:.K2];&quot;U&quot;)+COUNTIF([.C2:.K2];&quot;UL&quot;)" office:value-type="float" office:value="0">
            <text:p>0</text:p>
          </table:table-cell>
          <table:table-cell table:style-name="ce175" table:formula="oooc:=COUNTIF([.C2:.K2];&quot;KVIT&quot;)" office:value-type="float" office:value="0">
            <text:p>0</text:p>
          </table:table-cell>
          <table:table-cell table:style-name="ce176" table:formula="oooc:=COUNTBLANK([.C2:.K2])" office:value-type="float" office:value="8">
            <text:p>8</text:p>
          </table:table-cell>
          <table:table-cell table:style-name="ce5" table:number-columns-repeated="237"/>
        </table:table-row>
        <table:table-row table:style-name="ro1">
          <table:table-cell table:style-name="ce54" office:value-type="date" office:date-value="2006-11-02">
            <text:p>2. nov 06</text:p>
          </table:table-cell>
          <table:table-cell table:style-name="ce174" table:formula="oooc:=TEXT([.A3];&quot;Ddd&quot;)" office:value-type="string" office:string-value="čet">
            <text:p>čet</text:p>
          </table:table-cell>
          <table:table-cell table:style-name="ce150" office:value-type="string">
            <text:p>KVIT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11-19</text:p>
          </table:table-cell>
          <table:table-cell table:style-name="ce20" office:value-type="string">
            <text:p>U</text:p>
          </table:table-cell>
          <table:table-cell table:number-columns-repeated="2" table:style-name="ce14" office:value-type="string">
            <text:p>D</text:p>
          </table:table-cell>
          <table:table-cell table:style-name="ce15"/>
          <table:table-cell table:style-name="ce15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39" office:value-type="string">
            <text:p>KOS</text:p>
          </table:table-cell>
          <table:table-cell table:style-name="ce175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175" table:formula="oooc:=COUNTIF([.C3:.K3];&quot;51&quot;) + COUNTIF([.C3:.K3];&quot;51L&quot;)" office:value-type="float" office:value="1">
            <text:p>1</text:p>
          </table:table-cell>
          <table:table-cell table:style-name="ce175" table:formula="oooc:=COUNTIF([.C3:.K3];&quot;52&quot;) + COUNTIF([.C3:.K3];&quot;52L&quot;)" office:value-type="float" office:value="1">
            <text:p>1</text:p>
          </table:table-cell>
          <table:table-cell table:style-name="ce175" table:formula="oooc:=COUNTIF([.C3:.K3];&quot;11-19&quot;) + COUNTIF([.C3:.K3];&quot;2&quot;)" office:value-type="float" office:value="1">
            <text:p>1</text:p>
          </table:table-cell>
          <table:table-cell table:style-name="ce175" table:formula="oooc:=COUNTIF([.C3:.K3];&quot;U&quot;)+COUNTIF([.C3:.K3];&quot;UL&quot;)" office:value-type="float" office:value="1">
            <text:p>1</text:p>
          </table:table-cell>
          <table:table-cell table:style-name="ce175" table:formula="oooc:=COUNTIF([.C3:.K3];&quot;KVIT&quot;)" office:value-type="float" office:value="1">
            <text:p>1</text:p>
          </table:table-cell>
          <table:table-cell table:style-name="ce176" table:formula="oooc:=COUNTBLANK([.C3:.K3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54" office:value-type="date" office:date-value="2006-11-03">
            <text:p>3. nov 06</text:p>
          </table:table-cell>
          <table:table-cell table:style-name="ce174" table:formula="oooc:=TEXT([.A4];&quot;Ddd&quot;)" office:value-type="string" office:string-value="pet">
            <text:p>pet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20" office:value-type="string">
            <text:p>U</text:p>
          </table:table-cell>
          <table:table-cell table:number-columns-repeated="2" table:style-name="ce14" office:value-type="string">
            <text:p>D</text:p>
          </table:table-cell>
          <table:table-cell table:style-name="ce14"/>
          <table:table-cell table:style-name="ce15" office:value-type="string">
            <text:p>51</text:p>
          </table:table-cell>
          <table:table-cell table:style-name="ce24" office:value-type="string">
            <text:p><text:span text:style-name="T3">52</text:span>L</text:p>
          </table:table-cell>
          <table:table-cell table:style-name="ce39" office:value-type="string">
            <text:p>KOS</text:p>
          </table:table-cell>
          <table:table-cell table:style-name="ce175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175" table:formula="oooc:=COUNTIF([.C4:.K4];&quot;51&quot;) + COUNTIF([.C4:.K4];&quot;51L&quot;)" office:value-type="float" office:value="1">
            <text:p>1</text:p>
          </table:table-cell>
          <table:table-cell table:style-name="ce175" table:formula="oooc:=COUNTIF([.C4:.K4];&quot;52&quot;) + COUNTIF([.C4:.K4];&quot;52L&quot;)" office:value-type="float" office:value="1">
            <text:p>1</text:p>
          </table:table-cell>
          <table:table-cell table:style-name="ce175" table:formula="oooc:=COUNTIF([.C4:.K4];&quot;11-19&quot;) + COUNTIF([.C4:.K4];&quot;2&quot;)" office:value-type="float" office:value="1">
            <text:p>1</text:p>
          </table:table-cell>
          <table:table-cell table:style-name="ce175" table:formula="oooc:=COUNTIF([.C4:.K4];&quot;U&quot;)+COUNTIF([.C4:.K4];&quot;UL&quot;)" office:value-type="float" office:value="1">
            <text:p>1</text:p>
          </table:table-cell>
          <table:table-cell table:style-name="ce175" table:formula="oooc:=COUNTIF([.C4:.K4];&quot;KVIT&quot;)" office:value-type="float" office:value="1">
            <text:p>1</text:p>
          </table:table-cell>
          <table:table-cell table:style-name="ce176" table:formula="oooc:=COUNTBLANK([.C4:.K4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55" office:value-type="date" office:date-value="2006-11-04">
            <text:p>4. nov 06</text:p>
          </table:table-cell>
          <table:table-cell table:style-name="ce173" table:formula="oooc:=TEXT([.A5];&quot;Ddd&quot;)" office:value-type="string" office:string-value="sob">
            <text:p>sob</text:p>
          </table:table-cell>
          <table:table-cell table:style-name="ce30" office:value-type="string">
            <text:p>L</text:p>
          </table:table-cell>
          <table:table-cell table:style-name="ce23" table:number-columns-repeated="5"/>
          <table:table-cell table:style-name="ce61"/>
          <table:table-cell table:style-name="ce37" table:number-columns-repeated="2"/>
          <table:table-cell table:style-name="ce39" office:value-type="string">
            <text:p>PIN</text:p>
          </table:table-cell>
          <table:table-cell table:style-name="ce175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175" table:formula="oooc:=COUNTIF([.C5:.K5];&quot;51&quot;) + COUNTIF([.C5:.K5];&quot;51L&quot;)" office:value-type="float" office:value="0">
            <text:p>0</text:p>
          </table:table-cell>
          <table:table-cell table:style-name="ce175" table:formula="oooc:=COUNTIF([.C5:.K5];&quot;52&quot;) + COUNTIF([.C5:.K5];&quot;52L&quot;)" office:value-type="float" office:value="0">
            <text:p>0</text:p>
          </table:table-cell>
          <table:table-cell table:style-name="ce175" table:formula="oooc:=COUNTIF([.C5:.K5];&quot;11-19&quot;) + COUNTIF([.C5:.K5];&quot;2&quot;)" office:value-type="float" office:value="0">
            <text:p>0</text:p>
          </table:table-cell>
          <table:table-cell table:style-name="ce175" table:formula="oooc:=COUNTIF([.C5:.K5];&quot;U&quot;)+COUNTIF([.C5:.K5];&quot;UL&quot;)" office:value-type="float" office:value="0">
            <text:p>0</text:p>
          </table:table-cell>
          <table:table-cell table:style-name="ce175" table:formula="oooc:=COUNTIF([.C5:.K5];&quot;KVIT&quot;)" office:value-type="float" office:value="0">
            <text:p>0</text:p>
          </table:table-cell>
          <table:table-cell table:style-name="ce176" table:formula="oooc:=COUNTBLANK([.C5:.K5])" office:value-type="float" office:value="8">
            <text:p>8</text:p>
          </table:table-cell>
          <table:table-cell table:style-name="ce5" table:number-columns-repeated="237"/>
        </table:table-row>
        <table:table-row table:style-name="ro1">
          <table:table-cell table:style-name="ce55" office:value-type="date" office:date-value="2006-11-05">
            <text:p>5. nov 06</text:p>
          </table:table-cell>
          <table:table-cell table:style-name="ce173" table:formula="oooc:=TEXT([.A6];&quot;Ddd&quot;)" office:value-type="string" office:string-value="ned">
            <text:p>ned</text:p>
          </table:table-cell>
          <table:table-cell table:style-name="ce30" office:value-type="string">
            <text:p>L</text:p>
          </table:table-cell>
          <table:table-cell table:style-name="ce36" table:number-columns-repeated="6"/>
          <table:table-cell table:style-name="ce61"/>
          <table:table-cell table:style-name="ce36"/>
          <table:table-cell table:style-name="ce39" office:value-type="string">
            <text:p>PIN</text:p>
          </table:table-cell>
          <table:table-cell table:style-name="ce175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175" table:formula="oooc:=COUNTIF([.C6:.K6];&quot;51&quot;) + COUNTIF([.C6:.K6];&quot;51L&quot;)" office:value-type="float" office:value="0">
            <text:p>0</text:p>
          </table:table-cell>
          <table:table-cell table:style-name="ce175" table:formula="oooc:=COUNTIF([.C6:.K6];&quot;52&quot;) + COUNTIF([.C6:.K6];&quot;52L&quot;)" office:value-type="float" office:value="0">
            <text:p>0</text:p>
          </table:table-cell>
          <table:table-cell table:style-name="ce175" table:formula="oooc:=COUNTIF([.C6:.K6];&quot;11-19&quot;) + COUNTIF([.C6:.K6];&quot;2&quot;)" office:value-type="float" office:value="0">
            <text:p>0</text:p>
          </table:table-cell>
          <table:table-cell table:style-name="ce175" table:formula="oooc:=COUNTIF([.C6:.K6];&quot;U&quot;)+COUNTIF([.C6:.K6];&quot;UL&quot;)" office:value-type="float" office:value="0">
            <text:p>0</text:p>
          </table:table-cell>
          <table:table-cell table:style-name="ce175" table:formula="oooc:=COUNTIF([.C6:.K6];&quot;KVIT&quot;)" office:value-type="float" office:value="0">
            <text:p>0</text:p>
          </table:table-cell>
          <table:table-cell table:style-name="ce176" table:formula="oooc:=COUNTBLANK([.C6:.K6])" office:value-type="float" office:value="8">
            <text:p>8</text:p>
          </table:table-cell>
          <table:table-cell table:style-name="ce5" table:number-columns-repeated="237"/>
        </table:table-row>
        <table:table-row table:style-name="ro1">
          <table:table-cell table:style-name="ce54" office:value-type="date" office:date-value="2006-11-06">
            <text:p>6. nov 06</text:p>
          </table:table-cell>
          <table:table-cell table:style-name="ce174" table:formula="oooc:=TEXT([.A7];&quot;Ddd&quot;)" office:value-type="string" office:string-value="pon">
            <text:p>pon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150" office:value-type="string">
            <text:p>KVIT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52</text:span>L</text:p>
          </table:table-cell>
          <table:table-cell table:style-name="ce20"/>
          <table:table-cell table:style-name="ce14" office:value-type="string">
            <text:p>11-19</text:p>
          </table:table-cell>
          <table:table-cell table:style-name="ce15" office:value-type="string">
            <text:p>51</text:p>
          </table:table-cell>
          <table:table-cell table:style-name="ce39" office:value-type="string">
            <text:p>PIN</text:p>
          </table:table-cell>
          <table:table-cell table:style-name="ce175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175" table:formula="oooc:=COUNTIF([.C7:.K7];&quot;51&quot;) + COUNTIF([.C7:.K7];&quot;51L&quot;)" office:value-type="float" office:value="1">
            <text:p>1</text:p>
          </table:table-cell>
          <table:table-cell table:style-name="ce175" table:formula="oooc:=COUNTIF([.C7:.K7];&quot;52&quot;) + COUNTIF([.C7:.K7];&quot;52L&quot;)" office:value-type="float" office:value="1">
            <text:p>1</text:p>
          </table:table-cell>
          <table:table-cell table:style-name="ce175" table:formula="oooc:=COUNTIF([.C7:.K7];&quot;11-19&quot;) + COUNTIF([.C7:.K7];&quot;2&quot;)" office:value-type="float" office:value="1">
            <text:p>1</text:p>
          </table:table-cell>
          <table:table-cell table:style-name="ce175" table:formula="oooc:=COUNTIF([.C7:.K7];&quot;U&quot;)+COUNTIF([.C7:.K7];&quot;UL&quot;)" office:value-type="float" office:value="1">
            <text:p>1</text:p>
          </table:table-cell>
          <table:table-cell table:style-name="ce175" table:formula="oooc:=COUNTIF([.C7:.K7];&quot;KVIT&quot;)" office:value-type="float" office:value="1">
            <text:p>1</text:p>
          </table:table-cell>
          <table:table-cell table:style-name="ce176" table:formula="oooc:=COUNTBLANK([.C7:.K7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54" office:value-type="date" office:date-value="2006-11-07">
            <text:p>7. nov 06</text:p>
          </table:table-cell>
          <table:table-cell table:style-name="ce174" table:formula="oooc:=TEXT([.A8];&quot;Ddd&quot;)" office:value-type="string" office:string-value="tor">
            <text:p>tor</text:p>
          </table:table-cell>
          <table:table-cell table:style-name="ce105" office:value-type="string">
            <text:p>2</text:p>
          </table:table-cell>
          <table:table-cell table:style-name="ce14" office:value-type="string">
            <text:p>SD</text:p>
          </table:table-cell>
          <table:table-cell table:style-name="ce152" office:value-type="string">
            <text:p>51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54"/>
          <table:table-cell table:style-name="ce165" office:value-type="string">
            <text:p><text:span text:style-name="T1">KVIT</text:span>L</text:p>
          </table:table-cell>
          <table:table-cell table:style-name="ce14" office:value-type="string">
            <text:p>SD</text:p>
          </table:table-cell>
          <table:table-cell table:style-name="ce39" office:value-type="string">
            <text:p>PIN</text:p>
          </table:table-cell>
          <table:table-cell table:style-name="ce175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175" table:formula="oooc:=COUNTIF([.C8:.K8];&quot;51&quot;) + COUNTIF([.C8:.K8];&quot;51L&quot;)" office:value-type="float" office:value="1">
            <text:p>1</text:p>
          </table:table-cell>
          <table:table-cell table:style-name="ce175" table:formula="oooc:=COUNTIF([.C8:.K8];&quot;52&quot;) + COUNTIF([.C8:.K8];&quot;52L&quot;)" office:value-type="float" office:value="0">
            <text:p>0</text:p>
          </table:table-cell>
          <table:table-cell table:style-name="ce175" table:formula="oooc:=COUNTIF([.C8:.K8];&quot;11-19&quot;) + COUNTIF([.C8:.K8];&quot;2&quot;)" office:value-type="float" office:value="1">
            <text:p>1</text:p>
          </table:table-cell>
          <table:table-cell table:style-name="ce175" table:formula="oooc:=COUNTIF([.C8:.K8];&quot;U&quot;)+COUNTIF([.C8:.K8];&quot;UL&quot;)" office:value-type="float" office:value="1">
            <text:p>1</text:p>
          </table:table-cell>
          <table:table-cell table:style-name="ce175" table:formula="oooc:=COUNTIF([.C8:.K8];&quot;KVIT&quot;)" office:value-type="float" office:value="0">
            <text:p>0</text:p>
          </table:table-cell>
          <table:table-cell table:style-name="ce176" table:formula="oooc:=COUNTBLANK([.C8:.K8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54" office:value-type="date" office:date-value="2006-11-08">
            <text:p>8. nov 06</text:p>
          </table:table-cell>
          <table:table-cell table:style-name="ce174" table:formula="oooc:=TEXT([.A9];&quot;Ddd&quot;)" office:value-type="string" office:string-value="sre">
            <text:p>sre</text:p>
          </table:table-cell>
          <table:table-cell table:style-name="ce152" office:value-type="string">
            <text:p>51</text:p>
          </table:table-cell>
          <table:table-cell table:style-name="ce14" office:value-type="string">
            <text:p>SD</text:p>
          </table:table-cell>
          <table:table-cell table:style-name="ce165" office:value-type="string">
            <text:p><text:span text:style-name="T1">KVIT</text:span>L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D</text:p>
          </table:table-cell>
          <table:table-cell table:style-name="ce105" office:value-type="string">
            <text:p>2</text:p>
          </table:table-cell>
          <table:table-cell table:style-name="ce154"/>
          <table:table-cell table:style-name="ce14" office:value-type="string">
            <text:p>X</text:p>
          </table:table-cell>
          <table:table-cell table:style-name="ce14" office:value-type="string">
            <text:p>SD</text:p>
          </table:table-cell>
          <table:table-cell table:style-name="ce39" office:value-type="string">
            <text:p>KOS</text:p>
          </table:table-cell>
          <table:table-cell table:style-name="ce175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175" table:formula="oooc:=COUNTIF([.C9:.K9];&quot;51&quot;) + COUNTIF([.C9:.K9];&quot;51L&quot;)" office:value-type="float" office:value="1">
            <text:p>1</text:p>
          </table:table-cell>
          <table:table-cell table:style-name="ce175" table:formula="oooc:=COUNTIF([.C9:.K9];&quot;52&quot;) + COUNTIF([.C9:.K9];&quot;52L&quot;)" office:value-type="float" office:value="0">
            <text:p>0</text:p>
          </table:table-cell>
          <table:table-cell table:style-name="ce175" table:formula="oooc:=COUNTIF([.C9:.K9];&quot;11-19&quot;) + COUNTIF([.C9:.K9];&quot;2&quot;)" office:value-type="float" office:value="1">
            <text:p>1</text:p>
          </table:table-cell>
          <table:table-cell table:style-name="ce175" table:formula="oooc:=COUNTIF([.C9:.K9];&quot;U&quot;)+COUNTIF([.C9:.K9];&quot;UL&quot;)" office:value-type="float" office:value="1">
            <text:p>1</text:p>
          </table:table-cell>
          <table:table-cell table:style-name="ce175" table:formula="oooc:=COUNTIF([.C9:.K9];&quot;KVIT&quot;)" office:value-type="float" office:value="0">
            <text:p>0</text:p>
          </table:table-cell>
          <table:table-cell table:style-name="ce176" table:formula="oooc:=COUNTBLANK([.C9:.K9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54" office:value-type="date" office:date-value="2006-11-09">
            <text:p>9. nov 06</text:p>
          </table:table-cell>
          <table:table-cell table:style-name="ce174" table:formula="oooc:=TEXT([.A10];&quot;Ddd&quot;)" office:value-type="string" office:string-value="čet">
            <text:p>čet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51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11-19</text:p>
          </table:table-cell>
          <table:table-cell table:style-name="ce154"/>
          <table:table-cell table:style-name="ce14" office:value-type="string">
            <text:p>D</text:p>
          </table:table-cell>
          <table:table-cell table:style-name="ce150" office:value-type="string">
            <text:p>KVIT</text:p>
          </table:table-cell>
          <table:table-cell table:style-name="ce39" office:value-type="string">
            <text:p>PIN</text:p>
          </table:table-cell>
          <table:table-cell table:style-name="ce175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175" table:formula="oooc:=COUNTIF([.C10:.K10];&quot;51&quot;) + COUNTIF([.C10:.K10];&quot;51L&quot;)" office:value-type="float" office:value="1">
            <text:p>1</text:p>
          </table:table-cell>
          <table:table-cell table:style-name="ce175" table:formula="oooc:=COUNTIF([.C10:.K10];&quot;52&quot;) + COUNTIF([.C10:.K10];&quot;52L&quot;)" office:value-type="float" office:value="1">
            <text:p>1</text:p>
          </table:table-cell>
          <table:table-cell table:style-name="ce175" table:formula="oooc:=COUNTIF([.C10:.K10];&quot;11-19&quot;) + COUNTIF([.C10:.K10];&quot;2&quot;)" office:value-type="float" office:value="1">
            <text:p>1</text:p>
          </table:table-cell>
          <table:table-cell table:style-name="ce175" table:formula="oooc:=COUNTIF([.C10:.K10];&quot;U&quot;)+COUNTIF([.C10:.K10];&quot;UL&quot;)" office:value-type="float" office:value="1">
            <text:p>1</text:p>
          </table:table-cell>
          <table:table-cell table:style-name="ce175" table:formula="oooc:=COUNTIF([.C10:.K10];&quot;KVIT&quot;)" office:value-type="float" office:value="1">
            <text:p>1</text:p>
          </table:table-cell>
          <table:table-cell table:style-name="ce176" table:formula="oooc:=COUNTBLANK([.C10:.K10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54" office:value-type="date" office:date-value="2006-11-10">
            <text:p>10. nov 06</text:p>
          </table:table-cell>
          <table:table-cell table:style-name="ce174" table:formula="oooc:=TEXT([.A11];&quot;Ddd&quot;)" office:value-type="string" office:string-value="pet">
            <text:p>pe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5" office:value-type="string">
            <text:p>51</text:p>
          </table:table-cell>
          <table:table-cell table:style-name="ce24" office:value-type="string">
            <text:p><text:span text:style-name="T3">52</text:span>L</text:p>
          </table:table-cell>
          <table:table-cell table:style-name="ce150" office:value-type="string">
            <text:p>KVIT</text:p>
          </table:table-cell>
          <table:table-cell table:style-name="ce154"/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PIN</text:p>
          </table:table-cell>
          <table:table-cell table:style-name="ce175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175" table:formula="oooc:=COUNTIF([.C11:.K11];&quot;51&quot;) + COUNTIF([.C11:.K11];&quot;51L&quot;)" office:value-type="float" office:value="1">
            <text:p>1</text:p>
          </table:table-cell>
          <table:table-cell table:style-name="ce175" table:formula="oooc:=COUNTIF([.C11:.K11];&quot;52&quot;) + COUNTIF([.C11:.K11];&quot;52L&quot;)" office:value-type="float" office:value="1">
            <text:p>1</text:p>
          </table:table-cell>
          <table:table-cell table:style-name="ce175" table:formula="oooc:=COUNTIF([.C11:.K11];&quot;11-19&quot;) + COUNTIF([.C11:.K11];&quot;2&quot;)" office:value-type="float" office:value="1">
            <text:p>1</text:p>
          </table:table-cell>
          <table:table-cell table:style-name="ce175" table:formula="oooc:=COUNTIF([.C11:.K11];&quot;U&quot;)+COUNTIF([.C11:.K11];&quot;UL&quot;)" office:value-type="float" office:value="0">
            <text:p>0</text:p>
          </table:table-cell>
          <table:table-cell table:style-name="ce175" table:formula="oooc:=COUNTIF([.C11:.K11];&quot;KVIT&quot;)" office:value-type="float" office:value="2">
            <text:p>2</text:p>
          </table:table-cell>
          <table:table-cell table:style-name="ce176" table:formula="oooc:=COUNTBLANK([.C11:.K11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55" office:value-type="date" office:date-value="2006-11-11">
            <text:p>11. nov 06</text:p>
          </table:table-cell>
          <table:table-cell table:style-name="ce173" table:formula="oooc:=TEXT([.A12];&quot;Ddd&quot;)" office:value-type="string" office:string-value="sob">
            <text:p>sob</text:p>
          </table:table-cell>
          <table:table-cell table:style-name="ce23" table:number-columns-repeated="5"/>
          <table:table-cell table:style-name="ce30" office:value-type="string">
            <text:p>L</text:p>
          </table:table-cell>
          <table:table-cell table:style-name="ce61"/>
          <table:table-cell table:style-name="ce37" table:number-columns-repeated="2"/>
          <table:table-cell table:style-name="ce39" office:value-type="string">
            <text:p>DAN</text:p>
          </table:table-cell>
          <table:table-cell table:style-name="ce175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175" table:formula="oooc:=COUNTIF([.C12:.K12];&quot;51&quot;) + COUNTIF([.C12:.K12];&quot;51L&quot;)" office:value-type="float" office:value="0">
            <text:p>0</text:p>
          </table:table-cell>
          <table:table-cell table:style-name="ce175" table:formula="oooc:=COUNTIF([.C12:.K12];&quot;52&quot;) + COUNTIF([.C12:.K12];&quot;52L&quot;)" office:value-type="float" office:value="0">
            <text:p>0</text:p>
          </table:table-cell>
          <table:table-cell table:style-name="ce175" table:formula="oooc:=COUNTIF([.C12:.K12];&quot;11-19&quot;) + COUNTIF([.C12:.K12];&quot;2&quot;)" office:value-type="float" office:value="0">
            <text:p>0</text:p>
          </table:table-cell>
          <table:table-cell table:style-name="ce175" table:formula="oooc:=COUNTIF([.C12:.K12];&quot;U&quot;)+COUNTIF([.C12:.K12];&quot;UL&quot;)" office:value-type="float" office:value="0">
            <text:p>0</text:p>
          </table:table-cell>
          <table:table-cell table:style-name="ce175" table:formula="oooc:=COUNTIF([.C12:.K12];&quot;KVIT&quot;)" office:value-type="float" office:value="0">
            <text:p>0</text:p>
          </table:table-cell>
          <table:table-cell table:style-name="ce176" table:formula="oooc:=COUNTBLANK([.C12:.K12])" office:value-type="float" office:value="8">
            <text:p>8</text:p>
          </table:table-cell>
          <table:table-cell table:style-name="ce5" table:number-columns-repeated="237"/>
        </table:table-row>
        <table:table-row table:style-name="ro1">
          <table:table-cell table:style-name="ce55" office:value-type="date" office:date-value="2006-11-12">
            <text:p>12. nov 06</text:p>
          </table:table-cell>
          <table:table-cell table:style-name="ce173" table:formula="oooc:=TEXT([.A13];&quot;Ddd&quot;)" office:value-type="string" office:string-value="ned">
            <text:p>ned</text:p>
          </table:table-cell>
          <table:table-cell table:style-name="ce36" table:number-columns-repeated="2"/>
          <table:table-cell table:style-name="ce23"/>
          <table:table-cell table:style-name="ce36" table:number-columns-repeated="2"/>
          <table:table-cell table:style-name="ce30" office:value-type="string">
            <text:p>L</text:p>
          </table:table-cell>
          <table:table-cell table:style-name="ce36"/>
          <table:table-cell table:style-name="ce61"/>
          <table:table-cell table:style-name="ce36"/>
          <table:table-cell table:style-name="ce39" office:value-type="string">
            <text:p>DAN</text:p>
          </table:table-cell>
          <table:table-cell table:style-name="ce175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175" table:formula="oooc:=COUNTIF([.C13:.K13];&quot;51&quot;) + COUNTIF([.C13:.K13];&quot;51L&quot;)" office:value-type="float" office:value="0">
            <text:p>0</text:p>
          </table:table-cell>
          <table:table-cell table:style-name="ce175" table:formula="oooc:=COUNTIF([.C13:.K13];&quot;52&quot;) + COUNTIF([.C13:.K13];&quot;52L&quot;)" office:value-type="float" office:value="0">
            <text:p>0</text:p>
          </table:table-cell>
          <table:table-cell table:style-name="ce175" table:formula="oooc:=COUNTIF([.C13:.K13];&quot;11-19&quot;) + COUNTIF([.C13:.K13];&quot;2&quot;)" office:value-type="float" office:value="0">
            <text:p>0</text:p>
          </table:table-cell>
          <table:table-cell table:style-name="ce175" table:formula="oooc:=COUNTIF([.C13:.K13];&quot;U&quot;)+COUNTIF([.C13:.K13];&quot;UL&quot;)" office:value-type="float" office:value="0">
            <text:p>0</text:p>
          </table:table-cell>
          <table:table-cell table:style-name="ce175" table:formula="oooc:=COUNTIF([.C13:.K13];&quot;KVIT&quot;)" office:value-type="float" office:value="0">
            <text:p>0</text:p>
          </table:table-cell>
          <table:table-cell table:style-name="ce176" table:formula="oooc:=COUNTBLANK([.C13:.K13])" office:value-type="float" office:value="8">
            <text:p>8</text:p>
          </table:table-cell>
          <table:table-cell table:style-name="ce5" table:number-columns-repeated="237"/>
        </table:table-row>
        <table:table-row table:style-name="ro1">
          <table:table-cell table:style-name="ce54" office:value-type="date" office:date-value="2006-11-13">
            <text:p>13. nov 06</text:p>
          </table:table-cell>
          <table:table-cell table:style-name="ce174" table:formula="oooc:=TEXT([.A14];&quot;Ddd&quot;)" office:value-type="string" office:string-value="pon">
            <text:p>pon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D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X</text:p>
          </table:table-cell>
          <table:table-cell table:style-name="ce20"/>
          <table:table-cell table:style-name="ce14" office:value-type="string">
            <text:p>52</text:p>
          </table:table-cell>
          <table:table-cell table:style-name="ce20" office:value-type="string">
            <text:p>U</text:p>
          </table:table-cell>
          <table:table-cell table:style-name="ce39" office:value-type="string">
            <text:p>MSS</text:p>
          </table:table-cell>
          <table:table-cell table:style-name="ce175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175" table:formula="oooc:=COUNTIF([.C14:.K14];&quot;51&quot;) + COUNTIF([.C14:.K14];&quot;51L&quot;)" office:value-type="float" office:value="1">
            <text:p>1</text:p>
          </table:table-cell>
          <table:table-cell table:style-name="ce175" table:formula="oooc:=COUNTIF([.C14:.K14];&quot;52&quot;) + COUNTIF([.C14:.K14];&quot;52L&quot;)" office:value-type="float" office:value="1">
            <text:p>1</text:p>
          </table:table-cell>
          <table:table-cell table:style-name="ce175" table:formula="oooc:=COUNTIF([.C14:.K14];&quot;11-19&quot;) + COUNTIF([.C14:.K14];&quot;2&quot;)" office:value-type="float" office:value="1">
            <text:p>1</text:p>
          </table:table-cell>
          <table:table-cell table:style-name="ce175" table:formula="oooc:=COUNTIF([.C14:.K14];&quot;U&quot;)+COUNTIF([.C14:.K14];&quot;UL&quot;)" office:value-type="float" office:value="1">
            <text:p>1</text:p>
          </table:table-cell>
          <table:table-cell table:style-name="ce175" table:formula="oooc:=COUNTIF([.C14:.K14];&quot;KVIT&quot;)" office:value-type="float" office:value="1">
            <text:p>1</text:p>
          </table:table-cell>
          <table:table-cell table:style-name="ce176" table:formula="oooc:=COUNTBLANK([.C14:.K14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54" office:value-type="date" office:date-value="2006-11-14">
            <text:p>14. nov 06</text:p>
          </table:table-cell>
          <table:table-cell table:style-name="ce174" table:formula="oooc:=TEXT([.A15];&quot;Ddd&quot;)" office:value-type="string" office:string-value="tor">
            <text:p>tor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24" office:value-type="string">
            <text:p><text:span text:style-name="T3">52</text:span>L</text:p>
          </table:table-cell>
          <table:table-cell table:style-name="ce20" office:value-type="string">
            <text:p>U</text:p>
          </table:table-cell>
          <table:table-cell table:style-name="ce150" office:value-type="string">
            <text:p>KVIT</text:p>
          </table:table-cell>
          <table:table-cell table:style-name="ce154"/>
          <table:table-cell table:style-name="ce15" office:value-type="string">
            <text:p>51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HOL</text:p>
          </table:table-cell>
          <table:table-cell table:style-name="ce175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175" table:formula="oooc:=COUNTIF([.C15:.K15];&quot;51&quot;) + COUNTIF([.C15:.K15];&quot;51L&quot;)" office:value-type="float" office:value="1">
            <text:p>1</text:p>
          </table:table-cell>
          <table:table-cell table:style-name="ce175" table:formula="oooc:=COUNTIF([.C15:.K15];&quot;52&quot;) + COUNTIF([.C15:.K15];&quot;52L&quot;)" office:value-type="float" office:value="1">
            <text:p>1</text:p>
          </table:table-cell>
          <table:table-cell table:style-name="ce175" table:formula="oooc:=COUNTIF([.C15:.K15];&quot;11-19&quot;) + COUNTIF([.C15:.K15];&quot;2&quot;)" office:value-type="float" office:value="1">
            <text:p>1</text:p>
          </table:table-cell>
          <table:table-cell table:style-name="ce175" table:formula="oooc:=COUNTIF([.C15:.K15];&quot;U&quot;)+COUNTIF([.C15:.K15];&quot;UL&quot;)" office:value-type="float" office:value="1">
            <text:p>1</text:p>
          </table:table-cell>
          <table:table-cell table:style-name="ce175" table:formula="oooc:=COUNTIF([.C15:.K15];&quot;KVIT&quot;)" office:value-type="float" office:value="2">
            <text:p>2</text:p>
          </table:table-cell>
          <table:table-cell table:style-name="ce176" table:formula="oooc:=COUNTBLANK([.C15:.K15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54" office:value-type="date" office:date-value="2006-11-15">
            <text:p>15. nov 06</text:p>
          </table:table-cell>
          <table:table-cell table:style-name="ce174" table:formula="oooc:=TEXT([.A16];&quot;Ddd&quot;)" office:value-type="string" office:string-value="sre">
            <text:p>sre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50" office:value-type="string">
            <text:p>KVIT</text:p>
          </table:table-cell>
          <table:table-cell table:style-name="ce15" office:value-type="string">
            <text:p>51</text:p>
          </table:table-cell>
          <table:table-cell table:style-name="ce154"/>
          <table:table-cell table:style-name="ce20" office:value-type="string">
            <text:p>U</text:p>
          </table:table-cell>
          <table:table-cell table:style-name="ce24" office:value-type="string">
            <text:p><text:span text:style-name="T3">52</text:span>L</text:p>
          </table:table-cell>
          <table:table-cell table:style-name="ce39" office:value-type="string">
            <text:p>HOL</text:p>
          </table:table-cell>
          <table:table-cell table:style-name="ce175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175" table:formula="oooc:=COUNTIF([.C16:.K16];&quot;51&quot;) + COUNTIF([.C16:.K16];&quot;51L&quot;)" office:value-type="float" office:value="1">
            <text:p>1</text:p>
          </table:table-cell>
          <table:table-cell table:style-name="ce175" table:formula="oooc:=COUNTIF([.C16:.K16];&quot;52&quot;) + COUNTIF([.C16:.K16];&quot;52L&quot;)" office:value-type="float" office:value="1">
            <text:p>1</text:p>
          </table:table-cell>
          <table:table-cell table:style-name="ce175" table:formula="oooc:=COUNTIF([.C16:.K16];&quot;11-19&quot;) + COUNTIF([.C16:.K16];&quot;2&quot;)" office:value-type="float" office:value="1">
            <text:p>1</text:p>
          </table:table-cell>
          <table:table-cell table:style-name="ce175" table:formula="oooc:=COUNTIF([.C16:.K16];&quot;U&quot;)+COUNTIF([.C16:.K16];&quot;UL&quot;)" office:value-type="float" office:value="1">
            <text:p>1</text:p>
          </table:table-cell>
          <table:table-cell table:style-name="ce175" table:formula="oooc:=COUNTIF([.C16:.K16];&quot;KVIT&quot;)" office:value-type="float" office:value="2">
            <text:p>2</text:p>
          </table:table-cell>
          <table:table-cell table:style-name="ce176" table:formula="oooc:=COUNTBLANK([.C16:.K16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54" office:value-type="date" office:date-value="2006-11-16">
            <text:p>16. nov 06</text:p>
          </table:table-cell>
          <table:table-cell table:style-name="ce174" table:formula="oooc:=TEXT([.A17];&quot;Ddd&quot;)" office:value-type="string" office:string-value="čet">
            <text:p>čet</text:p>
          </table:table-cell>
          <table:table-cell table:number-columns-repeated="2" table:style-name="ce14" office:value-type="string">
            <text:p>D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11-19</text:p>
          </table:table-cell>
          <table:table-cell table:style-name="ce15" office:value-type="string">
            <text:p>51</text:p>
          </table:table-cell>
          <table:table-cell table:style-name="ce150" office:value-type="string">
            <text:p>KVIT</text:p>
          </table:table-cell>
          <table:table-cell table:style-name="ce154"/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X</text:p>
          </table:table-cell>
          <table:table-cell table:style-name="ce39" office:value-type="string">
            <text:p>HOL</text:p>
          </table:table-cell>
          <table:table-cell table:style-name="ce175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175" table:formula="oooc:=COUNTIF([.C17:.K17];&quot;51&quot;) + COUNTIF([.C17:.K17];&quot;51L&quot;)" office:value-type="float" office:value="1">
            <text:p>1</text:p>
          </table:table-cell>
          <table:table-cell table:style-name="ce175" table:formula="oooc:=COUNTIF([.C17:.K17];&quot;52&quot;) + COUNTIF([.C17:.K17];&quot;52L&quot;)" office:value-type="float" office:value="1">
            <text:p>1</text:p>
          </table:table-cell>
          <table:table-cell table:style-name="ce175" table:formula="oooc:=COUNTIF([.C17:.K17];&quot;11-19&quot;) + COUNTIF([.C17:.K17];&quot;2&quot;)" office:value-type="float" office:value="1">
            <text:p>1</text:p>
          </table:table-cell>
          <table:table-cell table:style-name="ce175" table:formula="oooc:=COUNTIF([.C17:.K17];&quot;U&quot;)+COUNTIF([.C17:.K17];&quot;UL&quot;)" office:value-type="float" office:value="1">
            <text:p>1</text:p>
          </table:table-cell>
          <table:table-cell table:style-name="ce175" table:formula="oooc:=COUNTIF([.C17:.K17];&quot;KVIT&quot;)" office:value-type="float" office:value="1">
            <text:p>1</text:p>
          </table:table-cell>
          <table:table-cell table:style-name="ce176" table:formula="oooc:=COUNTBLANK([.C17:.K17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54" office:value-type="date" office:date-value="2006-11-17">
            <text:p>17. nov 06</text:p>
          </table:table-cell>
          <table:table-cell table:style-name="ce174" table:formula="oooc:=TEXT([.A18];&quot;Ddd&quot;)" office:value-type="string" office:string-value="pet">
            <text:p>pet</text:p>
          </table:table-cell>
          <table:table-cell table:style-name="ce14" office:value-type="string">
            <text:p>D</text:p>
          </table:table-cell>
          <table:table-cell table:style-name="ce150" office:value-type="string">
            <text:p>KVIT</text:p>
          </table:table-cell>
          <table:table-cell table:style-name="ce15" office:value-type="string">
            <text:p>51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24" office:value-type="string">
            <text:p><text:span text:style-name="T3">52</text:span>L</text:p>
          </table:table-cell>
          <table:table-cell table:style-name="ce154"/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HOL</text:p>
          </table:table-cell>
          <table:table-cell table:style-name="ce175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175" table:formula="oooc:=COUNTIF([.C18:.K18];&quot;51&quot;) + COUNTIF([.C18:.K18];&quot;51L&quot;)" office:value-type="float" office:value="1">
            <text:p>1</text:p>
          </table:table-cell>
          <table:table-cell table:style-name="ce175" table:formula="oooc:=COUNTIF([.C18:.K18];&quot;52&quot;) + COUNTIF([.C18:.K18];&quot;52L&quot;)" office:value-type="float" office:value="1">
            <text:p>1</text:p>
          </table:table-cell>
          <table:table-cell table:style-name="ce175" table:formula="oooc:=COUNTIF([.C18:.K18];&quot;11-19&quot;) + COUNTIF([.C18:.K18];&quot;2&quot;)" office:value-type="float" office:value="1">
            <text:p>1</text:p>
          </table:table-cell>
          <table:table-cell table:style-name="ce175" table:formula="oooc:=COUNTIF([.C18:.K18];&quot;U&quot;)+COUNTIF([.C18:.K18];&quot;UL&quot;)" office:value-type="float" office:value="1">
            <text:p>1</text:p>
          </table:table-cell>
          <table:table-cell table:style-name="ce175" table:formula="oooc:=COUNTIF([.C18:.K18];&quot;KVIT&quot;)" office:value-type="float" office:value="2">
            <text:p>2</text:p>
          </table:table-cell>
          <table:table-cell table:style-name="ce176" table:formula="oooc:=COUNTBLANK([.C18:.K18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55" office:value-type="date" office:date-value="2006-11-18">
            <text:p>18. nov 06</text:p>
          </table:table-cell>
          <table:table-cell table:style-name="ce173" table:formula="oooc:=TEXT([.A19];&quot;Ddd&quot;)" office:value-type="string" office:string-value="sob">
            <text:p>sob</text:p>
          </table:table-cell>
          <table:table-cell table:style-name="ce23" table:number-columns-repeated="2"/>
          <table:table-cell table:style-name="ce30" office:value-type="string">
            <text:p>L</text:p>
          </table:table-cell>
          <table:table-cell table:style-name="ce23" table:number-columns-repeated="2"/>
          <table:table-cell table:style-name="ce61" table:number-columns-repeated="2"/>
          <table:table-cell table:style-name="ce37"/>
          <table:table-cell table:style-name="ce61"/>
          <table:table-cell table:style-name="ce39" office:value-type="string">
            <text:p>DAN</text:p>
          </table:table-cell>
          <table:table-cell table:style-name="ce175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175" table:formula="oooc:=COUNTIF([.C19:.K19];&quot;51&quot;) + COUNTIF([.C19:.K19];&quot;51L&quot;)" office:value-type="float" office:value="0">
            <text:p>0</text:p>
          </table:table-cell>
          <table:table-cell table:style-name="ce175" table:formula="oooc:=COUNTIF([.C19:.K19];&quot;52&quot;) + COUNTIF([.C19:.K19];&quot;52L&quot;)" office:value-type="float" office:value="0">
            <text:p>0</text:p>
          </table:table-cell>
          <table:table-cell table:style-name="ce175" table:formula="oooc:=COUNTIF([.C19:.K19];&quot;11-19&quot;) + COUNTIF([.C19:.K19];&quot;2&quot;)" office:value-type="float" office:value="0">
            <text:p>0</text:p>
          </table:table-cell>
          <table:table-cell table:style-name="ce175" table:formula="oooc:=COUNTIF([.C19:.K19];&quot;U&quot;)+COUNTIF([.C19:.K19];&quot;UL&quot;)" office:value-type="float" office:value="0">
            <text:p>0</text:p>
          </table:table-cell>
          <table:table-cell table:style-name="ce175" table:formula="oooc:=COUNTIF([.C19:.K19];&quot;KVIT&quot;)" office:value-type="float" office:value="0">
            <text:p>0</text:p>
          </table:table-cell>
          <table:table-cell table:style-name="ce176" table:formula="oooc:=COUNTBLANK([.C19:.K19])" office:value-type="float" office:value="8">
            <text:p>8</text:p>
          </table:table-cell>
          <table:table-cell table:style-name="ce5" table:number-columns-repeated="237"/>
        </table:table-row>
        <table:table-row table:style-name="ro1">
          <table:table-cell table:style-name="ce55" office:value-type="date" office:date-value="2006-11-19">
            <text:p>19. nov 06</text:p>
          </table:table-cell>
          <table:table-cell table:style-name="ce173" table:formula="oooc:=TEXT([.A20];&quot;Ddd&quot;)" office:value-type="string" office:string-value="ned">
            <text:p>ned</text:p>
          </table:table-cell>
          <table:table-cell table:style-name="ce36" table:number-columns-repeated="2"/>
          <table:table-cell table:style-name="ce30" office:value-type="string">
            <text:p>L</text:p>
          </table:table-cell>
          <table:table-cell table:style-name="ce36" table:number-columns-repeated="4"/>
          <table:table-cell table:style-name="ce61"/>
          <table:table-cell table:style-name="ce36"/>
          <table:table-cell table:style-name="ce39" office:value-type="string">
            <text:p>DAN</text:p>
          </table:table-cell>
          <table:table-cell table:style-name="ce175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175" table:formula="oooc:=COUNTIF([.C20:.K20];&quot;51&quot;) + COUNTIF([.C20:.K20];&quot;51L&quot;)" office:value-type="float" office:value="0">
            <text:p>0</text:p>
          </table:table-cell>
          <table:table-cell table:style-name="ce175" table:formula="oooc:=COUNTIF([.C20:.K20];&quot;52&quot;) + COUNTIF([.C20:.K20];&quot;52L&quot;)" office:value-type="float" office:value="0">
            <text:p>0</text:p>
          </table:table-cell>
          <table:table-cell table:style-name="ce175" table:formula="oooc:=COUNTIF([.C20:.K20];&quot;11-19&quot;) + COUNTIF([.C20:.K20];&quot;2&quot;)" office:value-type="float" office:value="0">
            <text:p>0</text:p>
          </table:table-cell>
          <table:table-cell table:style-name="ce175" table:formula="oooc:=COUNTIF([.C20:.K20];&quot;U&quot;)+COUNTIF([.C20:.K20];&quot;UL&quot;)" office:value-type="float" office:value="0">
            <text:p>0</text:p>
          </table:table-cell>
          <table:table-cell table:style-name="ce175" table:formula="oooc:=COUNTIF([.C20:.K20];&quot;KVIT&quot;)" office:value-type="float" office:value="0">
            <text:p>0</text:p>
          </table:table-cell>
          <table:table-cell table:style-name="ce176" table:formula="oooc:=COUNTBLANK([.C20:.K20])" office:value-type="float" office:value="8">
            <text:p>8</text:p>
          </table:table-cell>
          <table:table-cell table:style-name="ce5" table:number-columns-repeated="237"/>
        </table:table-row>
        <table:table-row table:style-name="ro1">
          <table:table-cell table:style-name="ce54" office:value-type="date" office:date-value="2006-11-20">
            <text:p>20. nov 06</text:p>
          </table:table-cell>
          <table:table-cell table:style-name="ce174" table:formula="oooc:=TEXT([.A21];&quot;Ddd&quot;)" office:value-type="string" office:string-value="pon">
            <text:p>pon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50" office:value-type="string">
            <text:p>KVIT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KVIT</text:p>
          </table:table-cell>
          <table:table-cell table:style-name="ce20"/>
          <table:table-cell table:style-name="ce14" office:value-type="string">
            <text:p>D</text:p>
          </table:table-cell>
          <table:table-cell table:style-name="ce105" office:value-type="string">
            <text:p>2</text:p>
          </table:table-cell>
          <table:table-cell table:style-name="ce39" office:value-type="string">
            <text:p>DAN</text:p>
          </table:table-cell>
          <table:table-cell table:style-name="ce175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175" table:formula="oooc:=COUNTIF([.C21:.K21];&quot;51&quot;) + COUNTIF([.C21:.K21];&quot;51L&quot;)" office:value-type="float" office:value="0">
            <text:p>0</text:p>
          </table:table-cell>
          <table:table-cell table:style-name="ce175" table:formula="oooc:=COUNTIF([.C21:.K21];&quot;52&quot;) + COUNTIF([.C21:.K21];&quot;52L&quot;)" office:value-type="float" office:value="1">
            <text:p>1</text:p>
          </table:table-cell>
          <table:table-cell table:style-name="ce175" table:formula="oooc:=COUNTIF([.C21:.K21];&quot;11-19&quot;) + COUNTIF([.C21:.K21];&quot;2&quot;)" office:value-type="float" office:value="1">
            <text:p>1</text:p>
          </table:table-cell>
          <table:table-cell table:style-name="ce175" table:formula="oooc:=COUNTIF([.C21:.K21];&quot;U&quot;)+COUNTIF([.C21:.K21];&quot;UL&quot;)" office:value-type="float" office:value="1">
            <text:p>1</text:p>
          </table:table-cell>
          <table:table-cell table:style-name="ce175" table:formula="oooc:=COUNTIF([.C21:.K21];&quot;KVIT&quot;)" office:value-type="float" office:value="2">
            <text:p>2</text:p>
          </table:table-cell>
          <table:table-cell table:style-name="ce176" table:formula="oooc:=COUNTBLANK([.C21:.K21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54" office:value-type="date" office:date-value="2006-11-21">
            <text:p>21. nov 06</text:p>
          </table:table-cell>
          <table:table-cell table:style-name="ce174" table:formula="oooc:=TEXT([.A22];&quot;Ddd&quot;)" office:value-type="string" office:string-value="tor">
            <text:p>tor</text:p>
          </table:table-cell>
          <table:table-cell table:style-name="ce24" office:value-type="string">
            <text:p><text:span text:style-name="T3">51</text:span>L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SD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SD</text:p>
          </table:table-cell>
          <table:table-cell table:style-name="ce154"/>
          <table:table-cell table:style-name="ce14" office:value-type="string">
            <text:p>SD</text:p>
          </table:table-cell>
          <table:table-cell table:style-name="ce105" office:value-type="string">
            <text:p>2</text:p>
          </table:table-cell>
          <table:table-cell table:style-name="ce39" office:value-type="string">
            <text:p>ŠOŠ</text:p>
          </table:table-cell>
          <table:table-cell table:style-name="ce175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175" table:formula="oooc:=COUNTIF([.C22:.K22];&quot;51&quot;) + COUNTIF([.C22:.K22];&quot;51L&quot;)" office:value-type="float" office:value="1">
            <text:p>1</text:p>
          </table:table-cell>
          <table:table-cell table:style-name="ce175" table:formula="oooc:=COUNTIF([.C22:.K22];&quot;52&quot;) + COUNTIF([.C22:.K22];&quot;52L&quot;)" office:value-type="float" office:value="0">
            <text:p>0</text:p>
          </table:table-cell>
          <table:table-cell table:style-name="ce175" table:formula="oooc:=COUNTIF([.C22:.K22];&quot;11-19&quot;) + COUNTIF([.C22:.K22];&quot;2&quot;)" office:value-type="float" office:value="1">
            <text:p>1</text:p>
          </table:table-cell>
          <table:table-cell table:style-name="ce175" table:formula="oooc:=COUNTIF([.C22:.K22];&quot;U&quot;)+COUNTIF([.C22:.K22];&quot;UL&quot;)" office:value-type="float" office:value="1">
            <text:p>1</text:p>
          </table:table-cell>
          <table:table-cell table:style-name="ce175" table:formula="oooc:=COUNTIF([.C22:.K22];&quot;KVIT&quot;)" office:value-type="float" office:value="1">
            <text:p>1</text:p>
          </table:table-cell>
          <table:table-cell table:style-name="ce176" table:formula="oooc:=COUNTBLANK([.C22:.K22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54" office:value-type="date" office:date-value="2006-11-22">
            <text:p>22. nov 06</text:p>
          </table:table-cell>
          <table:table-cell table:style-name="ce174" table:formula="oooc:=TEXT([.A23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SD</text:p>
          </table:table-cell>
          <table:table-cell table:style-name="ce20" office:value-type="string">
            <text:p>U</text:p>
          </table:table-cell>
          <table:table-cell table:style-name="ce105" office:value-type="string">
            <text:p>2</text:p>
          </table:table-cell>
          <table:table-cell table:style-name="ce14" office:value-type="string">
            <text:p>SD</text:p>
          </table:table-cell>
          <table:table-cell table:style-name="ce154"/>
          <table:table-cell table:style-name="ce14" office:value-type="string">
            <text:p>SD</text:p>
          </table:table-cell>
          <table:table-cell table:style-name="ce150" office:value-type="string">
            <text:p>KVIT</text:p>
          </table:table-cell>
          <table:table-cell table:style-name="ce39" office:value-type="string">
            <text:p>MSS</text:p>
          </table:table-cell>
          <table:table-cell table:style-name="ce175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175" table:formula="oooc:=COUNTIF([.C23:.K23];&quot;51&quot;) + COUNTIF([.C23:.K23];&quot;51L&quot;)" office:value-type="float" office:value="1">
            <text:p>1</text:p>
          </table:table-cell>
          <table:table-cell table:style-name="ce175" table:formula="oooc:=COUNTIF([.C23:.K23];&quot;52&quot;) + COUNTIF([.C23:.K23];&quot;52L&quot;)" office:value-type="float" office:value="0">
            <text:p>0</text:p>
          </table:table-cell>
          <table:table-cell table:style-name="ce175" table:formula="oooc:=COUNTIF([.C23:.K23];&quot;11-19&quot;) + COUNTIF([.C23:.K23];&quot;2&quot;)" office:value-type="float" office:value="1">
            <text:p>1</text:p>
          </table:table-cell>
          <table:table-cell table:style-name="ce175" table:formula="oooc:=COUNTIF([.C23:.K23];&quot;U&quot;)+COUNTIF([.C23:.K23];&quot;UL&quot;)" office:value-type="float" office:value="1">
            <text:p>1</text:p>
          </table:table-cell>
          <table:table-cell table:style-name="ce175" table:formula="oooc:=COUNTIF([.C23:.K23];&quot;KVIT&quot;)" office:value-type="float" office:value="1">
            <text:p>1</text:p>
          </table:table-cell>
          <table:table-cell table:style-name="ce176" table:formula="oooc:=COUNTBLANK([.C23:.K23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54" office:value-type="date" office:date-value="2006-11-23">
            <text:p>23. nov 06</text:p>
          </table:table-cell>
          <table:table-cell table:style-name="ce174" table:formula="oooc:=TEXT([.A24];&quot;Ddd&quot;)" office:value-type="string" office:string-value="čet">
            <text:p>čet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15" office:value-type="string">
            <text:p>51</text:p>
          </table:table-cell>
          <table:table-cell table:style-name="ce20" office:value-type="string">
            <text:p>U</text:p>
          </table:table-cell>
          <table:table-cell table:style-name="ce15" office:value-type="string">
            <text:p>51</text:p>
          </table:table-cell>
          <table:table-cell table:style-name="ce154"/>
          <table:table-cell table:style-name="ce14" office:value-type="string">
            <text:p>KVIT</text:p>
          </table:table-cell>
          <table:table-cell table:style-name="ce24" office:value-type="string">
            <text:p><text:span text:style-name="T3">52</text:span>L</text:p>
          </table:table-cell>
          <table:table-cell table:style-name="ce39" office:value-type="string">
            <text:p>DAN</text:p>
          </table:table-cell>
          <table:table-cell table:style-name="ce175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175" table:formula="oooc:=COUNTIF([.C24:.K24];&quot;51&quot;) + COUNTIF([.C24:.K24];&quot;51L&quot;)" office:value-type="float" office:value="2">
            <text:p>2</text:p>
          </table:table-cell>
          <table:table-cell table:style-name="ce175" table:formula="oooc:=COUNTIF([.C24:.K24];&quot;52&quot;) + COUNTIF([.C24:.K24];&quot;52L&quot;)" office:value-type="float" office:value="1">
            <text:p>1</text:p>
          </table:table-cell>
          <table:table-cell table:style-name="ce175" table:formula="oooc:=COUNTIF([.C24:.K24];&quot;11-19&quot;) + COUNTIF([.C24:.K24];&quot;2&quot;)" office:value-type="float" office:value="1">
            <text:p>1</text:p>
          </table:table-cell>
          <table:table-cell table:style-name="ce175" table:formula="oooc:=COUNTIF([.C24:.K24];&quot;U&quot;)+COUNTIF([.C24:.K24];&quot;UL&quot;)" office:value-type="float" office:value="1">
            <text:p>1</text:p>
          </table:table-cell>
          <table:table-cell table:style-name="ce175" table:formula="oooc:=COUNTIF([.C24:.K24];&quot;KVIT&quot;)" office:value-type="float" office:value="2">
            <text:p>2</text:p>
          </table:table-cell>
          <table:table-cell table:style-name="ce176" table:formula="oooc:=COUNTBLANK([.C24:.K24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54" office:value-type="date" office:date-value="2006-11-24">
            <text:p>24. nov 06</text:p>
          </table:table-cell>
          <table:table-cell table:style-name="ce174" table:formula="oooc:=TEXT([.A25];&quot;Ddd&quot;)" office:value-type="string" office:string-value="pet">
            <text:p>pe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SD</text:p>
          </table:table-cell>
          <table:table-cell table:style-name="ce24" office:value-type="string">
            <text:p><text:span text:style-name="T3">52</text:span>L</text:p>
          </table:table-cell>
          <table:table-cell table:number-columns-repeated="2" table:style-name="ce14" office:value-type="string">
            <text:p>11-19</text:p>
          </table:table-cell>
          <table:table-cell table:style-name="ce14" office:value-type="string">
            <text:p>KVIT</text:p>
          </table:table-cell>
          <table:table-cell table:style-name="ce154"/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39" office:value-type="string">
            <text:p>DAN</text:p>
          </table:table-cell>
          <table:table-cell table:style-name="ce175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175" table:formula="oooc:=COUNTIF([.C25:.K25];&quot;51&quot;) + COUNTIF([.C25:.K25];&quot;51L&quot;)" office:value-type="float" office:value="0">
            <text:p>0</text:p>
          </table:table-cell>
          <table:table-cell table:style-name="ce175" table:formula="oooc:=COUNTIF([.C25:.K25];&quot;52&quot;) + COUNTIF([.C25:.K25];&quot;52L&quot;)" office:value-type="float" office:value="1">
            <text:p>1</text:p>
          </table:table-cell>
          <table:table-cell table:style-name="ce175" table:formula="oooc:=COUNTIF([.C25:.K25];&quot;11-19&quot;) + COUNTIF([.C25:.K25];&quot;2&quot;)" office:value-type="float" office:value="3">
            <text:p>3</text:p>
          </table:table-cell>
          <table:table-cell table:style-name="ce175" table:formula="oooc:=COUNTIF([.C25:.K25];&quot;U&quot;)+COUNTIF([.C25:.K25];&quot;UL&quot;)" office:value-type="float" office:value="0">
            <text:p>0</text:p>
          </table:table-cell>
          <table:table-cell table:style-name="ce175" table:formula="oooc:=COUNTIF([.C25:.K25];&quot;KVIT&quot;)" office:value-type="float" office:value="1">
            <text:p>1</text:p>
          </table:table-cell>
          <table:table-cell table:style-name="ce176" table:formula="oooc:=COUNTBLANK([.C25:.K25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55" office:value-type="date" office:date-value="2006-11-25">
            <text:p>25. nov 06</text:p>
          </table:table-cell>
          <table:table-cell table:style-name="ce173" table:formula="oooc:=TEXT([.A26];&quot;Ddd&quot;)" office:value-type="string" office:string-value="sob">
            <text:p>sob</text:p>
          </table:table-cell>
          <table:table-cell table:style-name="ce23" table:number-columns-repeated="6"/>
          <table:table-cell table:style-name="ce61"/>
          <table:table-cell table:style-name="ce30" office:value-type="string">
            <text:p>L</text:p>
          </table:table-cell>
          <table:table-cell table:style-name="ce37"/>
          <table:table-cell table:style-name="ce39" office:value-type="string">
            <text:p>MIR</text:p>
          </table:table-cell>
          <table:table-cell table:style-name="ce175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175" table:formula="oooc:=COUNTIF([.C26:.K26];&quot;51&quot;) + COUNTIF([.C26:.K26];&quot;51L&quot;)" office:value-type="float" office:value="0">
            <text:p>0</text:p>
          </table:table-cell>
          <table:table-cell table:style-name="ce175" table:formula="oooc:=COUNTIF([.C26:.K26];&quot;52&quot;) + COUNTIF([.C26:.K26];&quot;52L&quot;)" office:value-type="float" office:value="0">
            <text:p>0</text:p>
          </table:table-cell>
          <table:table-cell table:style-name="ce175" table:formula="oooc:=COUNTIF([.C26:.K26];&quot;11-19&quot;) + COUNTIF([.C26:.K26];&quot;2&quot;)" office:value-type="float" office:value="0">
            <text:p>0</text:p>
          </table:table-cell>
          <table:table-cell table:style-name="ce175" table:formula="oooc:=COUNTIF([.C26:.K26];&quot;U&quot;)+COUNTIF([.C26:.K26];&quot;UL&quot;)" office:value-type="float" office:value="0">
            <text:p>0</text:p>
          </table:table-cell>
          <table:table-cell table:style-name="ce175" table:formula="oooc:=COUNTIF([.C26:.K26];&quot;KVIT&quot;)" office:value-type="float" office:value="0">
            <text:p>0</text:p>
          </table:table-cell>
          <table:table-cell table:style-name="ce176" table:formula="oooc:=COUNTBLANK([.C26:.K26])" office:value-type="float" office:value="8">
            <text:p>8</text:p>
          </table:table-cell>
          <table:table-cell table:style-name="ce5" table:number-columns-repeated="237"/>
        </table:table-row>
        <table:table-row table:style-name="ro1">
          <table:table-cell table:style-name="ce55" office:value-type="date" office:date-value="2006-11-26">
            <text:p>26. nov 06</text:p>
          </table:table-cell>
          <table:table-cell table:style-name="ce173" table:formula="oooc:=TEXT([.A27];&quot;Ddd&quot;)" office:value-type="string" office:string-value="ned">
            <text:p>ned</text:p>
          </table:table-cell>
          <table:table-cell table:style-name="ce36" table:number-columns-repeated="7"/>
          <table:table-cell table:style-name="ce30" office:value-type="string">
            <text:p>L</text:p>
          </table:table-cell>
          <table:table-cell table:style-name="ce36"/>
          <table:table-cell table:style-name="ce39" office:value-type="string">
            <text:p>MIR</text:p>
          </table:table-cell>
          <table:table-cell table:style-name="ce175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175" table:formula="oooc:=COUNTIF([.C27:.K27];&quot;51&quot;) + COUNTIF([.C27:.K27];&quot;51L&quot;)" office:value-type="float" office:value="0">
            <text:p>0</text:p>
          </table:table-cell>
          <table:table-cell table:style-name="ce175" table:formula="oooc:=COUNTIF([.C27:.K27];&quot;52&quot;) + COUNTIF([.C27:.K27];&quot;52L&quot;)" office:value-type="float" office:value="0">
            <text:p>0</text:p>
          </table:table-cell>
          <table:table-cell table:style-name="ce175" table:formula="oooc:=COUNTIF([.C27:.K27];&quot;11-19&quot;) + COUNTIF([.C27:.K27];&quot;2&quot;)" office:value-type="float" office:value="0">
            <text:p>0</text:p>
          </table:table-cell>
          <table:table-cell table:style-name="ce175" table:formula="oooc:=COUNTIF([.C27:.K27];&quot;U&quot;)+COUNTIF([.C27:.K27];&quot;UL&quot;)" office:value-type="float" office:value="0">
            <text:p>0</text:p>
          </table:table-cell>
          <table:table-cell table:style-name="ce175" table:formula="oooc:=COUNTIF([.C27:.K27];&quot;KVIT&quot;)" office:value-type="float" office:value="0">
            <text:p>0</text:p>
          </table:table-cell>
          <table:table-cell table:style-name="ce176" table:formula="oooc:=COUNTBLANK([.C27:.K27])" office:value-type="float" office:value="8">
            <text:p>8</text:p>
          </table:table-cell>
          <table:table-cell table:style-name="ce5" table:number-columns-repeated="237"/>
        </table:table-row>
        <table:table-row table:style-name="ro1">
          <table:table-cell table:style-name="ce54" office:value-type="date" office:date-value="2006-11-27">
            <text:p>27. nov 06</text:p>
          </table:table-cell>
          <table:table-cell table:style-name="ce174" table:formula="oooc:=TEXT([.A28];&quot;Ddd&quot;)" office:value-type="string" office:string-value="pon">
            <text:p>pon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D</text:p>
          </table:table-cell>
          <table:table-cell table:style-name="ce20" office:value-type="string">
            <text:p>U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20"/>
          <table:table-cell table:style-name="ce14" office:value-type="string">
            <text:p>X</text:p>
          </table:table-cell>
          <table:table-cell table:style-name="ce150" office:value-type="string">
            <text:p>KVIT</text:p>
          </table:table-cell>
          <table:table-cell table:style-name="ce39" office:value-type="string">
            <text:p>MIR</text:p>
          </table:table-cell>
          <table:table-cell table:style-name="ce175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175" table:formula="oooc:=COUNTIF([.C28:.K28];&quot;51&quot;) + COUNTIF([.C28:.K28];&quot;51L&quot;)" office:value-type="float" office:value="1">
            <text:p>1</text:p>
          </table:table-cell>
          <table:table-cell table:style-name="ce175" table:formula="oooc:=COUNTIF([.C28:.K28];&quot;52&quot;) + COUNTIF([.C28:.K28];&quot;52L&quot;)" office:value-type="float" office:value="1">
            <text:p>1</text:p>
          </table:table-cell>
          <table:table-cell table:style-name="ce175" table:formula="oooc:=COUNTIF([.C28:.K28];&quot;11-19&quot;) + COUNTIF([.C28:.K28];&quot;2&quot;)" office:value-type="float" office:value="1">
            <text:p>1</text:p>
          </table:table-cell>
          <table:table-cell table:style-name="ce175" table:formula="oooc:=COUNTIF([.C28:.K28];&quot;U&quot;)+COUNTIF([.C28:.K28];&quot;UL&quot;)" office:value-type="float" office:value="1">
            <text:p>1</text:p>
          </table:table-cell>
          <table:table-cell table:style-name="ce175" table:formula="oooc:=COUNTIF([.C28:.K28];&quot;KVIT&quot;)" office:value-type="float" office:value="1">
            <text:p>1</text:p>
          </table:table-cell>
          <table:table-cell table:style-name="ce176" table:formula="oooc:=COUNTBLANK([.C28:.K28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54" office:value-type="date" office:date-value="2006-11-28">
            <text:p>28. nov 06</text:p>
          </table:table-cell>
          <table:table-cell table:style-name="ce174" table:formula="oooc:=TEXT([.A29];&quot;Ddd&quot;)" office:value-type="string" office:string-value="tor">
            <text:p>tor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SD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54"/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39" office:value-type="string">
            <text:p>MIR</text:p>
          </table:table-cell>
          <table:table-cell table:style-name="ce175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175" table:formula="oooc:=COUNTIF([.C29:.K29];&quot;51&quot;) + COUNTIF([.C29:.K29];&quot;51L&quot;)" office:value-type="float" office:value="1">
            <text:p>1</text:p>
          </table:table-cell>
          <table:table-cell table:style-name="ce175" table:formula="oooc:=COUNTIF([.C29:.K29];&quot;52&quot;) + COUNTIF([.C29:.K29];&quot;52L&quot;)" office:value-type="float" office:value="1">
            <text:p>1</text:p>
          </table:table-cell>
          <table:table-cell table:style-name="ce175" table:formula="oooc:=COUNTIF([.C29:.K29];&quot;11-19&quot;) + COUNTIF([.C29:.K29];&quot;2&quot;)" office:value-type="float" office:value="1">
            <text:p>1</text:p>
          </table:table-cell>
          <table:table-cell table:style-name="ce175" table:formula="oooc:=COUNTIF([.C29:.K29];&quot;U&quot;)+COUNTIF([.C29:.K29];&quot;UL&quot;)" office:value-type="float" office:value="0">
            <text:p>0</text:p>
          </table:table-cell>
          <table:table-cell table:style-name="ce175" table:formula="oooc:=COUNTIF([.C29:.K29];&quot;KVIT&quot;)" office:value-type="float" office:value="1">
            <text:p>1</text:p>
          </table:table-cell>
          <table:table-cell table:style-name="ce176" table:formula="oooc:=COUNTBLANK([.C29:.K29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54" office:value-type="date" office:date-value="2006-11-29">
            <text:p>29. nov 06</text:p>
          </table:table-cell>
          <table:table-cell table:style-name="ce174" table:formula="oooc:=TEXT([.A30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20" office:value-type="string">
            <text:p>U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54"/>
          <table:table-cell table:style-name="ce15" office:value-type="string">
            <text:p>51</text:p>
          </table:table-cell>
          <table:table-cell table:style-name="ce24" office:value-type="string">
            <text:p><text:span text:style-name="T3">52</text:span>L</text:p>
          </table:table-cell>
          <table:table-cell table:style-name="ce39" office:value-type="string">
            <text:p>MIR</text:p>
          </table:table-cell>
          <table:table-cell table:style-name="ce175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175" table:formula="oooc:=COUNTIF([.C30:.K30];&quot;51&quot;) + COUNTIF([.C30:.K30];&quot;51L&quot;)" office:value-type="float" office:value="1">
            <text:p>1</text:p>
          </table:table-cell>
          <table:table-cell table:style-name="ce175" table:formula="oooc:=COUNTIF([.C30:.K30];&quot;52&quot;) + COUNTIF([.C30:.K30];&quot;52L&quot;)" office:value-type="float" office:value="1">
            <text:p>1</text:p>
          </table:table-cell>
          <table:table-cell table:style-name="ce175" table:formula="oooc:=COUNTIF([.C30:.K30];&quot;11-19&quot;) + COUNTIF([.C30:.K30];&quot;2&quot;)" office:value-type="float" office:value="1">
            <text:p>1</text:p>
          </table:table-cell>
          <table:table-cell table:style-name="ce175" table:formula="oooc:=COUNTIF([.C30:.K30];&quot;U&quot;)+COUNTIF([.C30:.K30];&quot;UL&quot;)" office:value-type="float" office:value="1">
            <text:p>1</text:p>
          </table:table-cell>
          <table:table-cell table:style-name="ce175" table:formula="oooc:=COUNTIF([.C30:.K30];&quot;KVIT&quot;)" office:value-type="float" office:value="1">
            <text:p>1</text:p>
          </table:table-cell>
          <table:table-cell table:style-name="ce176" table:formula="oooc:=COUNTBLANK([.C30:.K30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style-name="ce54" office:value-type="date" office:date-value="2006-11-30">
            <text:p>30. nov 06</text:p>
          </table:table-cell>
          <table:table-cell table:style-name="ce174" table:formula="oooc:=TEXT([.A31];&quot;Ddd&quot;)" office:value-type="string" office:string-value="čet">
            <text:p>čet</text:p>
          </table:table-cell>
          <table:table-cell table:style-name="ce14" office:value-type="string">
            <text:p>11-19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D</text:p>
          </table:table-cell>
          <table:table-cell table:style-name="ce20" office:value-type="string">
            <text:p>U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54"/>
          <table:table-cell table:style-name="ce15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39" office:value-type="string">
            <text:p>MIR</text:p>
          </table:table-cell>
          <table:table-cell table:style-name="ce175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175" table:formula="oooc:=COUNTIF([.C31:.K31];&quot;51&quot;) + COUNTIF([.C31:.K31];&quot;51L&quot;)" office:value-type="float" office:value="1">
            <text:p>1</text:p>
          </table:table-cell>
          <table:table-cell table:style-name="ce175" table:formula="oooc:=COUNTIF([.C31:.K31];&quot;52&quot;) + COUNTIF([.C31:.K31];&quot;52L&quot;)" office:value-type="float" office:value="1">
            <text:p>1</text:p>
          </table:table-cell>
          <table:table-cell table:style-name="ce175" table:formula="oooc:=COUNTIF([.C31:.K31];&quot;11-19&quot;) + COUNTIF([.C31:.K31];&quot;2&quot;)" office:value-type="float" office:value="1">
            <text:p>1</text:p>
          </table:table-cell>
          <table:table-cell table:style-name="ce175" table:formula="oooc:=COUNTIF([.C31:.K31];&quot;U&quot;)+COUNTIF([.C31:.K31];&quot;UL&quot;)" office:value-type="float" office:value="1">
            <text:p>1</text:p>
          </table:table-cell>
          <table:table-cell table:style-name="ce175" table:formula="oooc:=COUNTIF([.C31:.K31];&quot;KVIT&quot;)" office:value-type="float" office:value="1">
            <text:p>1</text:p>
          </table:table-cell>
          <table:table-cell table:style-name="ce176" table:formula="oooc:=COUNTBLANK([.C31:.K31])" office:value-type="float" office:value="1">
            <text:p>1</text:p>
          </table:table-cell>
          <table:table-cell table:style-name="ce5" table:number-columns-repeated="237"/>
        </table:table-row>
        <table:table-row table:style-name="ro1">
          <table:table-cell table:number-columns-repeated="20"/>
          <table:table-cell table:style-name="ce5" table:number-columns-repeated="236"/>
        </table:table-row>
        <table:table-row table:style-name="ro1">
          <table:table-cell table:style-name="ce4" table:number-columns-repeated="12"/>
          <table:table-cell table:style-name="ce43" table:number-columns-repeated="6"/>
          <table:table-cell table:style-name="ce178"/>
          <table:table-cell table:style-name="ce5"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+COUNTIF([.C2:.C32];&quot;kvitL&quot;)+COUNTIF([.C2:.C32];&quot;UL&quot;)" office:value-type="float" office:value="5">
            <text:p>5</text:p>
          </table:table-cell>
          <table:table-cell table:style-name="ce4" table:formula="oooc:=COUNTIF([.D2:.D32];&quot;L&quot;)+COUNTIF([.D2:.D32];&quot;51L&quot;)+COUNTIF([.D2:.D32];&quot;52L&quot;)+COUNTIF([.D2:.D32];&quot;1L&quot;)+COUNTIF([.D2:.D32];&quot;kvitL&quot;)+COUNTIF([.D2:.D32];&quot;UL&quot;)" office:value-type="float" office:value="4">
            <text:p>4</text:p>
          </table:table-cell>
          <table:table-cell table:style-name="ce4" table:formula="oooc:=COUNTIF([.E2:.E32];&quot;L&quot;)+COUNTIF([.E2:.E32];&quot;51L&quot;)+COUNTIF([.E2:.E32];&quot;52L&quot;)+COUNTIF([.E2:.E32];&quot;1L&quot;)+COUNTIF([.E2:.E32];&quot;kvitL&quot;)+COUNTIF([.E2:.E32];&quot;UL&quot;)" office:value-type="float" office:value="4">
            <text:p>4</text:p>
          </table:table-cell>
          <table:table-cell table:style-name="ce4" table:formula="oooc:=COUNTIF([.F2:.F32];&quot;L&quot;)+COUNTIF([.F2:.F32];&quot;51L&quot;)+COUNTIF([.F2:.F32];&quot;52L&quot;)+COUNTIF([.F2:.F32];&quot;1L&quot;)+COUNTIF([.F2:.F32];&quot;kvitL&quot;)+COUNTIF([.F2:.F32];&quot;UL&quot;)" office:value-type="float" office:value="2">
            <text:p>2</text:p>
          </table:table-cell>
          <table:table-cell table:style-name="ce4" table:formula="oooc:=COUNTIF([.G2:.G32];&quot;L&quot;)+COUNTIF([.G2:.G32];&quot;51L&quot;)+COUNTIF([.G2:.G32];&quot;52L&quot;)+COUNTIF([.G2:.G32];&quot;1L&quot;)+COUNTIF([.G2:.G32];&quot;kvitL&quot;)+COUNTIF([.G2:.G32];&quot;UL&quot;)" office:value-type="float" office:value="2">
            <text:p>2</text:p>
          </table:table-cell>
          <table:table-cell table:style-name="ce4" table:formula="oooc:=COUNTIF([.H2:.H32];&quot;L&quot;)+COUNTIF([.H2:.H32];&quot;51L&quot;)+COUNTIF([.H2:.H32];&quot;52L&quot;)+COUNTIF([.H2:.H32];&quot;1L&quot;)+COUNTIF([.H2:.H32];&quot;kvitL&quot;)+COUNTIF([.H2:.H32];&quot;UL&quot;)" office:value-type="float" office:value="4">
            <text:p>4</text:p>
          </table:table-cell>
          <table:table-cell table:style-name="ce4" table:formula="oooc:=COUNTIF([.I2:.I32];&quot;L&quot;)+COUNTIF([.I2:.I32];&quot;51L&quot;)+COUNTIF([.I2:.I32];&quot;52L&quot;)+COUNTIF([.I2:.I32];&quot;1L&quot;)+COUNTIF([.I2:.I32];&quot;kvitL&quot;)+COUNTIF([.I2:.I32];&quot;UL&quot;)" office:value-type="float" office:value="0">
            <text:p>0</text:p>
          </table:table-cell>
          <table:table-cell table:style-name="ce4" table:formula="oooc:=COUNTIF([.J2:.J32];&quot;L&quot;)+COUNTIF([.J2:.J32];&quot;51L&quot;)+COUNTIF([.J2:.J32];&quot;52L&quot;)+COUNTIF([.J2:.J32];&quot;1L&quot;)+COUNTIF([.J2:.J32];&quot;kvitL&quot;)+COUNTIF([.J2:.J32];&quot;UL&quot;)" office:value-type="float" office:value="4">
            <text:p>4</text:p>
          </table:table-cell>
          <table:table-cell table:style-name="ce4" table:formula="oooc:=COUNTIF([.K2:.K32];&quot;L&quot;)+COUNTIF([.K2:.K32];&quot;51L&quot;)+COUNTIF([.K2:.K32];&quot;52L&quot;)+COUNTIF([.K2:.K32];&quot;1L&quot;)+COUNTIF([.K2:.K32];&quot;kvitL&quot;)+COUNTIF([.K2:.K32];&quot;UL&quot;)" office:value-type="float" office:value="5">
            <text:p>5</text:p>
          </table:table-cell>
          <table:table-cell/>
          <table:table-cell table:style-name="ce40" table:number-columns-repeated="2"/>
          <table:table-cell table:style-name="ce46"/>
          <table:table-cell table:style-name="ce40" table:number-columns-repeated="3"/>
          <table:table-cell table:style-name="ce179"/>
          <table:table-cell table:style-name="ce5" table:number-columns-repeated="237"/>
        </table:table-row>
        <table:table-row table:style-name="ro1">
          <table:table-cell table:style-name="ce5"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3">
            <text:p>3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3">
            <text:p>3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3">
            <text:p>3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2">
            <text:p>2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5">
            <text:p>5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5">
            <text:p>5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1">
            <text:p>1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3">
            <text:p>3</text:p>
          </table:table-cell>
          <table:table-cell table:style-name="ce5"/>
          <table:table-cell table:style-name="ce44" table:number-columns-repeated="6"/>
          <table:table-cell table:style-name="ce179"/>
          <table:table-cell table:style-name="ce5" table:number-columns-repeated="237"/>
        </table:table-row>
        <table:table-row table:style-name="ro1" table:number-rows-repeated="31965">
          <table:table-cell table:style-name="ce5" table:number-columns-repeated="12"/>
          <table:table-cell table:style-name="ce44" table:number-columns-repeated="6"/>
          <table:table-cell table:style-name="ce179"/>
          <table:table-cell table:style-name="ce5" table:number-columns-repeated="237"/>
        </table:table-row>
        <table:table-row table:style-name="ro2" table:number-rows-repeated="3353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cember" table:style-name="ta1" table:print="false">
        <table:table-column table:style-name="co1" table:default-cell-style-name="ce5"/>
        <table:table-column table:style-name="co2" table:number-columns-repeated="11" table:default-cell-style-name="ce5"/>
        <table:table-column table:style-name="co13" table:default-cell-style-name="ce44"/>
        <table:table-column table:style-name="co3" table:default-cell-style-name="ce44"/>
        <table:table-column table:style-name="co4" table:default-cell-style-name="ce44"/>
        <table:table-column table:style-name="co6" table:default-cell-style-name="ce44"/>
        <table:table-column table:style-name="co9" table:default-cell-style-name="ce44"/>
        <table:table-column table:style-name="co11" table:default-cell-style-name="ce44"/>
        <table:table-column table:style-name="co13" table:default-cell-style-name="ce44"/>
        <table:table-column table:style-name="co10" table:number-columns-repeated="237" table:default-cell-style-name="ce5"/>
        <table:table-row table:style-name="ro1">
          <table:table-cell table:style-name="ce1" office:value-type="string">
            <text:p>Datum</text:p>
          </table:table-cell>
          <table:table-cell table:style-name="ce6"/>
          <table:table-cell table:style-name="ce57" office:value-type="string">
            <text:p>KOS</text:p>
          </table:table-cell>
          <table:table-cell table:style-name="ce57" office:value-type="string">
            <text:p>ŠOŠ</text:p>
          </table:table-cell>
          <table:table-cell table:style-name="ce57" office:value-type="string">
            <text:p>PIN</text:p>
          </table:table-cell>
          <table:table-cell table:style-name="ce57" office:value-type="string">
            <text:p>KON</text:p>
          </table:table-cell>
          <table:table-cell table:style-name="ce57" office:value-type="string">
            <text:p>MIR</text:p>
          </table:table-cell>
          <table:table-cell table:style-name="ce57" office:value-type="string">
            <text:p>HOL</text:p>
          </table:table-cell>
          <table:table-cell table:style-name="ce184" office:value-type="string">
            <text:p>?</text:p>
          </table:table-cell>
          <table:table-cell table:style-name="ce57" office:value-type="string">
            <text:p>DAN</text:p>
          </table:table-cell>
          <table:table-cell table:style-name="ce62" office:value-type="string">
            <text:p>MŠŠ</text:p>
          </table:table-cell>
          <table:table-cell table:style-name="ce38" office:value-type="string">
            <text:p>TX</text:p>
          </table:table-cell>
          <table:table-cell table:style-name="ce63" office:value-type="string">
            <text:p>L</text:p>
          </table:table-cell>
          <table:table-cell table:style-name="ce65" office:value-type="float" office:value="51">
            <text:p>51</text:p>
          </table:table-cell>
          <table:table-cell table:style-name="ce65" office:value-type="float" office:value="52">
            <text:p>52</text:p>
          </table:table-cell>
          <table:table-cell table:style-name="ce78" office:value-type="string">
            <text:p>11-19</text:p>
          </table:table-cell>
          <table:table-cell table:style-name="ce67" office:value-type="string">
            <text:p>U</text:p>
          </table:table-cell>
          <table:table-cell table:style-name="ce80" office:value-type="string">
            <text:p>KVIT</text:p>
          </table:table-cell>
          <table:table-cell table:style-name="ce145" office:value-type="string">
            <text:p>Brez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01">
            <text:p>1. dec 06</text:p>
          </table:table-cell>
          <table:table-cell table:style-name="ce180" table:formula="oooc:=TEXT([.A2];&quot;Ddd&quot;)" office:value-type="string" office:string-value="pet">
            <text:p>pet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85"/>
          <table:table-cell table:style-name="ce20" office:value-type="string">
            <text:p>U</text:p>
          </table:table-cell>
          <table:table-cell table:style-name="ce15" office:value-type="string">
            <text:p>51</text:p>
          </table:table-cell>
          <table:table-cell table:style-name="ce38" office:value-type="string">
            <text:p>MIR</text:p>
          </table:table-cell>
          <table:table-cell table:style-name="ce189" table:formula="oooc:=COUNTIF([.C2:.K2];&quot;L&quot;) + COUNTIF([.C2:.K2];&quot;52L&quot;)+COUNTIF([.C2:.K2];&quot;51L&quot;)+COUNTIF([.C2:.K2];&quot;1L&quot;)+COUNTIF([.C2:.K2];&quot;KVITL&quot;)+COUNTIF([.C2:.K2];&quot;UL&quot;)" office:value-type="float" office:value="1">
            <text:p>1</text:p>
          </table:table-cell>
          <table:table-cell table:style-name="ce189" table:formula="oooc:=COUNTIF([.C2:.K2];&quot;51&quot;) + COUNTIF([.C2:.K2];&quot;51L&quot;)" office:value-type="float" office:value="1">
            <text:p>1</text:p>
          </table:table-cell>
          <table:table-cell table:style-name="ce189" table:formula="oooc:=COUNTIF([.C2:.K2];&quot;52&quot;) + COUNTIF([.C2:.K2];&quot;52L&quot;)" office:value-type="float" office:value="1">
            <text:p>1</text:p>
          </table:table-cell>
          <table:table-cell table:style-name="ce189" table:formula="oooc:=COUNTIF([.C2:.K2];&quot;11-19&quot;) + COUNTIF([.C2:.K2];&quot;2&quot;)" office:value-type="float" office:value="1">
            <text:p>1</text:p>
          </table:table-cell>
          <table:table-cell table:style-name="ce189" table:formula="oooc:=COUNTIF([.C2:.K2];&quot;U&quot;)+COUNTIF([.C2:.K2];&quot;UL&quot;)" office:value-type="float" office:value="1">
            <text:p>1</text:p>
          </table:table-cell>
          <table:table-cell table:style-name="ce189" table:formula="oooc:=COUNTIF([.C2:.K2];&quot;KVIT&quot;)" office:value-type="float" office:value="1">
            <text:p>1</text:p>
          </table:table-cell>
          <table:table-cell table:style-name="ce190" table:formula="oooc:=COUNTBLANK([.C2:.K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02">
            <text:p>2. dec 06</text:p>
          </table:table-cell>
          <table:table-cell table:style-name="ce181" table:formula="oooc:=TEXT([.A3];&quot;Ddd&quot;)" office:value-type="string" office:string-value="sob">
            <text:p>sob</text:p>
          </table:table-cell>
          <table:table-cell table:style-name="ce182" table:number-columns-repeated="4"/>
          <table:table-cell table:style-name="ce30" office:value-type="string">
            <text:p>L</text:p>
          </table:table-cell>
          <table:table-cell table:style-name="ce182" table:number-columns-repeated="2"/>
          <table:table-cell table:style-name="ce187"/>
          <table:table-cell table:style-name="ce182"/>
          <table:table-cell table:style-name="ce38" office:value-type="string">
            <text:p>MŠŠ</text:p>
          </table:table-cell>
          <table:table-cell table:style-name="ce189" table:formula="oooc:=COUNTIF([.C3:.K3];&quot;L&quot;) + COUNTIF([.C3:.K3];&quot;52L&quot;)+COUNTIF([.C3:.K3];&quot;51L&quot;)+COUNTIF([.C3:.K3];&quot;1L&quot;)+COUNTIF([.C3:.K3];&quot;KVITL&quot;)+COUNTIF([.C3:.K3];&quot;UL&quot;)" office:value-type="float" office:value="1">
            <text:p>1</text:p>
          </table:table-cell>
          <table:table-cell table:style-name="ce189" table:formula="oooc:=COUNTIF([.C3:.K3];&quot;51&quot;) + COUNTIF([.C3:.K3];&quot;51L&quot;)" office:value-type="float" office:value="0">
            <text:p>0</text:p>
          </table:table-cell>
          <table:table-cell table:style-name="ce189" table:formula="oooc:=COUNTIF([.C3:.K3];&quot;52&quot;) + COUNTIF([.C3:.K3];&quot;52L&quot;)" office:value-type="float" office:value="0">
            <text:p>0</text:p>
          </table:table-cell>
          <table:table-cell table:style-name="ce189" table:formula="oooc:=COUNTIF([.C3:.K3];&quot;11-19&quot;) + COUNTIF([.C3:.K3];&quot;2&quot;)" office:value-type="float" office:value="0">
            <text:p>0</text:p>
          </table:table-cell>
          <table:table-cell table:style-name="ce189" table:formula="oooc:=COUNTIF([.C3:.K3];&quot;U&quot;)+COUNTIF([.C3:.K3];&quot;UL&quot;)" office:value-type="float" office:value="0">
            <text:p>0</text:p>
          </table:table-cell>
          <table:table-cell table:style-name="ce189" table:formula="oooc:=COUNTIF([.C3:.K3];&quot;KVIT&quot;)" office:value-type="float" office:value="0">
            <text:p>0</text:p>
          </table:table-cell>
          <table:table-cell table:style-name="ce190" table:formula="oooc:=COUNTBLANK([.C3:.K3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03">
            <text:p>3. dec 06</text:p>
          </table:table-cell>
          <table:table-cell table:style-name="ce181" table:formula="oooc:=TEXT([.A4];&quot;Ddd&quot;)" office:value-type="string" office:string-value="ned">
            <text:p>ned</text:p>
          </table:table-cell>
          <table:table-cell table:style-name="ce182" table:number-columns-repeated="4"/>
          <table:table-cell table:style-name="ce30" office:value-type="string">
            <text:p>L</text:p>
          </table:table-cell>
          <table:table-cell table:style-name="ce182" table:number-columns-repeated="2"/>
          <table:table-cell table:style-name="ce187"/>
          <table:table-cell table:style-name="ce182"/>
          <table:table-cell table:style-name="ce38" office:value-type="string">
            <text:p>MŠŠ</text:p>
          </table:table-cell>
          <table:table-cell table:style-name="ce189" table:formula="oooc:=COUNTIF([.C4:.K4];&quot;L&quot;) + COUNTIF([.C4:.K4];&quot;52L&quot;)+COUNTIF([.C4:.K4];&quot;51L&quot;)+COUNTIF([.C4:.K4];&quot;1L&quot;)+COUNTIF([.C4:.K4];&quot;KVITL&quot;)+COUNTIF([.C4:.K4];&quot;UL&quot;)" office:value-type="float" office:value="1">
            <text:p>1</text:p>
          </table:table-cell>
          <table:table-cell table:style-name="ce189" table:formula="oooc:=COUNTIF([.C4:.K4];&quot;51&quot;) + COUNTIF([.C4:.K4];&quot;51L&quot;)" office:value-type="float" office:value="0">
            <text:p>0</text:p>
          </table:table-cell>
          <table:table-cell table:style-name="ce189" table:formula="oooc:=COUNTIF([.C4:.K4];&quot;52&quot;) + COUNTIF([.C4:.K4];&quot;52L&quot;)" office:value-type="float" office:value="0">
            <text:p>0</text:p>
          </table:table-cell>
          <table:table-cell table:style-name="ce189" table:formula="oooc:=COUNTIF([.C4:.K4];&quot;11-19&quot;) + COUNTIF([.C4:.K4];&quot;2&quot;)" office:value-type="float" office:value="0">
            <text:p>0</text:p>
          </table:table-cell>
          <table:table-cell table:style-name="ce189" table:formula="oooc:=COUNTIF([.C4:.K4];&quot;U&quot;)+COUNTIF([.C4:.K4];&quot;UL&quot;)" office:value-type="float" office:value="0">
            <text:p>0</text:p>
          </table:table-cell>
          <table:table-cell table:style-name="ce189" table:formula="oooc:=COUNTIF([.C4:.K4];&quot;KVIT&quot;)" office:value-type="float" office:value="0">
            <text:p>0</text:p>
          </table:table-cell>
          <table:table-cell table:style-name="ce190" table:formula="oooc:=COUNTBLANK([.C4:.K4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04">
            <text:p>4. dec 06</text:p>
          </table:table-cell>
          <table:table-cell table:style-name="ce180" table:formula="oooc:=TEXT([.A5];&quot;Ddd&quot;)" office:value-type="string" office:string-value="pon">
            <text:p>pon</text:p>
          </table:table-cell>
          <table:table-cell table:style-name="ce15" office:value-type="string">
            <text:p>51</text:p>
          </table:table-cell>
          <table:table-cell table:style-name="ce24" office:value-type="string">
            <text:p><text:span text:style-name="T3">52</text:span>L</text:p>
          </table:table-cell>
          <table:table-cell table:style-name="ce20" office:value-type="string">
            <text:p>U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186"/>
          <table:table-cell table:style-name="ce14" office:value-type="string">
            <text:p>D</text:p>
          </table:table-cell>
          <table:table-cell table:style-name="ce14" office:value-type="string">
            <text:p>KVIT</text:p>
          </table:table-cell>
          <table:table-cell table:style-name="ce38" office:value-type="string">
            <text:p>MŠŠ</text:p>
          </table:table-cell>
          <table:table-cell table:style-name="ce189" table:formula="oooc:=COUNTIF([.C5:.K5];&quot;L&quot;) + COUNTIF([.C5:.K5];&quot;52L&quot;)+COUNTIF([.C5:.K5];&quot;51L&quot;)+COUNTIF([.C5:.K5];&quot;1L&quot;)+COUNTIF([.C5:.K5];&quot;KVITL&quot;)+COUNTIF([.C5:.K5];&quot;UL&quot;)" office:value-type="float" office:value="1">
            <text:p>1</text:p>
          </table:table-cell>
          <table:table-cell table:style-name="ce189" table:formula="oooc:=COUNTIF([.C5:.K5];&quot;51&quot;) + COUNTIF([.C5:.K5];&quot;51L&quot;)" office:value-type="float" office:value="1">
            <text:p>1</text:p>
          </table:table-cell>
          <table:table-cell table:style-name="ce189" table:formula="oooc:=COUNTIF([.C5:.K5];&quot;52&quot;) + COUNTIF([.C5:.K5];&quot;52L&quot;)" office:value-type="float" office:value="1">
            <text:p>1</text:p>
          </table:table-cell>
          <table:table-cell table:style-name="ce189" table:formula="oooc:=COUNTIF([.C5:.K5];&quot;11-19&quot;) + COUNTIF([.C5:.K5];&quot;2&quot;)" office:value-type="float" office:value="1">
            <text:p>1</text:p>
          </table:table-cell>
          <table:table-cell table:style-name="ce189" table:formula="oooc:=COUNTIF([.C5:.K5];&quot;U&quot;)+COUNTIF([.C5:.K5];&quot;UL&quot;)" office:value-type="float" office:value="1">
            <text:p>1</text:p>
          </table:table-cell>
          <table:table-cell table:style-name="ce189" table:formula="oooc:=COUNTIF([.C5:.K5];&quot;KVIT&quot;)" office:value-type="float" office:value="2">
            <text:p>2</text:p>
          </table:table-cell>
          <table:table-cell table:style-name="ce190" table:formula="oooc:=COUNTBLANK([.C5:.K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05">
            <text:p>5. dec 06</text:p>
          </table:table-cell>
          <table:table-cell table:style-name="ce180" table:formula="oooc:=TEXT([.A6];&quot;Ddd&quot;)" office:value-type="string" office:string-value="tor">
            <text:p>tor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15" office:value-type="string">
            <text:p>51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27"/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KVIT</text:p>
          </table:table-cell>
          <table:table-cell table:style-name="ce38" office:value-type="string">
            <text:p>MŠŠ</text:p>
          </table:table-cell>
          <table:table-cell table:style-name="ce189" table:formula="oooc:=COUNTIF([.C6:.K6];&quot;L&quot;) + COUNTIF([.C6:.K6];&quot;52L&quot;)+COUNTIF([.C6:.K6];&quot;51L&quot;)+COUNTIF([.C6:.K6];&quot;1L&quot;)+COUNTIF([.C6:.K6];&quot;KVITL&quot;)+COUNTIF([.C6:.K6];&quot;UL&quot;)" office:value-type="float" office:value="1">
            <text:p>1</text:p>
          </table:table-cell>
          <table:table-cell table:style-name="ce189" table:formula="oooc:=COUNTIF([.C6:.K6];&quot;51&quot;) + COUNTIF([.C6:.K6];&quot;51L&quot;)" office:value-type="float" office:value="1">
            <text:p>1</text:p>
          </table:table-cell>
          <table:table-cell table:style-name="ce189" table:formula="oooc:=COUNTIF([.C6:.K6];&quot;52&quot;) + COUNTIF([.C6:.K6];&quot;52L&quot;)" office:value-type="float" office:value="1">
            <text:p>1</text:p>
          </table:table-cell>
          <table:table-cell table:style-name="ce189" table:formula="oooc:=COUNTIF([.C6:.K6];&quot;11-19&quot;) + COUNTIF([.C6:.K6];&quot;2&quot;)" office:value-type="float" office:value="1">
            <text:p>1</text:p>
          </table:table-cell>
          <table:table-cell table:style-name="ce189" table:formula="oooc:=COUNTIF([.C6:.K6];&quot;U&quot;)+COUNTIF([.C6:.K6];&quot;UL&quot;)" office:value-type="float" office:value="1">
            <text:p>1</text:p>
          </table:table-cell>
          <table:table-cell table:style-name="ce189" table:formula="oooc:=COUNTIF([.C6:.K6];&quot;KVIT&quot;)" office:value-type="float" office:value="2">
            <text:p>2</text:p>
          </table:table-cell>
          <table:table-cell table:style-name="ce190" table:formula="oooc:=COUNTBLANK([.C6:.K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06">
            <text:p>6. dec 06</text:p>
          </table:table-cell>
          <table:table-cell table:style-name="ce180" table:formula="oooc:=TEXT([.A7];&quot;Ddd&quot;)" office:value-type="string" office:string-value="sre">
            <text:p>sre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KVIT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20" office:value-type="string">
            <text:p>U</text:p>
          </table:table-cell>
          <table:table-cell table:style-name="ce186"/>
          <table:table-cell table:style-name="ce14" office:value-type="string">
            <text:p>X</text:p>
          </table:table-cell>
          <table:table-cell table:style-name="ce150" office:value-type="string">
            <text:p>KVIT</text:p>
          </table:table-cell>
          <table:table-cell table:style-name="ce38" office:value-type="string">
            <text:p>MŠŠ</text:p>
          </table:table-cell>
          <table:table-cell table:style-name="ce189" table:formula="oooc:=COUNTIF([.C7:.K7];&quot;L&quot;) + COUNTIF([.C7:.K7];&quot;52L&quot;)+COUNTIF([.C7:.K7];&quot;51L&quot;)+COUNTIF([.C7:.K7];&quot;1L&quot;)+COUNTIF([.C7:.K7];&quot;KVITL&quot;)+COUNTIF([.C7:.K7];&quot;UL&quot;)" office:value-type="float" office:value="1">
            <text:p>1</text:p>
          </table:table-cell>
          <table:table-cell table:style-name="ce189" table:formula="oooc:=COUNTIF([.C7:.K7];&quot;51&quot;) + COUNTIF([.C7:.K7];&quot;51L&quot;)" office:value-type="float" office:value="1">
            <text:p>1</text:p>
          </table:table-cell>
          <table:table-cell table:style-name="ce189" table:formula="oooc:=COUNTIF([.C7:.K7];&quot;52&quot;) + COUNTIF([.C7:.K7];&quot;52L&quot;)" office:value-type="float" office:value="1">
            <text:p>1</text:p>
          </table:table-cell>
          <table:table-cell table:style-name="ce189" table:formula="oooc:=COUNTIF([.C7:.K7];&quot;11-19&quot;) + COUNTIF([.C7:.K7];&quot;2&quot;)" office:value-type="float" office:value="1">
            <text:p>1</text:p>
          </table:table-cell>
          <table:table-cell table:style-name="ce189" table:formula="oooc:=COUNTIF([.C7:.K7];&quot;U&quot;)+COUNTIF([.C7:.K7];&quot;UL&quot;)" office:value-type="float" office:value="1">
            <text:p>1</text:p>
          </table:table-cell>
          <table:table-cell table:style-name="ce189" table:formula="oooc:=COUNTIF([.C7:.K7];&quot;KVIT&quot;)" office:value-type="float" office:value="2">
            <text:p>2</text:p>
          </table:table-cell>
          <table:table-cell table:style-name="ce190" table:formula="oooc:=COUNTBLANK([.C7:.K7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07">
            <text:p>7. dec 06</text:p>
          </table:table-cell>
          <table:table-cell table:style-name="ce180" table:formula="oooc:=TEXT([.A8];&quot;Ddd&quot;)" office:value-type="string" office:string-value="čet">
            <text:p>čet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24" office:value-type="string">
            <text:p><text:span text:style-name="T3">51</text:span>L</text:p>
          </table:table-cell>
          <table:table-cell table:style-name="ce14" office:value-type="string">
            <text:p>D</text:p>
          </table:table-cell>
          <table:table-cell table:style-name="ce186"/>
          <table:table-cell table:style-name="ce14" office:value-type="string">
            <text:p>11-19</text:p>
          </table:table-cell>
          <table:table-cell table:style-name="ce150" office:value-type="string">
            <text:p>KVIT</text:p>
          </table:table-cell>
          <table:table-cell table:style-name="ce38" office:value-type="string">
            <text:p>MŠŠ</text:p>
          </table:table-cell>
          <table:table-cell table:style-name="ce189" table:formula="oooc:=COUNTIF([.C8:.K8];&quot;L&quot;) + COUNTIF([.C8:.K8];&quot;52L&quot;)+COUNTIF([.C8:.K8];&quot;51L&quot;)+COUNTIF([.C8:.K8];&quot;1L&quot;)+COUNTIF([.C8:.K8];&quot;KVITL&quot;)+COUNTIF([.C8:.K8];&quot;UL&quot;)" office:value-type="float" office:value="1">
            <text:p>1</text:p>
          </table:table-cell>
          <table:table-cell table:style-name="ce189" table:formula="oooc:=COUNTIF([.C8:.K8];&quot;51&quot;) + COUNTIF([.C8:.K8];&quot;51L&quot;)" office:value-type="float" office:value="1">
            <text:p>1</text:p>
          </table:table-cell>
          <table:table-cell table:style-name="ce189" table:formula="oooc:=COUNTIF([.C8:.K8];&quot;52&quot;) + COUNTIF([.C8:.K8];&quot;52L&quot;)" office:value-type="float" office:value="1">
            <text:p>1</text:p>
          </table:table-cell>
          <table:table-cell table:style-name="ce189" table:formula="oooc:=COUNTIF([.C8:.K8];&quot;11-19&quot;) + COUNTIF([.C8:.K8];&quot;2&quot;)" office:value-type="float" office:value="1">
            <text:p>1</text:p>
          </table:table-cell>
          <table:table-cell table:style-name="ce189" table:formula="oooc:=COUNTIF([.C8:.K8];&quot;U&quot;)+COUNTIF([.C8:.K8];&quot;UL&quot;)" office:value-type="float" office:value="1">
            <text:p>1</text:p>
          </table:table-cell>
          <table:table-cell table:style-name="ce189" table:formula="oooc:=COUNTIF([.C8:.K8];&quot;KVIT&quot;)" office:value-type="float" office:value="1">
            <text:p>1</text:p>
          </table:table-cell>
          <table:table-cell table:style-name="ce190" table:formula="oooc:=COUNTBLANK([.C8:.K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08">
            <text:p>8. dec 06</text:p>
          </table:table-cell>
          <table:table-cell table:style-name="ce180" table:formula="oooc:=TEXT([.A9];&quot;Ddd&quot;)" office:value-type="string" office:string-value="pet">
            <text:p>pet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65" office:value-type="string">
            <text:p><text:span text:style-name="T1">51</text:span>L</text:p>
          </table:table-cell>
          <table:table-cell table:style-name="ce186"/>
          <table:table-cell table:style-name="ce14" office:value-type="string">
            <text:p>52</text:p>
          </table:table-cell>
          <table:table-cell table:style-name="ce150" office:value-type="string">
            <text:p>KVIT</text:p>
          </table:table-cell>
          <table:table-cell table:style-name="ce38" office:value-type="string">
            <text:p>MŠŠ</text:p>
          </table:table-cell>
          <table:table-cell table:style-name="ce189" table:formula="oooc:=COUNTIF([.C9:.K9];&quot;L&quot;) + COUNTIF([.C9:.K9];&quot;52L&quot;)+COUNTIF([.C9:.K9];&quot;51L&quot;)+COUNTIF([.C9:.K9];&quot;1L&quot;)+COUNTIF([.C9:.K9];&quot;KVITL&quot;)+COUNTIF([.C9:.K9];&quot;UL&quot;)" office:value-type="float" office:value="1">
            <text:p>1</text:p>
          </table:table-cell>
          <table:table-cell table:style-name="ce189" table:formula="oooc:=COUNTIF([.C9:.K9];&quot;51&quot;) + COUNTIF([.C9:.K9];&quot;51L&quot;)" office:value-type="float" office:value="1">
            <text:p>1</text:p>
          </table:table-cell>
          <table:table-cell table:style-name="ce189" table:formula="oooc:=COUNTIF([.C9:.K9];&quot;52&quot;) + COUNTIF([.C9:.K9];&quot;52L&quot;)" office:value-type="float" office:value="1">
            <text:p>1</text:p>
          </table:table-cell>
          <table:table-cell table:style-name="ce189" table:formula="oooc:=COUNTIF([.C9:.K9];&quot;11-19&quot;) + COUNTIF([.C9:.K9];&quot;2&quot;)" office:value-type="float" office:value="1">
            <text:p>1</text:p>
          </table:table-cell>
          <table:table-cell table:style-name="ce189" table:formula="oooc:=COUNTIF([.C9:.K9];&quot;U&quot;)+COUNTIF([.C9:.K9];&quot;UL&quot;)" office:value-type="float" office:value="1">
            <text:p>1</text:p>
          </table:table-cell>
          <table:table-cell table:style-name="ce189" table:formula="oooc:=COUNTIF([.C9:.K9];&quot;KVIT&quot;)" office:value-type="float" office:value="1">
            <text:p>1</text:p>
          </table:table-cell>
          <table:table-cell table:style-name="ce190" table:formula="oooc:=COUNTBLANK([.C9:.K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09">
            <text:p>9. dec 06</text:p>
          </table:table-cell>
          <table:table-cell table:style-name="ce181" table:formula="oooc:=TEXT([.A10];&quot;Ddd&quot;)" office:value-type="string" office:string-value="sob">
            <text:p>sob</text:p>
          </table:table-cell>
          <table:table-cell table:style-name="ce183"/>
          <table:table-cell table:style-name="ce183" office:value-type="string">
            <text:p>D</text:p>
          </table:table-cell>
          <table:table-cell table:style-name="ce183" table:number-columns-repeated="4"/>
          <table:table-cell table:style-name="ce187"/>
          <table:table-cell table:style-name="ce26"/>
          <table:table-cell table:style-name="ce30" office:value-type="string">
            <text:p>L</text:p>
          </table:table-cell>
          <table:table-cell table:style-name="ce38" office:value-type="string">
            <text:p>PIN</text:p>
          </table:table-cell>
          <table:table-cell table:style-name="ce189" table:formula="oooc:=COUNTIF([.C10:.K10];&quot;L&quot;) + COUNTIF([.C10:.K10];&quot;52L&quot;)+COUNTIF([.C10:.K10];&quot;51L&quot;)+COUNTIF([.C10:.K10];&quot;1L&quot;)+COUNTIF([.C10:.K10];&quot;KVITL&quot;)+COUNTIF([.C10:.K10];&quot;UL&quot;)" office:value-type="float" office:value="1">
            <text:p>1</text:p>
          </table:table-cell>
          <table:table-cell table:style-name="ce189" table:formula="oooc:=COUNTIF([.C10:.K10];&quot;51&quot;) + COUNTIF([.C10:.K10];&quot;51L&quot;)" office:value-type="float" office:value="0">
            <text:p>0</text:p>
          </table:table-cell>
          <table:table-cell table:style-name="ce189" table:formula="oooc:=COUNTIF([.C10:.K10];&quot;52&quot;) + COUNTIF([.C10:.K10];&quot;52L&quot;)" office:value-type="float" office:value="0">
            <text:p>0</text:p>
          </table:table-cell>
          <table:table-cell table:style-name="ce189" table:formula="oooc:=COUNTIF([.C10:.K10];&quot;11-19&quot;) + COUNTIF([.C10:.K10];&quot;2&quot;)" office:value-type="float" office:value="0">
            <text:p>0</text:p>
          </table:table-cell>
          <table:table-cell table:style-name="ce189" table:formula="oooc:=COUNTIF([.C10:.K10];&quot;U&quot;)+COUNTIF([.C10:.K10];&quot;UL&quot;)" office:value-type="float" office:value="0">
            <text:p>0</text:p>
          </table:table-cell>
          <table:table-cell table:style-name="ce189" table:formula="oooc:=COUNTIF([.C10:.K10];&quot;KVIT&quot;)" office:value-type="float" office:value="0">
            <text:p>0</text:p>
          </table:table-cell>
          <table:table-cell table:style-name="ce190" table:formula="oooc:=COUNTBLANK([.C10:.K10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10">
            <text:p>10. dec 06</text:p>
          </table:table-cell>
          <table:table-cell table:style-name="ce181" table:formula="oooc:=TEXT([.A11];&quot;Ddd&quot;)" office:value-type="string" office:string-value="ned">
            <text:p>ned</text:p>
          </table:table-cell>
          <table:table-cell table:style-name="ce183"/>
          <table:table-cell table:style-name="ce183" office:value-type="string">
            <text:p>D</text:p>
          </table:table-cell>
          <table:table-cell table:style-name="ce183" table:number-columns-repeated="4"/>
          <table:table-cell table:style-name="ce187"/>
          <table:table-cell table:style-name="ce26"/>
          <table:table-cell table:style-name="ce30" office:value-type="string">
            <text:p>L</text:p>
          </table:table-cell>
          <table:table-cell table:style-name="ce38" office:value-type="string">
            <text:p>PIN</text:p>
          </table:table-cell>
          <table:table-cell table:style-name="ce189" table:formula="oooc:=COUNTIF([.C11:.K11];&quot;L&quot;) + COUNTIF([.C11:.K11];&quot;52L&quot;)+COUNTIF([.C11:.K11];&quot;51L&quot;)+COUNTIF([.C11:.K11];&quot;1L&quot;)+COUNTIF([.C11:.K11];&quot;KVITL&quot;)+COUNTIF([.C11:.K11];&quot;UL&quot;)" office:value-type="float" office:value="1">
            <text:p>1</text:p>
          </table:table-cell>
          <table:table-cell table:style-name="ce189" table:formula="oooc:=COUNTIF([.C11:.K11];&quot;51&quot;) + COUNTIF([.C11:.K11];&quot;51L&quot;)" office:value-type="float" office:value="0">
            <text:p>0</text:p>
          </table:table-cell>
          <table:table-cell table:style-name="ce189" table:formula="oooc:=COUNTIF([.C11:.K11];&quot;52&quot;) + COUNTIF([.C11:.K11];&quot;52L&quot;)" office:value-type="float" office:value="0">
            <text:p>0</text:p>
          </table:table-cell>
          <table:table-cell table:style-name="ce189" table:formula="oooc:=COUNTIF([.C11:.K11];&quot;11-19&quot;) + COUNTIF([.C11:.K11];&quot;2&quot;)" office:value-type="float" office:value="0">
            <text:p>0</text:p>
          </table:table-cell>
          <table:table-cell table:style-name="ce189" table:formula="oooc:=COUNTIF([.C11:.K11];&quot;U&quot;)+COUNTIF([.C11:.K11];&quot;UL&quot;)" office:value-type="float" office:value="0">
            <text:p>0</text:p>
          </table:table-cell>
          <table:table-cell table:style-name="ce189" table:formula="oooc:=COUNTIF([.C11:.K11];&quot;KVIT&quot;)" office:value-type="float" office:value="0">
            <text:p>0</text:p>
          </table:table-cell>
          <table:table-cell table:style-name="ce190" table:formula="oooc:=COUNTBLANK([.C11:.K11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11">
            <text:p>11. dec 06</text:p>
          </table:table-cell>
          <table:table-cell table:style-name="ce180" table:formula="oooc:=TEXT([.A12];&quot;Ddd&quot;)" office:value-type="string" office:string-value="pon">
            <text:p>pon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D</text:p>
          </table:table-cell>
          <table:table-cell table:style-name="ce20" office:value-type="string">
            <text:p>U</text:p>
          </table:table-cell>
          <table:table-cell table:style-name="ce24" office:value-type="string">
            <text:p><text:span text:style-name="T3">52</text:span>L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86"/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38" office:value-type="string">
            <text:p>KOS</text:p>
          </table:table-cell>
          <table:table-cell table:style-name="ce189" table:formula="oooc:=COUNTIF([.C12:.K12];&quot;L&quot;) + COUNTIF([.C12:.K12];&quot;52L&quot;)+COUNTIF([.C12:.K12];&quot;51L&quot;)+COUNTIF([.C12:.K12];&quot;1L&quot;)+COUNTIF([.C12:.K12];&quot;KVITL&quot;)+COUNTIF([.C12:.K12];&quot;UL&quot;)" office:value-type="float" office:value="1">
            <text:p>1</text:p>
          </table:table-cell>
          <table:table-cell table:style-name="ce189" table:formula="oooc:=COUNTIF([.C12:.K12];&quot;51&quot;) + COUNTIF([.C12:.K12];&quot;51L&quot;)" office:value-type="float" office:value="1">
            <text:p>1</text:p>
          </table:table-cell>
          <table:table-cell table:style-name="ce189" table:formula="oooc:=COUNTIF([.C12:.K12];&quot;52&quot;) + COUNTIF([.C12:.K12];&quot;52L&quot;)" office:value-type="float" office:value="1">
            <text:p>1</text:p>
          </table:table-cell>
          <table:table-cell table:style-name="ce189" table:formula="oooc:=COUNTIF([.C12:.K12];&quot;11-19&quot;) + COUNTIF([.C12:.K12];&quot;2&quot;)" office:value-type="float" office:value="1">
            <text:p>1</text:p>
          </table:table-cell>
          <table:table-cell table:style-name="ce189" table:formula="oooc:=COUNTIF([.C12:.K12];&quot;U&quot;)+COUNTIF([.C12:.K12];&quot;UL&quot;)" office:value-type="float" office:value="1">
            <text:p>1</text:p>
          </table:table-cell>
          <table:table-cell table:style-name="ce189" table:formula="oooc:=COUNTIF([.C12:.K12];&quot;KVIT&quot;)" office:value-type="float" office:value="1">
            <text:p>1</text:p>
          </table:table-cell>
          <table:table-cell table:style-name="ce190" table:formula="oooc:=COUNTBLANK([.C12:.K1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12">
            <text:p>12. dec 06</text:p>
          </table:table-cell>
          <table:table-cell table:style-name="ce180" table:formula="oooc:=TEXT([.A13];&quot;Ddd&quot;)" office:value-type="string" office:string-value="tor">
            <text:p>tor</text:p>
          </table:table-cell>
          <table:table-cell table:style-name="ce165" office:value-type="string">
            <text:p><text:span text:style-name="T1">51</text:span>L</text:p>
          </table:table-cell>
          <table:table-cell table:number-columns-repeated="2"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52</text:p>
          </table:table-cell>
          <table:table-cell table:style-name="ce150" office:value-type="string">
            <text:p>KVIT</text:p>
          </table:table-cell>
          <table:table-cell table:style-name="ce186"/>
          <table:table-cell table:style-name="ce14" office:value-type="string">
            <text:p>11-19</text:p>
          </table:table-cell>
          <table:table-cell table:style-name="ce20" office:value-type="string">
            <text:p>U</text:p>
          </table:table-cell>
          <table:table-cell table:style-name="ce38" office:value-type="string">
            <text:p>PIN</text:p>
          </table:table-cell>
          <table:table-cell table:style-name="ce189" table:formula="oooc:=COUNTIF([.C13:.K13];&quot;L&quot;) + COUNTIF([.C13:.K13];&quot;52L&quot;)+COUNTIF([.C13:.K13];&quot;51L&quot;)+COUNTIF([.C13:.K13];&quot;1L&quot;)+COUNTIF([.C13:.K13];&quot;KVITL&quot;)+COUNTIF([.C13:.K13];&quot;UL&quot;)" office:value-type="float" office:value="1">
            <text:p>1</text:p>
          </table:table-cell>
          <table:table-cell table:style-name="ce189" table:formula="oooc:=COUNTIF([.C13:.K13];&quot;51&quot;) + COUNTIF([.C13:.K13];&quot;51L&quot;)" office:value-type="float" office:value="1">
            <text:p>1</text:p>
          </table:table-cell>
          <table:table-cell table:style-name="ce189" table:formula="oooc:=COUNTIF([.C13:.K13];&quot;52&quot;) + COUNTIF([.C13:.K13];&quot;52L&quot;)" office:value-type="float" office:value="1">
            <text:p>1</text:p>
          </table:table-cell>
          <table:table-cell table:style-name="ce189" table:formula="oooc:=COUNTIF([.C13:.K13];&quot;11-19&quot;) + COUNTIF([.C13:.K13];&quot;2&quot;)" office:value-type="float" office:value="1">
            <text:p>1</text:p>
          </table:table-cell>
          <table:table-cell table:style-name="ce189" table:formula="oooc:=COUNTIF([.C13:.K13];&quot;U&quot;)+COUNTIF([.C13:.K13];&quot;UL&quot;)" office:value-type="float" office:value="1">
            <text:p>1</text:p>
          </table:table-cell>
          <table:table-cell table:style-name="ce189" table:formula="oooc:=COUNTIF([.C13:.K13];&quot;KVIT&quot;)" office:value-type="float" office:value="1">
            <text:p>1</text:p>
          </table:table-cell>
          <table:table-cell table:style-name="ce190" table:formula="oooc:=COUNTBLANK([.C13:.K1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13">
            <text:p>13. dec 06</text:p>
          </table:table-cell>
          <table:table-cell table:style-name="ce180" table:formula="oooc:=TEXT([.A14];&quot;Ddd&quot;)" office:value-type="string" office:string-value="sre">
            <text:p>sre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24" office:value-type="string">
            <text:p><text:span text:style-name="T3">51</text:span>L</text:p>
          </table:table-cell>
          <table:table-cell table:style-name="ce20" office:value-type="string">
            <text:p>U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D</text:p>
          </table:table-cell>
          <table:table-cell table:style-name="ce186"/>
          <table:table-cell table:style-name="ce14" office:value-type="string">
            <text:p>52</text:p>
          </table:table-cell>
          <table:table-cell table:style-name="ce14" office:value-type="string">
            <text:p>11-19</text:p>
          </table:table-cell>
          <table:table-cell table:style-name="ce38" office:value-type="string">
            <text:p>MŠŠ</text:p>
          </table:table-cell>
          <table:table-cell table:style-name="ce189" table:formula="oooc:=COUNTIF([.C14:.K14];&quot;L&quot;) + COUNTIF([.C14:.K14];&quot;52L&quot;)+COUNTIF([.C14:.K14];&quot;51L&quot;)+COUNTIF([.C14:.K14];&quot;1L&quot;)+COUNTIF([.C14:.K14];&quot;KVITL&quot;)+COUNTIF([.C14:.K14];&quot;UL&quot;)" office:value-type="float" office:value="1">
            <text:p>1</text:p>
          </table:table-cell>
          <table:table-cell table:style-name="ce189" table:formula="oooc:=COUNTIF([.C14:.K14];&quot;51&quot;) + COUNTIF([.C14:.K14];&quot;51L&quot;)" office:value-type="float" office:value="1">
            <text:p>1</text:p>
          </table:table-cell>
          <table:table-cell table:style-name="ce189" table:formula="oooc:=COUNTIF([.C14:.K14];&quot;52&quot;) + COUNTIF([.C14:.K14];&quot;52L&quot;)" office:value-type="float" office:value="1">
            <text:p>1</text:p>
          </table:table-cell>
          <table:table-cell table:style-name="ce189" table:formula="oooc:=COUNTIF([.C14:.K14];&quot;11-19&quot;) + COUNTIF([.C14:.K14];&quot;2&quot;)" office:value-type="float" office:value="1">
            <text:p>1</text:p>
          </table:table-cell>
          <table:table-cell table:style-name="ce189" table:formula="oooc:=COUNTIF([.C14:.K14];&quot;U&quot;)+COUNTIF([.C14:.K14];&quot;UL&quot;)" office:value-type="float" office:value="1">
            <text:p>1</text:p>
          </table:table-cell>
          <table:table-cell table:style-name="ce189" table:formula="oooc:=COUNTIF([.C14:.K14];&quot;KVIT&quot;)" office:value-type="float" office:value="1">
            <text:p>1</text:p>
          </table:table-cell>
          <table:table-cell table:style-name="ce190" table:formula="oooc:=COUNTBLANK([.C14:.K14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14">
            <text:p>14. dec 06</text:p>
          </table:table-cell>
          <table:table-cell table:style-name="ce180" table:formula="oooc:=TEXT([.A15];&quot;Ddd&quot;)" office:value-type="string" office:string-value="čet">
            <text:p>čet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20" office:value-type="string">
            <text:p>U</text:p>
          </table:table-cell>
          <table:table-cell table:style-name="ce150" office:value-type="string">
            <text:p>KVIT</text:p>
          </table:table-cell>
          <table:table-cell table:style-name="ce186"/>
          <table:table-cell table:style-name="ce24" office:value-type="string">
            <text:p><text:span text:style-name="T3">52</text:span>L</text:p>
          </table:table-cell>
          <table:table-cell table:style-name="ce15" office:value-type="string">
            <text:p>51</text:p>
          </table:table-cell>
          <table:table-cell table:style-name="ce38" office:value-type="string">
            <text:p>PIN</text:p>
          </table:table-cell>
          <table:table-cell table:style-name="ce189" table:formula="oooc:=COUNTIF([.C15:.K15];&quot;L&quot;) + COUNTIF([.C15:.K15];&quot;52L&quot;)+COUNTIF([.C15:.K15];&quot;51L&quot;)+COUNTIF([.C15:.K15];&quot;1L&quot;)+COUNTIF([.C15:.K15];&quot;KVITL&quot;)+COUNTIF([.C15:.K15];&quot;UL&quot;)" office:value-type="float" office:value="1">
            <text:p>1</text:p>
          </table:table-cell>
          <table:table-cell table:style-name="ce189" table:formula="oooc:=COUNTIF([.C15:.K15];&quot;51&quot;) + COUNTIF([.C15:.K15];&quot;51L&quot;)" office:value-type="float" office:value="1">
            <text:p>1</text:p>
          </table:table-cell>
          <table:table-cell table:style-name="ce189" table:formula="oooc:=COUNTIF([.C15:.K15];&quot;52&quot;) + COUNTIF([.C15:.K15];&quot;52L&quot;)" office:value-type="float" office:value="1">
            <text:p>1</text:p>
          </table:table-cell>
          <table:table-cell table:style-name="ce189" table:formula="oooc:=COUNTIF([.C15:.K15];&quot;11-19&quot;) + COUNTIF([.C15:.K15];&quot;2&quot;)" office:value-type="float" office:value="1">
            <text:p>1</text:p>
          </table:table-cell>
          <table:table-cell table:style-name="ce189" table:formula="oooc:=COUNTIF([.C15:.K15];&quot;U&quot;)+COUNTIF([.C15:.K15];&quot;UL&quot;)" office:value-type="float" office:value="1">
            <text:p>1</text:p>
          </table:table-cell>
          <table:table-cell table:style-name="ce189" table:formula="oooc:=COUNTIF([.C15:.K15];&quot;KVIT&quot;)" office:value-type="float" office:value="1">
            <text:p>1</text:p>
          </table:table-cell>
          <table:table-cell table:style-name="ce190" table:formula="oooc:=COUNTBLANK([.C15:.K15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15">
            <text:p>15. dec 06</text:p>
          </table:table-cell>
          <table:table-cell table:style-name="ce180" table:formula="oooc:=TEXT([.A16];&quot;Ddd&quot;)" office:value-type="string" office:string-value="pet">
            <text:p>pet</text:p>
          </table:table-cell>
          <table:table-cell table:style-name="ce20" office:value-type="string">
            <text:p>U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15" office:value-type="string">
            <text:p>51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D</text:p>
          </table:table-cell>
          <table:table-cell table:style-name="ce186"/>
          <table:table-cell table:style-name="ce14" office:value-type="string">
            <text:p>X</text:p>
          </table:table-cell>
          <table:table-cell table:style-name="ce14" office:value-type="string">
            <text:p>KVIT</text:p>
          </table:table-cell>
          <table:table-cell table:style-name="ce38" office:value-type="string">
            <text:p>ŠOŠ</text:p>
          </table:table-cell>
          <table:table-cell table:style-name="ce189" table:formula="oooc:=COUNTIF([.C16:.K16];&quot;L&quot;) + COUNTIF([.C16:.K16];&quot;52L&quot;)+COUNTIF([.C16:.K16];&quot;51L&quot;)+COUNTIF([.C16:.K16];&quot;1L&quot;)+COUNTIF([.C16:.K16];&quot;KVITL&quot;)+COUNTIF([.C16:.K16];&quot;UL&quot;)" office:value-type="float" office:value="1">
            <text:p>1</text:p>
          </table:table-cell>
          <table:table-cell table:style-name="ce189" table:formula="oooc:=COUNTIF([.C16:.K16];&quot;51&quot;) + COUNTIF([.C16:.K16];&quot;51L&quot;)" office:value-type="float" office:value="1">
            <text:p>1</text:p>
          </table:table-cell>
          <table:table-cell table:style-name="ce189" table:formula="oooc:=COUNTIF([.C16:.K16];&quot;52&quot;) + COUNTIF([.C16:.K16];&quot;52L&quot;)" office:value-type="float" office:value="1">
            <text:p>1</text:p>
          </table:table-cell>
          <table:table-cell table:style-name="ce189" table:formula="oooc:=COUNTIF([.C16:.K16];&quot;11-19&quot;) + COUNTIF([.C16:.K16];&quot;2&quot;)" office:value-type="float" office:value="1">
            <text:p>1</text:p>
          </table:table-cell>
          <table:table-cell table:style-name="ce189" table:formula="oooc:=COUNTIF([.C16:.K16];&quot;U&quot;)+COUNTIF([.C16:.K16];&quot;UL&quot;)" office:value-type="float" office:value="1">
            <text:p>1</text:p>
          </table:table-cell>
          <table:table-cell table:style-name="ce189" table:formula="oooc:=COUNTIF([.C16:.K16];&quot;KVIT&quot;)" office:value-type="float" office:value="2">
            <text:p>2</text:p>
          </table:table-cell>
          <table:table-cell table:style-name="ce190" table:formula="oooc:=COUNTBLANK([.C16:.K16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16">
            <text:p>16. dec 06</text:p>
          </table:table-cell>
          <table:table-cell table:style-name="ce181" table:formula="oooc:=TEXT([.A17];&quot;Ddd&quot;)" office:value-type="string" office:string-value="sob">
            <text:p>sob</text:p>
          </table:table-cell>
          <table:table-cell table:style-name="ce183"/>
          <table:table-cell table:style-name="ce30" office:value-type="string">
            <text:p>L</text:p>
          </table:table-cell>
          <table:table-cell table:style-name="ce183" table:number-columns-repeated="4"/>
          <table:table-cell table:style-name="ce187"/>
          <table:table-cell table:style-name="ce26" table:number-columns-repeated="2"/>
          <table:table-cell table:style-name="ce38" office:value-type="string">
            <text:p>DAN</text:p>
          </table:table-cell>
          <table:table-cell table:style-name="ce189" table:formula="oooc:=COUNTIF([.C17:.K17];&quot;L&quot;) + COUNTIF([.C17:.K17];&quot;52L&quot;)+COUNTIF([.C17:.K17];&quot;51L&quot;)+COUNTIF([.C17:.K17];&quot;1L&quot;)+COUNTIF([.C17:.K17];&quot;KVITL&quot;)+COUNTIF([.C17:.K17];&quot;UL&quot;)" office:value-type="float" office:value="1">
            <text:p>1</text:p>
          </table:table-cell>
          <table:table-cell table:style-name="ce189" table:formula="oooc:=COUNTIF([.C17:.K17];&quot;51&quot;) + COUNTIF([.C17:.K17];&quot;51L&quot;)" office:value-type="float" office:value="0">
            <text:p>0</text:p>
          </table:table-cell>
          <table:table-cell table:style-name="ce189" table:formula="oooc:=COUNTIF([.C17:.K17];&quot;52&quot;) + COUNTIF([.C17:.K17];&quot;52L&quot;)" office:value-type="float" office:value="0">
            <text:p>0</text:p>
          </table:table-cell>
          <table:table-cell table:style-name="ce189" table:formula="oooc:=COUNTIF([.C17:.K17];&quot;11-19&quot;) + COUNTIF([.C17:.K17];&quot;2&quot;)" office:value-type="float" office:value="0">
            <text:p>0</text:p>
          </table:table-cell>
          <table:table-cell table:style-name="ce189" table:formula="oooc:=COUNTIF([.C17:.K17];&quot;U&quot;)+COUNTIF([.C17:.K17];&quot;UL&quot;)" office:value-type="float" office:value="0">
            <text:p>0</text:p>
          </table:table-cell>
          <table:table-cell table:style-name="ce189" table:formula="oooc:=COUNTIF([.C17:.K17];&quot;KVIT&quot;)" office:value-type="float" office:value="0">
            <text:p>0</text:p>
          </table:table-cell>
          <table:table-cell table:style-name="ce190" table:formula="oooc:=COUNTBLANK([.C17:.K17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17">
            <text:p>17. dec 06</text:p>
          </table:table-cell>
          <table:table-cell table:style-name="ce181" table:formula="oooc:=TEXT([.A18];&quot;Ddd&quot;)" office:value-type="string" office:string-value="ned">
            <text:p>ned</text:p>
          </table:table-cell>
          <table:table-cell table:style-name="ce183"/>
          <table:table-cell table:style-name="ce30" office:value-type="string">
            <text:p>L</text:p>
          </table:table-cell>
          <table:table-cell table:style-name="ce183" table:number-columns-repeated="4"/>
          <table:table-cell table:style-name="ce187"/>
          <table:table-cell table:style-name="ce26" table:number-columns-repeated="2"/>
          <table:table-cell table:style-name="ce38" office:value-type="string">
            <text:p>DAN</text:p>
          </table:table-cell>
          <table:table-cell table:style-name="ce189" table:formula="oooc:=COUNTIF([.C18:.K18];&quot;L&quot;) + COUNTIF([.C18:.K18];&quot;52L&quot;)+COUNTIF([.C18:.K18];&quot;51L&quot;)+COUNTIF([.C18:.K18];&quot;1L&quot;)+COUNTIF([.C18:.K18];&quot;KVITL&quot;)+COUNTIF([.C18:.K18];&quot;UL&quot;)" office:value-type="float" office:value="1">
            <text:p>1</text:p>
          </table:table-cell>
          <table:table-cell table:style-name="ce189" table:formula="oooc:=COUNTIF([.C18:.K18];&quot;51&quot;) + COUNTIF([.C18:.K18];&quot;51L&quot;)" office:value-type="float" office:value="0">
            <text:p>0</text:p>
          </table:table-cell>
          <table:table-cell table:style-name="ce189" table:formula="oooc:=COUNTIF([.C18:.K18];&quot;52&quot;) + COUNTIF([.C18:.K18];&quot;52L&quot;)" office:value-type="float" office:value="0">
            <text:p>0</text:p>
          </table:table-cell>
          <table:table-cell table:style-name="ce189" table:formula="oooc:=COUNTIF([.C18:.K18];&quot;11-19&quot;) + COUNTIF([.C18:.K18];&quot;2&quot;)" office:value-type="float" office:value="0">
            <text:p>0</text:p>
          </table:table-cell>
          <table:table-cell table:style-name="ce189" table:formula="oooc:=COUNTIF([.C18:.K18];&quot;U&quot;)+COUNTIF([.C18:.K18];&quot;UL&quot;)" office:value-type="float" office:value="0">
            <text:p>0</text:p>
          </table:table-cell>
          <table:table-cell table:style-name="ce189" table:formula="oooc:=COUNTIF([.C18:.K18];&quot;KVIT&quot;)" office:value-type="float" office:value="0">
            <text:p>0</text:p>
          </table:table-cell>
          <table:table-cell table:style-name="ce190" table:formula="oooc:=COUNTBLANK([.C18:.K18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18">
            <text:p>18. dec 06</text:p>
          </table:table-cell>
          <table:table-cell table:style-name="ce180" table:formula="oooc:=TEXT([.A19];&quot;Ddd&quot;)" office:value-type="string" office:string-value="pon">
            <text:p>pon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11-19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D</text:p>
          </table:table-cell>
          <table:table-cell table:style-name="ce150" office:value-type="string">
            <text:p>KVIT</text:p>
          </table:table-cell>
          <table:table-cell table:style-name="ce186"/>
          <table:table-cell table:style-name="ce14" office:value-type="string">
            <text:p>D</text:p>
          </table:table-cell>
          <table:table-cell table:style-name="ce20" office:value-type="string">
            <text:p>U</text:p>
          </table:table-cell>
          <table:table-cell table:style-name="ce38" office:value-type="string">
            <text:p>DAN</text:p>
          </table:table-cell>
          <table:table-cell table:style-name="ce189" table:formula="oooc:=COUNTIF([.C19:.K19];&quot;L&quot;) + COUNTIF([.C19:.K19];&quot;52L&quot;)+COUNTIF([.C19:.K19];&quot;51L&quot;)+COUNTIF([.C19:.K19];&quot;1L&quot;)+COUNTIF([.C19:.K19];&quot;KVITL&quot;)+COUNTIF([.C19:.K19];&quot;UL&quot;)" office:value-type="float" office:value="1">
            <text:p>1</text:p>
          </table:table-cell>
          <table:table-cell table:style-name="ce189" table:formula="oooc:=COUNTIF([.C19:.K19];&quot;51&quot;) + COUNTIF([.C19:.K19];&quot;51L&quot;)" office:value-type="float" office:value="1">
            <text:p>1</text:p>
          </table:table-cell>
          <table:table-cell table:style-name="ce189" table:formula="oooc:=COUNTIF([.C19:.K19];&quot;52&quot;) + COUNTIF([.C19:.K19];&quot;52L&quot;)" office:value-type="float" office:value="1">
            <text:p>1</text:p>
          </table:table-cell>
          <table:table-cell table:style-name="ce189" table:formula="oooc:=COUNTIF([.C19:.K19];&quot;11-19&quot;) + COUNTIF([.C19:.K19];&quot;2&quot;)" office:value-type="float" office:value="1">
            <text:p>1</text:p>
          </table:table-cell>
          <table:table-cell table:style-name="ce189" table:formula="oooc:=COUNTIF([.C19:.K19];&quot;U&quot;)+COUNTIF([.C19:.K19];&quot;UL&quot;)" office:value-type="float" office:value="1">
            <text:p>1</text:p>
          </table:table-cell>
          <table:table-cell table:style-name="ce189" table:formula="oooc:=COUNTIF([.C19:.K19];&quot;KVIT&quot;)" office:value-type="float" office:value="1">
            <text:p>1</text:p>
          </table:table-cell>
          <table:table-cell table:style-name="ce190" table:formula="oooc:=COUNTBLANK([.C19:.K1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19">
            <text:p>19. dec 06</text:p>
          </table:table-cell>
          <table:table-cell table:style-name="ce180" table:formula="oooc:=TEXT([.A20];&quot;Ddd&quot;)" office:value-type="string" office:string-value="tor">
            <text:p>tor</text:p>
          </table:table-cell>
          <table:table-cell table:style-name="ce14" office:value-type="string">
            <text:p>11-19</text:p>
          </table:table-cell>
          <table:table-cell table:style-name="ce152" office:value-type="string">
            <text:p>51</text:p>
          </table:table-cell>
          <table:table-cell table:style-name="ce165" office:value-type="string">
            <text:p><text:span text:style-name="T1">KVIT</text:span>L</text:p>
          </table:table-cell>
          <table:table-cell table:style-name="ce14" office:value-type="string">
            <text:p>X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KVIT</text:p>
          </table:table-cell>
          <table:table-cell table:style-name="ce186"/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38" office:value-type="string">
            <text:p>DAN</text:p>
          </table:table-cell>
          <table:table-cell table:style-name="ce189" table:formula="oooc:=COUNTIF([.C20:.K20];&quot;L&quot;) + COUNTIF([.C20:.K20];&quot;52L&quot;)+COUNTIF([.C20:.K20];&quot;51L&quot;)+COUNTIF([.C20:.K20];&quot;1L&quot;)+COUNTIF([.C20:.K20];&quot;KVITL&quot;)+COUNTIF([.C20:.K20];&quot;UL&quot;)" office:value-type="float" office:value="1">
            <text:p>1</text:p>
          </table:table-cell>
          <table:table-cell table:style-name="ce189" table:formula="oooc:=COUNTIF([.C20:.K20];&quot;51&quot;) + COUNTIF([.C20:.K20];&quot;51L&quot;)" office:value-type="float" office:value="1">
            <text:p>1</text:p>
          </table:table-cell>
          <table:table-cell table:style-name="ce189" table:formula="oooc:=COUNTIF([.C20:.K20];&quot;52&quot;) + COUNTIF([.C20:.K20];&quot;52L&quot;)" office:value-type="float" office:value="1">
            <text:p>1</text:p>
          </table:table-cell>
          <table:table-cell table:style-name="ce189" table:formula="oooc:=COUNTIF([.C20:.K20];&quot;11-19&quot;) + COUNTIF([.C20:.K20];&quot;2&quot;)" office:value-type="float" office:value="1">
            <text:p>1</text:p>
          </table:table-cell>
          <table:table-cell table:style-name="ce189" table:formula="oooc:=COUNTIF([.C20:.K20];&quot;U&quot;)+COUNTIF([.C20:.K20];&quot;UL&quot;)" office:value-type="float" office:value="1">
            <text:p>1</text:p>
          </table:table-cell>
          <table:table-cell table:style-name="ce189" table:formula="oooc:=COUNTIF([.C20:.K20];&quot;KVIT&quot;)" office:value-type="float" office:value="2">
            <text:p>2</text:p>
          </table:table-cell>
          <table:table-cell table:style-name="ce190" table:formula="oooc:=COUNTBLANK([.C20:.K2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20">
            <text:p>20. dec 06</text:p>
          </table:table-cell>
          <table:table-cell table:style-name="ce180" table:formula="oooc:=TEXT([.A21];&quot;Ddd&quot;)" office:value-type="string" office:string-value="sre">
            <text:p>sre</text:p>
          </table:table-cell>
          <table:table-cell table:style-name="ce15" office:value-type="string">
            <text:p>51</text:p>
          </table:table-cell>
          <table:table-cell table:style-name="ce24" office:value-type="string">
            <text:p><text:span text:style-name="T3">52</text:span>L</text:p>
          </table:table-cell>
          <table:table-cell table:style-name="ce14" office:value-type="string">
            <text:p>X</text:p>
          </table:table-cell>
          <table:table-cell table:style-name="ce150" office:value-type="string">
            <text:p>KVIT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D</text:p>
          </table:table-cell>
          <table:table-cell table:style-name="ce186"/>
          <table:table-cell table:style-name="ce14" office:value-type="string">
            <text:p>KVIT</text:p>
          </table:table-cell>
          <table:table-cell table:style-name="ce14" office:value-type="string">
            <text:p>11-19</text:p>
          </table:table-cell>
          <table:table-cell table:style-name="ce38" office:value-type="string">
            <text:p>DAN</text:p>
          </table:table-cell>
          <table:table-cell table:style-name="ce189" table:formula="oooc:=COUNTIF([.C21:.K21];&quot;L&quot;) + COUNTIF([.C21:.K21];&quot;52L&quot;)+COUNTIF([.C21:.K21];&quot;51L&quot;)+COUNTIF([.C21:.K21];&quot;1L&quot;)+COUNTIF([.C21:.K21];&quot;KVITL&quot;)+COUNTIF([.C21:.K21];&quot;UL&quot;)" office:value-type="float" office:value="1">
            <text:p>1</text:p>
          </table:table-cell>
          <table:table-cell table:style-name="ce189" table:formula="oooc:=COUNTIF([.C21:.K21];&quot;51&quot;) + COUNTIF([.C21:.K21];&quot;51L&quot;)" office:value-type="float" office:value="1">
            <text:p>1</text:p>
          </table:table-cell>
          <table:table-cell table:style-name="ce189" table:formula="oooc:=COUNTIF([.C21:.K21];&quot;52&quot;) + COUNTIF([.C21:.K21];&quot;52L&quot;)" office:value-type="float" office:value="1">
            <text:p>1</text:p>
          </table:table-cell>
          <table:table-cell table:style-name="ce189" table:formula="oooc:=COUNTIF([.C21:.K21];&quot;11-19&quot;) + COUNTIF([.C21:.K21];&quot;2&quot;)" office:value-type="float" office:value="1">
            <text:p>1</text:p>
          </table:table-cell>
          <table:table-cell table:style-name="ce189" table:formula="oooc:=COUNTIF([.C21:.K21];&quot;U&quot;)+COUNTIF([.C21:.K21];&quot;UL&quot;)" office:value-type="float" office:value="1">
            <text:p>1</text:p>
          </table:table-cell>
          <table:table-cell table:style-name="ce189" table:formula="oooc:=COUNTIF([.C21:.K21];&quot;KVIT&quot;)" office:value-type="float" office:value="2">
            <text:p>2</text:p>
          </table:table-cell>
          <table:table-cell table:style-name="ce190" table:formula="oooc:=COUNTBLANK([.C21:.K21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21">
            <text:p>21. dec 06</text:p>
          </table:table-cell>
          <table:table-cell table:style-name="ce180" table:formula="oooc:=TEXT([.A22];&quot;Ddd&quot;)" office:value-type="string" office:string-value="čet">
            <text:p>čet</text:p>
          </table:table-cell>
          <table:table-cell table:style-name="ce150" office:value-type="string">
            <text:p>KVI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D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11-19</text:p>
          </table:table-cell>
          <table:table-cell table:style-name="ce24" office:value-type="string">
            <text:p><text:span text:style-name="T3">52</text:span>L</text:p>
          </table:table-cell>
          <table:table-cell table:style-name="ce186"/>
          <table:table-cell table:style-name="ce14" office:value-type="string">
            <text:p>KVIT</text:p>
          </table:table-cell>
          <table:table-cell table:style-name="ce15" office:value-type="string">
            <text:p>51</text:p>
          </table:table-cell>
          <table:table-cell table:style-name="ce38" office:value-type="string">
            <text:p>DAN</text:p>
          </table:table-cell>
          <table:table-cell table:style-name="ce189" table:formula="oooc:=COUNTIF([.C22:.K22];&quot;L&quot;) + COUNTIF([.C22:.K22];&quot;52L&quot;)+COUNTIF([.C22:.K22];&quot;51L&quot;)+COUNTIF([.C22:.K22];&quot;1L&quot;)+COUNTIF([.C22:.K22];&quot;KVITL&quot;)+COUNTIF([.C22:.K22];&quot;UL&quot;)" office:value-type="float" office:value="1">
            <text:p>1</text:p>
          </table:table-cell>
          <table:table-cell table:style-name="ce189" table:formula="oooc:=COUNTIF([.C22:.K22];&quot;51&quot;) + COUNTIF([.C22:.K22];&quot;51L&quot;)" office:value-type="float" office:value="1">
            <text:p>1</text:p>
          </table:table-cell>
          <table:table-cell table:style-name="ce189" table:formula="oooc:=COUNTIF([.C22:.K22];&quot;52&quot;) + COUNTIF([.C22:.K22];&quot;52L&quot;)" office:value-type="float" office:value="1">
            <text:p>1</text:p>
          </table:table-cell>
          <table:table-cell table:style-name="ce189" table:formula="oooc:=COUNTIF([.C22:.K22];&quot;11-19&quot;) + COUNTIF([.C22:.K22];&quot;2&quot;)" office:value-type="float" office:value="1">
            <text:p>1</text:p>
          </table:table-cell>
          <table:table-cell table:style-name="ce189" table:formula="oooc:=COUNTIF([.C22:.K22];&quot;U&quot;)+COUNTIF([.C22:.K22];&quot;UL&quot;)" office:value-type="float" office:value="1">
            <text:p>1</text:p>
          </table:table-cell>
          <table:table-cell table:style-name="ce189" table:formula="oooc:=COUNTIF([.C22:.K22];&quot;KVIT&quot;)" office:value-type="float" office:value="2">
            <text:p>2</text:p>
          </table:table-cell>
          <table:table-cell table:style-name="ce190" table:formula="oooc:=COUNTBLANK([.C22:.K22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22">
            <text:p>22. dec 06</text:p>
          </table:table-cell>
          <table:table-cell table:style-name="ce180" table:formula="oooc:=TEXT([.A23];&quot;Ddd&quot;)" office:value-type="string" office:string-value="pet">
            <text:p>pet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11-19</text:p>
          </table:table-cell>
          <table:table-cell table:style-name="ce14" office:value-type="string">
            <text:p>D</text:p>
          </table:table-cell>
          <table:table-cell table:style-name="ce165" office:value-type="string">
            <text:p><text:span text:style-name="T1">U</text:span>L</text:p>
          </table:table-cell>
          <table:table-cell table:style-name="ce15" office:value-type="string">
            <text:p>51</text:p>
          </table:table-cell>
          <table:table-cell table:style-name="ce14" office:value-type="string">
            <text:p>X</text:p>
          </table:table-cell>
          <table:table-cell table:style-name="ce186"/>
          <table:table-cell table:style-name="ce14" office:value-type="string">
            <text:p>KVIT</text:p>
          </table:table-cell>
          <table:table-cell table:style-name="ce14" office:value-type="string">
            <text:p>52</text:p>
          </table:table-cell>
          <table:table-cell table:style-name="ce38" office:value-type="string">
            <text:p>DAN</text:p>
          </table:table-cell>
          <table:table-cell table:style-name="ce189" table:formula="oooc:=COUNTIF([.C23:.K23];&quot;L&quot;) + COUNTIF([.C23:.K23];&quot;52L&quot;)+COUNTIF([.C23:.K23];&quot;51L&quot;)+COUNTIF([.C23:.K23];&quot;1L&quot;)+COUNTIF([.C23:.K23];&quot;KVITL&quot;)+COUNTIF([.C23:.K23];&quot;UL&quot;)" office:value-type="float" office:value="1">
            <text:p>1</text:p>
          </table:table-cell>
          <table:table-cell table:style-name="ce189" table:formula="oooc:=COUNTIF([.C23:.K23];&quot;51&quot;) + COUNTIF([.C23:.K23];&quot;51L&quot;)" office:value-type="float" office:value="1">
            <text:p>1</text:p>
          </table:table-cell>
          <table:table-cell table:style-name="ce189" table:formula="oooc:=COUNTIF([.C23:.K23];&quot;52&quot;) + COUNTIF([.C23:.K23];&quot;52L&quot;)" office:value-type="float" office:value="1">
            <text:p>1</text:p>
          </table:table-cell>
          <table:table-cell table:style-name="ce189" table:formula="oooc:=COUNTIF([.C23:.K23];&quot;11-19&quot;) + COUNTIF([.C23:.K23];&quot;2&quot;)" office:value-type="float" office:value="1">
            <text:p>1</text:p>
          </table:table-cell>
          <table:table-cell table:style-name="ce189" table:formula="oooc:=COUNTIF([.C23:.K23];&quot;U&quot;)+COUNTIF([.C23:.K23];&quot;UL&quot;)" office:value-type="float" office:value="1">
            <text:p>1</text:p>
          </table:table-cell>
          <table:table-cell table:style-name="ce189" table:formula="oooc:=COUNTIF([.C23:.K23];&quot;KVIT&quot;)" office:value-type="float" office:value="1">
            <text:p>1</text:p>
          </table:table-cell>
          <table:table-cell table:style-name="ce190" table:formula="oooc:=COUNTBLANK([.C23:.K23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23">
            <text:p>23. dec 06</text:p>
          </table:table-cell>
          <table:table-cell table:style-name="ce181" table:formula="oooc:=TEXT([.A24];&quot;Ddd&quot;)" office:value-type="string" office:string-value="sob">
            <text:p>sob</text:p>
          </table:table-cell>
          <table:table-cell table:style-name="ce183" table:number-columns-repeated="6"/>
          <table:table-cell table:style-name="ce187"/>
          <table:table-cell table:style-name="ce30" office:value-type="string">
            <text:p>L</text:p>
          </table:table-cell>
          <table:table-cell table:style-name="ce26"/>
          <table:table-cell table:style-name="ce38" office:value-type="string">
            <text:p>KOS</text:p>
          </table:table-cell>
          <table:table-cell table:style-name="ce189" table:formula="oooc:=COUNTIF([.C24:.K24];&quot;L&quot;) + COUNTIF([.C24:.K24];&quot;52L&quot;)+COUNTIF([.C24:.K24];&quot;51L&quot;)+COUNTIF([.C24:.K24];&quot;1L&quot;)+COUNTIF([.C24:.K24];&quot;KVITL&quot;)+COUNTIF([.C24:.K24];&quot;UL&quot;)" office:value-type="float" office:value="1">
            <text:p>1</text:p>
          </table:table-cell>
          <table:table-cell table:style-name="ce189" table:formula="oooc:=COUNTIF([.C24:.K24];&quot;51&quot;) + COUNTIF([.C24:.K24];&quot;51L&quot;)" office:value-type="float" office:value="0">
            <text:p>0</text:p>
          </table:table-cell>
          <table:table-cell table:style-name="ce189" table:formula="oooc:=COUNTIF([.C24:.K24];&quot;52&quot;) + COUNTIF([.C24:.K24];&quot;52L&quot;)" office:value-type="float" office:value="0">
            <text:p>0</text:p>
          </table:table-cell>
          <table:table-cell table:style-name="ce189" table:formula="oooc:=COUNTIF([.C24:.K24];&quot;11-19&quot;) + COUNTIF([.C24:.K24];&quot;2&quot;)" office:value-type="float" office:value="0">
            <text:p>0</text:p>
          </table:table-cell>
          <table:table-cell table:style-name="ce189" table:formula="oooc:=COUNTIF([.C24:.K24];&quot;U&quot;)+COUNTIF([.C24:.K24];&quot;UL&quot;)" office:value-type="float" office:value="0">
            <text:p>0</text:p>
          </table:table-cell>
          <table:table-cell table:style-name="ce189" table:formula="oooc:=COUNTIF([.C24:.K24];&quot;KVIT&quot;)" office:value-type="float" office:value="0">
            <text:p>0</text:p>
          </table:table-cell>
          <table:table-cell table:style-name="ce190" table:formula="oooc:=COUNTBLANK([.C24:.K24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24">
            <text:p>24. dec 06</text:p>
          </table:table-cell>
          <table:table-cell table:style-name="ce181" table:formula="oooc:=TEXT([.A25];&quot;Ddd&quot;)" office:value-type="string" office:string-value="ned">
            <text:p>ned</text:p>
          </table:table-cell>
          <table:table-cell table:style-name="ce183" table:number-columns-repeated="6"/>
          <table:table-cell table:style-name="ce187"/>
          <table:table-cell table:style-name="ce30" office:value-type="string">
            <text:p>L</text:p>
          </table:table-cell>
          <table:table-cell table:style-name="ce26"/>
          <table:table-cell table:style-name="ce38" office:value-type="string">
            <text:p>MIR</text:p>
          </table:table-cell>
          <table:table-cell table:style-name="ce189" table:formula="oooc:=COUNTIF([.C25:.K25];&quot;L&quot;) + COUNTIF([.C25:.K25];&quot;52L&quot;)+COUNTIF([.C25:.K25];&quot;51L&quot;)+COUNTIF([.C25:.K25];&quot;1L&quot;)+COUNTIF([.C25:.K25];&quot;KVITL&quot;)+COUNTIF([.C25:.K25];&quot;UL&quot;)" office:value-type="float" office:value="1">
            <text:p>1</text:p>
          </table:table-cell>
          <table:table-cell table:style-name="ce189" table:formula="oooc:=COUNTIF([.C25:.K25];&quot;51&quot;) + COUNTIF([.C25:.K25];&quot;51L&quot;)" office:value-type="float" office:value="0">
            <text:p>0</text:p>
          </table:table-cell>
          <table:table-cell table:style-name="ce189" table:formula="oooc:=COUNTIF([.C25:.K25];&quot;52&quot;) + COUNTIF([.C25:.K25];&quot;52L&quot;)" office:value-type="float" office:value="0">
            <text:p>0</text:p>
          </table:table-cell>
          <table:table-cell table:style-name="ce189" table:formula="oooc:=COUNTIF([.C25:.K25];&quot;11-19&quot;) + COUNTIF([.C25:.K25];&quot;2&quot;)" office:value-type="float" office:value="0">
            <text:p>0</text:p>
          </table:table-cell>
          <table:table-cell table:style-name="ce189" table:formula="oooc:=COUNTIF([.C25:.K25];&quot;U&quot;)+COUNTIF([.C25:.K25];&quot;UL&quot;)" office:value-type="float" office:value="0">
            <text:p>0</text:p>
          </table:table-cell>
          <table:table-cell table:style-name="ce189" table:formula="oooc:=COUNTIF([.C25:.K25];&quot;KVIT&quot;)" office:value-type="float" office:value="0">
            <text:p>0</text:p>
          </table:table-cell>
          <table:table-cell table:style-name="ce190" table:formula="oooc:=COUNTBLANK([.C25:.K25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25">
            <text:p>25. dec 06</text:p>
          </table:table-cell>
          <table:table-cell table:style-name="ce181" table:formula="oooc:=TEXT([.A26];&quot;Ddd&quot;)" office:value-type="string" office:string-value="pon">
            <text:p>pon</text:p>
          </table:table-cell>
          <table:table-cell table:style-name="ce183" table:number-columns-repeated="6"/>
          <table:table-cell table:style-name="ce187"/>
          <table:table-cell table:style-name="ce26"/>
          <table:table-cell table:style-name="ce30" office:value-type="string">
            <text:p>L</text:p>
          </table:table-cell>
          <table:table-cell table:style-name="ce38" office:value-type="string">
            <text:p>MIR</text:p>
          </table:table-cell>
          <table:table-cell table:style-name="ce189" table:formula="oooc:=COUNTIF([.C26:.K26];&quot;L&quot;) + COUNTIF([.C26:.K26];&quot;52L&quot;)+COUNTIF([.C26:.K26];&quot;51L&quot;)+COUNTIF([.C26:.K26];&quot;1L&quot;)+COUNTIF([.C26:.K26];&quot;KVITL&quot;)+COUNTIF([.C26:.K26];&quot;UL&quot;)" office:value-type="float" office:value="1">
            <text:p>1</text:p>
          </table:table-cell>
          <table:table-cell table:style-name="ce189" table:formula="oooc:=COUNTIF([.C26:.K26];&quot;51&quot;) + COUNTIF([.C26:.K26];&quot;51L&quot;)" office:value-type="float" office:value="0">
            <text:p>0</text:p>
          </table:table-cell>
          <table:table-cell table:style-name="ce189" table:formula="oooc:=COUNTIF([.C26:.K26];&quot;52&quot;) + COUNTIF([.C26:.K26];&quot;52L&quot;)" office:value-type="float" office:value="0">
            <text:p>0</text:p>
          </table:table-cell>
          <table:table-cell table:style-name="ce189" table:formula="oooc:=COUNTIF([.C26:.K26];&quot;11-19&quot;) + COUNTIF([.C26:.K26];&quot;2&quot;)" office:value-type="float" office:value="0">
            <text:p>0</text:p>
          </table:table-cell>
          <table:table-cell table:style-name="ce189" table:formula="oooc:=COUNTIF([.C26:.K26];&quot;U&quot;)+COUNTIF([.C26:.K26];&quot;UL&quot;)" office:value-type="float" office:value="0">
            <text:p>0</text:p>
          </table:table-cell>
          <table:table-cell table:style-name="ce189" table:formula="oooc:=COUNTIF([.C26:.K26];&quot;KVIT&quot;)" office:value-type="float" office:value="0">
            <text:p>0</text:p>
          </table:table-cell>
          <table:table-cell table:style-name="ce190" table:formula="oooc:=COUNTBLANK([.C26:.K26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26">
            <text:p>26. dec 06</text:p>
          </table:table-cell>
          <table:table-cell table:style-name="ce181" table:formula="oooc:=TEXT([.A27];&quot;Ddd&quot;)" office:value-type="string" office:string-value="tor">
            <text:p>tor</text:p>
          </table:table-cell>
          <table:table-cell table:style-name="ce183" table:number-columns-repeated="6"/>
          <table:table-cell table:style-name="ce187"/>
          <table:table-cell table:style-name="ce26"/>
          <table:table-cell table:style-name="ce30" office:value-type="string">
            <text:p>L</text:p>
          </table:table-cell>
          <table:table-cell table:style-name="ce38" office:value-type="string">
            <text:p>KOS</text:p>
          </table:table-cell>
          <table:table-cell table:style-name="ce189" table:formula="oooc:=COUNTIF([.C27:.K27];&quot;L&quot;) + COUNTIF([.C27:.K27];&quot;52L&quot;)+COUNTIF([.C27:.K27];&quot;51L&quot;)+COUNTIF([.C27:.K27];&quot;1L&quot;)+COUNTIF([.C27:.K27];&quot;KVITL&quot;)+COUNTIF([.C27:.K27];&quot;UL&quot;)" office:value-type="float" office:value="1">
            <text:p>1</text:p>
          </table:table-cell>
          <table:table-cell table:style-name="ce189" table:formula="oooc:=COUNTIF([.C27:.K27];&quot;51&quot;) + COUNTIF([.C27:.K27];&quot;51L&quot;)" office:value-type="float" office:value="0">
            <text:p>0</text:p>
          </table:table-cell>
          <table:table-cell table:style-name="ce189" table:formula="oooc:=COUNTIF([.C27:.K27];&quot;52&quot;) + COUNTIF([.C27:.K27];&quot;52L&quot;)" office:value-type="float" office:value="0">
            <text:p>0</text:p>
          </table:table-cell>
          <table:table-cell table:style-name="ce189" table:formula="oooc:=COUNTIF([.C27:.K27];&quot;11-19&quot;) + COUNTIF([.C27:.K27];&quot;2&quot;)" office:value-type="float" office:value="0">
            <text:p>0</text:p>
          </table:table-cell>
          <table:table-cell table:style-name="ce189" table:formula="oooc:=COUNTIF([.C27:.K27];&quot;U&quot;)+COUNTIF([.C27:.K27];&quot;UL&quot;)" office:value-type="float" office:value="0">
            <text:p>0</text:p>
          </table:table-cell>
          <table:table-cell table:style-name="ce189" table:formula="oooc:=COUNTIF([.C27:.K27];&quot;KVIT&quot;)" office:value-type="float" office:value="0">
            <text:p>0</text:p>
          </table:table-cell>
          <table:table-cell table:style-name="ce190" table:formula="oooc:=COUNTBLANK([.C27:.K27])" office:value-type="float" office:value="8">
            <text:p>8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27">
            <text:p>27. dec 06</text:p>
          </table:table-cell>
          <table:table-cell table:style-name="ce180" table:formula="oooc:=TEXT([.A28];&quot;Ddd&quot;)" office:value-type="string" office:string-value="sre">
            <text:p>sre</text:p>
          </table:table-cell>
          <table:table-cell table:style-name="ce14" office:value-type="string">
            <text:p>D</text:p>
          </table:table-cell>
          <table:table-cell table:style-name="ce20" office:value-type="string">
            <text:p>U</text:p>
          </table:table-cell>
          <table:table-cell table:number-columns-repeated="3" table:style-name="ce14" office:value-type="string">
            <text:p>D</text:p>
          </table:table-cell>
          <table:table-cell table:style-name="ce24" office:value-type="string">
            <text:p><text:span text:style-name="T3">KVIT</text:span>L</text:p>
          </table:table-cell>
          <table:table-cell table:style-name="ce186"/>
          <table:table-cell table:style-name="ce14" office:value-type="string">
            <text:p>D</text:p>
          </table:table-cell>
          <table:table-cell table:style-name="ce14" office:value-type="string">
            <text:p>X</text:p>
          </table:table-cell>
          <table:table-cell table:style-name="ce38" office:value-type="string">
            <text:p>KOS</text:p>
          </table:table-cell>
          <table:table-cell table:style-name="ce189" table:formula="oooc:=COUNTIF([.C28:.K28];&quot;L&quot;) + COUNTIF([.C28:.K28];&quot;52L&quot;)+COUNTIF([.C28:.K28];&quot;51L&quot;)+COUNTIF([.C28:.K28];&quot;1L&quot;)+COUNTIF([.C28:.K28];&quot;KVITL&quot;)+COUNTIF([.C28:.K28];&quot;UL&quot;)" office:value-type="float" office:value="1">
            <text:p>1</text:p>
          </table:table-cell>
          <table:table-cell table:style-name="ce189" table:formula="oooc:=COUNTIF([.C28:.K28];&quot;51&quot;) + COUNTIF([.C28:.K28];&quot;51L&quot;)" office:value-type="float" office:value="0">
            <text:p>0</text:p>
          </table:table-cell>
          <table:table-cell table:style-name="ce189" table:formula="oooc:=COUNTIF([.C28:.K28];&quot;52&quot;) + COUNTIF([.C28:.K28];&quot;52L&quot;)" office:value-type="float" office:value="0">
            <text:p>0</text:p>
          </table:table-cell>
          <table:table-cell table:style-name="ce189" table:formula="oooc:=COUNTIF([.C28:.K28];&quot;11-19&quot;) + COUNTIF([.C28:.K28];&quot;2&quot;)" office:value-type="float" office:value="0">
            <text:p>0</text:p>
          </table:table-cell>
          <table:table-cell table:style-name="ce189" table:formula="oooc:=COUNTIF([.C28:.K28];&quot;U&quot;)+COUNTIF([.C28:.K28];&quot;UL&quot;)" office:value-type="float" office:value="1">
            <text:p>1</text:p>
          </table:table-cell>
          <table:table-cell table:style-name="ce189" table:formula="oooc:=COUNTIF([.C28:.K28];&quot;KVIT&quot;)" office:value-type="float" office:value="0">
            <text:p>0</text:p>
          </table:table-cell>
          <table:table-cell table:style-name="ce190" table:formula="oooc:=COUNTBLANK([.C28:.K28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28">
            <text:p>28. dec 06</text:p>
          </table:table-cell>
          <table:table-cell table:style-name="ce180" table:formula="oooc:=TEXT([.A29];&quot;Ddd&quot;)" office:value-type="string" office:string-value="čet">
            <text:p>čet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52</text:p>
          </table:table-cell>
          <table:table-cell table:style-name="ce24" office:value-type="string">
            <text:p><text:span text:style-name="T3">KVIT</text:span>L</text:p>
          </table:table-cell>
          <table:table-cell table:style-name="ce14" office:value-type="string">
            <text:p>D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X</text:p>
          </table:table-cell>
          <table:table-cell table:style-name="ce186"/>
          <table:table-cell table:number-columns-repeated="2" table:style-name="ce14" office:value-type="string">
            <text:p>D</text:p>
          </table:table-cell>
          <table:table-cell table:style-name="ce38" office:value-type="string">
            <text:p>KOS</text:p>
          </table:table-cell>
          <table:table-cell table:style-name="ce189" table:formula="oooc:=COUNTIF([.C29:.K29];&quot;L&quot;) + COUNTIF([.C29:.K29];&quot;52L&quot;)+COUNTIF([.C29:.K29];&quot;51L&quot;)+COUNTIF([.C29:.K29];&quot;1L&quot;)+COUNTIF([.C29:.K29];&quot;KVITL&quot;)+COUNTIF([.C29:.K29];&quot;UL&quot;)" office:value-type="float" office:value="1">
            <text:p>1</text:p>
          </table:table-cell>
          <table:table-cell table:style-name="ce189" table:formula="oooc:=COUNTIF([.C29:.K29];&quot;51&quot;) + COUNTIF([.C29:.K29];&quot;51L&quot;)" office:value-type="float" office:value="0">
            <text:p>0</text:p>
          </table:table-cell>
          <table:table-cell table:style-name="ce189" table:formula="oooc:=COUNTIF([.C29:.K29];&quot;52&quot;) + COUNTIF([.C29:.K29];&quot;52L&quot;)" office:value-type="float" office:value="1">
            <text:p>1</text:p>
          </table:table-cell>
          <table:table-cell table:style-name="ce189" table:formula="oooc:=COUNTIF([.C29:.K29];&quot;11-19&quot;) + COUNTIF([.C29:.K29];&quot;2&quot;)" office:value-type="float" office:value="0">
            <text:p>0</text:p>
          </table:table-cell>
          <table:table-cell table:style-name="ce189" table:formula="oooc:=COUNTIF([.C29:.K29];&quot;U&quot;)+COUNTIF([.C29:.K29];&quot;UL&quot;)" office:value-type="float" office:value="1">
            <text:p>1</text:p>
          </table:table-cell>
          <table:table-cell table:style-name="ce189" table:formula="oooc:=COUNTIF([.C29:.K29];&quot;KVIT&quot;)" office:value-type="float" office:value="0">
            <text:p>0</text:p>
          </table:table-cell>
          <table:table-cell table:style-name="ce190" table:formula="oooc:=COUNTBLANK([.C29:.K29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3" office:value-type="date" office:date-value="2006-12-29">
            <text:p>29. dec 06</text:p>
          </table:table-cell>
          <table:table-cell table:style-name="ce180" table:formula="oooc:=TEXT([.A30];&quot;Ddd&quot;)" office:value-type="string" office:string-value="pet">
            <text:p>pet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52</text:p>
          </table:table-cell>
          <table:table-cell table:style-name="ce14" office:value-type="string">
            <text:p>X</text:p>
          </table:table-cell>
          <table:table-cell table:style-name="ce24" office:value-type="string">
            <text:p><text:span text:style-name="T3">KVIT</text:span>L</text:p>
          </table:table-cell>
          <table:table-cell table:number-columns-repeated="2" table:style-name="ce14" office:value-type="string">
            <text:p>D</text:p>
          </table:table-cell>
          <table:table-cell table:style-name="ce186"/>
          <table:table-cell table:number-columns-repeated="2" table:style-name="ce14" office:value-type="string">
            <text:p>D</text:p>
          </table:table-cell>
          <table:table-cell table:style-name="ce38" office:value-type="string">
            <text:p>KOS</text:p>
          </table:table-cell>
          <table:table-cell table:style-name="ce189" table:formula="oooc:=COUNTIF([.C30:.K30];&quot;L&quot;) + COUNTIF([.C30:.K30];&quot;52L&quot;)+COUNTIF([.C30:.K30];&quot;51L&quot;)+COUNTIF([.C30:.K30];&quot;1L&quot;)+COUNTIF([.C30:.K30];&quot;KVITL&quot;)+COUNTIF([.C30:.K30];&quot;UL&quot;)" office:value-type="float" office:value="1">
            <text:p>1</text:p>
          </table:table-cell>
          <table:table-cell table:style-name="ce189" table:formula="oooc:=COUNTIF([.C30:.K30];&quot;51&quot;) + COUNTIF([.C30:.K30];&quot;51L&quot;)" office:value-type="float" office:value="0">
            <text:p>0</text:p>
          </table:table-cell>
          <table:table-cell table:style-name="ce189" table:formula="oooc:=COUNTIF([.C30:.K30];&quot;52&quot;) + COUNTIF([.C30:.K30];&quot;52L&quot;)" office:value-type="float" office:value="1">
            <text:p>1</text:p>
          </table:table-cell>
          <table:table-cell table:style-name="ce189" table:formula="oooc:=COUNTIF([.C30:.K30];&quot;11-19&quot;) + COUNTIF([.C30:.K30];&quot;2&quot;)" office:value-type="float" office:value="0">
            <text:p>0</text:p>
          </table:table-cell>
          <table:table-cell table:style-name="ce189" table:formula="oooc:=COUNTIF([.C30:.K30];&quot;U&quot;)+COUNTIF([.C30:.K30];&quot;UL&quot;)" office:value-type="float" office:value="1">
            <text:p>1</text:p>
          </table:table-cell>
          <table:table-cell table:style-name="ce189" table:formula="oooc:=COUNTIF([.C30:.K30];&quot;KVIT&quot;)" office:value-type="float" office:value="0">
            <text:p>0</text:p>
          </table:table-cell>
          <table:table-cell table:style-name="ce190" table:formula="oooc:=COUNTBLANK([.C30:.K30])"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30">
            <text:p>30. dec 06</text:p>
          </table:table-cell>
          <table:table-cell table:style-name="ce181" table:formula="oooc:=TEXT([.A31];&quot;Ddd&quot;)" office:value-type="string" office:string-value="sob">
            <text:p>sob</text:p>
          </table:table-cell>
          <table:table-cell table:style-name="ce30" office:value-type="string">
            <text:p>L</text:p>
          </table:table-cell>
          <table:table-cell table:style-name="ce183" table:number-columns-repeated="5"/>
          <table:table-cell table:style-name="ce187"/>
          <table:table-cell table:style-name="ce188" office:value-type="string">
            <text:p>D</text:p>
          </table:table-cell>
          <table:table-cell table:style-name="ce26"/>
          <table:table-cell table:style-name="ce38" office:value-type="string">
            <text:p>MIR</text:p>
          </table:table-cell>
          <table:table-cell table:style-name="ce189" table:formula="oooc:=COUNTIF([.C31:.K31];&quot;L&quot;) + COUNTIF([.C31:.K31];&quot;52L&quot;)+COUNTIF([.C31:.K31];&quot;51L&quot;)+COUNTIF([.C31:.K31];&quot;1L&quot;)+COUNTIF([.C31:.K31];&quot;KVITL&quot;)+COUNTIF([.C31:.K31];&quot;UL&quot;)" office:value-type="float" office:value="1">
            <text:p>1</text:p>
          </table:table-cell>
          <table:table-cell table:style-name="ce189" table:formula="oooc:=COUNTIF([.C31:.K31];&quot;51&quot;) + COUNTIF([.C31:.K31];&quot;51L&quot;)" office:value-type="float" office:value="0">
            <text:p>0</text:p>
          </table:table-cell>
          <table:table-cell table:style-name="ce189" table:formula="oooc:=COUNTIF([.C31:.K31];&quot;52&quot;) + COUNTIF([.C31:.K31];&quot;52L&quot;)" office:value-type="float" office:value="0">
            <text:p>0</text:p>
          </table:table-cell>
          <table:table-cell table:style-name="ce189" table:formula="oooc:=COUNTIF([.C31:.K31];&quot;11-19&quot;) + COUNTIF([.C31:.K31];&quot;2&quot;)" office:value-type="float" office:value="0">
            <text:p>0</text:p>
          </table:table-cell>
          <table:table-cell table:style-name="ce189" table:formula="oooc:=COUNTIF([.C31:.K31];&quot;U&quot;)+COUNTIF([.C31:.K31];&quot;UL&quot;)" office:value-type="float" office:value="0">
            <text:p>0</text:p>
          </table:table-cell>
          <table:table-cell table:style-name="ce189" table:formula="oooc:=COUNTIF([.C31:.K31];&quot;KVIT&quot;)" office:value-type="float" office:value="0">
            <text:p>0</text:p>
          </table:table-cell>
          <table:table-cell table:style-name="ce190" table:formula="oooc:=COUNTBLANK([.C31:.K31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2" office:value-type="date" office:date-value="2006-12-31">
            <text:p>31. dec 06</text:p>
          </table:table-cell>
          <table:table-cell table:style-name="ce181" table:formula="oooc:=TEXT([.A32];&quot;Ddd&quot;)" office:value-type="string" office:string-value="ned">
            <text:p>ned</text:p>
          </table:table-cell>
          <table:table-cell table:style-name="ce30" office:value-type="string">
            <text:p>L</text:p>
          </table:table-cell>
          <table:table-cell table:style-name="ce183" table:number-columns-repeated="5"/>
          <table:table-cell table:style-name="ce187"/>
          <table:table-cell table:style-name="ce188" office:value-type="string">
            <text:p>D</text:p>
          </table:table-cell>
          <table:table-cell table:style-name="ce26"/>
          <table:table-cell table:style-name="ce38" office:value-type="string">
            <text:p>MIR</text:p>
          </table:table-cell>
          <table:table-cell table:style-name="ce189" table:formula="oooc:=COUNTIF([.C32:.K32];&quot;L&quot;) + COUNTIF([.C32:.K32];&quot;52L&quot;)+COUNTIF([.C32:.K32];&quot;51L&quot;)+COUNTIF([.C32:.K32];&quot;1L&quot;)+COUNTIF([.C32:.K32];&quot;KVITL&quot;)+COUNTIF([.C32:.K32];&quot;UL&quot;)" office:value-type="float" office:value="1">
            <text:p>1</text:p>
          </table:table-cell>
          <table:table-cell table:style-name="ce189" table:formula="oooc:=COUNTIF([.C32:.K32];&quot;51&quot;) + COUNTIF([.C32:.K32];&quot;51L&quot;)" office:value-type="float" office:value="0">
            <text:p>0</text:p>
          </table:table-cell>
          <table:table-cell table:style-name="ce189" table:formula="oooc:=COUNTIF([.C32:.K32];&quot;52&quot;) + COUNTIF([.C32:.K32];&quot;52L&quot;)" office:value-type="float" office:value="0">
            <text:p>0</text:p>
          </table:table-cell>
          <table:table-cell table:style-name="ce189" table:formula="oooc:=COUNTIF([.C32:.K32];&quot;11-19&quot;) + COUNTIF([.C32:.K32];&quot;2&quot;)" office:value-type="float" office:value="0">
            <text:p>0</text:p>
          </table:table-cell>
          <table:table-cell table:style-name="ce189" table:formula="oooc:=COUNTIF([.C32:.K32];&quot;U&quot;)+COUNTIF([.C32:.K32];&quot;UL&quot;)" office:value-type="float" office:value="0">
            <text:p>0</text:p>
          </table:table-cell>
          <table:table-cell table:style-name="ce189" table:formula="oooc:=COUNTIF([.C32:.K32];&quot;KVIT&quot;)" office:value-type="float" office:value="0">
            <text:p>0</text:p>
          </table:table-cell>
          <table:table-cell table:style-name="ce190" table:formula="oooc:=COUNTBLANK([.C32:.K32])" office:value-type="float" office:value="7">
            <text:p>7</text:p>
          </table:table-cell>
          <table:table-cell table:number-columns-repeated="237"/>
        </table:table-row>
        <table:table-row table:style-name="ro1">
          <table:table-cell table:style-name="ce4" table:number-columns-repeated="12"/>
          <table:table-cell table:style-name="ce43" table:number-columns-repeated="6"/>
          <table:table-cell table:style-name="ce191"/>
          <table:table-cell table:number-columns-repeated="237"/>
        </table:table-row>
        <table:table-row table:style-name="ro1">
          <table:table-cell table:style-name="ce4"/>
          <table:table-cell table:style-name="ce11" office:value-type="string">
            <text:p>L</text:p>
          </table:table-cell>
          <table:table-cell table:style-name="ce4" table:formula="oooc:=COUNTIF([.C2:.C32];&quot;L&quot;)+COUNTIF([.C2:.C32];&quot;51L&quot;)+COUNTIF([.C2:.C32];&quot;52L&quot;)+COUNTIF([.C2:.C32];&quot;1L&quot;)+COUNTIF([.C2:.C32];&quot;kvitL&quot;)+COUNTIF([.C2:.C32];&quot;UL&quot;)" office:value-type="float" office:value="4">
            <text:p>4</text:p>
          </table:table-cell>
          <table:table-cell table:style-name="ce4" table:formula="oooc:=COUNTIF([.D2:.D32];&quot;L&quot;)+COUNTIF([.D2:.D32];&quot;51L&quot;)+COUNTIF([.D2:.D32];&quot;52L&quot;)+COUNTIF([.D2:.D32];&quot;1L&quot;)+COUNTIF([.D2:.D32];&quot;kvitL&quot;)+COUNTIF([.D2:.D32];&quot;UL&quot;)" office:value-type="float" office:value="4">
            <text:p>4</text:p>
          </table:table-cell>
          <table:table-cell table:style-name="ce4" table:formula="oooc:=COUNTIF([.E2:.E32];&quot;L&quot;)+COUNTIF([.E2:.E32];&quot;51L&quot;)+COUNTIF([.E2:.E32];&quot;52L&quot;)+COUNTIF([.E2:.E32];&quot;1L&quot;)+COUNTIF([.E2:.E32];&quot;kvitL&quot;)+COUNTIF([.E2:.E32];&quot;UL&quot;)" office:value-type="float" office:value="4">
            <text:p>4</text:p>
          </table:table-cell>
          <table:table-cell table:style-name="ce4" table:formula="oooc:=COUNTIF([.F2:.F32];&quot;L&quot;)+COUNTIF([.F2:.F32];&quot;51L&quot;)+COUNTIF([.F2:.F32];&quot;52L&quot;)+COUNTIF([.F2:.F32];&quot;1L&quot;)+COUNTIF([.F2:.F32];&quot;kvitL&quot;)+COUNTIF([.F2:.F32];&quot;UL&quot;)" office:value-type="float" office:value="4">
            <text:p>4</text:p>
          </table:table-cell>
          <table:table-cell table:style-name="ce4" table:formula="oooc:=COUNTIF([.G2:.G32];&quot;L&quot;)+COUNTIF([.G2:.G32];&quot;51L&quot;)+COUNTIF([.G2:.G32];&quot;52L&quot;)+COUNTIF([.G2:.G32];&quot;1L&quot;)+COUNTIF([.G2:.G32];&quot;kvitL&quot;)+COUNTIF([.G2:.G32];&quot;UL&quot;)" office:value-type="float" office:value="4">
            <text:p>4</text:p>
          </table:table-cell>
          <table:table-cell table:style-name="ce4" table:formula="oooc:=COUNTIF([.H2:.H32];&quot;L&quot;)+COUNTIF([.H2:.H32];&quot;51L&quot;)+COUNTIF([.H2:.H32];&quot;52L&quot;)+COUNTIF([.H2:.H32];&quot;1L&quot;)+COUNTIF([.H2:.H32];&quot;kvitL&quot;)+COUNTIF([.H2:.H32];&quot;UL&quot;)" office:value-type="float" office:value="3">
            <text:p>3</text:p>
          </table:table-cell>
          <table:table-cell table:style-name="ce4" table:formula="oooc:=COUNTIF([.I2:.I32];&quot;L&quot;)+COUNTIF([.I2:.I32];&quot;51L&quot;)+COUNTIF([.I2:.I32];&quot;52L&quot;)+COUNTIF([.I2:.I32];&quot;1L&quot;)+COUNTIF([.I2:.I32];&quot;kvitL&quot;)+COUNTIF([.I2:.I32];&quot;UL&quot;)" office:value-type="float" office:value="0">
            <text:p>0</text:p>
          </table:table-cell>
          <table:table-cell table:style-name="ce4" table:formula="oooc:=COUNTIF([.J2:.J32];&quot;L&quot;)+COUNTIF([.J2:.J32];&quot;51L&quot;)+COUNTIF([.J2:.J32];&quot;52L&quot;)+COUNTIF([.J2:.J32];&quot;1L&quot;)+COUNTIF([.J2:.J32];&quot;kvitL&quot;)+COUNTIF([.J2:.J32];&quot;UL&quot;)" office:value-type="float" office:value="4">
            <text:p>4</text:p>
          </table:table-cell>
          <table:table-cell table:style-name="ce4" table:formula="oooc:=COUNTIF([.K2:.K32];&quot;L&quot;)+COUNTIF([.K2:.K32];&quot;51L&quot;)+COUNTIF([.K2:.K32];&quot;52L&quot;)+COUNTIF([.K2:.K32];&quot;1L&quot;)+COUNTIF([.K2:.K32];&quot;kvitL&quot;)+COUNTIF([.K2:.K32];&quot;UL&quot;)" office:value-type="float" office:value="4">
            <text:p>4</text:p>
          </table:table-cell>
          <table:table-cell table:style-name="Default"/>
          <table:table-cell table:style-name="ce40" table:number-columns-repeated="2"/>
          <table:table-cell table:style-name="ce46"/>
          <table:table-cell table:style-name="ce40" table:number-columns-repeated="3"/>
          <table:table-cell table:number-columns-repeated="238"/>
        </table:table-row>
        <table:table-row table:style-name="ro1">
          <table:table-cell/>
          <table:table-cell table:style-name="ce12" office:value-type="string">
            <text:p>KVIT</text:p>
          </table:table-cell>
          <table:table-cell table:style-name="ce4" table:formula="oooc:=COUNTIF([.C2:.C32];&quot;KVIT&quot;)+COUNTIF([.C2:.C32];&quot;51KVIT&quot;)+COUNTIF([.C2:.C32];&quot;52KVIT&quot;)+COUNTIF([.C2:.C32];&quot;1KVIT&quot;)" office:value-type="float" office:value="1">
            <text:p>1</text:p>
          </table:table-cell>
          <table:table-cell table:style-name="ce4" table:formula="oooc:=COUNTIF([.D2:.D32];&quot;KVIT&quot;)+COUNTIF([.D2:.D32];&quot;51KVIT&quot;)+COUNTIF([.D2:.D32];&quot;52KVIT&quot;)+COUNTIF([.D2:.D32];&quot;1KVIT&quot;)" office:value-type="float" office:value="2">
            <text:p>2</text:p>
          </table:table-cell>
          <table:table-cell table:style-name="ce4" table:formula="oooc:=COUNTIF([.E2:.E32];&quot;KVIT&quot;)+COUNTIF([.E2:.E32];&quot;51KVIT&quot;)+COUNTIF([.E2:.E32];&quot;52KVIT&quot;)+COUNTIF([.E2:.E32];&quot;1KVIT&quot;)" office:value-type="float" office:value="0">
            <text:p>0</text:p>
          </table:table-cell>
          <table:table-cell table:style-name="ce4" table:formula="oooc:=COUNTIF([.F2:.F32];&quot;KVIT&quot;)+COUNTIF([.F2:.F32];&quot;51KVIT&quot;)+COUNTIF([.F2:.F32];&quot;52KVIT&quot;)+COUNTIF([.F2:.F32];&quot;1KVIT&quot;)" office:value-type="float" office:value="3">
            <text:p>3</text:p>
          </table:table-cell>
          <table:table-cell table:style-name="ce4" table:formula="oooc:=COUNTIF([.G2:.G32];&quot;KVIT&quot;)+COUNTIF([.G2:.G32];&quot;51KVIT&quot;)+COUNTIF([.G2:.G32];&quot;52KVIT&quot;)+COUNTIF([.G2:.G32];&quot;1KVIT&quot;)" office:value-type="float" office:value="3">
            <text:p>3</text:p>
          </table:table-cell>
          <table:table-cell table:style-name="ce4" table:formula="oooc:=COUNTIF([.H2:.H32];&quot;KVIT&quot;)+COUNTIF([.H2:.H32];&quot;51KVIT&quot;)+COUNTIF([.H2:.H32];&quot;52KVIT&quot;)+COUNTIF([.H2:.H32];&quot;1KVIT&quot;)" office:value-type="float" office:value="4">
            <text:p>4</text:p>
          </table:table-cell>
          <table:table-cell table:style-name="ce4" table:formula="oooc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4" table:formula="oooc:=COUNTIF([.J2:.J32];&quot;KVIT&quot;)+COUNTIF([.J2:.J32];&quot;51KVIT&quot;)+COUNTIF([.J2:.J32];&quot;52KVIT&quot;)+COUNTIF([.J2:.J32];&quot;1KVIT&quot;)" office:value-type="float" office:value="4">
            <text:p>4</text:p>
          </table:table-cell>
          <table:table-cell table:style-name="ce4" table:formula="oooc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number-columns-repeated="245"/>
        </table:table-row>
        <table:table-row table:style-name="ro1" table:number-rows-repeated="31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10" table:number-columns-repeated="256" table:default-cell-style-name="ce192"/>
        <table:table-row table:style-name="ro2" table:number-rows-repeated="319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10" table:number-columns-repeated="256" table:default-cell-style-name="ce192"/>
        <table:table-row table:style-name="ro2" table:number-rows-repeated="31999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2" svg:font-family="Wingdings" style:font-charset="x-symbol"/>
    <style:font-face style:name="Wingdings" svg:font-family="Wingdings" style:font-pitch="variable" style:font-charset="x-symbol"/>
    <style:font-face style:name="Arial2" svg:font-family="Arial"/>
    <style:font-face style:name="Wingdings1" svg:font-family="Wingdings"/>
    <style:font-face style:name="Albany" svg:font-family="Albany" style:font-family-generic="swiss"/>
    <style:font-face style:name="Arial" svg:font-family="Arial" style:font-family-generic="swiss"/>
    <style:font-face style:name="Arial Black" svg:font-family="'Arial Black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sl" fo:country="SI" style:font-name-asian="HG Mincho Light J" style:language-asian="none" style:country-asian="none" style:font-name-complex="Arial Unicode MS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sl" number:country="SI">SI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sl" number:country="SI">SIT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</number:text>
    </number:number-style>
    <number:number-style style:name="N109">
      <number:text>-</number:text>
      <number:number number:decimal-places="0" number:min-integer-digits="1" number:grouping="true"/>
      <number:text>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number:text>-</number:text>
      <number:number number:decimal-places="2" number:min-integer-digits="1" number:grouping="true"/>
      <number:text>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DM</number:text>
    </number:number-style>
    <number:number-style style:name="N117">
      <number:text>-</number:text>
      <number:number number:decimal-places="0" number:min-integer-digits="1" number:grouping="true"/>
      <number:text> DM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DM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DM</number:text>
    </number:number-style>
    <number:number-style style:name="N120">
      <number:text>-</number:text>
      <number:number number:decimal-places="2" number:min-integer-digits="1" number:grouping="true"/>
      <number:text> DM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DM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DM</number:text>
    </number:number-style>
    <number:number-style style:name="N123P1" style:volatile="true">
      <number:text>-</number:text>
      <number:number number:decimal-places="0" number:min-integer-digits="1" number:grouping="true"/>
      <number:text> DM</number:text>
    </number:number-style>
    <number:number-style style:name="N123">
      <number:text>- DM</number:text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number:min-integer-digits="1" number:grouping="true"/>
      <number:text> </number:text>
    </number:number-style>
    <number:number-style style:name="N125">
      <number:text>-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integer-digits="1" number:grouping="true"/>
      <number:text> DM</number:text>
    </number:number-style>
    <number:number-style style:name="N127P1" style:volatile="true">
      <number:text>-</number:text>
      <number:number number:decimal-places="2" number:min-integer-digits="1" number:grouping="true"/>
      <number:text> DM</number:text>
    </number:number-style>
    <number:number-style style:name="N127">
      <number:text>-</number:text>
      <number:number number:decimal-places="0" number:min-integer-digits="0"/>
      <number:text> DM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">
      <number:text>-</number:text>
      <number:number number:decimal-places="0" number:min-integer-digits="0"/>
      <number:text> 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integer-digits="1" number:grouping="true"/>
      <number:text> SIT</number:text>
    </number:number-style>
    <number:number-style style:name="N131">
      <number:text>-</number:text>
      <number:number number:decimal-places="0" number:min-integer-digits="1" number:grouping="true"/>
      <number:text> SIT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  <number:text> SIT</number:text>
    </number:number-style>
    <number:number-style style:name="N132">
      <style:text-properties fo:color="#ff0000"/>
      <number:text>-</number:text>
      <number:number number:decimal-places="0" number:min-integer-digits="1" number:grouping="true"/>
      <number:text> SIT</number:text>
      <style:map style:condition="value()&gt;=0" style:apply-style-name="N132P0"/>
    </number:number-style>
    <number:number-style style:name="N134P0" style:volatile="true">
      <number:number number:decimal-places="2" number:min-integer-digits="1" number:grouping="true"/>
      <number:text> SIT</number:text>
    </number:number-style>
    <number:number-style style:name="N134">
      <number:text>-</number:text>
      <number:number number:decimal-places="2" number:min-integer-digits="1" number:grouping="true"/>
      <number:text> SIT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SIT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SIT</number:text>
      <style:map style:condition="value()&gt;=0" style:apply-style-name="N135P0"/>
    </number:number-style>
    <number:number-style style:name="N137P0" style:volatile="true">
      <number:number number:decimal-places="0" number:min-integer-digits="1" number:grouping="true"/>
      <number:text> SIT</number:text>
    </number:number-style>
    <number:number-style style:name="N137P1" style:volatile="true">
      <number:text>-</number:text>
      <number:number number:decimal-places="0" number:min-integer-digits="1" number:grouping="true"/>
      <number:text> SIT</number:text>
    </number:number-style>
    <number:number-style style:name="N137">
      <number:text>- SIT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  <number:text> SIT</number:text>
    </number:number-style>
    <number:number-style style:name="N139P1" style:volatile="true">
      <number:text>-</number:text>
      <number:number number:decimal-places="2" number:min-integer-digits="1" number:grouping="true"/>
      <number:text> SIT</number:text>
    </number:number-style>
    <number:number-style style:name="N139">
      <number:text>-</number:text>
      <number:number number:decimal-places="0" number:min-integer-digits="0"/>
      <number:text> SIT</number:text>
      <style:map style:condition="value()&gt;0" style:apply-style-name="N139P0"/>
      <style:map style:condition="value()&lt;0" style:apply-style-name="N139P1"/>
    </number:number-style>
    <number:date-style style:name="N140">
      <number:day/>
      <number:text>. </number:text>
      <number:month number:textual="true"/>
      <number:text>  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prepovedano" style:family="table-cell" style:parent-style-name="Default">
      <style:table-cell-properties fo:background-color="#ff6633"/>
      <style:text-properties fo:font-size="15pt" fo:font-weight="bold"/>
    </style:style>
    <style:style style:name="prazno" style:family="table-cell" style:parent-style-name="Default">
      <style:table-cell-properties fo:background-color="#00ffff"/>
      <style:text-properties fo:font-size="14pt" fo:font-weight="bold"/>
    </style:style>
    <style:style style:name="praznik" style:family="table-cell" style:parent-style-name="Default">
      <style:table-cell-properties fo:background-color="#ccffff"/>
    </style:style>
    <style:style style:name="preveč" style:family="table-cell" style:parent-style-name="Default" style:data-style-name="N0">
      <style:table-cell-properties fo:background-color="#ffcc99"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lbany" fo:font-size="11pt" fo:font-weight="bold" style:font-size-asian="18pt" style:font-weight-asian="normal" style:font-size-complex="18pt" style:font-weight-complex="normal"/>
    </style:style>
    <draw:marker draw:name="Puščice_20_1" draw:display-name="Puščice 1" svg:viewBox="0 0 20 30" svg:d="m10 0-10 30h20z"/>
    <draw:marker draw:name="Puščice_20_2" draw:display-name="Puščice 2" svg:viewBox="0 0 200 200" svg:d="m100 0c0-55-45-100-100-100s-100 45-100 100 45 100 100 100 100-45 100-100z"/>
  </office:styles>
  <office:automatic-styles>
    <style:page-layout style:name="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0.999cm" fo:page-height="29.699cm" style:num-format="1" style:print-orientation="portrait" fo:margin-top="2cm" fo:margin-bottom="2cm" fo:margin-left="1cm" fo:margin-right="1cm" style:print-page-order="ttb" style:first-page-number="continue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print-page-order="ttb" style:first-page-number="continue" style:print="annotations 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27">27.12.2006</text:date>, <text:time>08:58:19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TAB_5f_Sheet1" style:display-name="TAB_Sheet1" style:page-layout-name="pm3">
      <style:header/>
      <style:header-left style:display="false"/>
      <style:footer/>
      <style:footer-left style:display="false"/>
    </style:master-page>
    <style:master-page style:name="TAB_5f_Sheet2" style:display-name="TAB_Sheet2" style:page-layout-name="pm4">
      <style:header/>
      <style:header-left style:display="false"/>
      <style:footer/>
      <style:footer-left style:display="false"/>
    </style:master-page>
    <style:master-page style:name="TAB_5f_Sheet3" style:display-name="TAB_Sheet3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Jiří Hollan</meta:initial-creator>
    <meta:creation-date>2004-11-08T16:01:42</meta:creation-date>
    <dc:creator>Jiri Hollan</dc:creator>
    <dc:date>2006-12-27T08:58:19</dc:date>
    <meta:printed-by>Jiří Hollan</meta:printed-by>
    <meta:print-date>2005-05-17T23:10:17</meta:print-date>
    <dc:language>sl-SI</dc:language>
    <meta:editing-cycles>478</meta:editing-cycles>
    <meta:editing-duration>P2DT18H45M25S</meta:editing-duration>
    <meta:template xlink:type="simple" xlink:actuate="onRequest" xlink:role="template" xlink:href="/../program%20files/OpenOffice.org1.1.0/user/template/razpis.stc" xlink:title="razpis" meta:date="2004-11-08T16:01:33"/>
    <meta:user-defined meta:name="Info 1"/>
    <meta:user-defined meta:name="Info 2"/>
    <meta:user-defined meta:name="Info 3"/>
    <meta:user-defined meta:name="Info 4"/>
    <meta:document-statistic meta:table-count="14" meta:cell-count="6372"/>
  </office:meta>
</office:document-meta>
</file>